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6.3016in" svg:height="3.5469in" svg:x="5.0028in" svg:y="0.4421in">
            <draw:object draw:notify-on-update-of-ranges="Sheet1.B2:Sheet1.B102 Sheet1.C2:Sheet1.C102 Sheet1.B103:Sheet1.B203 Sheet1.C103:Sheet1.C203 Sheet1.B204:Sheet1.B304 Sheet1.C204:Sheet1.C304 Sheet1.B305:Sheet1.B405 Sheet1.C305:Sheet1.C405 Sheet1.B406:Sheet1.B506 Sheet1.C406:Sheet1.C506 Sheet1.B507:Sheet1.B607 Sheet1.C507:Sheet1.C607 Sheet1.B608:Sheet1.B708 Sheet1.C608:Sheet1.C708 Sheet1.B709:Sheet1.B809 Sheet1.C709:Sheet1.C809 Sheet1.B810:Sheet1.B910 Sheet1.C810:Sheet1.C910 Sheet1.B911:Sheet1.B1011 Sheet1.C911:Sheet1.C1011 Sheet1.B1012:Sheet1.B1112 Sheet1.C1012:Sheet1.C1112 Sheet1.B1113:Sheet1.B1213 Sheet1.C1113:Sheet1.C1213 Sheet1.B1214:Sheet1.B1314 Sheet1.C1214:Sheet1.C1314 Sheet1.B1315:Sheet1.B1415 Sheet1.C1315:Sheet1.C1415 Sheet1.B1416:Sheet1.B1516 Sheet1.C1416:Sheet1.C15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16in" svg:height="3.5469in" svg:x="4.872in" svg:y="4.3165in">
            <draw:object draw:notify-on-update-of-ranges="Sheet1.B2:Sheet1.B102 Sheet1.D2:Sheet1.D102 Sheet1.B103:Sheet1.B203 Sheet1.D103:Sheet1.D203 Sheet1.B204:Sheet1.B304 Sheet1.D204:Sheet1.D304 Sheet1.B305:Sheet1.B405 Sheet1.D305:Sheet1.D405 Sheet1.B406:Sheet1.B506 Sheet1.D406:Sheet1.D506 Sheet1.B507:Sheet1.B607 Sheet1.D507:Sheet1.D607 Sheet1.B608:Sheet1.B708 Sheet1.D608:Sheet1.D708 Sheet1.B709:Sheet1.B809 Sheet1.D709:Sheet1.D809 Sheet1.B810:Sheet1.B910 Sheet1.D810:Sheet1.D910 Sheet1.B911:Sheet1.B1011 Sheet1.D911:Sheet1.D1011 Sheet1.B1012:Sheet1.B1112 Sheet1.D1012:Sheet1.D1112 Sheet1.B1113:Sheet1.B1213 Sheet1.D1113:Sheet1.D1213 Sheet1.B1214:Sheet1.B1314 Sheet1.D1214:Sheet1.D1314 Sheet1.B1315:Sheet1.B1415 Sheet1.D1315:Sheet1.D1415 Sheet1.B1416:Sheet1.B1516 Sheet1.D1416:Sheet1.D15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<text:s/>Et</text:p>
          </table:table-cell>
          <table:table-cell office:value-type="string">
            <text:p><text:s/>NtSigman</text:p>
          </table:table-cell>
          <table:table-cell office:value-type="string">
            <text:p><text:s/>k</text:p>
          </table:table-cell>
          <table:table-cell office:value-type="string">
            <text:p><text:s/>chi2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0461313">
            <text:p>0.0461313</text:p>
          </table:table-cell>
          <table:table-cell office:value-type="float" office:value="0.0120539">
            <text:p>0.0120539</text:p>
          </table:table-cell>
          <table:table-cell office:value-type="float" office:value="6006.34">
            <text:p>6006.3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0569086">
            <text:p>0.0569086</text:p>
          </table:table-cell>
          <table:table-cell office:value-type="float" office:value="0.00920096">
            <text:p>0.00920096</text:p>
          </table:table-cell>
          <table:table-cell office:value-type="float" office:value="4584.52">
            <text:p>4584.52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067686">
            <text:p>0.067686</text:p>
          </table:table-cell>
          <table:table-cell office:value-type="float" office:value="0.00702338">
            <text:p>0.00702338</text:p>
          </table:table-cell>
          <table:table-cell office:value-type="float" office:value="3499.27">
            <text:p>3499.2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0784634">
            <text:p>0.0784634</text:p>
          </table:table-cell>
          <table:table-cell office:value-type="float" office:value="0.00536126">
            <text:p>0.00536126</text:p>
          </table:table-cell>
          <table:table-cell office:value-type="float" office:value="2670.91">
            <text:p>2670.9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0892408">
            <text:p>0.0892408</text:p>
          </table:table-cell>
          <table:table-cell office:value-type="float" office:value="0.00409259">
            <text:p>0.00409259</text:p>
          </table:table-cell>
          <table:table-cell office:value-type="float" office:value="2038.64">
            <text:p>2038.6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100018">
            <text:p>0.100018</text:p>
          </table:table-cell>
          <table:table-cell office:value-type="float" office:value="0.00312423">
            <text:p>0.00312423</text:p>
          </table:table-cell>
          <table:table-cell office:value-type="float" office:value="1556.03">
            <text:p>1556.0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110796">
            <text:p>0.110796</text:p>
          </table:table-cell>
          <table:table-cell office:value-type="float" office:value="0.00238509">
            <text:p>0.00238509</text:p>
          </table:table-cell>
          <table:table-cell office:value-type="float" office:value="1187.67">
            <text:p>1187.6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121573">
            <text:p>0.121573</text:p>
          </table:table-cell>
          <table:table-cell office:value-type="float" office:value="0.00182092">
            <text:p>0.00182092</text:p>
          </table:table-cell>
          <table:table-cell office:value-type="float" office:value="906.499">
            <text:p>906.499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13235">
            <text:p>0.13235</text:p>
          </table:table-cell>
          <table:table-cell office:value-type="float" office:value="0.0013903">
            <text:p>0.0013903</text:p>
          </table:table-cell>
          <table:table-cell office:value-type="float" office:value="691.887">
            <text:p>691.88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143128">
            <text:p>0.143128</text:p>
          </table:table-cell>
          <table:table-cell office:value-type="float" office:value="0.00106161">
            <text:p>0.00106161</text:p>
          </table:table-cell>
          <table:table-cell office:value-type="float" office:value="528.077">
            <text:p>528.07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153905">
            <text:p>0.153905</text:p>
          </table:table-cell>
          <table:table-cell office:value-type="float" office:value="0.000810722">
            <text:p>0.000810722</text:p>
          </table:table-cell>
          <table:table-cell office:value-type="float" office:value="403.043">
            <text:p>403.04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164682">
            <text:p>0.164682</text:p>
          </table:table-cell>
          <table:table-cell office:value-type="float" office:value="0.000619226">
            <text:p>0.000619226</text:p>
          </table:table-cell>
          <table:table-cell office:value-type="float" office:value="307.606">
            <text:p>307.606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17546">
            <text:p>0.17546</text:p>
          </table:table-cell>
          <table:table-cell office:value-type="float" office:value="0.000473059">
            <text:p>0.000473059</text:p>
          </table:table-cell>
          <table:table-cell office:value-type="float" office:value="234.761">
            <text:p>234.76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186237">
            <text:p>0.186237</text:p>
          </table:table-cell>
          <table:table-cell office:value-type="float" office:value="0.000361493">
            <text:p>0.000361493</text:p>
          </table:table-cell>
          <table:table-cell office:value-type="float" office:value="179.159">
            <text:p>179.159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197015">
            <text:p>0.197015</text:p>
          </table:table-cell>
          <table:table-cell office:value-type="float" office:value="0.000276335">
            <text:p>0.000276335</text:p>
          </table:table-cell>
          <table:table-cell office:value-type="float" office:value="136.718">
            <text:p>136.718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207792">
            <text:p>0.207792</text:p>
          </table:table-cell>
          <table:table-cell office:value-type="float" office:value="0.000211336">
            <text:p>0.000211336</text:p>
          </table:table-cell>
          <table:table-cell office:value-type="float" office:value="104.324">
            <text:p>104.32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218569">
            <text:p>0.218569</text:p>
          </table:table-cell>
          <table:table-cell office:value-type="float" office:value="0.000161723">
            <text:p>0.000161723</text:p>
          </table:table-cell>
          <table:table-cell office:value-type="float" office:value="79.5984">
            <text:p>79.598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229347">
            <text:p>0.229347</text:p>
          </table:table-cell>
          <table:table-cell office:value-type="float" office:value="0.000123854">
            <text:p>0.000123854</text:p>
          </table:table-cell>
          <table:table-cell office:value-type="float" office:value="60.7254">
            <text:p>60.725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240124">
            <text:p>0.240124</text:p>
          </table:table-cell>
          <table:table-cell office:value-type="float" office:value="0.0000949487">
            <text:p>9.49487E-005</text:p>
          </table:table-cell>
          <table:table-cell office:value-type="float" office:value="46.32">
            <text:p>46.32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250901">
            <text:p>0.250901</text:p>
          </table:table-cell>
          <table:table-cell office:value-type="float" office:value="0.000072886">
            <text:p>0.000072886</text:p>
          </table:table-cell>
          <table:table-cell office:value-type="float" office:value="35.3245">
            <text:p>35.3245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261679">
            <text:p>0.261679</text:p>
          </table:table-cell>
          <table:table-cell office:value-type="float" office:value="0.0000560458">
            <text:p>5.60458E-005</text:p>
          </table:table-cell>
          <table:table-cell office:value-type="float" office:value="26.9318">
            <text:p>26.9318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272456">
            <text:p>0.272456</text:p>
          </table:table-cell>
          <table:table-cell office:value-type="float" office:value="0.000043192">
            <text:p>0.000043192</text:p>
          </table:table-cell>
          <table:table-cell office:value-type="float" office:value="20.5258">
            <text:p>20.5258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283234">
            <text:p>0.283234</text:p>
          </table:table-cell>
          <table:table-cell office:value-type="float" office:value="0.0000333808">
            <text:p>3.33808E-005</text:p>
          </table:table-cell>
          <table:table-cell office:value-type="float" office:value="15.6361">
            <text:p>15.636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294011">
            <text:p>0.294011</text:p>
          </table:table-cell>
          <table:table-cell office:value-type="float" office:value="0.0000258921">
            <text:p>2.58921E-005</text:p>
          </table:table-cell>
          <table:table-cell office:value-type="float" office:value="11.904">
            <text:p>11.90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304788">
            <text:p>0.304788</text:p>
          </table:table-cell>
          <table:table-cell office:value-type="float" office:value="0.0000201761">
            <text:p>2.01761E-005</text:p>
          </table:table-cell>
          <table:table-cell office:value-type="float" office:value="9.05523">
            <text:p>9.0552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315566">
            <text:p>0.315566</text:p>
          </table:table-cell>
          <table:table-cell office:value-type="float" office:value="0.0000158131">
            <text:p>1.58131E-005</text:p>
          </table:table-cell>
          <table:table-cell office:value-type="float" office:value="6.88084">
            <text:p>6.8808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326343">
            <text:p>0.326343</text:p>
          </table:table-cell>
          <table:table-cell office:value-type="float" office:value="0.0000124829">
            <text:p>1.24829E-005</text:p>
          </table:table-cell>
          <table:table-cell office:value-type="float" office:value="5.22115">
            <text:p>5.22115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33712">
            <text:p>0.33712</text:p>
          </table:table-cell>
          <table:table-cell office:value-type="float" office:value="0.00000994101">
            <text:p>0.000009941</text:p>
          </table:table-cell>
          <table:table-cell office:value-type="float" office:value="3.95434">
            <text:p>3.9543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347898">
            <text:p>0.347898</text:p>
          </table:table-cell>
          <table:table-cell office:value-type="float" office:value="0.00000800082">
            <text:p>8.00082E-006</text:p>
          </table:table-cell>
          <table:table-cell office:value-type="float" office:value="2.9874">
            <text:p>2.987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358675">
            <text:p>0.358675</text:p>
          </table:table-cell>
          <table:table-cell office:value-type="float" office:value="0.0000065199">
            <text:p>6.5199E-006</text:p>
          </table:table-cell>
          <table:table-cell office:value-type="float" office:value="2.24935">
            <text:p>2.24935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369453">
            <text:p>0.369453</text:p>
          </table:table-cell>
          <table:table-cell office:value-type="float" office:value="0.00000538953">
            <text:p>5.38953E-006</text:p>
          </table:table-cell>
          <table:table-cell office:value-type="float" office:value="1.686">
            <text:p>1.686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38023">
            <text:p>0.38023</text:p>
          </table:table-cell>
          <table:table-cell office:value-type="float" office:value="0.00000452674">
            <text:p>4.52674E-006</text:p>
          </table:table-cell>
          <table:table-cell office:value-type="float" office:value="1.25601">
            <text:p>1.2560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391007">
            <text:p>0.391007</text:p>
          </table:table-cell>
          <table:table-cell office:value-type="float" office:value="0.00000386818">
            <text:p>3.86818E-006</text:p>
          </table:table-cell>
          <table:table-cell office:value-type="float" office:value="0.927803">
            <text:p>0.92780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401785">
            <text:p>0.401785</text:p>
          </table:table-cell>
          <table:table-cell office:value-type="float" office:value="0.00000336552">
            <text:p>3.36552E-006</text:p>
          </table:table-cell>
          <table:table-cell office:value-type="float" office:value="0.677286">
            <text:p>0.677286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412562">
            <text:p>0.412562</text:p>
          </table:table-cell>
          <table:table-cell office:value-type="float" office:value="0.00000298184">
            <text:p>2.98184E-006</text:p>
          </table:table-cell>
          <table:table-cell office:value-type="float" office:value="0.486071">
            <text:p>0.48607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423339">
            <text:p>0.423339</text:p>
          </table:table-cell>
          <table:table-cell office:value-type="float" office:value="0.00000268898">
            <text:p>0.000002689</text:p>
          </table:table-cell>
          <table:table-cell office:value-type="float" office:value="0.340118">
            <text:p>0.340118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434117">
            <text:p>0.434117</text:p>
          </table:table-cell>
          <table:table-cell office:value-type="float" office:value="0.00000246545">
            <text:p>2.46545E-006</text:p>
          </table:table-cell>
          <table:table-cell office:value-type="float" office:value="0.228715">
            <text:p>0.228715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444894">
            <text:p>0.444894</text:p>
          </table:table-cell>
          <table:table-cell office:value-type="float" office:value="0.00000229483">
            <text:p>2.29483E-006</text:p>
          </table:table-cell>
          <table:table-cell office:value-type="float" office:value="0.143682">
            <text:p>0.143682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455672">
            <text:p>0.455672</text:p>
          </table:table-cell>
          <table:table-cell office:value-type="float" office:value="0.0000021646">
            <text:p>2.1646E-006</text:p>
          </table:table-cell>
          <table:table-cell office:value-type="float" office:value="0.0787783">
            <text:p>0.078778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466449">
            <text:p>0.466449</text:p>
          </table:table-cell>
          <table:table-cell office:value-type="float" office:value="0.00000206519">
            <text:p>2.06519E-006</text:p>
          </table:table-cell>
          <table:table-cell office:value-type="float" office:value="0.0292379">
            <text:p>0.0292379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477226">
            <text:p>0.477226</text:p>
          </table:table-cell>
          <table:table-cell office:value-type="float" office:value="0.00000198932">
            <text:p>1.98932E-006</text:p>
          </table:table-cell>
          <table:table-cell office:value-type="float" office:value="-0.00857571">
            <text:p>-0.0085757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488004">
            <text:p>0.488004</text:p>
          </table:table-cell>
          <table:table-cell office:value-type="float" office:value="0.0000019314">
            <text:p>1.9314E-006</text:p>
          </table:table-cell>
          <table:table-cell office:value-type="float" office:value="-0.0374383">
            <text:p>-0.037438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498781">
            <text:p>0.498781</text:p>
          </table:table-cell>
          <table:table-cell office:value-type="float" office:value="0.0000018872">
            <text:p>1.8872E-006</text:p>
          </table:table-cell>
          <table:table-cell office:value-type="float" office:value="-0.0594687">
            <text:p>-0.059468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509558">
            <text:p>0.509558</text:p>
          </table:table-cell>
          <table:table-cell office:value-type="float" office:value="0.00000185346">
            <text:p>1.85346E-006</text:p>
          </table:table-cell>
          <table:table-cell office:value-type="float" office:value="-0.0762842">
            <text:p>-0.0762842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520336">
            <text:p>0.520336</text:p>
          </table:table-cell>
          <table:table-cell office:value-type="float" office:value="0.0000018277">
            <text:p>1.8277E-006</text:p>
          </table:table-cell>
          <table:table-cell office:value-type="float" office:value="-0.0891193">
            <text:p>-0.089119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531113">
            <text:p>0.531113</text:p>
          </table:table-cell>
          <table:table-cell office:value-type="float" office:value="0.00000180805">
            <text:p>1.80805E-006</text:p>
          </table:table-cell>
          <table:table-cell office:value-type="float" office:value="-0.0989161">
            <text:p>-0.098916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541891">
            <text:p>0.541891</text:p>
          </table:table-cell>
          <table:table-cell office:value-type="float" office:value="0.00000179304">
            <text:p>0.000001793</text:p>
          </table:table-cell>
          <table:table-cell office:value-type="float" office:value="-0.106394">
            <text:p>-0.10639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552668">
            <text:p>0.552668</text:p>
          </table:table-cell>
          <table:table-cell office:value-type="float" office:value="0.00000178159">
            <text:p>1.78159E-006</text:p>
          </table:table-cell>
          <table:table-cell office:value-type="float" office:value="-0.112102">
            <text:p>-0.112102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563445">
            <text:p>0.563445</text:p>
          </table:table-cell>
          <table:table-cell office:value-type="float" office:value="0.00000177285">
            <text:p>1.77285E-006</text:p>
          </table:table-cell>
          <table:table-cell office:value-type="float" office:value="-0.116459">
            <text:p>-0.116459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574223">
            <text:p>0.574223</text:p>
          </table:table-cell>
          <table:table-cell office:value-type="float" office:value="0.00000176617">
            <text:p>1.76617E-006</text:p>
          </table:table-cell>
          <table:table-cell office:value-type="float" office:value="-0.119784">
            <text:p>-0.11978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585">
            <text:p>0.585</text:p>
          </table:table-cell>
          <table:table-cell office:value-type="float" office:value="0.00000176108">
            <text:p>1.76108E-006</text:p>
          </table:table-cell>
          <table:table-cell office:value-type="float" office:value="-0.122323">
            <text:p>-0.12232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595777">
            <text:p>0.595777</text:p>
          </table:table-cell>
          <table:table-cell office:value-type="float" office:value="0.00000175719">
            <text:p>1.75719E-006</text:p>
          </table:table-cell>
          <table:table-cell office:value-type="float" office:value="-0.12426">
            <text:p>-0.12426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606555">
            <text:p>0.606555</text:p>
          </table:table-cell>
          <table:table-cell office:value-type="float" office:value="0.00000175423">
            <text:p>1.75423E-006</text:p>
          </table:table-cell>
          <table:table-cell office:value-type="float" office:value="-0.12574">
            <text:p>-0.1257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617332">
            <text:p>0.617332</text:p>
          </table:table-cell>
          <table:table-cell office:value-type="float" office:value="0.00000175196">
            <text:p>0.000001752</text:p>
          </table:table-cell>
          <table:table-cell office:value-type="float" office:value="-0.126869">
            <text:p>-0.126869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628109">
            <text:p>0.628109</text:p>
          </table:table-cell>
          <table:table-cell office:value-type="float" office:value="0.00000175023">
            <text:p>1.75023E-006</text:p>
          </table:table-cell>
          <table:table-cell office:value-type="float" office:value="-0.127731">
            <text:p>-0.12773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638887">
            <text:p>0.638887</text:p>
          </table:table-cell>
          <table:table-cell office:value-type="float" office:value="0.00000174891">
            <text:p>1.74891E-006</text:p>
          </table:table-cell>
          <table:table-cell office:value-type="float" office:value="-0.12839">
            <text:p>-0.12839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649664">
            <text:p>0.649664</text:p>
          </table:table-cell>
          <table:table-cell office:value-type="float" office:value="0.0000017479">
            <text:p>1.7479E-006</text:p>
          </table:table-cell>
          <table:table-cell office:value-type="float" office:value="-0.128893">
            <text:p>-0.12889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660442">
            <text:p>0.660442</text:p>
          </table:table-cell>
          <table:table-cell office:value-type="float" office:value="0.00000174712">
            <text:p>1.74712E-006</text:p>
          </table:table-cell>
          <table:table-cell office:value-type="float" office:value="-0.129279">
            <text:p>-0.129279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671219">
            <text:p>0.671219</text:p>
          </table:table-cell>
          <table:table-cell office:value-type="float" office:value="0.00000174653">
            <text:p>1.74653E-006</text:p>
          </table:table-cell>
          <table:table-cell office:value-type="float" office:value="-0.129574">
            <text:p>-0.12957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681996">
            <text:p>0.681996</text:p>
          </table:table-cell>
          <table:table-cell office:value-type="float" office:value="0.00000174608">
            <text:p>1.74608E-006</text:p>
          </table:table-cell>
          <table:table-cell office:value-type="float" office:value="-0.1298">
            <text:p>-0.1298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692774">
            <text:p>0.692774</text:p>
          </table:table-cell>
          <table:table-cell office:value-type="float" office:value="0.00000174573">
            <text:p>1.74573E-006</text:p>
          </table:table-cell>
          <table:table-cell office:value-type="float" office:value="-0.129975">
            <text:p>-0.129975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703551">
            <text:p>0.703551</text:p>
          </table:table-cell>
          <table:table-cell office:value-type="float" office:value="0.00000174545">
            <text:p>1.74545E-006</text:p>
          </table:table-cell>
          <table:table-cell office:value-type="float" office:value="-0.130111">
            <text:p>-0.13011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714328">
            <text:p>0.714328</text:p>
          </table:table-cell>
          <table:table-cell office:value-type="float" office:value="0.00000174524">
            <text:p>1.74524E-006</text:p>
          </table:table-cell>
          <table:table-cell office:value-type="float" office:value="-0.130218">
            <text:p>-0.130218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725106">
            <text:p>0.725106</text:p>
          </table:table-cell>
          <table:table-cell office:value-type="float" office:value="0.00000174507">
            <text:p>1.74507E-006</text:p>
          </table:table-cell>
          <table:table-cell office:value-type="float" office:value="-0.130303">
            <text:p>-0.13030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735883">
            <text:p>0.735883</text:p>
          </table:table-cell>
          <table:table-cell office:value-type="float" office:value="0.00000174493">
            <text:p>1.74493E-006</text:p>
          </table:table-cell>
          <table:table-cell office:value-type="float" office:value="-0.130374">
            <text:p>-0.13037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746661">
            <text:p>0.746661</text:p>
          </table:table-cell>
          <table:table-cell office:value-type="float" office:value="0.0000017448">
            <text:p>1.7448E-006</text:p>
          </table:table-cell>
          <table:table-cell office:value-type="float" office:value="-0.130435">
            <text:p>-0.130435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757438">
            <text:p>0.757438</text:p>
          </table:table-cell>
          <table:table-cell office:value-type="float" office:value="0.00000174469">
            <text:p>1.74469E-006</text:p>
          </table:table-cell>
          <table:table-cell office:value-type="float" office:value="-0.130491">
            <text:p>-0.13049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768215">
            <text:p>0.768215</text:p>
          </table:table-cell>
          <table:table-cell office:value-type="float" office:value="0.00000174458">
            <text:p>1.74458E-006</text:p>
          </table:table-cell>
          <table:table-cell office:value-type="float" office:value="-0.130546">
            <text:p>-0.130546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778993">
            <text:p>0.778993</text:p>
          </table:table-cell>
          <table:table-cell office:value-type="float" office:value="0.00000174446">
            <text:p>1.74446E-006</text:p>
          </table:table-cell>
          <table:table-cell office:value-type="float" office:value="-0.130604">
            <text:p>-0.13060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78977">
            <text:p>0.78977</text:p>
          </table:table-cell>
          <table:table-cell office:value-type="float" office:value="0.00000174433">
            <text:p>1.74433E-006</text:p>
          </table:table-cell>
          <table:table-cell office:value-type="float" office:value="-0.13067">
            <text:p>-0.1306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800547">
            <text:p>0.800547</text:p>
          </table:table-cell>
          <table:table-cell office:value-type="float" office:value="0.00000174418">
            <text:p>1.74418E-006</text:p>
          </table:table-cell>
          <table:table-cell office:value-type="float" office:value="-0.130747">
            <text:p>-0.13074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811325">
            <text:p>0.811325</text:p>
          </table:table-cell>
          <table:table-cell office:value-type="float" office:value="0.00000174399">
            <text:p>0.000001744</text:p>
          </table:table-cell>
          <table:table-cell office:value-type="float" office:value="-0.130842">
            <text:p>-0.130842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822102">
            <text:p>0.822102</text:p>
          </table:table-cell>
          <table:table-cell office:value-type="float" office:value="0.00000174374">
            <text:p>1.74374E-006</text:p>
          </table:table-cell>
          <table:table-cell office:value-type="float" office:value="-0.130963">
            <text:p>-0.13096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83288">
            <text:p>0.83288</text:p>
          </table:table-cell>
          <table:table-cell office:value-type="float" office:value="0.00000174344">
            <text:p>1.74344E-006</text:p>
          </table:table-cell>
          <table:table-cell office:value-type="float" office:value="-0.131117">
            <text:p>-0.13111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843657">
            <text:p>0.843657</text:p>
          </table:table-cell>
          <table:table-cell office:value-type="float" office:value="0.00000174303">
            <text:p>0.000001743</text:p>
          </table:table-cell>
          <table:table-cell office:value-type="float" office:value="-0.131317">
            <text:p>-0.13131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854434">
            <text:p>0.854434</text:p>
          </table:table-cell>
          <table:table-cell office:value-type="float" office:value="0.00000174251">
            <text:p>1.74251E-006</text:p>
          </table:table-cell>
          <table:table-cell office:value-type="float" office:value="-0.131577">
            <text:p>-0.13157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865212">
            <text:p>0.865212</text:p>
          </table:table-cell>
          <table:table-cell office:value-type="float" office:value="0.00000174183">
            <text:p>1.74183E-006</text:p>
          </table:table-cell>
          <table:table-cell office:value-type="float" office:value="-0.131918">
            <text:p>-0.131918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875989">
            <text:p>0.875989</text:p>
          </table:table-cell>
          <table:table-cell office:value-type="float" office:value="0.00000174093">
            <text:p>1.74093E-006</text:p>
          </table:table-cell>
          <table:table-cell office:value-type="float" office:value="-0.132367">
            <text:p>-0.13236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886766">
            <text:p>0.886766</text:p>
          </table:table-cell>
          <table:table-cell office:value-type="float" office:value="0.00000173974">
            <text:p>1.73974E-006</text:p>
          </table:table-cell>
          <table:table-cell office:value-type="float" office:value="-0.132958">
            <text:p>-0.132958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897544">
            <text:p>0.897544</text:p>
          </table:table-cell>
          <table:table-cell office:value-type="float" office:value="0.00000173817">
            <text:p>1.73817E-006</text:p>
          </table:table-cell>
          <table:table-cell office:value-type="float" office:value="-0.13374">
            <text:p>-0.1337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908321">
            <text:p>0.908321</text:p>
          </table:table-cell>
          <table:table-cell office:value-type="float" office:value="0.00000173609">
            <text:p>1.73609E-006</text:p>
          </table:table-cell>
          <table:table-cell office:value-type="float" office:value="-0.134777">
            <text:p>-0.13477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919099">
            <text:p>0.919099</text:p>
          </table:table-cell>
          <table:table-cell office:value-type="float" office:value="0.00000173331">
            <text:p>1.73331E-006</text:p>
          </table:table-cell>
          <table:table-cell office:value-type="float" office:value="-0.136161">
            <text:p>-0.13616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929876">
            <text:p>0.929876</text:p>
          </table:table-cell>
          <table:table-cell office:value-type="float" office:value="0.00000172959">
            <text:p>1.72959E-006</text:p>
          </table:table-cell>
          <table:table-cell office:value-type="float" office:value="-0.138017">
            <text:p>-0.13801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940653">
            <text:p>0.940653</text:p>
          </table:table-cell>
          <table:table-cell office:value-type="float" office:value="0.00000172456">
            <text:p>1.72456E-006</text:p>
          </table:table-cell>
          <table:table-cell office:value-type="float" office:value="-0.140526">
            <text:p>-0.140526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951431">
            <text:p>0.951431</text:p>
          </table:table-cell>
          <table:table-cell office:value-type="float" office:value="0.00000171768">
            <text:p>1.71768E-006</text:p>
          </table:table-cell>
          <table:table-cell office:value-type="float" office:value="-0.143954">
            <text:p>-0.14395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962208">
            <text:p>0.962208</text:p>
          </table:table-cell>
          <table:table-cell office:value-type="float" office:value="0.00000170814">
            <text:p>1.70814E-006</text:p>
          </table:table-cell>
          <table:table-cell office:value-type="float" office:value="-0.148708">
            <text:p>-0.148708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972985">
            <text:p>0.972985</text:p>
          </table:table-cell>
          <table:table-cell office:value-type="float" office:value="0.00000169465">
            <text:p>1.69465E-006</text:p>
          </table:table-cell>
          <table:table-cell office:value-type="float" office:value="-0.155431">
            <text:p>-0.15543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983763">
            <text:p>0.983763</text:p>
          </table:table-cell>
          <table:table-cell office:value-type="float" office:value="0.00000167501">
            <text:p>0.000001675</text:p>
          </table:table-cell>
          <table:table-cell office:value-type="float" office:value="-0.165217">
            <text:p>-0.16521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99454">
            <text:p>0.99454</text:p>
          </table:table-cell>
          <table:table-cell office:value-type="float" office:value="0.00000164521">
            <text:p>1.64521E-006</text:p>
          </table:table-cell>
          <table:table-cell office:value-type="float" office:value="-0.180071">
            <text:p>-0.18007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00532">
            <text:p>1.00532</text:p>
          </table:table-cell>
          <table:table-cell office:value-type="float" office:value="0.00000159697">
            <text:p>0.000001597</text:p>
          </table:table-cell>
          <table:table-cell office:value-type="float" office:value="-0.204112">
            <text:p>-0.204112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01609">
            <text:p>1.01609</text:p>
          </table:table-cell>
          <table:table-cell office:value-type="float" office:value="0.00000151014">
            <text:p>1.51014E-006</text:p>
          </table:table-cell>
          <table:table-cell office:value-type="float" office:value="-0.247383">
            <text:p>-0.247383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02687">
            <text:p>1.02687</text:p>
          </table:table-cell>
          <table:table-cell office:value-type="float" office:value="0.00000131926">
            <text:p>1.31926E-006</text:p>
          </table:table-cell>
          <table:table-cell office:value-type="float" office:value="-0.342514">
            <text:p>-0.34251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03765">
            <text:p>1.03765</text:p>
          </table:table-cell>
          <table:table-cell office:value-type="float" office:value="0.000000621467">
            <text:p>6.21467E-007</text:p>
          </table:table-cell>
          <table:table-cell office:value-type="float" office:value="-0.690277">
            <text:p>-0.690277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04843">
            <text:p>1.04843</text:p>
          </table:table-cell>
          <table:table-cell office:value-type="float" office:value="0.00000620107">
            <text:p>6.20107E-006</text:p>
          </table:table-cell>
          <table:table-cell office:value-type="float" office:value="2.09045">
            <text:p>2.09045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0592">
            <text:p>1.0592</text:p>
          </table:table-cell>
          <table:table-cell office:value-type="float" office:value="0.00000267469">
            <text:p>2.67469E-006</text:p>
          </table:table-cell>
          <table:table-cell office:value-type="float" office:value="0.332995">
            <text:p>0.332995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06998">
            <text:p>1.06998</text:p>
          </table:table-cell>
          <table:table-cell office:value-type="float" office:value="0.00000232448">
            <text:p>2.32448E-006</text:p>
          </table:table-cell>
          <table:table-cell office:value-type="float" office:value="0.158461">
            <text:p>0.158461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08076">
            <text:p>1.08076</text:p>
          </table:table-cell>
          <table:table-cell office:value-type="float" office:value="0.00000219503">
            <text:p>0.000002195</text:p>
          </table:table-cell>
          <table:table-cell office:value-type="float" office:value="0.0939484">
            <text:p>0.093948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09154">
            <text:p>1.09154</text:p>
          </table:table-cell>
          <table:table-cell office:value-type="float" office:value="0.00000212946">
            <text:p>2.12946E-006</text:p>
          </table:table-cell>
          <table:table-cell office:value-type="float" office:value="0.0612689">
            <text:p>0.0612689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10231">
            <text:p>1.10231</text:p>
          </table:table-cell>
          <table:table-cell office:value-type="float" office:value="0.00000209098">
            <text:p>0.000002091</text:p>
          </table:table-cell>
          <table:table-cell office:value-type="float" office:value="0.0420884">
            <text:p>0.0420884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11309">
            <text:p>1.11309</text:p>
          </table:table-cell>
          <table:table-cell office:value-type="float" office:value="0.00000206641">
            <text:p>2.06641E-006</text:p>
          </table:table-cell>
          <table:table-cell office:value-type="float" office:value="0.0298469">
            <text:p>0.0298469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.12387">
            <text:p>1.12387</text:p>
          </table:table-cell>
          <table:table-cell office:value-type="float" office:value="0.00000204989">
            <text:p>2.04989E-006</text:p>
          </table:table-cell>
          <table:table-cell office:value-type="float" office:value="0.0216118">
            <text:p>0.0216118</text:p>
          </table:table-cell>
          <table:table-cell office:value-type="float" office:value="0.00141397">
            <text:p>0.00141397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0445656">
            <text:p>0.0445656</text:p>
          </table:table-cell>
          <table:table-cell office:value-type="float" office:value="0.0119869">
            <text:p>0.0119869</text:p>
          </table:table-cell>
          <table:table-cell office:value-type="float" office:value="6054.36">
            <text:p>6054.3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0553743">
            <text:p>0.0553743</text:p>
          </table:table-cell>
          <table:table-cell office:value-type="float" office:value="0.00908816">
            <text:p>0.00908816</text:p>
          </table:table-cell>
          <table:table-cell office:value-type="float" office:value="4590.03">
            <text:p>4590.03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066183">
            <text:p>0.066183</text:p>
          </table:table-cell>
          <table:table-cell office:value-type="float" office:value="0.00689053">
            <text:p>0.00689053</text:p>
          </table:table-cell>
          <table:table-cell office:value-type="float" office:value="3479.86">
            <text:p>3479.8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0769917">
            <text:p>0.0769917</text:p>
          </table:table-cell>
          <table:table-cell office:value-type="float" office:value="0.00522442">
            <text:p>0.00522442</text:p>
          </table:table-cell>
          <table:table-cell office:value-type="float" office:value="2638.2">
            <text:p>2638.2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0878003">
            <text:p>0.0878003</text:p>
          </table:table-cell>
          <table:table-cell office:value-type="float" office:value="0.00396128">
            <text:p>0.00396128</text:p>
          </table:table-cell>
          <table:table-cell office:value-type="float" office:value="2000.1">
            <text:p>2000.1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098609">
            <text:p>0.098609</text:p>
          </table:table-cell>
          <table:table-cell office:value-type="float" office:value="0.00300364">
            <text:p>0.00300364</text:p>
          </table:table-cell>
          <table:table-cell office:value-type="float" office:value="1516.34">
            <text:p>1516.34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109418">
            <text:p>0.109418</text:p>
          </table:table-cell>
          <table:table-cell office:value-type="float" office:value="0.00227761">
            <text:p>0.00227761</text:p>
          </table:table-cell>
          <table:table-cell office:value-type="float" office:value="1149.57">
            <text:p>1149.5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120226">
            <text:p>0.120226</text:p>
          </table:table-cell>
          <table:table-cell office:value-type="float" office:value="0.00172718">
            <text:p>0.00172718</text:p>
          </table:table-cell>
          <table:table-cell office:value-type="float" office:value="871.515">
            <text:p>871.51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131035">
            <text:p>0.131035</text:p>
          </table:table-cell>
          <table:table-cell office:value-type="float" office:value="0.00130988">
            <text:p>0.00130988</text:p>
          </table:table-cell>
          <table:table-cell office:value-type="float" office:value="660.708">
            <text:p>660.708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141844">
            <text:p>0.141844</text:p>
          </table:table-cell>
          <table:table-cell office:value-type="float" office:value="0.000993511">
            <text:p>0.000993511</text:p>
          </table:table-cell>
          <table:table-cell office:value-type="float" office:value="500.888">
            <text:p>500.888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152652">
            <text:p>0.152652</text:p>
          </table:table-cell>
          <table:table-cell office:value-type="float" office:value="0.000753656">
            <text:p>0.000753656</text:p>
          </table:table-cell>
          <table:table-cell office:value-type="float" office:value="379.721">
            <text:p>379.721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163461">
            <text:p>0.163461</text:p>
          </table:table-cell>
          <table:table-cell office:value-type="float" office:value="0.000571813">
            <text:p>0.000571813</text:p>
          </table:table-cell>
          <table:table-cell office:value-type="float" office:value="287.86">
            <text:p>287.8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17427">
            <text:p>0.17427</text:p>
          </table:table-cell>
          <table:table-cell office:value-type="float" office:value="0.00043395">
            <text:p>0.00043395</text:p>
          </table:table-cell>
          <table:table-cell office:value-type="float" office:value="218.217">
            <text:p>218.21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185079">
            <text:p>0.185079</text:p>
          </table:table-cell>
          <table:table-cell office:value-type="float" office:value="0.000329431">
            <text:p>0.000329431</text:p>
          </table:table-cell>
          <table:table-cell office:value-type="float" office:value="165.417">
            <text:p>165.41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195887">
            <text:p>0.195887</text:p>
          </table:table-cell>
          <table:table-cell office:value-type="float" office:value="0.000250191">
            <text:p>0.000250191</text:p>
          </table:table-cell>
          <table:table-cell office:value-type="float" office:value="125.388">
            <text:p>125.388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206696">
            <text:p>0.206696</text:p>
          </table:table-cell>
          <table:table-cell office:value-type="float" office:value="0.000190116">
            <text:p>0.000190116</text:p>
          </table:table-cell>
          <table:table-cell office:value-type="float" office:value="95.0399">
            <text:p>95.0399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217505">
            <text:p>0.217505</text:p>
          </table:table-cell>
          <table:table-cell office:value-type="float" office:value="0.00014457">
            <text:p>0.00014457</text:p>
          </table:table-cell>
          <table:table-cell office:value-type="float" office:value="72.032">
            <text:p>72.032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228313">
            <text:p>0.228313</text:p>
          </table:table-cell>
          <table:table-cell office:value-type="float" office:value="0.000110041">
            <text:p>0.000110041</text:p>
          </table:table-cell>
          <table:table-cell office:value-type="float" office:value="54.5887">
            <text:p>54.588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239122">
            <text:p>0.239122</text:p>
          </table:table-cell>
          <table:table-cell office:value-type="float" office:value="0.0000838622">
            <text:p>8.38622E-005</text:p>
          </table:table-cell>
          <table:table-cell office:value-type="float" office:value="41.3643">
            <text:p>41.3643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249931">
            <text:p>0.249931</text:p>
          </table:table-cell>
          <table:table-cell office:value-type="float" office:value="0.0000640154">
            <text:p>6.40154E-005</text:p>
          </table:table-cell>
          <table:table-cell office:value-type="float" office:value="31.3384">
            <text:p>31.3384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260739">
            <text:p>0.260739</text:p>
          </table:table-cell>
          <table:table-cell office:value-type="float" office:value="0.0000489687">
            <text:p>4.89687E-005</text:p>
          </table:table-cell>
          <table:table-cell office:value-type="float" office:value="23.7373">
            <text:p>23.7373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271548">
            <text:p>0.271548</text:p>
          </table:table-cell>
          <table:table-cell office:value-type="float" office:value="0.0000375612">
            <text:p>3.75612E-005</text:p>
          </table:table-cell>
          <table:table-cell office:value-type="float" office:value="17.9746">
            <text:p>17.974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282357">
            <text:p>0.282357</text:p>
          </table:table-cell>
          <table:table-cell office:value-type="float" office:value="0.0000289128">
            <text:p>2.89128E-005</text:p>
          </table:table-cell>
          <table:table-cell office:value-type="float" office:value="13.6057">
            <text:p>13.605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293165">
            <text:p>0.293165</text:p>
          </table:table-cell>
          <table:table-cell office:value-type="float" office:value="0.000022356">
            <text:p>0.000022356</text:p>
          </table:table-cell>
          <table:table-cell office:value-type="float" office:value="10.2935">
            <text:p>10.293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303974">
            <text:p>0.303974</text:p>
          </table:table-cell>
          <table:table-cell office:value-type="float" office:value="0.0000173851">
            <text:p>1.73851E-005</text:p>
          </table:table-cell>
          <table:table-cell office:value-type="float" office:value="7.78235">
            <text:p>7.7823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314783">
            <text:p>0.314783</text:p>
          </table:table-cell>
          <table:table-cell office:value-type="float" office:value="0.0000136164">
            <text:p>1.36164E-005</text:p>
          </table:table-cell>
          <table:table-cell office:value-type="float" office:value="5.87855">
            <text:p>5.8785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325591">
            <text:p>0.325591</text:p>
          </table:table-cell>
          <table:table-cell office:value-type="float" office:value="0.0000107593">
            <text:p>1.07593E-005</text:p>
          </table:table-cell>
          <table:table-cell office:value-type="float" office:value="4.43521">
            <text:p>4.43521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3364">
            <text:p>0.3364</text:p>
          </table:table-cell>
          <table:table-cell office:value-type="float" office:value="0.00000859313">
            <text:p>8.59313E-006</text:p>
          </table:table-cell>
          <table:table-cell office:value-type="float" office:value="3.34095">
            <text:p>3.3409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347209">
            <text:p>0.347209</text:p>
          </table:table-cell>
          <table:table-cell office:value-type="float" office:value="0.00000695089">
            <text:p>6.95089E-006</text:p>
          </table:table-cell>
          <table:table-cell office:value-type="float" office:value="2.51135">
            <text:p>2.5113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358018">
            <text:p>0.358018</text:p>
          </table:table-cell>
          <table:table-cell office:value-type="float" office:value="0.00000570585">
            <text:p>5.70585E-006</text:p>
          </table:table-cell>
          <table:table-cell office:value-type="float" office:value="1.8824">
            <text:p>1.8824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368826">
            <text:p>0.368826</text:p>
          </table:table-cell>
          <table:table-cell office:value-type="float" office:value="0.00000476194">
            <text:p>4.76194E-006</text:p>
          </table:table-cell>
          <table:table-cell office:value-type="float" office:value="1.40557">
            <text:p>1.4055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379635">
            <text:p>0.379635</text:p>
          </table:table-cell>
          <table:table-cell office:value-type="float" office:value="0.00000404632">
            <text:p>4.04632E-006</text:p>
          </table:table-cell>
          <table:table-cell office:value-type="float" office:value="1.04406">
            <text:p>1.0440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390444">
            <text:p>0.390444</text:p>
          </table:table-cell>
          <table:table-cell office:value-type="float" office:value="0.00000350378">
            <text:p>3.50378E-006</text:p>
          </table:table-cell>
          <table:table-cell office:value-type="float" office:value="0.76999">
            <text:p>0.76999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401252">
            <text:p>0.401252</text:p>
          </table:table-cell>
          <table:table-cell office:value-type="float" office:value="0.00000309246">
            <text:p>3.09246E-006</text:p>
          </table:table-cell>
          <table:table-cell office:value-type="float" office:value="0.562205">
            <text:p>0.56220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412061">
            <text:p>0.412061</text:p>
          </table:table-cell>
          <table:table-cell office:value-type="float" office:value="0.00000278062">
            <text:p>2.78062E-006</text:p>
          </table:table-cell>
          <table:table-cell office:value-type="float" office:value="0.404675">
            <text:p>0.40467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42287">
            <text:p>0.42287</text:p>
          </table:table-cell>
          <table:table-cell office:value-type="float" office:value="0.0000025442">
            <text:p>2.5442E-006</text:p>
          </table:table-cell>
          <table:table-cell office:value-type="float" office:value="0.285245">
            <text:p>0.28524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433678">
            <text:p>0.433678</text:p>
          </table:table-cell>
          <table:table-cell office:value-type="float" office:value="0.00000236497">
            <text:p>0.000002365</text:p>
          </table:table-cell>
          <table:table-cell office:value-type="float" office:value="0.194701">
            <text:p>0.194701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444487">
            <text:p>0.444487</text:p>
          </table:table-cell>
          <table:table-cell office:value-type="float" office:value="0.00000222908">
            <text:p>2.22908E-006</text:p>
          </table:table-cell>
          <table:table-cell office:value-type="float" office:value="0.126055">
            <text:p>0.12605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455296">
            <text:p>0.455296</text:p>
          </table:table-cell>
          <table:table-cell office:value-type="float" office:value="0.00000212606">
            <text:p>2.12606E-006</text:p>
          </table:table-cell>
          <table:table-cell office:value-type="float" office:value="0.0740124">
            <text:p>0.0740124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466104">
            <text:p>0.466104</text:p>
          </table:table-cell>
          <table:table-cell office:value-type="float" office:value="0.00000204795">
            <text:p>0.000002048</text:p>
          </table:table-cell>
          <table:table-cell office:value-type="float" office:value="0.0345567">
            <text:p>0.034556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476913">
            <text:p>0.476913</text:p>
          </table:table-cell>
          <table:table-cell office:value-type="float" office:value="0.00000198874">
            <text:p>1.98874E-006</text:p>
          </table:table-cell>
          <table:table-cell office:value-type="float" office:value="0.00464396">
            <text:p>0.0046439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487722">
            <text:p>0.487722</text:p>
          </table:table-cell>
          <table:table-cell office:value-type="float" office:value="0.00000194385">
            <text:p>1.94385E-006</text:p>
          </table:table-cell>
          <table:table-cell office:value-type="float" office:value="-0.0180344">
            <text:p>-0.0180344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49853">
            <text:p>0.49853</text:p>
          </table:table-cell>
          <table:table-cell office:value-type="float" office:value="0.00000190981">
            <text:p>1.90981E-006</text:p>
          </table:table-cell>
          <table:table-cell office:value-type="float" office:value="-0.0352277">
            <text:p>-0.035227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509339">
            <text:p>0.509339</text:p>
          </table:table-cell>
          <table:table-cell office:value-type="float" office:value="0.00000188401">
            <text:p>0.000001884</text:p>
          </table:table-cell>
          <table:table-cell office:value-type="float" office:value="-0.0482626">
            <text:p>-0.048262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520148">
            <text:p>0.520148</text:p>
          </table:table-cell>
          <table:table-cell office:value-type="float" office:value="0.00000186445">
            <text:p>1.86445E-006</text:p>
          </table:table-cell>
          <table:table-cell office:value-type="float" office:value="-0.0581449">
            <text:p>-0.0581449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530957">
            <text:p>0.530957</text:p>
          </table:table-cell>
          <table:table-cell office:value-type="float" office:value="0.00000184962">
            <text:p>1.84962E-006</text:p>
          </table:table-cell>
          <table:table-cell office:value-type="float" office:value="-0.0656371">
            <text:p>-0.0656371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541765">
            <text:p>0.541765</text:p>
          </table:table-cell>
          <table:table-cell office:value-type="float" office:value="0.00000183837">
            <text:p>1.83837E-006</text:p>
          </table:table-cell>
          <table:table-cell office:value-type="float" office:value="-0.0713172">
            <text:p>-0.0713172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552574">
            <text:p>0.552574</text:p>
          </table:table-cell>
          <table:table-cell office:value-type="float" office:value="0.00000182985">
            <text:p>1.82985E-006</text:p>
          </table:table-cell>
          <table:table-cell office:value-type="float" office:value="-0.0756235">
            <text:p>-0.075623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563383">
            <text:p>0.563383</text:p>
          </table:table-cell>
          <table:table-cell office:value-type="float" office:value="0.00000182338">
            <text:p>1.82338E-006</text:p>
          </table:table-cell>
          <table:table-cell office:value-type="float" office:value="-0.0788884">
            <text:p>-0.0788884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574191">
            <text:p>0.574191</text:p>
          </table:table-cell>
          <table:table-cell office:value-type="float" office:value="0.00000181848">
            <text:p>1.81848E-006</text:p>
          </table:table-cell>
          <table:table-cell office:value-type="float" office:value="-0.0813636">
            <text:p>-0.081363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585">
            <text:p>0.585</text:p>
          </table:table-cell>
          <table:table-cell office:value-type="float" office:value="0.00000181477">
            <text:p>1.81477E-006</text:p>
          </table:table-cell>
          <table:table-cell office:value-type="float" office:value="-0.0832403">
            <text:p>-0.0832403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595809">
            <text:p>0.595809</text:p>
          </table:table-cell>
          <table:table-cell office:value-type="float" office:value="0.00000181195">
            <text:p>0.000001812</text:p>
          </table:table-cell>
          <table:table-cell office:value-type="float" office:value="-0.0846631">
            <text:p>-0.0846631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606617">
            <text:p>0.606617</text:p>
          </table:table-cell>
          <table:table-cell office:value-type="float" office:value="0.00000180982">
            <text:p>1.80982E-006</text:p>
          </table:table-cell>
          <table:table-cell office:value-type="float" office:value="-0.085742">
            <text:p>-0.085742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617426">
            <text:p>0.617426</text:p>
          </table:table-cell>
          <table:table-cell office:value-type="float" office:value="0.0000018082">
            <text:p>1.8082E-006</text:p>
          </table:table-cell>
          <table:table-cell office:value-type="float" office:value="-0.0865601">
            <text:p>-0.0865601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628235">
            <text:p>0.628235</text:p>
          </table:table-cell>
          <table:table-cell office:value-type="float" office:value="0.00000180697">
            <text:p>0.000001807</text:p>
          </table:table-cell>
          <table:table-cell office:value-type="float" office:value="-0.0871804">
            <text:p>-0.0871804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639043">
            <text:p>0.639043</text:p>
          </table:table-cell>
          <table:table-cell office:value-type="float" office:value="0.00000180604">
            <text:p>0.000001806</text:p>
          </table:table-cell>
          <table:table-cell office:value-type="float" office:value="-0.0876511">
            <text:p>-0.0876511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649852">
            <text:p>0.649852</text:p>
          </table:table-cell>
          <table:table-cell office:value-type="float" office:value="0.00000180533">
            <text:p>1.80533E-006</text:p>
          </table:table-cell>
          <table:table-cell office:value-type="float" office:value="-0.0880081">
            <text:p>-0.0880081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660661">
            <text:p>0.660661</text:p>
          </table:table-cell>
          <table:table-cell office:value-type="float" office:value="0.00000180479">
            <text:p>1.80479E-006</text:p>
          </table:table-cell>
          <table:table-cell office:value-type="float" office:value="-0.0882793">
            <text:p>-0.0882793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67147">
            <text:p>0.67147</text:p>
          </table:table-cell>
          <table:table-cell office:value-type="float" office:value="0.00000180439">
            <text:p>1.80439E-006</text:p>
          </table:table-cell>
          <table:table-cell office:value-type="float" office:value="-0.0884855">
            <text:p>-0.088485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682278">
            <text:p>0.682278</text:p>
          </table:table-cell>
          <table:table-cell office:value-type="float" office:value="0.00000180408">
            <text:p>1.80408E-006</text:p>
          </table:table-cell>
          <table:table-cell office:value-type="float" office:value="-0.0886426">
            <text:p>-0.088642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693087">
            <text:p>0.693087</text:p>
          </table:table-cell>
          <table:table-cell office:value-type="float" office:value="0.00000180384">
            <text:p>1.80384E-006</text:p>
          </table:table-cell>
          <table:table-cell office:value-type="float" office:value="-0.0887626">
            <text:p>-0.088762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703896">
            <text:p>0.703896</text:p>
          </table:table-cell>
          <table:table-cell office:value-type="float" office:value="0.00000180365">
            <text:p>1.80365E-006</text:p>
          </table:table-cell>
          <table:table-cell office:value-type="float" office:value="-0.088855">
            <text:p>-0.08885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714704">
            <text:p>0.714704</text:p>
          </table:table-cell>
          <table:table-cell office:value-type="float" office:value="0.00000180351">
            <text:p>1.80351E-006</text:p>
          </table:table-cell>
          <table:table-cell office:value-type="float" office:value="-0.0889268">
            <text:p>-0.0889268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725513">
            <text:p>0.725513</text:p>
          </table:table-cell>
          <table:table-cell office:value-type="float" office:value="0.0000018034">
            <text:p>1.8034E-006</text:p>
          </table:table-cell>
          <table:table-cell office:value-type="float" office:value="-0.0889836">
            <text:p>-0.088983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736322">
            <text:p>0.736322</text:p>
          </table:table-cell>
          <table:table-cell office:value-type="float" office:value="0.00000180331">
            <text:p>1.80331E-006</text:p>
          </table:table-cell>
          <table:table-cell office:value-type="float" office:value="-0.0890297">
            <text:p>-0.089029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74713">
            <text:p>0.74713</text:p>
          </table:table-cell>
          <table:table-cell office:value-type="float" office:value="0.00000180323">
            <text:p>1.80323E-006</text:p>
          </table:table-cell>
          <table:table-cell office:value-type="float" office:value="-0.0890686">
            <text:p>-0.089068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757939">
            <text:p>0.757939</text:p>
          </table:table-cell>
          <table:table-cell office:value-type="float" office:value="0.00000180316">
            <text:p>1.80316E-006</text:p>
          </table:table-cell>
          <table:table-cell office:value-type="float" office:value="-0.0891035">
            <text:p>-0.089103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768748">
            <text:p>0.768748</text:p>
          </table:table-cell>
          <table:table-cell office:value-type="float" office:value="0.0000018031">
            <text:p>1.8031E-006</text:p>
          </table:table-cell>
          <table:table-cell office:value-type="float" office:value="-0.089137">
            <text:p>-0.08913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779556">
            <text:p>0.779556</text:p>
          </table:table-cell>
          <table:table-cell office:value-type="float" office:value="0.00000180303">
            <text:p>0.000001803</text:p>
          </table:table-cell>
          <table:table-cell office:value-type="float" office:value="-0.0891716">
            <text:p>-0.089171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790365">
            <text:p>0.790365</text:p>
          </table:table-cell>
          <table:table-cell office:value-type="float" office:value="0.00000180295">
            <text:p>0.000001803</text:p>
          </table:table-cell>
          <table:table-cell office:value-type="float" office:value="-0.0892102">
            <text:p>-0.0892102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801174">
            <text:p>0.801174</text:p>
          </table:table-cell>
          <table:table-cell office:value-type="float" office:value="0.00000180286">
            <text:p>1.80286E-006</text:p>
          </table:table-cell>
          <table:table-cell office:value-type="float" office:value="-0.0892555">
            <text:p>-0.089255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811982">
            <text:p>0.811982</text:p>
          </table:table-cell>
          <table:table-cell office:value-type="float" office:value="0.00000180275">
            <text:p>1.80275E-006</text:p>
          </table:table-cell>
          <table:table-cell office:value-type="float" office:value="-0.0893113">
            <text:p>-0.0893113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822791">
            <text:p>0.822791</text:p>
          </table:table-cell>
          <table:table-cell office:value-type="float" office:value="0.00000180261">
            <text:p>1.80261E-006</text:p>
          </table:table-cell>
          <table:table-cell office:value-type="float" office:value="-0.0893817">
            <text:p>-0.089381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8336">
            <text:p>0.8336</text:p>
          </table:table-cell>
          <table:table-cell office:value-type="float" office:value="0.00000180243">
            <text:p>1.80243E-006</text:p>
          </table:table-cell>
          <table:table-cell office:value-type="float" office:value="-0.0894725">
            <text:p>-0.089472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844409">
            <text:p>0.844409</text:p>
          </table:table-cell>
          <table:table-cell office:value-type="float" office:value="0.0000018022">
            <text:p>1.8022E-006</text:p>
          </table:table-cell>
          <table:table-cell office:value-type="float" office:value="-0.0895906">
            <text:p>-0.089590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855217">
            <text:p>0.855217</text:p>
          </table:table-cell>
          <table:table-cell office:value-type="float" office:value="0.00000180189">
            <text:p>1.80189E-006</text:p>
          </table:table-cell>
          <table:table-cell office:value-type="float" office:value="-0.0897455">
            <text:p>-0.089745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866026">
            <text:p>0.866026</text:p>
          </table:table-cell>
          <table:table-cell office:value-type="float" office:value="0.00000180149">
            <text:p>1.80149E-006</text:p>
          </table:table-cell>
          <table:table-cell office:value-type="float" office:value="-0.0899496">
            <text:p>-0.089949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876835">
            <text:p>0.876835</text:p>
          </table:table-cell>
          <table:table-cell office:value-type="float" office:value="0.00000180095">
            <text:p>0.000001801</text:p>
          </table:table-cell>
          <table:table-cell office:value-type="float" office:value="-0.0902194">
            <text:p>-0.0902194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887643">
            <text:p>0.887643</text:p>
          </table:table-cell>
          <table:table-cell office:value-type="float" office:value="0.00000180025">
            <text:p>1.80025E-006</text:p>
          </table:table-cell>
          <table:table-cell office:value-type="float" office:value="-0.0905772">
            <text:p>-0.0905772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898452">
            <text:p>0.898452</text:p>
          </table:table-cell>
          <table:table-cell office:value-type="float" office:value="0.0000017993">
            <text:p>1.7993E-006</text:p>
          </table:table-cell>
          <table:table-cell office:value-type="float" office:value="-0.0910529">
            <text:p>-0.0910529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909261">
            <text:p>0.909261</text:p>
          </table:table-cell>
          <table:table-cell office:value-type="float" office:value="0.00000179805">
            <text:p>1.79805E-006</text:p>
          </table:table-cell>
          <table:table-cell office:value-type="float" office:value="-0.0916879">
            <text:p>-0.0916879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920069">
            <text:p>0.920069</text:p>
          </table:table-cell>
          <table:table-cell office:value-type="float" office:value="0.00000179636">
            <text:p>1.79636E-006</text:p>
          </table:table-cell>
          <table:table-cell office:value-type="float" office:value="-0.0925387">
            <text:p>-0.092538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930878">
            <text:p>0.930878</text:p>
          </table:table-cell>
          <table:table-cell office:value-type="float" office:value="0.00000179409">
            <text:p>1.79409E-006</text:p>
          </table:table-cell>
          <table:table-cell office:value-type="float" office:value="-0.0936852">
            <text:p>-0.0936852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941687">
            <text:p>0.941687</text:p>
          </table:table-cell>
          <table:table-cell office:value-type="float" office:value="0.00000179101">
            <text:p>0.000001791</text:p>
          </table:table-cell>
          <table:table-cell office:value-type="float" office:value="-0.0952414">
            <text:p>-0.0952414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952495">
            <text:p>0.952495</text:p>
          </table:table-cell>
          <table:table-cell office:value-type="float" office:value="0.00000178679">
            <text:p>1.78679E-006</text:p>
          </table:table-cell>
          <table:table-cell office:value-type="float" office:value="-0.0973748">
            <text:p>-0.0973748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963304">
            <text:p>0.963304</text:p>
          </table:table-cell>
          <table:table-cell office:value-type="float" office:value="0.00000178092">
            <text:p>1.78092E-006</text:p>
          </table:table-cell>
          <table:table-cell office:value-type="float" office:value="-0.100339">
            <text:p>-0.100339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974113">
            <text:p>0.974113</text:p>
          </table:table-cell>
          <table:table-cell office:value-type="float" office:value="0.00000177261">
            <text:p>1.77261E-006</text:p>
          </table:table-cell>
          <table:table-cell office:value-type="float" office:value="-0.104537">
            <text:p>-0.10453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984921">
            <text:p>0.984921</text:p>
          </table:table-cell>
          <table:table-cell office:value-type="float" office:value="0.00000176053">
            <text:p>1.76053E-006</text:p>
          </table:table-cell>
          <table:table-cell office:value-type="float" office:value="-0.110643">
            <text:p>-0.110643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99573">
            <text:p>0.99573</text:p>
          </table:table-cell>
          <table:table-cell office:value-type="float" office:value="0.00000174224">
            <text:p>1.74224E-006</text:p>
          </table:table-cell>
          <table:table-cell office:value-type="float" office:value="-0.119877">
            <text:p>-0.11987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00654">
            <text:p>1.00654</text:p>
          </table:table-cell>
          <table:table-cell office:value-type="float" office:value="0.00000171289">
            <text:p>1.71289E-006</text:p>
          </table:table-cell>
          <table:table-cell office:value-type="float" office:value="-0.134708">
            <text:p>-0.134708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01735">
            <text:p>1.01735</text:p>
          </table:table-cell>
          <table:table-cell office:value-type="float" office:value="0.00000166089">
            <text:p>1.66089E-006</text:p>
          </table:table-cell>
          <table:table-cell office:value-type="float" office:value="-0.160976">
            <text:p>-0.16097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02816">
            <text:p>1.02816</text:p>
          </table:table-cell>
          <table:table-cell office:value-type="float" office:value="0.00000155055">
            <text:p>1.55055E-006</text:p>
          </table:table-cell>
          <table:table-cell office:value-type="float" office:value="-0.216717">
            <text:p>-0.21671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03896">
            <text:p>1.03896</text:p>
          </table:table-cell>
          <table:table-cell office:value-type="float" office:value="0.00000118987">
            <text:p>1.18987E-006</text:p>
          </table:table-cell>
          <table:table-cell office:value-type="float" office:value="-0.398917">
            <text:p>-0.398917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04977">
            <text:p>1.04977</text:p>
          </table:table-cell>
          <table:table-cell office:value-type="float" office:value="0.00000922856">
            <text:p>9.22856E-006</text:p>
          </table:table-cell>
          <table:table-cell office:value-type="float" office:value="3.66196">
            <text:p>3.66196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06058">
            <text:p>1.06058</text:p>
          </table:table-cell>
          <table:table-cell office:value-type="float" office:value="0.000002482">
            <text:p>0.000002482</text:p>
          </table:table-cell>
          <table:table-cell office:value-type="float" office:value="0.253822">
            <text:p>0.253822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07139">
            <text:p>1.07139</text:p>
          </table:table-cell>
          <table:table-cell office:value-type="float" office:value="0.00000220511">
            <text:p>2.20511E-006</text:p>
          </table:table-cell>
          <table:table-cell office:value-type="float" office:value="0.113945">
            <text:p>0.11394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0822">
            <text:p>1.0822</text:p>
          </table:table-cell>
          <table:table-cell office:value-type="float" office:value="0.00000211016">
            <text:p>2.11016E-006</text:p>
          </table:table-cell>
          <table:table-cell office:value-type="float" office:value="0.0659825">
            <text:p>0.065982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09301">
            <text:p>1.09301</text:p>
          </table:table-cell>
          <table:table-cell office:value-type="float" office:value="0.00000206353">
            <text:p>2.06353E-006</text:p>
          </table:table-cell>
          <table:table-cell office:value-type="float" office:value="0.0424268">
            <text:p>0.0424268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10382">
            <text:p>1.10382</text:p>
          </table:table-cell>
          <table:table-cell office:value-type="float" office:value="0.00000203665">
            <text:p>2.03665E-006</text:p>
          </table:table-cell>
          <table:table-cell office:value-type="float" office:value="0.0288444">
            <text:p>0.0288444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11463">
            <text:p>1.11463</text:p>
          </table:table-cell>
          <table:table-cell office:value-type="float" office:value="0.00000201969">
            <text:p>2.01969E-006</text:p>
          </table:table-cell>
          <table:table-cell office:value-type="float" office:value="0.0202805">
            <text:p>0.0202805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.12543">
            <text:p>1.12543</text:p>
          </table:table-cell>
          <table:table-cell office:value-type="float" office:value="0.0000020084">
            <text:p>2.0084E-006</text:p>
          </table:table-cell>
          <table:table-cell office:value-type="float" office:value="0.0145734">
            <text:p>0.0145734</text:p>
          </table:table-cell>
          <table:table-cell office:value-type="float" office:value="0.00140514">
            <text:p>0.00140514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0430147">
            <text:p>0.0430147</text:p>
          </table:table-cell>
          <table:table-cell office:value-type="float" office:value="0.0123924">
            <text:p>0.0123924</text:p>
          </table:table-cell>
          <table:table-cell office:value-type="float" office:value="6176.81">
            <text:p>6176.81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0538544">
            <text:p>0.0538544</text:p>
          </table:table-cell>
          <table:table-cell office:value-type="float" office:value="0.00932955">
            <text:p>0.00932955</text:p>
          </table:table-cell>
          <table:table-cell office:value-type="float" office:value="4649.92">
            <text:p>4649.9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0646941">
            <text:p>0.0646941</text:p>
          </table:table-cell>
          <table:table-cell office:value-type="float" office:value="0.0070238">
            <text:p>0.0070238</text:p>
          </table:table-cell>
          <table:table-cell office:value-type="float" office:value="3500.47">
            <text:p>3500.4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0755338">
            <text:p>0.0755338</text:p>
          </table:table-cell>
          <table:table-cell office:value-type="float" office:value="0.00528803">
            <text:p>0.00528803</text:p>
          </table:table-cell>
          <table:table-cell office:value-type="float" office:value="2635.16">
            <text:p>2635.1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0863735">
            <text:p>0.0863735</text:p>
          </table:table-cell>
          <table:table-cell office:value-type="float" office:value="0.00398133">
            <text:p>0.00398133</text:p>
          </table:table-cell>
          <table:table-cell office:value-type="float" office:value="1983.75">
            <text:p>1983.75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0972133">
            <text:p>0.0972133</text:p>
          </table:table-cell>
          <table:table-cell office:value-type="float" office:value="0.00299764">
            <text:p>0.00299764</text:p>
          </table:table-cell>
          <table:table-cell office:value-type="float" office:value="1493.37">
            <text:p>1493.3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108053">
            <text:p>0.108053</text:p>
          </table:table-cell>
          <table:table-cell office:value-type="float" office:value="0.00225711">
            <text:p>0.00225711</text:p>
          </table:table-cell>
          <table:table-cell office:value-type="float" office:value="1124.2">
            <text:p>1124.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118893">
            <text:p>0.118893</text:p>
          </table:table-cell>
          <table:table-cell office:value-type="float" office:value="0.00169964">
            <text:p>0.00169964</text:p>
          </table:table-cell>
          <table:table-cell office:value-type="float" office:value="846.297">
            <text:p>846.29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129732">
            <text:p>0.129732</text:p>
          </table:table-cell>
          <table:table-cell office:value-type="float" office:value="0.00127998">
            <text:p>0.00127998</text:p>
          </table:table-cell>
          <table:table-cell office:value-type="float" office:value="637.087">
            <text:p>637.08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140572">
            <text:p>0.140572</text:p>
          </table:table-cell>
          <table:table-cell office:value-type="float" office:value="0.000964051">
            <text:p>0.000964051</text:p>
          </table:table-cell>
          <table:table-cell office:value-type="float" office:value="479.594">
            <text:p>479.59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151412">
            <text:p>0.151412</text:p>
          </table:table-cell>
          <table:table-cell office:value-type="float" office:value="0.000726221">
            <text:p>0.000726221</text:p>
          </table:table-cell>
          <table:table-cell office:value-type="float" office:value="361.032">
            <text:p>361.03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162251">
            <text:p>0.162251</text:p>
          </table:table-cell>
          <table:table-cell office:value-type="float" office:value="0.000547181">
            <text:p>0.000547181</text:p>
          </table:table-cell>
          <table:table-cell office:value-type="float" office:value="271.778">
            <text:p>271.77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173091">
            <text:p>0.173091</text:p>
          </table:table-cell>
          <table:table-cell office:value-type="float" office:value="0.0004124">
            <text:p>0.0004124</text:p>
          </table:table-cell>
          <table:table-cell office:value-type="float" office:value="204.587">
            <text:p>204.58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183931">
            <text:p>0.183931</text:p>
          </table:table-cell>
          <table:table-cell office:value-type="float" office:value="0.000310935">
            <text:p>0.000310935</text:p>
          </table:table-cell>
          <table:table-cell office:value-type="float" office:value="154.006">
            <text:p>154.00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194771">
            <text:p>0.194771</text:p>
          </table:table-cell>
          <table:table-cell office:value-type="float" office:value="0.000234553">
            <text:p>0.000234553</text:p>
          </table:table-cell>
          <table:table-cell office:value-type="float" office:value="115.928">
            <text:p>115.92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20561">
            <text:p>0.20561</text:p>
          </table:table-cell>
          <table:table-cell office:value-type="float" office:value="0.000177052">
            <text:p>0.000177052</text:p>
          </table:table-cell>
          <table:table-cell office:value-type="float" office:value="87.2628">
            <text:p>87.262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21645">
            <text:p>0.21645</text:p>
          </table:table-cell>
          <table:table-cell office:value-type="float" office:value="0.000133765">
            <text:p>0.000133765</text:p>
          </table:table-cell>
          <table:table-cell office:value-type="float" office:value="65.6836">
            <text:p>65.683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22729">
            <text:p>0.22729</text:p>
          </table:table-cell>
          <table:table-cell office:value-type="float" office:value="0.000101178">
            <text:p>0.000101178</text:p>
          </table:table-cell>
          <table:table-cell office:value-type="float" office:value="49.4387">
            <text:p>49.438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238129">
            <text:p>0.238129</text:p>
          </table:table-cell>
          <table:table-cell office:value-type="float" office:value="0.0000766465">
            <text:p>7.66465E-005</text:p>
          </table:table-cell>
          <table:table-cell office:value-type="float" office:value="37.2094">
            <text:p>37.209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248969">
            <text:p>0.248969</text:p>
          </table:table-cell>
          <table:table-cell office:value-type="float" office:value="0.0000581792">
            <text:p>5.81792E-005</text:p>
          </table:table-cell>
          <table:table-cell office:value-type="float" office:value="28.0032">
            <text:p>28.003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259809">
            <text:p>0.259809</text:p>
          </table:table-cell>
          <table:table-cell office:value-type="float" office:value="0.0000442769">
            <text:p>4.42769E-005</text:p>
          </table:table-cell>
          <table:table-cell office:value-type="float" office:value="21.0727">
            <text:p>21.072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270649">
            <text:p>0.270649</text:p>
          </table:table-cell>
          <table:table-cell office:value-type="float" office:value="0.0000338112">
            <text:p>3.38112E-005</text:p>
          </table:table-cell>
          <table:table-cell office:value-type="float" office:value="15.8554">
            <text:p>15.855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281488">
            <text:p>0.281488</text:p>
          </table:table-cell>
          <table:table-cell office:value-type="float" office:value="0.0000259326">
            <text:p>2.59326E-005</text:p>
          </table:table-cell>
          <table:table-cell office:value-type="float" office:value="11.9278">
            <text:p>11.927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292328">
            <text:p>0.292328</text:p>
          </table:table-cell>
          <table:table-cell office:value-type="float" office:value="0.0000200015">
            <text:p>2.00015E-005</text:p>
          </table:table-cell>
          <table:table-cell office:value-type="float" office:value="8.97105">
            <text:p>8.97105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303168">
            <text:p>0.303168</text:p>
          </table:table-cell>
          <table:table-cell office:value-type="float" office:value="0.0000155366">
            <text:p>1.55366E-005</text:p>
          </table:table-cell>
          <table:table-cell office:value-type="float" office:value="6.74522">
            <text:p>6.7452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314007">
            <text:p>0.314007</text:p>
          </table:table-cell>
          <table:table-cell office:value-type="float" office:value="0.0000121754">
            <text:p>1.21754E-005</text:p>
          </table:table-cell>
          <table:table-cell office:value-type="float" office:value="5.06961">
            <text:p>5.06961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324847">
            <text:p>0.324847</text:p>
          </table:table-cell>
          <table:table-cell office:value-type="float" office:value="0.00000964506">
            <text:p>9.64506E-006</text:p>
          </table:table-cell>
          <table:table-cell office:value-type="float" office:value="3.80821">
            <text:p>3.80821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335687">
            <text:p>0.335687</text:p>
          </table:table-cell>
          <table:table-cell office:value-type="float" office:value="0.00000774022">
            <text:p>7.74022E-006</text:p>
          </table:table-cell>
          <table:table-cell office:value-type="float" office:value="2.85861">
            <text:p>2.85861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346526">
            <text:p>0.346526</text:p>
          </table:table-cell>
          <table:table-cell office:value-type="float" office:value="0.00000630625">
            <text:p>6.30625E-006</text:p>
          </table:table-cell>
          <table:table-cell office:value-type="float" office:value="2.14376">
            <text:p>2.1437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357366">
            <text:p>0.357366</text:p>
          </table:table-cell>
          <table:table-cell office:value-type="float" office:value="0.00000522675">
            <text:p>5.22675E-006</text:p>
          </table:table-cell>
          <table:table-cell office:value-type="float" office:value="1.60561">
            <text:p>1.60561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368206">
            <text:p>0.368206</text:p>
          </table:table-cell>
          <table:table-cell office:value-type="float" office:value="0.00000441409">
            <text:p>4.41409E-006</text:p>
          </table:table-cell>
          <table:table-cell office:value-type="float" office:value="1.20049">
            <text:p>1.20049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379046">
            <text:p>0.379046</text:p>
          </table:table-cell>
          <table:table-cell office:value-type="float" office:value="0.00000380233">
            <text:p>3.80233E-006</text:p>
          </table:table-cell>
          <table:table-cell office:value-type="float" office:value="0.895515">
            <text:p>0.895515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389885">
            <text:p>0.389885</text:p>
          </table:table-cell>
          <table:table-cell office:value-type="float" office:value="0.00000334178">
            <text:p>3.34178E-006</text:p>
          </table:table-cell>
          <table:table-cell office:value-type="float" office:value="0.665928">
            <text:p>0.66592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400725">
            <text:p>0.400725</text:p>
          </table:table-cell>
          <table:table-cell office:value-type="float" office:value="0.00000299509">
            <text:p>2.99509E-006</text:p>
          </table:table-cell>
          <table:table-cell office:value-type="float" office:value="0.493094">
            <text:p>0.49309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411565">
            <text:p>0.411565</text:p>
          </table:table-cell>
          <table:table-cell office:value-type="float" office:value="0.00000273409">
            <text:p>2.73409E-006</text:p>
          </table:table-cell>
          <table:table-cell office:value-type="float" office:value="0.362984">
            <text:p>0.36298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422404">
            <text:p>0.422404</text:p>
          </table:table-cell>
          <table:table-cell office:value-type="float" office:value="0.00000253761">
            <text:p>2.53761E-006</text:p>
          </table:table-cell>
          <table:table-cell office:value-type="float" office:value="0.265037">
            <text:p>0.26503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433244">
            <text:p>0.433244</text:p>
          </table:table-cell>
          <table:table-cell office:value-type="float" office:value="0.0000023897">
            <text:p>2.3897E-006</text:p>
          </table:table-cell>
          <table:table-cell office:value-type="float" office:value="0.191302">
            <text:p>0.19130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444084">
            <text:p>0.444084</text:p>
          </table:table-cell>
          <table:table-cell office:value-type="float" office:value="0.00000227836">
            <text:p>2.27836E-006</text:p>
          </table:table-cell>
          <table:table-cell office:value-type="float" office:value="0.135794">
            <text:p>0.13579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454924">
            <text:p>0.454924</text:p>
          </table:table-cell>
          <table:table-cell office:value-type="float" office:value="0.00000219453">
            <text:p>2.19453E-006</text:p>
          </table:table-cell>
          <table:table-cell office:value-type="float" office:value="0.0940073">
            <text:p>0.0940073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465763">
            <text:p>0.465763</text:p>
          </table:table-cell>
          <table:table-cell office:value-type="float" office:value="0.00000213143">
            <text:p>2.13143E-006</text:p>
          </table:table-cell>
          <table:table-cell office:value-type="float" office:value="0.0625502">
            <text:p>0.062550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476603">
            <text:p>0.476603</text:p>
          </table:table-cell>
          <table:table-cell office:value-type="float" office:value="0.00000208393">
            <text:p>2.08393E-006</text:p>
          </table:table-cell>
          <table:table-cell office:value-type="float" office:value="0.0388691">
            <text:p>0.0388691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487443">
            <text:p>0.487443</text:p>
          </table:table-cell>
          <table:table-cell office:value-type="float" office:value="0.00000204817">
            <text:p>2.04817E-006</text:p>
          </table:table-cell>
          <table:table-cell office:value-type="float" office:value="0.0210418">
            <text:p>0.021041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498282">
            <text:p>0.498282</text:p>
          </table:table-cell>
          <table:table-cell office:value-type="float" office:value="0.00000202125">
            <text:p>2.02125E-006</text:p>
          </table:table-cell>
          <table:table-cell office:value-type="float" office:value="0.00762132">
            <text:p>0.0076213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509122">
            <text:p>0.509122</text:p>
          </table:table-cell>
          <table:table-cell office:value-type="float" office:value="0.00000200098">
            <text:p>0.000002001</text:p>
          </table:table-cell>
          <table:table-cell office:value-type="float" office:value="-0.00248191">
            <text:p>-0.00248191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519962">
            <text:p>0.519962</text:p>
          </table:table-cell>
          <table:table-cell office:value-type="float" office:value="0.00000198573">
            <text:p>1.98573E-006</text:p>
          </table:table-cell>
          <table:table-cell office:value-type="float" office:value="-0.0100867">
            <text:p>-0.010086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530801">
            <text:p>0.530801</text:p>
          </table:table-cell>
          <table:table-cell office:value-type="float" office:value="0.00000197424">
            <text:p>1.97424E-006</text:p>
          </table:table-cell>
          <table:table-cell office:value-type="float" office:value="-0.0158125">
            <text:p>-0.0158125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541641">
            <text:p>0.541641</text:p>
          </table:table-cell>
          <table:table-cell office:value-type="float" office:value="0.00000196559">
            <text:p>1.96559E-006</text:p>
          </table:table-cell>
          <table:table-cell office:value-type="float" office:value="-0.0201227">
            <text:p>-0.020122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552481">
            <text:p>0.552481</text:p>
          </table:table-cell>
          <table:table-cell office:value-type="float" office:value="0.00000195909">
            <text:p>1.95909E-006</text:p>
          </table:table-cell>
          <table:table-cell office:value-type="float" office:value="-0.0233675">
            <text:p>-0.0233675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563321">
            <text:p>0.563321</text:p>
          </table:table-cell>
          <table:table-cell office:value-type="float" office:value="0.00000195419">
            <text:p>1.95419E-006</text:p>
          </table:table-cell>
          <table:table-cell office:value-type="float" office:value="-0.02581">
            <text:p>-0.02581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57416">
            <text:p>0.57416</text:p>
          </table:table-cell>
          <table:table-cell office:value-type="float" office:value="0.0000019505">
            <text:p>1.9505E-006</text:p>
          </table:table-cell>
          <table:table-cell office:value-type="float" office:value="-0.027649">
            <text:p>-0.027649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585">
            <text:p>0.585</text:p>
          </table:table-cell>
          <table:table-cell office:value-type="float" office:value="0.00000194772">
            <text:p>1.94772E-006</text:p>
          </table:table-cell>
          <table:table-cell office:value-type="float" office:value="-0.0290332">
            <text:p>-0.029033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59584">
            <text:p>0.59584</text:p>
          </table:table-cell>
          <table:table-cell office:value-type="float" office:value="0.00000194563">
            <text:p>1.94563E-006</text:p>
          </table:table-cell>
          <table:table-cell office:value-type="float" office:value="-0.0300754">
            <text:p>-0.030075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606679">
            <text:p>0.606679</text:p>
          </table:table-cell>
          <table:table-cell office:value-type="float" office:value="0.00000194406">
            <text:p>1.94406E-006</text:p>
          </table:table-cell>
          <table:table-cell office:value-type="float" office:value="-0.03086">
            <text:p>-0.0308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617519">
            <text:p>0.617519</text:p>
          </table:table-cell>
          <table:table-cell office:value-type="float" office:value="0.00000194287">
            <text:p>1.94287E-006</text:p>
          </table:table-cell>
          <table:table-cell office:value-type="float" office:value="-0.0314506">
            <text:p>-0.031450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628359">
            <text:p>0.628359</text:p>
          </table:table-cell>
          <table:table-cell office:value-type="float" office:value="0.00000194198">
            <text:p>0.000001942</text:p>
          </table:table-cell>
          <table:table-cell office:value-type="float" office:value="-0.0318953">
            <text:p>-0.0318953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639199">
            <text:p>0.639199</text:p>
          </table:table-cell>
          <table:table-cell office:value-type="float" office:value="0.00000194131">
            <text:p>1.94131E-006</text:p>
          </table:table-cell>
          <table:table-cell office:value-type="float" office:value="-0.0322301">
            <text:p>-0.0322301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650038">
            <text:p>0.650038</text:p>
          </table:table-cell>
          <table:table-cell office:value-type="float" office:value="0.0000019408">
            <text:p>1.9408E-006</text:p>
          </table:table-cell>
          <table:table-cell office:value-type="float" office:value="-0.0324823">
            <text:p>-0.0324823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660878">
            <text:p>0.660878</text:p>
          </table:table-cell>
          <table:table-cell office:value-type="float" office:value="0.00000194042">
            <text:p>1.94042E-006</text:p>
          </table:table-cell>
          <table:table-cell office:value-type="float" office:value="-0.0326722">
            <text:p>-0.032672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671718">
            <text:p>0.671718</text:p>
          </table:table-cell>
          <table:table-cell office:value-type="float" office:value="0.00000194013">
            <text:p>1.94013E-006</text:p>
          </table:table-cell>
          <table:table-cell office:value-type="float" office:value="-0.0328154">
            <text:p>-0.032815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682557">
            <text:p>0.682557</text:p>
          </table:table-cell>
          <table:table-cell office:value-type="float" office:value="0.00000193992">
            <text:p>1.93992E-006</text:p>
          </table:table-cell>
          <table:table-cell office:value-type="float" office:value="-0.0329234">
            <text:p>-0.032923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693397">
            <text:p>0.693397</text:p>
          </table:table-cell>
          <table:table-cell office:value-type="float" office:value="0.00000193975">
            <text:p>1.93975E-006</text:p>
          </table:table-cell>
          <table:table-cell office:value-type="float" office:value="-0.033005">
            <text:p>-0.033005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704237">
            <text:p>0.704237</text:p>
          </table:table-cell>
          <table:table-cell office:value-type="float" office:value="0.00000193963">
            <text:p>1.93963E-006</text:p>
          </table:table-cell>
          <table:table-cell office:value-type="float" office:value="-0.0330669">
            <text:p>-0.0330669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715076">
            <text:p>0.715076</text:p>
          </table:table-cell>
          <table:table-cell office:value-type="float" office:value="0.00000193953">
            <text:p>1.93953E-006</text:p>
          </table:table-cell>
          <table:table-cell office:value-type="float" office:value="-0.033114">
            <text:p>-0.03311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725916">
            <text:p>0.725916</text:p>
          </table:table-cell>
          <table:table-cell office:value-type="float" office:value="0.00000193946">
            <text:p>1.93946E-006</text:p>
          </table:table-cell>
          <table:table-cell office:value-type="float" office:value="-0.0331502">
            <text:p>-0.033150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736756">
            <text:p>0.736756</text:p>
          </table:table-cell>
          <table:table-cell office:value-type="float" office:value="0.0000019394">
            <text:p>1.9394E-006</text:p>
          </table:table-cell>
          <table:table-cell office:value-type="float" office:value="-0.0331783">
            <text:p>-0.0331783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747596">
            <text:p>0.747596</text:p>
          </table:table-cell>
          <table:table-cell office:value-type="float" office:value="0.00000193936">
            <text:p>1.93936E-006</text:p>
          </table:table-cell>
          <table:table-cell office:value-type="float" office:value="-0.0332008">
            <text:p>-0.033200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758435">
            <text:p>0.758435</text:p>
          </table:table-cell>
          <table:table-cell office:value-type="float" office:value="0.00000193932">
            <text:p>1.93932E-006</text:p>
          </table:table-cell>
          <table:table-cell office:value-type="float" office:value="-0.0332194">
            <text:p>-0.033219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769275">
            <text:p>0.769275</text:p>
          </table:table-cell>
          <table:table-cell office:value-type="float" office:value="0.00000193929">
            <text:p>1.93929E-006</text:p>
          </table:table-cell>
          <table:table-cell office:value-type="float" office:value="-0.0332356">
            <text:p>-0.033235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780115">
            <text:p>0.780115</text:p>
          </table:table-cell>
          <table:table-cell office:value-type="float" office:value="0.00000193926">
            <text:p>1.93926E-006</text:p>
          </table:table-cell>
          <table:table-cell office:value-type="float" office:value="-0.0332507">
            <text:p>-0.033250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790954">
            <text:p>0.790954</text:p>
          </table:table-cell>
          <table:table-cell office:value-type="float" office:value="0.00000193923">
            <text:p>1.93923E-006</text:p>
          </table:table-cell>
          <table:table-cell office:value-type="float" office:value="-0.033266">
            <text:p>-0.03326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801794">
            <text:p>0.801794</text:p>
          </table:table-cell>
          <table:table-cell office:value-type="float" office:value="0.0000019392">
            <text:p>1.9392E-006</text:p>
          </table:table-cell>
          <table:table-cell office:value-type="float" office:value="-0.0332827">
            <text:p>-0.033282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812634">
            <text:p>0.812634</text:p>
          </table:table-cell>
          <table:table-cell office:value-type="float" office:value="0.00000193916">
            <text:p>1.93916E-006</text:p>
          </table:table-cell>
          <table:table-cell office:value-type="float" office:value="-0.0333022">
            <text:p>-0.033302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823474">
            <text:p>0.823474</text:p>
          </table:table-cell>
          <table:table-cell office:value-type="float" office:value="0.00000193911">
            <text:p>1.93911E-006</text:p>
          </table:table-cell>
          <table:table-cell office:value-type="float" office:value="-0.033326">
            <text:p>-0.03332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834313">
            <text:p>0.834313</text:p>
          </table:table-cell>
          <table:table-cell office:value-type="float" office:value="0.00000193905">
            <text:p>1.93905E-006</text:p>
          </table:table-cell>
          <table:table-cell office:value-type="float" office:value="-0.0333563">
            <text:p>-0.0333563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845153">
            <text:p>0.845153</text:p>
          </table:table-cell>
          <table:table-cell office:value-type="float" office:value="0.00000193897">
            <text:p>0.000001939</text:p>
          </table:table-cell>
          <table:table-cell office:value-type="float" office:value="-0.0333953">
            <text:p>-0.0333953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855993">
            <text:p>0.855993</text:p>
          </table:table-cell>
          <table:table-cell office:value-type="float" office:value="0.00000193887">
            <text:p>1.93887E-006</text:p>
          </table:table-cell>
          <table:table-cell office:value-type="float" office:value="-0.0334466">
            <text:p>-0.033446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866832">
            <text:p>0.866832</text:p>
          </table:table-cell>
          <table:table-cell office:value-type="float" office:value="0.00000193873">
            <text:p>1.93873E-006</text:p>
          </table:table-cell>
          <table:table-cell office:value-type="float" office:value="-0.0335139">
            <text:p>-0.0335139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877672">
            <text:p>0.877672</text:p>
          </table:table-cell>
          <table:table-cell office:value-type="float" office:value="0.00000193855">
            <text:p>1.93855E-006</text:p>
          </table:table-cell>
          <table:table-cell office:value-type="float" office:value="-0.0336035">
            <text:p>-0.0336035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888512">
            <text:p>0.888512</text:p>
          </table:table-cell>
          <table:table-cell office:value-type="float" office:value="0.00000193831">
            <text:p>1.93831E-006</text:p>
          </table:table-cell>
          <table:table-cell office:value-type="float" office:value="-0.0337228">
            <text:p>-0.033722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899351">
            <text:p>0.899351</text:p>
          </table:table-cell>
          <table:table-cell office:value-type="float" office:value="0.00000193799">
            <text:p>0.000001938</text:p>
          </table:table-cell>
          <table:table-cell office:value-type="float" office:value="-0.0338822">
            <text:p>-0.033882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910191">
            <text:p>0.910191</text:p>
          </table:table-cell>
          <table:table-cell office:value-type="float" office:value="0.00000193756">
            <text:p>1.93756E-006</text:p>
          </table:table-cell>
          <table:table-cell office:value-type="float" office:value="-0.0340963">
            <text:p>-0.0340963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921031">
            <text:p>0.921031</text:p>
          </table:table-cell>
          <table:table-cell office:value-type="float" office:value="0.00000193699">
            <text:p>0.000001937</text:p>
          </table:table-cell>
          <table:table-cell office:value-type="float" office:value="-0.0343846">
            <text:p>-0.034384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931871">
            <text:p>0.931871</text:p>
          </table:table-cell>
          <table:table-cell office:value-type="float" office:value="0.0000019362">
            <text:p>1.9362E-006</text:p>
          </table:table-cell>
          <table:table-cell office:value-type="float" office:value="-0.0347751">
            <text:p>-0.0347751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94271">
            <text:p>0.94271</text:p>
          </table:table-cell>
          <table:table-cell office:value-type="float" office:value="0.00000193513">
            <text:p>1.93513E-006</text:p>
          </table:table-cell>
          <table:table-cell office:value-type="float" office:value="-0.0353077">
            <text:p>-0.035307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95355">
            <text:p>0.95355</text:p>
          </table:table-cell>
          <table:table-cell office:value-type="float" office:value="0.00000193366">
            <text:p>1.93366E-006</text:p>
          </table:table-cell>
          <table:table-cell office:value-type="float" office:value="-0.0360408">
            <text:p>-0.036040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96439">
            <text:p>0.96439</text:p>
          </table:table-cell>
          <table:table-cell office:value-type="float" office:value="0.00000193161">
            <text:p>1.93161E-006</text:p>
          </table:table-cell>
          <table:table-cell office:value-type="float" office:value="-0.037063">
            <text:p>-0.037063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975229">
            <text:p>0.975229</text:p>
          </table:table-cell>
          <table:table-cell office:value-type="float" office:value="0.0000019287">
            <text:p>1.9287E-006</text:p>
          </table:table-cell>
          <table:table-cell office:value-type="float" office:value="-0.038514">
            <text:p>-0.03851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986069">
            <text:p>0.986069</text:p>
          </table:table-cell>
          <table:table-cell office:value-type="float" office:value="0.00000192446">
            <text:p>1.92446E-006</text:p>
          </table:table-cell>
          <table:table-cell office:value-type="float" office:value="-0.0406267">
            <text:p>-0.040626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996909">
            <text:p>0.996909</text:p>
          </table:table-cell>
          <table:table-cell office:value-type="float" office:value="0.00000191806">
            <text:p>1.91806E-006</text:p>
          </table:table-cell>
          <table:table-cell office:value-type="float" office:value="-0.0438197">
            <text:p>-0.0438197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00775">
            <text:p>1.00775</text:p>
          </table:table-cell>
          <table:table-cell office:value-type="float" office:value="0.00000190781">
            <text:p>1.90781E-006</text:p>
          </table:table-cell>
          <table:table-cell office:value-type="float" office:value="-0.0489278">
            <text:p>-0.048927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01859">
            <text:p>1.01859</text:p>
          </table:table-cell>
          <table:table-cell office:value-type="float" office:value="0.00000188983">
            <text:p>1.88983E-006</text:p>
          </table:table-cell>
          <table:table-cell office:value-type="float" office:value="-0.0578924">
            <text:p>-0.0578924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02943">
            <text:p>1.02943</text:p>
          </table:table-cell>
          <table:table-cell office:value-type="float" office:value="0.00000185247">
            <text:p>1.85247E-006</text:p>
          </table:table-cell>
          <table:table-cell office:value-type="float" office:value="-0.076515">
            <text:p>-0.076515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04027">
            <text:p>1.04027</text:p>
          </table:table-cell>
          <table:table-cell office:value-type="float" office:value="0.00000173795">
            <text:p>0.000001738</text:p>
          </table:table-cell>
          <table:table-cell office:value-type="float" office:value="-0.133605">
            <text:p>-0.133605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05111">
            <text:p>1.05111</text:p>
          </table:table-cell>
          <table:table-cell office:value-type="float" office:value="0.068836">
            <text:p>0.068836</text:p>
          </table:table-cell>
          <table:table-cell office:value-type="float" office:value="34357.9">
            <text:p>34357.9</text:p>
          </table:table-cell>
          <table:table-cell office:value-type="float" office:value="0.00148665">
            <text:p>0.00148665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06195">
            <text:p>1.06195</text:p>
          </table:table-cell>
          <table:table-cell office:value-type="float" office:value="0.0000022109">
            <text:p>2.2109E-006</text:p>
          </table:table-cell>
          <table:table-cell office:value-type="float" office:value="0.102168">
            <text:p>0.10216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07279">
            <text:p>1.07279</text:p>
          </table:table-cell>
          <table:table-cell office:value-type="float" office:value="0.00000209364">
            <text:p>2.09364E-006</text:p>
          </table:table-cell>
          <table:table-cell office:value-type="float" office:value="0.0437102">
            <text:p>0.0437102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08363">
            <text:p>1.08363</text:p>
          </table:table-cell>
          <table:table-cell office:value-type="float" office:value="0.00000205578">
            <text:p>2.05578E-006</text:p>
          </table:table-cell>
          <table:table-cell office:value-type="float" office:value="0.0248345">
            <text:p>0.0248345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09447">
            <text:p>1.09447</text:p>
          </table:table-cell>
          <table:table-cell office:value-type="float" office:value="0.00000203762">
            <text:p>2.03762E-006</text:p>
          </table:table-cell>
          <table:table-cell office:value-type="float" office:value="0.0157816">
            <text:p>0.0157816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10531">
            <text:p>1.10531</text:p>
          </table:table-cell>
          <table:table-cell office:value-type="float" office:value="0.00000202729">
            <text:p>2.02729E-006</text:p>
          </table:table-cell>
          <table:table-cell office:value-type="float" office:value="0.0106329">
            <text:p>0.0106329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11615">
            <text:p>1.11615</text:p>
          </table:table-cell>
          <table:table-cell office:value-type="float" office:value="0.00000202084">
            <text:p>2.02084E-006</text:p>
          </table:table-cell>
          <table:table-cell office:value-type="float" office:value="0.00741808">
            <text:p>0.00741808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.12699">
            <text:p>1.12699</text:p>
          </table:table-cell>
          <table:table-cell office:value-type="float" office:value="0.00000201658">
            <text:p>2.01658E-006</text:p>
          </table:table-cell>
          <table:table-cell office:value-type="float" office:value="0.00529245">
            <text:p>0.00529245</text:p>
          </table:table-cell>
          <table:table-cell office:value-type="float" office:value="0.00148669">
            <text:p>0.00148669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0414791">
            <text:p>0.0414791</text:p>
          </table:table-cell>
          <table:table-cell office:value-type="float" office:value="0.012929">
            <text:p>0.012929</text:p>
          </table:table-cell>
          <table:table-cell office:value-type="float" office:value="6397.52">
            <text:p>6397.5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0523495">
            <text:p>0.0523495</text:p>
          </table:table-cell>
          <table:table-cell office:value-type="float" office:value="0.00966199">
            <text:p>0.00966199</text:p>
          </table:table-cell>
          <table:table-cell office:value-type="float" office:value="4780.67">
            <text:p>4780.67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0632199">
            <text:p>0.0632199</text:p>
          </table:table-cell>
          <table:table-cell office:value-type="float" office:value="0.00722063">
            <text:p>0.00722063</text:p>
          </table:table-cell>
          <table:table-cell office:value-type="float" office:value="3572.45">
            <text:p>3572.4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0740903">
            <text:p>0.0740903</text:p>
          </table:table-cell>
          <table:table-cell office:value-type="float" office:value="0.00539628">
            <text:p>0.00539628</text:p>
          </table:table-cell>
          <table:table-cell office:value-type="float" office:value="2669.59">
            <text:p>2669.5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0849608">
            <text:p>0.0849608</text:p>
          </table:table-cell>
          <table:table-cell office:value-type="float" office:value="0.004033">
            <text:p>0.004033</text:p>
          </table:table-cell>
          <table:table-cell office:value-type="float" office:value="1994.91">
            <text:p>1994.9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0958312">
            <text:p>0.0958312</text:p>
          </table:table-cell>
          <table:table-cell office:value-type="float" office:value="0.00301426">
            <text:p>0.00301426</text:p>
          </table:table-cell>
          <table:table-cell office:value-type="float" office:value="1490.74">
            <text:p>1490.74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106702">
            <text:p>0.106702</text:p>
          </table:table-cell>
          <table:table-cell office:value-type="float" office:value="0.002253">
            <text:p>0.002253</text:p>
          </table:table-cell>
          <table:table-cell office:value-type="float" office:value="1114">
            <text:p>1114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117572">
            <text:p>0.117572</text:p>
          </table:table-cell>
          <table:table-cell office:value-type="float" office:value="0.00168412">
            <text:p>0.00168412</text:p>
          </table:table-cell>
          <table:table-cell office:value-type="float" office:value="832.465">
            <text:p>832.46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128442">
            <text:p>0.128442</text:p>
          </table:table-cell>
          <table:table-cell office:value-type="float" office:value="0.00125902">
            <text:p>0.00125902</text:p>
          </table:table-cell>
          <table:table-cell office:value-type="float" office:value="622.085">
            <text:p>622.08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139313">
            <text:p>0.139313</text:p>
          </table:table-cell>
          <table:table-cell office:value-type="float" office:value="0.000941362">
            <text:p>0.000941362</text:p>
          </table:table-cell>
          <table:table-cell office:value-type="float" office:value="464.875">
            <text:p>464.87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150183">
            <text:p>0.150183</text:p>
          </table:table-cell>
          <table:table-cell office:value-type="float" office:value="0.000703982">
            <text:p>0.000703982</text:p>
          </table:table-cell>
          <table:table-cell office:value-type="float" office:value="347.397">
            <text:p>347.397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161054">
            <text:p>0.161054</text:p>
          </table:table-cell>
          <table:table-cell office:value-type="float" office:value="0.000526596">
            <text:p>0.000526596</text:p>
          </table:table-cell>
          <table:table-cell office:value-type="float" office:value="259.61">
            <text:p>259.6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171924">
            <text:p>0.171924</text:p>
          </table:table-cell>
          <table:table-cell office:value-type="float" office:value="0.000394041">
            <text:p>0.000394041</text:p>
          </table:table-cell>
          <table:table-cell office:value-type="float" office:value="194.009">
            <text:p>194.00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182795">
            <text:p>0.182795</text:p>
          </table:table-cell>
          <table:table-cell office:value-type="float" office:value="0.000294986">
            <text:p>0.000294986</text:p>
          </table:table-cell>
          <table:table-cell office:value-type="float" office:value="144.987">
            <text:p>144.987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193665">
            <text:p>0.193665</text:p>
          </table:table-cell>
          <table:table-cell office:value-type="float" office:value="0.000220966">
            <text:p>0.000220966</text:p>
          </table:table-cell>
          <table:table-cell office:value-type="float" office:value="108.355">
            <text:p>108.35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204535">
            <text:p>0.204535</text:p>
          </table:table-cell>
          <table:table-cell office:value-type="float" office:value="0.000165654">
            <text:p>0.000165654</text:p>
          </table:table-cell>
          <table:table-cell office:value-type="float" office:value="80.9812">
            <text:p>80.981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215406">
            <text:p>0.215406</text:p>
          </table:table-cell>
          <table:table-cell office:value-type="float" office:value="0.00012432">
            <text:p>0.00012432</text:p>
          </table:table-cell>
          <table:table-cell office:value-type="float" office:value="60.5255">
            <text:p>60.525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226276">
            <text:p>0.226276</text:p>
          </table:table-cell>
          <table:table-cell office:value-type="float" office:value="0.000093433">
            <text:p>0.000093433</text:p>
          </table:table-cell>
          <table:table-cell office:value-type="float" office:value="45.2395">
            <text:p>45.239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237147">
            <text:p>0.237147</text:p>
          </table:table-cell>
          <table:table-cell office:value-type="float" office:value="0.000070352">
            <text:p>0.000070352</text:p>
          </table:table-cell>
          <table:table-cell office:value-type="float" office:value="33.8169">
            <text:p>33.816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248017">
            <text:p>0.248017</text:p>
          </table:table-cell>
          <table:table-cell office:value-type="float" office:value="0.0000531043">
            <text:p>5.31043E-005</text:p>
          </table:table-cell>
          <table:table-cell office:value-type="float" office:value="25.2811">
            <text:p>25.281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258887">
            <text:p>0.258887</text:p>
          </table:table-cell>
          <table:table-cell office:value-type="float" office:value="0.0000402156">
            <text:p>4.02156E-005</text:p>
          </table:table-cell>
          <table:table-cell office:value-type="float" office:value="18.9025">
            <text:p>18.902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269758">
            <text:p>0.269758</text:p>
          </table:table-cell>
          <table:table-cell office:value-type="float" office:value="0.0000305843">
            <text:p>3.05843E-005</text:p>
          </table:table-cell>
          <table:table-cell office:value-type="float" office:value="14.136">
            <text:p>14.136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280628">
            <text:p>0.280628</text:p>
          </table:table-cell>
          <table:table-cell office:value-type="float" office:value="0.0000233872">
            <text:p>2.33872E-005</text:p>
          </table:table-cell>
          <table:table-cell office:value-type="float" office:value="10.5742">
            <text:p>10.574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291499">
            <text:p>0.291499</text:p>
          </table:table-cell>
          <table:table-cell office:value-type="float" office:value="0.000018009">
            <text:p>0.000018009</text:p>
          </table:table-cell>
          <table:table-cell office:value-type="float" office:value="7.91256">
            <text:p>7.91256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302369">
            <text:p>0.302369</text:p>
          </table:table-cell>
          <table:table-cell office:value-type="float" office:value="0.00001399">
            <text:p>0.00001399</text:p>
          </table:table-cell>
          <table:table-cell office:value-type="float" office:value="5.9236">
            <text:p>5.9236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31324">
            <text:p>0.31324</text:p>
          </table:table-cell>
          <table:table-cell office:value-type="float" office:value="0.0000109868">
            <text:p>1.09868E-005</text:p>
          </table:table-cell>
          <table:table-cell office:value-type="float" office:value="4.43731">
            <text:p>4.4373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32411">
            <text:p>0.32411</text:p>
          </table:table-cell>
          <table:table-cell office:value-type="float" office:value="0.00000874258">
            <text:p>8.74258E-006</text:p>
          </table:table-cell>
          <table:table-cell office:value-type="float" office:value="3.32666">
            <text:p>3.32666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33498">
            <text:p>0.33498</text:p>
          </table:table-cell>
          <table:table-cell office:value-type="float" office:value="0.00000706554">
            <text:p>7.06554E-006</text:p>
          </table:table-cell>
          <table:table-cell office:value-type="float" office:value="2.4967">
            <text:p>2.4967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345851">
            <text:p>0.345851</text:p>
          </table:table-cell>
          <table:table-cell office:value-type="float" office:value="0.00000581234">
            <text:p>5.81234E-006</text:p>
          </table:table-cell>
          <table:table-cell office:value-type="float" office:value="1.8765">
            <text:p>1.876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356721">
            <text:p>0.356721</text:p>
          </table:table-cell>
          <table:table-cell office:value-type="float" office:value="0.00000487587">
            <text:p>4.87587E-006</text:p>
          </table:table-cell>
          <table:table-cell office:value-type="float" office:value="1.41304">
            <text:p>1.41304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367592">
            <text:p>0.367592</text:p>
          </table:table-cell>
          <table:table-cell office:value-type="float" office:value="0.00000417607">
            <text:p>4.17607E-006</text:p>
          </table:table-cell>
          <table:table-cell office:value-type="float" office:value="1.06672">
            <text:p>1.0667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378462">
            <text:p>0.378462</text:p>
          </table:table-cell>
          <table:table-cell office:value-type="float" office:value="0.00000365314">
            <text:p>3.65314E-006</text:p>
          </table:table-cell>
          <table:table-cell office:value-type="float" office:value="0.807919">
            <text:p>0.80791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389332">
            <text:p>0.389332</text:p>
          </table:table-cell>
          <table:table-cell office:value-type="float" office:value="0.00000326236">
            <text:p>3.26236E-006</text:p>
          </table:table-cell>
          <table:table-cell office:value-type="float" office:value="0.614527">
            <text:p>0.614527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400203">
            <text:p>0.400203</text:p>
          </table:table-cell>
          <table:table-cell office:value-type="float" office:value="0.00000297035">
            <text:p>2.97035E-006</text:p>
          </table:table-cell>
          <table:table-cell office:value-type="float" office:value="0.470012">
            <text:p>0.47001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411073">
            <text:p>0.411073</text:p>
          </table:table-cell>
          <table:table-cell office:value-type="float" office:value="0.00000275214">
            <text:p>2.75214E-006</text:p>
          </table:table-cell>
          <table:table-cell office:value-type="float" office:value="0.36202">
            <text:p>0.3620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421944">
            <text:p>0.421944</text:p>
          </table:table-cell>
          <table:table-cell office:value-type="float" office:value="0.00000258908">
            <text:p>2.58908E-006</text:p>
          </table:table-cell>
          <table:table-cell office:value-type="float" office:value="0.281321">
            <text:p>0.28132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432814">
            <text:p>0.432814</text:p>
          </table:table-cell>
          <table:table-cell office:value-type="float" office:value="0.00000246722">
            <text:p>2.46722E-006</text:p>
          </table:table-cell>
          <table:table-cell office:value-type="float" office:value="0.221018">
            <text:p>0.221018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443685">
            <text:p>0.443685</text:p>
          </table:table-cell>
          <table:table-cell office:value-type="float" office:value="0.00000237617">
            <text:p>2.37617E-006</text:p>
          </table:table-cell>
          <table:table-cell office:value-type="float" office:value="0.175955">
            <text:p>0.17595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454555">
            <text:p>0.454555</text:p>
          </table:table-cell>
          <table:table-cell office:value-type="float" office:value="0.00000230813">
            <text:p>2.30813E-006</text:p>
          </table:table-cell>
          <table:table-cell office:value-type="float" office:value="0.142281">
            <text:p>0.14228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465425">
            <text:p>0.465425</text:p>
          </table:table-cell>
          <table:table-cell office:value-type="float" office:value="0.00000225728">
            <text:p>2.25728E-006</text:p>
          </table:table-cell>
          <table:table-cell office:value-type="float" office:value="0.117117">
            <text:p>0.117117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476296">
            <text:p>0.476296</text:p>
          </table:table-cell>
          <table:table-cell office:value-type="float" office:value="0.00000221928">
            <text:p>2.21928E-006</text:p>
          </table:table-cell>
          <table:table-cell office:value-type="float" office:value="0.0983129">
            <text:p>0.098312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487166">
            <text:p>0.487166</text:p>
          </table:table-cell>
          <table:table-cell office:value-type="float" office:value="0.00000219089">
            <text:p>2.19089E-006</text:p>
          </table:table-cell>
          <table:table-cell office:value-type="float" office:value="0.0842613">
            <text:p>0.0842613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498037">
            <text:p>0.498037</text:p>
          </table:table-cell>
          <table:table-cell office:value-type="float" office:value="0.00000216967">
            <text:p>2.16967E-006</text:p>
          </table:table-cell>
          <table:table-cell office:value-type="float" office:value="0.073761">
            <text:p>0.07376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508907">
            <text:p>0.508907</text:p>
          </table:table-cell>
          <table:table-cell office:value-type="float" office:value="0.00000215382">
            <text:p>2.15382E-006</text:p>
          </table:table-cell>
          <table:table-cell office:value-type="float" office:value="0.0659145">
            <text:p>0.065914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519777">
            <text:p>0.519777</text:p>
          </table:table-cell>
          <table:table-cell office:value-type="float" office:value="0.00000214197">
            <text:p>0.000002142</text:p>
          </table:table-cell>
          <table:table-cell office:value-type="float" office:value="0.060051">
            <text:p>0.06005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530648">
            <text:p>0.530648</text:p>
          </table:table-cell>
          <table:table-cell office:value-type="float" office:value="0.00000213312">
            <text:p>2.13312E-006</text:p>
          </table:table-cell>
          <table:table-cell office:value-type="float" office:value="0.0556694">
            <text:p>0.0556694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541518">
            <text:p>0.541518</text:p>
          </table:table-cell>
          <table:table-cell office:value-type="float" office:value="0.0000021265">
            <text:p>2.1265E-006</text:p>
          </table:table-cell>
          <table:table-cell office:value-type="float" office:value="0.0523952">
            <text:p>0.052395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552389">
            <text:p>0.552389</text:p>
          </table:table-cell>
          <table:table-cell office:value-type="float" office:value="0.00000212156">
            <text:p>2.12156E-006</text:p>
          </table:table-cell>
          <table:table-cell office:value-type="float" office:value="0.0499485">
            <text:p>0.049948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563259">
            <text:p>0.563259</text:p>
          </table:table-cell>
          <table:table-cell office:value-type="float" office:value="0.00000211786">
            <text:p>2.11786E-006</text:p>
          </table:table-cell>
          <table:table-cell office:value-type="float" office:value="0.0481202">
            <text:p>0.048120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57413">
            <text:p>0.57413</text:p>
          </table:table-cell>
          <table:table-cell office:value-type="float" office:value="0.0000021151">
            <text:p>2.1151E-006</text:p>
          </table:table-cell>
          <table:table-cell office:value-type="float" office:value="0.0467539">
            <text:p>0.046753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585">
            <text:p>0.585</text:p>
          </table:table-cell>
          <table:table-cell office:value-type="float" office:value="0.00000211304">
            <text:p>0.000002113</text:p>
          </table:table-cell>
          <table:table-cell office:value-type="float" office:value="0.045733">
            <text:p>0.045733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59587">
            <text:p>0.59587</text:p>
          </table:table-cell>
          <table:table-cell office:value-type="float" office:value="0.0000021115">
            <text:p>2.1115E-006</text:p>
          </table:table-cell>
          <table:table-cell office:value-type="float" office:value="0.0449702">
            <text:p>0.044970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606741">
            <text:p>0.606741</text:p>
          </table:table-cell>
          <table:table-cell office:value-type="float" office:value="0.00000211035">
            <text:p>2.11035E-006</text:p>
          </table:table-cell>
          <table:table-cell office:value-type="float" office:value="0.0444001">
            <text:p>0.044400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617611">
            <text:p>0.617611</text:p>
          </table:table-cell>
          <table:table-cell office:value-type="float" office:value="0.00000210949">
            <text:p>2.10949E-006</text:p>
          </table:table-cell>
          <table:table-cell office:value-type="float" office:value="0.0439741">
            <text:p>0.043974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628482">
            <text:p>0.628482</text:p>
          </table:table-cell>
          <table:table-cell office:value-type="float" office:value="0.00000210884">
            <text:p>2.10884E-006</text:p>
          </table:table-cell>
          <table:table-cell office:value-type="float" office:value="0.0436559">
            <text:p>0.043655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639352">
            <text:p>0.639352</text:p>
          </table:table-cell>
          <table:table-cell office:value-type="float" office:value="0.00000210836">
            <text:p>2.10836E-006</text:p>
          </table:table-cell>
          <table:table-cell office:value-type="float" office:value="0.0434181">
            <text:p>0.043418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650223">
            <text:p>0.650223</text:p>
          </table:table-cell>
          <table:table-cell office:value-type="float" office:value="0.000002108">
            <text:p>0.000002108</text:p>
          </table:table-cell>
          <table:table-cell office:value-type="float" office:value="0.0432406">
            <text:p>0.0432406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661093">
            <text:p>0.661093</text:p>
          </table:table-cell>
          <table:table-cell office:value-type="float" office:value="0.00000210774">
            <text:p>2.10774E-006</text:p>
          </table:table-cell>
          <table:table-cell office:value-type="float" office:value="0.0431081">
            <text:p>0.043108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671963">
            <text:p>0.671963</text:p>
          </table:table-cell>
          <table:table-cell office:value-type="float" office:value="0.00000210754">
            <text:p>2.10754E-006</text:p>
          </table:table-cell>
          <table:table-cell office:value-type="float" office:value="0.0430092">
            <text:p>0.043009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682834">
            <text:p>0.682834</text:p>
          </table:table-cell>
          <table:table-cell office:value-type="float" office:value="0.00000210739">
            <text:p>2.10739E-006</text:p>
          </table:table-cell>
          <table:table-cell office:value-type="float" office:value="0.0429355">
            <text:p>0.042935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693704">
            <text:p>0.693704</text:p>
          </table:table-cell>
          <table:table-cell office:value-type="float" office:value="0.00000210728">
            <text:p>2.10728E-006</text:p>
          </table:table-cell>
          <table:table-cell office:value-type="float" office:value="0.0428809">
            <text:p>0.042880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704575">
            <text:p>0.704575</text:p>
          </table:table-cell>
          <table:table-cell office:value-type="float" office:value="0.00000210719">
            <text:p>2.10719E-006</text:p>
          </table:table-cell>
          <table:table-cell office:value-type="float" office:value="0.0428404">
            <text:p>0.0428404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715445">
            <text:p>0.715445</text:p>
          </table:table-cell>
          <table:table-cell office:value-type="float" office:value="0.00000210713">
            <text:p>2.10713E-006</text:p>
          </table:table-cell>
          <table:table-cell office:value-type="float" office:value="0.0428107">
            <text:p>0.0428107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726315">
            <text:p>0.726315</text:p>
          </table:table-cell>
          <table:table-cell office:value-type="float" office:value="0.00000210709">
            <text:p>2.10709E-006</text:p>
          </table:table-cell>
          <table:table-cell office:value-type="float" office:value="0.0427892">
            <text:p>0.042789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737186">
            <text:p>0.737186</text:p>
          </table:table-cell>
          <table:table-cell office:value-type="float" office:value="0.00000210706">
            <text:p>2.10706E-006</text:p>
          </table:table-cell>
          <table:table-cell office:value-type="float" office:value="0.0427742">
            <text:p>0.042774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748056">
            <text:p>0.748056</text:p>
          </table:table-cell>
          <table:table-cell office:value-type="float" office:value="0.00000210704">
            <text:p>0.000002107</text:p>
          </table:table-cell>
          <table:table-cell office:value-type="float" office:value="0.0427643">
            <text:p>0.0427643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758927">
            <text:p>0.758927</text:p>
          </table:table-cell>
          <table:table-cell office:value-type="float" office:value="0.00000210703">
            <text:p>0.000002107</text:p>
          </table:table-cell>
          <table:table-cell office:value-type="float" office:value="0.0427588">
            <text:p>0.0427588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769797">
            <text:p>0.769797</text:p>
          </table:table-cell>
          <table:table-cell office:value-type="float" office:value="0.00000210703">
            <text:p>0.000002107</text:p>
          </table:table-cell>
          <table:table-cell office:value-type="float" office:value="0.042757">
            <text:p>0.042757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780668">
            <text:p>0.780668</text:p>
          </table:table-cell>
          <table:table-cell office:value-type="float" office:value="0.00000210703">
            <text:p>0.000002107</text:p>
          </table:table-cell>
          <table:table-cell office:value-type="float" office:value="0.0427589">
            <text:p>0.042758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791538">
            <text:p>0.791538</text:p>
          </table:table-cell>
          <table:table-cell office:value-type="float" office:value="0.00000210704">
            <text:p>0.000002107</text:p>
          </table:table-cell>
          <table:table-cell office:value-type="float" office:value="0.0427647">
            <text:p>0.0427647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802408">
            <text:p>0.802408</text:p>
          </table:table-cell>
          <table:table-cell office:value-type="float" office:value="0.00000210706">
            <text:p>2.10706E-006</text:p>
          </table:table-cell>
          <table:table-cell office:value-type="float" office:value="0.0427748">
            <text:p>0.0427748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813279">
            <text:p>0.813279</text:p>
          </table:table-cell>
          <table:table-cell office:value-type="float" office:value="0.00000210709">
            <text:p>2.10709E-006</text:p>
          </table:table-cell>
          <table:table-cell office:value-type="float" office:value="0.0427901">
            <text:p>0.042790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824149">
            <text:p>0.824149</text:p>
          </table:table-cell>
          <table:table-cell office:value-type="float" office:value="0.00000210714">
            <text:p>2.10714E-006</text:p>
          </table:table-cell>
          <table:table-cell office:value-type="float" office:value="0.042812">
            <text:p>0.04281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83502">
            <text:p>0.83502</text:p>
          </table:table-cell>
          <table:table-cell office:value-type="float" office:value="0.0000021072">
            <text:p>2.1072E-006</text:p>
          </table:table-cell>
          <table:table-cell office:value-type="float" office:value="0.0428422">
            <text:p>0.042842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84589">
            <text:p>0.84589</text:p>
          </table:table-cell>
          <table:table-cell office:value-type="float" office:value="0.00000210728">
            <text:p>2.10728E-006</text:p>
          </table:table-cell>
          <table:table-cell office:value-type="float" office:value="0.0428834">
            <text:p>0.0428834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85676">
            <text:p>0.85676</text:p>
          </table:table-cell>
          <table:table-cell office:value-type="float" office:value="0.00000210739">
            <text:p>2.10739E-006</text:p>
          </table:table-cell>
          <table:table-cell office:value-type="float" office:value="0.0429394">
            <text:p>0.0429394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867631">
            <text:p>0.867631</text:p>
          </table:table-cell>
          <table:table-cell office:value-type="float" office:value="0.00000210755">
            <text:p>2.10755E-006</text:p>
          </table:table-cell>
          <table:table-cell office:value-type="float" office:value="0.0430149">
            <text:p>0.043014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878501">
            <text:p>0.878501</text:p>
          </table:table-cell>
          <table:table-cell office:value-type="float" office:value="0.00000210775">
            <text:p>2.10775E-006</text:p>
          </table:table-cell>
          <table:table-cell office:value-type="float" office:value="0.0431167">
            <text:p>0.0431167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889372">
            <text:p>0.889372</text:p>
          </table:table-cell>
          <table:table-cell office:value-type="float" office:value="0.00000210803">
            <text:p>0.000002108</text:p>
          </table:table-cell>
          <table:table-cell office:value-type="float" office:value="0.0432538">
            <text:p>0.0432538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900242">
            <text:p>0.900242</text:p>
          </table:table-cell>
          <table:table-cell office:value-type="float" office:value="0.0000021084">
            <text:p>2.1084E-006</text:p>
          </table:table-cell>
          <table:table-cell office:value-type="float" office:value="0.0434389">
            <text:p>0.043438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911113">
            <text:p>0.911113</text:p>
          </table:table-cell>
          <table:table-cell office:value-type="float" office:value="0.00000210891">
            <text:p>2.10891E-006</text:p>
          </table:table-cell>
          <table:table-cell office:value-type="float" office:value="0.0436894">
            <text:p>0.0436894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921983">
            <text:p>0.921983</text:p>
          </table:table-cell>
          <table:table-cell office:value-type="float" office:value="0.0000021096">
            <text:p>2.1096E-006</text:p>
          </table:table-cell>
          <table:table-cell office:value-type="float" office:value="0.0440291">
            <text:p>0.044029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932853">
            <text:p>0.932853</text:p>
          </table:table-cell>
          <table:table-cell office:value-type="float" office:value="0.00000211053">
            <text:p>2.11053E-006</text:p>
          </table:table-cell>
          <table:table-cell office:value-type="float" office:value="0.0444921">
            <text:p>0.044492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943724">
            <text:p>0.943724</text:p>
          </table:table-cell>
          <table:table-cell office:value-type="float" office:value="0.00000211182">
            <text:p>2.11182E-006</text:p>
          </table:table-cell>
          <table:table-cell office:value-type="float" office:value="0.0451272">
            <text:p>0.045127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954594">
            <text:p>0.954594</text:p>
          </table:table-cell>
          <table:table-cell office:value-type="float" office:value="0.00000211359">
            <text:p>2.11359E-006</text:p>
          </table:table-cell>
          <table:table-cell office:value-type="float" office:value="0.0460061">
            <text:p>0.0460061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965465">
            <text:p>0.965465</text:p>
          </table:table-cell>
          <table:table-cell office:value-type="float" office:value="0.00000211608">
            <text:p>2.11608E-006</text:p>
          </table:table-cell>
          <table:table-cell office:value-type="float" office:value="0.0472373">
            <text:p>0.0472373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976335">
            <text:p>0.976335</text:p>
          </table:table-cell>
          <table:table-cell office:value-type="float" office:value="0.00000211962">
            <text:p>2.11962E-006</text:p>
          </table:table-cell>
          <table:table-cell office:value-type="float" office:value="0.048992">
            <text:p>0.04899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987205">
            <text:p>0.987205</text:p>
          </table:table-cell>
          <table:table-cell office:value-type="float" office:value="0.0000021248">
            <text:p>2.1248E-006</text:p>
          </table:table-cell>
          <table:table-cell office:value-type="float" office:value="0.0515546">
            <text:p>0.0515546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998076">
            <text:p>0.998076</text:p>
          </table:table-cell>
          <table:table-cell office:value-type="float" office:value="0.00000213264">
            <text:p>2.13264E-006</text:p>
          </table:table-cell>
          <table:table-cell office:value-type="float" office:value="0.055435">
            <text:p>0.05543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00895">
            <text:p>1.00895</text:p>
          </table:table-cell>
          <table:table-cell office:value-type="float" office:value="0.00000214519">
            <text:p>2.14519E-006</text:p>
          </table:table-cell>
          <table:table-cell office:value-type="float" office:value="0.0616438">
            <text:p>0.0616438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01982">
            <text:p>1.01982</text:p>
          </table:table-cell>
          <table:table-cell office:value-type="float" office:value="0.00000216715">
            <text:p>2.16715E-006</text:p>
          </table:table-cell>
          <table:table-cell office:value-type="float" office:value="0.0725123">
            <text:p>0.0725123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03069">
            <text:p>1.03069</text:p>
          </table:table-cell>
          <table:table-cell office:value-type="float" office:value="0.0000022124">
            <text:p>2.2124E-006</text:p>
          </table:table-cell>
          <table:table-cell office:value-type="float" office:value="0.0949042">
            <text:p>0.094904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04156">
            <text:p>1.04156</text:p>
          </table:table-cell>
          <table:table-cell office:value-type="float" office:value="0.00000234745">
            <text:p>2.34745E-006</text:p>
          </table:table-cell>
          <table:table-cell office:value-type="float" office:value="0.161742">
            <text:p>0.161742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05243">
            <text:p>1.05243</text:p>
          </table:table-cell>
          <table:table-cell office:value-type="float" office:value="0.00000770015">
            <text:p>7.70015E-006</text:p>
          </table:table-cell>
          <table:table-cell office:value-type="float" office:value="2.81077">
            <text:p>2.81077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0633">
            <text:p>1.0633</text:p>
          </table:table-cell>
          <table:table-cell office:value-type="float" office:value="0.00000174911">
            <text:p>1.74911E-006</text:p>
          </table:table-cell>
          <table:table-cell office:value-type="float" office:value="-0.134375">
            <text:p>-0.134375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07417">
            <text:p>1.07417</text:p>
          </table:table-cell>
          <table:table-cell office:value-type="float" office:value="0.0000019076">
            <text:p>1.9076E-006</text:p>
          </table:table-cell>
          <table:table-cell office:value-type="float" office:value="-0.0559388">
            <text:p>-0.0559388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08504">
            <text:p>1.08504</text:p>
          </table:table-cell>
          <table:table-cell office:value-type="float" office:value="0.00000195717">
            <text:p>1.95717E-006</text:p>
          </table:table-cell>
          <table:table-cell office:value-type="float" office:value="-0.0314064">
            <text:p>-0.0314064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09591">
            <text:p>1.09591</text:p>
          </table:table-cell>
          <table:table-cell office:value-type="float" office:value="0.00000198064">
            <text:p>1.98064E-006</text:p>
          </table:table-cell>
          <table:table-cell office:value-type="float" office:value="-0.0197913">
            <text:p>-0.0197913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10678">
            <text:p>1.10678</text:p>
          </table:table-cell>
          <table:table-cell office:value-type="float" office:value="0.00000199388">
            <text:p>1.99388E-006</text:p>
          </table:table-cell>
          <table:table-cell office:value-type="float" office:value="-0.013239">
            <text:p>-0.013239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11765">
            <text:p>1.11765</text:p>
          </table:table-cell>
          <table:table-cell office:value-type="float" office:value="0.00000200209">
            <text:p>2.00209E-006</text:p>
          </table:table-cell>
          <table:table-cell office:value-type="float" office:value="-0.00917446">
            <text:p>-0.00917446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.12852">
            <text:p>1.12852</text:p>
          </table:table-cell>
          <table:table-cell office:value-type="float" office:value="0.00000200749">
            <text:p>2.00749E-006</text:p>
          </table:table-cell>
          <table:table-cell office:value-type="float" office:value="-0.00650278">
            <text:p>-0.00650278</text:p>
          </table:table-cell>
          <table:table-cell office:value-type="float" office:value="0.00146078">
            <text:p>0.00146078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0392051">
            <text:p>0.0392051</text:p>
          </table:table-cell>
          <table:table-cell office:value-type="float" office:value="0.0140094">
            <text:p>0.0140094</text:p>
          </table:table-cell>
          <table:table-cell office:value-type="float" office:value="6821.66">
            <text:p>6821.66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050121">
            <text:p>0.050121</text:p>
          </table:table-cell>
          <table:table-cell office:value-type="float" office:value="0.0103475">
            <text:p>0.0103475</text:p>
          </table:table-cell>
          <table:table-cell office:value-type="float" office:value="5038.27">
            <text:p>5038.2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0610369">
            <text:p>0.0610369</text:p>
          </table:table-cell>
          <table:table-cell office:value-type="float" office:value="0.00764291">
            <text:p>0.00764291</text:p>
          </table:table-cell>
          <table:table-cell office:value-type="float" office:value="3721.13">
            <text:p>3721.1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0719528">
            <text:p>0.0719528</text:p>
          </table:table-cell>
          <table:table-cell office:value-type="float" office:value="0.00564541">
            <text:p>0.00564541</text:p>
          </table:table-cell>
          <table:table-cell office:value-type="float" office:value="2748.34">
            <text:p>2748.3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0828687">
            <text:p>0.0828687</text:p>
          </table:table-cell>
          <table:table-cell office:value-type="float" office:value="0.00417013">
            <text:p>0.00417013</text:p>
          </table:table-cell>
          <table:table-cell office:value-type="float" office:value="2029.87">
            <text:p>2029.8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0937846">
            <text:p>0.0937846</text:p>
          </table:table-cell>
          <table:table-cell office:value-type="float" office:value="0.00308054">
            <text:p>0.00308054</text:p>
          </table:table-cell>
          <table:table-cell office:value-type="float" office:value="1499.24">
            <text:p>1499.2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104701">
            <text:p>0.104701</text:p>
          </table:table-cell>
          <table:table-cell office:value-type="float" office:value="0.00227581">
            <text:p>0.00227581</text:p>
          </table:table-cell>
          <table:table-cell office:value-type="float" office:value="1107.33">
            <text:p>1107.3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115616">
            <text:p>0.115616</text:p>
          </table:table-cell>
          <table:table-cell office:value-type="float" office:value="0.00168146">
            <text:p>0.00168146</text:p>
          </table:table-cell>
          <table:table-cell office:value-type="float" office:value="817.881">
            <text:p>817.881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126532">
            <text:p>0.126532</text:p>
          </table:table-cell>
          <table:table-cell office:value-type="float" office:value="0.0012425">
            <text:p>0.0012425</text:p>
          </table:table-cell>
          <table:table-cell office:value-type="float" office:value="604.105">
            <text:p>604.10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137448">
            <text:p>0.137448</text:p>
          </table:table-cell>
          <table:table-cell office:value-type="float" office:value="0.000918303">
            <text:p>0.000918303</text:p>
          </table:table-cell>
          <table:table-cell office:value-type="float" office:value="446.218">
            <text:p>446.218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148364">
            <text:p>0.148364</text:p>
          </table:table-cell>
          <table:table-cell office:value-type="float" office:value="0.000678861">
            <text:p>0.000678861</text:p>
          </table:table-cell>
          <table:table-cell office:value-type="float" office:value="329.608">
            <text:p>329.608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15928">
            <text:p>0.15928</text:p>
          </table:table-cell>
          <table:table-cell office:value-type="float" office:value="0.000502017">
            <text:p>0.000502017</text:p>
          </table:table-cell>
          <table:table-cell office:value-type="float" office:value="243.485">
            <text:p>243.48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170196">
            <text:p>0.170196</text:p>
          </table:table-cell>
          <table:table-cell office:value-type="float" office:value="0.000371407">
            <text:p>0.000371407</text:p>
          </table:table-cell>
          <table:table-cell office:value-type="float" office:value="179.877">
            <text:p>179.87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181112">
            <text:p>0.181112</text:p>
          </table:table-cell>
          <table:table-cell office:value-type="float" office:value="0.000274943">
            <text:p>0.000274943</text:p>
          </table:table-cell>
          <table:table-cell office:value-type="float" office:value="132.899">
            <text:p>132.899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192028">
            <text:p>0.192028</text:p>
          </table:table-cell>
          <table:table-cell office:value-type="float" office:value="0.000203699">
            <text:p>0.000203699</text:p>
          </table:table-cell>
          <table:table-cell office:value-type="float" office:value="98.2022">
            <text:p>98.2022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202944">
            <text:p>0.202944</text:p>
          </table:table-cell>
          <table:table-cell office:value-type="float" office:value="0.00015108">
            <text:p>0.00015108</text:p>
          </table:table-cell>
          <table:table-cell office:value-type="float" office:value="72.5766">
            <text:p>72.5766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21386">
            <text:p>0.21386</text:p>
          </table:table-cell>
          <table:table-cell office:value-type="float" office:value="0.000112218">
            <text:p>0.000112218</text:p>
          </table:table-cell>
          <table:table-cell office:value-type="float" office:value="53.6505">
            <text:p>53.650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224775">
            <text:p>0.224775</text:p>
          </table:table-cell>
          <table:table-cell office:value-type="float" office:value="0.0000835154">
            <text:p>8.35154E-005</text:p>
          </table:table-cell>
          <table:table-cell office:value-type="float" office:value="39.6724">
            <text:p>39.672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235691">
            <text:p>0.235691</text:p>
          </table:table-cell>
          <table:table-cell office:value-type="float" office:value="0.000062317">
            <text:p>0.000062317</text:p>
          </table:table-cell>
          <table:table-cell office:value-type="float" office:value="29.3487">
            <text:p>29.348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246607">
            <text:p>0.246607</text:p>
          </table:table-cell>
          <table:table-cell office:value-type="float" office:value="0.0000466606">
            <text:p>4.66606E-005</text:p>
          </table:table-cell>
          <table:table-cell office:value-type="float" office:value="21.724">
            <text:p>21.72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257523">
            <text:p>0.257523</text:p>
          </table:table-cell>
          <table:table-cell office:value-type="float" office:value="0.0000350974">
            <text:p>3.50974E-005</text:p>
          </table:table-cell>
          <table:table-cell office:value-type="float" office:value="16.0926">
            <text:p>16.0926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268439">
            <text:p>0.268439</text:p>
          </table:table-cell>
          <table:table-cell office:value-type="float" office:value="0.0000265572">
            <text:p>2.65572E-005</text:p>
          </table:table-cell>
          <table:table-cell office:value-type="float" office:value="11.9335">
            <text:p>11.933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279355">
            <text:p>0.279355</text:p>
          </table:table-cell>
          <table:table-cell office:value-type="float" office:value="0.0000202498">
            <text:p>2.02498E-005</text:p>
          </table:table-cell>
          <table:table-cell office:value-type="float" office:value="8.86173">
            <text:p>8.8617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290271">
            <text:p>0.290271</text:p>
          </table:table-cell>
          <table:table-cell office:value-type="float" office:value="0.0000155913">
            <text:p>1.55913E-005</text:p>
          </table:table-cell>
          <table:table-cell office:value-type="float" office:value="6.59304">
            <text:p>6.5930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301187">
            <text:p>0.301187</text:p>
          </table:table-cell>
          <table:table-cell office:value-type="float" office:value="0.0000121507">
            <text:p>1.21507E-005</text:p>
          </table:table-cell>
          <table:table-cell office:value-type="float" office:value="4.91747">
            <text:p>4.9174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312103">
            <text:p>0.312103</text:p>
          </table:table-cell>
          <table:table-cell office:value-type="float" office:value="0.00000960966">
            <text:p>9.60966E-006</text:p>
          </table:table-cell>
          <table:table-cell office:value-type="float" office:value="3.67995">
            <text:p>3.6799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323018">
            <text:p>0.323018</text:p>
          </table:table-cell>
          <table:table-cell office:value-type="float" office:value="0.00000773292">
            <text:p>7.73292E-006</text:p>
          </table:table-cell>
          <table:table-cell office:value-type="float" office:value="2.76597">
            <text:p>2.7659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333934">
            <text:p>0.333934</text:p>
          </table:table-cell>
          <table:table-cell office:value-type="float" office:value="0.00000634682">
            <text:p>6.34682E-006</text:p>
          </table:table-cell>
          <table:table-cell office:value-type="float" office:value="2.09093">
            <text:p>2.0909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34485">
            <text:p>0.34485</text:p>
          </table:table-cell>
          <table:table-cell office:value-type="float" office:value="0.0000053231">
            <text:p>5.3231E-006</text:p>
          </table:table-cell>
          <table:table-cell office:value-type="float" office:value="1.59238">
            <text:p>1.59238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355766">
            <text:p>0.355766</text:p>
          </table:table-cell>
          <table:table-cell office:value-type="float" office:value="0.00000456702">
            <text:p>0.000004567</text:p>
          </table:table-cell>
          <table:table-cell office:value-type="float" office:value="1.22416">
            <text:p>1.22416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366682">
            <text:p>0.366682</text:p>
          </table:table-cell>
          <table:table-cell office:value-type="float" office:value="0.0000040086">
            <text:p>4.0086E-006</text:p>
          </table:table-cell>
          <table:table-cell office:value-type="float" office:value="0.95221">
            <text:p>0.95221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377598">
            <text:p>0.377598</text:p>
          </table:table-cell>
          <table:table-cell office:value-type="float" office:value="0.00000359618">
            <text:p>3.59618E-006</text:p>
          </table:table-cell>
          <table:table-cell office:value-type="float" office:value="0.751357">
            <text:p>0.75135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388514">
            <text:p>0.388514</text:p>
          </table:table-cell>
          <table:table-cell office:value-type="float" office:value="0.00000329158">
            <text:p>3.29158E-006</text:p>
          </table:table-cell>
          <table:table-cell office:value-type="float" office:value="0.603015">
            <text:p>0.60301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39943">
            <text:p>0.39943</text:p>
          </table:table-cell>
          <table:table-cell office:value-type="float" office:value="0.00000306661">
            <text:p>3.06661E-006</text:p>
          </table:table-cell>
          <table:table-cell office:value-type="float" office:value="0.493455">
            <text:p>0.49345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410346">
            <text:p>0.410346</text:p>
          </table:table-cell>
          <table:table-cell office:value-type="float" office:value="0.00000290046">
            <text:p>2.90046E-006</text:p>
          </table:table-cell>
          <table:table-cell office:value-type="float" office:value="0.412537">
            <text:p>0.41253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421262">
            <text:p>0.421262</text:p>
          </table:table-cell>
          <table:table-cell office:value-type="float" office:value="0.00000277774">
            <text:p>2.77774E-006</text:p>
          </table:table-cell>
          <table:table-cell office:value-type="float" office:value="0.352775">
            <text:p>0.35277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432177">
            <text:p>0.432177</text:p>
          </table:table-cell>
          <table:table-cell office:value-type="float" office:value="0.00000268711">
            <text:p>2.68711E-006</text:p>
          </table:table-cell>
          <table:table-cell office:value-type="float" office:value="0.308637">
            <text:p>0.30863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443093">
            <text:p>0.443093</text:p>
          </table:table-cell>
          <table:table-cell office:value-type="float" office:value="0.00000262017">
            <text:p>2.62017E-006</text:p>
          </table:table-cell>
          <table:table-cell office:value-type="float" office:value="0.276037">
            <text:p>0.27603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454009">
            <text:p>0.454009</text:p>
          </table:table-cell>
          <table:table-cell office:value-type="float" office:value="0.00000257074">
            <text:p>2.57074E-006</text:p>
          </table:table-cell>
          <table:table-cell office:value-type="float" office:value="0.251961">
            <text:p>0.251961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464925">
            <text:p>0.464925</text:p>
          </table:table-cell>
          <table:table-cell office:value-type="float" office:value="0.00000253422">
            <text:p>2.53422E-006</text:p>
          </table:table-cell>
          <table:table-cell office:value-type="float" office:value="0.234179">
            <text:p>0.234179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475841">
            <text:p>0.475841</text:p>
          </table:table-cell>
          <table:table-cell office:value-type="float" office:value="0.00000250726">
            <text:p>2.50726E-006</text:p>
          </table:table-cell>
          <table:table-cell office:value-type="float" office:value="0.221046">
            <text:p>0.221046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486757">
            <text:p>0.486757</text:p>
          </table:table-cell>
          <table:table-cell office:value-type="float" office:value="0.00000248734">
            <text:p>2.48734E-006</text:p>
          </table:table-cell>
          <table:table-cell office:value-type="float" office:value="0.211346">
            <text:p>0.211346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497673">
            <text:p>0.497673</text:p>
          </table:table-cell>
          <table:table-cell office:value-type="float" office:value="0.00000247263">
            <text:p>2.47263E-006</text:p>
          </table:table-cell>
          <table:table-cell office:value-type="float" office:value="0.204183">
            <text:p>0.20418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508589">
            <text:p>0.508589</text:p>
          </table:table-cell>
          <table:table-cell office:value-type="float" office:value="0.00000246177">
            <text:p>2.46177E-006</text:p>
          </table:table-cell>
          <table:table-cell office:value-type="float" office:value="0.198892">
            <text:p>0.198892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519505">
            <text:p>0.519505</text:p>
          </table:table-cell>
          <table:table-cell office:value-type="float" office:value="0.00000245374">
            <text:p>2.45374E-006</text:p>
          </table:table-cell>
          <table:table-cell office:value-type="float" office:value="0.194984">
            <text:p>0.19498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530421">
            <text:p>0.530421</text:p>
          </table:table-cell>
          <table:table-cell office:value-type="float" office:value="0.00000244782">
            <text:p>2.44782E-006</text:p>
          </table:table-cell>
          <table:table-cell office:value-type="float" office:value="0.192098">
            <text:p>0.192098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541336">
            <text:p>0.541336</text:p>
          </table:table-cell>
          <table:table-cell office:value-type="float" office:value="0.00000244344">
            <text:p>2.44344E-006</text:p>
          </table:table-cell>
          <table:table-cell office:value-type="float" office:value="0.189966">
            <text:p>0.189966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552252">
            <text:p>0.552252</text:p>
          </table:table-cell>
          <table:table-cell office:value-type="float" office:value="0.00000244021">
            <text:p>2.44021E-006</text:p>
          </table:table-cell>
          <table:table-cell office:value-type="float" office:value="0.188392">
            <text:p>0.188392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563168">
            <text:p>0.563168</text:p>
          </table:table-cell>
          <table:table-cell office:value-type="float" office:value="0.00000243782">
            <text:p>2.43782E-006</text:p>
          </table:table-cell>
          <table:table-cell office:value-type="float" office:value="0.18723">
            <text:p>0.1872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574084">
            <text:p>0.574084</text:p>
          </table:table-cell>
          <table:table-cell office:value-type="float" office:value="0.00000243606">
            <text:p>2.43606E-006</text:p>
          </table:table-cell>
          <table:table-cell office:value-type="float" office:value="0.186371">
            <text:p>0.186371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585">
            <text:p>0.585</text:p>
          </table:table-cell>
          <table:table-cell office:value-type="float" office:value="0.00000243475">
            <text:p>2.43475E-006</text:p>
          </table:table-cell>
          <table:table-cell office:value-type="float" office:value="0.185737">
            <text:p>0.18573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595916">
            <text:p>0.595916</text:p>
          </table:table-cell>
          <table:table-cell office:value-type="float" office:value="0.00000243379">
            <text:p>2.43379E-006</text:p>
          </table:table-cell>
          <table:table-cell office:value-type="float" office:value="0.185268">
            <text:p>0.185268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606832">
            <text:p>0.606832</text:p>
          </table:table-cell>
          <table:table-cell office:value-type="float" office:value="0.00000243308">
            <text:p>2.43308E-006</text:p>
          </table:table-cell>
          <table:table-cell office:value-type="float" office:value="0.184923">
            <text:p>0.18492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617748">
            <text:p>0.617748</text:p>
          </table:table-cell>
          <table:table-cell office:value-type="float" office:value="0.00000243256">
            <text:p>2.43256E-006</text:p>
          </table:table-cell>
          <table:table-cell office:value-type="float" office:value="0.184667">
            <text:p>0.18466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628664">
            <text:p>0.628664</text:p>
          </table:table-cell>
          <table:table-cell office:value-type="float" office:value="0.00000243217">
            <text:p>2.43217E-006</text:p>
          </table:table-cell>
          <table:table-cell office:value-type="float" office:value="0.184479">
            <text:p>0.184479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639579">
            <text:p>0.639579</text:p>
          </table:table-cell>
          <table:table-cell office:value-type="float" office:value="0.00000243189">
            <text:p>2.43189E-006</text:p>
          </table:table-cell>
          <table:table-cell office:value-type="float" office:value="0.18434">
            <text:p>0.1843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650495">
            <text:p>0.650495</text:p>
          </table:table-cell>
          <table:table-cell office:value-type="float" office:value="0.00000243168">
            <text:p>2.43168E-006</text:p>
          </table:table-cell>
          <table:table-cell office:value-type="float" office:value="0.184238">
            <text:p>0.184238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661411">
            <text:p>0.661411</text:p>
          </table:table-cell>
          <table:table-cell office:value-type="float" office:value="0.00000243152">
            <text:p>2.43152E-006</text:p>
          </table:table-cell>
          <table:table-cell office:value-type="float" office:value="0.184163">
            <text:p>0.18416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672327">
            <text:p>0.672327</text:p>
          </table:table-cell>
          <table:table-cell office:value-type="float" office:value="0.00000243141">
            <text:p>2.43141E-006</text:p>
          </table:table-cell>
          <table:table-cell office:value-type="float" office:value="0.184108">
            <text:p>0.184108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683243">
            <text:p>0.683243</text:p>
          </table:table-cell>
          <table:table-cell office:value-type="float" office:value="0.00000243133">
            <text:p>2.43133E-006</text:p>
          </table:table-cell>
          <table:table-cell office:value-type="float" office:value="0.184068">
            <text:p>0.184068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694159">
            <text:p>0.694159</text:p>
          </table:table-cell>
          <table:table-cell office:value-type="float" office:value="0.00000243127">
            <text:p>2.43127E-006</text:p>
          </table:table-cell>
          <table:table-cell office:value-type="float" office:value="0.184039">
            <text:p>0.184039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705075">
            <text:p>0.705075</text:p>
          </table:table-cell>
          <table:table-cell office:value-type="float" office:value="0.00000243123">
            <text:p>2.43123E-006</text:p>
          </table:table-cell>
          <table:table-cell office:value-type="float" office:value="0.18402">
            <text:p>0.18402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715991">
            <text:p>0.715991</text:p>
          </table:table-cell>
          <table:table-cell office:value-type="float" office:value="0.0000024312">
            <text:p>2.4312E-006</text:p>
          </table:table-cell>
          <table:table-cell office:value-type="float" office:value="0.184007">
            <text:p>0.18400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726907">
            <text:p>0.726907</text:p>
          </table:table-cell>
          <table:table-cell office:value-type="float" office:value="0.00000243119">
            <text:p>2.43119E-006</text:p>
          </table:table-cell>
          <table:table-cell office:value-type="float" office:value="0.184">
            <text:p>0.18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737823">
            <text:p>0.737823</text:p>
          </table:table-cell>
          <table:table-cell office:value-type="float" office:value="0.00000243118">
            <text:p>2.43118E-006</text:p>
          </table:table-cell>
          <table:table-cell office:value-type="float" office:value="0.183998">
            <text:p>0.183998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748738">
            <text:p>0.748738</text:p>
          </table:table-cell>
          <table:table-cell office:value-type="float" office:value="0.00000243119">
            <text:p>2.43119E-006</text:p>
          </table:table-cell>
          <table:table-cell office:value-type="float" office:value="0.184001">
            <text:p>0.184001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759654">
            <text:p>0.759654</text:p>
          </table:table-cell>
          <table:table-cell office:value-type="float" office:value="0.0000024312">
            <text:p>2.4312E-006</text:p>
          </table:table-cell>
          <table:table-cell office:value-type="float" office:value="0.184009">
            <text:p>0.184009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77057">
            <text:p>0.77057</text:p>
          </table:table-cell>
          <table:table-cell office:value-type="float" office:value="0.00000243123">
            <text:p>2.43123E-006</text:p>
          </table:table-cell>
          <table:table-cell office:value-type="float" office:value="0.184023">
            <text:p>0.18402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781486">
            <text:p>0.781486</text:p>
          </table:table-cell>
          <table:table-cell office:value-type="float" office:value="0.00000243128">
            <text:p>2.43128E-006</text:p>
          </table:table-cell>
          <table:table-cell office:value-type="float" office:value="0.184044">
            <text:p>0.18404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792402">
            <text:p>0.792402</text:p>
          </table:table-cell>
          <table:table-cell office:value-type="float" office:value="0.00000243134">
            <text:p>2.43134E-006</text:p>
          </table:table-cell>
          <table:table-cell office:value-type="float" office:value="0.184075">
            <text:p>0.18407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803318">
            <text:p>0.803318</text:p>
          </table:table-cell>
          <table:table-cell office:value-type="float" office:value="0.00000243143">
            <text:p>2.43143E-006</text:p>
          </table:table-cell>
          <table:table-cell office:value-type="float" office:value="0.184117">
            <text:p>0.18411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814234">
            <text:p>0.814234</text:p>
          </table:table-cell>
          <table:table-cell office:value-type="float" office:value="0.00000243155">
            <text:p>2.43155E-006</text:p>
          </table:table-cell>
          <table:table-cell office:value-type="float" office:value="0.184176">
            <text:p>0.184176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82515">
            <text:p>0.82515</text:p>
          </table:table-cell>
          <table:table-cell office:value-type="float" office:value="0.00000243171">
            <text:p>2.43171E-006</text:p>
          </table:table-cell>
          <table:table-cell office:value-type="float" office:value="0.184256">
            <text:p>0.184256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836066">
            <text:p>0.836066</text:p>
          </table:table-cell>
          <table:table-cell office:value-type="float" office:value="0.00000243194">
            <text:p>2.43194E-006</text:p>
          </table:table-cell>
          <table:table-cell office:value-type="float" office:value="0.184365">
            <text:p>0.18436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846982">
            <text:p>0.846982</text:p>
          </table:table-cell>
          <table:table-cell office:value-type="float" office:value="0.00000243224">
            <text:p>2.43224E-006</text:p>
          </table:table-cell>
          <table:table-cell office:value-type="float" office:value="0.184513">
            <text:p>0.18451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857897">
            <text:p>0.857897</text:p>
          </table:table-cell>
          <table:table-cell office:value-type="float" office:value="0.00000243265">
            <text:p>2.43265E-006</text:p>
          </table:table-cell>
          <table:table-cell office:value-type="float" office:value="0.184714">
            <text:p>0.18471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868813">
            <text:p>0.868813</text:p>
          </table:table-cell>
          <table:table-cell office:value-type="float" office:value="0.00000243321">
            <text:p>2.43321E-006</text:p>
          </table:table-cell>
          <table:table-cell office:value-type="float" office:value="0.184987">
            <text:p>0.18498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879729">
            <text:p>0.879729</text:p>
          </table:table-cell>
          <table:table-cell office:value-type="float" office:value="0.00000243398">
            <text:p>0.000002434</text:p>
          </table:table-cell>
          <table:table-cell office:value-type="float" office:value="0.185359">
            <text:p>0.185359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890645">
            <text:p>0.890645</text:p>
          </table:table-cell>
          <table:table-cell office:value-type="float" office:value="0.00000243502">
            <text:p>0.000002435</text:p>
          </table:table-cell>
          <table:table-cell office:value-type="float" office:value="0.185864">
            <text:p>0.18586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901561">
            <text:p>0.901561</text:p>
          </table:table-cell>
          <table:table-cell office:value-type="float" office:value="0.00000243643">
            <text:p>2.43643E-006</text:p>
          </table:table-cell>
          <table:table-cell office:value-type="float" office:value="0.186553">
            <text:p>0.18655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912477">
            <text:p>0.912477</text:p>
          </table:table-cell>
          <table:table-cell office:value-type="float" office:value="0.00000243836">
            <text:p>2.43836E-006</text:p>
          </table:table-cell>
          <table:table-cell office:value-type="float" office:value="0.187494">
            <text:p>0.18749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923393">
            <text:p>0.923393</text:p>
          </table:table-cell>
          <table:table-cell office:value-type="float" office:value="0.00000244101">
            <text:p>0.000002441</text:p>
          </table:table-cell>
          <table:table-cell office:value-type="float" office:value="0.188784">
            <text:p>0.18878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934309">
            <text:p>0.934309</text:p>
          </table:table-cell>
          <table:table-cell office:value-type="float" office:value="0.00000244465">
            <text:p>2.44465E-006</text:p>
          </table:table-cell>
          <table:table-cell office:value-type="float" office:value="0.190558">
            <text:p>0.190558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945225">
            <text:p>0.945225</text:p>
          </table:table-cell>
          <table:table-cell office:value-type="float" office:value="0.0000024497">
            <text:p>2.4497E-006</text:p>
          </table:table-cell>
          <table:table-cell office:value-type="float" office:value="0.193014">
            <text:p>0.19301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95614">
            <text:p>0.95614</text:p>
          </table:table-cell>
          <table:table-cell office:value-type="float" office:value="0.00000245674">
            <text:p>2.45674E-006</text:p>
          </table:table-cell>
          <table:table-cell office:value-type="float" office:value="0.196443">
            <text:p>0.19644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967056">
            <text:p>0.967056</text:p>
          </table:table-cell>
          <table:table-cell office:value-type="float" office:value="0.00000246668">
            <text:p>2.46668E-006</text:p>
          </table:table-cell>
          <table:table-cell office:value-type="float" office:value="0.201284">
            <text:p>0.201284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977972">
            <text:p>0.977972</text:p>
          </table:table-cell>
          <table:table-cell office:value-type="float" office:value="0.00000248094">
            <text:p>2.48094E-006</text:p>
          </table:table-cell>
          <table:table-cell office:value-type="float" office:value="0.208232">
            <text:p>0.208232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988888">
            <text:p>0.988888</text:p>
          </table:table-cell>
          <table:table-cell office:value-type="float" office:value="0.00000250191">
            <text:p>2.50191E-006</text:p>
          </table:table-cell>
          <table:table-cell office:value-type="float" office:value="0.218441">
            <text:p>0.218441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999804">
            <text:p>0.999804</text:p>
          </table:table-cell>
          <table:table-cell office:value-type="float" office:value="0.0000025338">
            <text:p>2.5338E-006</text:p>
          </table:table-cell>
          <table:table-cell office:value-type="float" office:value="0.233973">
            <text:p>0.233973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01072">
            <text:p>1.01072</text:p>
          </table:table-cell>
          <table:table-cell office:value-type="float" office:value="0.00000258498">
            <text:p>0.000002585</text:p>
          </table:table-cell>
          <table:table-cell office:value-type="float" office:value="0.258899">
            <text:p>0.258899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02164">
            <text:p>1.02164</text:p>
          </table:table-cell>
          <table:table-cell office:value-type="float" office:value="0.00000267459">
            <text:p>2.67459E-006</text:p>
          </table:table-cell>
          <table:table-cell office:value-type="float" office:value="0.302537">
            <text:p>0.30253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03255">
            <text:p>1.03255</text:p>
          </table:table-cell>
          <table:table-cell office:value-type="float" office:value="0.00000285828">
            <text:p>2.85828E-006</text:p>
          </table:table-cell>
          <table:table-cell office:value-type="float" office:value="0.391997">
            <text:p>0.39199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04347">
            <text:p>1.04347</text:p>
          </table:table-cell>
          <table:table-cell office:value-type="float" office:value="0.00000339573">
            <text:p>3.39573E-006</text:p>
          </table:table-cell>
          <table:table-cell office:value-type="float" office:value="0.653735">
            <text:p>0.65373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05438">
            <text:p>1.05438</text:p>
          </table:table-cell>
          <table:table-cell office:value-type="float" office:value="0.0000160444">
            <text:p>1.60444E-005</text:p>
          </table:table-cell>
          <table:table-cell office:value-type="float" office:value="6.81372">
            <text:p>6.81372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0653">
            <text:p>1.0653</text:p>
          </table:table-cell>
          <table:table-cell office:value-type="float" office:value="0.000000863471">
            <text:p>8.63471E-007</text:p>
          </table:table-cell>
          <table:table-cell office:value-type="float" office:value="-0.579485">
            <text:p>-0.57948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07622">
            <text:p>1.07622</text:p>
          </table:table-cell>
          <table:table-cell office:value-type="float" office:value="0.00000157146">
            <text:p>1.57146E-006</text:p>
          </table:table-cell>
          <table:table-cell office:value-type="float" office:value="-0.234692">
            <text:p>-0.234692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08713">
            <text:p>1.08713</text:p>
          </table:table-cell>
          <table:table-cell office:value-type="float" office:value="0.00000178647">
            <text:p>1.78647E-006</text:p>
          </table:table-cell>
          <table:table-cell office:value-type="float" office:value="-0.129979">
            <text:p>-0.129979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09805">
            <text:p>1.09805</text:p>
          </table:table-cell>
          <table:table-cell office:value-type="float" office:value="0.00000188699">
            <text:p>0.000001887</text:p>
          </table:table-cell>
          <table:table-cell office:value-type="float" office:value="-0.0810287">
            <text:p>-0.0810287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10896">
            <text:p>1.10896</text:p>
          </table:table-cell>
          <table:table-cell office:value-type="float" office:value="0.00000194317">
            <text:p>1.94317E-006</text:p>
          </table:table-cell>
          <table:table-cell office:value-type="float" office:value="-0.0536646">
            <text:p>-0.0536646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11988">
            <text:p>1.11988</text:p>
          </table:table-cell>
          <table:table-cell office:value-type="float" office:value="0.00000197775">
            <text:p>1.97775E-006</text:p>
          </table:table-cell>
          <table:table-cell office:value-type="float" office:value="-0.0368259">
            <text:p>-0.0368259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.13079">
            <text:p>1.13079</text:p>
          </table:table-cell>
          <table:table-cell office:value-type="float" office:value="0.0000020003">
            <text:p>2.0003E-006</text:p>
          </table:table-cell>
          <table:table-cell office:value-type="float" office:value="-0.0258455">
            <text:p>-0.0258455</text:p>
          </table:table-cell>
          <table:table-cell office:value-type="float" office:value="0.00154482">
            <text:p>0.00154482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0377095">
            <text:p>0.0377095</text:p>
          </table:table-cell>
          <table:table-cell office:value-type="float" office:value="0.0147107">
            <text:p>0.0147107</text:p>
          </table:table-cell>
          <table:table-cell office:value-type="float" office:value="7017.22">
            <text:p>7017.2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0486553">
            <text:p>0.0486553</text:p>
          </table:table-cell>
          <table:table-cell office:value-type="float" office:value="0.0107759">
            <text:p>0.0107759</text:p>
          </table:table-cell>
          <table:table-cell office:value-type="float" office:value="5140.01">
            <text:p>5140.0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0596011">
            <text:p>0.0596011</text:p>
          </table:table-cell>
          <table:table-cell office:value-type="float" office:value="0.00789378">
            <text:p>0.00789378</text:p>
          </table:table-cell>
          <table:table-cell office:value-type="float" office:value="3765">
            <text:p>3765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0705469">
            <text:p>0.0705469</text:p>
          </table:table-cell>
          <table:table-cell office:value-type="float" office:value="0.0057827">
            <text:p>0.0057827</text:p>
          </table:table-cell>
          <table:table-cell office:value-type="float" office:value="2757.84">
            <text:p>2757.84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0814928">
            <text:p>0.0814928</text:p>
          </table:table-cell>
          <table:table-cell office:value-type="float" office:value="0.0042364">
            <text:p>0.0042364</text:p>
          </table:table-cell>
          <table:table-cell office:value-type="float" office:value="2020.12">
            <text:p>2020.1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0924386">
            <text:p>0.0924386</text:p>
          </table:table-cell>
          <table:table-cell office:value-type="float" office:value="0.00310377">
            <text:p>0.00310377</text:p>
          </table:table-cell>
          <table:table-cell office:value-type="float" office:value="1479.76">
            <text:p>1479.7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103384">
            <text:p>0.103384</text:p>
          </table:table-cell>
          <table:table-cell office:value-type="float" office:value="0.00227414">
            <text:p>0.00227414</text:p>
          </table:table-cell>
          <table:table-cell office:value-type="float" office:value="1083.96">
            <text:p>1083.9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11433">
            <text:p>0.11433</text:p>
          </table:table-cell>
          <table:table-cell office:value-type="float" office:value="0.00166646">
            <text:p>0.00166646</text:p>
          </table:table-cell>
          <table:table-cell office:value-type="float" office:value="794.044">
            <text:p>794.044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125276">
            <text:p>0.125276</text:p>
          </table:table-cell>
          <table:table-cell office:value-type="float" office:value="0.00122136">
            <text:p>0.00122136</text:p>
          </table:table-cell>
          <table:table-cell office:value-type="float" office:value="581.69">
            <text:p>581.6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136222">
            <text:p>0.136222</text:p>
          </table:table-cell>
          <table:table-cell office:value-type="float" office:value="0.000895325">
            <text:p>0.000895325</text:p>
          </table:table-cell>
          <table:table-cell office:value-type="float" office:value="426.146">
            <text:p>426.14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147168">
            <text:p>0.147168</text:p>
          </table:table-cell>
          <table:table-cell office:value-type="float" office:value="0.000656516">
            <text:p>0.000656516</text:p>
          </table:table-cell>
          <table:table-cell office:value-type="float" office:value="312.214">
            <text:p>312.214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158113">
            <text:p>0.158113</text:p>
          </table:table-cell>
          <table:table-cell office:value-type="float" office:value="0.000481594">
            <text:p>0.000481594</text:p>
          </table:table-cell>
          <table:table-cell office:value-type="float" office:value="228.761">
            <text:p>228.76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169059">
            <text:p>0.169059</text:p>
          </table:table-cell>
          <table:table-cell office:value-type="float" office:value="0.000353469">
            <text:p>0.000353469</text:p>
          </table:table-cell>
          <table:table-cell office:value-type="float" office:value="167.634">
            <text:p>167.634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180005">
            <text:p>0.180005</text:p>
          </table:table-cell>
          <table:table-cell office:value-type="float" office:value="0.00025962">
            <text:p>0.00025962</text:p>
          </table:table-cell>
          <table:table-cell office:value-type="float" office:value="122.861">
            <text:p>122.86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190951">
            <text:p>0.190951</text:p>
          </table:table-cell>
          <table:table-cell office:value-type="float" office:value="0.000190878">
            <text:p>0.000190878</text:p>
          </table:table-cell>
          <table:table-cell office:value-type="float" office:value="90.065">
            <text:p>90.065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201897">
            <text:p>0.201897</text:p>
          </table:table-cell>
          <table:table-cell office:value-type="float" office:value="0.000140527">
            <text:p>0.000140527</text:p>
          </table:table-cell>
          <table:table-cell office:value-type="float" office:value="66.043">
            <text:p>66.043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212842">
            <text:p>0.212842</text:p>
          </table:table-cell>
          <table:table-cell office:value-type="float" office:value="0.000103645">
            <text:p>0.000103645</text:p>
          </table:table-cell>
          <table:table-cell office:value-type="float" office:value="48.4476">
            <text:p>48.447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223788">
            <text:p>0.223788</text:p>
          </table:table-cell>
          <table:table-cell office:value-type="float" office:value="0.0000766307">
            <text:p>7.66307E-005</text:p>
          </table:table-cell>
          <table:table-cell office:value-type="float" office:value="35.5593">
            <text:p>35.5593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234734">
            <text:p>0.234734</text:p>
          </table:table-cell>
          <table:table-cell office:value-type="float" office:value="0.0000568432">
            <text:p>5.68432E-005</text:p>
          </table:table-cell>
          <table:table-cell office:value-type="float" office:value="26.119">
            <text:p>26.11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24568">
            <text:p>0.24568</text:p>
          </table:table-cell>
          <table:table-cell office:value-type="float" office:value="0.0000423494">
            <text:p>4.23494E-005</text:p>
          </table:table-cell>
          <table:table-cell office:value-type="float" office:value="19.2042">
            <text:p>19.204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256626">
            <text:p>0.256626</text:p>
          </table:table-cell>
          <table:table-cell office:value-type="float" office:value="0.000031733">
            <text:p>0.000031733</text:p>
          </table:table-cell>
          <table:table-cell office:value-type="float" office:value="14.1393">
            <text:p>14.1393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267572">
            <text:p>0.267572</text:p>
          </table:table-cell>
          <table:table-cell office:value-type="float" office:value="0.0000239568">
            <text:p>2.39568E-005</text:p>
          </table:table-cell>
          <table:table-cell office:value-type="float" office:value="10.4294">
            <text:p>10.4294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278517">
            <text:p>0.278517</text:p>
          </table:table-cell>
          <table:table-cell office:value-type="float" office:value="0.0000182609">
            <text:p>1.82609E-005</text:p>
          </table:table-cell>
          <table:table-cell office:value-type="float" office:value="7.71199">
            <text:p>7.7119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289463">
            <text:p>0.289463</text:p>
          </table:table-cell>
          <table:table-cell office:value-type="float" office:value="0.0000140888">
            <text:p>1.40888E-005</text:p>
          </table:table-cell>
          <table:table-cell office:value-type="float" office:value="5.72156">
            <text:p>5.7215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300409">
            <text:p>0.300409</text:p>
          </table:table-cell>
          <table:table-cell office:value-type="float" office:value="0.0000110329">
            <text:p>1.10329E-005</text:p>
          </table:table-cell>
          <table:table-cell office:value-type="float" office:value="4.26361">
            <text:p>4.2636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311355">
            <text:p>0.311355</text:p>
          </table:table-cell>
          <table:table-cell office:value-type="float" office:value="0.00000879447">
            <text:p>8.79447E-006</text:p>
          </table:table-cell>
          <table:table-cell office:value-type="float" office:value="3.1957">
            <text:p>3.195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322301">
            <text:p>0.322301</text:p>
          </table:table-cell>
          <table:table-cell office:value-type="float" office:value="0.0000071549">
            <text:p>7.1549E-006</text:p>
          </table:table-cell>
          <table:table-cell office:value-type="float" office:value="2.41349">
            <text:p>2.4134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333246">
            <text:p>0.333246</text:p>
          </table:table-cell>
          <table:table-cell office:value-type="float" office:value="0.00000595395">
            <text:p>0.000005954</text:p>
          </table:table-cell>
          <table:table-cell office:value-type="float" office:value="1.84054">
            <text:p>1.84054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344192">
            <text:p>0.344192</text:p>
          </table:table-cell>
          <table:table-cell office:value-type="float" office:value="0.00000507429">
            <text:p>5.07429E-006</text:p>
          </table:table-cell>
          <table:table-cell office:value-type="float" office:value="1.42086">
            <text:p>1.4208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355138">
            <text:p>0.355138</text:p>
          </table:table-cell>
          <table:table-cell office:value-type="float" office:value="0.00000442996">
            <text:p>0.00000443</text:p>
          </table:table-cell>
          <table:table-cell office:value-type="float" office:value="1.11347">
            <text:p>1.1134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366084">
            <text:p>0.366084</text:p>
          </table:table-cell>
          <table:table-cell office:value-type="float" office:value="0.000003958">
            <text:p>0.000003958</text:p>
          </table:table-cell>
          <table:table-cell office:value-type="float" office:value="0.888303">
            <text:p>0.888303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37703">
            <text:p>0.37703</text:p>
          </table:table-cell>
          <table:table-cell office:value-type="float" office:value="0.00000361231">
            <text:p>3.61231E-006</text:p>
          </table:table-cell>
          <table:table-cell office:value-type="float" office:value="0.723377">
            <text:p>0.72337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387975">
            <text:p>0.387975</text:p>
          </table:table-cell>
          <table:table-cell office:value-type="float" office:value="0.0000033591">
            <text:p>3.3591E-006</text:p>
          </table:table-cell>
          <table:table-cell office:value-type="float" office:value="0.602573">
            <text:p>0.602573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398921">
            <text:p>0.398921</text:p>
          </table:table-cell>
          <table:table-cell office:value-type="float" office:value="0.00000317362">
            <text:p>3.17362E-006</text:p>
          </table:table-cell>
          <table:table-cell office:value-type="float" office:value="0.514087">
            <text:p>0.51408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409867">
            <text:p>0.409867</text:p>
          </table:table-cell>
          <table:table-cell office:value-type="float" office:value="0.00000303777">
            <text:p>3.03777E-006</text:p>
          </table:table-cell>
          <table:table-cell office:value-type="float" office:value="0.449274">
            <text:p>0.449274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420813">
            <text:p>0.420813</text:p>
          </table:table-cell>
          <table:table-cell office:value-type="float" office:value="0.00000293826">
            <text:p>2.93826E-006</text:p>
          </table:table-cell>
          <table:table-cell office:value-type="float" office:value="0.401799">
            <text:p>0.40179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431759">
            <text:p>0.431759</text:p>
          </table:table-cell>
          <table:table-cell office:value-type="float" office:value="0.00000286537">
            <text:p>2.86537E-006</text:p>
          </table:table-cell>
          <table:table-cell office:value-type="float" office:value="0.367026">
            <text:p>0.36702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442704">
            <text:p>0.442704</text:p>
          </table:table-cell>
          <table:table-cell office:value-type="float" office:value="0.00000281199">
            <text:p>0.000002812</text:p>
          </table:table-cell>
          <table:table-cell office:value-type="float" office:value="0.341555">
            <text:p>0.341555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45365">
            <text:p>0.45365</text:p>
          </table:table-cell>
          <table:table-cell office:value-type="float" office:value="0.00000277288">
            <text:p>2.77288E-006</text:p>
          </table:table-cell>
          <table:table-cell office:value-type="float" office:value="0.322898">
            <text:p>0.322898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464596">
            <text:p>0.464596</text:p>
          </table:table-cell>
          <table:table-cell office:value-type="float" office:value="0.00000274424">
            <text:p>2.74424E-006</text:p>
          </table:table-cell>
          <table:table-cell office:value-type="float" office:value="0.309233">
            <text:p>0.309233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475542">
            <text:p>0.475542</text:p>
          </table:table-cell>
          <table:table-cell office:value-type="float" office:value="0.00000272326">
            <text:p>2.72326E-006</text:p>
          </table:table-cell>
          <table:table-cell office:value-type="float" office:value="0.299223">
            <text:p>0.299223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486488">
            <text:p>0.486488</text:p>
          </table:table-cell>
          <table:table-cell office:value-type="float" office:value="0.00000270789">
            <text:p>2.70789E-006</text:p>
          </table:table-cell>
          <table:table-cell office:value-type="float" office:value="0.291891">
            <text:p>0.29189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497434">
            <text:p>0.497434</text:p>
          </table:table-cell>
          <table:table-cell office:value-type="float" office:value="0.00000269663">
            <text:p>2.69663E-006</text:p>
          </table:table-cell>
          <table:table-cell office:value-type="float" office:value="0.286521">
            <text:p>0.28652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508379">
            <text:p>0.508379</text:p>
          </table:table-cell>
          <table:table-cell office:value-type="float" office:value="0.00000268839">
            <text:p>2.68839E-006</text:p>
          </table:table-cell>
          <table:table-cell office:value-type="float" office:value="0.282587">
            <text:p>0.28258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519325">
            <text:p>0.519325</text:p>
          </table:table-cell>
          <table:table-cell office:value-type="float" office:value="0.00000268235">
            <text:p>2.68235E-006</text:p>
          </table:table-cell>
          <table:table-cell office:value-type="float" office:value="0.279706">
            <text:p>0.27970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530271">
            <text:p>0.530271</text:p>
          </table:table-cell>
          <table:table-cell office:value-type="float" office:value="0.00000267792">
            <text:p>2.67792E-006</text:p>
          </table:table-cell>
          <table:table-cell office:value-type="float" office:value="0.277595">
            <text:p>0.277595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541217">
            <text:p>0.541217</text:p>
          </table:table-cell>
          <table:table-cell office:value-type="float" office:value="0.00000267468">
            <text:p>2.67468E-006</text:p>
          </table:table-cell>
          <table:table-cell office:value-type="float" office:value="0.276049">
            <text:p>0.27604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552163">
            <text:p>0.552163</text:p>
          </table:table-cell>
          <table:table-cell office:value-type="float" office:value="0.00000267231">
            <text:p>2.67231E-006</text:p>
          </table:table-cell>
          <table:table-cell office:value-type="float" office:value="0.274917">
            <text:p>0.27491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563108">
            <text:p>0.563108</text:p>
          </table:table-cell>
          <table:table-cell office:value-type="float" office:value="0.00000267057">
            <text:p>2.67057E-006</text:p>
          </table:table-cell>
          <table:table-cell office:value-type="float" office:value="0.274088">
            <text:p>0.274088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574054">
            <text:p>0.574054</text:p>
          </table:table-cell>
          <table:table-cell office:value-type="float" office:value="0.0000026693">
            <text:p>2.6693E-006</text:p>
          </table:table-cell>
          <table:table-cell office:value-type="float" office:value="0.27348">
            <text:p>0.27348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585">
            <text:p>0.585</text:p>
          </table:table-cell>
          <table:table-cell office:value-type="float" office:value="0.00000266836">
            <text:p>2.66836E-006</text:p>
          </table:table-cell>
          <table:table-cell office:value-type="float" office:value="0.273035">
            <text:p>0.273035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595946">
            <text:p>0.595946</text:p>
          </table:table-cell>
          <table:table-cell office:value-type="float" office:value="0.00000266768">
            <text:p>2.66768E-006</text:p>
          </table:table-cell>
          <table:table-cell office:value-type="float" office:value="0.27271">
            <text:p>0.2727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606892">
            <text:p>0.606892</text:p>
          </table:table-cell>
          <table:table-cell office:value-type="float" office:value="0.00000266718">
            <text:p>2.66718E-006</text:p>
          </table:table-cell>
          <table:table-cell office:value-type="float" office:value="0.272471">
            <text:p>0.27247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617837">
            <text:p>0.617837</text:p>
          </table:table-cell>
          <table:table-cell office:value-type="float" office:value="0.00000266682">
            <text:p>2.66682E-006</text:p>
          </table:table-cell>
          <table:table-cell office:value-type="float" office:value="0.272297">
            <text:p>0.27229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628783">
            <text:p>0.628783</text:p>
          </table:table-cell>
          <table:table-cell office:value-type="float" office:value="0.00000266655">
            <text:p>2.66655E-006</text:p>
          </table:table-cell>
          <table:table-cell office:value-type="float" office:value="0.272169">
            <text:p>0.27216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639729">
            <text:p>0.639729</text:p>
          </table:table-cell>
          <table:table-cell office:value-type="float" office:value="0.00000266635">
            <text:p>2.66635E-006</text:p>
          </table:table-cell>
          <table:table-cell office:value-type="float" office:value="0.272075">
            <text:p>0.272075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650675">
            <text:p>0.650675</text:p>
          </table:table-cell>
          <table:table-cell office:value-type="float" office:value="0.00000266621">
            <text:p>2.66621E-006</text:p>
          </table:table-cell>
          <table:table-cell office:value-type="float" office:value="0.272007">
            <text:p>0.27200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661621">
            <text:p>0.661621</text:p>
          </table:table-cell>
          <table:table-cell office:value-type="float" office:value="0.00000266611">
            <text:p>2.66611E-006</text:p>
          </table:table-cell>
          <table:table-cell office:value-type="float" office:value="0.271958">
            <text:p>0.271958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672566">
            <text:p>0.672566</text:p>
          </table:table-cell>
          <table:table-cell office:value-type="float" office:value="0.00000266603">
            <text:p>0.000002666</text:p>
          </table:table-cell>
          <table:table-cell office:value-type="float" office:value="0.271922">
            <text:p>0.27192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683512">
            <text:p>0.683512</text:p>
          </table:table-cell>
          <table:table-cell office:value-type="float" office:value="0.00000266598">
            <text:p>0.000002666</text:p>
          </table:table-cell>
          <table:table-cell office:value-type="float" office:value="0.271897">
            <text:p>0.27189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694458">
            <text:p>0.694458</text:p>
          </table:table-cell>
          <table:table-cell office:value-type="float" office:value="0.00000266594">
            <text:p>2.66594E-006</text:p>
          </table:table-cell>
          <table:table-cell office:value-type="float" office:value="0.27188">
            <text:p>0.27188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705404">
            <text:p>0.705404</text:p>
          </table:table-cell>
          <table:table-cell office:value-type="float" office:value="0.00000266592">
            <text:p>2.66592E-006</text:p>
          </table:table-cell>
          <table:table-cell office:value-type="float" office:value="0.271869">
            <text:p>0.27186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71635">
            <text:p>0.71635</text:p>
          </table:table-cell>
          <table:table-cell office:value-type="float" office:value="0.00000266591">
            <text:p>2.66591E-006</text:p>
          </table:table-cell>
          <table:table-cell office:value-type="float" office:value="0.271862">
            <text:p>0.27186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727296">
            <text:p>0.727296</text:p>
          </table:table-cell>
          <table:table-cell office:value-type="float" office:value="0.0000026659">
            <text:p>2.6659E-006</text:p>
          </table:table-cell>
          <table:table-cell office:value-type="float" office:value="0.271861">
            <text:p>0.27186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738241">
            <text:p>0.738241</text:p>
          </table:table-cell>
          <table:table-cell office:value-type="float" office:value="0.00000266591">
            <text:p>2.66591E-006</text:p>
          </table:table-cell>
          <table:table-cell office:value-type="float" office:value="0.271863">
            <text:p>0.271863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749187">
            <text:p>0.749187</text:p>
          </table:table-cell>
          <table:table-cell office:value-type="float" office:value="0.00000266592">
            <text:p>2.66592E-006</text:p>
          </table:table-cell>
          <table:table-cell office:value-type="float" office:value="0.27187">
            <text:p>0.2718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760133">
            <text:p>0.760133</text:p>
          </table:table-cell>
          <table:table-cell office:value-type="float" office:value="0.00000266595">
            <text:p>0.000002666</text:p>
          </table:table-cell>
          <table:table-cell office:value-type="float" office:value="0.271883">
            <text:p>0.271883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771079">
            <text:p>0.771079</text:p>
          </table:table-cell>
          <table:table-cell office:value-type="float" office:value="0.00000266599">
            <text:p>0.000002666</text:p>
          </table:table-cell>
          <table:table-cell office:value-type="float" office:value="0.271902">
            <text:p>0.27190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782025">
            <text:p>0.782025</text:p>
          </table:table-cell>
          <table:table-cell office:value-type="float" office:value="0.00000266604">
            <text:p>0.000002666</text:p>
          </table:table-cell>
          <table:table-cell office:value-type="float" office:value="0.271929">
            <text:p>0.27192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79297">
            <text:p>0.79297</text:p>
          </table:table-cell>
          <table:table-cell office:value-type="float" office:value="0.00000266612">
            <text:p>2.66612E-006</text:p>
          </table:table-cell>
          <table:table-cell office:value-type="float" office:value="0.271967">
            <text:p>0.27196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803916">
            <text:p>0.803916</text:p>
          </table:table-cell>
          <table:table-cell office:value-type="float" office:value="0.00000266624">
            <text:p>2.66624E-006</text:p>
          </table:table-cell>
          <table:table-cell office:value-type="float" office:value="0.27202">
            <text:p>0.2720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814862">
            <text:p>0.814862</text:p>
          </table:table-cell>
          <table:table-cell office:value-type="float" office:value="0.00000266639">
            <text:p>2.66639E-006</text:p>
          </table:table-cell>
          <table:table-cell office:value-type="float" office:value="0.272092">
            <text:p>0.27209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825808">
            <text:p>0.825808</text:p>
          </table:table-cell>
          <table:table-cell office:value-type="float" office:value="0.0000026666">
            <text:p>2.6666E-006</text:p>
          </table:table-cell>
          <table:table-cell office:value-type="float" office:value="0.272192">
            <text:p>0.27219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836754">
            <text:p>0.836754</text:p>
          </table:table-cell>
          <table:table-cell office:value-type="float" office:value="0.00000266688">
            <text:p>2.66688E-006</text:p>
          </table:table-cell>
          <table:table-cell office:value-type="float" office:value="0.272328">
            <text:p>0.272328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847699">
            <text:p>0.847699</text:p>
          </table:table-cell>
          <table:table-cell office:value-type="float" office:value="0.00000266727">
            <text:p>2.66727E-006</text:p>
          </table:table-cell>
          <table:table-cell office:value-type="float" office:value="0.272515">
            <text:p>0.272515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858645">
            <text:p>0.858645</text:p>
          </table:table-cell>
          <table:table-cell office:value-type="float" office:value="0.00000266781">
            <text:p>2.66781E-006</text:p>
          </table:table-cell>
          <table:table-cell office:value-type="float" office:value="0.27277">
            <text:p>0.2727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869591">
            <text:p>0.869591</text:p>
          </table:table-cell>
          <table:table-cell office:value-type="float" office:value="0.00000266854">
            <text:p>2.66854E-006</text:p>
          </table:table-cell>
          <table:table-cell office:value-type="float" office:value="0.27312">
            <text:p>0.2731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880537">
            <text:p>0.880537</text:p>
          </table:table-cell>
          <table:table-cell office:value-type="float" office:value="0.00000266955">
            <text:p>2.66955E-006</text:p>
          </table:table-cell>
          <table:table-cell office:value-type="float" office:value="0.273599">
            <text:p>0.27359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891483">
            <text:p>0.891483</text:p>
          </table:table-cell>
          <table:table-cell office:value-type="float" office:value="0.00000267092">
            <text:p>2.67092E-006</text:p>
          </table:table-cell>
          <table:table-cell office:value-type="float" office:value="0.274255">
            <text:p>0.274255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902428">
            <text:p>0.902428</text:p>
          </table:table-cell>
          <table:table-cell office:value-type="float" office:value="0.00000267281">
            <text:p>2.67281E-006</text:p>
          </table:table-cell>
          <table:table-cell office:value-type="float" office:value="0.275157">
            <text:p>0.27515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913374">
            <text:p>0.913374</text:p>
          </table:table-cell>
          <table:table-cell office:value-type="float" office:value="0.00000267541">
            <text:p>2.67541E-006</text:p>
          </table:table-cell>
          <table:table-cell office:value-type="float" office:value="0.276397">
            <text:p>0.276397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92432">
            <text:p>0.92432</text:p>
          </table:table-cell>
          <table:table-cell office:value-type="float" office:value="0.000002679">
            <text:p>0.000002679</text:p>
          </table:table-cell>
          <table:table-cell office:value-type="float" office:value="0.278109">
            <text:p>0.27810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935266">
            <text:p>0.935266</text:p>
          </table:table-cell>
          <table:table-cell office:value-type="float" office:value="0.00000268397">
            <text:p>0.000002684</text:p>
          </table:table-cell>
          <table:table-cell office:value-type="float" office:value="0.28048">
            <text:p>0.28048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946212">
            <text:p>0.946212</text:p>
          </table:table-cell>
          <table:table-cell office:value-type="float" office:value="0.00000269089">
            <text:p>2.69089E-006</text:p>
          </table:table-cell>
          <table:table-cell office:value-type="float" office:value="0.283784">
            <text:p>0.283784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957158">
            <text:p>0.957158</text:p>
          </table:table-cell>
          <table:table-cell office:value-type="float" office:value="0.00000270062">
            <text:p>2.70062E-006</text:p>
          </table:table-cell>
          <table:table-cell office:value-type="float" office:value="0.288422">
            <text:p>0.28842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968103">
            <text:p>0.968103</text:p>
          </table:table-cell>
          <table:table-cell office:value-type="float" office:value="0.00000271441">
            <text:p>2.71441E-006</text:p>
          </table:table-cell>
          <table:table-cell office:value-type="float" office:value="0.295004">
            <text:p>0.295004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979049">
            <text:p>0.979049</text:p>
          </table:table-cell>
          <table:table-cell office:value-type="float" office:value="0.0000027343">
            <text:p>2.7343E-006</text:p>
          </table:table-cell>
          <table:table-cell office:value-type="float" office:value="0.304491">
            <text:p>0.30449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989995">
            <text:p>0.989995</text:p>
          </table:table-cell>
          <table:table-cell office:value-type="float" office:value="0.0000027636">
            <text:p>2.7636E-006</text:p>
          </table:table-cell>
          <table:table-cell office:value-type="float" office:value="0.318472">
            <text:p>0.31847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00094">
            <text:p>1.00094</text:p>
          </table:table-cell>
          <table:table-cell office:value-type="float" office:value="0.00000280825">
            <text:p>2.80825E-006</text:p>
          </table:table-cell>
          <table:table-cell office:value-type="float" office:value="0.339773">
            <text:p>0.339773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01189">
            <text:p>1.01189</text:p>
          </table:table-cell>
          <table:table-cell office:value-type="float" office:value="0.00000287982">
            <text:p>2.87982E-006</text:p>
          </table:table-cell>
          <table:table-cell office:value-type="float" office:value="0.373916">
            <text:p>0.37391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02283">
            <text:p>1.02283</text:p>
          </table:table-cell>
          <table:table-cell office:value-type="float" office:value="0.00000300443">
            <text:p>3.00443E-006</text:p>
          </table:table-cell>
          <table:table-cell office:value-type="float" office:value="0.433369">
            <text:p>0.43336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03378">
            <text:p>1.03378</text:p>
          </table:table-cell>
          <table:table-cell office:value-type="float" office:value="0.00000325629">
            <text:p>3.25629E-006</text:p>
          </table:table-cell>
          <table:table-cell office:value-type="float" office:value="0.553526">
            <text:p>0.55352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04472">
            <text:p>1.04472</text:p>
          </table:table-cell>
          <table:table-cell office:value-type="float" office:value="0.00000396296">
            <text:p>0.000003963</text:p>
          </table:table-cell>
          <table:table-cell office:value-type="float" office:value="0.890668">
            <text:p>0.890668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05567">
            <text:p>1.05567</text:p>
          </table:table-cell>
          <table:table-cell office:value-type="float" office:value="0.0000131782">
            <text:p>1.31782E-005</text:p>
          </table:table-cell>
          <table:table-cell office:value-type="float" office:value="5.28711">
            <text:p>5.2871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06662">
            <text:p>1.06662</text:p>
          </table:table-cell>
          <table:table-cell office:value-type="float" office:value="0.000000165032">
            <text:p>0.000000165</text:p>
          </table:table-cell>
          <table:table-cell office:value-type="float" office:value="-0.921266">
            <text:p>-0.92126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07756">
            <text:p>1.07756</text:p>
          </table:table-cell>
          <table:table-cell office:value-type="float" office:value="0.00000135425">
            <text:p>1.35425E-006</text:p>
          </table:table-cell>
          <table:table-cell office:value-type="float" office:value="-0.353908">
            <text:p>-0.353908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08851">
            <text:p>1.08851</text:p>
          </table:table-cell>
          <table:table-cell office:value-type="float" office:value="0.00000169307">
            <text:p>1.69307E-006</text:p>
          </table:table-cell>
          <table:table-cell office:value-type="float" office:value="-0.19226">
            <text:p>-0.19226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09945">
            <text:p>1.09945</text:p>
          </table:table-cell>
          <table:table-cell office:value-type="float" office:value="0.00000184785">
            <text:p>1.84785E-006</text:p>
          </table:table-cell>
          <table:table-cell office:value-type="float" office:value="-0.118418">
            <text:p>-0.118418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1104">
            <text:p>1.1104</text:p>
          </table:table-cell>
          <table:table-cell office:value-type="float" office:value="0.00000193323">
            <text:p>1.93323E-006</text:p>
          </table:table-cell>
          <table:table-cell office:value-type="float" office:value="-0.0776842">
            <text:p>-0.0776842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12134">
            <text:p>1.12134</text:p>
          </table:table-cell>
          <table:table-cell office:value-type="float" office:value="0.00000198527">
            <text:p>1.98527E-006</text:p>
          </table:table-cell>
          <table:table-cell office:value-type="float" office:value="-0.0528601">
            <text:p>-0.0528601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.13229">
            <text:p>1.13229</text:p>
          </table:table-cell>
          <table:table-cell office:value-type="float" office:value="0.00000201892">
            <text:p>2.01892E-006</text:p>
          </table:table-cell>
          <table:table-cell office:value-type="float" office:value="-0.0368039">
            <text:p>-0.0368039</text:p>
          </table:table-cell>
          <table:table-cell office:value-type="float" office:value="0.00152393">
            <text:p>0.00152393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0362307">
            <text:p>0.0362307</text:p>
          </table:table-cell>
          <table:table-cell office:value-type="float" office:value="0.0156328">
            <text:p>0.0156328</text:p>
          </table:table-cell>
          <table:table-cell office:value-type="float" office:value="7336.24">
            <text:p>7336.2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0472061">
            <text:p>0.0472061</text:p>
          </table:table-cell>
          <table:table-cell office:value-type="float" office:value="0.0113524">
            <text:p>0.0113524</text:p>
          </table:table-cell>
          <table:table-cell office:value-type="float" office:value="5327.25">
            <text:p>5327.2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0581815">
            <text:p>0.0581815</text:p>
          </table:table-cell>
          <table:table-cell office:value-type="float" office:value="0.00824426">
            <text:p>0.00824426</text:p>
          </table:table-cell>
          <table:table-cell office:value-type="float" office:value="3868.44">
            <text:p>3868.4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0691569">
            <text:p>0.0691569</text:p>
          </table:table-cell>
          <table:table-cell office:value-type="float" office:value="0.0059873">
            <text:p>0.0059873</text:p>
          </table:table-cell>
          <table:table-cell office:value-type="float" office:value="2809.14">
            <text:p>2809.1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0801322">
            <text:p>0.0801322</text:p>
          </table:table-cell>
          <table:table-cell office:value-type="float" office:value="0.00434844">
            <text:p>0.00434844</text:p>
          </table:table-cell>
          <table:table-cell office:value-type="float" office:value="2039.94">
            <text:p>2039.9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0911076">
            <text:p>0.0911076</text:p>
          </table:table-cell>
          <table:table-cell office:value-type="float" office:value="0.00315839">
            <text:p>0.00315839</text:p>
          </table:table-cell>
          <table:table-cell office:value-type="float" office:value="1481.39">
            <text:p>1481.39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102083">
            <text:p>0.102083</text:p>
          </table:table-cell>
          <table:table-cell office:value-type="float" office:value="0.00229424">
            <text:p>0.00229424</text:p>
          </table:table-cell>
          <table:table-cell office:value-type="float" office:value="1075.8">
            <text:p>1075.8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113058">
            <text:p>0.113058</text:p>
          </table:table-cell>
          <table:table-cell office:value-type="float" office:value="0.00166676">
            <text:p>0.00166676</text:p>
          </table:table-cell>
          <table:table-cell office:value-type="float" office:value="781.291">
            <text:p>781.29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124034">
            <text:p>0.124034</text:p>
          </table:table-cell>
          <table:table-cell office:value-type="float" office:value="0.00121111">
            <text:p>0.00121111</text:p>
          </table:table-cell>
          <table:table-cell office:value-type="float" office:value="567.434">
            <text:p>567.43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135009">
            <text:p>0.135009</text:p>
          </table:table-cell>
          <table:table-cell office:value-type="float" office:value="0.000880248">
            <text:p>0.000880248</text:p>
          </table:table-cell>
          <table:table-cell office:value-type="float" office:value="412.144">
            <text:p>412.14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145985">
            <text:p>0.145985</text:p>
          </table:table-cell>
          <table:table-cell office:value-type="float" office:value="0.000639995">
            <text:p>0.000639995</text:p>
          </table:table-cell>
          <table:table-cell office:value-type="float" office:value="299.381">
            <text:p>299.38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15696">
            <text:p>0.15696</text:p>
          </table:table-cell>
          <table:table-cell office:value-type="float" office:value="0.000465537">
            <text:p>0.000465537</text:p>
          </table:table-cell>
          <table:table-cell office:value-type="float" office:value="217.5">
            <text:p>217.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167935">
            <text:p>0.167935</text:p>
          </table:table-cell>
          <table:table-cell office:value-type="float" office:value="0.000338857">
            <text:p>0.000338857</text:p>
          </table:table-cell>
          <table:table-cell office:value-type="float" office:value="158.042">
            <text:p>158.042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178911">
            <text:p>0.178911</text:p>
          </table:table-cell>
          <table:table-cell office:value-type="float" office:value="0.000246869">
            <text:p>0.000246869</text:p>
          </table:table-cell>
          <table:table-cell office:value-type="float" office:value="114.868">
            <text:p>114.868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189886">
            <text:p>0.189886</text:p>
          </table:table-cell>
          <table:table-cell office:value-type="float" office:value="0.000180073">
            <text:p>0.000180073</text:p>
          </table:table-cell>
          <table:table-cell office:value-type="float" office:value="83.5171">
            <text:p>83.517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200861">
            <text:p>0.200861</text:p>
          </table:table-cell>
          <table:table-cell office:value-type="float" office:value="0.000131569">
            <text:p>0.000131569</text:p>
          </table:table-cell>
          <table:table-cell office:value-type="float" office:value="60.752">
            <text:p>60.752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211837">
            <text:p>0.211837</text:p>
          </table:table-cell>
          <table:table-cell office:value-type="float" office:value="0.000096349">
            <text:p>0.000096349</text:p>
          </table:table-cell>
          <table:table-cell office:value-type="float" office:value="44.2214">
            <text:p>44.221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222812">
            <text:p>0.222812</text:p>
          </table:table-cell>
          <table:table-cell office:value-type="float" office:value="0.0000707741">
            <text:p>7.07741E-005</text:p>
          </table:table-cell>
          <table:table-cell office:value-type="float" office:value="32.2178">
            <text:p>32.2178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233788">
            <text:p>0.233788</text:p>
          </table:table-cell>
          <table:table-cell office:value-type="float" office:value="0.0000522031">
            <text:p>5.22031E-005</text:p>
          </table:table-cell>
          <table:table-cell office:value-type="float" office:value="23.5015">
            <text:p>23.501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244763">
            <text:p>0.244763</text:p>
          </table:table-cell>
          <table:table-cell office:value-type="float" office:value="0.000038718">
            <text:p>0.000038718</text:p>
          </table:table-cell>
          <table:table-cell office:value-type="float" office:value="17.1723">
            <text:p>17.1723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255738">
            <text:p>0.255738</text:p>
          </table:table-cell>
          <table:table-cell office:value-type="float" office:value="0.0000289259">
            <text:p>2.89259E-005</text:p>
          </table:table-cell>
          <table:table-cell office:value-type="float" office:value="12.5763">
            <text:p>12.5763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266714">
            <text:p>0.266714</text:p>
          </table:table-cell>
          <table:table-cell office:value-type="float" office:value="0.0000218154">
            <text:p>2.18154E-005</text:p>
          </table:table-cell>
          <table:table-cell office:value-type="float" office:value="9.23906">
            <text:p>9.23906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277689">
            <text:p>0.277689</text:p>
          </table:table-cell>
          <table:table-cell office:value-type="float" office:value="0.0000166522">
            <text:p>1.66522E-005</text:p>
          </table:table-cell>
          <table:table-cell office:value-type="float" office:value="6.81572">
            <text:p>6.81572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288665">
            <text:p>0.288665</text:p>
          </table:table-cell>
          <table:table-cell office:value-type="float" office:value="0.000012903">
            <text:p>0.000012903</text:p>
          </table:table-cell>
          <table:table-cell office:value-type="float" office:value="5.05603">
            <text:p>5.05603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29964">
            <text:p>0.29964</text:p>
          </table:table-cell>
          <table:table-cell office:value-type="float" office:value="0.0000101806">
            <text:p>1.01806E-005</text:p>
          </table:table-cell>
          <table:table-cell office:value-type="float" office:value="3.77825">
            <text:p>3.7782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310615">
            <text:p>0.310615</text:p>
          </table:table-cell>
          <table:table-cell office:value-type="float" office:value="0.00000820371">
            <text:p>8.20371E-006</text:p>
          </table:table-cell>
          <table:table-cell office:value-type="float" office:value="2.85041">
            <text:p>2.8504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321591">
            <text:p>0.321591</text:p>
          </table:table-cell>
          <table:table-cell office:value-type="float" office:value="0.00000676821">
            <text:p>6.76821E-006</text:p>
          </table:table-cell>
          <table:table-cell office:value-type="float" office:value="2.17666">
            <text:p>2.17666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332566">
            <text:p>0.332566</text:p>
          </table:table-cell>
          <table:table-cell office:value-type="float" office:value="0.00000572584">
            <text:p>5.72584E-006</text:p>
          </table:table-cell>
          <table:table-cell office:value-type="float" office:value="1.68742">
            <text:p>1.68742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343542">
            <text:p>0.343542</text:p>
          </table:table-cell>
          <table:table-cell office:value-type="float" office:value="0.00000496894">
            <text:p>4.96894E-006</text:p>
          </table:table-cell>
          <table:table-cell office:value-type="float" office:value="1.33217">
            <text:p>1.33217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354517">
            <text:p>0.354517</text:p>
          </table:table-cell>
          <table:table-cell office:value-type="float" office:value="0.00000441931">
            <text:p>4.41931E-006</text:p>
          </table:table-cell>
          <table:table-cell office:value-type="float" office:value="1.0742">
            <text:p>1.0742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365492">
            <text:p>0.365492</text:p>
          </table:table-cell>
          <table:table-cell office:value-type="float" office:value="0.00000402021">
            <text:p>4.02021E-006</text:p>
          </table:table-cell>
          <table:table-cell office:value-type="float" office:value="0.886884">
            <text:p>0.88688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376468">
            <text:p>0.376468</text:p>
          </table:table-cell>
          <table:table-cell office:value-type="float" office:value="0.00000373041">
            <text:p>3.73041E-006</text:p>
          </table:table-cell>
          <table:table-cell office:value-type="float" office:value="0.750865">
            <text:p>0.75086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387443">
            <text:p>0.387443</text:p>
          </table:table-cell>
          <table:table-cell office:value-type="float" office:value="0.00000351997">
            <text:p>0.00000352</text:p>
          </table:table-cell>
          <table:table-cell office:value-type="float" office:value="0.652095">
            <text:p>0.65209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398418">
            <text:p>0.398418</text:p>
          </table:table-cell>
          <table:table-cell office:value-type="float" office:value="0.00000336716">
            <text:p>3.36716E-006</text:p>
          </table:table-cell>
          <table:table-cell office:value-type="float" office:value="0.580375">
            <text:p>0.58037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409394">
            <text:p>0.409394</text:p>
          </table:table-cell>
          <table:table-cell office:value-type="float" office:value="0.0000032562">
            <text:p>3.2562E-006</text:p>
          </table:table-cell>
          <table:table-cell office:value-type="float" office:value="0.528296">
            <text:p>0.528296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420369">
            <text:p>0.420369</text:p>
          </table:table-cell>
          <table:table-cell office:value-type="float" office:value="0.00000317563">
            <text:p>3.17563E-006</text:p>
          </table:table-cell>
          <table:table-cell office:value-type="float" office:value="0.490479">
            <text:p>0.490479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431345">
            <text:p>0.431345</text:p>
          </table:table-cell>
          <table:table-cell office:value-type="float" office:value="0.00000311712">
            <text:p>3.11712E-006</text:p>
          </table:table-cell>
          <table:table-cell office:value-type="float" office:value="0.463019">
            <text:p>0.463019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44232">
            <text:p>0.44232</text:p>
          </table:table-cell>
          <table:table-cell office:value-type="float" office:value="0.00000307464">
            <text:p>3.07464E-006</text:p>
          </table:table-cell>
          <table:table-cell office:value-type="float" office:value="0.443079">
            <text:p>0.443079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453295">
            <text:p>0.453295</text:p>
          </table:table-cell>
          <table:table-cell office:value-type="float" office:value="0.00000304379">
            <text:p>3.04379E-006</text:p>
          </table:table-cell>
          <table:table-cell office:value-type="float" office:value="0.428599">
            <text:p>0.428599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464271">
            <text:p>0.464271</text:p>
          </table:table-cell>
          <table:table-cell office:value-type="float" office:value="0.00000302138">
            <text:p>3.02138E-006</text:p>
          </table:table-cell>
          <table:table-cell office:value-type="float" office:value="0.418085">
            <text:p>0.41808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475246">
            <text:p>0.475246</text:p>
          </table:table-cell>
          <table:table-cell office:value-type="float" office:value="0.00000300512">
            <text:p>3.00512E-006</text:p>
          </table:table-cell>
          <table:table-cell office:value-type="float" office:value="0.410451">
            <text:p>0.41045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486222">
            <text:p>0.486222</text:p>
          </table:table-cell>
          <table:table-cell office:value-type="float" office:value="0.00000299331">
            <text:p>2.99331E-006</text:p>
          </table:table-cell>
          <table:table-cell office:value-type="float" office:value="0.404907">
            <text:p>0.404907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497197">
            <text:p>0.497197</text:p>
          </table:table-cell>
          <table:table-cell office:value-type="float" office:value="0.00000298473">
            <text:p>2.98473E-006</text:p>
          </table:table-cell>
          <table:table-cell office:value-type="float" office:value="0.400881">
            <text:p>0.40088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508172">
            <text:p>0.508172</text:p>
          </table:table-cell>
          <table:table-cell office:value-type="float" office:value="0.0000029785">
            <text:p>2.9785E-006</text:p>
          </table:table-cell>
          <table:table-cell office:value-type="float" office:value="0.397958">
            <text:p>0.397958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519148">
            <text:p>0.519148</text:p>
          </table:table-cell>
          <table:table-cell office:value-type="float" office:value="0.00000297398">
            <text:p>0.000002974</text:p>
          </table:table-cell>
          <table:table-cell office:value-type="float" office:value="0.395836">
            <text:p>0.395836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530123">
            <text:p>0.530123</text:p>
          </table:table-cell>
          <table:table-cell office:value-type="float" office:value="0.0000029707">
            <text:p>2.9707E-006</text:p>
          </table:table-cell>
          <table:table-cell office:value-type="float" office:value="0.394294">
            <text:p>0.39429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541098">
            <text:p>0.541098</text:p>
          </table:table-cell>
          <table:table-cell office:value-type="float" office:value="0.00000296831">
            <text:p>2.96831E-006</text:p>
          </table:table-cell>
          <table:table-cell office:value-type="float" office:value="0.393175">
            <text:p>0.39317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552074">
            <text:p>0.552074</text:p>
          </table:table-cell>
          <table:table-cell office:value-type="float" office:value="0.00000296658">
            <text:p>2.96658E-006</text:p>
          </table:table-cell>
          <table:table-cell office:value-type="float" office:value="0.392362">
            <text:p>0.392362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563049">
            <text:p>0.563049</text:p>
          </table:table-cell>
          <table:table-cell office:value-type="float" office:value="0.00000296532">
            <text:p>2.96532E-006</text:p>
          </table:table-cell>
          <table:table-cell office:value-type="float" office:value="0.391772">
            <text:p>0.391772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574025">
            <text:p>0.574025</text:p>
          </table:table-cell>
          <table:table-cell office:value-type="float" office:value="0.00000296441">
            <text:p>2.96441E-006</text:p>
          </table:table-cell>
          <table:table-cell office:value-type="float" office:value="0.391344">
            <text:p>0.39134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585">
            <text:p>0.585</text:p>
          </table:table-cell>
          <table:table-cell office:value-type="float" office:value="0.00000296375">
            <text:p>2.96375E-006</text:p>
          </table:table-cell>
          <table:table-cell office:value-type="float" office:value="0.391033">
            <text:p>0.391033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595975">
            <text:p>0.595975</text:p>
          </table:table-cell>
          <table:table-cell office:value-type="float" office:value="0.00000296327">
            <text:p>2.96327E-006</text:p>
          </table:table-cell>
          <table:table-cell office:value-type="float" office:value="0.390807">
            <text:p>0.390807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606951">
            <text:p>0.606951</text:p>
          </table:table-cell>
          <table:table-cell office:value-type="float" office:value="0.00000296292">
            <text:p>2.96292E-006</text:p>
          </table:table-cell>
          <table:table-cell office:value-type="float" office:value="0.390643">
            <text:p>0.390643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617926">
            <text:p>0.617926</text:p>
          </table:table-cell>
          <table:table-cell office:value-type="float" office:value="0.00000296266">
            <text:p>2.96266E-006</text:p>
          </table:table-cell>
          <table:table-cell office:value-type="float" office:value="0.390524">
            <text:p>0.39052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628902">
            <text:p>0.628902</text:p>
          </table:table-cell>
          <table:table-cell office:value-type="float" office:value="0.00000296248">
            <text:p>2.96248E-006</text:p>
          </table:table-cell>
          <table:table-cell office:value-type="float" office:value="0.390438">
            <text:p>0.390438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639877">
            <text:p>0.639877</text:p>
          </table:table-cell>
          <table:table-cell office:value-type="float" office:value="0.00000296235">
            <text:p>2.96235E-006</text:p>
          </table:table-cell>
          <table:table-cell office:value-type="float" office:value="0.390376">
            <text:p>0.390376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650852">
            <text:p>0.650852</text:p>
          </table:table-cell>
          <table:table-cell office:value-type="float" office:value="0.00000296225">
            <text:p>2.96225E-006</text:p>
          </table:table-cell>
          <table:table-cell office:value-type="float" office:value="0.390331">
            <text:p>0.39033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661828">
            <text:p>0.661828</text:p>
          </table:table-cell>
          <table:table-cell office:value-type="float" office:value="0.00000296218">
            <text:p>2.96218E-006</text:p>
          </table:table-cell>
          <table:table-cell office:value-type="float" office:value="0.390299">
            <text:p>0.390299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672803">
            <text:p>0.672803</text:p>
          </table:table-cell>
          <table:table-cell office:value-type="float" office:value="0.00000296213">
            <text:p>2.96213E-006</text:p>
          </table:table-cell>
          <table:table-cell office:value-type="float" office:value="0.390276">
            <text:p>0.390276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683778">
            <text:p>0.683778</text:p>
          </table:table-cell>
          <table:table-cell office:value-type="float" office:value="0.0000029621">
            <text:p>2.9621E-006</text:p>
          </table:table-cell>
          <table:table-cell office:value-type="float" office:value="0.390261">
            <text:p>0.39026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694754">
            <text:p>0.694754</text:p>
          </table:table-cell>
          <table:table-cell office:value-type="float" office:value="0.00000296208">
            <text:p>2.96208E-006</text:p>
          </table:table-cell>
          <table:table-cell office:value-type="float" office:value="0.39025">
            <text:p>0.3902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705729">
            <text:p>0.705729</text:p>
          </table:table-cell>
          <table:table-cell office:value-type="float" office:value="0.00000296207">
            <text:p>2.96207E-006</text:p>
          </table:table-cell>
          <table:table-cell office:value-type="float" office:value="0.390245">
            <text:p>0.39024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716705">
            <text:p>0.716705</text:p>
          </table:table-cell>
          <table:table-cell office:value-type="float" office:value="0.00000296206">
            <text:p>2.96206E-006</text:p>
          </table:table-cell>
          <table:table-cell office:value-type="float" office:value="0.390243">
            <text:p>0.390243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72768">
            <text:p>0.72768</text:p>
          </table:table-cell>
          <table:table-cell office:value-type="float" office:value="0.00000296207">
            <text:p>2.96207E-006</text:p>
          </table:table-cell>
          <table:table-cell office:value-type="float" office:value="0.390245">
            <text:p>0.39024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738655">
            <text:p>0.738655</text:p>
          </table:table-cell>
          <table:table-cell office:value-type="float" office:value="0.00000296208">
            <text:p>2.96208E-006</text:p>
          </table:table-cell>
          <table:table-cell office:value-type="float" office:value="0.390251">
            <text:p>0.39025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749631">
            <text:p>0.749631</text:p>
          </table:table-cell>
          <table:table-cell office:value-type="float" office:value="0.0000029621">
            <text:p>2.9621E-006</text:p>
          </table:table-cell>
          <table:table-cell office:value-type="float" office:value="0.390261">
            <text:p>0.39026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760606">
            <text:p>0.760606</text:p>
          </table:table-cell>
          <table:table-cell office:value-type="float" office:value="0.00000296214">
            <text:p>2.96214E-006</text:p>
          </table:table-cell>
          <table:table-cell office:value-type="float" office:value="0.390277">
            <text:p>0.390277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771582">
            <text:p>0.771582</text:p>
          </table:table-cell>
          <table:table-cell office:value-type="float" office:value="0.00000296219">
            <text:p>2.96219E-006</text:p>
          </table:table-cell>
          <table:table-cell office:value-type="float" office:value="0.3903">
            <text:p>0.3903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782557">
            <text:p>0.782557</text:p>
          </table:table-cell>
          <table:table-cell office:value-type="float" office:value="0.00000296225">
            <text:p>2.96225E-006</text:p>
          </table:table-cell>
          <table:table-cell office:value-type="float" office:value="0.390333">
            <text:p>0.390333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793532">
            <text:p>0.793532</text:p>
          </table:table-cell>
          <table:table-cell office:value-type="float" office:value="0.00000296235">
            <text:p>2.96235E-006</text:p>
          </table:table-cell>
          <table:table-cell office:value-type="float" office:value="0.390378">
            <text:p>0.390378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804508">
            <text:p>0.804508</text:p>
          </table:table-cell>
          <table:table-cell office:value-type="float" office:value="0.00000296249">
            <text:p>2.96249E-006</text:p>
          </table:table-cell>
          <table:table-cell office:value-type="float" office:value="0.390442">
            <text:p>0.390442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815483">
            <text:p>0.815483</text:p>
          </table:table-cell>
          <table:table-cell office:value-type="float" office:value="0.00000296267">
            <text:p>2.96267E-006</text:p>
          </table:table-cell>
          <table:table-cell office:value-type="float" office:value="0.390529">
            <text:p>0.390529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826458">
            <text:p>0.826458</text:p>
          </table:table-cell>
          <table:table-cell office:value-type="float" office:value="0.00000296293">
            <text:p>2.96293E-006</text:p>
          </table:table-cell>
          <table:table-cell office:value-type="float" office:value="0.39065">
            <text:p>0.3906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837434">
            <text:p>0.837434</text:p>
          </table:table-cell>
          <table:table-cell office:value-type="float" office:value="0.00000296329">
            <text:p>2.96329E-006</text:p>
          </table:table-cell>
          <table:table-cell office:value-type="float" office:value="0.390817">
            <text:p>0.390817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848409">
            <text:p>0.848409</text:p>
          </table:table-cell>
          <table:table-cell office:value-type="float" office:value="0.00000296378">
            <text:p>2.96378E-006</text:p>
          </table:table-cell>
          <table:table-cell office:value-type="float" office:value="0.391046">
            <text:p>0.391046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859385">
            <text:p>0.859385</text:p>
          </table:table-cell>
          <table:table-cell office:value-type="float" office:value="0.00000296445">
            <text:p>2.96445E-006</text:p>
          </table:table-cell>
          <table:table-cell office:value-type="float" office:value="0.391364">
            <text:p>0.39136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87036">
            <text:p>0.87036</text:p>
          </table:table-cell>
          <table:table-cell office:value-type="float" office:value="0.00000296538">
            <text:p>2.96538E-006</text:p>
          </table:table-cell>
          <table:table-cell office:value-type="float" office:value="0.391801">
            <text:p>0.39180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881335">
            <text:p>0.881335</text:p>
          </table:table-cell>
          <table:table-cell office:value-type="float" office:value="0.00000296667">
            <text:p>2.96667E-006</text:p>
          </table:table-cell>
          <table:table-cell office:value-type="float" office:value="0.392406">
            <text:p>0.392406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892311">
            <text:p>0.892311</text:p>
          </table:table-cell>
          <table:table-cell office:value-type="float" office:value="0.00000296845">
            <text:p>2.96845E-006</text:p>
          </table:table-cell>
          <table:table-cell office:value-type="float" office:value="0.393241">
            <text:p>0.39324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903286">
            <text:p>0.903286</text:p>
          </table:table-cell>
          <table:table-cell office:value-type="float" office:value="0.00000297092">
            <text:p>2.97092E-006</text:p>
          </table:table-cell>
          <table:table-cell office:value-type="float" office:value="0.394397">
            <text:p>0.394397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914262">
            <text:p>0.914262</text:p>
          </table:table-cell>
          <table:table-cell office:value-type="float" office:value="0.00000297433">
            <text:p>2.97433E-006</text:p>
          </table:table-cell>
          <table:table-cell office:value-type="float" office:value="0.396001">
            <text:p>0.39600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925237">
            <text:p>0.925237</text:p>
          </table:table-cell>
          <table:table-cell office:value-type="float" office:value="0.00000297908">
            <text:p>2.97908E-006</text:p>
          </table:table-cell>
          <table:table-cell office:value-type="float" office:value="0.398231">
            <text:p>0.39823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936212">
            <text:p>0.936212</text:p>
          </table:table-cell>
          <table:table-cell office:value-type="float" office:value="0.00000298571">
            <text:p>2.98571E-006</text:p>
          </table:table-cell>
          <table:table-cell office:value-type="float" office:value="0.401344">
            <text:p>0.40134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947188">
            <text:p>0.947188</text:p>
          </table:table-cell>
          <table:table-cell office:value-type="float" office:value="0.00000299502">
            <text:p>0.000002995</text:p>
          </table:table-cell>
          <table:table-cell office:value-type="float" office:value="0.40571">
            <text:p>0.4057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958163">
            <text:p>0.958163</text:p>
          </table:table-cell>
          <table:table-cell office:value-type="float" office:value="0.00000300817">
            <text:p>3.00817E-006</text:p>
          </table:table-cell>
          <table:table-cell office:value-type="float" office:value="0.411882">
            <text:p>0.411882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969139">
            <text:p>0.969139</text:p>
          </table:table-cell>
          <table:table-cell office:value-type="float" office:value="0.00000302695">
            <text:p>0.000003027</text:p>
          </table:table-cell>
          <table:table-cell office:value-type="float" office:value="0.420695">
            <text:p>0.42069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980114">
            <text:p>0.980114</text:p>
          </table:table-cell>
          <table:table-cell office:value-type="float" office:value="0.00000305416">
            <text:p>3.05416E-006</text:p>
          </table:table-cell>
          <table:table-cell office:value-type="float" office:value="0.433468">
            <text:p>0.433468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991089">
            <text:p>0.991089</text:p>
          </table:table-cell>
          <table:table-cell office:value-type="float" office:value="0.00000309446">
            <text:p>3.09446E-006</text:p>
          </table:table-cell>
          <table:table-cell office:value-type="float" office:value="0.452384">
            <text:p>0.452384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00206">
            <text:p>1.00206</text:p>
          </table:table-cell>
          <table:table-cell office:value-type="float" office:value="0.00000315609">
            <text:p>3.15609E-006</text:p>
          </table:table-cell>
          <table:table-cell office:value-type="float" office:value="0.481308">
            <text:p>0.481308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01304">
            <text:p>1.01304</text:p>
          </table:table-cell>
          <table:table-cell office:value-type="float" office:value="0.0000032551">
            <text:p>3.2551E-006</text:p>
          </table:table-cell>
          <table:table-cell office:value-type="float" office:value="0.527779">
            <text:p>0.527779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02402">
            <text:p>1.02402</text:p>
          </table:table-cell>
          <table:table-cell office:value-type="float" office:value="0.00000342755">
            <text:p>3.42755E-006</text:p>
          </table:table-cell>
          <table:table-cell office:value-type="float" office:value="0.608718">
            <text:p>0.608718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03499">
            <text:p>1.03499</text:p>
          </table:table-cell>
          <table:table-cell office:value-type="float" office:value="0.00000377479">
            <text:p>3.77479E-006</text:p>
          </table:table-cell>
          <table:table-cell office:value-type="float" office:value="0.771696">
            <text:p>0.771696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04597">
            <text:p>1.04597</text:p>
          </table:table-cell>
          <table:table-cell office:value-type="float" office:value="0.00000473511">
            <text:p>4.73511E-006</text:p>
          </table:table-cell>
          <table:table-cell office:value-type="float" office:value="1.22242">
            <text:p>1.22242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05694">
            <text:p>1.05694</text:p>
          </table:table-cell>
          <table:table-cell office:value-type="float" office:value="0.000015443">
            <text:p>0.000015443</text:p>
          </table:table-cell>
          <table:table-cell office:value-type="float" office:value="6.24815">
            <text:p>6.2481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06792">
            <text:p>1.06792</text:p>
          </table:table-cell>
          <table:table-cell office:value-type="float" office:value="2.95505">
            <text:p>2.95505</text:p>
          </table:table-cell>
          <table:table-cell office:value-type="float" office:value="1209750">
            <text:p>1209750</text:p>
          </table:table-cell>
          <table:table-cell office:value-type="float" office:value="0.00164812">
            <text:p>0.00164812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07889">
            <text:p>1.07889</text:p>
          </table:table-cell>
          <table:table-cell office:value-type="float" office:value="0.00000106211">
            <text:p>1.06211E-006</text:p>
          </table:table-cell>
          <table:table-cell office:value-type="float" office:value="-0.501498">
            <text:p>-0.501498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08987">
            <text:p>1.08987</text:p>
          </table:table-cell>
          <table:table-cell office:value-type="float" office:value="0.00000155672">
            <text:p>1.55672E-006</text:p>
          </table:table-cell>
          <table:table-cell office:value-type="float" office:value="-0.269355">
            <text:p>-0.269355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10084">
            <text:p>1.10084</text:p>
          </table:table-cell>
          <table:table-cell office:value-type="float" office:value="0.00000178014">
            <text:p>1.78014E-006</text:p>
          </table:table-cell>
          <table:table-cell office:value-type="float" office:value="-0.164493">
            <text:p>-0.164493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11182">
            <text:p>1.11182</text:p>
          </table:table-cell>
          <table:table-cell office:value-type="float" office:value="0.00000190246">
            <text:p>1.90246E-006</text:p>
          </table:table-cell>
          <table:table-cell office:value-type="float" office:value="-0.107083">
            <text:p>-0.107083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12279">
            <text:p>1.12279</text:p>
          </table:table-cell>
          <table:table-cell office:value-type="float" office:value="0.00000197652">
            <text:p>1.97652E-006</text:p>
          </table:table-cell>
          <table:table-cell office:value-type="float" office:value="-0.072322">
            <text:p>-0.072322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.13377">
            <text:p>1.13377</text:p>
          </table:table-cell>
          <table:table-cell office:value-type="float" office:value="0.00000202412">
            <text:p>2.02412E-006</text:p>
          </table:table-cell>
          <table:table-cell office:value-type="float" office:value="-0.0499791">
            <text:p>-0.0499791</text:p>
          </table:table-cell>
          <table:table-cell office:value-type="float" office:value="0.00148427">
            <text:p>0.00148427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0347692">
            <text:p>0.0347692</text:p>
          </table:table-cell>
          <table:table-cell office:value-type="float" office:value="0.0166492">
            <text:p>0.0166492</text:p>
          </table:table-cell>
          <table:table-cell office:value-type="float" office:value="7634.86">
            <text:p>7634.86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0457738">
            <text:p>0.0457738</text:p>
          </table:table-cell>
          <table:table-cell office:value-type="float" office:value="0.0119808">
            <text:p>0.0119808</text:p>
          </table:table-cell>
          <table:table-cell office:value-type="float" office:value="5493.79">
            <text:p>5493.79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0567784">
            <text:p>0.0567784</text:p>
          </table:table-cell>
          <table:table-cell office:value-type="float" office:value="0.00862169">
            <text:p>0.00862169</text:p>
          </table:table-cell>
          <table:table-cell office:value-type="float" office:value="3953.18">
            <text:p>3953.1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067783">
            <text:p>0.067783</text:p>
          </table:table-cell>
          <table:table-cell office:value-type="float" office:value="0.00620464">
            <text:p>0.00620464</text:p>
          </table:table-cell>
          <table:table-cell office:value-type="float" office:value="2844.64">
            <text:p>2844.6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0787877">
            <text:p>0.0787877</text:p>
          </table:table-cell>
          <table:table-cell office:value-type="float" office:value="0.00446545">
            <text:p>0.00446545</text:p>
          </table:table-cell>
          <table:table-cell office:value-type="float" office:value="2047">
            <text:p>2047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0897923">
            <text:p>0.0897923</text:p>
          </table:table-cell>
          <table:table-cell office:value-type="float" office:value="0.00321403">
            <text:p>0.00321403</text:p>
          </table:table-cell>
          <table:table-cell office:value-type="float" office:value="1473.06">
            <text:p>1473.06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100797">
            <text:p>0.100797</text:p>
          </table:table-cell>
          <table:table-cell office:value-type="float" office:value="0.00231357">
            <text:p>0.00231357</text:p>
          </table:table-cell>
          <table:table-cell office:value-type="float" office:value="1060.08">
            <text:p>1060.0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111802">
            <text:p>0.111802</text:p>
          </table:table-cell>
          <table:table-cell office:value-type="float" office:value="0.00166565">
            <text:p>0.00166565</text:p>
          </table:table-cell>
          <table:table-cell office:value-type="float" office:value="762.92">
            <text:p>762.9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122806">
            <text:p>0.122806</text:p>
          </table:table-cell>
          <table:table-cell office:value-type="float" office:value="0.00119944">
            <text:p>0.00119944</text:p>
          </table:table-cell>
          <table:table-cell office:value-type="float" office:value="549.101">
            <text:p>549.101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133811">
            <text:p>0.133811</text:p>
          </table:table-cell>
          <table:table-cell office:value-type="float" office:value="0.000863979">
            <text:p>0.000863979</text:p>
          </table:table-cell>
          <table:table-cell office:value-type="float" office:value="395.249">
            <text:p>395.249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144815">
            <text:p>0.144815</text:p>
          </table:table-cell>
          <table:table-cell office:value-type="float" office:value="0.0006226">
            <text:p>0.0006226</text:p>
          </table:table-cell>
          <table:table-cell office:value-type="float" office:value="284.544">
            <text:p>284.54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15582">
            <text:p>0.15582</text:p>
          </table:table-cell>
          <table:table-cell office:value-type="float" office:value="0.000448916">
            <text:p>0.000448916</text:p>
          </table:table-cell>
          <table:table-cell office:value-type="float" office:value="204.887">
            <text:p>204.887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166825">
            <text:p>0.166825</text:p>
          </table:table-cell>
          <table:table-cell office:value-type="float" office:value="0.000323943">
            <text:p>0.000323943</text:p>
          </table:table-cell>
          <table:table-cell office:value-type="float" office:value="147.57">
            <text:p>147.57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177829">
            <text:p>0.177829</text:p>
          </table:table-cell>
          <table:table-cell office:value-type="float" office:value="0.000234018">
            <text:p>0.000234018</text:p>
          </table:table-cell>
          <table:table-cell office:value-type="float" office:value="106.328">
            <text:p>106.32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188834">
            <text:p>0.188834</text:p>
          </table:table-cell>
          <table:table-cell office:value-type="float" office:value="0.000169313">
            <text:p>0.000169313</text:p>
          </table:table-cell>
          <table:table-cell office:value-type="float" office:value="76.6525">
            <text:p>76.652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199838">
            <text:p>0.199838</text:p>
          </table:table-cell>
          <table:table-cell office:value-type="float" office:value="0.000122755">
            <text:p>0.000122755</text:p>
          </table:table-cell>
          <table:table-cell office:value-type="float" office:value="55.2994">
            <text:p>55.299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210843">
            <text:p>0.210843</text:p>
          </table:table-cell>
          <table:table-cell office:value-type="float" office:value="0.0000892542">
            <text:p>8.92542E-005</text:p>
          </table:table-cell>
          <table:table-cell office:value-type="float" office:value="39.9348">
            <text:p>39.934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221848">
            <text:p>0.221848</text:p>
          </table:table-cell>
          <table:table-cell office:value-type="float" office:value="0.0000651488">
            <text:p>6.51488E-005</text:p>
          </table:table-cell>
          <table:table-cell office:value-type="float" office:value="28.8793">
            <text:p>28.8793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232852">
            <text:p>0.232852</text:p>
          </table:table-cell>
          <table:table-cell office:value-type="float" office:value="0.0000478039">
            <text:p>4.78039E-005</text:p>
          </table:table-cell>
          <table:table-cell office:value-type="float" office:value="20.9244">
            <text:p>20.924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243857">
            <text:p>0.243857</text:p>
          </table:table-cell>
          <table:table-cell office:value-type="float" office:value="0.0000353233">
            <text:p>3.53233E-005</text:p>
          </table:table-cell>
          <table:table-cell office:value-type="float" office:value="15.2004">
            <text:p>15.200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254862">
            <text:p>0.254862</text:p>
          </table:table-cell>
          <table:table-cell office:value-type="float" office:value="0.000026343">
            <text:p>0.000026343</text:p>
          </table:table-cell>
          <table:table-cell office:value-type="float" office:value="11.0817">
            <text:p>11.0817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265866">
            <text:p>0.265866</text:p>
          </table:table-cell>
          <table:table-cell office:value-type="float" office:value="0.0000198812">
            <text:p>1.98812E-005</text:p>
          </table:table-cell>
          <table:table-cell office:value-type="float" office:value="8.11817">
            <text:p>8.11817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276871">
            <text:p>0.276871</text:p>
          </table:table-cell>
          <table:table-cell office:value-type="float" office:value="0.0000152317">
            <text:p>1.52317E-005</text:p>
          </table:table-cell>
          <table:table-cell office:value-type="float" office:value="5.98574">
            <text:p>5.9857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287875">
            <text:p>0.287875</text:p>
          </table:table-cell>
          <table:table-cell office:value-type="float" office:value="0.0000118861">
            <text:p>1.18861E-005</text:p>
          </table:table-cell>
          <table:table-cell office:value-type="float" office:value="4.45136">
            <text:p>4.45136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29888">
            <text:p>0.29888</text:p>
          </table:table-cell>
          <table:table-cell office:value-type="float" office:value="0.00000947884">
            <text:p>9.47884E-006</text:p>
          </table:table-cell>
          <table:table-cell office:value-type="float" office:value="3.3473">
            <text:p>3.3473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309885">
            <text:p>0.309885</text:p>
          </table:table-cell>
          <table:table-cell office:value-type="float" office:value="0.00000774668">
            <text:p>7.74668E-006</text:p>
          </table:table-cell>
          <table:table-cell office:value-type="float" office:value="2.55288">
            <text:p>2.5528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320889">
            <text:p>0.320889</text:p>
          </table:table-cell>
          <table:table-cell office:value-type="float" office:value="0.00000650031">
            <text:p>6.50031E-006</text:p>
          </table:table-cell>
          <table:table-cell office:value-type="float" office:value="1.98125">
            <text:p>1.9812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331894">
            <text:p>0.331894</text:p>
          </table:table-cell>
          <table:table-cell office:value-type="float" office:value="0.00000560349">
            <text:p>5.60349E-006</text:p>
          </table:table-cell>
          <table:table-cell office:value-type="float" office:value="1.56994">
            <text:p>1.5699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342898">
            <text:p>0.342898</text:p>
          </table:table-cell>
          <table:table-cell office:value-type="float" office:value="0.00000495819">
            <text:p>4.95819E-006</text:p>
          </table:table-cell>
          <table:table-cell office:value-type="float" office:value="1.27398">
            <text:p>1.2739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353903">
            <text:p>0.353903</text:p>
          </table:table-cell>
          <table:table-cell office:value-type="float" office:value="0.00000449386">
            <text:p>4.49386E-006</text:p>
          </table:table-cell>
          <table:table-cell office:value-type="float" office:value="1.06103">
            <text:p>1.06103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364908">
            <text:p>0.364908</text:p>
          </table:table-cell>
          <table:table-cell office:value-type="float" office:value="0.00000415975">
            <text:p>4.15975E-006</text:p>
          </table:table-cell>
          <table:table-cell office:value-type="float" office:value="0.907795">
            <text:p>0.90779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375912">
            <text:p>0.375912</text:p>
          </table:table-cell>
          <table:table-cell office:value-type="float" office:value="0.00000391935">
            <text:p>3.91935E-006</text:p>
          </table:table-cell>
          <table:table-cell office:value-type="float" office:value="0.797538">
            <text:p>0.79753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386917">
            <text:p>0.386917</text:p>
          </table:table-cell>
          <table:table-cell office:value-type="float" office:value="0.00000374636">
            <text:p>3.74636E-006</text:p>
          </table:table-cell>
          <table:table-cell office:value-type="float" office:value="0.718203">
            <text:p>0.718203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397922">
            <text:p>0.397922</text:p>
          </table:table-cell>
          <table:table-cell office:value-type="float" office:value="0.0000036219">
            <text:p>3.6219E-006</text:p>
          </table:table-cell>
          <table:table-cell office:value-type="float" office:value="0.661117">
            <text:p>0.661117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408926">
            <text:p>0.408926</text:p>
          </table:table-cell>
          <table:table-cell office:value-type="float" office:value="0.00000353233">
            <text:p>3.53233E-006</text:p>
          </table:table-cell>
          <table:table-cell office:value-type="float" office:value="0.620041">
            <text:p>0.620041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419931">
            <text:p>0.419931</text:p>
          </table:table-cell>
          <table:table-cell office:value-type="float" office:value="0.00000346789">
            <text:p>3.46789E-006</text:p>
          </table:table-cell>
          <table:table-cell office:value-type="float" office:value="0.590486">
            <text:p>0.590486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430935">
            <text:p>0.430935</text:p>
          </table:table-cell>
          <table:table-cell office:value-type="float" office:value="0.00000342152">
            <text:p>3.42152E-006</text:p>
          </table:table-cell>
          <table:table-cell office:value-type="float" office:value="0.569219">
            <text:p>0.569219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44194">
            <text:p>0.44194</text:p>
          </table:table-cell>
          <table:table-cell office:value-type="float" office:value="0.00000338816">
            <text:p>3.38816E-006</text:p>
          </table:table-cell>
          <table:table-cell office:value-type="float" office:value="0.553916">
            <text:p>0.553916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452945">
            <text:p>0.452945</text:p>
          </table:table-cell>
          <table:table-cell office:value-type="float" office:value="0.00000336415">
            <text:p>3.36415E-006</text:p>
          </table:table-cell>
          <table:table-cell office:value-type="float" office:value="0.542905">
            <text:p>0.54290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463949">
            <text:p>0.463949</text:p>
          </table:table-cell>
          <table:table-cell office:value-type="float" office:value="0.00000334687">
            <text:p>3.34687E-006</text:p>
          </table:table-cell>
          <table:table-cell office:value-type="float" office:value="0.534983">
            <text:p>0.534983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474954">
            <text:p>0.474954</text:p>
          </table:table-cell>
          <table:table-cell office:value-type="float" office:value="0.00000333444">
            <text:p>3.33444E-006</text:p>
          </table:table-cell>
          <table:table-cell office:value-type="float" office:value="0.529282">
            <text:p>0.52928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485958">
            <text:p>0.485958</text:p>
          </table:table-cell>
          <table:table-cell office:value-type="float" office:value="0.0000033255">
            <text:p>3.3255E-006</text:p>
          </table:table-cell>
          <table:table-cell office:value-type="float" office:value="0.52518">
            <text:p>0.5251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496963">
            <text:p>0.496963</text:p>
          </table:table-cell>
          <table:table-cell office:value-type="float" office:value="0.00000331906">
            <text:p>3.31906E-006</text:p>
          </table:table-cell>
          <table:table-cell office:value-type="float" office:value="0.522228">
            <text:p>0.52222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507968">
            <text:p>0.507968</text:p>
          </table:table-cell>
          <table:table-cell office:value-type="float" office:value="0.00000331443">
            <text:p>3.31443E-006</text:p>
          </table:table-cell>
          <table:table-cell office:value-type="float" office:value="0.520104">
            <text:p>0.52010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518972">
            <text:p>0.518972</text:p>
          </table:table-cell>
          <table:table-cell office:value-type="float" office:value="0.0000033111">
            <text:p>3.3111E-006</text:p>
          </table:table-cell>
          <table:table-cell office:value-type="float" office:value="0.518576">
            <text:p>0.518576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529977">
            <text:p>0.529977</text:p>
          </table:table-cell>
          <table:table-cell office:value-type="float" office:value="0.0000033087">
            <text:p>3.3087E-006</text:p>
          </table:table-cell>
          <table:table-cell office:value-type="float" office:value="0.517477">
            <text:p>0.517477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540982">
            <text:p>0.540982</text:p>
          </table:table-cell>
          <table:table-cell office:value-type="float" office:value="0.00000330698">
            <text:p>0.000003307</text:p>
          </table:table-cell>
          <table:table-cell office:value-type="float" office:value="0.516685">
            <text:p>0.51668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551986">
            <text:p>0.551986</text:p>
          </table:table-cell>
          <table:table-cell office:value-type="float" office:value="0.00000330574">
            <text:p>3.30574E-006</text:p>
          </table:table-cell>
          <table:table-cell office:value-type="float" office:value="0.516116">
            <text:p>0.516116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562991">
            <text:p>0.562991</text:p>
          </table:table-cell>
          <table:table-cell office:value-type="float" office:value="0.00000330484">
            <text:p>3.30484E-006</text:p>
          </table:table-cell>
          <table:table-cell office:value-type="float" office:value="0.515706">
            <text:p>0.515706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573995">
            <text:p>0.573995</text:p>
          </table:table-cell>
          <table:table-cell office:value-type="float" office:value="0.0000033042">
            <text:p>3.3042E-006</text:p>
          </table:table-cell>
          <table:table-cell office:value-type="float" office:value="0.515412">
            <text:p>0.51541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585">
            <text:p>0.585</text:p>
          </table:table-cell>
          <table:table-cell office:value-type="float" office:value="0.00000330374">
            <text:p>3.30374E-006</text:p>
          </table:table-cell>
          <table:table-cell office:value-type="float" office:value="0.5152">
            <text:p>0.515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596005">
            <text:p>0.596005</text:p>
          </table:table-cell>
          <table:table-cell office:value-type="float" office:value="0.00000330341">
            <text:p>3.30341E-006</text:p>
          </table:table-cell>
          <table:table-cell office:value-type="float" office:value="0.515047">
            <text:p>0.515047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607009">
            <text:p>0.607009</text:p>
          </table:table-cell>
          <table:table-cell office:value-type="float" office:value="0.00000330317">
            <text:p>3.30317E-006</text:p>
          </table:table-cell>
          <table:table-cell office:value-type="float" office:value="0.514938">
            <text:p>0.51493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618014">
            <text:p>0.618014</text:p>
          </table:table-cell>
          <table:table-cell office:value-type="float" office:value="0.00000330299">
            <text:p>0.000003303</text:p>
          </table:table-cell>
          <table:table-cell office:value-type="float" office:value="0.514859">
            <text:p>0.514859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629018">
            <text:p>0.629018</text:p>
          </table:table-cell>
          <table:table-cell office:value-type="float" office:value="0.00000330287">
            <text:p>3.30287E-006</text:p>
          </table:table-cell>
          <table:table-cell office:value-type="float" office:value="0.514802">
            <text:p>0.51480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640023">
            <text:p>0.640023</text:p>
          </table:table-cell>
          <table:table-cell office:value-type="float" office:value="0.00000330278">
            <text:p>3.30278E-006</text:p>
          </table:table-cell>
          <table:table-cell office:value-type="float" office:value="0.514762">
            <text:p>0.51476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651028">
            <text:p>0.651028</text:p>
          </table:table-cell>
          <table:table-cell office:value-type="float" office:value="0.00000330272">
            <text:p>3.30272E-006</text:p>
          </table:table-cell>
          <table:table-cell office:value-type="float" office:value="0.514733">
            <text:p>0.514733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662032">
            <text:p>0.662032</text:p>
          </table:table-cell>
          <table:table-cell office:value-type="float" office:value="0.00000330268">
            <text:p>3.30268E-006</text:p>
          </table:table-cell>
          <table:table-cell office:value-type="float" office:value="0.514713">
            <text:p>0.514713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673037">
            <text:p>0.673037</text:p>
          </table:table-cell>
          <table:table-cell office:value-type="float" office:value="0.00000330265">
            <text:p>3.30265E-006</text:p>
          </table:table-cell>
          <table:table-cell office:value-type="float" office:value="0.514699">
            <text:p>0.514699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684042">
            <text:p>0.684042</text:p>
          </table:table-cell>
          <table:table-cell office:value-type="float" office:value="0.00000330263">
            <text:p>3.30263E-006</text:p>
          </table:table-cell>
          <table:table-cell office:value-type="float" office:value="0.51469">
            <text:p>0.51469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695046">
            <text:p>0.695046</text:p>
          </table:table-cell>
          <table:table-cell office:value-type="float" office:value="0.00000330261">
            <text:p>3.30261E-006</text:p>
          </table:table-cell>
          <table:table-cell office:value-type="float" office:value="0.514685">
            <text:p>0.51468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706051">
            <text:p>0.706051</text:p>
          </table:table-cell>
          <table:table-cell office:value-type="float" office:value="0.00000330261">
            <text:p>3.30261E-006</text:p>
          </table:table-cell>
          <table:table-cell office:value-type="float" office:value="0.514682">
            <text:p>0.51468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717055">
            <text:p>0.717055</text:p>
          </table:table-cell>
          <table:table-cell office:value-type="float" office:value="0.00000330261">
            <text:p>3.30261E-006</text:p>
          </table:table-cell>
          <table:table-cell office:value-type="float" office:value="0.514683">
            <text:p>0.514683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72806">
            <text:p>0.72806</text:p>
          </table:table-cell>
          <table:table-cell office:value-type="float" office:value="0.00000330262">
            <text:p>3.30262E-006</text:p>
          </table:table-cell>
          <table:table-cell office:value-type="float" office:value="0.514687">
            <text:p>0.514687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739065">
            <text:p>0.739065</text:p>
          </table:table-cell>
          <table:table-cell office:value-type="float" office:value="0.00000330264">
            <text:p>3.30264E-006</text:p>
          </table:table-cell>
          <table:table-cell office:value-type="float" office:value="0.514695">
            <text:p>0.51469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750069">
            <text:p>0.750069</text:p>
          </table:table-cell>
          <table:table-cell office:value-type="float" office:value="0.00000330266">
            <text:p>3.30266E-006</text:p>
          </table:table-cell>
          <table:table-cell office:value-type="float" office:value="0.514706">
            <text:p>0.514706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761074">
            <text:p>0.761074</text:p>
          </table:table-cell>
          <table:table-cell office:value-type="float" office:value="0.0000033027">
            <text:p>3.3027E-006</text:p>
          </table:table-cell>
          <table:table-cell office:value-type="float" office:value="0.514724">
            <text:p>0.51472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772078">
            <text:p>0.772078</text:p>
          </table:table-cell>
          <table:table-cell office:value-type="float" office:value="0.00000330275">
            <text:p>3.30275E-006</text:p>
          </table:table-cell>
          <table:table-cell office:value-type="float" office:value="0.514748">
            <text:p>0.51474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783083">
            <text:p>0.783083</text:p>
          </table:table-cell>
          <table:table-cell office:value-type="float" office:value="0.00000330283">
            <text:p>3.30283E-006</text:p>
          </table:table-cell>
          <table:table-cell office:value-type="float" office:value="0.514783">
            <text:p>0.514783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794088">
            <text:p>0.794088</text:p>
          </table:table-cell>
          <table:table-cell office:value-type="float" office:value="0.00000330294">
            <text:p>3.30294E-006</text:p>
          </table:table-cell>
          <table:table-cell office:value-type="float" office:value="0.514832">
            <text:p>0.51483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805092">
            <text:p>0.805092</text:p>
          </table:table-cell>
          <table:table-cell office:value-type="float" office:value="0.00000330308">
            <text:p>3.30308E-006</text:p>
          </table:table-cell>
          <table:table-cell office:value-type="float" office:value="0.5149">
            <text:p>0.5149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816097">
            <text:p>0.816097</text:p>
          </table:table-cell>
          <table:table-cell office:value-type="float" office:value="0.00000330329">
            <text:p>3.30329E-006</text:p>
          </table:table-cell>
          <table:table-cell office:value-type="float" office:value="0.514995">
            <text:p>0.51499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827102">
            <text:p>0.827102</text:p>
          </table:table-cell>
          <table:table-cell office:value-type="float" office:value="0.00000330358">
            <text:p>3.30358E-006</text:p>
          </table:table-cell>
          <table:table-cell office:value-type="float" office:value="0.515128">
            <text:p>0.51512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838106">
            <text:p>0.838106</text:p>
          </table:table-cell>
          <table:table-cell office:value-type="float" office:value="0.00000330398">
            <text:p>0.000003304</text:p>
          </table:table-cell>
          <table:table-cell office:value-type="float" office:value="0.515312">
            <text:p>0.51531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849111">
            <text:p>0.849111</text:p>
          </table:table-cell>
          <table:table-cell office:value-type="float" office:value="0.00000330454">
            <text:p>3.30454E-006</text:p>
          </table:table-cell>
          <table:table-cell office:value-type="float" office:value="0.515568">
            <text:p>0.51556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860115">
            <text:p>0.860115</text:p>
          </table:table-cell>
          <table:table-cell office:value-type="float" office:value="0.00000330532">
            <text:p>3.30532E-006</text:p>
          </table:table-cell>
          <table:table-cell office:value-type="float" office:value="0.515924">
            <text:p>0.51592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87112">
            <text:p>0.87112</text:p>
          </table:table-cell>
          <table:table-cell office:value-type="float" office:value="0.0000033064">
            <text:p>3.3064E-006</text:p>
          </table:table-cell>
          <table:table-cell office:value-type="float" office:value="0.51642">
            <text:p>0.5164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882125">
            <text:p>0.882125</text:p>
          </table:table-cell>
          <table:table-cell office:value-type="float" office:value="0.00000330791">
            <text:p>3.30791E-006</text:p>
          </table:table-cell>
          <table:table-cell office:value-type="float" office:value="0.517112">
            <text:p>0.51711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893129">
            <text:p>0.893129</text:p>
          </table:table-cell>
          <table:table-cell office:value-type="float" office:value="0.00000331001">
            <text:p>0.00000331</text:p>
          </table:table-cell>
          <table:table-cell office:value-type="float" office:value="0.518075">
            <text:p>0.51807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904134">
            <text:p>0.904134</text:p>
          </table:table-cell>
          <table:table-cell office:value-type="float" office:value="0.00000331294">
            <text:p>3.31294E-006</text:p>
          </table:table-cell>
          <table:table-cell office:value-type="float" office:value="0.519421">
            <text:p>0.519421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915138">
            <text:p>0.915138</text:p>
          </table:table-cell>
          <table:table-cell office:value-type="float" office:value="0.00000331704">
            <text:p>0.000003317</text:p>
          </table:table-cell>
          <table:table-cell office:value-type="float" office:value="0.521302">
            <text:p>0.52130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926143">
            <text:p>0.926143</text:p>
          </table:table-cell>
          <table:table-cell office:value-type="float" office:value="0.00000332279">
            <text:p>3.32279E-006</text:p>
          </table:table-cell>
          <table:table-cell office:value-type="float" office:value="0.52394">
            <text:p>0.5239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937148">
            <text:p>0.937148</text:p>
          </table:table-cell>
          <table:table-cell office:value-type="float" office:value="0.00000333088">
            <text:p>3.33088E-006</text:p>
          </table:table-cell>
          <table:table-cell office:value-type="float" office:value="0.52765">
            <text:p>0.5276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948152">
            <text:p>0.948152</text:p>
          </table:table-cell>
          <table:table-cell office:value-type="float" office:value="0.00000334232">
            <text:p>3.34232E-006</text:p>
          </table:table-cell>
          <table:table-cell office:value-type="float" office:value="0.532894">
            <text:p>0.53289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959157">
            <text:p>0.959157</text:p>
          </table:table-cell>
          <table:table-cell office:value-type="float" office:value="0.00000335859">
            <text:p>3.35859E-006</text:p>
          </table:table-cell>
          <table:table-cell office:value-type="float" office:value="0.540358">
            <text:p>0.54035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970162">
            <text:p>0.970162</text:p>
          </table:table-cell>
          <table:table-cell office:value-type="float" office:value="0.00000338198">
            <text:p>0.000003382</text:p>
          </table:table-cell>
          <table:table-cell office:value-type="float" office:value="0.551085">
            <text:p>0.55108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981166">
            <text:p>0.981166</text:p>
          </table:table-cell>
          <table:table-cell office:value-type="float" office:value="0.00000341607">
            <text:p>3.41607E-006</text:p>
          </table:table-cell>
          <table:table-cell office:value-type="float" office:value="0.56672">
            <text:p>0.5667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992171">
            <text:p>0.992171</text:p>
          </table:table-cell>
          <table:table-cell office:value-type="float" office:value="0.0000034668">
            <text:p>3.4668E-006</text:p>
          </table:table-cell>
          <table:table-cell office:value-type="float" office:value="0.589984">
            <text:p>0.58998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00318">
            <text:p>1.00318</text:p>
          </table:table-cell>
          <table:table-cell office:value-type="float" office:value="0.00000354462">
            <text:p>3.54462E-006</text:p>
          </table:table-cell>
          <table:table-cell office:value-type="float" office:value="0.625678">
            <text:p>0.62567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01418">
            <text:p>1.01418</text:p>
          </table:table-cell>
          <table:table-cell office:value-type="float" office:value="0.00000366986">
            <text:p>3.66986E-006</text:p>
          </table:table-cell>
          <table:table-cell office:value-type="float" office:value="0.683114">
            <text:p>0.68311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02518">
            <text:p>1.02518</text:p>
          </table:table-cell>
          <table:table-cell office:value-type="float" office:value="0.00000388767">
            <text:p>3.88767E-006</text:p>
          </table:table-cell>
          <table:table-cell office:value-type="float" office:value="0.78301">
            <text:p>0.78301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03619">
            <text:p>1.03619</text:p>
          </table:table-cell>
          <table:table-cell office:value-type="float" office:value="0.00000432315">
            <text:p>4.32315E-006</text:p>
          </table:table-cell>
          <table:table-cell office:value-type="float" office:value="0.982734">
            <text:p>0.982734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04719">
            <text:p>1.04719</text:p>
          </table:table-cell>
          <table:table-cell office:value-type="float" office:value="0.00000549986">
            <text:p>5.49986E-006</text:p>
          </table:table-cell>
          <table:table-cell office:value-type="float" office:value="1.52241">
            <text:p>1.52241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0582">
            <text:p>1.0582</text:p>
          </table:table-cell>
          <table:table-cell office:value-type="float" office:value="0.0000161986">
            <text:p>1.61986E-005</text:p>
          </table:table-cell>
          <table:table-cell office:value-type="float" office:value="6.42922">
            <text:p>6.4292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0692">
            <text:p>1.0692</text:p>
          </table:table-cell>
          <table:table-cell office:value-type="float" office:value="11.832">
            <text:p>11.832</text:p>
          </table:table-cell>
          <table:table-cell office:value-type="float" office:value="4786750">
            <text:p>4786750</text:p>
          </table:table-cell>
          <table:table-cell office:value-type="float" office:value="0.00162377">
            <text:p>0.00162377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08021">
            <text:p>1.08021</text:p>
          </table:table-cell>
          <table:table-cell office:value-type="float" office:value="0.000000735871">
            <text:p>7.35871E-007</text:p>
          </table:table-cell>
          <table:table-cell office:value-type="float" office:value="-0.662506">
            <text:p>-0.662506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09121">
            <text:p>1.09121</text:p>
          </table:table-cell>
          <table:table-cell office:value-type="float" office:value="0.0000014167">
            <text:p>1.4167E-006</text:p>
          </table:table-cell>
          <table:table-cell office:value-type="float" office:value="-0.350255">
            <text:p>-0.350255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10222">
            <text:p>1.10222</text:p>
          </table:table-cell>
          <table:table-cell office:value-type="float" office:value="0.00000171896">
            <text:p>0.000001719</text:p>
          </table:table-cell>
          <table:table-cell office:value-type="float" office:value="-0.211632">
            <text:p>-0.211632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11322">
            <text:p>1.11322</text:p>
          </table:table-cell>
          <table:table-cell office:value-type="float" office:value="0.0000018827">
            <text:p>1.8827E-006</text:p>
          </table:table-cell>
          <table:table-cell office:value-type="float" office:value="-0.136533">
            <text:p>-0.136533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12423">
            <text:p>1.12423</text:p>
          </table:table-cell>
          <table:table-cell office:value-type="float" office:value="0.00000198102">
            <text:p>0.000001981</text:p>
          </table:table-cell>
          <table:table-cell office:value-type="float" office:value="-0.0914388">
            <text:p>-0.0914388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.13523">
            <text:p>1.13523</text:p>
          </table:table-cell>
          <table:table-cell office:value-type="float" office:value="0.00000204375">
            <text:p>2.04375E-006</text:p>
          </table:table-cell>
          <table:table-cell office:value-type="float" office:value="-0.0626717">
            <text:p>-0.0626717</text:p>
          </table:table-cell>
          <table:table-cell office:value-type="float" office:value="0.00146893">
            <text:p>0.001468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0333255">
            <text:p>0.0333255</text:p>
          </table:table-cell>
          <table:table-cell office:value-type="float" office:value="0.0177696">
            <text:p>0.0177696</text:p>
          </table:table-cell>
          <table:table-cell office:value-type="float" office:value="7921.09">
            <text:p>7921.09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044359">
            <text:p>0.044359</text:p>
          </table:table-cell>
          <table:table-cell office:value-type="float" office:value="0.0126651">
            <text:p>0.0126651</text:p>
          </table:table-cell>
          <table:table-cell office:value-type="float" office:value="5645.36">
            <text:p>5645.36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0553925">
            <text:p>0.0553925</text:p>
          </table:table-cell>
          <table:table-cell office:value-type="float" office:value="0.00902717">
            <text:p>0.00902717</text:p>
          </table:table-cell>
          <table:table-cell office:value-type="float" office:value="4023.51">
            <text:p>4023.51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066426">
            <text:p>0.066426</text:p>
          </table:table-cell>
          <table:table-cell office:value-type="float" office:value="0.00643452">
            <text:p>0.00643452</text:p>
          </table:table-cell>
          <table:table-cell office:value-type="float" office:value="2867.65">
            <text:p>2867.6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0774595">
            <text:p>0.0774595</text:p>
          </table:table-cell>
          <table:table-cell office:value-type="float" office:value="0.0045868">
            <text:p>0.0045868</text:p>
          </table:table-cell>
          <table:table-cell office:value-type="float" office:value="2043.89">
            <text:p>2043.89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088493">
            <text:p>0.088493</text:p>
          </table:table-cell>
          <table:table-cell office:value-type="float" office:value="0.00326996">
            <text:p>0.00326996</text:p>
          </table:table-cell>
          <table:table-cell office:value-type="float" office:value="1456.82">
            <text:p>1456.82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0995264">
            <text:p>0.0995264</text:p>
          </table:table-cell>
          <table:table-cell office:value-type="float" office:value="0.00233149">
            <text:p>0.00233149</text:p>
          </table:table-cell>
          <table:table-cell office:value-type="float" office:value="1038.43">
            <text:p>1038.4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11056">
            <text:p>0.11056</text:p>
          </table:table-cell>
          <table:table-cell office:value-type="float" office:value="0.00166266">
            <text:p>0.00166266</text:p>
          </table:table-cell>
          <table:table-cell office:value-type="float" office:value="740.25">
            <text:p>740.2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121593">
            <text:p>0.121593</text:p>
          </table:table-cell>
          <table:table-cell office:value-type="float" office:value="0.001186">
            <text:p>0.001186</text:p>
          </table:table-cell>
          <table:table-cell office:value-type="float" office:value="527.745">
            <text:p>527.74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132627">
            <text:p>0.132627</text:p>
          </table:table-cell>
          <table:table-cell office:value-type="float" office:value="0.000846298">
            <text:p>0.000846298</text:p>
          </table:table-cell>
          <table:table-cell office:value-type="float" office:value="376.298">
            <text:p>376.298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14366">
            <text:p>0.14366</text:p>
          </table:table-cell>
          <table:table-cell office:value-type="float" office:value="0.000604199">
            <text:p>0.000604199</text:p>
          </table:table-cell>
          <table:table-cell office:value-type="float" office:value="268.365">
            <text:p>268.36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154694">
            <text:p>0.154694</text:p>
          </table:table-cell>
          <table:table-cell office:value-type="float" office:value="0.00043166">
            <text:p>0.00043166</text:p>
          </table:table-cell>
          <table:table-cell office:value-type="float" office:value="191.443">
            <text:p>191.44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165727">
            <text:p>0.165727</text:p>
          </table:table-cell>
          <table:table-cell office:value-type="float" office:value="0.000308696">
            <text:p>0.000308696</text:p>
          </table:table-cell>
          <table:table-cell office:value-type="float" office:value="136.623">
            <text:p>136.62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176761">
            <text:p>0.176761</text:p>
          </table:table-cell>
          <table:table-cell office:value-type="float" office:value="0.000221062">
            <text:p>0.000221062</text:p>
          </table:table-cell>
          <table:table-cell office:value-type="float" office:value="97.5542">
            <text:p>97.5542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187794">
            <text:p>0.187794</text:p>
          </table:table-cell>
          <table:table-cell office:value-type="float" office:value="0.000158608">
            <text:p>0.000158608</text:p>
          </table:table-cell>
          <table:table-cell office:value-type="float" office:value="69.7107">
            <text:p>69.710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198828">
            <text:p>0.198828</text:p>
          </table:table-cell>
          <table:table-cell office:value-type="float" office:value="0.000114098">
            <text:p>0.000114098</text:p>
          </table:table-cell>
          <table:table-cell office:value-type="float" office:value="49.8672">
            <text:p>49.8672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209861">
            <text:p>0.209861</text:p>
          </table:table-cell>
          <table:table-cell office:value-type="float" office:value="0.0000823765">
            <text:p>8.23765E-005</text:p>
          </table:table-cell>
          <table:table-cell office:value-type="float" office:value="35.7252">
            <text:p>35.7252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220895">
            <text:p>0.220895</text:p>
          </table:table-cell>
          <table:table-cell office:value-type="float" office:value="0.0000597695">
            <text:p>5.97695E-005</text:p>
          </table:table-cell>
          <table:table-cell office:value-type="float" office:value="25.6465">
            <text:p>25.646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231928">
            <text:p>0.231928</text:p>
          </table:table-cell>
          <table:table-cell office:value-type="float" office:value="0.0000436581">
            <text:p>4.36581E-005</text:p>
          </table:table-cell>
          <table:table-cell office:value-type="float" office:value="18.4637">
            <text:p>18.463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242962">
            <text:p>0.242962</text:p>
          </table:table-cell>
          <table:table-cell office:value-type="float" office:value="0.0000321758">
            <text:p>3.21758E-005</text:p>
          </table:table-cell>
          <table:table-cell office:value-type="float" office:value="13.3447">
            <text:p>13.344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253995">
            <text:p>0.253995</text:p>
          </table:table-cell>
          <table:table-cell office:value-type="float" office:value="0.0000239927">
            <text:p>2.39927E-005</text:p>
          </table:table-cell>
          <table:table-cell office:value-type="float" office:value="9.69644">
            <text:p>9.69644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265029">
            <text:p>0.265029</text:p>
          </table:table-cell>
          <table:table-cell office:value-type="float" office:value="0.0000181607">
            <text:p>1.81607E-005</text:p>
          </table:table-cell>
          <table:table-cell office:value-type="float" office:value="7.09644">
            <text:p>7.09644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276062">
            <text:p>0.276062</text:p>
          </table:table-cell>
          <table:table-cell office:value-type="float" office:value="0.0000140044">
            <text:p>1.40044E-005</text:p>
          </table:table-cell>
          <table:table-cell office:value-type="float" office:value="5.24347">
            <text:p>5.2434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287096">
            <text:p>0.287096</text:p>
          </table:table-cell>
          <table:table-cell office:value-type="float" office:value="0.0000110423">
            <text:p>1.10423E-005</text:p>
          </table:table-cell>
          <table:table-cell office:value-type="float" office:value="3.92291">
            <text:p>3.92291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298129">
            <text:p>0.298129</text:p>
          </table:table-cell>
          <table:table-cell office:value-type="float" office:value="0.00000893133">
            <text:p>8.93133E-006</text:p>
          </table:table-cell>
          <table:table-cell office:value-type="float" office:value="2.98177">
            <text:p>2.9817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309163">
            <text:p>0.309163</text:p>
          </table:table-cell>
          <table:table-cell office:value-type="float" office:value="0.00000742685">
            <text:p>7.42685E-006</text:p>
          </table:table-cell>
          <table:table-cell office:value-type="float" office:value="2.31105">
            <text:p>2.3110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320196">
            <text:p>0.320196</text:p>
          </table:table-cell>
          <table:table-cell office:value-type="float" office:value="0.00000635465">
            <text:p>6.35465E-006</text:p>
          </table:table-cell>
          <table:table-cell office:value-type="float" office:value="1.83304">
            <text:p>1.83304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33123">
            <text:p>0.33123</text:p>
          </table:table-cell>
          <table:table-cell office:value-type="float" office:value="0.00000559052">
            <text:p>5.59052E-006</text:p>
          </table:table-cell>
          <table:table-cell office:value-type="float" office:value="1.49237">
            <text:p>1.4923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342263">
            <text:p>0.342263</text:p>
          </table:table-cell>
          <table:table-cell office:value-type="float" office:value="0.00000504594">
            <text:p>5.04594E-006</text:p>
          </table:table-cell>
          <table:table-cell office:value-type="float" office:value="1.24959">
            <text:p>1.24959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353297">
            <text:p>0.353297</text:p>
          </table:table-cell>
          <table:table-cell office:value-type="float" office:value="0.00000465783">
            <text:p>4.65783E-006</text:p>
          </table:table-cell>
          <table:table-cell office:value-type="float" office:value="1.07656">
            <text:p>1.07656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36433">
            <text:p>0.36433</text:p>
          </table:table-cell>
          <table:table-cell office:value-type="float" office:value="0.00000438123">
            <text:p>4.38123E-006</text:p>
          </table:table-cell>
          <table:table-cell office:value-type="float" office:value="0.953246">
            <text:p>0.953246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375364">
            <text:p>0.375364</text:p>
          </table:table-cell>
          <table:table-cell office:value-type="float" office:value="0.00000418411">
            <text:p>4.18411E-006</text:p>
          </table:table-cell>
          <table:table-cell office:value-type="float" office:value="0.865364">
            <text:p>0.865364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386397">
            <text:p>0.386397</text:p>
          </table:table-cell>
          <table:table-cell office:value-type="float" office:value="0.00000404362">
            <text:p>4.04362E-006</text:p>
          </table:table-cell>
          <table:table-cell office:value-type="float" office:value="0.802732">
            <text:p>0.802732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397431">
            <text:p>0.397431</text:p>
          </table:table-cell>
          <table:table-cell office:value-type="float" office:value="0.0000039435">
            <text:p>3.9435E-006</text:p>
          </table:table-cell>
          <table:table-cell office:value-type="float" office:value="0.758096">
            <text:p>0.758096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408464">
            <text:p>0.408464</text:p>
          </table:table-cell>
          <table:table-cell office:value-type="float" office:value="0.00000387215">
            <text:p>3.87215E-006</text:p>
          </table:table-cell>
          <table:table-cell office:value-type="float" office:value="0.726285">
            <text:p>0.72628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419498">
            <text:p>0.419498</text:p>
          </table:table-cell>
          <table:table-cell office:value-type="float" office:value="0.00000382129">
            <text:p>3.82129E-006</text:p>
          </table:table-cell>
          <table:table-cell office:value-type="float" office:value="0.703614">
            <text:p>0.703614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430531">
            <text:p>0.430531</text:p>
          </table:table-cell>
          <table:table-cell office:value-type="float" office:value="0.00000378505">
            <text:p>3.78505E-006</text:p>
          </table:table-cell>
          <table:table-cell office:value-type="float" office:value="0.687456">
            <text:p>0.687456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441565">
            <text:p>0.441565</text:p>
          </table:table-cell>
          <table:table-cell office:value-type="float" office:value="0.00000375922">
            <text:p>3.75922E-006</text:p>
          </table:table-cell>
          <table:table-cell office:value-type="float" office:value="0.675942">
            <text:p>0.675942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452598">
            <text:p>0.452598</text:p>
          </table:table-cell>
          <table:table-cell office:value-type="float" office:value="0.00000374082">
            <text:p>3.74082E-006</text:p>
          </table:table-cell>
          <table:table-cell office:value-type="float" office:value="0.667735">
            <text:p>0.66773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463632">
            <text:p>0.463632</text:p>
          </table:table-cell>
          <table:table-cell office:value-type="float" office:value="0.0000037277">
            <text:p>3.7277E-006</text:p>
          </table:table-cell>
          <table:table-cell office:value-type="float" office:value="0.661887">
            <text:p>0.66188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474665">
            <text:p>0.474665</text:p>
          </table:table-cell>
          <table:table-cell office:value-type="float" office:value="0.00000371835">
            <text:p>3.71835E-006</text:p>
          </table:table-cell>
          <table:table-cell office:value-type="float" office:value="0.657719">
            <text:p>0.657719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485699">
            <text:p>0.485699</text:p>
          </table:table-cell>
          <table:table-cell office:value-type="float" office:value="0.00000371169">
            <text:p>3.71169E-006</text:p>
          </table:table-cell>
          <table:table-cell office:value-type="float" office:value="0.654748">
            <text:p>0.654748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496732">
            <text:p>0.496732</text:p>
          </table:table-cell>
          <table:table-cell office:value-type="float" office:value="0.00000370694">
            <text:p>3.70694E-006</text:p>
          </table:table-cell>
          <table:table-cell office:value-type="float" office:value="0.652631">
            <text:p>0.652631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507766">
            <text:p>0.507766</text:p>
          </table:table-cell>
          <table:table-cell office:value-type="float" office:value="0.00000370355">
            <text:p>3.70355E-006</text:p>
          </table:table-cell>
          <table:table-cell office:value-type="float" office:value="0.651123">
            <text:p>0.65112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518799">
            <text:p>0.518799</text:p>
          </table:table-cell>
          <table:table-cell office:value-type="float" office:value="0.00000370114">
            <text:p>3.70114E-006</text:p>
          </table:table-cell>
          <table:table-cell office:value-type="float" office:value="0.650047">
            <text:p>0.65004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529833">
            <text:p>0.529833</text:p>
          </table:table-cell>
          <table:table-cell office:value-type="float" office:value="0.00000369942">
            <text:p>3.69942E-006</text:p>
          </table:table-cell>
          <table:table-cell office:value-type="float" office:value="0.649281">
            <text:p>0.649281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540866">
            <text:p>0.540866</text:p>
          </table:table-cell>
          <table:table-cell office:value-type="float" office:value="0.0000036982">
            <text:p>3.6982E-006</text:p>
          </table:table-cell>
          <table:table-cell office:value-type="float" office:value="0.648735">
            <text:p>0.64873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5519">
            <text:p>0.5519</text:p>
          </table:table-cell>
          <table:table-cell office:value-type="float" office:value="0.00000369732">
            <text:p>3.69732E-006</text:p>
          </table:table-cell>
          <table:table-cell office:value-type="float" office:value="0.648346">
            <text:p>0.648346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562933">
            <text:p>0.562933</text:p>
          </table:table-cell>
          <table:table-cell office:value-type="float" office:value="0.0000036967">
            <text:p>3.6967E-006</text:p>
          </table:table-cell>
          <table:table-cell office:value-type="float" office:value="0.648068">
            <text:p>0.648068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573967">
            <text:p>0.573967</text:p>
          </table:table-cell>
          <table:table-cell office:value-type="float" office:value="0.00000369626">
            <text:p>3.69626E-006</text:p>
          </table:table-cell>
          <table:table-cell office:value-type="float" office:value="0.647871">
            <text:p>0.647871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585">
            <text:p>0.585</text:p>
          </table:table-cell>
          <table:table-cell office:value-type="float" office:value="0.00000369594">
            <text:p>3.69594E-006</text:p>
          </table:table-cell>
          <table:table-cell office:value-type="float" office:value="0.64773">
            <text:p>0.6477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596033">
            <text:p>0.596033</text:p>
          </table:table-cell>
          <table:table-cell office:value-type="float" office:value="0.00000369572">
            <text:p>3.69572E-006</text:p>
          </table:table-cell>
          <table:table-cell office:value-type="float" office:value="0.64763">
            <text:p>0.6476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607067">
            <text:p>0.607067</text:p>
          </table:table-cell>
          <table:table-cell office:value-type="float" office:value="0.00000369556">
            <text:p>3.69556E-006</text:p>
          </table:table-cell>
          <table:table-cell office:value-type="float" office:value="0.647558">
            <text:p>0.647558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6181">
            <text:p>0.6181</text:p>
          </table:table-cell>
          <table:table-cell office:value-type="float" office:value="0.00000369544">
            <text:p>3.69544E-006</text:p>
          </table:table-cell>
          <table:table-cell office:value-type="float" office:value="0.647507">
            <text:p>0.64750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629134">
            <text:p>0.629134</text:p>
          </table:table-cell>
          <table:table-cell office:value-type="float" office:value="0.00000369536">
            <text:p>3.69536E-006</text:p>
          </table:table-cell>
          <table:table-cell office:value-type="float" office:value="0.647471">
            <text:p>0.647471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640167">
            <text:p>0.640167</text:p>
          </table:table-cell>
          <table:table-cell office:value-type="float" office:value="0.00000369531">
            <text:p>3.69531E-006</text:p>
          </table:table-cell>
          <table:table-cell office:value-type="float" office:value="0.647446">
            <text:p>0.647446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651201">
            <text:p>0.651201</text:p>
          </table:table-cell>
          <table:table-cell office:value-type="float" office:value="0.00000369527">
            <text:p>3.69527E-006</text:p>
          </table:table-cell>
          <table:table-cell office:value-type="float" office:value="0.647428">
            <text:p>0.647428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662234">
            <text:p>0.662234</text:p>
          </table:table-cell>
          <table:table-cell office:value-type="float" office:value="0.00000369524">
            <text:p>3.69524E-006</text:p>
          </table:table-cell>
          <table:table-cell office:value-type="float" office:value="0.647416">
            <text:p>0.647416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673268">
            <text:p>0.673268</text:p>
          </table:table-cell>
          <table:table-cell office:value-type="float" office:value="0.00000369522">
            <text:p>3.69522E-006</text:p>
          </table:table-cell>
          <table:table-cell office:value-type="float" office:value="0.647408">
            <text:p>0.647408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684301">
            <text:p>0.684301</text:p>
          </table:table-cell>
          <table:table-cell office:value-type="float" office:value="0.00000369521">
            <text:p>3.69521E-006</text:p>
          </table:table-cell>
          <table:table-cell office:value-type="float" office:value="0.647403">
            <text:p>0.64740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695335">
            <text:p>0.695335</text:p>
          </table:table-cell>
          <table:table-cell office:value-type="float" office:value="0.0000036952">
            <text:p>3.6952E-006</text:p>
          </table:table-cell>
          <table:table-cell office:value-type="float" office:value="0.6474">
            <text:p>0.6474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706368">
            <text:p>0.706368</text:p>
          </table:table-cell>
          <table:table-cell office:value-type="float" office:value="0.0000036952">
            <text:p>3.6952E-006</text:p>
          </table:table-cell>
          <table:table-cell office:value-type="float" office:value="0.6474">
            <text:p>0.6474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717402">
            <text:p>0.717402</text:p>
          </table:table-cell>
          <table:table-cell office:value-type="float" office:value="0.00000369521">
            <text:p>3.69521E-006</text:p>
          </table:table-cell>
          <table:table-cell office:value-type="float" office:value="0.647402">
            <text:p>0.647402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728435">
            <text:p>0.728435</text:p>
          </table:table-cell>
          <table:table-cell office:value-type="float" office:value="0.00000369522">
            <text:p>3.69522E-006</text:p>
          </table:table-cell>
          <table:table-cell office:value-type="float" office:value="0.647407">
            <text:p>0.64740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739469">
            <text:p>0.739469</text:p>
          </table:table-cell>
          <table:table-cell office:value-type="float" office:value="0.00000369524">
            <text:p>3.69524E-006</text:p>
          </table:table-cell>
          <table:table-cell office:value-type="float" office:value="0.647415">
            <text:p>0.64741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750502">
            <text:p>0.750502</text:p>
          </table:table-cell>
          <table:table-cell office:value-type="float" office:value="0.00000369526">
            <text:p>3.69526E-006</text:p>
          </table:table-cell>
          <table:table-cell office:value-type="float" office:value="0.647427">
            <text:p>0.64742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761536">
            <text:p>0.761536</text:p>
          </table:table-cell>
          <table:table-cell office:value-type="float" office:value="0.0000036953">
            <text:p>3.6953E-006</text:p>
          </table:table-cell>
          <table:table-cell office:value-type="float" office:value="0.647444">
            <text:p>0.647444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772569">
            <text:p>0.772569</text:p>
          </table:table-cell>
          <table:table-cell office:value-type="float" office:value="0.00000369536">
            <text:p>3.69536E-006</text:p>
          </table:table-cell>
          <table:table-cell office:value-type="float" office:value="0.647468">
            <text:p>0.647468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783603">
            <text:p>0.783603</text:p>
          </table:table-cell>
          <table:table-cell office:value-type="float" office:value="0.00000369543">
            <text:p>3.69543E-006</text:p>
          </table:table-cell>
          <table:table-cell office:value-type="float" office:value="0.647503">
            <text:p>0.64750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794636">
            <text:p>0.794636</text:p>
          </table:table-cell>
          <table:table-cell office:value-type="float" office:value="0.00000369554">
            <text:p>3.69554E-006</text:p>
          </table:table-cell>
          <table:table-cell office:value-type="float" office:value="0.647552">
            <text:p>0.647552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80567">
            <text:p>0.80567</text:p>
          </table:table-cell>
          <table:table-cell office:value-type="float" office:value="0.0000036957">
            <text:p>3.6957E-006</text:p>
          </table:table-cell>
          <table:table-cell office:value-type="float" office:value="0.647621">
            <text:p>0.647621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816703">
            <text:p>0.816703</text:p>
          </table:table-cell>
          <table:table-cell office:value-type="float" office:value="0.00000369592">
            <text:p>3.69592E-006</text:p>
          </table:table-cell>
          <table:table-cell office:value-type="float" office:value="0.647718">
            <text:p>0.647718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827737">
            <text:p>0.827737</text:p>
          </table:table-cell>
          <table:table-cell office:value-type="float" office:value="0.00000369622">
            <text:p>3.69622E-006</text:p>
          </table:table-cell>
          <table:table-cell office:value-type="float" office:value="0.647854">
            <text:p>0.647854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83877">
            <text:p>0.83877</text:p>
          </table:table-cell>
          <table:table-cell office:value-type="float" office:value="0.00000369665">
            <text:p>3.69665E-006</text:p>
          </table:table-cell>
          <table:table-cell office:value-type="float" office:value="0.648045">
            <text:p>0.64804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849804">
            <text:p>0.849804</text:p>
          </table:table-cell>
          <table:table-cell office:value-type="float" office:value="0.00000369725">
            <text:p>3.69725E-006</text:p>
          </table:table-cell>
          <table:table-cell office:value-type="float" office:value="0.648313">
            <text:p>0.64831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860837">
            <text:p>0.860837</text:p>
          </table:table-cell>
          <table:table-cell office:value-type="float" office:value="0.0000036981">
            <text:p>3.6981E-006</text:p>
          </table:table-cell>
          <table:table-cell office:value-type="float" office:value="0.64869">
            <text:p>0.64869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871871">
            <text:p>0.871871</text:p>
          </table:table-cell>
          <table:table-cell office:value-type="float" office:value="0.00000369928">
            <text:p>3.69928E-006</text:p>
          </table:table-cell>
          <table:table-cell office:value-type="float" office:value="0.649219">
            <text:p>0.649219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882904">
            <text:p>0.882904</text:p>
          </table:table-cell>
          <table:table-cell office:value-type="float" office:value="0.00000370095">
            <text:p>0.000003701</text:p>
          </table:table-cell>
          <table:table-cell office:value-type="float" office:value="0.649963">
            <text:p>0.64996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893938">
            <text:p>0.893938</text:p>
          </table:table-cell>
          <table:table-cell office:value-type="float" office:value="0.0000037033">
            <text:p>3.7033E-006</text:p>
          </table:table-cell>
          <table:table-cell office:value-type="float" office:value="0.65101">
            <text:p>0.65101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904971">
            <text:p>0.904971</text:p>
          </table:table-cell>
          <table:table-cell office:value-type="float" office:value="0.00000370661">
            <text:p>3.70661E-006</text:p>
          </table:table-cell>
          <table:table-cell office:value-type="float" office:value="0.652485">
            <text:p>0.65248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916005">
            <text:p>0.916005</text:p>
          </table:table-cell>
          <table:table-cell office:value-type="float" office:value="0.00000371128">
            <text:p>3.71128E-006</text:p>
          </table:table-cell>
          <table:table-cell office:value-type="float" office:value="0.654566">
            <text:p>0.654566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927038">
            <text:p>0.927038</text:p>
          </table:table-cell>
          <table:table-cell office:value-type="float" office:value="0.00000371788">
            <text:p>3.71788E-006</text:p>
          </table:table-cell>
          <table:table-cell office:value-type="float" office:value="0.657509">
            <text:p>0.657509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938072">
            <text:p>0.938072</text:p>
          </table:table-cell>
          <table:table-cell office:value-type="float" office:value="0.00000372724">
            <text:p>3.72724E-006</text:p>
          </table:table-cell>
          <table:table-cell office:value-type="float" office:value="0.661682">
            <text:p>0.661682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949105">
            <text:p>0.949105</text:p>
          </table:table-cell>
          <table:table-cell office:value-type="float" office:value="0.00000374058">
            <text:p>3.74058E-006</text:p>
          </table:table-cell>
          <table:table-cell office:value-type="float" office:value="0.667629">
            <text:p>0.667629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960139">
            <text:p>0.960139</text:p>
          </table:table-cell>
          <table:table-cell office:value-type="float" office:value="0.0000037597">
            <text:p>3.7597E-006</text:p>
          </table:table-cell>
          <table:table-cell office:value-type="float" office:value="0.676155">
            <text:p>0.67615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971172">
            <text:p>0.971172</text:p>
          </table:table-cell>
          <table:table-cell office:value-type="float" office:value="0.00000378738">
            <text:p>3.78738E-006</text:p>
          </table:table-cell>
          <table:table-cell office:value-type="float" office:value="0.688493">
            <text:p>0.68849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982206">
            <text:p>0.982206</text:p>
          </table:table-cell>
          <table:table-cell office:value-type="float" office:value="0.00000382795">
            <text:p>0.000003828</text:p>
          </table:table-cell>
          <table:table-cell office:value-type="float" office:value="0.706583">
            <text:p>0.70658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993239">
            <text:p>0.993239</text:p>
          </table:table-cell>
          <table:table-cell office:value-type="float" office:value="0.00000388862">
            <text:p>3.88862E-006</text:p>
          </table:table-cell>
          <table:table-cell office:value-type="float" office:value="0.733632">
            <text:p>0.733632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00427">
            <text:p>1.00427</text:p>
          </table:table-cell>
          <table:table-cell office:value-type="float" office:value="0.00000398203">
            <text:p>0.000003982</text:p>
          </table:table-cell>
          <table:table-cell office:value-type="float" office:value="0.775274">
            <text:p>0.775274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01531">
            <text:p>1.01531</text:p>
          </table:table-cell>
          <table:table-cell office:value-type="float" office:value="0.00000413252">
            <text:p>4.13252E-006</text:p>
          </table:table-cell>
          <table:table-cell office:value-type="float" office:value="0.842366">
            <text:p>0.842366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02634">
            <text:p>1.02634</text:p>
          </table:table-cell>
          <table:table-cell office:value-type="float" office:value="0.00000439367">
            <text:p>4.39367E-006</text:p>
          </table:table-cell>
          <table:table-cell office:value-type="float" office:value="0.958791">
            <text:p>0.958791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03737">
            <text:p>1.03737</text:p>
          </table:table-cell>
          <table:table-cell office:value-type="float" office:value="0.00000491109">
            <text:p>4.91109E-006</text:p>
          </table:table-cell>
          <table:table-cell office:value-type="float" office:value="1.18947">
            <text:p>1.1894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04841">
            <text:p>1.04841</text:p>
          </table:table-cell>
          <table:table-cell office:value-type="float" office:value="0.00000627082">
            <text:p>6.27082E-006</text:p>
          </table:table-cell>
          <table:table-cell office:value-type="float" office:value="1.79566">
            <text:p>1.79566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05944">
            <text:p>1.05944</text:p>
          </table:table-cell>
          <table:table-cell office:value-type="float" office:value="0.0000163806">
            <text:p>1.63806E-005</text:p>
          </table:table-cell>
          <table:table-cell office:value-type="float" office:value="6.3028">
            <text:p>6.3028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07047">
            <text:p>1.07047</text:p>
          </table:table-cell>
          <table:table-cell office:value-type="float" office:value="33.4035">
            <text:p>33.4035</text:p>
          </table:table-cell>
          <table:table-cell office:value-type="float" office:value="13327900">
            <text:p>13327900</text:p>
          </table:table-cell>
          <table:table-cell office:value-type="float" office:value="0.00162606">
            <text:p>0.00162606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08151">
            <text:p>1.08151</text:p>
          </table:table-cell>
          <table:table-cell office:value-type="float" office:value="0.000000348911">
            <text:p>3.48911E-007</text:p>
          </table:table-cell>
          <table:table-cell office:value-type="float" office:value="-0.844448">
            <text:p>-0.844448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09254">
            <text:p>1.09254</text:p>
          </table:table-cell>
          <table:table-cell office:value-type="float" office:value="0.00000126115">
            <text:p>1.26115E-006</text:p>
          </table:table-cell>
          <table:table-cell office:value-type="float" office:value="-0.437754">
            <text:p>-0.437754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10357">
            <text:p>1.10357</text:p>
          </table:table-cell>
          <table:table-cell office:value-type="float" office:value="0.00000165711">
            <text:p>1.65711E-006</text:p>
          </table:table-cell>
          <table:table-cell office:value-type="float" office:value="-0.261225">
            <text:p>-0.261225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11461">
            <text:p>1.11461</text:p>
          </table:table-cell>
          <table:table-cell office:value-type="float" office:value="0.00000186885">
            <text:p>1.86885E-006</text:p>
          </table:table-cell>
          <table:table-cell office:value-type="float" office:value="-0.166827">
            <text:p>-0.166827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12564">
            <text:p>1.12564</text:p>
          </table:table-cell>
          <table:table-cell office:value-type="float" office:value="0.00000199475">
            <text:p>1.99475E-006</text:p>
          </table:table-cell>
          <table:table-cell office:value-type="float" office:value="-0.110698">
            <text:p>-0.110698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.13667">
            <text:p>1.13667</text:p>
          </table:table-cell>
          <table:table-cell office:value-type="float" office:value="0.00000207438">
            <text:p>2.07438E-006</text:p>
          </table:table-cell>
          <table:table-cell office:value-type="float" office:value="-0.0751973">
            <text:p>-0.0751973</text:p>
          </table:table-cell>
          <table:table-cell office:value-type="float" office:value="0.00148793">
            <text:p>0.00148793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0319002">
            <text:p>0.0319002</text:p>
          </table:table-cell>
          <table:table-cell office:value-type="float" office:value="0.0192214">
            <text:p>0.0192214</text:p>
          </table:table-cell>
          <table:table-cell office:value-type="float" office:value="8422.49">
            <text:p>8422.4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0429622">
            <text:p>0.0429622</text:p>
          </table:table-cell>
          <table:table-cell office:value-type="float" office:value="0.0135622">
            <text:p>0.0135622</text:p>
          </table:table-cell>
          <table:table-cell office:value-type="float" office:value="5942.42">
            <text:p>5942.42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0540242">
            <text:p>0.0540242</text:p>
          </table:table-cell>
          <table:table-cell office:value-type="float" office:value="0.00956955">
            <text:p>0.00956955</text:p>
          </table:table-cell>
          <table:table-cell office:value-type="float" office:value="4192.7">
            <text:p>4192.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0650862">
            <text:p>0.0650862</text:p>
          </table:table-cell>
          <table:table-cell office:value-type="float" office:value="0.00675267">
            <text:p>0.00675267</text:p>
          </table:table-cell>
          <table:table-cell office:value-type="float" office:value="2958.25">
            <text:p>2958.25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0761482">
            <text:p>0.0761482</text:p>
          </table:table-cell>
          <table:table-cell office:value-type="float" office:value="0.00476533">
            <text:p>0.00476533</text:p>
          </table:table-cell>
          <table:table-cell office:value-type="float" office:value="2087.33">
            <text:p>2087.33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0872102">
            <text:p>0.0872102</text:p>
          </table:table-cell>
          <table:table-cell office:value-type="float" office:value="0.00336324">
            <text:p>0.00336324</text:p>
          </table:table-cell>
          <table:table-cell office:value-type="float" office:value="1472.88">
            <text:p>1472.8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0982722">
            <text:p>0.0982722</text:p>
          </table:table-cell>
          <table:table-cell office:value-type="float" office:value="0.00237404">
            <text:p>0.00237404</text:p>
          </table:table-cell>
          <table:table-cell office:value-type="float" office:value="1039.39">
            <text:p>1039.3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109334">
            <text:p>0.109334</text:p>
          </table:table-cell>
          <table:table-cell office:value-type="float" office:value="0.00167615">
            <text:p>0.00167615</text:p>
          </table:table-cell>
          <table:table-cell office:value-type="float" office:value="733.547">
            <text:p>733.54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120396">
            <text:p>0.120396</text:p>
          </table:table-cell>
          <table:table-cell office:value-type="float" office:value="0.00118378">
            <text:p>0.00118378</text:p>
          </table:table-cell>
          <table:table-cell office:value-type="float" office:value="517.774">
            <text:p>517.774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131458">
            <text:p>0.131458</text:p>
          </table:table-cell>
          <table:table-cell office:value-type="float" office:value="0.000836409">
            <text:p>0.000836409</text:p>
          </table:table-cell>
          <table:table-cell office:value-type="float" office:value="365.543">
            <text:p>365.543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14252">
            <text:p>0.14252</text:p>
          </table:table-cell>
          <table:table-cell office:value-type="float" office:value="0.000591333">
            <text:p>0.000591333</text:p>
          </table:table-cell>
          <table:table-cell office:value-type="float" office:value="258.142">
            <text:p>258.142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153582">
            <text:p>0.153582</text:p>
          </table:table-cell>
          <table:table-cell office:value-type="float" office:value="0.000418429">
            <text:p>0.000418429</text:p>
          </table:table-cell>
          <table:table-cell office:value-type="float" office:value="182.37">
            <text:p>182.3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164644">
            <text:p>0.164644</text:p>
          </table:table-cell>
          <table:table-cell office:value-type="float" office:value="0.000296443">
            <text:p>0.000296443</text:p>
          </table:table-cell>
          <table:table-cell office:value-type="float" office:value="128.911">
            <text:p>128.911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175706">
            <text:p>0.175706</text:p>
          </table:table-cell>
          <table:table-cell office:value-type="float" office:value="0.00021038">
            <text:p>0.00021038</text:p>
          </table:table-cell>
          <table:table-cell office:value-type="float" office:value="91.1956">
            <text:p>91.195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186768">
            <text:p>0.186768</text:p>
          </table:table-cell>
          <table:table-cell office:value-type="float" office:value="0.000149661">
            <text:p>0.000149661</text:p>
          </table:table-cell>
          <table:table-cell office:value-type="float" office:value="64.5867">
            <text:p>64.586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19783">
            <text:p>0.19783</text:p>
          </table:table-cell>
          <table:table-cell office:value-type="float" office:value="0.000106824">
            <text:p>0.000106824</text:p>
          </table:table-cell>
          <table:table-cell office:value-type="float" office:value="45.8138">
            <text:p>45.813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208892">
            <text:p>0.208892</text:p>
          </table:table-cell>
          <table:table-cell office:value-type="float" office:value="0.0000766012">
            <text:p>7.66012E-005</text:p>
          </table:table-cell>
          <table:table-cell office:value-type="float" office:value="32.5693">
            <text:p>32.5693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219954">
            <text:p>0.219954</text:p>
          </table:table-cell>
          <table:table-cell office:value-type="float" office:value="0.0000552789">
            <text:p>5.52789E-005</text:p>
          </table:table-cell>
          <table:table-cell office:value-type="float" office:value="23.2251">
            <text:p>23.2251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231016">
            <text:p>0.231016</text:p>
          </table:table-cell>
          <table:table-cell office:value-type="float" office:value="0.0000402357">
            <text:p>4.02357E-005</text:p>
          </table:table-cell>
          <table:table-cell office:value-type="float" office:value="16.6326">
            <text:p>16.632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242078">
            <text:p>0.242078</text:p>
          </table:table-cell>
          <table:table-cell office:value-type="float" office:value="0.0000296225">
            <text:p>2.96225E-005</text:p>
          </table:table-cell>
          <table:table-cell office:value-type="float" office:value="11.9816">
            <text:p>11.981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25314">
            <text:p>0.25314</text:p>
          </table:table-cell>
          <table:table-cell office:value-type="float" office:value="0.0000221348">
            <text:p>2.21348E-005</text:p>
          </table:table-cell>
          <table:table-cell office:value-type="float" office:value="8.70023">
            <text:p>8.70023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264202">
            <text:p>0.264202</text:p>
          </table:table-cell>
          <table:table-cell office:value-type="float" office:value="0.0000168521">
            <text:p>1.68521E-005</text:p>
          </table:table-cell>
          <table:table-cell office:value-type="float" office:value="6.38518">
            <text:p>6.3851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275264">
            <text:p>0.275264</text:p>
          </table:table-cell>
          <table:table-cell office:value-type="float" office:value="0.0000131251">
            <text:p>1.31251E-005</text:p>
          </table:table-cell>
          <table:table-cell office:value-type="float" office:value="4.75188">
            <text:p>4.7518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286326">
            <text:p>0.286326</text:p>
          </table:table-cell>
          <table:table-cell office:value-type="float" office:value="0.0000104957">
            <text:p>1.04957E-005</text:p>
          </table:table-cell>
          <table:table-cell office:value-type="float" office:value="3.59957">
            <text:p>3.5995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297388">
            <text:p>0.297388</text:p>
          </table:table-cell>
          <table:table-cell office:value-type="float" office:value="0.00000864059">
            <text:p>8.64059E-006</text:p>
          </table:table-cell>
          <table:table-cell office:value-type="float" office:value="2.7866">
            <text:p>2.786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30845">
            <text:p>0.30845</text:p>
          </table:table-cell>
          <table:table-cell office:value-type="float" office:value="0.00000733179">
            <text:p>7.33179E-006</text:p>
          </table:table-cell>
          <table:table-cell office:value-type="float" office:value="2.21304">
            <text:p>2.21304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319512">
            <text:p>0.319512</text:p>
          </table:table-cell>
          <table:table-cell office:value-type="float" office:value="0.00000640841">
            <text:p>6.40841E-006</text:p>
          </table:table-cell>
          <table:table-cell office:value-type="float" office:value="1.80839">
            <text:p>1.8083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330574">
            <text:p>0.330574</text:p>
          </table:table-cell>
          <table:table-cell office:value-type="float" office:value="0.00000575696">
            <text:p>0.000005757</text:p>
          </table:table-cell>
          <table:table-cell office:value-type="float" office:value="1.5229">
            <text:p>1.522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341636">
            <text:p>0.341636</text:p>
          </table:table-cell>
          <table:table-cell office:value-type="float" office:value="0.00000529735">
            <text:p>5.29735E-006</text:p>
          </table:table-cell>
          <table:table-cell office:value-type="float" office:value="1.32148">
            <text:p>1.3214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352698">
            <text:p>0.352698</text:p>
          </table:table-cell>
          <table:table-cell office:value-type="float" office:value="0.00000497309">
            <text:p>4.97309E-006</text:p>
          </table:table-cell>
          <table:table-cell office:value-type="float" office:value="1.17938">
            <text:p>1.1793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36376">
            <text:p>0.36376</text:p>
          </table:table-cell>
          <table:table-cell office:value-type="float" office:value="0.00000474432">
            <text:p>4.74432E-006</text:p>
          </table:table-cell>
          <table:table-cell office:value-type="float" office:value="1.07912">
            <text:p>1.07912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374822">
            <text:p>0.374822</text:p>
          </table:table-cell>
          <table:table-cell office:value-type="float" office:value="0.00000458292">
            <text:p>4.58292E-006</text:p>
          </table:table-cell>
          <table:table-cell office:value-type="float" office:value="1.00839">
            <text:p>1.0083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385884">
            <text:p>0.385884</text:p>
          </table:table-cell>
          <table:table-cell office:value-type="float" office:value="0.00000446905">
            <text:p>4.46905E-006</text:p>
          </table:table-cell>
          <table:table-cell office:value-type="float" office:value="0.958492">
            <text:p>0.958492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396946">
            <text:p>0.396946</text:p>
          </table:table-cell>
          <table:table-cell office:value-type="float" office:value="0.00000438872">
            <text:p>4.38872E-006</text:p>
          </table:table-cell>
          <table:table-cell office:value-type="float" office:value="0.923286">
            <text:p>0.92328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408008">
            <text:p>0.408008</text:p>
          </table:table-cell>
          <table:table-cell office:value-type="float" office:value="0.00000433204">
            <text:p>0.000004332</text:p>
          </table:table-cell>
          <table:table-cell office:value-type="float" office:value="0.898447">
            <text:p>0.89844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41907">
            <text:p>0.41907</text:p>
          </table:table-cell>
          <table:table-cell office:value-type="float" office:value="0.00000429205">
            <text:p>4.29205E-006</text:p>
          </table:table-cell>
          <table:table-cell office:value-type="float" office:value="0.880924">
            <text:p>0.880924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430132">
            <text:p>0.430132</text:p>
          </table:table-cell>
          <table:table-cell office:value-type="float" office:value="0.00000426384">
            <text:p>4.26384E-006</text:p>
          </table:table-cell>
          <table:table-cell office:value-type="float" office:value="0.86856">
            <text:p>0.8685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441194">
            <text:p>0.441194</text:p>
          </table:table-cell>
          <table:table-cell office:value-type="float" office:value="0.00000424394">
            <text:p>4.24394E-006</text:p>
          </table:table-cell>
          <table:table-cell office:value-type="float" office:value="0.859838">
            <text:p>0.85983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452256">
            <text:p>0.452256</text:p>
          </table:table-cell>
          <table:table-cell office:value-type="float" office:value="0.0000042299">
            <text:p>4.2299E-006</text:p>
          </table:table-cell>
          <table:table-cell office:value-type="float" office:value="0.853684">
            <text:p>0.853684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463318">
            <text:p>0.463318</text:p>
          </table:table-cell>
          <table:table-cell office:value-type="float" office:value="0.00000421999">
            <text:p>0.00000422</text:p>
          </table:table-cell>
          <table:table-cell office:value-type="float" office:value="0.849343">
            <text:p>0.849343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47438">
            <text:p>0.47438</text:p>
          </table:table-cell>
          <table:table-cell office:value-type="float" office:value="0.000004213">
            <text:p>0.000004213</text:p>
          </table:table-cell>
          <table:table-cell office:value-type="float" office:value="0.846279">
            <text:p>0.84627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485442">
            <text:p>0.485442</text:p>
          </table:table-cell>
          <table:table-cell office:value-type="float" office:value="0.00000420807">
            <text:p>4.20807E-006</text:p>
          </table:table-cell>
          <table:table-cell office:value-type="float" office:value="0.844118">
            <text:p>0.84411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496504">
            <text:p>0.496504</text:p>
          </table:table-cell>
          <table:table-cell office:value-type="float" office:value="0.00000420459">
            <text:p>4.20459E-006</text:p>
          </table:table-cell>
          <table:table-cell office:value-type="float" office:value="0.842594">
            <text:p>0.842594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507566">
            <text:p>0.507566</text:p>
          </table:table-cell>
          <table:table-cell office:value-type="float" office:value="0.00000420213">
            <text:p>4.20213E-006</text:p>
          </table:table-cell>
          <table:table-cell office:value-type="float" office:value="0.841518">
            <text:p>0.84151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518628">
            <text:p>0.518628</text:p>
          </table:table-cell>
          <table:table-cell office:value-type="float" office:value="0.0000042004">
            <text:p>4.2004E-006</text:p>
          </table:table-cell>
          <table:table-cell office:value-type="float" office:value="0.840759">
            <text:p>0.84075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52969">
            <text:p>0.52969</text:p>
          </table:table-cell>
          <table:table-cell office:value-type="float" office:value="0.00000419918">
            <text:p>4.19918E-006</text:p>
          </table:table-cell>
          <table:table-cell office:value-type="float" office:value="0.840224">
            <text:p>0.840224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540752">
            <text:p>0.540752</text:p>
          </table:table-cell>
          <table:table-cell office:value-type="float" office:value="0.00000419832">
            <text:p>4.19832E-006</text:p>
          </table:table-cell>
          <table:table-cell office:value-type="float" office:value="0.839846">
            <text:p>0.83984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551814">
            <text:p>0.551814</text:p>
          </table:table-cell>
          <table:table-cell office:value-type="float" office:value="0.00000419771">
            <text:p>4.19771E-006</text:p>
          </table:table-cell>
          <table:table-cell office:value-type="float" office:value="0.83958">
            <text:p>0.8395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562876">
            <text:p>0.562876</text:p>
          </table:table-cell>
          <table:table-cell office:value-type="float" office:value="0.00000419728">
            <text:p>4.19728E-006</text:p>
          </table:table-cell>
          <table:table-cell office:value-type="float" office:value="0.839392">
            <text:p>0.839392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573938">
            <text:p>0.573938</text:p>
          </table:table-cell>
          <table:table-cell office:value-type="float" office:value="0.00000419698">
            <text:p>0.000004197</text:p>
          </table:table-cell>
          <table:table-cell office:value-type="float" office:value="0.839259">
            <text:p>0.83925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585">
            <text:p>0.585</text:p>
          </table:table-cell>
          <table:table-cell office:value-type="float" office:value="0.00000419677">
            <text:p>4.19677E-006</text:p>
          </table:table-cell>
          <table:table-cell office:value-type="float" office:value="0.839166">
            <text:p>0.83916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596062">
            <text:p>0.596062</text:p>
          </table:table-cell>
          <table:table-cell office:value-type="float" office:value="0.00000419662">
            <text:p>4.19662E-006</text:p>
          </table:table-cell>
          <table:table-cell office:value-type="float" office:value="0.8391">
            <text:p>0.8391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607124">
            <text:p>0.607124</text:p>
          </table:table-cell>
          <table:table-cell office:value-type="float" office:value="0.00000419651">
            <text:p>4.19651E-006</text:p>
          </table:table-cell>
          <table:table-cell office:value-type="float" office:value="0.839053">
            <text:p>0.839053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618186">
            <text:p>0.618186</text:p>
          </table:table-cell>
          <table:table-cell office:value-type="float" office:value="0.00000419644">
            <text:p>4.19644E-006</text:p>
          </table:table-cell>
          <table:table-cell office:value-type="float" office:value="0.839021">
            <text:p>0.839021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629248">
            <text:p>0.629248</text:p>
          </table:table-cell>
          <table:table-cell office:value-type="float" office:value="0.00000419638">
            <text:p>4.19638E-006</text:p>
          </table:table-cell>
          <table:table-cell office:value-type="float" office:value="0.838998">
            <text:p>0.83899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64031">
            <text:p>0.64031</text:p>
          </table:table-cell>
          <table:table-cell office:value-type="float" office:value="0.00000419635">
            <text:p>4.19635E-006</text:p>
          </table:table-cell>
          <table:table-cell office:value-type="float" office:value="0.838982">
            <text:p>0.838982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651372">
            <text:p>0.651372</text:p>
          </table:table-cell>
          <table:table-cell office:value-type="float" office:value="0.00000419632">
            <text:p>4.19632E-006</text:p>
          </table:table-cell>
          <table:table-cell office:value-type="float" office:value="0.838971">
            <text:p>0.838971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662434">
            <text:p>0.662434</text:p>
          </table:table-cell>
          <table:table-cell office:value-type="float" office:value="0.0000041963">
            <text:p>4.1963E-006</text:p>
          </table:table-cell>
          <table:table-cell office:value-type="float" office:value="0.838963">
            <text:p>0.838963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673496">
            <text:p>0.673496</text:p>
          </table:table-cell>
          <table:table-cell office:value-type="float" office:value="0.00000419629">
            <text:p>4.19629E-006</text:p>
          </table:table-cell>
          <table:table-cell office:value-type="float" office:value="0.838959">
            <text:p>0.83895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684558">
            <text:p>0.684558</text:p>
          </table:table-cell>
          <table:table-cell office:value-type="float" office:value="0.00000419629">
            <text:p>4.19629E-006</text:p>
          </table:table-cell>
          <table:table-cell office:value-type="float" office:value="0.838956">
            <text:p>0.83895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69562">
            <text:p>0.69562</text:p>
          </table:table-cell>
          <table:table-cell office:value-type="float" office:value="0.00000419629">
            <text:p>4.19629E-006</text:p>
          </table:table-cell>
          <table:table-cell office:value-type="float" office:value="0.838956">
            <text:p>0.83895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706682">
            <text:p>0.706682</text:p>
          </table:table-cell>
          <table:table-cell office:value-type="float" office:value="0.00000419629">
            <text:p>4.19629E-006</text:p>
          </table:table-cell>
          <table:table-cell office:value-type="float" office:value="0.838957">
            <text:p>0.83895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717744">
            <text:p>0.717744</text:p>
          </table:table-cell>
          <table:table-cell office:value-type="float" office:value="0.0000041963">
            <text:p>4.1963E-006</text:p>
          </table:table-cell>
          <table:table-cell office:value-type="float" office:value="0.83896">
            <text:p>0.8389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728806">
            <text:p>0.728806</text:p>
          </table:table-cell>
          <table:table-cell office:value-type="float" office:value="0.00000419631">
            <text:p>4.19631E-006</text:p>
          </table:table-cell>
          <table:table-cell office:value-type="float" office:value="0.838965">
            <text:p>0.838965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739868">
            <text:p>0.739868</text:p>
          </table:table-cell>
          <table:table-cell office:value-type="float" office:value="0.00000419633">
            <text:p>4.19633E-006</text:p>
          </table:table-cell>
          <table:table-cell office:value-type="float" office:value="0.838973">
            <text:p>0.838973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75093">
            <text:p>0.75093</text:p>
          </table:table-cell>
          <table:table-cell office:value-type="float" office:value="0.00000419635">
            <text:p>4.19635E-006</text:p>
          </table:table-cell>
          <table:table-cell office:value-type="float" office:value="0.838985">
            <text:p>0.838985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761992">
            <text:p>0.761992</text:p>
          </table:table-cell>
          <table:table-cell office:value-type="float" office:value="0.0000041964">
            <text:p>4.1964E-006</text:p>
          </table:table-cell>
          <table:table-cell office:value-type="float" office:value="0.839003">
            <text:p>0.839003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773054">
            <text:p>0.773054</text:p>
          </table:table-cell>
          <table:table-cell office:value-type="float" office:value="0.00000419645">
            <text:p>4.19645E-006</text:p>
          </table:table-cell>
          <table:table-cell office:value-type="float" office:value="0.839028">
            <text:p>0.83902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784116">
            <text:p>0.784116</text:p>
          </table:table-cell>
          <table:table-cell office:value-type="float" office:value="0.00000419653">
            <text:p>4.19653E-006</text:p>
          </table:table-cell>
          <table:table-cell office:value-type="float" office:value="0.839064">
            <text:p>0.839064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795178">
            <text:p>0.795178</text:p>
          </table:table-cell>
          <table:table-cell office:value-type="float" office:value="0.00000419665">
            <text:p>4.19665E-006</text:p>
          </table:table-cell>
          <table:table-cell office:value-type="float" office:value="0.839115">
            <text:p>0.839115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80624">
            <text:p>0.80624</text:p>
          </table:table-cell>
          <table:table-cell office:value-type="float" office:value="0.00000419682">
            <text:p>4.19682E-006</text:p>
          </table:table-cell>
          <table:table-cell office:value-type="float" office:value="0.839187">
            <text:p>0.83918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817302">
            <text:p>0.817302</text:p>
          </table:table-cell>
          <table:table-cell office:value-type="float" office:value="0.00000419705">
            <text:p>4.19705E-006</text:p>
          </table:table-cell>
          <table:table-cell office:value-type="float" office:value="0.83929">
            <text:p>0.8392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828364">
            <text:p>0.828364</text:p>
          </table:table-cell>
          <table:table-cell office:value-type="float" office:value="0.00000419738">
            <text:p>4.19738E-006</text:p>
          </table:table-cell>
          <table:table-cell office:value-type="float" office:value="0.839436">
            <text:p>0.83943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839426">
            <text:p>0.839426</text:p>
          </table:table-cell>
          <table:table-cell office:value-type="float" office:value="0.00000419785">
            <text:p>4.19785E-006</text:p>
          </table:table-cell>
          <table:table-cell office:value-type="float" office:value="0.839642">
            <text:p>0.839642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850488">
            <text:p>0.850488</text:p>
          </table:table-cell>
          <table:table-cell office:value-type="float" office:value="0.00000419852">
            <text:p>4.19852E-006</text:p>
          </table:table-cell>
          <table:table-cell office:value-type="float" office:value="0.839935">
            <text:p>0.839935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86155">
            <text:p>0.86155</text:p>
          </table:table-cell>
          <table:table-cell office:value-type="float" office:value="0.00000419947">
            <text:p>4.19947E-006</text:p>
          </table:table-cell>
          <table:table-cell office:value-type="float" office:value="0.84035">
            <text:p>0.84035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872612">
            <text:p>0.872612</text:p>
          </table:table-cell>
          <table:table-cell office:value-type="float" office:value="0.00000420081">
            <text:p>4.20081E-006</text:p>
          </table:table-cell>
          <table:table-cell office:value-type="float" office:value="0.84094">
            <text:p>0.84094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883674">
            <text:p>0.883674</text:p>
          </table:table-cell>
          <table:table-cell office:value-type="float" office:value="0.00000420273">
            <text:p>4.20273E-006</text:p>
          </table:table-cell>
          <table:table-cell office:value-type="float" office:value="0.841777">
            <text:p>0.84177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894736">
            <text:p>0.894736</text:p>
          </table:table-cell>
          <table:table-cell office:value-type="float" office:value="0.00000420544">
            <text:p>4.20544E-006</text:p>
          </table:table-cell>
          <table:table-cell office:value-type="float" office:value="0.842966">
            <text:p>0.84296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905798">
            <text:p>0.905798</text:p>
          </table:table-cell>
          <table:table-cell office:value-type="float" office:value="0.0000042093">
            <text:p>4.2093E-006</text:p>
          </table:table-cell>
          <table:table-cell office:value-type="float" office:value="0.844658">
            <text:p>0.84465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91686">
            <text:p>0.91686</text:p>
          </table:table-cell>
          <table:table-cell office:value-type="float" office:value="0.0000042148">
            <text:p>4.2148E-006</text:p>
          </table:table-cell>
          <table:table-cell office:value-type="float" office:value="0.847067">
            <text:p>0.84706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927922">
            <text:p>0.927922</text:p>
          </table:table-cell>
          <table:table-cell office:value-type="float" office:value="0.00000422264">
            <text:p>4.22264E-006</text:p>
          </table:table-cell>
          <table:table-cell office:value-type="float" office:value="0.850506">
            <text:p>0.85050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938984">
            <text:p>0.938984</text:p>
          </table:table-cell>
          <table:table-cell office:value-type="float" office:value="0.00000423388">
            <text:p>4.23388E-006</text:p>
          </table:table-cell>
          <table:table-cell office:value-type="float" office:value="0.855428">
            <text:p>0.855428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950046">
            <text:p>0.950046</text:p>
          </table:table-cell>
          <table:table-cell office:value-type="float" office:value="0.00000425002">
            <text:p>0.00000425</text:p>
          </table:table-cell>
          <table:table-cell office:value-type="float" office:value="0.862503">
            <text:p>0.862503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961108">
            <text:p>0.961108</text:p>
          </table:table-cell>
          <table:table-cell office:value-type="float" office:value="0.00000427337">
            <text:p>4.27337E-006</text:p>
          </table:table-cell>
          <table:table-cell office:value-type="float" office:value="0.872734">
            <text:p>0.872734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97217">
            <text:p>0.97217</text:p>
          </table:table-cell>
          <table:table-cell office:value-type="float" office:value="0.00000430742">
            <text:p>4.30742E-006</text:p>
          </table:table-cell>
          <table:table-cell office:value-type="float" office:value="0.887659">
            <text:p>0.88765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983232">
            <text:p>0.983232</text:p>
          </table:table-cell>
          <table:table-cell office:value-type="float" office:value="0.00000435774">
            <text:p>4.35774E-006</text:p>
          </table:table-cell>
          <table:table-cell office:value-type="float" office:value="0.90971">
            <text:p>0.90971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994294">
            <text:p>0.994294</text:p>
          </table:table-cell>
          <table:table-cell office:value-type="float" office:value="0.0000044335">
            <text:p>4.4335E-006</text:p>
          </table:table-cell>
          <table:table-cell office:value-type="float" office:value="0.94291">
            <text:p>0.94291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00536">
            <text:p>1.00536</text:p>
          </table:table-cell>
          <table:table-cell office:value-type="float" office:value="0.00000455087">
            <text:p>4.55087E-006</text:p>
          </table:table-cell>
          <table:table-cell office:value-type="float" office:value="0.994346">
            <text:p>0.99434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01642">
            <text:p>1.01642</text:p>
          </table:table-cell>
          <table:table-cell office:value-type="float" office:value="0.00000474101">
            <text:p>0.000004741</text:p>
          </table:table-cell>
          <table:table-cell office:value-type="float" office:value="1.07767">
            <text:p>1.0776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02748">
            <text:p>1.02748</text:p>
          </table:table-cell>
          <table:table-cell office:value-type="float" office:value="0.00000507248">
            <text:p>5.07248E-006</text:p>
          </table:table-cell>
          <table:table-cell office:value-type="float" office:value="1.22293">
            <text:p>1.22293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03854">
            <text:p>1.03854</text:p>
          </table:table-cell>
          <table:table-cell office:value-type="float" office:value="0.00000573154">
            <text:p>5.73154E-006</text:p>
          </table:table-cell>
          <table:table-cell office:value-type="float" office:value="1.51175">
            <text:p>1.51175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0496">
            <text:p>1.0496</text:p>
          </table:table-cell>
          <table:table-cell office:value-type="float" office:value="0.00000746741">
            <text:p>7.46741E-006</text:p>
          </table:table-cell>
          <table:table-cell office:value-type="float" office:value="2.27247">
            <text:p>2.2724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06067">
            <text:p>1.06067</text:p>
          </table:table-cell>
          <table:table-cell office:value-type="float" office:value="0.0000203652">
            <text:p>2.03652E-005</text:p>
          </table:table-cell>
          <table:table-cell office:value-type="float" office:value="7.9247">
            <text:p>7.924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07173">
            <text:p>1.07173</text:p>
          </table:table-cell>
          <table:table-cell office:value-type="float" office:value="13.9429">
            <text:p>13.9429</text:p>
          </table:table-cell>
          <table:table-cell office:value-type="float" office:value="5486260">
            <text:p>5486260</text:p>
          </table:table-cell>
          <table:table-cell office:value-type="float" office:value="0.0016079">
            <text:p>0.0016079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08279">
            <text:p>1.08279</text:p>
          </table:table-cell>
          <table:table-cell office:value-type="float" office:value="2.30842">
            <text:p>2.30842</text:p>
          </table:table-cell>
          <table:table-cell office:value-type="float" office:value="739981">
            <text:p>739981</text:p>
          </table:table-cell>
          <table:table-cell office:value-type="float" office:value="0.00215736">
            <text:p>0.00215736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09385">
            <text:p>1.09385</text:p>
          </table:table-cell>
          <table:table-cell office:value-type="float" office:value="0.00000104376">
            <text:p>1.04376E-006</text:p>
          </table:table-cell>
          <table:table-cell office:value-type="float" office:value="-0.54259">
            <text:p>-0.5425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10491">
            <text:p>1.10491</text:p>
          </table:table-cell>
          <table:table-cell office:value-type="float" office:value="0.00000154812">
            <text:p>1.54812E-006</text:p>
          </table:table-cell>
          <table:table-cell office:value-type="float" office:value="-0.321559">
            <text:p>-0.321559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11598">
            <text:p>1.11598</text:p>
          </table:table-cell>
          <table:table-cell office:value-type="float" office:value="0.00000181671">
            <text:p>1.81671E-006</text:p>
          </table:table-cell>
          <table:table-cell office:value-type="float" office:value="-0.203854">
            <text:p>-0.203854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12704">
            <text:p>1.12704</text:p>
          </table:table-cell>
          <table:table-cell office:value-type="float" office:value="0.00000197562">
            <text:p>1.97562E-006</text:p>
          </table:table-cell>
          <table:table-cell office:value-type="float" office:value="-0.134217">
            <text:p>-0.134217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.1381">
            <text:p>1.1381</text:p>
          </table:table-cell>
          <table:table-cell office:value-type="float" office:value="0.00000207553">
            <text:p>2.07553E-006</text:p>
          </table:table-cell>
          <table:table-cell office:value-type="float" office:value="-0.0904316">
            <text:p>-0.0904316</text:p>
          </table:table-cell>
          <table:table-cell office:value-type="float" office:value="0.00146207">
            <text:p>0.00146207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0297978">
            <text:p>0.0297978</text:p>
          </table:table-cell>
          <table:table-cell office:value-type="float" office:value="0.0217726">
            <text:p>0.0217726</text:p>
          </table:table-cell>
          <table:table-cell office:value-type="float" office:value="9167.63">
            <text:p>9167.6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0409018">
            <text:p>0.0409018</text:p>
          </table:table-cell>
          <table:table-cell office:value-type="float" office:value="0.0151155">
            <text:p>0.0151155</text:p>
          </table:table-cell>
          <table:table-cell office:value-type="float" office:value="6364.26">
            <text:p>6364.2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0520059">
            <text:p>0.0520059</text:p>
          </table:table-cell>
          <table:table-cell office:value-type="float" office:value="0.0104943">
            <text:p>0.0104943</text:p>
          </table:table-cell>
          <table:table-cell office:value-type="float" office:value="4418.25">
            <text:p>4418.25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0631099">
            <text:p>0.0631099</text:p>
          </table:table-cell>
          <table:table-cell office:value-type="float" office:value="0.00728645">
            <text:p>0.00728645</text:p>
          </table:table-cell>
          <table:table-cell office:value-type="float" office:value="3067.38">
            <text:p>3067.38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074214">
            <text:p>0.074214</text:p>
          </table:table-cell>
          <table:table-cell office:value-type="float" office:value="0.00505962">
            <text:p>0.00505962</text:p>
          </table:table-cell>
          <table:table-cell office:value-type="float" office:value="2129.64">
            <text:p>2129.6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085318">
            <text:p>0.085318</text:p>
          </table:table-cell>
          <table:table-cell office:value-type="float" office:value="0.00351381">
            <text:p>0.00351381</text:p>
          </table:table-cell>
          <table:table-cell office:value-type="float" office:value="1478.69">
            <text:p>1478.69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0964221">
            <text:p>0.0964221</text:p>
          </table:table-cell>
          <table:table-cell office:value-type="float" office:value="0.00244076">
            <text:p>0.00244076</text:p>
          </table:table-cell>
          <table:table-cell office:value-type="float" office:value="1026.82">
            <text:p>1026.82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107526">
            <text:p>0.107526</text:p>
          </table:table-cell>
          <table:table-cell office:value-type="float" office:value="0.00169587">
            <text:p>0.00169587</text:p>
          </table:table-cell>
          <table:table-cell office:value-type="float" office:value="713.145">
            <text:p>713.145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11863">
            <text:p>0.11863</text:p>
          </table:table-cell>
          <table:table-cell office:value-type="float" office:value="0.0011788">
            <text:p>0.0011788</text:p>
          </table:table-cell>
          <table:table-cell office:value-type="float" office:value="495.4">
            <text:p>495.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129734">
            <text:p>0.129734</text:p>
          </table:table-cell>
          <table:table-cell office:value-type="float" office:value="0.000819855">
            <text:p>0.000819855</text:p>
          </table:table-cell>
          <table:table-cell office:value-type="float" office:value="344.247">
            <text:p>344.247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140838">
            <text:p>0.140838</text:p>
          </table:table-cell>
          <table:table-cell office:value-type="float" office:value="0.000570689">
            <text:p>0.000570689</text:p>
          </table:table-cell>
          <table:table-cell office:value-type="float" office:value="239.321">
            <text:p>239.32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151942">
            <text:p>0.151942</text:p>
          </table:table-cell>
          <table:table-cell office:value-type="float" office:value="0.000397724">
            <text:p>0.000397724</text:p>
          </table:table-cell>
          <table:table-cell office:value-type="float" office:value="166.485">
            <text:p>166.485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163046">
            <text:p>0.163046</text:p>
          </table:table-cell>
          <table:table-cell office:value-type="float" office:value="0.000277657">
            <text:p>0.000277657</text:p>
          </table:table-cell>
          <table:table-cell office:value-type="float" office:value="115.924">
            <text:p>115.92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17415">
            <text:p>0.17415</text:p>
          </table:table-cell>
          <table:table-cell office:value-type="float" office:value="0.00019431">
            <text:p>0.00019431</text:p>
          </table:table-cell>
          <table:table-cell office:value-type="float" office:value="80.8254">
            <text:p>80.825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185254">
            <text:p>0.185254</text:p>
          </table:table-cell>
          <table:table-cell office:value-type="float" office:value="0.000136453">
            <text:p>0.000136453</text:p>
          </table:table-cell>
          <table:table-cell office:value-type="float" office:value="56.4613">
            <text:p>56.461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196358">
            <text:p>0.196358</text:p>
          </table:table-cell>
          <table:table-cell office:value-type="float" office:value="0.0000962898">
            <text:p>9.62898E-005</text:p>
          </table:table-cell>
          <table:table-cell office:value-type="float" office:value="39.5484">
            <text:p>39.548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207463">
            <text:p>0.207463</text:p>
          </table:table-cell>
          <table:table-cell office:value-type="float" office:value="0.0000684098">
            <text:p>6.84098E-005</text:p>
          </table:table-cell>
          <table:table-cell office:value-type="float" office:value="27.8079">
            <text:p>27.8079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218567">
            <text:p>0.218567</text:p>
          </table:table-cell>
          <table:table-cell office:value-type="float" office:value="0.0000490564">
            <text:p>4.90564E-005</text:p>
          </table:table-cell>
          <table:table-cell office:value-type="float" office:value="19.658">
            <text:p>19.658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229671">
            <text:p>0.229671</text:p>
          </table:table-cell>
          <table:table-cell office:value-type="float" office:value="0.0000356217">
            <text:p>3.56217E-005</text:p>
          </table:table-cell>
          <table:table-cell office:value-type="float" office:value="14.0006">
            <text:p>14.000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240775">
            <text:p>0.240775</text:p>
          </table:table-cell>
          <table:table-cell office:value-type="float" office:value="0.0000262958">
            <text:p>2.62958E-005</text:p>
          </table:table-cell>
          <table:table-cell office:value-type="float" office:value="10.0734">
            <text:p>10.073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251879">
            <text:p>0.251879</text:p>
          </table:table-cell>
          <table:table-cell office:value-type="float" office:value="0.000019822">
            <text:p>0.000019822</text:p>
          </table:table-cell>
          <table:table-cell office:value-type="float" office:value="7.34718">
            <text:p>7.34718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262983">
            <text:p>0.262983</text:p>
          </table:table-cell>
          <table:table-cell office:value-type="float" office:value="0.000015328">
            <text:p>0.000015328</text:p>
          </table:table-cell>
          <table:table-cell office:value-type="float" office:value="5.45475">
            <text:p>5.45475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274087">
            <text:p>0.274087</text:p>
          </table:table-cell>
          <table:table-cell office:value-type="float" office:value="0.0000122085">
            <text:p>1.22085E-005</text:p>
          </table:table-cell>
          <table:table-cell office:value-type="float" office:value="4.14108">
            <text:p>4.14108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285191">
            <text:p>0.285191</text:p>
          </table:table-cell>
          <table:table-cell office:value-type="float" office:value="0.0000100429">
            <text:p>1.00429E-005</text:p>
          </table:table-cell>
          <table:table-cell office:value-type="float" office:value="3.22916">
            <text:p>3.2291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296295">
            <text:p>0.296295</text:p>
          </table:table-cell>
          <table:table-cell office:value-type="float" office:value="0.00000853971">
            <text:p>8.53971E-006</text:p>
          </table:table-cell>
          <table:table-cell office:value-type="float" office:value="2.59614">
            <text:p>2.5961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307399">
            <text:p>0.307399</text:p>
          </table:table-cell>
          <table:table-cell office:value-type="float" office:value="0.0000074962">
            <text:p>7.4962E-006</text:p>
          </table:table-cell>
          <table:table-cell office:value-type="float" office:value="2.15671">
            <text:p>2.1567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318503">
            <text:p>0.318503</text:p>
          </table:table-cell>
          <table:table-cell office:value-type="float" office:value="0.00000677183">
            <text:p>6.77183E-006</text:p>
          </table:table-cell>
          <table:table-cell office:value-type="float" office:value="1.85167">
            <text:p>1.85167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329607">
            <text:p>0.329607</text:p>
          </table:table-cell>
          <table:table-cell office:value-type="float" office:value="0.00000626899">
            <text:p>0.000006269</text:p>
          </table:table-cell>
          <table:table-cell office:value-type="float" office:value="1.63992">
            <text:p>1.63992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340711">
            <text:p>0.340711</text:p>
          </table:table-cell>
          <table:table-cell office:value-type="float" office:value="0.00000591993">
            <text:p>5.91993E-006</text:p>
          </table:table-cell>
          <table:table-cell office:value-type="float" office:value="1.49293">
            <text:p>1.4929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351815">
            <text:p>0.351815</text:p>
          </table:table-cell>
          <table:table-cell office:value-type="float" office:value="0.00000567762">
            <text:p>5.67762E-006</text:p>
          </table:table-cell>
          <table:table-cell office:value-type="float" office:value="1.39089">
            <text:p>1.39089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362919">
            <text:p>0.362919</text:p>
          </table:table-cell>
          <table:table-cell office:value-type="float" office:value="0.00000550942">
            <text:p>5.50942E-006</text:p>
          </table:table-cell>
          <table:table-cell office:value-type="float" office:value="1.32006">
            <text:p>1.3200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374023">
            <text:p>0.374023</text:p>
          </table:table-cell>
          <table:table-cell office:value-type="float" office:value="0.00000539266">
            <text:p>5.39266E-006</text:p>
          </table:table-cell>
          <table:table-cell office:value-type="float" office:value="1.27089">
            <text:p>1.27089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385127">
            <text:p>0.385127</text:p>
          </table:table-cell>
          <table:table-cell office:value-type="float" office:value="0.00000531161">
            <text:p>5.31161E-006</text:p>
          </table:table-cell>
          <table:table-cell office:value-type="float" office:value="1.23676">
            <text:p>1.2367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396231">
            <text:p>0.396231</text:p>
          </table:table-cell>
          <table:table-cell office:value-type="float" office:value="0.00000525535">
            <text:p>5.25535E-006</text:p>
          </table:table-cell>
          <table:table-cell office:value-type="float" office:value="1.21307">
            <text:p>1.21307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407335">
            <text:p>0.407335</text:p>
          </table:table-cell>
          <table:table-cell office:value-type="float" office:value="0.00000521629">
            <text:p>5.21629E-006</text:p>
          </table:table-cell>
          <table:table-cell office:value-type="float" office:value="1.19662">
            <text:p>1.19662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418439">
            <text:p>0.418439</text:p>
          </table:table-cell>
          <table:table-cell office:value-type="float" office:value="0.00000518918">
            <text:p>5.18918E-006</text:p>
          </table:table-cell>
          <table:table-cell office:value-type="float" office:value="1.1852">
            <text:p>1.1852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429543">
            <text:p>0.429543</text:p>
          </table:table-cell>
          <table:table-cell office:value-type="float" office:value="0.00000517036">
            <text:p>5.17036E-006</text:p>
          </table:table-cell>
          <table:table-cell office:value-type="float" office:value="1.17728">
            <text:p>1.17728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440647">
            <text:p>0.440647</text:p>
          </table:table-cell>
          <table:table-cell office:value-type="float" office:value="0.00000515729">
            <text:p>5.15729E-006</text:p>
          </table:table-cell>
          <table:table-cell office:value-type="float" office:value="1.17177">
            <text:p>1.17177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451751">
            <text:p>0.451751</text:p>
          </table:table-cell>
          <table:table-cell office:value-type="float" office:value="0.00000514822">
            <text:p>5.14822E-006</text:p>
          </table:table-cell>
          <table:table-cell office:value-type="float" office:value="1.16796">
            <text:p>1.1679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462856">
            <text:p>0.462856</text:p>
          </table:table-cell>
          <table:table-cell office:value-type="float" office:value="0.00000514193">
            <text:p>5.14193E-006</text:p>
          </table:table-cell>
          <table:table-cell office:value-type="float" office:value="1.1653">
            <text:p>1.165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47396">
            <text:p>0.47396</text:p>
          </table:table-cell>
          <table:table-cell office:value-type="float" office:value="0.00000513756">
            <text:p>5.13756E-006</text:p>
          </table:table-cell>
          <table:table-cell office:value-type="float" office:value="1.16346">
            <text:p>1.1634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485064">
            <text:p>0.485064</text:p>
          </table:table-cell>
          <table:table-cell office:value-type="float" office:value="0.00000513452">
            <text:p>5.13452E-006</text:p>
          </table:table-cell>
          <table:table-cell office:value-type="float" office:value="1.16219">
            <text:p>1.16219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496168">
            <text:p>0.496168</text:p>
          </table:table-cell>
          <table:table-cell office:value-type="float" office:value="0.00000513242">
            <text:p>5.13242E-006</text:p>
          </table:table-cell>
          <table:table-cell office:value-type="float" office:value="1.1613">
            <text:p>1.161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507272">
            <text:p>0.507272</text:p>
          </table:table-cell>
          <table:table-cell office:value-type="float" office:value="0.00000513095">
            <text:p>0.000005131</text:p>
          </table:table-cell>
          <table:table-cell office:value-type="float" office:value="1.16068">
            <text:p>1.16068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518376">
            <text:p>0.518376</text:p>
          </table:table-cell>
          <table:table-cell office:value-type="float" office:value="0.00000512994">
            <text:p>5.12994E-006</text:p>
          </table:table-cell>
          <table:table-cell office:value-type="float" office:value="1.16026">
            <text:p>1.1602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52948">
            <text:p>0.52948</text:p>
          </table:table-cell>
          <table:table-cell office:value-type="float" office:value="0.00000512924">
            <text:p>5.12924E-006</text:p>
          </table:table-cell>
          <table:table-cell office:value-type="float" office:value="1.15996">
            <text:p>1.1599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540584">
            <text:p>0.540584</text:p>
          </table:table-cell>
          <table:table-cell office:value-type="float" office:value="0.00000512875">
            <text:p>5.12875E-006</text:p>
          </table:table-cell>
          <table:table-cell office:value-type="float" office:value="1.15975">
            <text:p>1.15975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551688">
            <text:p>0.551688</text:p>
          </table:table-cell>
          <table:table-cell office:value-type="float" office:value="0.00000512841">
            <text:p>5.12841E-006</text:p>
          </table:table-cell>
          <table:table-cell office:value-type="float" office:value="1.15961">
            <text:p>1.1596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562792">
            <text:p>0.562792</text:p>
          </table:table-cell>
          <table:table-cell office:value-type="float" office:value="0.00000512817">
            <text:p>5.12817E-006</text:p>
          </table:table-cell>
          <table:table-cell office:value-type="float" office:value="1.15951">
            <text:p>1.1595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573896">
            <text:p>0.573896</text:p>
          </table:table-cell>
          <table:table-cell office:value-type="float" office:value="0.00000512801">
            <text:p>0.000005128</text:p>
          </table:table-cell>
          <table:table-cell office:value-type="float" office:value="1.15944">
            <text:p>1.1594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585">
            <text:p>0.585</text:p>
          </table:table-cell>
          <table:table-cell office:value-type="float" office:value="0.00000512789">
            <text:p>5.12789E-006</text:p>
          </table:table-cell>
          <table:table-cell office:value-type="float" office:value="1.1594">
            <text:p>1.159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596104">
            <text:p>0.596104</text:p>
          </table:table-cell>
          <table:table-cell office:value-type="float" office:value="0.00000512782">
            <text:p>5.12782E-006</text:p>
          </table:table-cell>
          <table:table-cell office:value-type="float" office:value="1.15936">
            <text:p>1.1593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607208">
            <text:p>0.607208</text:p>
          </table:table-cell>
          <table:table-cell office:value-type="float" office:value="0.00000512776">
            <text:p>5.12776E-006</text:p>
          </table:table-cell>
          <table:table-cell office:value-type="float" office:value="1.15934">
            <text:p>1.1593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618312">
            <text:p>0.618312</text:p>
          </table:table-cell>
          <table:table-cell office:value-type="float" office:value="0.00000512772">
            <text:p>5.12772E-006</text:p>
          </table:table-cell>
          <table:table-cell office:value-type="float" office:value="1.15932">
            <text:p>1.15932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629416">
            <text:p>0.629416</text:p>
          </table:table-cell>
          <table:table-cell office:value-type="float" office:value="0.0000051277">
            <text:p>5.1277E-006</text:p>
          </table:table-cell>
          <table:table-cell office:value-type="float" office:value="1.15931">
            <text:p>1.1593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64052">
            <text:p>0.64052</text:p>
          </table:table-cell>
          <table:table-cell office:value-type="float" office:value="0.00000512768">
            <text:p>5.12768E-006</text:p>
          </table:table-cell>
          <table:table-cell office:value-type="float" office:value="1.15931">
            <text:p>1.1593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651624">
            <text:p>0.651624</text:p>
          </table:table-cell>
          <table:table-cell office:value-type="float" office:value="0.00000512767">
            <text:p>5.12767E-006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662728">
            <text:p>0.662728</text:p>
          </table:table-cell>
          <table:table-cell office:value-type="float" office:value="0.00000512766">
            <text:p>5.12766E-006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673832">
            <text:p>0.673832</text:p>
          </table:table-cell>
          <table:table-cell office:value-type="float" office:value="0.00000512766">
            <text:p>5.12766E-006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684936">
            <text:p>0.684936</text:p>
          </table:table-cell>
          <table:table-cell office:value-type="float" office:value="0.00000512766">
            <text:p>5.12766E-006</text:p>
          </table:table-cell>
          <table:table-cell office:value-type="float" office:value="1.15929">
            <text:p>1.15929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69604">
            <text:p>0.69604</text:p>
          </table:table-cell>
          <table:table-cell office:value-type="float" office:value="0.00000512766">
            <text:p>5.12766E-006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707144">
            <text:p>0.707144</text:p>
          </table:table-cell>
          <table:table-cell office:value-type="float" office:value="0.00000512766">
            <text:p>5.12766E-006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718249">
            <text:p>0.718249</text:p>
          </table:table-cell>
          <table:table-cell office:value-type="float" office:value="0.00000512767">
            <text:p>5.12767E-006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729353">
            <text:p>0.729353</text:p>
          </table:table-cell>
          <table:table-cell office:value-type="float" office:value="0.00000512768">
            <text:p>5.12768E-006</text:p>
          </table:table-cell>
          <table:table-cell office:value-type="float" office:value="1.15931">
            <text:p>1.1593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740457">
            <text:p>0.740457</text:p>
          </table:table-cell>
          <table:table-cell office:value-type="float" office:value="0.0000051277">
            <text:p>5.1277E-006</text:p>
          </table:table-cell>
          <table:table-cell office:value-type="float" office:value="1.15931">
            <text:p>1.1593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751561">
            <text:p>0.751561</text:p>
          </table:table-cell>
          <table:table-cell office:value-type="float" office:value="0.00000512773">
            <text:p>5.12773E-006</text:p>
          </table:table-cell>
          <table:table-cell office:value-type="float" office:value="1.15932">
            <text:p>1.15932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762665">
            <text:p>0.762665</text:p>
          </table:table-cell>
          <table:table-cell office:value-type="float" office:value="0.00000512776">
            <text:p>5.12776E-006</text:p>
          </table:table-cell>
          <table:table-cell office:value-type="float" office:value="1.15934">
            <text:p>1.1593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773769">
            <text:p>0.773769</text:p>
          </table:table-cell>
          <table:table-cell office:value-type="float" office:value="0.00000512782">
            <text:p>5.12782E-006</text:p>
          </table:table-cell>
          <table:table-cell office:value-type="float" office:value="1.15936">
            <text:p>1.1593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784873">
            <text:p>0.784873</text:p>
          </table:table-cell>
          <table:table-cell office:value-type="float" office:value="0.0000051279">
            <text:p>5.1279E-006</text:p>
          </table:table-cell>
          <table:table-cell office:value-type="float" office:value="1.1594">
            <text:p>1.159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795977">
            <text:p>0.795977</text:p>
          </table:table-cell>
          <table:table-cell office:value-type="float" office:value="0.00000512802">
            <text:p>0.000005128</text:p>
          </table:table-cell>
          <table:table-cell office:value-type="float" office:value="1.15945">
            <text:p>1.15945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807081">
            <text:p>0.807081</text:p>
          </table:table-cell>
          <table:table-cell office:value-type="float" office:value="0.00000512818">
            <text:p>5.12818E-006</text:p>
          </table:table-cell>
          <table:table-cell office:value-type="float" office:value="1.15952">
            <text:p>1.15952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818185">
            <text:p>0.818185</text:p>
          </table:table-cell>
          <table:table-cell office:value-type="float" office:value="0.00000512842">
            <text:p>5.12842E-006</text:p>
          </table:table-cell>
          <table:table-cell office:value-type="float" office:value="1.15962">
            <text:p>1.15962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829289">
            <text:p>0.829289</text:p>
          </table:table-cell>
          <table:table-cell office:value-type="float" office:value="0.00000512877">
            <text:p>5.12877E-006</text:p>
          </table:table-cell>
          <table:table-cell office:value-type="float" office:value="1.15976">
            <text:p>1.1597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840393">
            <text:p>0.840393</text:p>
          </table:table-cell>
          <table:table-cell office:value-type="float" office:value="0.00000512927">
            <text:p>5.12927E-006</text:p>
          </table:table-cell>
          <table:table-cell office:value-type="float" office:value="1.15997">
            <text:p>1.15997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851497">
            <text:p>0.851497</text:p>
          </table:table-cell>
          <table:table-cell office:value-type="float" office:value="0.00000512999">
            <text:p>0.00000513</text:p>
          </table:table-cell>
          <table:table-cell office:value-type="float" office:value="1.16028">
            <text:p>1.16028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862601">
            <text:p>0.862601</text:p>
          </table:table-cell>
          <table:table-cell office:value-type="float" office:value="0.00000513102">
            <text:p>0.000005131</text:p>
          </table:table-cell>
          <table:table-cell office:value-type="float" office:value="1.16071">
            <text:p>1.1607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873705">
            <text:p>0.873705</text:p>
          </table:table-cell>
          <table:table-cell office:value-type="float" office:value="0.00000513252">
            <text:p>5.13252E-006</text:p>
          </table:table-cell>
          <table:table-cell office:value-type="float" office:value="1.16134">
            <text:p>1.1613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884809">
            <text:p>0.884809</text:p>
          </table:table-cell>
          <table:table-cell office:value-type="float" office:value="0.00000513468">
            <text:p>5.13468E-006</text:p>
          </table:table-cell>
          <table:table-cell office:value-type="float" office:value="1.16225">
            <text:p>1.16225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895913">
            <text:p>0.895913</text:p>
          </table:table-cell>
          <table:table-cell office:value-type="float" office:value="0.00000513779">
            <text:p>5.13779E-006</text:p>
          </table:table-cell>
          <table:table-cell office:value-type="float" office:value="1.16356">
            <text:p>1.1635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907017">
            <text:p>0.907017</text:p>
          </table:table-cell>
          <table:table-cell office:value-type="float" office:value="0.00000514228">
            <text:p>5.14228E-006</text:p>
          </table:table-cell>
          <table:table-cell office:value-type="float" office:value="1.16545">
            <text:p>1.16545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918121">
            <text:p>0.918121</text:p>
          </table:table-cell>
          <table:table-cell office:value-type="float" office:value="0.00000514879">
            <text:p>5.14879E-006</text:p>
          </table:table-cell>
          <table:table-cell office:value-type="float" office:value="1.16819">
            <text:p>1.16819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929225">
            <text:p>0.929225</text:p>
          </table:table-cell>
          <table:table-cell office:value-type="float" office:value="0.00000515821">
            <text:p>5.15821E-006</text:p>
          </table:table-cell>
          <table:table-cell office:value-type="float" office:value="1.17216">
            <text:p>1.1721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940329">
            <text:p>0.940329</text:p>
          </table:table-cell>
          <table:table-cell office:value-type="float" office:value="0.00000517189">
            <text:p>5.17189E-006</text:p>
          </table:table-cell>
          <table:table-cell office:value-type="float" office:value="1.17792">
            <text:p>1.17792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951433">
            <text:p>0.951433</text:p>
          </table:table-cell>
          <table:table-cell office:value-type="float" office:value="0.00000519185">
            <text:p>5.19185E-006</text:p>
          </table:table-cell>
          <table:table-cell office:value-type="float" office:value="1.18633">
            <text:p>1.18633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962537">
            <text:p>0.962537</text:p>
          </table:table-cell>
          <table:table-cell office:value-type="float" office:value="0.0000052211">
            <text:p>5.2211E-006</text:p>
          </table:table-cell>
          <table:table-cell office:value-type="float" office:value="1.19864">
            <text:p>1.1986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973642">
            <text:p>0.973642</text:p>
          </table:table-cell>
          <table:table-cell office:value-type="float" office:value="0.00000526432">
            <text:p>5.26432E-006</text:p>
          </table:table-cell>
          <table:table-cell office:value-type="float" office:value="1.21684">
            <text:p>1.2168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984746">
            <text:p>0.984746</text:p>
          </table:table-cell>
          <table:table-cell office:value-type="float" office:value="0.00000532893">
            <text:p>5.32893E-006</text:p>
          </table:table-cell>
          <table:table-cell office:value-type="float" office:value="1.24405">
            <text:p>1.24405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99585">
            <text:p>0.99585</text:p>
          </table:table-cell>
          <table:table-cell office:value-type="float" office:value="0.00000542727">
            <text:p>5.42727E-006</text:p>
          </table:table-cell>
          <table:table-cell office:value-type="float" office:value="1.28547">
            <text:p>1.28547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00695">
            <text:p>1.00695</text:p>
          </table:table-cell>
          <table:table-cell office:value-type="float" office:value="0.00000558102">
            <text:p>0.000005581</text:p>
          </table:table-cell>
          <table:table-cell office:value-type="float" office:value="1.35021">
            <text:p>1.3502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01806">
            <text:p>1.01806</text:p>
          </table:table-cell>
          <table:table-cell office:value-type="float" office:value="0.00000583187">
            <text:p>5.83187E-006</text:p>
          </table:table-cell>
          <table:table-cell office:value-type="float" office:value="1.45584">
            <text:p>1.4558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02916">
            <text:p>1.02916</text:p>
          </table:table-cell>
          <table:table-cell office:value-type="float" office:value="0.00000627098">
            <text:p>0.000006271</text:p>
          </table:table-cell>
          <table:table-cell office:value-type="float" office:value="1.64076">
            <text:p>1.6407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04027">
            <text:p>1.04027</text:p>
          </table:table-cell>
          <table:table-cell office:value-type="float" office:value="0.00000714356">
            <text:p>7.14356E-006</text:p>
          </table:table-cell>
          <table:table-cell office:value-type="float" office:value="2.00821">
            <text:p>2.0082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05137">
            <text:p>1.05137</text:p>
          </table:table-cell>
          <table:table-cell office:value-type="float" office:value="0.00000941482">
            <text:p>9.41482E-006</text:p>
          </table:table-cell>
          <table:table-cell office:value-type="float" office:value="2.96465">
            <text:p>2.96465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06247">
            <text:p>1.06247</text:p>
          </table:table-cell>
          <table:table-cell office:value-type="float" office:value="0.0000248023">
            <text:p>2.48023E-005</text:p>
          </table:table-cell>
          <table:table-cell office:value-type="float" office:value="9.44442">
            <text:p>9.44442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07358">
            <text:p>1.07358</text:p>
          </table:table-cell>
          <table:table-cell office:value-type="float" office:value="24.8392">
            <text:p>24.8392</text:p>
          </table:table-cell>
          <table:table-cell office:value-type="float" office:value="9512010">
            <text:p>9512010</text:p>
          </table:table-cell>
          <table:table-cell office:value-type="float" office:value="0.00166688">
            <text:p>0.0016668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08468">
            <text:p>1.08468</text:p>
          </table:table-cell>
          <table:table-cell office:value-type="float" office:value="20.5444">
            <text:p>20.5444</text:p>
          </table:table-cell>
          <table:table-cell office:value-type="float" office:value="6453750">
            <text:p>6453750</text:p>
          </table:table-cell>
          <table:table-cell office:value-type="float" office:value="0.00221279">
            <text:p>0.00221279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09579">
            <text:p>1.09579</text:p>
          </table:table-cell>
          <table:table-cell office:value-type="float" office:value="0.000000678007">
            <text:p>0.000000678</text:p>
          </table:table-cell>
          <table:table-cell office:value-type="float" office:value="-0.714486">
            <text:p>-0.71448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10689">
            <text:p>1.10689</text:p>
          </table:table-cell>
          <table:table-cell office:value-type="float" office:value="0.00000138369">
            <text:p>1.38369E-006</text:p>
          </table:table-cell>
          <table:table-cell office:value-type="float" office:value="-0.417318">
            <text:p>-0.417318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11799">
            <text:p>1.11799</text:p>
          </table:table-cell>
          <table:table-cell office:value-type="float" office:value="0.00000175499">
            <text:p>0.000001755</text:p>
          </table:table-cell>
          <table:table-cell office:value-type="float" office:value="-0.260961">
            <text:p>-0.260961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1291">
            <text:p>1.1291</text:p>
          </table:table-cell>
          <table:table-cell office:value-type="float" office:value="0.00000197222">
            <text:p>1.97222E-006</text:p>
          </table:table-cell>
          <table:table-cell office:value-type="float" office:value="-0.169484">
            <text:p>-0.169484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1402">
            <text:p>1.1402</text:p>
          </table:table-cell>
          <table:table-cell office:value-type="float" office:value="0.00000210726">
            <text:p>2.10726E-006</text:p>
          </table:table-cell>
          <table:table-cell office:value-type="float" office:value="-0.112616">
            <text:p>-0.112616</text:p>
          </table:table-cell>
          <table:table-cell office:value-type="float" office:value="0.00153108">
            <text:p>0.00153108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0284208">
            <text:p>0.0284208</text:p>
          </table:table-cell>
          <table:table-cell office:value-type="float" office:value="0.0234677">
            <text:p>0.0234677</text:p>
          </table:table-cell>
          <table:table-cell office:value-type="float" office:value="9580.12">
            <text:p>9580.1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0395524">
            <text:p>0.0395524</text:p>
          </table:table-cell>
          <table:table-cell office:value-type="float" office:value="0.016105">
            <text:p>0.016105</text:p>
          </table:table-cell>
          <table:table-cell office:value-type="float" office:value="6574.15">
            <text:p>6574.15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050684">
            <text:p>0.050684</text:p>
          </table:table-cell>
          <table:table-cell office:value-type="float" office:value="0.0110528">
            <text:p>0.0110528</text:p>
          </table:table-cell>
          <table:table-cell office:value-type="float" office:value="4511.51">
            <text:p>4511.51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0618156">
            <text:p>0.0618156</text:p>
          </table:table-cell>
          <table:table-cell office:value-type="float" office:value="0.00758608">
            <text:p>0.00758608</text:p>
          </table:table-cell>
          <table:table-cell office:value-type="float" office:value="3096.16">
            <text:p>3096.1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0729472">
            <text:p>0.0729472</text:p>
          </table:table-cell>
          <table:table-cell office:value-type="float" office:value="0.00520727">
            <text:p>0.00520727</text:p>
          </table:table-cell>
          <table:table-cell office:value-type="float" office:value="2124.96">
            <text:p>2124.9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0840787">
            <text:p>0.0840787</text:p>
          </table:table-cell>
          <table:table-cell office:value-type="float" office:value="0.00357497">
            <text:p>0.00357497</text:p>
          </table:table-cell>
          <table:table-cell office:value-type="float" office:value="1458.55">
            <text:p>1458.55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0952103">
            <text:p>0.0952103</text:p>
          </table:table-cell>
          <table:table-cell office:value-type="float" office:value="0.00245492">
            <text:p>0.00245492</text:p>
          </table:table-cell>
          <table:table-cell office:value-type="float" office:value="1001.26">
            <text:p>1001.2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106342">
            <text:p>0.106342</text:p>
          </table:table-cell>
          <table:table-cell office:value-type="float" office:value="0.00168635">
            <text:p>0.00168635</text:p>
          </table:table-cell>
          <table:table-cell office:value-type="float" office:value="687.483">
            <text:p>687.48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117473">
            <text:p>0.117473</text:p>
          </table:table-cell>
          <table:table-cell office:value-type="float" office:value="0.00115897">
            <text:p>0.00115897</text:p>
          </table:table-cell>
          <table:table-cell office:value-type="float" office:value="472.171">
            <text:p>472.171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128605">
            <text:p>0.128605</text:p>
          </table:table-cell>
          <table:table-cell office:value-type="float" office:value="0.000797094">
            <text:p>0.000797094</text:p>
          </table:table-cell>
          <table:table-cell office:value-type="float" office:value="324.428">
            <text:p>324.428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139737">
            <text:p>0.139737</text:p>
          </table:table-cell>
          <table:table-cell office:value-type="float" office:value="0.00054878">
            <text:p>0.00054878</text:p>
          </table:table-cell>
          <table:table-cell office:value-type="float" office:value="223.049">
            <text:p>223.049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150868">
            <text:p>0.150868</text:p>
          </table:table-cell>
          <table:table-cell office:value-type="float" office:value="0.00037839">
            <text:p>0.00037839</text:p>
          </table:table-cell>
          <table:table-cell office:value-type="float" office:value="153.485">
            <text:p>153.485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162">
            <text:p>0.162</text:p>
          </table:table-cell>
          <table:table-cell office:value-type="float" office:value="0.000261472">
            <text:p>0.000261472</text:p>
          </table:table-cell>
          <table:table-cell office:value-type="float" office:value="105.751">
            <text:p>105.751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173131">
            <text:p>0.173131</text:p>
          </table:table-cell>
          <table:table-cell office:value-type="float" office:value="0.000181244">
            <text:p>0.000181244</text:p>
          </table:table-cell>
          <table:table-cell office:value-type="float" office:value="72.9962">
            <text:p>72.996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184263">
            <text:p>0.184263</text:p>
          </table:table-cell>
          <table:table-cell office:value-type="float" office:value="0.000126193">
            <text:p>0.000126193</text:p>
          </table:table-cell>
          <table:table-cell office:value-type="float" office:value="50.5207">
            <text:p>50.5207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195395">
            <text:p>0.195395</text:p>
          </table:table-cell>
          <table:table-cell office:value-type="float" office:value="0.0000884183">
            <text:p>8.84183E-005</text:p>
          </table:table-cell>
          <table:table-cell office:value-type="float" office:value="35.0984">
            <text:p>35.098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206526">
            <text:p>0.206526</text:p>
          </table:table-cell>
          <table:table-cell office:value-type="float" office:value="0.0000624977">
            <text:p>6.24977E-005</text:p>
          </table:table-cell>
          <table:table-cell office:value-type="float" office:value="24.5158">
            <text:p>24.5158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217658">
            <text:p>0.217658</text:p>
          </table:table-cell>
          <table:table-cell office:value-type="float" office:value="0.0000447114">
            <text:p>4.47114E-005</text:p>
          </table:table-cell>
          <table:table-cell office:value-type="float" office:value="17.2542">
            <text:p>17.254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228789">
            <text:p>0.228789</text:p>
          </table:table-cell>
          <table:table-cell office:value-type="float" office:value="0.0000325067">
            <text:p>3.25067E-005</text:p>
          </table:table-cell>
          <table:table-cell office:value-type="float" office:value="12.2715">
            <text:p>12.2715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239921">
            <text:p>0.239921</text:p>
          </table:table-cell>
          <table:table-cell office:value-type="float" office:value="0.0000241321">
            <text:p>2.41321E-005</text:p>
          </table:table-cell>
          <table:table-cell office:value-type="float" office:value="8.85236">
            <text:p>8.8523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251052">
            <text:p>0.251052</text:p>
          </table:table-cell>
          <table:table-cell office:value-type="float" office:value="0.0000183855">
            <text:p>1.83855E-005</text:p>
          </table:table-cell>
          <table:table-cell office:value-type="float" office:value="6.50623">
            <text:p>6.5062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262184">
            <text:p>0.262184</text:p>
          </table:table-cell>
          <table:table-cell office:value-type="float" office:value="0.0000144424">
            <text:p>1.44424E-005</text:p>
          </table:table-cell>
          <table:table-cell office:value-type="float" office:value="4.89635">
            <text:p>4.89635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273316">
            <text:p>0.273316</text:p>
          </table:table-cell>
          <table:table-cell office:value-type="float" office:value="0.0000117366">
            <text:p>1.17366E-005</text:p>
          </table:table-cell>
          <table:table-cell office:value-type="float" office:value="3.79168">
            <text:p>3.79168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284447">
            <text:p>0.284447</text:p>
          </table:table-cell>
          <table:table-cell office:value-type="float" office:value="0.00000987996">
            <text:p>0.00000988</text:p>
          </table:table-cell>
          <table:table-cell office:value-type="float" office:value="3.03367">
            <text:p>3.03367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295579">
            <text:p>0.295579</text:p>
          </table:table-cell>
          <table:table-cell office:value-type="float" office:value="0.00000860596">
            <text:p>0.000008606</text:p>
          </table:table-cell>
          <table:table-cell office:value-type="float" office:value="2.51354">
            <text:p>2.5135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30671">
            <text:p>0.30671</text:p>
          </table:table-cell>
          <table:table-cell office:value-type="float" office:value="0.00000773177">
            <text:p>7.73177E-006</text:p>
          </table:table-cell>
          <table:table-cell office:value-type="float" office:value="2.15663">
            <text:p>2.1566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317842">
            <text:p>0.317842</text:p>
          </table:table-cell>
          <table:table-cell office:value-type="float" office:value="0.00000713191">
            <text:p>7.13191E-006</text:p>
          </table:table-cell>
          <table:table-cell office:value-type="float" office:value="1.91173">
            <text:p>1.9117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328974">
            <text:p>0.328974</text:p>
          </table:table-cell>
          <table:table-cell office:value-type="float" office:value="0.00000672029">
            <text:p>6.72029E-006</text:p>
          </table:table-cell>
          <table:table-cell office:value-type="float" office:value="1.74368">
            <text:p>1.74368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340105">
            <text:p>0.340105</text:p>
          </table:table-cell>
          <table:table-cell office:value-type="float" office:value="0.00000643785">
            <text:p>6.43785E-006</text:p>
          </table:table-cell>
          <table:table-cell office:value-type="float" office:value="1.62837">
            <text:p>1.62837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351237">
            <text:p>0.351237</text:p>
          </table:table-cell>
          <table:table-cell office:value-type="float" office:value="0.00000624404">
            <text:p>0.000006244</text:p>
          </table:table-cell>
          <table:table-cell office:value-type="float" office:value="1.54924">
            <text:p>1.5492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362368">
            <text:p>0.362368</text:p>
          </table:table-cell>
          <table:table-cell office:value-type="float" office:value="0.00000611106">
            <text:p>6.11106E-006</text:p>
          </table:table-cell>
          <table:table-cell office:value-type="float" office:value="1.49495">
            <text:p>1.49495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3735">
            <text:p>0.3735</text:p>
          </table:table-cell>
          <table:table-cell office:value-type="float" office:value="0.0000060198">
            <text:p>6.0198E-006</text:p>
          </table:table-cell>
          <table:table-cell office:value-type="float" office:value="1.45769">
            <text:p>1.45769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384631">
            <text:p>0.384631</text:p>
          </table:table-cell>
          <table:table-cell office:value-type="float" office:value="0.00000595719">
            <text:p>5.95719E-006</text:p>
          </table:table-cell>
          <table:table-cell office:value-type="float" office:value="1.43213">
            <text:p>1.4321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395763">
            <text:p>0.395763</text:p>
          </table:table-cell>
          <table:table-cell office:value-type="float" office:value="0.00000591422">
            <text:p>5.91422E-006</text:p>
          </table:table-cell>
          <table:table-cell office:value-type="float" office:value="1.41459">
            <text:p>1.41459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406895">
            <text:p>0.406895</text:p>
          </table:table-cell>
          <table:table-cell office:value-type="float" office:value="0.00000588474">
            <text:p>5.88474E-006</text:p>
          </table:table-cell>
          <table:table-cell office:value-type="float" office:value="1.40255">
            <text:p>1.40255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418026">
            <text:p>0.418026</text:p>
          </table:table-cell>
          <table:table-cell office:value-type="float" office:value="0.0000058645">
            <text:p>5.8645E-006</text:p>
          </table:table-cell>
          <table:table-cell office:value-type="float" office:value="1.39429">
            <text:p>1.39429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429158">
            <text:p>0.429158</text:p>
          </table:table-cell>
          <table:table-cell office:value-type="float" office:value="0.00000585062">
            <text:p>5.85062E-006</text:p>
          </table:table-cell>
          <table:table-cell office:value-type="float" office:value="1.38862">
            <text:p>1.3886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440289">
            <text:p>0.440289</text:p>
          </table:table-cell>
          <table:table-cell office:value-type="float" office:value="0.0000058411">
            <text:p>5.8411E-006</text:p>
          </table:table-cell>
          <table:table-cell office:value-type="float" office:value="1.38473">
            <text:p>1.3847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451421">
            <text:p>0.451421</text:p>
          </table:table-cell>
          <table:table-cell office:value-type="float" office:value="0.00000583456">
            <text:p>5.83456E-006</text:p>
          </table:table-cell>
          <table:table-cell office:value-type="float" office:value="1.38206">
            <text:p>1.3820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462553">
            <text:p>0.462553</text:p>
          </table:table-cell>
          <table:table-cell office:value-type="float" office:value="0.00000583008">
            <text:p>5.83008E-006</text:p>
          </table:table-cell>
          <table:table-cell office:value-type="float" office:value="1.38023">
            <text:p>1.3802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473684">
            <text:p>0.473684</text:p>
          </table:table-cell>
          <table:table-cell office:value-type="float" office:value="0.000005827">
            <text:p>0.000005827</text:p>
          </table:table-cell>
          <table:table-cell office:value-type="float" office:value="1.37898">
            <text:p>1.37898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484816">
            <text:p>0.484816</text:p>
          </table:table-cell>
          <table:table-cell office:value-type="float" office:value="0.00000582489">
            <text:p>5.82489E-006</text:p>
          </table:table-cell>
          <table:table-cell office:value-type="float" office:value="1.37811">
            <text:p>1.37811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495947">
            <text:p>0.495947</text:p>
          </table:table-cell>
          <table:table-cell office:value-type="float" office:value="0.00000582344">
            <text:p>5.82344E-006</text:p>
          </table:table-cell>
          <table:table-cell office:value-type="float" office:value="1.37752">
            <text:p>1.3775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507079">
            <text:p>0.507079</text:p>
          </table:table-cell>
          <table:table-cell office:value-type="float" office:value="0.00000582244">
            <text:p>5.82244E-006</text:p>
          </table:table-cell>
          <table:table-cell office:value-type="float" office:value="1.37712">
            <text:p>1.3771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51821">
            <text:p>0.51821</text:p>
          </table:table-cell>
          <table:table-cell office:value-type="float" office:value="0.00000582176">
            <text:p>5.82176E-006</text:p>
          </table:table-cell>
          <table:table-cell office:value-type="float" office:value="1.37684">
            <text:p>1.3768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529342">
            <text:p>0.529342</text:p>
          </table:table-cell>
          <table:table-cell office:value-type="float" office:value="0.00000582129">
            <text:p>5.82129E-006</text:p>
          </table:table-cell>
          <table:table-cell office:value-type="float" office:value="1.37665">
            <text:p>1.37665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540474">
            <text:p>0.540474</text:p>
          </table:table-cell>
          <table:table-cell office:value-type="float" office:value="0.00000582097">
            <text:p>0.000005821</text:p>
          </table:table-cell>
          <table:table-cell office:value-type="float" office:value="1.37652">
            <text:p>1.3765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551605">
            <text:p>0.551605</text:p>
          </table:table-cell>
          <table:table-cell office:value-type="float" office:value="0.00000582075">
            <text:p>5.82075E-006</text:p>
          </table:table-cell>
          <table:table-cell office:value-type="float" office:value="1.37643">
            <text:p>1.3764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562737">
            <text:p>0.562737</text:p>
          </table:table-cell>
          <table:table-cell office:value-type="float" office:value="0.0000058206">
            <text:p>5.8206E-006</text:p>
          </table:table-cell>
          <table:table-cell office:value-type="float" office:value="1.37636">
            <text:p>1.3763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573868">
            <text:p>0.573868</text:p>
          </table:table-cell>
          <table:table-cell office:value-type="float" office:value="0.0000058205">
            <text:p>5.8205E-006</text:p>
          </table:table-cell>
          <table:table-cell office:value-type="float" office:value="1.37632">
            <text:p>1.3763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585">
            <text:p>0.585</text:p>
          </table:table-cell>
          <table:table-cell office:value-type="float" office:value="0.00000582042">
            <text:p>5.82042E-006</text:p>
          </table:table-cell>
          <table:table-cell office:value-type="float" office:value="1.37629">
            <text:p>1.37629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596132">
            <text:p>0.596132</text:p>
          </table:table-cell>
          <table:table-cell office:value-type="float" office:value="0.00000582038">
            <text:p>5.82038E-006</text:p>
          </table:table-cell>
          <table:table-cell office:value-type="float" office:value="1.37627">
            <text:p>1.37627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607263">
            <text:p>0.607263</text:p>
          </table:table-cell>
          <table:table-cell office:value-type="float" office:value="0.00000582034">
            <text:p>5.82034E-006</text:p>
          </table:table-cell>
          <table:table-cell office:value-type="float" office:value="1.37626">
            <text:p>1.3762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618395">
            <text:p>0.618395</text:p>
          </table:table-cell>
          <table:table-cell office:value-type="float" office:value="0.00000582032">
            <text:p>5.82032E-006</text:p>
          </table:table-cell>
          <table:table-cell office:value-type="float" office:value="1.37625">
            <text:p>1.37625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629526">
            <text:p>0.629526</text:p>
          </table:table-cell>
          <table:table-cell office:value-type="float" office:value="0.0000058203">
            <text:p>5.8203E-006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640658">
            <text:p>0.640658</text:p>
          </table:table-cell>
          <table:table-cell office:value-type="float" office:value="0.00000582029">
            <text:p>5.82029E-006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65179">
            <text:p>0.65179</text:p>
          </table:table-cell>
          <table:table-cell office:value-type="float" office:value="0.00000582029">
            <text:p>5.82029E-006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662921">
            <text:p>0.662921</text:p>
          </table:table-cell>
          <table:table-cell office:value-type="float" office:value="0.00000582028">
            <text:p>5.82028E-006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674053">
            <text:p>0.674053</text:p>
          </table:table-cell>
          <table:table-cell office:value-type="float" office:value="0.00000582028">
            <text:p>5.82028E-006</text:p>
          </table:table-cell>
          <table:table-cell office:value-type="float" office:value="1.37623">
            <text:p>1.3762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685184">
            <text:p>0.685184</text:p>
          </table:table-cell>
          <table:table-cell office:value-type="float" office:value="0.00000582028">
            <text:p>5.82028E-006</text:p>
          </table:table-cell>
          <table:table-cell office:value-type="float" office:value="1.37623">
            <text:p>1.3762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696316">
            <text:p>0.696316</text:p>
          </table:table-cell>
          <table:table-cell office:value-type="float" office:value="0.00000582028">
            <text:p>5.82028E-006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707447">
            <text:p>0.707447</text:p>
          </table:table-cell>
          <table:table-cell office:value-type="float" office:value="0.00000582029">
            <text:p>5.82029E-006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718579">
            <text:p>0.718579</text:p>
          </table:table-cell>
          <table:table-cell office:value-type="float" office:value="0.00000582029">
            <text:p>5.82029E-006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729711">
            <text:p>0.729711</text:p>
          </table:table-cell>
          <table:table-cell office:value-type="float" office:value="0.00000582031">
            <text:p>5.82031E-006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740842">
            <text:p>0.740842</text:p>
          </table:table-cell>
          <table:table-cell office:value-type="float" office:value="0.00000582032">
            <text:p>5.82032E-006</text:p>
          </table:table-cell>
          <table:table-cell office:value-type="float" office:value="1.37625">
            <text:p>1.37625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751974">
            <text:p>0.751974</text:p>
          </table:table-cell>
          <table:table-cell office:value-type="float" office:value="0.00000582034">
            <text:p>5.82034E-006</text:p>
          </table:table-cell>
          <table:table-cell office:value-type="float" office:value="1.37626">
            <text:p>1.3762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763105">
            <text:p>0.763105</text:p>
          </table:table-cell>
          <table:table-cell office:value-type="float" office:value="0.00000582038">
            <text:p>5.82038E-006</text:p>
          </table:table-cell>
          <table:table-cell office:value-type="float" office:value="1.37627">
            <text:p>1.37627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774237">
            <text:p>0.774237</text:p>
          </table:table-cell>
          <table:table-cell office:value-type="float" office:value="0.00000582043">
            <text:p>5.82043E-006</text:p>
          </table:table-cell>
          <table:table-cell office:value-type="float" office:value="1.3763">
            <text:p>1.376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785369">
            <text:p>0.785369</text:p>
          </table:table-cell>
          <table:table-cell office:value-type="float" office:value="0.0000058205">
            <text:p>5.8205E-006</text:p>
          </table:table-cell>
          <table:table-cell office:value-type="float" office:value="1.37632">
            <text:p>1.3763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7965">
            <text:p>0.7965</text:p>
          </table:table-cell>
          <table:table-cell office:value-type="float" office:value="0.00000582061">
            <text:p>5.82061E-006</text:p>
          </table:table-cell>
          <table:table-cell office:value-type="float" office:value="1.37637">
            <text:p>1.37637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807632">
            <text:p>0.807632</text:p>
          </table:table-cell>
          <table:table-cell office:value-type="float" office:value="0.00000582077">
            <text:p>5.82077E-006</text:p>
          </table:table-cell>
          <table:table-cell office:value-type="float" office:value="1.37643">
            <text:p>1.3764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818763">
            <text:p>0.818763</text:p>
          </table:table-cell>
          <table:table-cell office:value-type="float" office:value="0.00000582099">
            <text:p>0.000005821</text:p>
          </table:table-cell>
          <table:table-cell office:value-type="float" office:value="1.37652">
            <text:p>1.3765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829895">
            <text:p>0.829895</text:p>
          </table:table-cell>
          <table:table-cell office:value-type="float" office:value="0.00000582132">
            <text:p>5.82132E-006</text:p>
          </table:table-cell>
          <table:table-cell office:value-type="float" office:value="1.37666">
            <text:p>1.3766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841026">
            <text:p>0.841026</text:p>
          </table:table-cell>
          <table:table-cell office:value-type="float" office:value="0.00000582181">
            <text:p>5.82181E-006</text:p>
          </table:table-cell>
          <table:table-cell office:value-type="float" office:value="1.37686">
            <text:p>1.3768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852158">
            <text:p>0.852158</text:p>
          </table:table-cell>
          <table:table-cell office:value-type="float" office:value="0.00000582251">
            <text:p>5.82251E-006</text:p>
          </table:table-cell>
          <table:table-cell office:value-type="float" office:value="1.37714">
            <text:p>1.37714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86329">
            <text:p>0.86329</text:p>
          </table:table-cell>
          <table:table-cell office:value-type="float" office:value="0.00000582354">
            <text:p>5.82354E-006</text:p>
          </table:table-cell>
          <table:table-cell office:value-type="float" office:value="1.37756">
            <text:p>1.3775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874421">
            <text:p>0.874421</text:p>
          </table:table-cell>
          <table:table-cell office:value-type="float" office:value="0.00000582503">
            <text:p>0.000005825</text:p>
          </table:table-cell>
          <table:table-cell office:value-type="float" office:value="1.37817">
            <text:p>1.37817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885553">
            <text:p>0.885553</text:p>
          </table:table-cell>
          <table:table-cell office:value-type="float" office:value="0.00000582722">
            <text:p>5.82722E-006</text:p>
          </table:table-cell>
          <table:table-cell office:value-type="float" office:value="1.37907">
            <text:p>1.37907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896684">
            <text:p>0.896684</text:p>
          </table:table-cell>
          <table:table-cell office:value-type="float" office:value="0.0000058304">
            <text:p>5.8304E-006</text:p>
          </table:table-cell>
          <table:table-cell office:value-type="float" office:value="1.38037">
            <text:p>1.38037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907816">
            <text:p>0.907816</text:p>
          </table:table-cell>
          <table:table-cell office:value-type="float" office:value="0.00000583506">
            <text:p>5.83506E-006</text:p>
          </table:table-cell>
          <table:table-cell office:value-type="float" office:value="1.38227">
            <text:p>1.38227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918948">
            <text:p>0.918948</text:p>
          </table:table-cell>
          <table:table-cell office:value-type="float" office:value="0.00000584186">
            <text:p>5.84186E-006</text:p>
          </table:table-cell>
          <table:table-cell office:value-type="float" office:value="1.38505">
            <text:p>1.38505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930079">
            <text:p>0.930079</text:p>
          </table:table-cell>
          <table:table-cell office:value-type="float" office:value="0.00000585183">
            <text:p>5.85183E-006</text:p>
          </table:table-cell>
          <table:table-cell office:value-type="float" office:value="1.38912">
            <text:p>1.3891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941211">
            <text:p>0.941211</text:p>
          </table:table-cell>
          <table:table-cell office:value-type="float" office:value="0.00000586646">
            <text:p>5.86646E-006</text:p>
          </table:table-cell>
          <table:table-cell office:value-type="float" office:value="1.39509">
            <text:p>1.39509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952342">
            <text:p>0.952342</text:p>
          </table:table-cell>
          <table:table-cell office:value-type="float" office:value="0.00000588802">
            <text:p>0.000005888</text:p>
          </table:table-cell>
          <table:table-cell office:value-type="float" office:value="1.40389">
            <text:p>1.40389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963474">
            <text:p>0.963474</text:p>
          </table:table-cell>
          <table:table-cell office:value-type="float" office:value="0.00000591991">
            <text:p>5.91991E-006</text:p>
          </table:table-cell>
          <table:table-cell office:value-type="float" office:value="1.41691">
            <text:p>1.41691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974605">
            <text:p>0.974605</text:p>
          </table:table-cell>
          <table:table-cell office:value-type="float" office:value="0.00000596748">
            <text:p>5.96748E-006</text:p>
          </table:table-cell>
          <table:table-cell office:value-type="float" office:value="1.43633">
            <text:p>1.4363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985737">
            <text:p>0.985737</text:p>
          </table:table-cell>
          <table:table-cell office:value-type="float" office:value="0.00000603917">
            <text:p>6.03917E-006</text:p>
          </table:table-cell>
          <table:table-cell office:value-type="float" office:value="1.4656">
            <text:p>1.465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996869">
            <text:p>0.996869</text:p>
          </table:table-cell>
          <table:table-cell office:value-type="float" office:value="0.00000614905">
            <text:p>6.14905E-006</text:p>
          </table:table-cell>
          <table:table-cell office:value-type="float" office:value="1.51046">
            <text:p>1.5104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008">
            <text:p>1.008</text:p>
          </table:table-cell>
          <table:table-cell office:value-type="float" office:value="0.00000632178">
            <text:p>6.32178E-006</text:p>
          </table:table-cell>
          <table:table-cell office:value-type="float" office:value="1.58098">
            <text:p>1.58098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01913">
            <text:p>1.01913</text:p>
          </table:table-cell>
          <table:table-cell office:value-type="float" office:value="0.0000066045">
            <text:p>6.6045E-006</text:p>
          </table:table-cell>
          <table:table-cell office:value-type="float" office:value="1.69641">
            <text:p>1.69641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03026">
            <text:p>1.03026</text:p>
          </table:table-cell>
          <table:table-cell office:value-type="float" office:value="0.00000709923">
            <text:p>7.09923E-006</text:p>
          </table:table-cell>
          <table:table-cell office:value-type="float" office:value="1.89839">
            <text:p>1.89839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04139">
            <text:p>1.04139</text:p>
          </table:table-cell>
          <table:table-cell office:value-type="float" office:value="0.00000807547">
            <text:p>8.07547E-006</text:p>
          </table:table-cell>
          <table:table-cell office:value-type="float" office:value="2.29696">
            <text:p>2.2969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05253">
            <text:p>1.05253</text:p>
          </table:table-cell>
          <table:table-cell office:value-type="float" office:value="0.0000105558">
            <text:p>1.05558E-005</text:p>
          </table:table-cell>
          <table:table-cell office:value-type="float" office:value="3.30958">
            <text:p>3.30958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06366">
            <text:p>1.06366</text:p>
          </table:table-cell>
          <table:table-cell office:value-type="float" office:value="0.0000251227">
            <text:p>2.51227E-005</text:p>
          </table:table-cell>
          <table:table-cell office:value-type="float" office:value="9.25681">
            <text:p>9.25681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07479">
            <text:p>1.07479</text:p>
          </table:table-cell>
          <table:table-cell office:value-type="float" office:value="38.9152">
            <text:p>38.9152</text:p>
          </table:table-cell>
          <table:table-cell office:value-type="float" office:value="14652900">
            <text:p>14652900</text:p>
          </table:table-cell>
          <table:table-cell office:value-type="float" office:value="0.0015937">
            <text:p>0.0015937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08592">
            <text:p>1.08592</text:p>
          </table:table-cell>
          <table:table-cell office:value-type="float" office:value="28.0708">
            <text:p>28.0708</text:p>
          </table:table-cell>
          <table:table-cell office:value-type="float" office:value="8724930">
            <text:p>8724930</text:p>
          </table:table-cell>
          <table:table-cell office:value-type="float" office:value="0.00212472">
            <text:p>0.00212472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09705">
            <text:p>1.09705</text:p>
          </table:table-cell>
          <table:table-cell office:value-type="float" office:value="0.000000387622">
            <text:p>3.87622E-007</text:p>
          </table:table-cell>
          <table:table-cell office:value-type="float" office:value="-0.841746">
            <text:p>-0.84174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10818">
            <text:p>1.10818</text:p>
          </table:table-cell>
          <table:table-cell office:value-type="float" office:value="0.00000126245">
            <text:p>1.26245E-006</text:p>
          </table:table-cell>
          <table:table-cell office:value-type="float" office:value="-0.484582">
            <text:p>-0.484582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11932">
            <text:p>1.11932</text:p>
          </table:table-cell>
          <table:table-cell office:value-type="float" office:value="0.00000171596">
            <text:p>0.000001716</text:p>
          </table:table-cell>
          <table:table-cell office:value-type="float" office:value="-0.299426">
            <text:p>-0.299426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13045">
            <text:p>1.13045</text:p>
          </table:table-cell>
          <table:table-cell office:value-type="float" office:value="0.00000197828">
            <text:p>1.97828E-006</text:p>
          </table:table-cell>
          <table:table-cell office:value-type="float" office:value="-0.19233">
            <text:p>-0.19233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.14158">
            <text:p>1.14158</text:p>
          </table:table-cell>
          <table:table-cell office:value-type="float" office:value="0.0000021397">
            <text:p>2.1397E-006</text:p>
          </table:table-cell>
          <table:table-cell office:value-type="float" office:value="-0.126429">
            <text:p>-0.126429</text:p>
          </table:table-cell>
          <table:table-cell office:value-type="float" office:value="0.00147525">
            <text:p>0.0014752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0270642">
            <text:p>0.0270642</text:p>
          </table:table-cell>
          <table:table-cell office:value-type="float" office:value="0.0262336">
            <text:p>0.0262336</text:p>
          </table:table-cell>
          <table:table-cell office:value-type="float" office:value="10492.6">
            <text:p>10492.6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038223">
            <text:p>0.038223</text:p>
          </table:table-cell>
          <table:table-cell office:value-type="float" office:value="0.017784">
            <text:p>0.017784</text:p>
          </table:table-cell>
          <table:table-cell office:value-type="float" office:value="7112.72">
            <text:p>7112.7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0493817">
            <text:p>0.0493817</text:p>
          </table:table-cell>
          <table:table-cell office:value-type="float" office:value="0.0120567">
            <text:p>0.0120567</text:p>
          </table:table-cell>
          <table:table-cell office:value-type="float" office:value="4821.75">
            <text:p>4821.7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0605404">
            <text:p>0.0605404</text:p>
          </table:table-cell>
          <table:table-cell office:value-type="float" office:value="0.00817454">
            <text:p>0.00817454</text:p>
          </table:table-cell>
          <table:table-cell office:value-type="float" office:value="3268.87">
            <text:p>3268.87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0716991">
            <text:p>0.0716991</text:p>
          </table:table-cell>
          <table:table-cell office:value-type="float" office:value="0.00554313">
            <text:p>0.00554313</text:p>
          </table:table-cell>
          <table:table-cell office:value-type="float" office:value="2216.29">
            <text:p>2216.29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0828578">
            <text:p>0.0828578</text:p>
          </table:table-cell>
          <table:table-cell office:value-type="float" office:value="0.00375949">
            <text:p>0.00375949</text:p>
          </table:table-cell>
          <table:table-cell office:value-type="float" office:value="1502.82">
            <text:p>1502.8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0940165">
            <text:p>0.0940165</text:p>
          </table:table-cell>
          <table:table-cell office:value-type="float" office:value="0.00255049">
            <text:p>0.00255049</text:p>
          </table:table-cell>
          <table:table-cell office:value-type="float" office:value="1019.21">
            <text:p>1019.21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105175">
            <text:p>0.105175</text:p>
          </table:table-cell>
          <table:table-cell office:value-type="float" office:value="0.001731">
            <text:p>0.001731</text:p>
          </table:table-cell>
          <table:table-cell office:value-type="float" office:value="691.412">
            <text:p>691.41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116334">
            <text:p>0.116334</text:p>
          </table:table-cell>
          <table:table-cell office:value-type="float" office:value="0.00117553">
            <text:p>0.00117553</text:p>
          </table:table-cell>
          <table:table-cell office:value-type="float" office:value="469.22">
            <text:p>469.2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127493">
            <text:p>0.127493</text:p>
          </table:table-cell>
          <table:table-cell office:value-type="float" office:value="0.000799018">
            <text:p>0.000799018</text:p>
          </table:table-cell>
          <table:table-cell office:value-type="float" office:value="318.613">
            <text:p>318.61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138651">
            <text:p>0.138651</text:p>
          </table:table-cell>
          <table:table-cell office:value-type="float" office:value="0.000543808">
            <text:p>0.000543808</text:p>
          </table:table-cell>
          <table:table-cell office:value-type="float" office:value="216.527">
            <text:p>216.527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14981">
            <text:p>0.14981</text:p>
          </table:table-cell>
          <table:table-cell office:value-type="float" office:value="0.00037082">
            <text:p>0.00037082</text:p>
          </table:table-cell>
          <table:table-cell office:value-type="float" office:value="147.331">
            <text:p>147.331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160969">
            <text:p>0.160969</text:p>
          </table:table-cell>
          <table:table-cell office:value-type="float" office:value="0.000253564">
            <text:p>0.000253564</text:p>
          </table:table-cell>
          <table:table-cell office:value-type="float" office:value="100.427">
            <text:p>100.427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172128">
            <text:p>0.172128</text:p>
          </table:table-cell>
          <table:table-cell office:value-type="float" office:value="0.000174086">
            <text:p>0.000174086</text:p>
          </table:table-cell>
          <table:table-cell office:value-type="float" office:value="68.6354">
            <text:p>68.6354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183286">
            <text:p>0.183286</text:p>
          </table:table-cell>
          <table:table-cell office:value-type="float" office:value="0.000120213">
            <text:p>0.000120213</text:p>
          </table:table-cell>
          <table:table-cell office:value-type="float" office:value="47.0859">
            <text:p>47.0859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194445">
            <text:p>0.194445</text:p>
          </table:table-cell>
          <table:table-cell office:value-type="float" office:value="0.0000836963">
            <text:p>8.36963E-005</text:p>
          </table:table-cell>
          <table:table-cell office:value-type="float" office:value="32.4791">
            <text:p>32.4791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205604">
            <text:p>0.205604</text:p>
          </table:table-cell>
          <table:table-cell office:value-type="float" office:value="0.0000589445">
            <text:p>5.89445E-005</text:p>
          </table:table-cell>
          <table:table-cell office:value-type="float" office:value="22.5782">
            <text:p>22.578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216762">
            <text:p>0.216762</text:p>
          </table:table-cell>
          <table:table-cell office:value-type="float" office:value="0.0000421671">
            <text:p>4.21671E-005</text:p>
          </table:table-cell>
          <table:table-cell office:value-type="float" office:value="15.8671">
            <text:p>15.8671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227921">
            <text:p>0.227921</text:p>
          </table:table-cell>
          <table:table-cell office:value-type="float" office:value="0.0000307949">
            <text:p>3.07949E-005</text:p>
          </table:table-cell>
          <table:table-cell office:value-type="float" office:value="11.3182">
            <text:p>11.318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23908">
            <text:p>0.23908</text:p>
          </table:table-cell>
          <table:table-cell office:value-type="float" office:value="0.0000230866">
            <text:p>2.30866E-005</text:p>
          </table:table-cell>
          <table:table-cell office:value-type="float" office:value="8.23479">
            <text:p>8.23479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250239">
            <text:p>0.250239</text:p>
          </table:table-cell>
          <table:table-cell office:value-type="float" office:value="0.0000178617">
            <text:p>1.78617E-005</text:p>
          </table:table-cell>
          <table:table-cell office:value-type="float" office:value="6.14479">
            <text:p>6.14479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261397">
            <text:p>0.261397</text:p>
          </table:table-cell>
          <table:table-cell office:value-type="float" office:value="0.0000143201">
            <text:p>1.43201E-005</text:p>
          </table:table-cell>
          <table:table-cell office:value-type="float" office:value="4.72814">
            <text:p>4.72814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272556">
            <text:p>0.272556</text:p>
          </table:table-cell>
          <table:table-cell office:value-type="float" office:value="0.0000119195">
            <text:p>1.19195E-005</text:p>
          </table:table-cell>
          <table:table-cell office:value-type="float" office:value="3.76789">
            <text:p>3.76789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283715">
            <text:p>0.283715</text:p>
          </table:table-cell>
          <table:table-cell office:value-type="float" office:value="0.0000102924">
            <text:p>1.02924E-005</text:p>
          </table:table-cell>
          <table:table-cell office:value-type="float" office:value="3.11701">
            <text:p>3.11701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294873">
            <text:p>0.294873</text:p>
          </table:table-cell>
          <table:table-cell office:value-type="float" office:value="0.00000918942">
            <text:p>9.18942E-006</text:p>
          </table:table-cell>
          <table:table-cell office:value-type="float" office:value="2.67583">
            <text:p>2.6758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306032">
            <text:p>0.306032</text:p>
          </table:table-cell>
          <table:table-cell office:value-type="float" office:value="0.00000844182">
            <text:p>8.44182E-006</text:p>
          </table:table-cell>
          <table:table-cell office:value-type="float" office:value="2.37678">
            <text:p>2.37678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317191">
            <text:p>0.317191</text:p>
          </table:table-cell>
          <table:table-cell office:value-type="float" office:value="0.00000793508">
            <text:p>7.93508E-006</text:p>
          </table:table-cell>
          <table:table-cell office:value-type="float" office:value="2.17408">
            <text:p>2.17408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32835">
            <text:p>0.32835</text:p>
          </table:table-cell>
          <table:table-cell office:value-type="float" office:value="0.00000759159">
            <text:p>7.59159E-006</text:p>
          </table:table-cell>
          <table:table-cell office:value-type="float" office:value="2.03669">
            <text:p>2.03669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339508">
            <text:p>0.339508</text:p>
          </table:table-cell>
          <table:table-cell office:value-type="float" office:value="0.00000735877">
            <text:p>7.35877E-006</text:p>
          </table:table-cell>
          <table:table-cell office:value-type="float" office:value="1.94356">
            <text:p>1.94356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350667">
            <text:p>0.350667</text:p>
          </table:table-cell>
          <table:table-cell office:value-type="float" office:value="0.00000720096">
            <text:p>0.000007201</text:p>
          </table:table-cell>
          <table:table-cell office:value-type="float" office:value="1.88043">
            <text:p>1.8804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361826">
            <text:p>0.361826</text:p>
          </table:table-cell>
          <table:table-cell office:value-type="float" office:value="0.00000709399">
            <text:p>0.000007094</text:p>
          </table:table-cell>
          <table:table-cell office:value-type="float" office:value="1.83764">
            <text:p>1.83764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372984">
            <text:p>0.372984</text:p>
          </table:table-cell>
          <table:table-cell office:value-type="float" office:value="0.00000702148">
            <text:p>7.02148E-006</text:p>
          </table:table-cell>
          <table:table-cell office:value-type="float" office:value="1.80864">
            <text:p>1.80864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384143">
            <text:p>0.384143</text:p>
          </table:table-cell>
          <table:table-cell office:value-type="float" office:value="0.00000697234">
            <text:p>6.97234E-006</text:p>
          </table:table-cell>
          <table:table-cell office:value-type="float" office:value="1.78898">
            <text:p>1.78898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395302">
            <text:p>0.395302</text:p>
          </table:table-cell>
          <table:table-cell office:value-type="float" office:value="0.00000693902">
            <text:p>0.000006939</text:p>
          </table:table-cell>
          <table:table-cell office:value-type="float" office:value="1.77566">
            <text:p>1.77566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406461">
            <text:p>0.406461</text:p>
          </table:table-cell>
          <table:table-cell office:value-type="float" office:value="0.00000691644">
            <text:p>6.91644E-006</text:p>
          </table:table-cell>
          <table:table-cell office:value-type="float" office:value="1.76662">
            <text:p>1.7666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417619">
            <text:p>0.417619</text:p>
          </table:table-cell>
          <table:table-cell office:value-type="float" office:value="0.00000690114">
            <text:p>6.90114E-006</text:p>
          </table:table-cell>
          <table:table-cell office:value-type="float" office:value="1.7605">
            <text:p>1.760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428778">
            <text:p>0.428778</text:p>
          </table:table-cell>
          <table:table-cell office:value-type="float" office:value="0.00000689076">
            <text:p>6.89076E-006</text:p>
          </table:table-cell>
          <table:table-cell office:value-type="float" office:value="1.75635">
            <text:p>1.7563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439937">
            <text:p>0.439937</text:p>
          </table:table-cell>
          <table:table-cell office:value-type="float" office:value="0.00000688373">
            <text:p>6.88373E-006</text:p>
          </table:table-cell>
          <table:table-cell office:value-type="float" office:value="1.75354">
            <text:p>1.75354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451095">
            <text:p>0.451095</text:p>
          </table:table-cell>
          <table:table-cell office:value-type="float" office:value="0.00000687896">
            <text:p>0.000006879</text:p>
          </table:table-cell>
          <table:table-cell office:value-type="float" office:value="1.75163">
            <text:p>1.7516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462254">
            <text:p>0.462254</text:p>
          </table:table-cell>
          <table:table-cell office:value-type="float" office:value="0.00000687573">
            <text:p>6.87573E-006</text:p>
          </table:table-cell>
          <table:table-cell office:value-type="float" office:value="1.75034">
            <text:p>1.75034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473413">
            <text:p>0.473413</text:p>
          </table:table-cell>
          <table:table-cell office:value-type="float" office:value="0.00000687354">
            <text:p>6.87354E-006</text:p>
          </table:table-cell>
          <table:table-cell office:value-type="float" office:value="1.74946">
            <text:p>1.74946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484572">
            <text:p>0.484572</text:p>
          </table:table-cell>
          <table:table-cell office:value-type="float" office:value="0.00000687206">
            <text:p>6.87206E-006</text:p>
          </table:table-cell>
          <table:table-cell office:value-type="float" office:value="1.74887">
            <text:p>1.74887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49573">
            <text:p>0.49573</text:p>
          </table:table-cell>
          <table:table-cell office:value-type="float" office:value="0.00000687105">
            <text:p>6.87105E-006</text:p>
          </table:table-cell>
          <table:table-cell office:value-type="float" office:value="1.74847">
            <text:p>1.74847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506889">
            <text:p>0.506889</text:p>
          </table:table-cell>
          <table:table-cell office:value-type="float" office:value="0.00000687037">
            <text:p>6.87037E-006</text:p>
          </table:table-cell>
          <table:table-cell office:value-type="float" office:value="1.74819">
            <text:p>1.74819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518048">
            <text:p>0.518048</text:p>
          </table:table-cell>
          <table:table-cell office:value-type="float" office:value="0.00000686991">
            <text:p>6.86991E-006</text:p>
          </table:table-cell>
          <table:table-cell office:value-type="float" office:value="1.74801">
            <text:p>1.74801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529206">
            <text:p>0.529206</text:p>
          </table:table-cell>
          <table:table-cell office:value-type="float" office:value="0.0000068696">
            <text:p>6.8696E-006</text:p>
          </table:table-cell>
          <table:table-cell office:value-type="float" office:value="1.74788">
            <text:p>1.74788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540365">
            <text:p>0.540365</text:p>
          </table:table-cell>
          <table:table-cell office:value-type="float" office:value="0.00000686938">
            <text:p>6.86938E-006</text:p>
          </table:table-cell>
          <table:table-cell office:value-type="float" office:value="1.7478">
            <text:p>1.7478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551524">
            <text:p>0.551524</text:p>
          </table:table-cell>
          <table:table-cell office:value-type="float" office:value="0.00000686924">
            <text:p>6.86924E-006</text:p>
          </table:table-cell>
          <table:table-cell office:value-type="float" office:value="1.74774">
            <text:p>1.74774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562683">
            <text:p>0.562683</text:p>
          </table:table-cell>
          <table:table-cell office:value-type="float" office:value="0.00000686914">
            <text:p>6.86914E-006</text:p>
          </table:table-cell>
          <table:table-cell office:value-type="float" office:value="1.7477">
            <text:p>1.7477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573841">
            <text:p>0.573841</text:p>
          </table:table-cell>
          <table:table-cell office:value-type="float" office:value="0.00000686908">
            <text:p>6.86908E-006</text:p>
          </table:table-cell>
          <table:table-cell office:value-type="float" office:value="1.74768">
            <text:p>1.74768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585">
            <text:p>0.585</text:p>
          </table:table-cell>
          <table:table-cell office:value-type="float" office:value="0.00000686903">
            <text:p>0.000006869</text:p>
          </table:table-cell>
          <table:table-cell office:value-type="float" office:value="1.74766">
            <text:p>1.74766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596159">
            <text:p>0.596159</text:p>
          </table:table-cell>
          <table:table-cell office:value-type="float" office:value="0.000006869">
            <text:p>0.000006869</text:p>
          </table:table-cell>
          <table:table-cell office:value-type="float" office:value="1.74765">
            <text:p>1.7476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607317">
            <text:p>0.607317</text:p>
          </table:table-cell>
          <table:table-cell office:value-type="float" office:value="0.00000686898">
            <text:p>0.000006869</text:p>
          </table:table-cell>
          <table:table-cell office:value-type="float" office:value="1.74764">
            <text:p>1.74764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618476">
            <text:p>0.618476</text:p>
          </table:table-cell>
          <table:table-cell office:value-type="float" office:value="0.00000686897">
            <text:p>0.000006869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629635">
            <text:p>0.629635</text:p>
          </table:table-cell>
          <table:table-cell office:value-type="float" office:value="0.00000686896">
            <text:p>0.000006869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640794">
            <text:p>0.640794</text:p>
          </table:table-cell>
          <table:table-cell office:value-type="float" office:value="0.00000686895">
            <text:p>0.000006869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651952">
            <text:p>0.651952</text:p>
          </table:table-cell>
          <table:table-cell office:value-type="float" office:value="0.00000686895">
            <text:p>0.000006869</text:p>
          </table:table-cell>
          <table:table-cell office:value-type="float" office:value="1.74762">
            <text:p>1.7476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663111">
            <text:p>0.663111</text:p>
          </table:table-cell>
          <table:table-cell office:value-type="float" office:value="0.00000686895">
            <text:p>0.000006869</text:p>
          </table:table-cell>
          <table:table-cell office:value-type="float" office:value="1.74762">
            <text:p>1.7476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67427">
            <text:p>0.67427</text:p>
          </table:table-cell>
          <table:table-cell office:value-type="float" office:value="0.00000686895">
            <text:p>0.000006869</text:p>
          </table:table-cell>
          <table:table-cell office:value-type="float" office:value="1.74762">
            <text:p>1.7476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685428">
            <text:p>0.685428</text:p>
          </table:table-cell>
          <table:table-cell office:value-type="float" office:value="0.00000686895">
            <text:p>0.000006869</text:p>
          </table:table-cell>
          <table:table-cell office:value-type="float" office:value="1.74762">
            <text:p>1.7476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696587">
            <text:p>0.696587</text:p>
          </table:table-cell>
          <table:table-cell office:value-type="float" office:value="0.00000686895">
            <text:p>0.000006869</text:p>
          </table:table-cell>
          <table:table-cell office:value-type="float" office:value="1.74762">
            <text:p>1.7476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707746">
            <text:p>0.707746</text:p>
          </table:table-cell>
          <table:table-cell office:value-type="float" office:value="0.00000686895">
            <text:p>0.000006869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718905">
            <text:p>0.718905</text:p>
          </table:table-cell>
          <table:table-cell office:value-type="float" office:value="0.00000686896">
            <text:p>0.000006869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730063">
            <text:p>0.730063</text:p>
          </table:table-cell>
          <table:table-cell office:value-type="float" office:value="0.00000686897">
            <text:p>0.000006869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741222">
            <text:p>0.741222</text:p>
          </table:table-cell>
          <table:table-cell office:value-type="float" office:value="0.00000686898">
            <text:p>0.000006869</text:p>
          </table:table-cell>
          <table:table-cell office:value-type="float" office:value="1.74764">
            <text:p>1.74764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752381">
            <text:p>0.752381</text:p>
          </table:table-cell>
          <table:table-cell office:value-type="float" office:value="0.00000686901">
            <text:p>0.000006869</text:p>
          </table:table-cell>
          <table:table-cell office:value-type="float" office:value="1.74765">
            <text:p>1.7476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763539">
            <text:p>0.763539</text:p>
          </table:table-cell>
          <table:table-cell office:value-type="float" office:value="0.00000686904">
            <text:p>0.000006869</text:p>
          </table:table-cell>
          <table:table-cell office:value-type="float" office:value="1.74766">
            <text:p>1.74766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774698">
            <text:p>0.774698</text:p>
          </table:table-cell>
          <table:table-cell office:value-type="float" office:value="0.00000686909">
            <text:p>6.86909E-006</text:p>
          </table:table-cell>
          <table:table-cell office:value-type="float" office:value="1.74768">
            <text:p>1.74768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785857">
            <text:p>0.785857</text:p>
          </table:table-cell>
          <table:table-cell office:value-type="float" office:value="0.00000686916">
            <text:p>6.86916E-006</text:p>
          </table:table-cell>
          <table:table-cell office:value-type="float" office:value="1.74771">
            <text:p>1.74771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797016">
            <text:p>0.797016</text:p>
          </table:table-cell>
          <table:table-cell office:value-type="float" office:value="0.00000686927">
            <text:p>6.86927E-006</text:p>
          </table:table-cell>
          <table:table-cell office:value-type="float" office:value="1.74775">
            <text:p>1.7477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808174">
            <text:p>0.808174</text:p>
          </table:table-cell>
          <table:table-cell office:value-type="float" office:value="0.00000686943">
            <text:p>6.86943E-006</text:p>
          </table:table-cell>
          <table:table-cell office:value-type="float" office:value="1.74782">
            <text:p>1.7478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819333">
            <text:p>0.819333</text:p>
          </table:table-cell>
          <table:table-cell office:value-type="float" office:value="0.00000686966">
            <text:p>6.86966E-006</text:p>
          </table:table-cell>
          <table:table-cell office:value-type="float" office:value="1.74791">
            <text:p>1.74791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830492">
            <text:p>0.830492</text:p>
          </table:table-cell>
          <table:table-cell office:value-type="float" office:value="0.00000687001">
            <text:p>0.00000687</text:p>
          </table:table-cell>
          <table:table-cell office:value-type="float" office:value="1.74805">
            <text:p>1.7480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84165">
            <text:p>0.84165</text:p>
          </table:table-cell>
          <table:table-cell office:value-type="float" office:value="0.00000687052">
            <text:p>6.87052E-006</text:p>
          </table:table-cell>
          <table:table-cell office:value-type="float" office:value="1.74825">
            <text:p>1.7482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852809">
            <text:p>0.852809</text:p>
          </table:table-cell>
          <table:table-cell office:value-type="float" office:value="0.00000687127">
            <text:p>6.87127E-006</text:p>
          </table:table-cell>
          <table:table-cell office:value-type="float" office:value="1.74855">
            <text:p>1.7485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863968">
            <text:p>0.863968</text:p>
          </table:table-cell>
          <table:table-cell office:value-type="float" office:value="0.00000687238">
            <text:p>6.87238E-006</text:p>
          </table:table-cell>
          <table:table-cell office:value-type="float" office:value="1.749">
            <text:p>1.749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875127">
            <text:p>0.875127</text:p>
          </table:table-cell>
          <table:table-cell office:value-type="float" office:value="0.00000687401">
            <text:p>0.000006874</text:p>
          </table:table-cell>
          <table:table-cell office:value-type="float" office:value="1.74965">
            <text:p>1.7496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886285">
            <text:p>0.886285</text:p>
          </table:table-cell>
          <table:table-cell office:value-type="float" office:value="0.00000687643">
            <text:p>6.87643E-006</text:p>
          </table:table-cell>
          <table:table-cell office:value-type="float" office:value="1.75062">
            <text:p>1.7506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897444">
            <text:p>0.897444</text:p>
          </table:table-cell>
          <table:table-cell office:value-type="float" office:value="0.00000688">
            <text:p>0.00000688</text:p>
          </table:table-cell>
          <table:table-cell office:value-type="float" office:value="1.75205">
            <text:p>1.7520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908603">
            <text:p>0.908603</text:p>
          </table:table-cell>
          <table:table-cell office:value-type="float" office:value="0.00000688528">
            <text:p>6.88528E-006</text:p>
          </table:table-cell>
          <table:table-cell office:value-type="float" office:value="1.75416">
            <text:p>1.75416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919761">
            <text:p>0.919761</text:p>
          </table:table-cell>
          <table:table-cell office:value-type="float" office:value="0.00000689309">
            <text:p>6.89309E-006</text:p>
          </table:table-cell>
          <table:table-cell office:value-type="float" office:value="1.75728">
            <text:p>1.75728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93092">
            <text:p>0.93092</text:p>
          </table:table-cell>
          <table:table-cell office:value-type="float" office:value="0.00000690466">
            <text:p>6.90466E-006</text:p>
          </table:table-cell>
          <table:table-cell office:value-type="float" office:value="1.76191">
            <text:p>1.76191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942079">
            <text:p>0.942079</text:p>
          </table:table-cell>
          <table:table-cell office:value-type="float" office:value="0.00000692185">
            <text:p>6.92185E-006</text:p>
          </table:table-cell>
          <table:table-cell office:value-type="float" office:value="1.76878">
            <text:p>1.76878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953238">
            <text:p>0.953238</text:p>
          </table:table-cell>
          <table:table-cell office:value-type="float" office:value="0.00000694745">
            <text:p>6.94745E-006</text:p>
          </table:table-cell>
          <table:table-cell office:value-type="float" office:value="1.77902">
            <text:p>1.7790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964396">
            <text:p>0.964396</text:p>
          </table:table-cell>
          <table:table-cell office:value-type="float" office:value="0.00000698576">
            <text:p>6.98576E-006</text:p>
          </table:table-cell>
          <table:table-cell office:value-type="float" office:value="1.79435">
            <text:p>1.7943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975555">
            <text:p>0.975555</text:p>
          </table:table-cell>
          <table:table-cell office:value-type="float" office:value="0.0000070435">
            <text:p>7.0435E-006</text:p>
          </table:table-cell>
          <table:table-cell office:value-type="float" office:value="1.81745">
            <text:p>1.81745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986714">
            <text:p>0.986714</text:p>
          </table:table-cell>
          <table:table-cell office:value-type="float" office:value="0.00000713146">
            <text:p>7.13146E-006</text:p>
          </table:table-cell>
          <table:table-cell office:value-type="float" office:value="1.85263">
            <text:p>1.8526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997872">
            <text:p>0.997872</text:p>
          </table:table-cell>
          <table:table-cell office:value-type="float" office:value="0.00000726763">
            <text:p>7.26763E-006</text:p>
          </table:table-cell>
          <table:table-cell office:value-type="float" office:value="1.9071">
            <text:p>1.9071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00903">
            <text:p>1.00903</text:p>
          </table:table-cell>
          <table:table-cell office:value-type="float" office:value="0.0000074838">
            <text:p>7.4838E-006</text:p>
          </table:table-cell>
          <table:table-cell office:value-type="float" office:value="1.99357">
            <text:p>1.99357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02019">
            <text:p>1.02019</text:p>
          </table:table-cell>
          <table:table-cell office:value-type="float" office:value="0.00000784108">
            <text:p>7.84108E-006</text:p>
          </table:table-cell>
          <table:table-cell office:value-type="float" office:value="2.13648">
            <text:p>2.13648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03135">
            <text:p>1.03135</text:p>
          </table:table-cell>
          <table:table-cell office:value-type="float" office:value="0.00000847276">
            <text:p>8.47276E-006</text:p>
          </table:table-cell>
          <table:table-cell office:value-type="float" office:value="2.38916">
            <text:p>2.38916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04251">
            <text:p>1.04251</text:p>
          </table:table-cell>
          <table:table-cell office:value-type="float" office:value="0.00000973517">
            <text:p>9.73517E-006</text:p>
          </table:table-cell>
          <table:table-cell office:value-type="float" office:value="2.89413">
            <text:p>2.8941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05367">
            <text:p>1.05367</text:p>
          </table:table-cell>
          <table:table-cell office:value-type="float" office:value="0.0000130135">
            <text:p>1.30135E-005</text:p>
          </table:table-cell>
          <table:table-cell office:value-type="float" office:value="4.20549">
            <text:p>4.20549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06482">
            <text:p>1.06482</text:p>
          </table:table-cell>
          <table:table-cell office:value-type="float" office:value="0.0000342126">
            <text:p>3.42126E-005</text:p>
          </table:table-cell>
          <table:table-cell office:value-type="float" office:value="12.6853">
            <text:p>12.685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07598">
            <text:p>1.07598</text:p>
          </table:table-cell>
          <table:table-cell office:value-type="float" office:value="45.9086">
            <text:p>45.9086</text:p>
          </table:table-cell>
          <table:table-cell office:value-type="float" office:value="16904300">
            <text:p>16904300</text:p>
          </table:table-cell>
          <table:table-cell office:value-type="float" office:value="0.00157915">
            <text:p>0.0015791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08714">
            <text:p>1.08714</text:p>
          </table:table-cell>
          <table:table-cell office:value-type="float" office:value="90.6371">
            <text:p>90.6371</text:p>
          </table:table-cell>
          <table:table-cell office:value-type="float" office:value="27642800">
            <text:p>27642800</text:p>
          </table:table-cell>
          <table:table-cell office:value-type="float" office:value="0.00213788">
            <text:p>0.00213788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0983">
            <text:p>1.0983</text:p>
          </table:table-cell>
          <table:table-cell office:value-type="float" office:value="0.0000000297415">
            <text:p>2.97415E-008</text:p>
          </table:table-cell>
          <table:table-cell office:value-type="float" office:value="-0.988103">
            <text:p>-0.988103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10946">
            <text:p>1.10946</text:p>
          </table:table-cell>
          <table:table-cell office:value-type="float" office:value="0.00000108358">
            <text:p>1.08358E-006</text:p>
          </table:table-cell>
          <table:table-cell office:value-type="float" office:value="-0.566559">
            <text:p>-0.566559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12062">
            <text:p>1.12062</text:p>
          </table:table-cell>
          <table:table-cell office:value-type="float" office:value="0.00000163069">
            <text:p>1.63069E-006</text:p>
          </table:table-cell>
          <table:table-cell office:value-type="float" office:value="-0.347712">
            <text:p>-0.34771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13178">
            <text:p>1.13178</text:p>
          </table:table-cell>
          <table:table-cell office:value-type="float" office:value="0.00000194624">
            <text:p>1.94624E-006</text:p>
          </table:table-cell>
          <table:table-cell office:value-type="float" office:value="-0.22149">
            <text:p>-0.22149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.14294">
            <text:p>1.14294</text:p>
          </table:table-cell>
          <table:table-cell office:value-type="float" office:value="0.00000213936">
            <text:p>2.13936E-006</text:p>
          </table:table-cell>
          <table:table-cell office:value-type="float" office:value="-0.144242">
            <text:p>-0.144242</text:p>
          </table:table-cell>
          <table:table-cell office:value-type="float" office:value="0.00143965">
            <text:p>0.00143965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0257287">
            <text:p>0.0257287</text:p>
          </table:table-cell>
          <table:table-cell office:value-type="float" office:value="0.0290337">
            <text:p>0.0290337</text:p>
          </table:table-cell>
          <table:table-cell office:value-type="float" office:value="11172.8">
            <text:p>11172.8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0369141">
            <text:p>0.0369141</text:p>
          </table:table-cell>
          <table:table-cell office:value-type="float" office:value="0.0194283">
            <text:p>0.0194283</text:p>
          </table:table-cell>
          <table:table-cell office:value-type="float" office:value="7476.11">
            <text:p>7476.11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0480995">
            <text:p>0.0480995</text:p>
          </table:table-cell>
          <table:table-cell office:value-type="float" office:value="0.0130016">
            <text:p>0.0130016</text:p>
          </table:table-cell>
          <table:table-cell office:value-type="float" office:value="5002.75">
            <text:p>5002.7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059285">
            <text:p>0.059285</text:p>
          </table:table-cell>
          <table:table-cell office:value-type="float" office:value="0.00870166">
            <text:p>0.00870166</text:p>
          </table:table-cell>
          <table:table-cell office:value-type="float" office:value="3347.89">
            <text:p>3347.89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0704704">
            <text:p>0.0704704</text:p>
          </table:table-cell>
          <table:table-cell office:value-type="float" office:value="0.0058247">
            <text:p>0.0058247</text:p>
          </table:table-cell>
          <table:table-cell office:value-type="float" office:value="2240.67">
            <text:p>2240.67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0816558">
            <text:p>0.0816558</text:p>
          </table:table-cell>
          <table:table-cell office:value-type="float" office:value="0.0038998">
            <text:p>0.0038998</text:p>
          </table:table-cell>
          <table:table-cell office:value-type="float" office:value="1499.87">
            <text:p>1499.87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0928412">
            <text:p>0.0928412</text:p>
          </table:table-cell>
          <table:table-cell office:value-type="float" office:value="0.00261191">
            <text:p>0.00261191</text:p>
          </table:table-cell>
          <table:table-cell office:value-type="float" office:value="1004.21">
            <text:p>1004.21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104027">
            <text:p>0.104027</text:p>
          </table:table-cell>
          <table:table-cell office:value-type="float" office:value="0.00175022">
            <text:p>0.00175022</text:p>
          </table:table-cell>
          <table:table-cell office:value-type="float" office:value="672.583">
            <text:p>672.583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115212">
            <text:p>0.115212</text:p>
          </table:table-cell>
          <table:table-cell office:value-type="float" office:value="0.00117368">
            <text:p>0.00117368</text:p>
          </table:table-cell>
          <table:table-cell office:value-type="float" office:value="450.699">
            <text:p>450.699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126398">
            <text:p>0.126398</text:p>
          </table:table-cell>
          <table:table-cell office:value-type="float" office:value="0.000787938">
            <text:p>0.000787938</text:p>
          </table:table-cell>
          <table:table-cell office:value-type="float" office:value="302.243">
            <text:p>302.243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137583">
            <text:p>0.137583</text:p>
          </table:table-cell>
          <table:table-cell office:value-type="float" office:value="0.000529848">
            <text:p>0.000529848</text:p>
          </table:table-cell>
          <table:table-cell office:value-type="float" office:value="202.916">
            <text:p>202.91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148768">
            <text:p>0.148768</text:p>
          </table:table-cell>
          <table:table-cell office:value-type="float" office:value="0.000357168">
            <text:p>0.000357168</text:p>
          </table:table-cell>
          <table:table-cell office:value-type="float" office:value="136.458">
            <text:p>136.458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159954">
            <text:p>0.159954</text:p>
          </table:table-cell>
          <table:table-cell office:value-type="float" office:value="0.000241632">
            <text:p>0.000241632</text:p>
          </table:table-cell>
          <table:table-cell office:value-type="float" office:value="91.9936">
            <text:p>91.993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171139">
            <text:p>0.171139</text:p>
          </table:table-cell>
          <table:table-cell office:value-type="float" office:value="0.00016433">
            <text:p>0.00016433</text:p>
          </table:table-cell>
          <table:table-cell office:value-type="float" office:value="62.2435">
            <text:p>62.243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182325">
            <text:p>0.182325</text:p>
          </table:table-cell>
          <table:table-cell office:value-type="float" office:value="0.000112609">
            <text:p>0.000112609</text:p>
          </table:table-cell>
          <table:table-cell office:value-type="float" office:value="42.3385">
            <text:p>42.338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19351">
            <text:p>0.19351</text:p>
          </table:table-cell>
          <table:table-cell office:value-type="float" office:value="0.0000780047">
            <text:p>7.80047E-005</text:p>
          </table:table-cell>
          <table:table-cell office:value-type="float" office:value="29.0206">
            <text:p>29.020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204696">
            <text:p>0.204696</text:p>
          </table:table-cell>
          <table:table-cell office:value-type="float" office:value="0.0000548517">
            <text:p>5.48517E-005</text:p>
          </table:table-cell>
          <table:table-cell office:value-type="float" office:value="20.11">
            <text:p>20.11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215881">
            <text:p>0.215881</text:p>
          </table:table-cell>
          <table:table-cell office:value-type="float" office:value="0.0000393606">
            <text:p>3.93606E-005</text:p>
          </table:table-cell>
          <table:table-cell office:value-type="float" office:value="14.1482">
            <text:p>14.1482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227066">
            <text:p>0.227066</text:p>
          </table:table-cell>
          <table:table-cell office:value-type="float" office:value="0.000028996">
            <text:p>0.000028996</text:p>
          </table:table-cell>
          <table:table-cell office:value-type="float" office:value="10.1593">
            <text:p>10.1593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238252">
            <text:p>0.238252</text:p>
          </table:table-cell>
          <table:table-cell office:value-type="float" office:value="0.0000220613">
            <text:p>2.20613E-005</text:p>
          </table:table-cell>
          <table:table-cell office:value-type="float" office:value="7.49045">
            <text:p>7.4904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249437">
            <text:p>0.249437</text:p>
          </table:table-cell>
          <table:table-cell office:value-type="float" office:value="0.0000174215">
            <text:p>1.74215E-005</text:p>
          </table:table-cell>
          <table:table-cell office:value-type="float" office:value="5.70479">
            <text:p>5.70479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260623">
            <text:p>0.260623</text:p>
          </table:table-cell>
          <table:table-cell office:value-type="float" office:value="0.0000143172">
            <text:p>1.43172E-005</text:p>
          </table:table-cell>
          <table:table-cell office:value-type="float" office:value="4.51006">
            <text:p>4.5100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271808">
            <text:p>0.271808</text:p>
          </table:table-cell>
          <table:table-cell office:value-type="float" office:value="0.0000122401">
            <text:p>1.22401E-005</text:p>
          </table:table-cell>
          <table:table-cell office:value-type="float" office:value="3.7107">
            <text:p>3.7107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282993">
            <text:p>0.282993</text:p>
          </table:table-cell>
          <table:table-cell office:value-type="float" office:value="0.0000108504">
            <text:p>1.08504E-005</text:p>
          </table:table-cell>
          <table:table-cell office:value-type="float" office:value="3.17587">
            <text:p>3.17587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294179">
            <text:p>0.294179</text:p>
          </table:table-cell>
          <table:table-cell office:value-type="float" office:value="0.00000992065">
            <text:p>9.92065E-006</text:p>
          </table:table-cell>
          <table:table-cell office:value-type="float" office:value="2.81803">
            <text:p>2.81803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305364">
            <text:p>0.305364</text:p>
          </table:table-cell>
          <table:table-cell office:value-type="float" office:value="0.00000929854">
            <text:p>9.29854E-006</text:p>
          </table:table-cell>
          <table:table-cell office:value-type="float" office:value="2.57861">
            <text:p>2.57861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31655">
            <text:p>0.31655</text:p>
          </table:table-cell>
          <table:table-cell office:value-type="float" office:value="0.00000888231">
            <text:p>8.88231E-006</text:p>
          </table:table-cell>
          <table:table-cell office:value-type="float" office:value="2.41842">
            <text:p>2.41842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327735">
            <text:p>0.327735</text:p>
          </table:table-cell>
          <table:table-cell office:value-type="float" office:value="0.00000860382">
            <text:p>8.60382E-006</text:p>
          </table:table-cell>
          <table:table-cell office:value-type="float" office:value="2.31124">
            <text:p>2.31124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338921">
            <text:p>0.338921</text:p>
          </table:table-cell>
          <table:table-cell office:value-type="float" office:value="0.00000841749">
            <text:p>8.41749E-006</text:p>
          </table:table-cell>
          <table:table-cell office:value-type="float" office:value="2.23953">
            <text:p>2.23953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350106">
            <text:p>0.350106</text:p>
          </table:table-cell>
          <table:table-cell office:value-type="float" office:value="0.00000829282">
            <text:p>8.29282E-006</text:p>
          </table:table-cell>
          <table:table-cell office:value-type="float" office:value="2.19155">
            <text:p>2.191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361291">
            <text:p>0.361291</text:p>
          </table:table-cell>
          <table:table-cell office:value-type="float" office:value="0.00000820941">
            <text:p>8.20941E-006</text:p>
          </table:table-cell>
          <table:table-cell office:value-type="float" office:value="2.15945">
            <text:p>2.1594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372477">
            <text:p>0.372477</text:p>
          </table:table-cell>
          <table:table-cell office:value-type="float" office:value="0.0000081536">
            <text:p>8.1536E-006</text:p>
          </table:table-cell>
          <table:table-cell office:value-type="float" office:value="2.13797">
            <text:p>2.13797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383662">
            <text:p>0.383662</text:p>
          </table:table-cell>
          <table:table-cell office:value-type="float" office:value="0.00000811626">
            <text:p>8.11626E-006</text:p>
          </table:table-cell>
          <table:table-cell office:value-type="float" office:value="2.1236">
            <text:p>2.123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394848">
            <text:p>0.394848</text:p>
          </table:table-cell>
          <table:table-cell office:value-type="float" office:value="0.00000809128">
            <text:p>8.09128E-006</text:p>
          </table:table-cell>
          <table:table-cell office:value-type="float" office:value="2.11398">
            <text:p>2.11398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406033">
            <text:p>0.406033</text:p>
          </table:table-cell>
          <table:table-cell office:value-type="float" office:value="0.00000807456">
            <text:p>8.07456E-006</text:p>
          </table:table-cell>
          <table:table-cell office:value-type="float" office:value="2.10755">
            <text:p>2.107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417219">
            <text:p>0.417219</text:p>
          </table:table-cell>
          <table:table-cell office:value-type="float" office:value="0.00000806338">
            <text:p>8.06338E-006</text:p>
          </table:table-cell>
          <table:table-cell office:value-type="float" office:value="2.10325">
            <text:p>2.1032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428404">
            <text:p>0.428404</text:p>
          </table:table-cell>
          <table:table-cell office:value-type="float" office:value="0.0000080559">
            <text:p>8.0559E-006</text:p>
          </table:table-cell>
          <table:table-cell office:value-type="float" office:value="2.10037">
            <text:p>2.10037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439589">
            <text:p>0.439589</text:p>
          </table:table-cell>
          <table:table-cell office:value-type="float" office:value="0.00000805089">
            <text:p>8.05089E-006</text:p>
          </table:table-cell>
          <table:table-cell office:value-type="float" office:value="2.09844">
            <text:p>2.09844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450775">
            <text:p>0.450775</text:p>
          </table:table-cell>
          <table:table-cell office:value-type="float" office:value="0.00000804754">
            <text:p>8.04754E-006</text:p>
          </table:table-cell>
          <table:table-cell office:value-type="float" office:value="2.09715">
            <text:p>2.0971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46196">
            <text:p>0.46196</text:p>
          </table:table-cell>
          <table:table-cell office:value-type="float" office:value="0.0000080453">
            <text:p>8.0453E-006</text:p>
          </table:table-cell>
          <table:table-cell office:value-type="float" office:value="2.09629">
            <text:p>2.09629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473146">
            <text:p>0.473146</text:p>
          </table:table-cell>
          <table:table-cell office:value-type="float" office:value="0.0000080438">
            <text:p>8.0438E-006</text:p>
          </table:table-cell>
          <table:table-cell office:value-type="float" office:value="2.09571">
            <text:p>2.09571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484331">
            <text:p>0.484331</text:p>
          </table:table-cell>
          <table:table-cell office:value-type="float" office:value="0.0000080428">
            <text:p>8.0428E-006</text:p>
          </table:table-cell>
          <table:table-cell office:value-type="float" office:value="2.09532">
            <text:p>2.09532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495517">
            <text:p>0.495517</text:p>
          </table:table-cell>
          <table:table-cell office:value-type="float" office:value="0.00000804213">
            <text:p>8.04213E-006</text:p>
          </table:table-cell>
          <table:table-cell office:value-type="float" office:value="2.09507">
            <text:p>2.09507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506702">
            <text:p>0.506702</text:p>
          </table:table-cell>
          <table:table-cell office:value-type="float" office:value="0.00000804168">
            <text:p>8.04168E-006</text:p>
          </table:table-cell>
          <table:table-cell office:value-type="float" office:value="2.09489">
            <text:p>2.09489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517887">
            <text:p>0.517887</text:p>
          </table:table-cell>
          <table:table-cell office:value-type="float" office:value="0.00000804138">
            <text:p>8.04138E-006</text:p>
          </table:table-cell>
          <table:table-cell office:value-type="float" office:value="2.09478">
            <text:p>2.09478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529073">
            <text:p>0.529073</text:p>
          </table:table-cell>
          <table:table-cell office:value-type="float" office:value="0.00000804118">
            <text:p>8.04118E-006</text:p>
          </table:table-cell>
          <table:table-cell office:value-type="float" office:value="2.0947">
            <text:p>2.0947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540258">
            <text:p>0.540258</text:p>
          </table:table-cell>
          <table:table-cell office:value-type="float" office:value="0.00000804104">
            <text:p>0.000008041</text:p>
          </table:table-cell>
          <table:table-cell office:value-type="float" office:value="2.09465">
            <text:p>2.0946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551444">
            <text:p>0.551444</text:p>
          </table:table-cell>
          <table:table-cell office:value-type="float" office:value="0.00000804095">
            <text:p>0.000008041</text:p>
          </table:table-cell>
          <table:table-cell office:value-type="float" office:value="2.09461">
            <text:p>2.09461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562629">
            <text:p>0.562629</text:p>
          </table:table-cell>
          <table:table-cell office:value-type="float" office:value="0.00000804089">
            <text:p>8.04089E-006</text:p>
          </table:table-cell>
          <table:table-cell office:value-type="float" office:value="2.09459">
            <text:p>2.09459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573815">
            <text:p>0.573815</text:p>
          </table:table-cell>
          <table:table-cell office:value-type="float" office:value="0.00000804085">
            <text:p>8.04085E-006</text:p>
          </table:table-cell>
          <table:table-cell office:value-type="float" office:value="2.09457">
            <text:p>2.09457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585">
            <text:p>0.585</text:p>
          </table:table-cell>
          <table:table-cell office:value-type="float" office:value="0.00000804082">
            <text:p>8.04082E-006</text:p>
          </table:table-cell>
          <table:table-cell office:value-type="float" office:value="2.09456">
            <text:p>2.0945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596185">
            <text:p>0.596185</text:p>
          </table:table-cell>
          <table:table-cell office:value-type="float" office:value="0.00000804081">
            <text:p>8.04081E-006</text:p>
          </table:table-cell>
          <table:table-cell office:value-type="float" office:value="2.09456">
            <text:p>2.0945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607371">
            <text:p>0.607371</text:p>
          </table:table-cell>
          <table:table-cell office:value-type="float" office:value="0.00000804079">
            <text:p>8.04079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618556">
            <text:p>0.618556</text:p>
          </table:table-cell>
          <table:table-cell office:value-type="float" office:value="0.00000804079">
            <text:p>8.04079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629742">
            <text:p>0.629742</text:p>
          </table:table-cell>
          <table:table-cell office:value-type="float" office:value="0.00000804078">
            <text:p>8.04078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640927">
            <text:p>0.640927</text:p>
          </table:table-cell>
          <table:table-cell office:value-type="float" office:value="0.00000804078">
            <text:p>8.04078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652113">
            <text:p>0.652113</text:p>
          </table:table-cell>
          <table:table-cell office:value-type="float" office:value="0.00000804078">
            <text:p>8.04078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663298">
            <text:p>0.663298</text:p>
          </table:table-cell>
          <table:table-cell office:value-type="float" office:value="0.00000804077">
            <text:p>8.04077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674483">
            <text:p>0.674483</text:p>
          </table:table-cell>
          <table:table-cell office:value-type="float" office:value="0.00000804077">
            <text:p>8.04077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685669">
            <text:p>0.685669</text:p>
          </table:table-cell>
          <table:table-cell office:value-type="float" office:value="0.00000804078">
            <text:p>8.04078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696854">
            <text:p>0.696854</text:p>
          </table:table-cell>
          <table:table-cell office:value-type="float" office:value="0.00000804078">
            <text:p>8.04078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70804">
            <text:p>0.70804</text:p>
          </table:table-cell>
          <table:table-cell office:value-type="float" office:value="0.00000804078">
            <text:p>8.04078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719225">
            <text:p>0.719225</text:p>
          </table:table-cell>
          <table:table-cell office:value-type="float" office:value="0.00000804079">
            <text:p>8.04079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730411">
            <text:p>0.730411</text:p>
          </table:table-cell>
          <table:table-cell office:value-type="float" office:value="0.0000080408">
            <text:p>8.0408E-006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741596">
            <text:p>0.741596</text:p>
          </table:table-cell>
          <table:table-cell office:value-type="float" office:value="0.00000804081">
            <text:p>8.04081E-006</text:p>
          </table:table-cell>
          <table:table-cell office:value-type="float" office:value="2.09456">
            <text:p>2.0945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752781">
            <text:p>0.752781</text:p>
          </table:table-cell>
          <table:table-cell office:value-type="float" office:value="0.00000804083">
            <text:p>8.04083E-006</text:p>
          </table:table-cell>
          <table:table-cell office:value-type="float" office:value="2.09457">
            <text:p>2.09457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763967">
            <text:p>0.763967</text:p>
          </table:table-cell>
          <table:table-cell office:value-type="float" office:value="0.00000804086">
            <text:p>8.04086E-006</text:p>
          </table:table-cell>
          <table:table-cell office:value-type="float" office:value="2.09458">
            <text:p>2.09458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775152">
            <text:p>0.775152</text:p>
          </table:table-cell>
          <table:table-cell office:value-type="float" office:value="0.0000080409">
            <text:p>8.0409E-006</text:p>
          </table:table-cell>
          <table:table-cell office:value-type="float" office:value="2.09459">
            <text:p>2.09459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786338">
            <text:p>0.786338</text:p>
          </table:table-cell>
          <table:table-cell office:value-type="float" office:value="0.00000804097">
            <text:p>0.000008041</text:p>
          </table:table-cell>
          <table:table-cell office:value-type="float" office:value="2.09462">
            <text:p>2.09462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797523">
            <text:p>0.797523</text:p>
          </table:table-cell>
          <table:table-cell office:value-type="float" office:value="0.00000804107">
            <text:p>8.04107E-006</text:p>
          </table:table-cell>
          <table:table-cell office:value-type="float" office:value="2.09466">
            <text:p>2.0946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808709">
            <text:p>0.808709</text:p>
          </table:table-cell>
          <table:table-cell office:value-type="float" office:value="0.00000804121">
            <text:p>8.04121E-006</text:p>
          </table:table-cell>
          <table:table-cell office:value-type="float" office:value="2.09471">
            <text:p>2.09471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819894">
            <text:p>0.819894</text:p>
          </table:table-cell>
          <table:table-cell office:value-type="float" office:value="0.00000804143">
            <text:p>8.04143E-006</text:p>
          </table:table-cell>
          <table:table-cell office:value-type="float" office:value="2.0948">
            <text:p>2.0948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831079">
            <text:p>0.831079</text:p>
          </table:table-cell>
          <table:table-cell office:value-type="float" office:value="0.00000804176">
            <text:p>8.04176E-006</text:p>
          </table:table-cell>
          <table:table-cell office:value-type="float" office:value="2.09493">
            <text:p>2.09493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842265">
            <text:p>0.842265</text:p>
          </table:table-cell>
          <table:table-cell office:value-type="float" office:value="0.00000804226">
            <text:p>8.04226E-006</text:p>
          </table:table-cell>
          <table:table-cell office:value-type="float" office:value="2.09512">
            <text:p>2.09512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85345">
            <text:p>0.85345</text:p>
          </table:table-cell>
          <table:table-cell office:value-type="float" office:value="0.00000804299">
            <text:p>0.000008043</text:p>
          </table:table-cell>
          <table:table-cell office:value-type="float" office:value="2.0954">
            <text:p>2.0954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864636">
            <text:p>0.864636</text:p>
          </table:table-cell>
          <table:table-cell office:value-type="float" office:value="0.00000804409">
            <text:p>8.04409E-006</text:p>
          </table:table-cell>
          <table:table-cell office:value-type="float" office:value="2.09582">
            <text:p>2.09582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875821">
            <text:p>0.875821</text:p>
          </table:table-cell>
          <table:table-cell office:value-type="float" office:value="0.00000804574">
            <text:p>8.04574E-006</text:p>
          </table:table-cell>
          <table:table-cell office:value-type="float" office:value="2.09645">
            <text:p>2.0964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887007">
            <text:p>0.887007</text:p>
          </table:table-cell>
          <table:table-cell office:value-type="float" office:value="0.0000080482">
            <text:p>8.0482E-006</text:p>
          </table:table-cell>
          <table:table-cell office:value-type="float" office:value="2.0974">
            <text:p>2.0974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898192">
            <text:p>0.898192</text:p>
          </table:table-cell>
          <table:table-cell office:value-type="float" office:value="0.00000805188">
            <text:p>8.05188E-006</text:p>
          </table:table-cell>
          <table:table-cell office:value-type="float" office:value="2.09882">
            <text:p>2.09882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909377">
            <text:p>0.909377</text:p>
          </table:table-cell>
          <table:table-cell office:value-type="float" office:value="0.00000805739">
            <text:p>8.05739E-006</text:p>
          </table:table-cell>
          <table:table-cell office:value-type="float" office:value="2.10094">
            <text:p>2.10094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920563">
            <text:p>0.920563</text:p>
          </table:table-cell>
          <table:table-cell office:value-type="float" office:value="0.00000806565">
            <text:p>8.06565E-006</text:p>
          </table:table-cell>
          <table:table-cell office:value-type="float" office:value="2.10412">
            <text:p>2.10412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931748">
            <text:p>0.931748</text:p>
          </table:table-cell>
          <table:table-cell office:value-type="float" office:value="0.00000807804">
            <text:p>0.000008078</text:p>
          </table:table-cell>
          <table:table-cell office:value-type="float" office:value="2.10889">
            <text:p>2.10889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942934">
            <text:p>0.942934</text:p>
          </table:table-cell>
          <table:table-cell office:value-type="float" office:value="0.00000809666">
            <text:p>8.09666E-006</text:p>
          </table:table-cell>
          <table:table-cell office:value-type="float" office:value="2.11605">
            <text:p>2.11605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954119">
            <text:p>0.954119</text:p>
          </table:table-cell>
          <table:table-cell office:value-type="float" office:value="0.00000812473">
            <text:p>8.12473E-006</text:p>
          </table:table-cell>
          <table:table-cell office:value-type="float" office:value="2.12686">
            <text:p>2.1268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965304">
            <text:p>0.965304</text:p>
          </table:table-cell>
          <table:table-cell office:value-type="float" office:value="0.00000816722">
            <text:p>8.16722E-006</text:p>
          </table:table-cell>
          <table:table-cell office:value-type="float" office:value="2.14321">
            <text:p>2.14321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97649">
            <text:p>0.97649</text:p>
          </table:table-cell>
          <table:table-cell office:value-type="float" office:value="0.00000823196">
            <text:p>0.000008232</text:p>
          </table:table-cell>
          <table:table-cell office:value-type="float" office:value="2.16812">
            <text:p>2.16812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987675">
            <text:p>0.987675</text:p>
          </table:table-cell>
          <table:table-cell office:value-type="float" office:value="0.00000833158">
            <text:p>8.33158E-006</text:p>
          </table:table-cell>
          <table:table-cell office:value-type="float" office:value="2.20646">
            <text:p>2.2064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998861">
            <text:p>0.998861</text:p>
          </table:table-cell>
          <table:table-cell office:value-type="float" office:value="0.00000848721">
            <text:p>8.48721E-006</text:p>
          </table:table-cell>
          <table:table-cell office:value-type="float" office:value="2.26636">
            <text:p>2.26636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01005">
            <text:p>1.01005</text:p>
          </table:table-cell>
          <table:table-cell office:value-type="float" office:value="0.00000873625">
            <text:p>8.73625E-006</text:p>
          </table:table-cell>
          <table:table-cell office:value-type="float" office:value="2.3622">
            <text:p>2.3622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02123">
            <text:p>1.02123</text:p>
          </table:table-cell>
          <table:table-cell office:value-type="float" office:value="0.00000915037">
            <text:p>9.15037E-006</text:p>
          </table:table-cell>
          <table:table-cell office:value-type="float" office:value="2.52158">
            <text:p>2.52158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03242">
            <text:p>1.03242</text:p>
          </table:table-cell>
          <table:table-cell office:value-type="float" office:value="0.00000988518">
            <text:p>9.88518E-006</text:p>
          </table:table-cell>
          <table:table-cell office:value-type="float" office:value="2.80438">
            <text:p>2.80438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0436">
            <text:p>1.0436</text:p>
          </table:table-cell>
          <table:table-cell office:value-type="float" office:value="0.0000113526">
            <text:p>1.13526E-005</text:p>
          </table:table-cell>
          <table:table-cell office:value-type="float" office:value="3.36911">
            <text:p>3.36911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05479">
            <text:p>1.05479</text:p>
          </table:table-cell>
          <table:table-cell office:value-type="float" office:value="0.0000151218">
            <text:p>1.51218E-005</text:p>
          </table:table-cell>
          <table:table-cell office:value-type="float" office:value="4.81974">
            <text:p>4.81974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06597">
            <text:p>1.06597</text:p>
          </table:table-cell>
          <table:table-cell office:value-type="float" office:value="0.0000377305">
            <text:p>3.77305E-005</text:p>
          </table:table-cell>
          <table:table-cell office:value-type="float" office:value="13.5208">
            <text:p>13.5208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07716">
            <text:p>1.07716</text:p>
          </table:table-cell>
          <table:table-cell office:value-type="float" office:value="57.7353">
            <text:p>57.7353</text:p>
          </table:table-cell>
          <table:table-cell office:value-type="float" office:value="20662000">
            <text:p>20662000</text:p>
          </table:table-cell>
          <table:table-cell office:value-type="float" office:value="0.00153531">
            <text:p>0.00153531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08834">
            <text:p>1.08834</text:p>
          </table:table-cell>
          <table:table-cell office:value-type="float" office:value="99.9506">
            <text:p>99.9506</text:p>
          </table:table-cell>
          <table:table-cell office:value-type="float" office:value="29865500">
            <text:p>29865500</text:p>
          </table:table-cell>
          <table:table-cell office:value-type="float" office:value="0.00208705">
            <text:p>0.00208705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09953">
            <text:p>1.09953</text:p>
          </table:table-cell>
          <table:table-cell office:value-type="float" office:value="22.7011">
            <text:p>22.7011</text:p>
          </table:table-cell>
          <table:table-cell office:value-type="float" office:value="5247220">
            <text:p>5247220</text:p>
          </table:table-cell>
          <table:table-cell office:value-type="float" office:value="0.00308861">
            <text:p>0.00308861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11072">
            <text:p>1.11072</text:p>
          </table:table-cell>
          <table:table-cell office:value-type="float" office:value="0.000000906643">
            <text:p>9.06643E-007</text:p>
          </table:table-cell>
          <table:table-cell office:value-type="float" office:value="-0.651072">
            <text:p>-0.651072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1219">
            <text:p>1.1219</text:p>
          </table:table-cell>
          <table:table-cell office:value-type="float" office:value="0.00000157206">
            <text:p>1.57206E-006</text:p>
          </table:table-cell>
          <table:table-cell office:value-type="float" office:value="-0.394984">
            <text:p>-0.394984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13309">
            <text:p>1.13309</text:p>
          </table:table-cell>
          <table:table-cell office:value-type="float" office:value="0.00000195203">
            <text:p>0.000001952</text:p>
          </table:table-cell>
          <table:table-cell office:value-type="float" office:value="-0.248749">
            <text:p>-0.248749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.14427">
            <text:p>1.14427</text:p>
          </table:table-cell>
          <table:table-cell office:value-type="float" office:value="0.00000218227">
            <text:p>2.18227E-006</text:p>
          </table:table-cell>
          <table:table-cell office:value-type="float" office:value="-0.160137">
            <text:p>-0.160137</text:p>
          </table:table-cell>
          <table:table-cell office:value-type="float" office:value="0.00140312">
            <text:p>0.00140312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0237662">
            <text:p>0.0237662</text:p>
          </table:table-cell>
          <table:table-cell office:value-type="float" office:value="0.0359499">
            <text:p>0.0359499</text:p>
          </table:table-cell>
          <table:table-cell office:value-type="float" office:value="12973.6">
            <text:p>12973.6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0349909">
            <text:p>0.0349909</text:p>
          </table:table-cell>
          <table:table-cell office:value-type="float" office:value="0.0235558">
            <text:p>0.0235558</text:p>
          </table:table-cell>
          <table:table-cell office:value-type="float" office:value="8500.48">
            <text:p>8500.48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0462156">
            <text:p>0.0462156</text:p>
          </table:table-cell>
          <table:table-cell office:value-type="float" office:value="0.015436">
            <text:p>0.015436</text:p>
          </table:table-cell>
          <table:table-cell office:value-type="float" office:value="5569.97">
            <text:p>5569.9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0574403">
            <text:p>0.0574403</text:p>
          </table:table-cell>
          <table:table-cell office:value-type="float" office:value="0.0101164">
            <text:p>0.0101164</text:p>
          </table:table-cell>
          <table:table-cell office:value-type="float" office:value="3650.09">
            <text:p>3650.0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0686649">
            <text:p>0.0686649</text:p>
          </table:table-cell>
          <table:table-cell office:value-type="float" office:value="0.00663136">
            <text:p>0.00663136</text:p>
          </table:table-cell>
          <table:table-cell office:value-type="float" office:value="2392.31">
            <text:p>2392.3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0798896">
            <text:p>0.0798896</text:p>
          </table:table-cell>
          <table:table-cell office:value-type="float" office:value="0.00434819">
            <text:p>0.00434819</text:p>
          </table:table-cell>
          <table:table-cell office:value-type="float" office:value="1568.3">
            <text:p>1568.3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0911143">
            <text:p>0.0911143</text:p>
          </table:table-cell>
          <table:table-cell office:value-type="float" office:value="0.0028524">
            <text:p>0.0028524</text:p>
          </table:table-cell>
          <table:table-cell office:value-type="float" office:value="1028.45">
            <text:p>1028.45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102339">
            <text:p>0.102339</text:p>
          </table:table-cell>
          <table:table-cell office:value-type="float" office:value="0.00187246">
            <text:p>0.00187246</text:p>
          </table:table-cell>
          <table:table-cell office:value-type="float" office:value="674.784">
            <text:p>674.784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113564">
            <text:p>0.113564</text:p>
          </table:table-cell>
          <table:table-cell office:value-type="float" office:value="0.00123046">
            <text:p>0.00123046</text:p>
          </table:table-cell>
          <table:table-cell office:value-type="float" office:value="443.083">
            <text:p>443.083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124788">
            <text:p>0.124788</text:p>
          </table:table-cell>
          <table:table-cell office:value-type="float" office:value="0.000809867">
            <text:p>0.000809867</text:p>
          </table:table-cell>
          <table:table-cell office:value-type="float" office:value="291.287">
            <text:p>291.28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136013">
            <text:p>0.136013</text:p>
          </table:table-cell>
          <table:table-cell office:value-type="float" office:value="0.000534321">
            <text:p>0.000534321</text:p>
          </table:table-cell>
          <table:table-cell office:value-type="float" office:value="191.841">
            <text:p>191.84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147238">
            <text:p>0.147238</text:p>
          </table:table-cell>
          <table:table-cell office:value-type="float" office:value="0.000353801">
            <text:p>0.000353801</text:p>
          </table:table-cell>
          <table:table-cell office:value-type="float" office:value="126.69">
            <text:p>126.6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158462">
            <text:p>0.158462</text:p>
          </table:table-cell>
          <table:table-cell office:value-type="float" office:value="0.000235537">
            <text:p>0.000235537</text:p>
          </table:table-cell>
          <table:table-cell office:value-type="float" office:value="84.0071">
            <text:p>84.007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169687">
            <text:p>0.169687</text:p>
          </table:table-cell>
          <table:table-cell office:value-type="float" office:value="0.000158057">
            <text:p>0.000158057</text:p>
          </table:table-cell>
          <table:table-cell office:value-type="float" office:value="56.0441">
            <text:p>56.044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180912">
            <text:p>0.180912</text:p>
          </table:table-cell>
          <table:table-cell office:value-type="float" office:value="0.000107298">
            <text:p>0.000107298</text:p>
          </table:table-cell>
          <table:table-cell office:value-type="float" office:value="37.7246">
            <text:p>37.7246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192136">
            <text:p>0.192136</text:p>
          </table:table-cell>
          <table:table-cell office:value-type="float" office:value="0.0000740434">
            <text:p>7.40434E-005</text:p>
          </table:table-cell>
          <table:table-cell office:value-type="float" office:value="25.7229">
            <text:p>25.722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203361">
            <text:p>0.203361</text:p>
          </table:table-cell>
          <table:table-cell office:value-type="float" office:value="0.0000522574">
            <text:p>5.22574E-005</text:p>
          </table:table-cell>
          <table:table-cell office:value-type="float" office:value="17.8601">
            <text:p>17.860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214586">
            <text:p>0.214586</text:p>
          </table:table-cell>
          <table:table-cell office:value-type="float" office:value="0.0000379846">
            <text:p>3.79846E-005</text:p>
          </table:table-cell>
          <table:table-cell office:value-type="float" office:value="12.7089">
            <text:p>12.708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22581">
            <text:p>0.22581</text:p>
          </table:table-cell>
          <table:table-cell office:value-type="float" office:value="0.0000286339">
            <text:p>2.86339E-005</text:p>
          </table:table-cell>
          <table:table-cell office:value-type="float" office:value="9.33421">
            <text:p>9.3342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237035">
            <text:p>0.237035</text:p>
          </table:table-cell>
          <table:table-cell office:value-type="float" office:value="0.000022508">
            <text:p>0.000022508</text:p>
          </table:table-cell>
          <table:table-cell office:value-type="float" office:value="7.12332">
            <text:p>7.1233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24826">
            <text:p>0.24826</text:p>
          </table:table-cell>
          <table:table-cell office:value-type="float" office:value="0.0000184947">
            <text:p>1.84947E-005</text:p>
          </table:table-cell>
          <table:table-cell office:value-type="float" office:value="5.67488">
            <text:p>5.67488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259484">
            <text:p>0.259484</text:p>
          </table:table-cell>
          <table:table-cell office:value-type="float" office:value="0.0000158654">
            <text:p>1.58654E-005</text:p>
          </table:table-cell>
          <table:table-cell office:value-type="float" office:value="4.72596">
            <text:p>4.72596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270709">
            <text:p>0.270709</text:p>
          </table:table-cell>
          <table:table-cell office:value-type="float" office:value="0.0000141429">
            <text:p>1.41429E-005</text:p>
          </table:table-cell>
          <table:table-cell office:value-type="float" office:value="4.10429">
            <text:p>4.1042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281934">
            <text:p>0.281934</text:p>
          </table:table-cell>
          <table:table-cell office:value-type="float" office:value="0.0000130144">
            <text:p>1.30144E-005</text:p>
          </table:table-cell>
          <table:table-cell office:value-type="float" office:value="3.69701">
            <text:p>3.6970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293158">
            <text:p>0.293158</text:p>
          </table:table-cell>
          <table:table-cell office:value-type="float" office:value="0.0000122751">
            <text:p>1.22751E-005</text:p>
          </table:table-cell>
          <table:table-cell office:value-type="float" office:value="3.43019">
            <text:p>3.4301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304383">
            <text:p>0.304383</text:p>
          </table:table-cell>
          <table:table-cell office:value-type="float" office:value="0.0000117908">
            <text:p>1.17908E-005</text:p>
          </table:table-cell>
          <table:table-cell office:value-type="float" office:value="3.25539">
            <text:p>3.2553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315608">
            <text:p>0.315608</text:p>
          </table:table-cell>
          <table:table-cell office:value-type="float" office:value="0.0000114735">
            <text:p>1.14735E-005</text:p>
          </table:table-cell>
          <table:table-cell office:value-type="float" office:value="3.14087">
            <text:p>3.1408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326832">
            <text:p>0.326832</text:p>
          </table:table-cell>
          <table:table-cell office:value-type="float" office:value="0.0000112656">
            <text:p>1.12656E-005</text:p>
          </table:table-cell>
          <table:table-cell office:value-type="float" office:value="3.06584">
            <text:p>3.06584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338057">
            <text:p>0.338057</text:p>
          </table:table-cell>
          <table:table-cell office:value-type="float" office:value="0.0000111294">
            <text:p>1.11294E-005</text:p>
          </table:table-cell>
          <table:table-cell office:value-type="float" office:value="3.01669">
            <text:p>3.0166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349282">
            <text:p>0.349282</text:p>
          </table:table-cell>
          <table:table-cell office:value-type="float" office:value="0.0000110402">
            <text:p>1.10402E-005</text:p>
          </table:table-cell>
          <table:table-cell office:value-type="float" office:value="2.98449">
            <text:p>2.9844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360506">
            <text:p>0.360506</text:p>
          </table:table-cell>
          <table:table-cell office:value-type="float" office:value="0.0000109817">
            <text:p>1.09817E-005</text:p>
          </table:table-cell>
          <table:table-cell office:value-type="float" office:value="2.96339">
            <text:p>2.9633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371731">
            <text:p>0.371731</text:p>
          </table:table-cell>
          <table:table-cell office:value-type="float" office:value="0.0000109434">
            <text:p>1.09434E-005</text:p>
          </table:table-cell>
          <table:table-cell office:value-type="float" office:value="2.94957">
            <text:p>2.9495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382956">
            <text:p>0.382956</text:p>
          </table:table-cell>
          <table:table-cell office:value-type="float" office:value="0.0000109183">
            <text:p>1.09183E-005</text:p>
          </table:table-cell>
          <table:table-cell office:value-type="float" office:value="2.94051">
            <text:p>2.9405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394181">
            <text:p>0.394181</text:p>
          </table:table-cell>
          <table:table-cell office:value-type="float" office:value="0.0000109019">
            <text:p>1.09019E-005</text:p>
          </table:table-cell>
          <table:table-cell office:value-type="float" office:value="2.93458">
            <text:p>2.93458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405405">
            <text:p>0.405405</text:p>
          </table:table-cell>
          <table:table-cell office:value-type="float" office:value="0.0000108911">
            <text:p>1.08911E-005</text:p>
          </table:table-cell>
          <table:table-cell office:value-type="float" office:value="2.9307">
            <text:p>2.930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41663">
            <text:p>0.41663</text:p>
          </table:table-cell>
          <table:table-cell office:value-type="float" office:value="0.0000108841">
            <text:p>1.08841E-005</text:p>
          </table:table-cell>
          <table:table-cell office:value-type="float" office:value="2.92815">
            <text:p>2.92815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427855">
            <text:p>0.427855</text:p>
          </table:table-cell>
          <table:table-cell office:value-type="float" office:value="0.0000108795">
            <text:p>1.08795E-005</text:p>
          </table:table-cell>
          <table:table-cell office:value-type="float" office:value="2.92648">
            <text:p>2.92648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439079">
            <text:p>0.439079</text:p>
          </table:table-cell>
          <table:table-cell office:value-type="float" office:value="0.0000108764">
            <text:p>1.08764E-005</text:p>
          </table:table-cell>
          <table:table-cell office:value-type="float" office:value="2.92539">
            <text:p>2.9253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450304">
            <text:p>0.450304</text:p>
          </table:table-cell>
          <table:table-cell office:value-type="float" office:value="0.0000108744">
            <text:p>1.08744E-005</text:p>
          </table:table-cell>
          <table:table-cell office:value-type="float" office:value="2.92467">
            <text:p>2.9246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461529">
            <text:p>0.461529</text:p>
          </table:table-cell>
          <table:table-cell office:value-type="float" office:value="0.0000108731">
            <text:p>1.08731E-005</text:p>
          </table:table-cell>
          <table:table-cell office:value-type="float" office:value="2.9242">
            <text:p>2.924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472753">
            <text:p>0.472753</text:p>
          </table:table-cell>
          <table:table-cell office:value-type="float" office:value="0.0000108723">
            <text:p>1.08723E-005</text:p>
          </table:table-cell>
          <table:table-cell office:value-type="float" office:value="2.9239">
            <text:p>2.923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483978">
            <text:p>0.483978</text:p>
          </table:table-cell>
          <table:table-cell office:value-type="float" office:value="0.0000108717">
            <text:p>1.08717E-005</text:p>
          </table:table-cell>
          <table:table-cell office:value-type="float" office:value="2.9237">
            <text:p>2.923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495203">
            <text:p>0.495203</text:p>
          </table:table-cell>
          <table:table-cell office:value-type="float" office:value="0.0000108714">
            <text:p>1.08714E-005</text:p>
          </table:table-cell>
          <table:table-cell office:value-type="float" office:value="2.92356">
            <text:p>2.92356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506427">
            <text:p>0.506427</text:p>
          </table:table-cell>
          <table:table-cell office:value-type="float" office:value="0.0000108711">
            <text:p>1.08711E-005</text:p>
          </table:table-cell>
          <table:table-cell office:value-type="float" office:value="2.92348">
            <text:p>2.92348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517652">
            <text:p>0.517652</text:p>
          </table:table-cell>
          <table:table-cell office:value-type="float" office:value="0.000010871">
            <text:p>0.000010871</text:p>
          </table:table-cell>
          <table:table-cell office:value-type="float" office:value="2.92342">
            <text:p>2.9234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528877">
            <text:p>0.528877</text:p>
          </table:table-cell>
          <table:table-cell office:value-type="float" office:value="0.0000108709">
            <text:p>1.08709E-005</text:p>
          </table:table-cell>
          <table:table-cell office:value-type="float" office:value="2.92338">
            <text:p>2.92338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540101">
            <text:p>0.540101</text:p>
          </table:table-cell>
          <table:table-cell office:value-type="float" office:value="0.0000108708">
            <text:p>1.08708E-005</text:p>
          </table:table-cell>
          <table:table-cell office:value-type="float" office:value="2.92336">
            <text:p>2.92336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551326">
            <text:p>0.551326</text:p>
          </table:table-cell>
          <table:table-cell office:value-type="float" office:value="0.0000108708">
            <text:p>1.08708E-005</text:p>
          </table:table-cell>
          <table:table-cell office:value-type="float" office:value="2.92334">
            <text:p>2.92334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562551">
            <text:p>0.562551</text:p>
          </table:table-cell>
          <table:table-cell office:value-type="float" office:value="0.0000108707">
            <text:p>1.08707E-005</text:p>
          </table:table-cell>
          <table:table-cell office:value-type="float" office:value="2.92333">
            <text:p>2.92333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573775">
            <text:p>0.573775</text:p>
          </table:table-cell>
          <table:table-cell office:value-type="float" office:value="0.0000108707">
            <text:p>1.08707E-005</text:p>
          </table:table-cell>
          <table:table-cell office:value-type="float" office:value="2.92333">
            <text:p>2.92333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585">
            <text:p>0.585</text:p>
          </table:table-cell>
          <table:table-cell office:value-type="float" office:value="0.0000108707">
            <text:p>1.08707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596225">
            <text:p>0.596225</text:p>
          </table:table-cell>
          <table:table-cell office:value-type="float" office:value="0.0000108707">
            <text:p>1.08707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607449">
            <text:p>0.607449</text:p>
          </table:table-cell>
          <table:table-cell office:value-type="float" office:value="0.0000108707">
            <text:p>1.08707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618674">
            <text:p>0.618674</text:p>
          </table:table-cell>
          <table:table-cell office:value-type="float" office:value="0.0000108707">
            <text:p>1.08707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629899">
            <text:p>0.629899</text:p>
          </table:table-cell>
          <table:table-cell office:value-type="float" office:value="0.0000108707">
            <text:p>1.08707E-005</text:p>
          </table:table-cell>
          <table:table-cell office:value-type="float" office:value="2.92331">
            <text:p>2.9233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641123">
            <text:p>0.641123</text:p>
          </table:table-cell>
          <table:table-cell office:value-type="float" office:value="0.0000108707">
            <text:p>1.08707E-005</text:p>
          </table:table-cell>
          <table:table-cell office:value-type="float" office:value="2.92331">
            <text:p>2.9233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652348">
            <text:p>0.652348</text:p>
          </table:table-cell>
          <table:table-cell office:value-type="float" office:value="0.0000108707">
            <text:p>1.08707E-005</text:p>
          </table:table-cell>
          <table:table-cell office:value-type="float" office:value="2.92331">
            <text:p>2.9233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663573">
            <text:p>0.663573</text:p>
          </table:table-cell>
          <table:table-cell office:value-type="float" office:value="0.0000108707">
            <text:p>1.08707E-005</text:p>
          </table:table-cell>
          <table:table-cell office:value-type="float" office:value="2.92331">
            <text:p>2.9233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674797">
            <text:p>0.674797</text:p>
          </table:table-cell>
          <table:table-cell office:value-type="float" office:value="0.0000108707">
            <text:p>1.08707E-005</text:p>
          </table:table-cell>
          <table:table-cell office:value-type="float" office:value="2.92331">
            <text:p>2.9233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686022">
            <text:p>0.686022</text:p>
          </table:table-cell>
          <table:table-cell office:value-type="float" office:value="0.0000108707">
            <text:p>1.08707E-005</text:p>
          </table:table-cell>
          <table:table-cell office:value-type="float" office:value="2.92331">
            <text:p>2.9233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697247">
            <text:p>0.697247</text:p>
          </table:table-cell>
          <table:table-cell office:value-type="float" office:value="0.0000108707">
            <text:p>1.08707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708471">
            <text:p>0.708471</text:p>
          </table:table-cell>
          <table:table-cell office:value-type="float" office:value="0.0000108707">
            <text:p>1.08707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719696">
            <text:p>0.719696</text:p>
          </table:table-cell>
          <table:table-cell office:value-type="float" office:value="0.0000108707">
            <text:p>1.08707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730921">
            <text:p>0.730921</text:p>
          </table:table-cell>
          <table:table-cell office:value-type="float" office:value="0.0000108707">
            <text:p>1.08707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742145">
            <text:p>0.742145</text:p>
          </table:table-cell>
          <table:table-cell office:value-type="float" office:value="0.0000108707">
            <text:p>1.08707E-005</text:p>
          </table:table-cell>
          <table:table-cell office:value-type="float" office:value="2.92333">
            <text:p>2.92333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75337">
            <text:p>0.75337</text:p>
          </table:table-cell>
          <table:table-cell office:value-type="float" office:value="0.0000108707">
            <text:p>1.08707E-005</text:p>
          </table:table-cell>
          <table:table-cell office:value-type="float" office:value="2.92333">
            <text:p>2.92333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764595">
            <text:p>0.764595</text:p>
          </table:table-cell>
          <table:table-cell office:value-type="float" office:value="0.0000108707">
            <text:p>1.08707E-005</text:p>
          </table:table-cell>
          <table:table-cell office:value-type="float" office:value="2.92334">
            <text:p>2.92334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775819">
            <text:p>0.775819</text:p>
          </table:table-cell>
          <table:table-cell office:value-type="float" office:value="0.0000108708">
            <text:p>1.08708E-005</text:p>
          </table:table-cell>
          <table:table-cell office:value-type="float" office:value="2.92336">
            <text:p>2.92336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787044">
            <text:p>0.787044</text:p>
          </table:table-cell>
          <table:table-cell office:value-type="float" office:value="0.0000108709">
            <text:p>1.08709E-005</text:p>
          </table:table-cell>
          <table:table-cell office:value-type="float" office:value="2.92338">
            <text:p>2.92338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798269">
            <text:p>0.798269</text:p>
          </table:table-cell>
          <table:table-cell office:value-type="float" office:value="0.0000108709">
            <text:p>1.08709E-005</text:p>
          </table:table-cell>
          <table:table-cell office:value-type="float" office:value="2.92341">
            <text:p>2.9234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809494">
            <text:p>0.809494</text:p>
          </table:table-cell>
          <table:table-cell office:value-type="float" office:value="0.0000108711">
            <text:p>1.08711E-005</text:p>
          </table:table-cell>
          <table:table-cell office:value-type="float" office:value="2.92346">
            <text:p>2.92346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820718">
            <text:p>0.820718</text:p>
          </table:table-cell>
          <table:table-cell office:value-type="float" office:value="0.0000108713">
            <text:p>1.08713E-005</text:p>
          </table:table-cell>
          <table:table-cell office:value-type="float" office:value="2.92354">
            <text:p>2.92354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831943">
            <text:p>0.831943</text:p>
          </table:table-cell>
          <table:table-cell office:value-type="float" office:value="0.0000108716">
            <text:p>1.08716E-005</text:p>
          </table:table-cell>
          <table:table-cell office:value-type="float" office:value="2.92366">
            <text:p>2.92366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843168">
            <text:p>0.843168</text:p>
          </table:table-cell>
          <table:table-cell office:value-type="float" office:value="0.0000108721">
            <text:p>1.08721E-005</text:p>
          </table:table-cell>
          <table:table-cell office:value-type="float" office:value="2.92385">
            <text:p>2.92385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854392">
            <text:p>0.854392</text:p>
          </table:table-cell>
          <table:table-cell office:value-type="float" office:value="0.0000108729">
            <text:p>1.08729E-005</text:p>
          </table:table-cell>
          <table:table-cell office:value-type="float" office:value="2.92413">
            <text:p>2.92413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865617">
            <text:p>0.865617</text:p>
          </table:table-cell>
          <table:table-cell office:value-type="float" office:value="0.0000108741">
            <text:p>1.08741E-005</text:p>
          </table:table-cell>
          <table:table-cell office:value-type="float" office:value="2.92455">
            <text:p>2.92455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876842">
            <text:p>0.876842</text:p>
          </table:table-cell>
          <table:table-cell office:value-type="float" office:value="0.0000108759">
            <text:p>1.08759E-005</text:p>
          </table:table-cell>
          <table:table-cell office:value-type="float" office:value="2.92521">
            <text:p>2.9252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888066">
            <text:p>0.888066</text:p>
          </table:table-cell>
          <table:table-cell office:value-type="float" office:value="0.0000108787">
            <text:p>1.08787E-005</text:p>
          </table:table-cell>
          <table:table-cell office:value-type="float" office:value="2.9262">
            <text:p>2.926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899291">
            <text:p>0.899291</text:p>
          </table:table-cell>
          <table:table-cell office:value-type="float" office:value="0.0000108829">
            <text:p>1.08829E-005</text:p>
          </table:table-cell>
          <table:table-cell office:value-type="float" office:value="2.92773">
            <text:p>2.92773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910516">
            <text:p>0.910516</text:p>
          </table:table-cell>
          <table:table-cell office:value-type="float" office:value="0.0000108894">
            <text:p>1.08894E-005</text:p>
          </table:table-cell>
          <table:table-cell office:value-type="float" office:value="2.93006">
            <text:p>2.93006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92174">
            <text:p>0.92174</text:p>
          </table:table-cell>
          <table:table-cell office:value-type="float" office:value="0.0000108992">
            <text:p>1.08992E-005</text:p>
          </table:table-cell>
          <table:table-cell office:value-type="float" office:value="2.93362">
            <text:p>2.9336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932965">
            <text:p>0.932965</text:p>
          </table:table-cell>
          <table:table-cell office:value-type="float" office:value="0.0000109144">
            <text:p>1.09144E-005</text:p>
          </table:table-cell>
          <table:table-cell office:value-type="float" office:value="2.93908">
            <text:p>2.93908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94419">
            <text:p>0.94419</text:p>
          </table:table-cell>
          <table:table-cell office:value-type="float" office:value="0.0000109375">
            <text:p>1.09375E-005</text:p>
          </table:table-cell>
          <table:table-cell office:value-type="float" office:value="2.94745">
            <text:p>2.94745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955414">
            <text:p>0.955414</text:p>
          </table:table-cell>
          <table:table-cell office:value-type="float" office:value="0.0000109732">
            <text:p>1.09732E-005</text:p>
          </table:table-cell>
          <table:table-cell office:value-type="float" office:value="2.96031">
            <text:p>2.9603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966639">
            <text:p>0.966639</text:p>
          </table:table-cell>
          <table:table-cell office:value-type="float" office:value="0.0000110282">
            <text:p>1.10282E-005</text:p>
          </table:table-cell>
          <table:table-cell office:value-type="float" office:value="2.98017">
            <text:p>2.9801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977864">
            <text:p>0.977864</text:p>
          </table:table-cell>
          <table:table-cell office:value-type="float" office:value="0.0000111136">
            <text:p>1.11136E-005</text:p>
          </table:table-cell>
          <table:table-cell office:value-type="float" office:value="3.011">
            <text:p>3.01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989088">
            <text:p>0.989088</text:p>
          </table:table-cell>
          <table:table-cell office:value-type="float" office:value="0.0000112475">
            <text:p>1.12475E-005</text:p>
          </table:table-cell>
          <table:table-cell office:value-type="float" office:value="3.0593">
            <text:p>3.0593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0031">
            <text:p>1.00031</text:p>
          </table:table-cell>
          <table:table-cell office:value-type="float" office:value="0.0000114603">
            <text:p>1.14603E-005</text:p>
          </table:table-cell>
          <table:table-cell office:value-type="float" office:value="3.1361">
            <text:p>3.1361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1154">
            <text:p>1.01154</text:p>
          </table:table-cell>
          <table:table-cell office:value-type="float" office:value="0.0000118065">
            <text:p>1.18065E-005</text:p>
          </table:table-cell>
          <table:table-cell office:value-type="float" office:value="3.26105">
            <text:p>3.26105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2276">
            <text:p>1.02276</text:p>
          </table:table-cell>
          <table:table-cell office:value-type="float" office:value="0.0000123916">
            <text:p>1.23916E-005</text:p>
          </table:table-cell>
          <table:table-cell office:value-type="float" office:value="3.47222">
            <text:p>3.47222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3399">
            <text:p>1.03399</text:p>
          </table:table-cell>
          <table:table-cell office:value-type="float" office:value="0.0000134468">
            <text:p>1.34468E-005</text:p>
          </table:table-cell>
          <table:table-cell office:value-type="float" office:value="3.85307">
            <text:p>3.8530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4521">
            <text:p>1.04521</text:p>
          </table:table-cell>
          <table:table-cell office:value-type="float" office:value="0.0000155937">
            <text:p>1.55937E-005</text:p>
          </table:table-cell>
          <table:table-cell office:value-type="float" office:value="4.62788">
            <text:p>4.62788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5644">
            <text:p>1.05644</text:p>
          </table:table-cell>
          <table:table-cell office:value-type="float" office:value="0.0000212726">
            <text:p>2.12726E-005</text:p>
          </table:table-cell>
          <table:table-cell office:value-type="float" office:value="6.67747">
            <text:p>6.6774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6766">
            <text:p>1.06766</text:p>
          </table:table-cell>
          <table:table-cell office:value-type="float" office:value="0.0000598776">
            <text:p>5.98776E-005</text:p>
          </table:table-cell>
          <table:table-cell office:value-type="float" office:value="20.6103">
            <text:p>20.6103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7889">
            <text:p>1.07889</text:p>
          </table:table-cell>
          <table:table-cell office:value-type="float" office:value="123.28">
            <text:p>123.28</text:p>
          </table:table-cell>
          <table:table-cell office:value-type="float" office:value="41457400">
            <text:p>41457400</text:p>
          </table:table-cell>
          <table:table-cell office:value-type="float" office:value="0.00152558">
            <text:p>0.00152558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9011">
            <text:p>1.09011</text:p>
          </table:table-cell>
          <table:table-cell office:value-type="float" office:value="91.9508">
            <text:p>91.9508</text:p>
          </table:table-cell>
          <table:table-cell office:value-type="float" office:value="26087500">
            <text:p>26087500</text:p>
          </table:table-cell>
          <table:table-cell office:value-type="float" office:value="0.00208169">
            <text:p>0.00208169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10134">
            <text:p>1.10134</text:p>
          </table:table-cell>
          <table:table-cell office:value-type="float" office:value="52.1589">
            <text:p>52.1589</text:p>
          </table:table-cell>
          <table:table-cell office:value-type="float" office:value="11464700">
            <text:p>11464700</text:p>
          </table:table-cell>
          <table:table-cell office:value-type="float" office:value="0.00307379">
            <text:p>0.00307379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11256">
            <text:p>1.11256</text:p>
          </table:table-cell>
          <table:table-cell office:value-type="float" office:value="0.000000556798">
            <text:p>5.56798E-007</text:p>
          </table:table-cell>
          <table:table-cell office:value-type="float" office:value="-0.799047">
            <text:p>-0.79904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12378">
            <text:p>1.12378</text:p>
          </table:table-cell>
          <table:table-cell office:value-type="float" office:value="0.00000144527">
            <text:p>1.44527E-006</text:p>
          </table:table-cell>
          <table:table-cell office:value-type="float" office:value="-0.478389">
            <text:p>-0.478389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13501">
            <text:p>1.13501</text:p>
          </table:table-cell>
          <table:table-cell office:value-type="float" office:value="0.00000194879">
            <text:p>1.94879E-006</text:p>
          </table:table-cell>
          <table:table-cell office:value-type="float" office:value="-0.296667">
            <text:p>-0.296667</text:p>
          </table:table-cell>
          <table:table-cell office:value-type="float" office:value="0.00137733">
            <text:p>0.0013773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14623">
            <text:p>1.14623</text:p>
          </table:table-cell>
          <table:table-cell office:value-type="float" office:value="0.00000225048">
            <text:p>2.25048E-006</text:p>
          </table:table-cell>
          <table:table-cell office:value-type="float" office:value="-0.187785">
            <text:p>-0.187785</text:p>
          </table:table-cell>
          <table:table-cell office:value-type="float" office:value="0.00137733">
            <text:p>0.00137733</text:p>
          </table:table-cell>
        </table:table-row>
        <table:table-row table:style-name="ro2" table:number-rows-repeated="104705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0000-00-00T11:01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1:07:49</dc:date>
    <meta:generator>LibreOffice/4.0.4.2$MacOSX_x86 LibreOffice_project/9e9821abd0ffdbc09cd8c52eaa574fa09eb08f2</meta:generator>
    <meta:editing-duration>PT8M10S</meta:editing-duration>
    <meta:editing-cycles>8</meta:editing-cycles>
    <meta:document-statistic meta:table-count="1" meta:cell-count="75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0.000025" chart:interval-major="0.000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6.037cm" svg:y="0.315cm" chart:style-name="ch2">
          <text:p>N_t*sigma_n vs Et</text:p>
        </chart:title>
        <chart:legend chart:legend-position="end" svg:x="13.103cm" svg:y="0.855cm" style:legend-expansion="high" chart:style-name="ch3"/>
        <chart:plot-area chart:style-name="ch4" table:cell-range-address="Sheet1.B2:Sheet1.C102 Sheet1.C103:Sheet1.C1516" svg:x="1.318cm" svg:y="1.644cm" svg:width="11.145cm" svg:height="6.218cm">
          <chartooo:coordinate-region svg:x="3.04cm" svg:y="1.834cm" svg:width="9.176cm" svg:height="5.399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5.724cm" chart:style-name="ch8">
              <text:p>N_t*sigma_n</text:p>
            </chart:title>
            <chart:grid chart:style-name="ch9" chart:class="major"/>
          </chart:axis>
          <chart:series chart:style-name="ch10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C709:Sheet1.C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C810:Sheet1.C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C911:Sheet1.C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C1012:Sheet1.C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C1113:Sheet1.C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C1214:Sheet1.C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C1315:Sheet1.C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C1416:Sheet1.C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0.0120539">
                <text:p>0.0120539</text:p>
                <draw:g>
                  <svg:desc>Sheet1.C2:Sheet1.C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0.0119869">
                <text:p>0.0119869</text:p>
                <draw:g>
                  <svg:desc>Sheet1.C103:Sheet1.C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0.0123924">
                <text:p>0.0123924</text:p>
                <draw:g>
                  <svg:desc>Sheet1.C204:Sheet1.C304</svg:desc>
                </draw:g>
              </table:table-cell>
              <table:table-cell office:value-type="float" office:value="0.0414791">
                <text:p>0.0414791</text:p>
                <draw:g>
                  <svg:desc>Sheet1.B305:Sheet1.B405</svg:desc>
                </draw:g>
              </table:table-cell>
              <table:table-cell office:value-type="float" office:value="0.012929">
                <text:p>0.012929</text:p>
                <draw:g>
                  <svg:desc>Sheet1.C305:Sheet1.C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0.0140094">
                <text:p>0.0140094</text:p>
                <draw:g>
                  <svg:desc>Sheet1.C406:Sheet1.C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0.0147107">
                <text:p>0.0147107</text:p>
                <draw:g>
                  <svg:desc>Sheet1.C507:Sheet1.C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0.0156328">
                <text:p>0.0156328</text:p>
                <draw:g>
                  <svg:desc>Sheet1.C608:Sheet1.C708</svg:desc>
                </draw:g>
              </table:table-cell>
              <table:table-cell office:value-type="float" office:value="0.0347692">
                <text:p>0.0347692</text:p>
                <draw:g>
                  <svg:desc>Sheet1.B709:Sheet1.B809</svg:desc>
                </draw:g>
              </table:table-cell>
              <table:table-cell office:value-type="float" office:value="0.0166492">
                <text:p>0.0166492</text:p>
                <draw:g>
                  <svg:desc>Sheet1.C709:Sheet1.C809</svg:desc>
                </draw:g>
              </table:table-cell>
              <table:table-cell office:value-type="float" office:value="0.0333255">
                <text:p>0.0333255</text:p>
                <draw:g>
                  <svg:desc>Sheet1.B810:Sheet1.B910</svg:desc>
                </draw:g>
              </table:table-cell>
              <table:table-cell office:value-type="float" office:value="0.0177696">
                <text:p>0.0177696</text:p>
                <draw:g>
                  <svg:desc>Sheet1.C810:Sheet1.C910</svg:desc>
                </draw:g>
              </table:table-cell>
              <table:table-cell office:value-type="float" office:value="0.0319002">
                <text:p>0.0319002</text:p>
                <draw:g>
                  <svg:desc>Sheet1.B911:Sheet1.B1011</svg:desc>
                </draw:g>
              </table:table-cell>
              <table:table-cell office:value-type="float" office:value="0.0192214">
                <text:p>0.0192214</text:p>
                <draw:g>
                  <svg:desc>Sheet1.C911:Sheet1.C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0.0217726">
                <text:p>0.0217726</text:p>
                <draw:g>
                  <svg:desc>Sheet1.C1012:Sheet1.C1112</svg:desc>
                </draw:g>
              </table:table-cell>
              <table:table-cell office:value-type="float" office:value="0.0284208">
                <text:p>0.0284208</text:p>
                <draw:g>
                  <svg:desc>Sheet1.B1113:Sheet1.B1213</svg:desc>
                </draw:g>
              </table:table-cell>
              <table:table-cell office:value-type="float" office:value="0.0234677">
                <text:p>0.0234677</text:p>
                <draw:g>
                  <svg:desc>Sheet1.C1113:Sheet1.C1213</svg:desc>
                </draw:g>
              </table:table-cell>
              <table:table-cell office:value-type="float" office:value="0.0270642">
                <text:p>0.0270642</text:p>
                <draw:g>
                  <svg:desc>Sheet1.B1214:Sheet1.B1314</svg:desc>
                </draw:g>
              </table:table-cell>
              <table:table-cell office:value-type="float" office:value="0.0262336">
                <text:p>0.0262336</text:p>
                <draw:g>
                  <svg:desc>Sheet1.C1214:Sheet1.C1314</svg:desc>
                </draw:g>
              </table:table-cell>
              <table:table-cell office:value-type="float" office:value="0.0257287">
                <text:p>0.0257287</text:p>
                <draw:g>
                  <svg:desc>Sheet1.B1315:Sheet1.B1415</svg:desc>
                </draw:g>
              </table:table-cell>
              <table:table-cell office:value-type="float" office:value="0.0290337">
                <text:p>0.0290337</text:p>
                <draw:g>
                  <svg:desc>Sheet1.C1315:Sheet1.C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0.0359499">
                <text:p>0.0359499</text:p>
                <draw:g>
                  <svg:desc>Sheet1.C1416:Sheet1.C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0.00920096">
                <text:p>0.00920096</text:p>
              </table:table-cell>
              <table:table-cell office:value-type="float" office:value="0.0553743">
                <text:p>0.0553743</text:p>
              </table:table-cell>
              <table:table-cell office:value-type="float" office:value="0.00908816">
                <text:p>0.00908816</text:p>
              </table:table-cell>
              <table:table-cell office:value-type="float" office:value="0.0538544">
                <text:p>0.0538544</text:p>
              </table:table-cell>
              <table:table-cell office:value-type="float" office:value="0.00932955">
                <text:p>0.00932955</text:p>
              </table:table-cell>
              <table:table-cell office:value-type="float" office:value="0.0523495">
                <text:p>0.0523495</text:p>
              </table:table-cell>
              <table:table-cell office:value-type="float" office:value="0.00966199">
                <text:p>0.00966199</text:p>
              </table:table-cell>
              <table:table-cell office:value-type="float" office:value="0.050121">
                <text:p>0.050121</text:p>
              </table:table-cell>
              <table:table-cell office:value-type="float" office:value="0.0103475">
                <text:p>0.0103475</text:p>
              </table:table-cell>
              <table:table-cell office:value-type="float" office:value="0.0486553">
                <text:p>0.0486553</text:p>
              </table:table-cell>
              <table:table-cell office:value-type="float" office:value="0.0107759">
                <text:p>0.0107759</text:p>
              </table:table-cell>
              <table:table-cell office:value-type="float" office:value="0.0472061">
                <text:p>0.0472061</text:p>
              </table:table-cell>
              <table:table-cell office:value-type="float" office:value="0.0113524">
                <text:p>0.0113524</text:p>
              </table:table-cell>
              <table:table-cell office:value-type="float" office:value="0.0457738">
                <text:p>0.0457738</text:p>
              </table:table-cell>
              <table:table-cell office:value-type="float" office:value="0.0119808">
                <text:p>0.0119808</text:p>
              </table:table-cell>
              <table:table-cell office:value-type="float" office:value="0.044359">
                <text:p>0.044359</text:p>
              </table:table-cell>
              <table:table-cell office:value-type="float" office:value="0.0126651">
                <text:p>0.0126651</text:p>
              </table:table-cell>
              <table:table-cell office:value-type="float" office:value="0.0429622">
                <text:p>0.0429622</text:p>
              </table:table-cell>
              <table:table-cell office:value-type="float" office:value="0.0135622">
                <text:p>0.0135622</text:p>
              </table:table-cell>
              <table:table-cell office:value-type="float" office:value="0.0409018">
                <text:p>0.0409018</text:p>
              </table:table-cell>
              <table:table-cell office:value-type="float" office:value="0.0151155">
                <text:p>0.0151155</text:p>
              </table:table-cell>
              <table:table-cell office:value-type="float" office:value="0.0395524">
                <text:p>0.0395524</text:p>
              </table:table-cell>
              <table:table-cell office:value-type="float" office:value="0.016105">
                <text:p>0.016105</text:p>
              </table:table-cell>
              <table:table-cell office:value-type="float" office:value="0.038223">
                <text:p>0.038223</text:p>
              </table:table-cell>
              <table:table-cell office:value-type="float" office:value="0.017784">
                <text:p>0.017784</text:p>
              </table:table-cell>
              <table:table-cell office:value-type="float" office:value="0.0369141">
                <text:p>0.0369141</text:p>
              </table:table-cell>
              <table:table-cell office:value-type="float" office:value="0.0194283">
                <text:p>0.0194283</text:p>
              </table:table-cell>
              <table:table-cell office:value-type="float" office:value="0.0349909">
                <text:p>0.0349909</text:p>
              </table:table-cell>
              <table:table-cell office:value-type="float" office:value="0.0235558">
                <text:p>0.0235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0.00702338">
                <text:p>0.00702338</text:p>
              </table:table-cell>
              <table:table-cell office:value-type="float" office:value="0.066183">
                <text:p>0.066183</text:p>
              </table:table-cell>
              <table:table-cell office:value-type="float" office:value="0.00689053">
                <text:p>0.00689053</text:p>
              </table:table-cell>
              <table:table-cell office:value-type="float" office:value="0.0646941">
                <text:p>0.0646941</text:p>
              </table:table-cell>
              <table:table-cell office:value-type="float" office:value="0.0070238">
                <text:p>0.0070238</text:p>
              </table:table-cell>
              <table:table-cell office:value-type="float" office:value="0.0632199">
                <text:p>0.0632199</text:p>
              </table:table-cell>
              <table:table-cell office:value-type="float" office:value="0.00722063">
                <text:p>0.00722063</text:p>
              </table:table-cell>
              <table:table-cell office:value-type="float" office:value="0.0610369">
                <text:p>0.0610369</text:p>
              </table:table-cell>
              <table:table-cell office:value-type="float" office:value="0.00764291">
                <text:p>0.00764291</text:p>
              </table:table-cell>
              <table:table-cell office:value-type="float" office:value="0.0596011">
                <text:p>0.0596011</text:p>
              </table:table-cell>
              <table:table-cell office:value-type="float" office:value="0.00789378">
                <text:p>0.00789378</text:p>
              </table:table-cell>
              <table:table-cell office:value-type="float" office:value="0.0581815">
                <text:p>0.0581815</text:p>
              </table:table-cell>
              <table:table-cell office:value-type="float" office:value="0.00824426">
                <text:p>0.00824426</text:p>
              </table:table-cell>
              <table:table-cell office:value-type="float" office:value="0.0567784">
                <text:p>0.0567784</text:p>
              </table:table-cell>
              <table:table-cell office:value-type="float" office:value="0.00862169">
                <text:p>0.00862169</text:p>
              </table:table-cell>
              <table:table-cell office:value-type="float" office:value="0.0553925">
                <text:p>0.0553925</text:p>
              </table:table-cell>
              <table:table-cell office:value-type="float" office:value="0.00902717">
                <text:p>0.00902717</text:p>
              </table:table-cell>
              <table:table-cell office:value-type="float" office:value="0.0540242">
                <text:p>0.0540242</text:p>
              </table:table-cell>
              <table:table-cell office:value-type="float" office:value="0.00956955">
                <text:p>0.00956955</text:p>
              </table:table-cell>
              <table:table-cell office:value-type="float" office:value="0.0520059">
                <text:p>0.0520059</text:p>
              </table:table-cell>
              <table:table-cell office:value-type="float" office:value="0.0104943">
                <text:p>0.0104943</text:p>
              </table:table-cell>
              <table:table-cell office:value-type="float" office:value="0.050684">
                <text:p>0.050684</text:p>
              </table:table-cell>
              <table:table-cell office:value-type="float" office:value="0.0110528">
                <text:p>0.0110528</text:p>
              </table:table-cell>
              <table:table-cell office:value-type="float" office:value="0.0493817">
                <text:p>0.0493817</text:p>
              </table:table-cell>
              <table:table-cell office:value-type="float" office:value="0.0120567">
                <text:p>0.0120567</text:p>
              </table:table-cell>
              <table:table-cell office:value-type="float" office:value="0.0480995">
                <text:p>0.0480995</text:p>
              </table:table-cell>
              <table:table-cell office:value-type="float" office:value="0.0130016">
                <text:p>0.0130016</text:p>
              </table:table-cell>
              <table:table-cell office:value-type="float" office:value="0.0462156">
                <text:p>0.0462156</text:p>
              </table:table-cell>
              <table:table-cell office:value-type="float" office:value="0.015436">
                <text:p>0.015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0.00536126">
                <text:p>0.00536126</text:p>
              </table:table-cell>
              <table:table-cell office:value-type="float" office:value="0.0769917">
                <text:p>0.0769917</text:p>
              </table:table-cell>
              <table:table-cell office:value-type="float" office:value="0.00522442">
                <text:p>0.00522442</text:p>
              </table:table-cell>
              <table:table-cell office:value-type="float" office:value="0.0755338">
                <text:p>0.0755338</text:p>
              </table:table-cell>
              <table:table-cell office:value-type="float" office:value="0.00528803">
                <text:p>0.00528803</text:p>
              </table:table-cell>
              <table:table-cell office:value-type="float" office:value="0.0740903">
                <text:p>0.0740903</text:p>
              </table:table-cell>
              <table:table-cell office:value-type="float" office:value="0.00539628">
                <text:p>0.00539628</text:p>
              </table:table-cell>
              <table:table-cell office:value-type="float" office:value="0.0719528">
                <text:p>0.0719528</text:p>
              </table:table-cell>
              <table:table-cell office:value-type="float" office:value="0.00564541">
                <text:p>0.00564541</text:p>
              </table:table-cell>
              <table:table-cell office:value-type="float" office:value="0.0705469">
                <text:p>0.0705469</text:p>
              </table:table-cell>
              <table:table-cell office:value-type="float" office:value="0.0057827">
                <text:p>0.0057827</text:p>
              </table:table-cell>
              <table:table-cell office:value-type="float" office:value="0.0691569">
                <text:p>0.0691569</text:p>
              </table:table-cell>
              <table:table-cell office:value-type="float" office:value="0.0059873">
                <text:p>0.0059873</text:p>
              </table:table-cell>
              <table:table-cell office:value-type="float" office:value="0.067783">
                <text:p>0.067783</text:p>
              </table:table-cell>
              <table:table-cell office:value-type="float" office:value="0.00620464">
                <text:p>0.00620464</text:p>
              </table:table-cell>
              <table:table-cell office:value-type="float" office:value="0.066426">
                <text:p>0.066426</text:p>
              </table:table-cell>
              <table:table-cell office:value-type="float" office:value="0.00643452">
                <text:p>0.00643452</text:p>
              </table:table-cell>
              <table:table-cell office:value-type="float" office:value="0.0650862">
                <text:p>0.0650862</text:p>
              </table:table-cell>
              <table:table-cell office:value-type="float" office:value="0.00675267">
                <text:p>0.00675267</text:p>
              </table:table-cell>
              <table:table-cell office:value-type="float" office:value="0.0631099">
                <text:p>0.0631099</text:p>
              </table:table-cell>
              <table:table-cell office:value-type="float" office:value="0.00728645">
                <text:p>0.00728645</text:p>
              </table:table-cell>
              <table:table-cell office:value-type="float" office:value="0.0618156">
                <text:p>0.0618156</text:p>
              </table:table-cell>
              <table:table-cell office:value-type="float" office:value="0.00758608">
                <text:p>0.00758608</text:p>
              </table:table-cell>
              <table:table-cell office:value-type="float" office:value="0.0605404">
                <text:p>0.0605404</text:p>
              </table:table-cell>
              <table:table-cell office:value-type="float" office:value="0.00817454">
                <text:p>0.00817454</text:p>
              </table:table-cell>
              <table:table-cell office:value-type="float" office:value="0.059285">
                <text:p>0.059285</text:p>
              </table:table-cell>
              <table:table-cell office:value-type="float" office:value="0.00870166">
                <text:p>0.00870166</text:p>
              </table:table-cell>
              <table:table-cell office:value-type="float" office:value="0.0574403">
                <text:p>0.0574403</text:p>
              </table:table-cell>
              <table:table-cell office:value-type="float" office:value="0.0101164">
                <text:p>0.0101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0.00409259">
                <text:p>0.00409259</text:p>
              </table:table-cell>
              <table:table-cell office:value-type="float" office:value="0.0878003">
                <text:p>0.0878003</text:p>
              </table:table-cell>
              <table:table-cell office:value-type="float" office:value="0.00396128">
                <text:p>0.00396128</text:p>
              </table:table-cell>
              <table:table-cell office:value-type="float" office:value="0.0863735">
                <text:p>0.0863735</text:p>
              </table:table-cell>
              <table:table-cell office:value-type="float" office:value="0.00398133">
                <text:p>0.00398133</text:p>
              </table:table-cell>
              <table:table-cell office:value-type="float" office:value="0.0849608">
                <text:p>0.0849608</text:p>
              </table:table-cell>
              <table:table-cell office:value-type="float" office:value="0.004033">
                <text:p>0.004033</text:p>
              </table:table-cell>
              <table:table-cell office:value-type="float" office:value="0.0828687">
                <text:p>0.0828687</text:p>
              </table:table-cell>
              <table:table-cell office:value-type="float" office:value="0.00417013">
                <text:p>0.00417013</text:p>
              </table:table-cell>
              <table:table-cell office:value-type="float" office:value="0.0814928">
                <text:p>0.0814928</text:p>
              </table:table-cell>
              <table:table-cell office:value-type="float" office:value="0.0042364">
                <text:p>0.0042364</text:p>
              </table:table-cell>
              <table:table-cell office:value-type="float" office:value="0.0801322">
                <text:p>0.0801322</text:p>
              </table:table-cell>
              <table:table-cell office:value-type="float" office:value="0.00434844">
                <text:p>0.00434844</text:p>
              </table:table-cell>
              <table:table-cell office:value-type="float" office:value="0.0787877">
                <text:p>0.0787877</text:p>
              </table:table-cell>
              <table:table-cell office:value-type="float" office:value="0.00446545">
                <text:p>0.00446545</text:p>
              </table:table-cell>
              <table:table-cell office:value-type="float" office:value="0.0774595">
                <text:p>0.0774595</text:p>
              </table:table-cell>
              <table:table-cell office:value-type="float" office:value="0.0045868">
                <text:p>0.0045868</text:p>
              </table:table-cell>
              <table:table-cell office:value-type="float" office:value="0.0761482">
                <text:p>0.0761482</text:p>
              </table:table-cell>
              <table:table-cell office:value-type="float" office:value="0.00476533">
                <text:p>0.00476533</text:p>
              </table:table-cell>
              <table:table-cell office:value-type="float" office:value="0.074214">
                <text:p>0.074214</text:p>
              </table:table-cell>
              <table:table-cell office:value-type="float" office:value="0.00505962">
                <text:p>0.00505962</text:p>
              </table:table-cell>
              <table:table-cell office:value-type="float" office:value="0.0729472">
                <text:p>0.0729472</text:p>
              </table:table-cell>
              <table:table-cell office:value-type="float" office:value="0.00520727">
                <text:p>0.00520727</text:p>
              </table:table-cell>
              <table:table-cell office:value-type="float" office:value="0.0716991">
                <text:p>0.0716991</text:p>
              </table:table-cell>
              <table:table-cell office:value-type="float" office:value="0.00554313">
                <text:p>0.00554313</text:p>
              </table:table-cell>
              <table:table-cell office:value-type="float" office:value="0.0704704">
                <text:p>0.0704704</text:p>
              </table:table-cell>
              <table:table-cell office:value-type="float" office:value="0.0058247">
                <text:p>0.0058247</text:p>
              </table:table-cell>
              <table:table-cell office:value-type="float" office:value="0.0686649">
                <text:p>0.0686649</text:p>
              </table:table-cell>
              <table:table-cell office:value-type="float" office:value="0.00663136">
                <text:p>0.00663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0.00312423">
                <text:p>0.00312423</text:p>
              </table:table-cell>
              <table:table-cell office:value-type="float" office:value="0.098609">
                <text:p>0.098609</text:p>
              </table:table-cell>
              <table:table-cell office:value-type="float" office:value="0.00300364">
                <text:p>0.00300364</text:p>
              </table:table-cell>
              <table:table-cell office:value-type="float" office:value="0.0972133">
                <text:p>0.0972133</text:p>
              </table:table-cell>
              <table:table-cell office:value-type="float" office:value="0.00299764">
                <text:p>0.00299764</text:p>
              </table:table-cell>
              <table:table-cell office:value-type="float" office:value="0.0958312">
                <text:p>0.0958312</text:p>
              </table:table-cell>
              <table:table-cell office:value-type="float" office:value="0.00301426">
                <text:p>0.00301426</text:p>
              </table:table-cell>
              <table:table-cell office:value-type="float" office:value="0.0937846">
                <text:p>0.0937846</text:p>
              </table:table-cell>
              <table:table-cell office:value-type="float" office:value="0.00308054">
                <text:p>0.00308054</text:p>
              </table:table-cell>
              <table:table-cell office:value-type="float" office:value="0.0924386">
                <text:p>0.0924386</text:p>
              </table:table-cell>
              <table:table-cell office:value-type="float" office:value="0.00310377">
                <text:p>0.00310377</text:p>
              </table:table-cell>
              <table:table-cell office:value-type="float" office:value="0.0911076">
                <text:p>0.0911076</text:p>
              </table:table-cell>
              <table:table-cell office:value-type="float" office:value="0.00315839">
                <text:p>0.00315839</text:p>
              </table:table-cell>
              <table:table-cell office:value-type="float" office:value="0.0897923">
                <text:p>0.0897923</text:p>
              </table:table-cell>
              <table:table-cell office:value-type="float" office:value="0.00321403">
                <text:p>0.00321403</text:p>
              </table:table-cell>
              <table:table-cell office:value-type="float" office:value="0.088493">
                <text:p>0.088493</text:p>
              </table:table-cell>
              <table:table-cell office:value-type="float" office:value="0.00326996">
                <text:p>0.00326996</text:p>
              </table:table-cell>
              <table:table-cell office:value-type="float" office:value="0.0872102">
                <text:p>0.0872102</text:p>
              </table:table-cell>
              <table:table-cell office:value-type="float" office:value="0.00336324">
                <text:p>0.00336324</text:p>
              </table:table-cell>
              <table:table-cell office:value-type="float" office:value="0.085318">
                <text:p>0.085318</text:p>
              </table:table-cell>
              <table:table-cell office:value-type="float" office:value="0.00351381">
                <text:p>0.00351381</text:p>
              </table:table-cell>
              <table:table-cell office:value-type="float" office:value="0.0840787">
                <text:p>0.0840787</text:p>
              </table:table-cell>
              <table:table-cell office:value-type="float" office:value="0.00357497">
                <text:p>0.00357497</text:p>
              </table:table-cell>
              <table:table-cell office:value-type="float" office:value="0.0828578">
                <text:p>0.0828578</text:p>
              </table:table-cell>
              <table:table-cell office:value-type="float" office:value="0.00375949">
                <text:p>0.00375949</text:p>
              </table:table-cell>
              <table:table-cell office:value-type="float" office:value="0.0816558">
                <text:p>0.0816558</text:p>
              </table:table-cell>
              <table:table-cell office:value-type="float" office:value="0.0038998">
                <text:p>0.0038998</text:p>
              </table:table-cell>
              <table:table-cell office:value-type="float" office:value="0.0798896">
                <text:p>0.0798896</text:p>
              </table:table-cell>
              <table:table-cell office:value-type="float" office:value="0.00434819">
                <text:p>0.00434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0.00238509">
                <text:p>0.00238509</text:p>
              </table:table-cell>
              <table:table-cell office:value-type="float" office:value="0.109418">
                <text:p>0.109418</text:p>
              </table:table-cell>
              <table:table-cell office:value-type="float" office:value="0.00227761">
                <text:p>0.00227761</text:p>
              </table:table-cell>
              <table:table-cell office:value-type="float" office:value="0.108053">
                <text:p>0.108053</text:p>
              </table:table-cell>
              <table:table-cell office:value-type="float" office:value="0.00225711">
                <text:p>0.00225711</text:p>
              </table:table-cell>
              <table:table-cell office:value-type="float" office:value="0.106702">
                <text:p>0.106702</text:p>
              </table:table-cell>
              <table:table-cell office:value-type="float" office:value="0.002253">
                <text:p>0.002253</text:p>
              </table:table-cell>
              <table:table-cell office:value-type="float" office:value="0.104701">
                <text:p>0.104701</text:p>
              </table:table-cell>
              <table:table-cell office:value-type="float" office:value="0.00227581">
                <text:p>0.00227581</text:p>
              </table:table-cell>
              <table:table-cell office:value-type="float" office:value="0.103384">
                <text:p>0.103384</text:p>
              </table:table-cell>
              <table:table-cell office:value-type="float" office:value="0.00227414">
                <text:p>0.00227414</text:p>
              </table:table-cell>
              <table:table-cell office:value-type="float" office:value="0.102083">
                <text:p>0.102083</text:p>
              </table:table-cell>
              <table:table-cell office:value-type="float" office:value="0.00229424">
                <text:p>0.00229424</text:p>
              </table:table-cell>
              <table:table-cell office:value-type="float" office:value="0.100797">
                <text:p>0.100797</text:p>
              </table:table-cell>
              <table:table-cell office:value-type="float" office:value="0.00231357">
                <text:p>0.00231357</text:p>
              </table:table-cell>
              <table:table-cell office:value-type="float" office:value="0.0995264">
                <text:p>0.0995264</text:p>
              </table:table-cell>
              <table:table-cell office:value-type="float" office:value="0.00233149">
                <text:p>0.00233149</text:p>
              </table:table-cell>
              <table:table-cell office:value-type="float" office:value="0.0982722">
                <text:p>0.0982722</text:p>
              </table:table-cell>
              <table:table-cell office:value-type="float" office:value="0.00237404">
                <text:p>0.00237404</text:p>
              </table:table-cell>
              <table:table-cell office:value-type="float" office:value="0.0964221">
                <text:p>0.0964221</text:p>
              </table:table-cell>
              <table:table-cell office:value-type="float" office:value="0.00244076">
                <text:p>0.00244076</text:p>
              </table:table-cell>
              <table:table-cell office:value-type="float" office:value="0.0952103">
                <text:p>0.0952103</text:p>
              </table:table-cell>
              <table:table-cell office:value-type="float" office:value="0.00245492">
                <text:p>0.00245492</text:p>
              </table:table-cell>
              <table:table-cell office:value-type="float" office:value="0.0940165">
                <text:p>0.0940165</text:p>
              </table:table-cell>
              <table:table-cell office:value-type="float" office:value="0.00255049">
                <text:p>0.00255049</text:p>
              </table:table-cell>
              <table:table-cell office:value-type="float" office:value="0.0928412">
                <text:p>0.0928412</text:p>
              </table:table-cell>
              <table:table-cell office:value-type="float" office:value="0.00261191">
                <text:p>0.00261191</text:p>
              </table:table-cell>
              <table:table-cell office:value-type="float" office:value="0.0911143">
                <text:p>0.0911143</text:p>
              </table:table-cell>
              <table:table-cell office:value-type="float" office:value="0.0028524">
                <text:p>0.0028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0.00182092">
                <text:p>0.00182092</text:p>
              </table:table-cell>
              <table:table-cell office:value-type="float" office:value="0.120226">
                <text:p>0.120226</text:p>
              </table:table-cell>
              <table:table-cell office:value-type="float" office:value="0.00172718">
                <text:p>0.00172718</text:p>
              </table:table-cell>
              <table:table-cell office:value-type="float" office:value="0.118893">
                <text:p>0.118893</text:p>
              </table:table-cell>
              <table:table-cell office:value-type="float" office:value="0.00169964">
                <text:p>0.00169964</text:p>
              </table:table-cell>
              <table:table-cell office:value-type="float" office:value="0.117572">
                <text:p>0.117572</text:p>
              </table:table-cell>
              <table:table-cell office:value-type="float" office:value="0.00168412">
                <text:p>0.00168412</text:p>
              </table:table-cell>
              <table:table-cell office:value-type="float" office:value="0.115616">
                <text:p>0.115616</text:p>
              </table:table-cell>
              <table:table-cell office:value-type="float" office:value="0.00168146">
                <text:p>0.00168146</text:p>
              </table:table-cell>
              <table:table-cell office:value-type="float" office:value="0.11433">
                <text:p>0.11433</text:p>
              </table:table-cell>
              <table:table-cell office:value-type="float" office:value="0.00166646">
                <text:p>0.00166646</text:p>
              </table:table-cell>
              <table:table-cell office:value-type="float" office:value="0.113058">
                <text:p>0.113058</text:p>
              </table:table-cell>
              <table:table-cell office:value-type="float" office:value="0.00166676">
                <text:p>0.00166676</text:p>
              </table:table-cell>
              <table:table-cell office:value-type="float" office:value="0.111802">
                <text:p>0.111802</text:p>
              </table:table-cell>
              <table:table-cell office:value-type="float" office:value="0.00166565">
                <text:p>0.00166565</text:p>
              </table:table-cell>
              <table:table-cell office:value-type="float" office:value="0.11056">
                <text:p>0.11056</text:p>
              </table:table-cell>
              <table:table-cell office:value-type="float" office:value="0.00166266">
                <text:p>0.00166266</text:p>
              </table:table-cell>
              <table:table-cell office:value-type="float" office:value="0.109334">
                <text:p>0.109334</text:p>
              </table:table-cell>
              <table:table-cell office:value-type="float" office:value="0.00167615">
                <text:p>0.00167615</text:p>
              </table:table-cell>
              <table:table-cell office:value-type="float" office:value="0.107526">
                <text:p>0.107526</text:p>
              </table:table-cell>
              <table:table-cell office:value-type="float" office:value="0.00169587">
                <text:p>0.00169587</text:p>
              </table:table-cell>
              <table:table-cell office:value-type="float" office:value="0.106342">
                <text:p>0.106342</text:p>
              </table:table-cell>
              <table:table-cell office:value-type="float" office:value="0.00168635">
                <text:p>0.00168635</text:p>
              </table:table-cell>
              <table:table-cell office:value-type="float" office:value="0.105175">
                <text:p>0.105175</text:p>
              </table:table-cell>
              <table:table-cell office:value-type="float" office:value="0.001731">
                <text:p>0.001731</text:p>
              </table:table-cell>
              <table:table-cell office:value-type="float" office:value="0.104027">
                <text:p>0.104027</text:p>
              </table:table-cell>
              <table:table-cell office:value-type="float" office:value="0.00175022">
                <text:p>0.00175022</text:p>
              </table:table-cell>
              <table:table-cell office:value-type="float" office:value="0.102339">
                <text:p>0.102339</text:p>
              </table:table-cell>
              <table:table-cell office:value-type="float" office:value="0.00187246">
                <text:p>0.00187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0.0013903">
                <text:p>0.0013903</text:p>
              </table:table-cell>
              <table:table-cell office:value-type="float" office:value="0.131035">
                <text:p>0.131035</text:p>
              </table:table-cell>
              <table:table-cell office:value-type="float" office:value="0.00130988">
                <text:p>0.00130988</text:p>
              </table:table-cell>
              <table:table-cell office:value-type="float" office:value="0.129732">
                <text:p>0.129732</text:p>
              </table:table-cell>
              <table:table-cell office:value-type="float" office:value="0.00127998">
                <text:p>0.00127998</text:p>
              </table:table-cell>
              <table:table-cell office:value-type="float" office:value="0.128442">
                <text:p>0.128442</text:p>
              </table:table-cell>
              <table:table-cell office:value-type="float" office:value="0.00125902">
                <text:p>0.00125902</text:p>
              </table:table-cell>
              <table:table-cell office:value-type="float" office:value="0.126532">
                <text:p>0.126532</text:p>
              </table:table-cell>
              <table:table-cell office:value-type="float" office:value="0.0012425">
                <text:p>0.0012425</text:p>
              </table:table-cell>
              <table:table-cell office:value-type="float" office:value="0.125276">
                <text:p>0.125276</text:p>
              </table:table-cell>
              <table:table-cell office:value-type="float" office:value="0.00122136">
                <text:p>0.00122136</text:p>
              </table:table-cell>
              <table:table-cell office:value-type="float" office:value="0.124034">
                <text:p>0.124034</text:p>
              </table:table-cell>
              <table:table-cell office:value-type="float" office:value="0.00121111">
                <text:p>0.00121111</text:p>
              </table:table-cell>
              <table:table-cell office:value-type="float" office:value="0.122806">
                <text:p>0.122806</text:p>
              </table:table-cell>
              <table:table-cell office:value-type="float" office:value="0.00119944">
                <text:p>0.00119944</text:p>
              </table:table-cell>
              <table:table-cell office:value-type="float" office:value="0.121593">
                <text:p>0.121593</text:p>
              </table:table-cell>
              <table:table-cell office:value-type="float" office:value="0.001186">
                <text:p>0.001186</text:p>
              </table:table-cell>
              <table:table-cell office:value-type="float" office:value="0.120396">
                <text:p>0.120396</text:p>
              </table:table-cell>
              <table:table-cell office:value-type="float" office:value="0.00118378">
                <text:p>0.00118378</text:p>
              </table:table-cell>
              <table:table-cell office:value-type="float" office:value="0.11863">
                <text:p>0.11863</text:p>
              </table:table-cell>
              <table:table-cell office:value-type="float" office:value="0.0011788">
                <text:p>0.0011788</text:p>
              </table:table-cell>
              <table:table-cell office:value-type="float" office:value="0.117473">
                <text:p>0.117473</text:p>
              </table:table-cell>
              <table:table-cell office:value-type="float" office:value="0.00115897">
                <text:p>0.00115897</text:p>
              </table:table-cell>
              <table:table-cell office:value-type="float" office:value="0.116334">
                <text:p>0.116334</text:p>
              </table:table-cell>
              <table:table-cell office:value-type="float" office:value="0.00117553">
                <text:p>0.00117553</text:p>
              </table:table-cell>
              <table:table-cell office:value-type="float" office:value="0.115212">
                <text:p>0.115212</text:p>
              </table:table-cell>
              <table:table-cell office:value-type="float" office:value="0.00117368">
                <text:p>0.00117368</text:p>
              </table:table-cell>
              <table:table-cell office:value-type="float" office:value="0.113564">
                <text:p>0.113564</text:p>
              </table:table-cell>
              <table:table-cell office:value-type="float" office:value="0.00123046">
                <text:p>0.00123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0.00106161">
                <text:p>0.00106161</text:p>
              </table:table-cell>
              <table:table-cell office:value-type="float" office:value="0.141844">
                <text:p>0.141844</text:p>
              </table:table-cell>
              <table:table-cell office:value-type="float" office:value="0.000993511">
                <text:p>0.000993511</text:p>
              </table:table-cell>
              <table:table-cell office:value-type="float" office:value="0.140572">
                <text:p>0.140572</text:p>
              </table:table-cell>
              <table:table-cell office:value-type="float" office:value="0.000964051">
                <text:p>0.000964051</text:p>
              </table:table-cell>
              <table:table-cell office:value-type="float" office:value="0.139313">
                <text:p>0.139313</text:p>
              </table:table-cell>
              <table:table-cell office:value-type="float" office:value="0.000941362">
                <text:p>0.000941362</text:p>
              </table:table-cell>
              <table:table-cell office:value-type="float" office:value="0.137448">
                <text:p>0.137448</text:p>
              </table:table-cell>
              <table:table-cell office:value-type="float" office:value="0.000918303">
                <text:p>0.000918303</text:p>
              </table:table-cell>
              <table:table-cell office:value-type="float" office:value="0.136222">
                <text:p>0.136222</text:p>
              </table:table-cell>
              <table:table-cell office:value-type="float" office:value="0.000895325">
                <text:p>0.000895325</text:p>
              </table:table-cell>
              <table:table-cell office:value-type="float" office:value="0.135009">
                <text:p>0.135009</text:p>
              </table:table-cell>
              <table:table-cell office:value-type="float" office:value="0.000880248">
                <text:p>0.000880248</text:p>
              </table:table-cell>
              <table:table-cell office:value-type="float" office:value="0.133811">
                <text:p>0.133811</text:p>
              </table:table-cell>
              <table:table-cell office:value-type="float" office:value="0.000863979">
                <text:p>0.000863979</text:p>
              </table:table-cell>
              <table:table-cell office:value-type="float" office:value="0.132627">
                <text:p>0.132627</text:p>
              </table:table-cell>
              <table:table-cell office:value-type="float" office:value="0.000846298">
                <text:p>0.000846298</text:p>
              </table:table-cell>
              <table:table-cell office:value-type="float" office:value="0.131458">
                <text:p>0.131458</text:p>
              </table:table-cell>
              <table:table-cell office:value-type="float" office:value="0.000836409">
                <text:p>0.000836409</text:p>
              </table:table-cell>
              <table:table-cell office:value-type="float" office:value="0.129734">
                <text:p>0.129734</text:p>
              </table:table-cell>
              <table:table-cell office:value-type="float" office:value="0.000819855">
                <text:p>0.000819855</text:p>
              </table:table-cell>
              <table:table-cell office:value-type="float" office:value="0.128605">
                <text:p>0.128605</text:p>
              </table:table-cell>
              <table:table-cell office:value-type="float" office:value="0.000797094">
                <text:p>0.000797094</text:p>
              </table:table-cell>
              <table:table-cell office:value-type="float" office:value="0.127493">
                <text:p>0.127493</text:p>
              </table:table-cell>
              <table:table-cell office:value-type="float" office:value="0.000799018">
                <text:p>0.000799018</text:p>
              </table:table-cell>
              <table:table-cell office:value-type="float" office:value="0.126398">
                <text:p>0.126398</text:p>
              </table:table-cell>
              <table:table-cell office:value-type="float" office:value="0.000787938">
                <text:p>0.000787938</text:p>
              </table:table-cell>
              <table:table-cell office:value-type="float" office:value="0.124788">
                <text:p>0.124788</text:p>
              </table:table-cell>
              <table:table-cell office:value-type="float" office:value="0.000809867">
                <text:p>0.000809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0.000810722">
                <text:p>0.000810722</text:p>
              </table:table-cell>
              <table:table-cell office:value-type="float" office:value="0.152652">
                <text:p>0.152652</text:p>
              </table:table-cell>
              <table:table-cell office:value-type="float" office:value="0.000753656">
                <text:p>0.000753656</text:p>
              </table:table-cell>
              <table:table-cell office:value-type="float" office:value="0.151412">
                <text:p>0.151412</text:p>
              </table:table-cell>
              <table:table-cell office:value-type="float" office:value="0.000726221">
                <text:p>0.000726221</text:p>
              </table:table-cell>
              <table:table-cell office:value-type="float" office:value="0.150183">
                <text:p>0.150183</text:p>
              </table:table-cell>
              <table:table-cell office:value-type="float" office:value="0.000703982">
                <text:p>0.000703982</text:p>
              </table:table-cell>
              <table:table-cell office:value-type="float" office:value="0.148364">
                <text:p>0.148364</text:p>
              </table:table-cell>
              <table:table-cell office:value-type="float" office:value="0.000678861">
                <text:p>0.000678861</text:p>
              </table:table-cell>
              <table:table-cell office:value-type="float" office:value="0.147168">
                <text:p>0.147168</text:p>
              </table:table-cell>
              <table:table-cell office:value-type="float" office:value="0.000656516">
                <text:p>0.000656516</text:p>
              </table:table-cell>
              <table:table-cell office:value-type="float" office:value="0.145985">
                <text:p>0.145985</text:p>
              </table:table-cell>
              <table:table-cell office:value-type="float" office:value="0.000639995">
                <text:p>0.000639995</text:p>
              </table:table-cell>
              <table:table-cell office:value-type="float" office:value="0.144815">
                <text:p>0.144815</text:p>
              </table:table-cell>
              <table:table-cell office:value-type="float" office:value="0.0006226">
                <text:p>0.0006226</text:p>
              </table:table-cell>
              <table:table-cell office:value-type="float" office:value="0.14366">
                <text:p>0.14366</text:p>
              </table:table-cell>
              <table:table-cell office:value-type="float" office:value="0.000604199">
                <text:p>0.000604199</text:p>
              </table:table-cell>
              <table:table-cell office:value-type="float" office:value="0.14252">
                <text:p>0.14252</text:p>
              </table:table-cell>
              <table:table-cell office:value-type="float" office:value="0.000591333">
                <text:p>0.000591333</text:p>
              </table:table-cell>
              <table:table-cell office:value-type="float" office:value="0.140838">
                <text:p>0.140838</text:p>
              </table:table-cell>
              <table:table-cell office:value-type="float" office:value="0.000570689">
                <text:p>0.000570689</text:p>
              </table:table-cell>
              <table:table-cell office:value-type="float" office:value="0.139737">
                <text:p>0.139737</text:p>
              </table:table-cell>
              <table:table-cell office:value-type="float" office:value="0.00054878">
                <text:p>0.00054878</text:p>
              </table:table-cell>
              <table:table-cell office:value-type="float" office:value="0.138651">
                <text:p>0.138651</text:p>
              </table:table-cell>
              <table:table-cell office:value-type="float" office:value="0.000543808">
                <text:p>0.000543808</text:p>
              </table:table-cell>
              <table:table-cell office:value-type="float" office:value="0.137583">
                <text:p>0.137583</text:p>
              </table:table-cell>
              <table:table-cell office:value-type="float" office:value="0.000529848">
                <text:p>0.000529848</text:p>
              </table:table-cell>
              <table:table-cell office:value-type="float" office:value="0.136013">
                <text:p>0.136013</text:p>
              </table:table-cell>
              <table:table-cell office:value-type="float" office:value="0.000534321">
                <text:p>0.000534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0.000619226">
                <text:p>0.000619226</text:p>
              </table:table-cell>
              <table:table-cell office:value-type="float" office:value="0.163461">
                <text:p>0.163461</text:p>
              </table:table-cell>
              <table:table-cell office:value-type="float" office:value="0.000571813">
                <text:p>0.000571813</text:p>
              </table:table-cell>
              <table:table-cell office:value-type="float" office:value="0.162251">
                <text:p>0.162251</text:p>
              </table:table-cell>
              <table:table-cell office:value-type="float" office:value="0.000547181">
                <text:p>0.000547181</text:p>
              </table:table-cell>
              <table:table-cell office:value-type="float" office:value="0.161054">
                <text:p>0.161054</text:p>
              </table:table-cell>
              <table:table-cell office:value-type="float" office:value="0.000526596">
                <text:p>0.000526596</text:p>
              </table:table-cell>
              <table:table-cell office:value-type="float" office:value="0.15928">
                <text:p>0.15928</text:p>
              </table:table-cell>
              <table:table-cell office:value-type="float" office:value="0.000502017">
                <text:p>0.000502017</text:p>
              </table:table-cell>
              <table:table-cell office:value-type="float" office:value="0.158113">
                <text:p>0.158113</text:p>
              </table:table-cell>
              <table:table-cell office:value-type="float" office:value="0.000481594">
                <text:p>0.000481594</text:p>
              </table:table-cell>
              <table:table-cell office:value-type="float" office:value="0.15696">
                <text:p>0.15696</text:p>
              </table:table-cell>
              <table:table-cell office:value-type="float" office:value="0.000465537">
                <text:p>0.000465537</text:p>
              </table:table-cell>
              <table:table-cell office:value-type="float" office:value="0.15582">
                <text:p>0.15582</text:p>
              </table:table-cell>
              <table:table-cell office:value-type="float" office:value="0.000448916">
                <text:p>0.000448916</text:p>
              </table:table-cell>
              <table:table-cell office:value-type="float" office:value="0.154694">
                <text:p>0.154694</text:p>
              </table:table-cell>
              <table:table-cell office:value-type="float" office:value="0.00043166">
                <text:p>0.00043166</text:p>
              </table:table-cell>
              <table:table-cell office:value-type="float" office:value="0.153582">
                <text:p>0.153582</text:p>
              </table:table-cell>
              <table:table-cell office:value-type="float" office:value="0.000418429">
                <text:p>0.000418429</text:p>
              </table:table-cell>
              <table:table-cell office:value-type="float" office:value="0.151942">
                <text:p>0.151942</text:p>
              </table:table-cell>
              <table:table-cell office:value-type="float" office:value="0.000397724">
                <text:p>0.000397724</text:p>
              </table:table-cell>
              <table:table-cell office:value-type="float" office:value="0.150868">
                <text:p>0.150868</text:p>
              </table:table-cell>
              <table:table-cell office:value-type="float" office:value="0.00037839">
                <text:p>0.00037839</text:p>
              </table:table-cell>
              <table:table-cell office:value-type="float" office:value="0.14981">
                <text:p>0.14981</text:p>
              </table:table-cell>
              <table:table-cell office:value-type="float" office:value="0.00037082">
                <text:p>0.00037082</text:p>
              </table:table-cell>
              <table:table-cell office:value-type="float" office:value="0.148768">
                <text:p>0.148768</text:p>
              </table:table-cell>
              <table:table-cell office:value-type="float" office:value="0.000357168">
                <text:p>0.000357168</text:p>
              </table:table-cell>
              <table:table-cell office:value-type="float" office:value="0.147238">
                <text:p>0.147238</text:p>
              </table:table-cell>
              <table:table-cell office:value-type="float" office:value="0.000353801">
                <text:p>0.000353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0.000473059">
                <text:p>0.000473059</text:p>
              </table:table-cell>
              <table:table-cell office:value-type="float" office:value="0.17427">
                <text:p>0.17427</text:p>
              </table:table-cell>
              <table:table-cell office:value-type="float" office:value="0.00043395">
                <text:p>0.00043395</text:p>
              </table:table-cell>
              <table:table-cell office:value-type="float" office:value="0.173091">
                <text:p>0.173091</text:p>
              </table:table-cell>
              <table:table-cell office:value-type="float" office:value="0.0004124">
                <text:p>0.0004124</text:p>
              </table:table-cell>
              <table:table-cell office:value-type="float" office:value="0.171924">
                <text:p>0.171924</text:p>
              </table:table-cell>
              <table:table-cell office:value-type="float" office:value="0.000394041">
                <text:p>0.000394041</text:p>
              </table:table-cell>
              <table:table-cell office:value-type="float" office:value="0.170196">
                <text:p>0.170196</text:p>
              </table:table-cell>
              <table:table-cell office:value-type="float" office:value="0.000371407">
                <text:p>0.000371407</text:p>
              </table:table-cell>
              <table:table-cell office:value-type="float" office:value="0.169059">
                <text:p>0.169059</text:p>
              </table:table-cell>
              <table:table-cell office:value-type="float" office:value="0.000353469">
                <text:p>0.000353469</text:p>
              </table:table-cell>
              <table:table-cell office:value-type="float" office:value="0.167935">
                <text:p>0.167935</text:p>
              </table:table-cell>
              <table:table-cell office:value-type="float" office:value="0.000338857">
                <text:p>0.000338857</text:p>
              </table:table-cell>
              <table:table-cell office:value-type="float" office:value="0.166825">
                <text:p>0.166825</text:p>
              </table:table-cell>
              <table:table-cell office:value-type="float" office:value="0.000323943">
                <text:p>0.000323943</text:p>
              </table:table-cell>
              <table:table-cell office:value-type="float" office:value="0.165727">
                <text:p>0.165727</text:p>
              </table:table-cell>
              <table:table-cell office:value-type="float" office:value="0.000308696">
                <text:p>0.000308696</text:p>
              </table:table-cell>
              <table:table-cell office:value-type="float" office:value="0.164644">
                <text:p>0.164644</text:p>
              </table:table-cell>
              <table:table-cell office:value-type="float" office:value="0.000296443">
                <text:p>0.000296443</text:p>
              </table:table-cell>
              <table:table-cell office:value-type="float" office:value="0.163046">
                <text:p>0.163046</text:p>
              </table:table-cell>
              <table:table-cell office:value-type="float" office:value="0.000277657">
                <text:p>0.000277657</text:p>
              </table:table-cell>
              <table:table-cell office:value-type="float" office:value="0.162">
                <text:p>0.162</text:p>
              </table:table-cell>
              <table:table-cell office:value-type="float" office:value="0.000261472">
                <text:p>0.000261472</text:p>
              </table:table-cell>
              <table:table-cell office:value-type="float" office:value="0.160969">
                <text:p>0.160969</text:p>
              </table:table-cell>
              <table:table-cell office:value-type="float" office:value="0.000253564">
                <text:p>0.000253564</text:p>
              </table:table-cell>
              <table:table-cell office:value-type="float" office:value="0.159954">
                <text:p>0.159954</text:p>
              </table:table-cell>
              <table:table-cell office:value-type="float" office:value="0.000241632">
                <text:p>0.000241632</text:p>
              </table:table-cell>
              <table:table-cell office:value-type="float" office:value="0.158462">
                <text:p>0.158462</text:p>
              </table:table-cell>
              <table:table-cell office:value-type="float" office:value="0.000235537">
                <text:p>0.000235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0.000361493">
                <text:p>0.000361493</text:p>
              </table:table-cell>
              <table:table-cell office:value-type="float" office:value="0.185079">
                <text:p>0.185079</text:p>
              </table:table-cell>
              <table:table-cell office:value-type="float" office:value="0.000329431">
                <text:p>0.000329431</text:p>
              </table:table-cell>
              <table:table-cell office:value-type="float" office:value="0.183931">
                <text:p>0.183931</text:p>
              </table:table-cell>
              <table:table-cell office:value-type="float" office:value="0.000310935">
                <text:p>0.000310935</text:p>
              </table:table-cell>
              <table:table-cell office:value-type="float" office:value="0.182795">
                <text:p>0.182795</text:p>
              </table:table-cell>
              <table:table-cell office:value-type="float" office:value="0.000294986">
                <text:p>0.000294986</text:p>
              </table:table-cell>
              <table:table-cell office:value-type="float" office:value="0.181112">
                <text:p>0.181112</text:p>
              </table:table-cell>
              <table:table-cell office:value-type="float" office:value="0.000274943">
                <text:p>0.000274943</text:p>
              </table:table-cell>
              <table:table-cell office:value-type="float" office:value="0.180005">
                <text:p>0.180005</text:p>
              </table:table-cell>
              <table:table-cell office:value-type="float" office:value="0.00025962">
                <text:p>0.00025962</text:p>
              </table:table-cell>
              <table:table-cell office:value-type="float" office:value="0.178911">
                <text:p>0.178911</text:p>
              </table:table-cell>
              <table:table-cell office:value-type="float" office:value="0.000246869">
                <text:p>0.000246869</text:p>
              </table:table-cell>
              <table:table-cell office:value-type="float" office:value="0.177829">
                <text:p>0.177829</text:p>
              </table:table-cell>
              <table:table-cell office:value-type="float" office:value="0.000234018">
                <text:p>0.000234018</text:p>
              </table:table-cell>
              <table:table-cell office:value-type="float" office:value="0.176761">
                <text:p>0.176761</text:p>
              </table:table-cell>
              <table:table-cell office:value-type="float" office:value="0.000221062">
                <text:p>0.000221062</text:p>
              </table:table-cell>
              <table:table-cell office:value-type="float" office:value="0.175706">
                <text:p>0.175706</text:p>
              </table:table-cell>
              <table:table-cell office:value-type="float" office:value="0.00021038">
                <text:p>0.00021038</text:p>
              </table:table-cell>
              <table:table-cell office:value-type="float" office:value="0.17415">
                <text:p>0.17415</text:p>
              </table:table-cell>
              <table:table-cell office:value-type="float" office:value="0.00019431">
                <text:p>0.00019431</text:p>
              </table:table-cell>
              <table:table-cell office:value-type="float" office:value="0.173131">
                <text:p>0.173131</text:p>
              </table:table-cell>
              <table:table-cell office:value-type="float" office:value="0.000181244">
                <text:p>0.000181244</text:p>
              </table:table-cell>
              <table:table-cell office:value-type="float" office:value="0.172128">
                <text:p>0.172128</text:p>
              </table:table-cell>
              <table:table-cell office:value-type="float" office:value="0.000174086">
                <text:p>0.000174086</text:p>
              </table:table-cell>
              <table:table-cell office:value-type="float" office:value="0.171139">
                <text:p>0.171139</text:p>
              </table:table-cell>
              <table:table-cell office:value-type="float" office:value="0.00016433">
                <text:p>0.00016433</text:p>
              </table:table-cell>
              <table:table-cell office:value-type="float" office:value="0.169687">
                <text:p>0.169687</text:p>
              </table:table-cell>
              <table:table-cell office:value-type="float" office:value="0.000158057">
                <text:p>0.000158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0.000276335">
                <text:p>0.000276335</text:p>
              </table:table-cell>
              <table:table-cell office:value-type="float" office:value="0.195887">
                <text:p>0.195887</text:p>
              </table:table-cell>
              <table:table-cell office:value-type="float" office:value="0.000250191">
                <text:p>0.000250191</text:p>
              </table:table-cell>
              <table:table-cell office:value-type="float" office:value="0.194771">
                <text:p>0.194771</text:p>
              </table:table-cell>
              <table:table-cell office:value-type="float" office:value="0.000234553">
                <text:p>0.000234553</text:p>
              </table:table-cell>
              <table:table-cell office:value-type="float" office:value="0.193665">
                <text:p>0.193665</text:p>
              </table:table-cell>
              <table:table-cell office:value-type="float" office:value="0.000220966">
                <text:p>0.000220966</text:p>
              </table:table-cell>
              <table:table-cell office:value-type="float" office:value="0.192028">
                <text:p>0.192028</text:p>
              </table:table-cell>
              <table:table-cell office:value-type="float" office:value="0.000203699">
                <text:p>0.000203699</text:p>
              </table:table-cell>
              <table:table-cell office:value-type="float" office:value="0.190951">
                <text:p>0.190951</text:p>
              </table:table-cell>
              <table:table-cell office:value-type="float" office:value="0.000190878">
                <text:p>0.000190878</text:p>
              </table:table-cell>
              <table:table-cell office:value-type="float" office:value="0.189886">
                <text:p>0.189886</text:p>
              </table:table-cell>
              <table:table-cell office:value-type="float" office:value="0.000180073">
                <text:p>0.000180073</text:p>
              </table:table-cell>
              <table:table-cell office:value-type="float" office:value="0.188834">
                <text:p>0.188834</text:p>
              </table:table-cell>
              <table:table-cell office:value-type="float" office:value="0.000169313">
                <text:p>0.000169313</text:p>
              </table:table-cell>
              <table:table-cell office:value-type="float" office:value="0.187794">
                <text:p>0.187794</text:p>
              </table:table-cell>
              <table:table-cell office:value-type="float" office:value="0.000158608">
                <text:p>0.000158608</text:p>
              </table:table-cell>
              <table:table-cell office:value-type="float" office:value="0.186768">
                <text:p>0.186768</text:p>
              </table:table-cell>
              <table:table-cell office:value-type="float" office:value="0.000149661">
                <text:p>0.000149661</text:p>
              </table:table-cell>
              <table:table-cell office:value-type="float" office:value="0.185254">
                <text:p>0.185254</text:p>
              </table:table-cell>
              <table:table-cell office:value-type="float" office:value="0.000136453">
                <text:p>0.000136453</text:p>
              </table:table-cell>
              <table:table-cell office:value-type="float" office:value="0.184263">
                <text:p>0.184263</text:p>
              </table:table-cell>
              <table:table-cell office:value-type="float" office:value="0.000126193">
                <text:p>0.000126193</text:p>
              </table:table-cell>
              <table:table-cell office:value-type="float" office:value="0.183286">
                <text:p>0.183286</text:p>
              </table:table-cell>
              <table:table-cell office:value-type="float" office:value="0.000120213">
                <text:p>0.000120213</text:p>
              </table:table-cell>
              <table:table-cell office:value-type="float" office:value="0.182325">
                <text:p>0.182325</text:p>
              </table:table-cell>
              <table:table-cell office:value-type="float" office:value="0.000112609">
                <text:p>0.000112609</text:p>
              </table:table-cell>
              <table:table-cell office:value-type="float" office:value="0.180912">
                <text:p>0.180912</text:p>
              </table:table-cell>
              <table:table-cell office:value-type="float" office:value="0.000107298">
                <text:p>0.000107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0.000211336">
                <text:p>0.000211336</text:p>
              </table:table-cell>
              <table:table-cell office:value-type="float" office:value="0.206696">
                <text:p>0.206696</text:p>
              </table:table-cell>
              <table:table-cell office:value-type="float" office:value="0.000190116">
                <text:p>0.000190116</text:p>
              </table:table-cell>
              <table:table-cell office:value-type="float" office:value="0.20561">
                <text:p>0.20561</text:p>
              </table:table-cell>
              <table:table-cell office:value-type="float" office:value="0.000177052">
                <text:p>0.000177052</text:p>
              </table:table-cell>
              <table:table-cell office:value-type="float" office:value="0.204535">
                <text:p>0.204535</text:p>
              </table:table-cell>
              <table:table-cell office:value-type="float" office:value="0.000165654">
                <text:p>0.000165654</text:p>
              </table:table-cell>
              <table:table-cell office:value-type="float" office:value="0.202944">
                <text:p>0.202944</text:p>
              </table:table-cell>
              <table:table-cell office:value-type="float" office:value="0.00015108">
                <text:p>0.00015108</text:p>
              </table:table-cell>
              <table:table-cell office:value-type="float" office:value="0.201897">
                <text:p>0.201897</text:p>
              </table:table-cell>
              <table:table-cell office:value-type="float" office:value="0.000140527">
                <text:p>0.000140527</text:p>
              </table:table-cell>
              <table:table-cell office:value-type="float" office:value="0.200861">
                <text:p>0.200861</text:p>
              </table:table-cell>
              <table:table-cell office:value-type="float" office:value="0.000131569">
                <text:p>0.000131569</text:p>
              </table:table-cell>
              <table:table-cell office:value-type="float" office:value="0.199838">
                <text:p>0.199838</text:p>
              </table:table-cell>
              <table:table-cell office:value-type="float" office:value="0.000122755">
                <text:p>0.000122755</text:p>
              </table:table-cell>
              <table:table-cell office:value-type="float" office:value="0.198828">
                <text:p>0.198828</text:p>
              </table:table-cell>
              <table:table-cell office:value-type="float" office:value="0.000114098">
                <text:p>0.000114098</text:p>
              </table:table-cell>
              <table:table-cell office:value-type="float" office:value="0.19783">
                <text:p>0.19783</text:p>
              </table:table-cell>
              <table:table-cell office:value-type="float" office:value="0.000106824">
                <text:p>0.000106824</text:p>
              </table:table-cell>
              <table:table-cell office:value-type="float" office:value="0.196358">
                <text:p>0.196358</text:p>
              </table:table-cell>
              <table:table-cell office:value-type="float" office:value="0.0000962898">
                <text:p>0.0000962898</text:p>
              </table:table-cell>
              <table:table-cell office:value-type="float" office:value="0.195395">
                <text:p>0.195395</text:p>
              </table:table-cell>
              <table:table-cell office:value-type="float" office:value="0.0000884183">
                <text:p>0.0000884183</text:p>
              </table:table-cell>
              <table:table-cell office:value-type="float" office:value="0.194445">
                <text:p>0.194445</text:p>
              </table:table-cell>
              <table:table-cell office:value-type="float" office:value="0.0000836963">
                <text:p>0.0000836963</text:p>
              </table:table-cell>
              <table:table-cell office:value-type="float" office:value="0.19351">
                <text:p>0.19351</text:p>
              </table:table-cell>
              <table:table-cell office:value-type="float" office:value="0.0000780047">
                <text:p>0.0000780047</text:p>
              </table:table-cell>
              <table:table-cell office:value-type="float" office:value="0.192136">
                <text:p>0.192136</text:p>
              </table:table-cell>
              <table:table-cell office:value-type="float" office:value="0.0000740434">
                <text:p>0.0000740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0.000161723">
                <text:p>0.000161723</text:p>
              </table:table-cell>
              <table:table-cell office:value-type="float" office:value="0.217505">
                <text:p>0.217505</text:p>
              </table:table-cell>
              <table:table-cell office:value-type="float" office:value="0.00014457">
                <text:p>0.00014457</text:p>
              </table:table-cell>
              <table:table-cell office:value-type="float" office:value="0.21645">
                <text:p>0.21645</text:p>
              </table:table-cell>
              <table:table-cell office:value-type="float" office:value="0.000133765">
                <text:p>0.000133765</text:p>
              </table:table-cell>
              <table:table-cell office:value-type="float" office:value="0.215406">
                <text:p>0.215406</text:p>
              </table:table-cell>
              <table:table-cell office:value-type="float" office:value="0.00012432">
                <text:p>0.00012432</text:p>
              </table:table-cell>
              <table:table-cell office:value-type="float" office:value="0.21386">
                <text:p>0.21386</text:p>
              </table:table-cell>
              <table:table-cell office:value-type="float" office:value="0.000112218">
                <text:p>0.000112218</text:p>
              </table:table-cell>
              <table:table-cell office:value-type="float" office:value="0.212842">
                <text:p>0.212842</text:p>
              </table:table-cell>
              <table:table-cell office:value-type="float" office:value="0.000103645">
                <text:p>0.000103645</text:p>
              </table:table-cell>
              <table:table-cell office:value-type="float" office:value="0.211837">
                <text:p>0.211837</text:p>
              </table:table-cell>
              <table:table-cell office:value-type="float" office:value="0.000096349">
                <text:p>0.000096349</text:p>
              </table:table-cell>
              <table:table-cell office:value-type="float" office:value="0.210843">
                <text:p>0.210843</text:p>
              </table:table-cell>
              <table:table-cell office:value-type="float" office:value="0.0000892542">
                <text:p>0.0000892542</text:p>
              </table:table-cell>
              <table:table-cell office:value-type="float" office:value="0.209861">
                <text:p>0.209861</text:p>
              </table:table-cell>
              <table:table-cell office:value-type="float" office:value="0.0000823765">
                <text:p>0.0000823765</text:p>
              </table:table-cell>
              <table:table-cell office:value-type="float" office:value="0.208892">
                <text:p>0.208892</text:p>
              </table:table-cell>
              <table:table-cell office:value-type="float" office:value="0.0000766012">
                <text:p>0.0000766012</text:p>
              </table:table-cell>
              <table:table-cell office:value-type="float" office:value="0.207463">
                <text:p>0.207463</text:p>
              </table:table-cell>
              <table:table-cell office:value-type="float" office:value="0.0000684098">
                <text:p>0.0000684098</text:p>
              </table:table-cell>
              <table:table-cell office:value-type="float" office:value="0.206526">
                <text:p>0.206526</text:p>
              </table:table-cell>
              <table:table-cell office:value-type="float" office:value="0.0000624977">
                <text:p>0.0000624977</text:p>
              </table:table-cell>
              <table:table-cell office:value-type="float" office:value="0.205604">
                <text:p>0.205604</text:p>
              </table:table-cell>
              <table:table-cell office:value-type="float" office:value="0.0000589445">
                <text:p>0.0000589445</text:p>
              </table:table-cell>
              <table:table-cell office:value-type="float" office:value="0.204696">
                <text:p>0.204696</text:p>
              </table:table-cell>
              <table:table-cell office:value-type="float" office:value="0.0000548517">
                <text:p>0.0000548517</text:p>
              </table:table-cell>
              <table:table-cell office:value-type="float" office:value="0.203361">
                <text:p>0.203361</text:p>
              </table:table-cell>
              <table:table-cell office:value-type="float" office:value="0.0000522574">
                <text:p>0.0000522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0.000123854">
                <text:p>0.000123854</text:p>
              </table:table-cell>
              <table:table-cell office:value-type="float" office:value="0.228313">
                <text:p>0.228313</text:p>
              </table:table-cell>
              <table:table-cell office:value-type="float" office:value="0.000110041">
                <text:p>0.000110041</text:p>
              </table:table-cell>
              <table:table-cell office:value-type="float" office:value="0.22729">
                <text:p>0.22729</text:p>
              </table:table-cell>
              <table:table-cell office:value-type="float" office:value="0.000101178">
                <text:p>0.000101178</text:p>
              </table:table-cell>
              <table:table-cell office:value-type="float" office:value="0.226276">
                <text:p>0.226276</text:p>
              </table:table-cell>
              <table:table-cell office:value-type="float" office:value="0.000093433">
                <text:p>0.000093433</text:p>
              </table:table-cell>
              <table:table-cell office:value-type="float" office:value="0.224775">
                <text:p>0.224775</text:p>
              </table:table-cell>
              <table:table-cell office:value-type="float" office:value="0.0000835154">
                <text:p>0.0000835154</text:p>
              </table:table-cell>
              <table:table-cell office:value-type="float" office:value="0.223788">
                <text:p>0.223788</text:p>
              </table:table-cell>
              <table:table-cell office:value-type="float" office:value="0.0000766307">
                <text:p>0.0000766307</text:p>
              </table:table-cell>
              <table:table-cell office:value-type="float" office:value="0.222812">
                <text:p>0.222812</text:p>
              </table:table-cell>
              <table:table-cell office:value-type="float" office:value="0.0000707741">
                <text:p>0.0000707741</text:p>
              </table:table-cell>
              <table:table-cell office:value-type="float" office:value="0.221848">
                <text:p>0.221848</text:p>
              </table:table-cell>
              <table:table-cell office:value-type="float" office:value="0.0000651488">
                <text:p>0.0000651488</text:p>
              </table:table-cell>
              <table:table-cell office:value-type="float" office:value="0.220895">
                <text:p>0.220895</text:p>
              </table:table-cell>
              <table:table-cell office:value-type="float" office:value="0.0000597695">
                <text:p>0.0000597695</text:p>
              </table:table-cell>
              <table:table-cell office:value-type="float" office:value="0.219954">
                <text:p>0.219954</text:p>
              </table:table-cell>
              <table:table-cell office:value-type="float" office:value="0.0000552789">
                <text:p>0.0000552789</text:p>
              </table:table-cell>
              <table:table-cell office:value-type="float" office:value="0.218567">
                <text:p>0.218567</text:p>
              </table:table-cell>
              <table:table-cell office:value-type="float" office:value="0.0000490564">
                <text:p>0.0000490564</text:p>
              </table:table-cell>
              <table:table-cell office:value-type="float" office:value="0.217658">
                <text:p>0.217658</text:p>
              </table:table-cell>
              <table:table-cell office:value-type="float" office:value="0.0000447114">
                <text:p>0.0000447114</text:p>
              </table:table-cell>
              <table:table-cell office:value-type="float" office:value="0.216762">
                <text:p>0.216762</text:p>
              </table:table-cell>
              <table:table-cell office:value-type="float" office:value="0.0000421671">
                <text:p>0.0000421671</text:p>
              </table:table-cell>
              <table:table-cell office:value-type="float" office:value="0.215881">
                <text:p>0.215881</text:p>
              </table:table-cell>
              <table:table-cell office:value-type="float" office:value="0.0000393606">
                <text:p>0.0000393606</text:p>
              </table:table-cell>
              <table:table-cell office:value-type="float" office:value="0.214586">
                <text:p>0.214586</text:p>
              </table:table-cell>
              <table:table-cell office:value-type="float" office:value="0.0000379846">
                <text:p>0.00003798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0.0000949487">
                <text:p>0.0000949487</text:p>
              </table:table-cell>
              <table:table-cell office:value-type="float" office:value="0.239122">
                <text:p>0.239122</text:p>
              </table:table-cell>
              <table:table-cell office:value-type="float" office:value="0.0000838622">
                <text:p>0.0000838622</text:p>
              </table:table-cell>
              <table:table-cell office:value-type="float" office:value="0.238129">
                <text:p>0.238129</text:p>
              </table:table-cell>
              <table:table-cell office:value-type="float" office:value="0.0000766465">
                <text:p>0.0000766465</text:p>
              </table:table-cell>
              <table:table-cell office:value-type="float" office:value="0.237147">
                <text:p>0.237147</text:p>
              </table:table-cell>
              <table:table-cell office:value-type="float" office:value="0.000070352">
                <text:p>0.000070352</text:p>
              </table:table-cell>
              <table:table-cell office:value-type="float" office:value="0.235691">
                <text:p>0.235691</text:p>
              </table:table-cell>
              <table:table-cell office:value-type="float" office:value="0.000062317">
                <text:p>0.000062317</text:p>
              </table:table-cell>
              <table:table-cell office:value-type="float" office:value="0.234734">
                <text:p>0.234734</text:p>
              </table:table-cell>
              <table:table-cell office:value-type="float" office:value="0.0000568432">
                <text:p>0.0000568432</text:p>
              </table:table-cell>
              <table:table-cell office:value-type="float" office:value="0.233788">
                <text:p>0.233788</text:p>
              </table:table-cell>
              <table:table-cell office:value-type="float" office:value="0.0000522031">
                <text:p>0.0000522031</text:p>
              </table:table-cell>
              <table:table-cell office:value-type="float" office:value="0.232852">
                <text:p>0.232852</text:p>
              </table:table-cell>
              <table:table-cell office:value-type="float" office:value="0.0000478039">
                <text:p>0.0000478039</text:p>
              </table:table-cell>
              <table:table-cell office:value-type="float" office:value="0.231928">
                <text:p>0.231928</text:p>
              </table:table-cell>
              <table:table-cell office:value-type="float" office:value="0.0000436581">
                <text:p>0.0000436581</text:p>
              </table:table-cell>
              <table:table-cell office:value-type="float" office:value="0.231016">
                <text:p>0.231016</text:p>
              </table:table-cell>
              <table:table-cell office:value-type="float" office:value="0.0000402357">
                <text:p>0.0000402357</text:p>
              </table:table-cell>
              <table:table-cell office:value-type="float" office:value="0.229671">
                <text:p>0.229671</text:p>
              </table:table-cell>
              <table:table-cell office:value-type="float" office:value="0.0000356217">
                <text:p>0.0000356217</text:p>
              </table:table-cell>
              <table:table-cell office:value-type="float" office:value="0.228789">
                <text:p>0.228789</text:p>
              </table:table-cell>
              <table:table-cell office:value-type="float" office:value="0.0000325067">
                <text:p>0.0000325067</text:p>
              </table:table-cell>
              <table:table-cell office:value-type="float" office:value="0.227921">
                <text:p>0.227921</text:p>
              </table:table-cell>
              <table:table-cell office:value-type="float" office:value="0.0000307949">
                <text:p>0.0000307949</text:p>
              </table:table-cell>
              <table:table-cell office:value-type="float" office:value="0.227066">
                <text:p>0.227066</text:p>
              </table:table-cell>
              <table:table-cell office:value-type="float" office:value="0.000028996">
                <text:p>0.000028996</text:p>
              </table:table-cell>
              <table:table-cell office:value-type="float" office:value="0.22581">
                <text:p>0.22581</text:p>
              </table:table-cell>
              <table:table-cell office:value-type="float" office:value="0.0000286339">
                <text:p>0.0000286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0.000072886">
                <text:p>0.000072886</text:p>
              </table:table-cell>
              <table:table-cell office:value-type="float" office:value="0.249931">
                <text:p>0.249931</text:p>
              </table:table-cell>
              <table:table-cell office:value-type="float" office:value="0.0000640154">
                <text:p>0.0000640154</text:p>
              </table:table-cell>
              <table:table-cell office:value-type="float" office:value="0.248969">
                <text:p>0.248969</text:p>
              </table:table-cell>
              <table:table-cell office:value-type="float" office:value="0.0000581792">
                <text:p>0.0000581792</text:p>
              </table:table-cell>
              <table:table-cell office:value-type="float" office:value="0.248017">
                <text:p>0.248017</text:p>
              </table:table-cell>
              <table:table-cell office:value-type="float" office:value="0.0000531043">
                <text:p>0.0000531043</text:p>
              </table:table-cell>
              <table:table-cell office:value-type="float" office:value="0.246607">
                <text:p>0.246607</text:p>
              </table:table-cell>
              <table:table-cell office:value-type="float" office:value="0.0000466606">
                <text:p>0.0000466606</text:p>
              </table:table-cell>
              <table:table-cell office:value-type="float" office:value="0.24568">
                <text:p>0.24568</text:p>
              </table:table-cell>
              <table:table-cell office:value-type="float" office:value="0.0000423494">
                <text:p>0.0000423494</text:p>
              </table:table-cell>
              <table:table-cell office:value-type="float" office:value="0.244763">
                <text:p>0.244763</text:p>
              </table:table-cell>
              <table:table-cell office:value-type="float" office:value="0.000038718">
                <text:p>0.000038718</text:p>
              </table:table-cell>
              <table:table-cell office:value-type="float" office:value="0.243857">
                <text:p>0.243857</text:p>
              </table:table-cell>
              <table:table-cell office:value-type="float" office:value="0.0000353233">
                <text:p>0.0000353233</text:p>
              </table:table-cell>
              <table:table-cell office:value-type="float" office:value="0.242962">
                <text:p>0.242962</text:p>
              </table:table-cell>
              <table:table-cell office:value-type="float" office:value="0.0000321758">
                <text:p>0.0000321758</text:p>
              </table:table-cell>
              <table:table-cell office:value-type="float" office:value="0.242078">
                <text:p>0.242078</text:p>
              </table:table-cell>
              <table:table-cell office:value-type="float" office:value="0.0000296225">
                <text:p>0.0000296225</text:p>
              </table:table-cell>
              <table:table-cell office:value-type="float" office:value="0.240775">
                <text:p>0.240775</text:p>
              </table:table-cell>
              <table:table-cell office:value-type="float" office:value="0.0000262958">
                <text:p>0.0000262958</text:p>
              </table:table-cell>
              <table:table-cell office:value-type="float" office:value="0.239921">
                <text:p>0.239921</text:p>
              </table:table-cell>
              <table:table-cell office:value-type="float" office:value="0.0000241321">
                <text:p>0.0000241321</text:p>
              </table:table-cell>
              <table:table-cell office:value-type="float" office:value="0.23908">
                <text:p>0.23908</text:p>
              </table:table-cell>
              <table:table-cell office:value-type="float" office:value="0.0000230866">
                <text:p>0.0000230866</text:p>
              </table:table-cell>
              <table:table-cell office:value-type="float" office:value="0.238252">
                <text:p>0.238252</text:p>
              </table:table-cell>
              <table:table-cell office:value-type="float" office:value="0.0000220613">
                <text:p>0.0000220613</text:p>
              </table:table-cell>
              <table:table-cell office:value-type="float" office:value="0.237035">
                <text:p>0.237035</text:p>
              </table:table-cell>
              <table:table-cell office:value-type="float" office:value="0.000022508">
                <text:p>0.000022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0.0000560458">
                <text:p>0.0000560458</text:p>
              </table:table-cell>
              <table:table-cell office:value-type="float" office:value="0.260739">
                <text:p>0.260739</text:p>
              </table:table-cell>
              <table:table-cell office:value-type="float" office:value="0.0000489687">
                <text:p>0.0000489687</text:p>
              </table:table-cell>
              <table:table-cell office:value-type="float" office:value="0.259809">
                <text:p>0.259809</text:p>
              </table:table-cell>
              <table:table-cell office:value-type="float" office:value="0.0000442769">
                <text:p>0.0000442769</text:p>
              </table:table-cell>
              <table:table-cell office:value-type="float" office:value="0.258887">
                <text:p>0.258887</text:p>
              </table:table-cell>
              <table:table-cell office:value-type="float" office:value="0.0000402156">
                <text:p>0.0000402156</text:p>
              </table:table-cell>
              <table:table-cell office:value-type="float" office:value="0.257523">
                <text:p>0.257523</text:p>
              </table:table-cell>
              <table:table-cell office:value-type="float" office:value="0.0000350974">
                <text:p>0.0000350974</text:p>
              </table:table-cell>
              <table:table-cell office:value-type="float" office:value="0.256626">
                <text:p>0.256626</text:p>
              </table:table-cell>
              <table:table-cell office:value-type="float" office:value="0.000031733">
                <text:p>0.000031733</text:p>
              </table:table-cell>
              <table:table-cell office:value-type="float" office:value="0.255738">
                <text:p>0.255738</text:p>
              </table:table-cell>
              <table:table-cell office:value-type="float" office:value="0.0000289259">
                <text:p>0.0000289259</text:p>
              </table:table-cell>
              <table:table-cell office:value-type="float" office:value="0.254862">
                <text:p>0.254862</text:p>
              </table:table-cell>
              <table:table-cell office:value-type="float" office:value="0.000026343">
                <text:p>0.000026343</text:p>
              </table:table-cell>
              <table:table-cell office:value-type="float" office:value="0.253995">
                <text:p>0.253995</text:p>
              </table:table-cell>
              <table:table-cell office:value-type="float" office:value="0.0000239927">
                <text:p>0.0000239927</text:p>
              </table:table-cell>
              <table:table-cell office:value-type="float" office:value="0.25314">
                <text:p>0.25314</text:p>
              </table:table-cell>
              <table:table-cell office:value-type="float" office:value="0.0000221348">
                <text:p>0.0000221348</text:p>
              </table:table-cell>
              <table:table-cell office:value-type="float" office:value="0.251879">
                <text:p>0.251879</text:p>
              </table:table-cell>
              <table:table-cell office:value-type="float" office:value="0.000019822">
                <text:p>0.000019822</text:p>
              </table:table-cell>
              <table:table-cell office:value-type="float" office:value="0.251052">
                <text:p>0.251052</text:p>
              </table:table-cell>
              <table:table-cell office:value-type="float" office:value="0.0000183855">
                <text:p>0.0000183855</text:p>
              </table:table-cell>
              <table:table-cell office:value-type="float" office:value="0.250239">
                <text:p>0.250239</text:p>
              </table:table-cell>
              <table:table-cell office:value-type="float" office:value="0.0000178617">
                <text:p>0.0000178617</text:p>
              </table:table-cell>
              <table:table-cell office:value-type="float" office:value="0.249437">
                <text:p>0.249437</text:p>
              </table:table-cell>
              <table:table-cell office:value-type="float" office:value="0.0000174215">
                <text:p>0.0000174215</text:p>
              </table:table-cell>
              <table:table-cell office:value-type="float" office:value="0.24826">
                <text:p>0.24826</text:p>
              </table:table-cell>
              <table:table-cell office:value-type="float" office:value="0.0000184947">
                <text:p>0.000018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0.000043192">
                <text:p>0.000043192</text:p>
              </table:table-cell>
              <table:table-cell office:value-type="float" office:value="0.271548">
                <text:p>0.271548</text:p>
              </table:table-cell>
              <table:table-cell office:value-type="float" office:value="0.0000375612">
                <text:p>0.0000375612</text:p>
              </table:table-cell>
              <table:table-cell office:value-type="float" office:value="0.270649">
                <text:p>0.270649</text:p>
              </table:table-cell>
              <table:table-cell office:value-type="float" office:value="0.0000338112">
                <text:p>0.0000338112</text:p>
              </table:table-cell>
              <table:table-cell office:value-type="float" office:value="0.269758">
                <text:p>0.269758</text:p>
              </table:table-cell>
              <table:table-cell office:value-type="float" office:value="0.0000305843">
                <text:p>0.0000305843</text:p>
              </table:table-cell>
              <table:table-cell office:value-type="float" office:value="0.268439">
                <text:p>0.268439</text:p>
              </table:table-cell>
              <table:table-cell office:value-type="float" office:value="0.0000265572">
                <text:p>0.0000265572</text:p>
              </table:table-cell>
              <table:table-cell office:value-type="float" office:value="0.267572">
                <text:p>0.267572</text:p>
              </table:table-cell>
              <table:table-cell office:value-type="float" office:value="0.0000239568">
                <text:p>0.0000239568</text:p>
              </table:table-cell>
              <table:table-cell office:value-type="float" office:value="0.266714">
                <text:p>0.266714</text:p>
              </table:table-cell>
              <table:table-cell office:value-type="float" office:value="0.0000218154">
                <text:p>0.0000218154</text:p>
              </table:table-cell>
              <table:table-cell office:value-type="float" office:value="0.265866">
                <text:p>0.265866</text:p>
              </table:table-cell>
              <table:table-cell office:value-type="float" office:value="0.0000198812">
                <text:p>0.0000198812</text:p>
              </table:table-cell>
              <table:table-cell office:value-type="float" office:value="0.265029">
                <text:p>0.265029</text:p>
              </table:table-cell>
              <table:table-cell office:value-type="float" office:value="0.0000181607">
                <text:p>0.0000181607</text:p>
              </table:table-cell>
              <table:table-cell office:value-type="float" office:value="0.264202">
                <text:p>0.264202</text:p>
              </table:table-cell>
              <table:table-cell office:value-type="float" office:value="0.0000168521">
                <text:p>0.0000168521</text:p>
              </table:table-cell>
              <table:table-cell office:value-type="float" office:value="0.262983">
                <text:p>0.262983</text:p>
              </table:table-cell>
              <table:table-cell office:value-type="float" office:value="0.000015328">
                <text:p>0.000015328</text:p>
              </table:table-cell>
              <table:table-cell office:value-type="float" office:value="0.262184">
                <text:p>0.262184</text:p>
              </table:table-cell>
              <table:table-cell office:value-type="float" office:value="0.0000144424">
                <text:p>0.0000144424</text:p>
              </table:table-cell>
              <table:table-cell office:value-type="float" office:value="0.261397">
                <text:p>0.261397</text:p>
              </table:table-cell>
              <table:table-cell office:value-type="float" office:value="0.0000143201">
                <text:p>0.0000143201</text:p>
              </table:table-cell>
              <table:table-cell office:value-type="float" office:value="0.260623">
                <text:p>0.260623</text:p>
              </table:table-cell>
              <table:table-cell office:value-type="float" office:value="0.0000143172">
                <text:p>0.0000143172</text:p>
              </table:table-cell>
              <table:table-cell office:value-type="float" office:value="0.259484">
                <text:p>0.259484</text:p>
              </table:table-cell>
              <table:table-cell office:value-type="float" office:value="0.0000158654">
                <text:p>0.0000158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0.0000333808">
                <text:p>0.0000333808</text:p>
              </table:table-cell>
              <table:table-cell office:value-type="float" office:value="0.282357">
                <text:p>0.282357</text:p>
              </table:table-cell>
              <table:table-cell office:value-type="float" office:value="0.0000289128">
                <text:p>0.0000289128</text:p>
              </table:table-cell>
              <table:table-cell office:value-type="float" office:value="0.281488">
                <text:p>0.281488</text:p>
              </table:table-cell>
              <table:table-cell office:value-type="float" office:value="0.0000259326">
                <text:p>0.0000259326</text:p>
              </table:table-cell>
              <table:table-cell office:value-type="float" office:value="0.280628">
                <text:p>0.280628</text:p>
              </table:table-cell>
              <table:table-cell office:value-type="float" office:value="0.0000233872">
                <text:p>0.0000233872</text:p>
              </table:table-cell>
              <table:table-cell office:value-type="float" office:value="0.279355">
                <text:p>0.279355</text:p>
              </table:table-cell>
              <table:table-cell office:value-type="float" office:value="0.0000202498">
                <text:p>0.0000202498</text:p>
              </table:table-cell>
              <table:table-cell office:value-type="float" office:value="0.278517">
                <text:p>0.278517</text:p>
              </table:table-cell>
              <table:table-cell office:value-type="float" office:value="0.0000182609">
                <text:p>0.0000182609</text:p>
              </table:table-cell>
              <table:table-cell office:value-type="float" office:value="0.277689">
                <text:p>0.277689</text:p>
              </table:table-cell>
              <table:table-cell office:value-type="float" office:value="0.0000166522">
                <text:p>0.0000166522</text:p>
              </table:table-cell>
              <table:table-cell office:value-type="float" office:value="0.276871">
                <text:p>0.276871</text:p>
              </table:table-cell>
              <table:table-cell office:value-type="float" office:value="0.0000152317">
                <text:p>0.0000152317</text:p>
              </table:table-cell>
              <table:table-cell office:value-type="float" office:value="0.276062">
                <text:p>0.276062</text:p>
              </table:table-cell>
              <table:table-cell office:value-type="float" office:value="0.0000140044">
                <text:p>0.0000140044</text:p>
              </table:table-cell>
              <table:table-cell office:value-type="float" office:value="0.275264">
                <text:p>0.275264</text:p>
              </table:table-cell>
              <table:table-cell office:value-type="float" office:value="0.0000131251">
                <text:p>0.0000131251</text:p>
              </table:table-cell>
              <table:table-cell office:value-type="float" office:value="0.274087">
                <text:p>0.274087</text:p>
              </table:table-cell>
              <table:table-cell office:value-type="float" office:value="0.0000122085">
                <text:p>0.0000122085</text:p>
              </table:table-cell>
              <table:table-cell office:value-type="float" office:value="0.273316">
                <text:p>0.273316</text:p>
              </table:table-cell>
              <table:table-cell office:value-type="float" office:value="0.0000117366">
                <text:p>0.0000117366</text:p>
              </table:table-cell>
              <table:table-cell office:value-type="float" office:value="0.272556">
                <text:p>0.272556</text:p>
              </table:table-cell>
              <table:table-cell office:value-type="float" office:value="0.0000119195">
                <text:p>0.0000119195</text:p>
              </table:table-cell>
              <table:table-cell office:value-type="float" office:value="0.271808">
                <text:p>0.271808</text:p>
              </table:table-cell>
              <table:table-cell office:value-type="float" office:value="0.0000122401">
                <text:p>0.0000122401</text:p>
              </table:table-cell>
              <table:table-cell office:value-type="float" office:value="0.270709">
                <text:p>0.270709</text:p>
              </table:table-cell>
              <table:table-cell office:value-type="float" office:value="0.0000141429">
                <text:p>0.000014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0.0000258921">
                <text:p>0.0000258921</text:p>
              </table:table-cell>
              <table:table-cell office:value-type="float" office:value="0.293165">
                <text:p>0.293165</text:p>
              </table:table-cell>
              <table:table-cell office:value-type="float" office:value="0.000022356">
                <text:p>0.000022356</text:p>
              </table:table-cell>
              <table:table-cell office:value-type="float" office:value="0.292328">
                <text:p>0.292328</text:p>
              </table:table-cell>
              <table:table-cell office:value-type="float" office:value="0.0000200015">
                <text:p>0.0000200015</text:p>
              </table:table-cell>
              <table:table-cell office:value-type="float" office:value="0.291499">
                <text:p>0.291499</text:p>
              </table:table-cell>
              <table:table-cell office:value-type="float" office:value="0.000018009">
                <text:p>0.000018009</text:p>
              </table:table-cell>
              <table:table-cell office:value-type="float" office:value="0.290271">
                <text:p>0.290271</text:p>
              </table:table-cell>
              <table:table-cell office:value-type="float" office:value="0.0000155913">
                <text:p>0.0000155913</text:p>
              </table:table-cell>
              <table:table-cell office:value-type="float" office:value="0.289463">
                <text:p>0.289463</text:p>
              </table:table-cell>
              <table:table-cell office:value-type="float" office:value="0.0000140888">
                <text:p>0.0000140888</text:p>
              </table:table-cell>
              <table:table-cell office:value-type="float" office:value="0.288665">
                <text:p>0.288665</text:p>
              </table:table-cell>
              <table:table-cell office:value-type="float" office:value="0.000012903">
                <text:p>0.000012903</text:p>
              </table:table-cell>
              <table:table-cell office:value-type="float" office:value="0.287875">
                <text:p>0.287875</text:p>
              </table:table-cell>
              <table:table-cell office:value-type="float" office:value="0.0000118861">
                <text:p>0.0000118861</text:p>
              </table:table-cell>
              <table:table-cell office:value-type="float" office:value="0.287096">
                <text:p>0.287096</text:p>
              </table:table-cell>
              <table:table-cell office:value-type="float" office:value="0.0000110423">
                <text:p>0.0000110423</text:p>
              </table:table-cell>
              <table:table-cell office:value-type="float" office:value="0.286326">
                <text:p>0.286326</text:p>
              </table:table-cell>
              <table:table-cell office:value-type="float" office:value="0.0000104957">
                <text:p>0.0000104957</text:p>
              </table:table-cell>
              <table:table-cell office:value-type="float" office:value="0.285191">
                <text:p>0.285191</text:p>
              </table:table-cell>
              <table:table-cell office:value-type="float" office:value="0.0000100429">
                <text:p>0.0000100429</text:p>
              </table:table-cell>
              <table:table-cell office:value-type="float" office:value="0.284447">
                <text:p>0.284447</text:p>
              </table:table-cell>
              <table:table-cell office:value-type="float" office:value="0.00000987996">
                <text:p>0.00000987996</text:p>
              </table:table-cell>
              <table:table-cell office:value-type="float" office:value="0.283715">
                <text:p>0.283715</text:p>
              </table:table-cell>
              <table:table-cell office:value-type="float" office:value="0.0000102924">
                <text:p>0.0000102924</text:p>
              </table:table-cell>
              <table:table-cell office:value-type="float" office:value="0.282993">
                <text:p>0.282993</text:p>
              </table:table-cell>
              <table:table-cell office:value-type="float" office:value="0.0000108504">
                <text:p>0.0000108504</text:p>
              </table:table-cell>
              <table:table-cell office:value-type="float" office:value="0.281934">
                <text:p>0.281934</text:p>
              </table:table-cell>
              <table:table-cell office:value-type="float" office:value="0.0000130144">
                <text:p>0.0000130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0.0000201761">
                <text:p>0.0000201761</text:p>
              </table:table-cell>
              <table:table-cell office:value-type="float" office:value="0.303974">
                <text:p>0.303974</text:p>
              </table:table-cell>
              <table:table-cell office:value-type="float" office:value="0.0000173851">
                <text:p>0.0000173851</text:p>
              </table:table-cell>
              <table:table-cell office:value-type="float" office:value="0.303168">
                <text:p>0.303168</text:p>
              </table:table-cell>
              <table:table-cell office:value-type="float" office:value="0.0000155366">
                <text:p>0.0000155366</text:p>
              </table:table-cell>
              <table:table-cell office:value-type="float" office:value="0.302369">
                <text:p>0.302369</text:p>
              </table:table-cell>
              <table:table-cell office:value-type="float" office:value="0.00001399">
                <text:p>0.00001399</text:p>
              </table:table-cell>
              <table:table-cell office:value-type="float" office:value="0.301187">
                <text:p>0.301187</text:p>
              </table:table-cell>
              <table:table-cell office:value-type="float" office:value="0.0000121507">
                <text:p>0.0000121507</text:p>
              </table:table-cell>
              <table:table-cell office:value-type="float" office:value="0.300409">
                <text:p>0.300409</text:p>
              </table:table-cell>
              <table:table-cell office:value-type="float" office:value="0.0000110329">
                <text:p>0.0000110329</text:p>
              </table:table-cell>
              <table:table-cell office:value-type="float" office:value="0.29964">
                <text:p>0.29964</text:p>
              </table:table-cell>
              <table:table-cell office:value-type="float" office:value="0.0000101806">
                <text:p>0.0000101806</text:p>
              </table:table-cell>
              <table:table-cell office:value-type="float" office:value="0.29888">
                <text:p>0.29888</text:p>
              </table:table-cell>
              <table:table-cell office:value-type="float" office:value="0.00000947884">
                <text:p>0.00000947884</text:p>
              </table:table-cell>
              <table:table-cell office:value-type="float" office:value="0.298129">
                <text:p>0.298129</text:p>
              </table:table-cell>
              <table:table-cell office:value-type="float" office:value="0.00000893133">
                <text:p>0.00000893133</text:p>
              </table:table-cell>
              <table:table-cell office:value-type="float" office:value="0.297388">
                <text:p>0.297388</text:p>
              </table:table-cell>
              <table:table-cell office:value-type="float" office:value="0.00000864059">
                <text:p>0.00000864059</text:p>
              </table:table-cell>
              <table:table-cell office:value-type="float" office:value="0.296295">
                <text:p>0.296295</text:p>
              </table:table-cell>
              <table:table-cell office:value-type="float" office:value="0.00000853971">
                <text:p>0.00000853971</text:p>
              </table:table-cell>
              <table:table-cell office:value-type="float" office:value="0.295579">
                <text:p>0.295579</text:p>
              </table:table-cell>
              <table:table-cell office:value-type="float" office:value="0.00000860596">
                <text:p>0.00000860596</text:p>
              </table:table-cell>
              <table:table-cell office:value-type="float" office:value="0.294873">
                <text:p>0.294873</text:p>
              </table:table-cell>
              <table:table-cell office:value-type="float" office:value="0.00000918942">
                <text:p>0.00000918942</text:p>
              </table:table-cell>
              <table:table-cell office:value-type="float" office:value="0.294179">
                <text:p>0.294179</text:p>
              </table:table-cell>
              <table:table-cell office:value-type="float" office:value="0.00000992065">
                <text:p>0.00000992065</text:p>
              </table:table-cell>
              <table:table-cell office:value-type="float" office:value="0.293158">
                <text:p>0.293158</text:p>
              </table:table-cell>
              <table:table-cell office:value-type="float" office:value="0.0000122751">
                <text:p>0.0000122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0.0000158131">
                <text:p>0.0000158131</text:p>
              </table:table-cell>
              <table:table-cell office:value-type="float" office:value="0.314783">
                <text:p>0.314783</text:p>
              </table:table-cell>
              <table:table-cell office:value-type="float" office:value="0.0000136164">
                <text:p>0.0000136164</text:p>
              </table:table-cell>
              <table:table-cell office:value-type="float" office:value="0.314007">
                <text:p>0.314007</text:p>
              </table:table-cell>
              <table:table-cell office:value-type="float" office:value="0.0000121754">
                <text:p>0.0000121754</text:p>
              </table:table-cell>
              <table:table-cell office:value-type="float" office:value="0.31324">
                <text:p>0.31324</text:p>
              </table:table-cell>
              <table:table-cell office:value-type="float" office:value="0.0000109868">
                <text:p>0.0000109868</text:p>
              </table:table-cell>
              <table:table-cell office:value-type="float" office:value="0.312103">
                <text:p>0.312103</text:p>
              </table:table-cell>
              <table:table-cell office:value-type="float" office:value="0.00000960966">
                <text:p>0.00000960966</text:p>
              </table:table-cell>
              <table:table-cell office:value-type="float" office:value="0.311355">
                <text:p>0.311355</text:p>
              </table:table-cell>
              <table:table-cell office:value-type="float" office:value="0.00000879447">
                <text:p>0.00000879447</text:p>
              </table:table-cell>
              <table:table-cell office:value-type="float" office:value="0.310615">
                <text:p>0.310615</text:p>
              </table:table-cell>
              <table:table-cell office:value-type="float" office:value="0.00000820371">
                <text:p>0.00000820371</text:p>
              </table:table-cell>
              <table:table-cell office:value-type="float" office:value="0.309885">
                <text:p>0.309885</text:p>
              </table:table-cell>
              <table:table-cell office:value-type="float" office:value="0.00000774668">
                <text:p>0.00000774668</text:p>
              </table:table-cell>
              <table:table-cell office:value-type="float" office:value="0.309163">
                <text:p>0.309163</text:p>
              </table:table-cell>
              <table:table-cell office:value-type="float" office:value="0.00000742685">
                <text:p>0.00000742685</text:p>
              </table:table-cell>
              <table:table-cell office:value-type="float" office:value="0.30845">
                <text:p>0.30845</text:p>
              </table:table-cell>
              <table:table-cell office:value-type="float" office:value="0.00000733179">
                <text:p>0.00000733179</text:p>
              </table:table-cell>
              <table:table-cell office:value-type="float" office:value="0.307399">
                <text:p>0.307399</text:p>
              </table:table-cell>
              <table:table-cell office:value-type="float" office:value="0.0000074962">
                <text:p>0.0000074962</text:p>
              </table:table-cell>
              <table:table-cell office:value-type="float" office:value="0.30671">
                <text:p>0.30671</text:p>
              </table:table-cell>
              <table:table-cell office:value-type="float" office:value="0.00000773177">
                <text:p>0.00000773177</text:p>
              </table:table-cell>
              <table:table-cell office:value-type="float" office:value="0.306032">
                <text:p>0.306032</text:p>
              </table:table-cell>
              <table:table-cell office:value-type="float" office:value="0.00000844182">
                <text:p>0.00000844182</text:p>
              </table:table-cell>
              <table:table-cell office:value-type="float" office:value="0.305364">
                <text:p>0.305364</text:p>
              </table:table-cell>
              <table:table-cell office:value-type="float" office:value="0.00000929854">
                <text:p>0.00000929854</text:p>
              </table:table-cell>
              <table:table-cell office:value-type="float" office:value="0.304383">
                <text:p>0.304383</text:p>
              </table:table-cell>
              <table:table-cell office:value-type="float" office:value="0.0000117908">
                <text:p>0.0000117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0.0000124829">
                <text:p>0.0000124829</text:p>
              </table:table-cell>
              <table:table-cell office:value-type="float" office:value="0.325591">
                <text:p>0.325591</text:p>
              </table:table-cell>
              <table:table-cell office:value-type="float" office:value="0.0000107593">
                <text:p>0.0000107593</text:p>
              </table:table-cell>
              <table:table-cell office:value-type="float" office:value="0.324847">
                <text:p>0.324847</text:p>
              </table:table-cell>
              <table:table-cell office:value-type="float" office:value="0.00000964506">
                <text:p>0.00000964506</text:p>
              </table:table-cell>
              <table:table-cell office:value-type="float" office:value="0.32411">
                <text:p>0.32411</text:p>
              </table:table-cell>
              <table:table-cell office:value-type="float" office:value="0.00000874258">
                <text:p>0.00000874258</text:p>
              </table:table-cell>
              <table:table-cell office:value-type="float" office:value="0.323018">
                <text:p>0.323018</text:p>
              </table:table-cell>
              <table:table-cell office:value-type="float" office:value="0.00000773292">
                <text:p>0.00000773292</text:p>
              </table:table-cell>
              <table:table-cell office:value-type="float" office:value="0.322301">
                <text:p>0.322301</text:p>
              </table:table-cell>
              <table:table-cell office:value-type="float" office:value="0.0000071549">
                <text:p>0.0000071549</text:p>
              </table:table-cell>
              <table:table-cell office:value-type="float" office:value="0.321591">
                <text:p>0.321591</text:p>
              </table:table-cell>
              <table:table-cell office:value-type="float" office:value="0.00000676821">
                <text:p>0.00000676821</text:p>
              </table:table-cell>
              <table:table-cell office:value-type="float" office:value="0.320889">
                <text:p>0.320889</text:p>
              </table:table-cell>
              <table:table-cell office:value-type="float" office:value="0.00000650031">
                <text:p>0.00000650031</text:p>
              </table:table-cell>
              <table:table-cell office:value-type="float" office:value="0.320196">
                <text:p>0.320196</text:p>
              </table:table-cell>
              <table:table-cell office:value-type="float" office:value="0.00000635465">
                <text:p>0.00000635465</text:p>
              </table:table-cell>
              <table:table-cell office:value-type="float" office:value="0.319512">
                <text:p>0.319512</text:p>
              </table:table-cell>
              <table:table-cell office:value-type="float" office:value="0.00000640841">
                <text:p>0.00000640841</text:p>
              </table:table-cell>
              <table:table-cell office:value-type="float" office:value="0.318503">
                <text:p>0.318503</text:p>
              </table:table-cell>
              <table:table-cell office:value-type="float" office:value="0.00000677183">
                <text:p>0.00000677183</text:p>
              </table:table-cell>
              <table:table-cell office:value-type="float" office:value="0.317842">
                <text:p>0.317842</text:p>
              </table:table-cell>
              <table:table-cell office:value-type="float" office:value="0.00000713191">
                <text:p>0.00000713191</text:p>
              </table:table-cell>
              <table:table-cell office:value-type="float" office:value="0.317191">
                <text:p>0.317191</text:p>
              </table:table-cell>
              <table:table-cell office:value-type="float" office:value="0.00000793508">
                <text:p>0.00000793508</text:p>
              </table:table-cell>
              <table:table-cell office:value-type="float" office:value="0.31655">
                <text:p>0.31655</text:p>
              </table:table-cell>
              <table:table-cell office:value-type="float" office:value="0.00000888231">
                <text:p>0.00000888231</text:p>
              </table:table-cell>
              <table:table-cell office:value-type="float" office:value="0.315608">
                <text:p>0.315608</text:p>
              </table:table-cell>
              <table:table-cell office:value-type="float" office:value="0.0000114735">
                <text:p>0.0000114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0.00000994101">
                <text:p>0.00000994101</text:p>
              </table:table-cell>
              <table:table-cell office:value-type="float" office:value="0.3364">
                <text:p>0.3364</text:p>
              </table:table-cell>
              <table:table-cell office:value-type="float" office:value="0.00000859313">
                <text:p>0.00000859313</text:p>
              </table:table-cell>
              <table:table-cell office:value-type="float" office:value="0.335687">
                <text:p>0.335687</text:p>
              </table:table-cell>
              <table:table-cell office:value-type="float" office:value="0.00000774022">
                <text:p>0.00000774022</text:p>
              </table:table-cell>
              <table:table-cell office:value-type="float" office:value="0.33498">
                <text:p>0.33498</text:p>
              </table:table-cell>
              <table:table-cell office:value-type="float" office:value="0.00000706554">
                <text:p>0.00000706554</text:p>
              </table:table-cell>
              <table:table-cell office:value-type="float" office:value="0.333934">
                <text:p>0.333934</text:p>
              </table:table-cell>
              <table:table-cell office:value-type="float" office:value="0.00000634682">
                <text:p>0.00000634682</text:p>
              </table:table-cell>
              <table:table-cell office:value-type="float" office:value="0.333246">
                <text:p>0.333246</text:p>
              </table:table-cell>
              <table:table-cell office:value-type="float" office:value="0.00000595395">
                <text:p>0.00000595395</text:p>
              </table:table-cell>
              <table:table-cell office:value-type="float" office:value="0.332566">
                <text:p>0.332566</text:p>
              </table:table-cell>
              <table:table-cell office:value-type="float" office:value="0.00000572584">
                <text:p>0.00000572584</text:p>
              </table:table-cell>
              <table:table-cell office:value-type="float" office:value="0.331894">
                <text:p>0.331894</text:p>
              </table:table-cell>
              <table:table-cell office:value-type="float" office:value="0.00000560349">
                <text:p>0.00000560349</text:p>
              </table:table-cell>
              <table:table-cell office:value-type="float" office:value="0.33123">
                <text:p>0.33123</text:p>
              </table:table-cell>
              <table:table-cell office:value-type="float" office:value="0.00000559052">
                <text:p>0.00000559052</text:p>
              </table:table-cell>
              <table:table-cell office:value-type="float" office:value="0.330574">
                <text:p>0.330574</text:p>
              </table:table-cell>
              <table:table-cell office:value-type="float" office:value="0.00000575696">
                <text:p>0.00000575696</text:p>
              </table:table-cell>
              <table:table-cell office:value-type="float" office:value="0.329607">
                <text:p>0.329607</text:p>
              </table:table-cell>
              <table:table-cell office:value-type="float" office:value="0.00000626899">
                <text:p>0.00000626899</text:p>
              </table:table-cell>
              <table:table-cell office:value-type="float" office:value="0.328974">
                <text:p>0.328974</text:p>
              </table:table-cell>
              <table:table-cell office:value-type="float" office:value="0.00000672029">
                <text:p>0.00000672029</text:p>
              </table:table-cell>
              <table:table-cell office:value-type="float" office:value="0.32835">
                <text:p>0.32835</text:p>
              </table:table-cell>
              <table:table-cell office:value-type="float" office:value="0.00000759159">
                <text:p>0.00000759159</text:p>
              </table:table-cell>
              <table:table-cell office:value-type="float" office:value="0.327735">
                <text:p>0.327735</text:p>
              </table:table-cell>
              <table:table-cell office:value-type="float" office:value="0.00000860382">
                <text:p>0.00000860382</text:p>
              </table:table-cell>
              <table:table-cell office:value-type="float" office:value="0.326832">
                <text:p>0.326832</text:p>
              </table:table-cell>
              <table:table-cell office:value-type="float" office:value="0.0000112656">
                <text:p>0.0000112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0.00000800082">
                <text:p>0.00000800082</text:p>
              </table:table-cell>
              <table:table-cell office:value-type="float" office:value="0.347209">
                <text:p>0.347209</text:p>
              </table:table-cell>
              <table:table-cell office:value-type="float" office:value="0.00000695089">
                <text:p>0.00000695089</text:p>
              </table:table-cell>
              <table:table-cell office:value-type="float" office:value="0.346526">
                <text:p>0.346526</text:p>
              </table:table-cell>
              <table:table-cell office:value-type="float" office:value="0.00000630625">
                <text:p>0.00000630625</text:p>
              </table:table-cell>
              <table:table-cell office:value-type="float" office:value="0.345851">
                <text:p>0.345851</text:p>
              </table:table-cell>
              <table:table-cell office:value-type="float" office:value="0.00000581234">
                <text:p>0.00000581234</text:p>
              </table:table-cell>
              <table:table-cell office:value-type="float" office:value="0.34485">
                <text:p>0.34485</text:p>
              </table:table-cell>
              <table:table-cell office:value-type="float" office:value="0.0000053231">
                <text:p>0.0000053231</text:p>
              </table:table-cell>
              <table:table-cell office:value-type="float" office:value="0.344192">
                <text:p>0.344192</text:p>
              </table:table-cell>
              <table:table-cell office:value-type="float" office:value="0.00000507429">
                <text:p>0.00000507429</text:p>
              </table:table-cell>
              <table:table-cell office:value-type="float" office:value="0.343542">
                <text:p>0.343542</text:p>
              </table:table-cell>
              <table:table-cell office:value-type="float" office:value="0.00000496894">
                <text:p>0.00000496894</text:p>
              </table:table-cell>
              <table:table-cell office:value-type="float" office:value="0.342898">
                <text:p>0.342898</text:p>
              </table:table-cell>
              <table:table-cell office:value-type="float" office:value="0.00000495819">
                <text:p>0.00000495819</text:p>
              </table:table-cell>
              <table:table-cell office:value-type="float" office:value="0.342263">
                <text:p>0.342263</text:p>
              </table:table-cell>
              <table:table-cell office:value-type="float" office:value="0.00000504594">
                <text:p>0.00000504594</text:p>
              </table:table-cell>
              <table:table-cell office:value-type="float" office:value="0.341636">
                <text:p>0.341636</text:p>
              </table:table-cell>
              <table:table-cell office:value-type="float" office:value="0.00000529735">
                <text:p>0.00000529735</text:p>
              </table:table-cell>
              <table:table-cell office:value-type="float" office:value="0.340711">
                <text:p>0.340711</text:p>
              </table:table-cell>
              <table:table-cell office:value-type="float" office:value="0.00000591993">
                <text:p>0.00000591993</text:p>
              </table:table-cell>
              <table:table-cell office:value-type="float" office:value="0.340105">
                <text:p>0.340105</text:p>
              </table:table-cell>
              <table:table-cell office:value-type="float" office:value="0.00000643785">
                <text:p>0.00000643785</text:p>
              </table:table-cell>
              <table:table-cell office:value-type="float" office:value="0.339508">
                <text:p>0.339508</text:p>
              </table:table-cell>
              <table:table-cell office:value-type="float" office:value="0.00000735877">
                <text:p>0.00000735877</text:p>
              </table:table-cell>
              <table:table-cell office:value-type="float" office:value="0.338921">
                <text:p>0.338921</text:p>
              </table:table-cell>
              <table:table-cell office:value-type="float" office:value="0.00000841749">
                <text:p>0.00000841749</text:p>
              </table:table-cell>
              <table:table-cell office:value-type="float" office:value="0.338057">
                <text:p>0.338057</text:p>
              </table:table-cell>
              <table:table-cell office:value-type="float" office:value="0.0000111294">
                <text:p>0.000011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0.0000065199">
                <text:p>0.0000065199</text:p>
              </table:table-cell>
              <table:table-cell office:value-type="float" office:value="0.358018">
                <text:p>0.358018</text:p>
              </table:table-cell>
              <table:table-cell office:value-type="float" office:value="0.00000570585">
                <text:p>0.00000570585</text:p>
              </table:table-cell>
              <table:table-cell office:value-type="float" office:value="0.357366">
                <text:p>0.357366</text:p>
              </table:table-cell>
              <table:table-cell office:value-type="float" office:value="0.00000522675">
                <text:p>0.00000522675</text:p>
              </table:table-cell>
              <table:table-cell office:value-type="float" office:value="0.356721">
                <text:p>0.356721</text:p>
              </table:table-cell>
              <table:table-cell office:value-type="float" office:value="0.00000487587">
                <text:p>0.00000487587</text:p>
              </table:table-cell>
              <table:table-cell office:value-type="float" office:value="0.355766">
                <text:p>0.355766</text:p>
              </table:table-cell>
              <table:table-cell office:value-type="float" office:value="0.00000456702">
                <text:p>0.00000456702</text:p>
              </table:table-cell>
              <table:table-cell office:value-type="float" office:value="0.355138">
                <text:p>0.355138</text:p>
              </table:table-cell>
              <table:table-cell office:value-type="float" office:value="0.00000442996">
                <text:p>0.00000442996</text:p>
              </table:table-cell>
              <table:table-cell office:value-type="float" office:value="0.354517">
                <text:p>0.354517</text:p>
              </table:table-cell>
              <table:table-cell office:value-type="float" office:value="0.00000441931">
                <text:p>0.00000441931</text:p>
              </table:table-cell>
              <table:table-cell office:value-type="float" office:value="0.353903">
                <text:p>0.353903</text:p>
              </table:table-cell>
              <table:table-cell office:value-type="float" office:value="0.00000449386">
                <text:p>0.00000449386</text:p>
              </table:table-cell>
              <table:table-cell office:value-type="float" office:value="0.353297">
                <text:p>0.353297</text:p>
              </table:table-cell>
              <table:table-cell office:value-type="float" office:value="0.00000465783">
                <text:p>0.00000465783</text:p>
              </table:table-cell>
              <table:table-cell office:value-type="float" office:value="0.352698">
                <text:p>0.352698</text:p>
              </table:table-cell>
              <table:table-cell office:value-type="float" office:value="0.00000497309">
                <text:p>0.00000497309</text:p>
              </table:table-cell>
              <table:table-cell office:value-type="float" office:value="0.351815">
                <text:p>0.351815</text:p>
              </table:table-cell>
              <table:table-cell office:value-type="float" office:value="0.00000567762">
                <text:p>0.00000567762</text:p>
              </table:table-cell>
              <table:table-cell office:value-type="float" office:value="0.351237">
                <text:p>0.351237</text:p>
              </table:table-cell>
              <table:table-cell office:value-type="float" office:value="0.00000624404">
                <text:p>0.00000624404</text:p>
              </table:table-cell>
              <table:table-cell office:value-type="float" office:value="0.350667">
                <text:p>0.350667</text:p>
              </table:table-cell>
              <table:table-cell office:value-type="float" office:value="0.00000720096">
                <text:p>0.00000720096</text:p>
              </table:table-cell>
              <table:table-cell office:value-type="float" office:value="0.350106">
                <text:p>0.350106</text:p>
              </table:table-cell>
              <table:table-cell office:value-type="float" office:value="0.00000829282">
                <text:p>0.00000829282</text:p>
              </table:table-cell>
              <table:table-cell office:value-type="float" office:value="0.349282">
                <text:p>0.349282</text:p>
              </table:table-cell>
              <table:table-cell office:value-type="float" office:value="0.0000110402">
                <text:p>0.00001104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0.00000538953">
                <text:p>0.00000538953</text:p>
              </table:table-cell>
              <table:table-cell office:value-type="float" office:value="0.368826">
                <text:p>0.368826</text:p>
              </table:table-cell>
              <table:table-cell office:value-type="float" office:value="0.00000476194">
                <text:p>0.00000476194</text:p>
              </table:table-cell>
              <table:table-cell office:value-type="float" office:value="0.368206">
                <text:p>0.368206</text:p>
              </table:table-cell>
              <table:table-cell office:value-type="float" office:value="0.00000441409">
                <text:p>0.00000441409</text:p>
              </table:table-cell>
              <table:table-cell office:value-type="float" office:value="0.367592">
                <text:p>0.367592</text:p>
              </table:table-cell>
              <table:table-cell office:value-type="float" office:value="0.00000417607">
                <text:p>0.00000417607</text:p>
              </table:table-cell>
              <table:table-cell office:value-type="float" office:value="0.366682">
                <text:p>0.366682</text:p>
              </table:table-cell>
              <table:table-cell office:value-type="float" office:value="0.0000040086">
                <text:p>0.0000040086</text:p>
              </table:table-cell>
              <table:table-cell office:value-type="float" office:value="0.366084">
                <text:p>0.366084</text:p>
              </table:table-cell>
              <table:table-cell office:value-type="float" office:value="0.000003958">
                <text:p>0.000003958</text:p>
              </table:table-cell>
              <table:table-cell office:value-type="float" office:value="0.365492">
                <text:p>0.365492</text:p>
              </table:table-cell>
              <table:table-cell office:value-type="float" office:value="0.00000402021">
                <text:p>0.00000402021</text:p>
              </table:table-cell>
              <table:table-cell office:value-type="float" office:value="0.364908">
                <text:p>0.364908</text:p>
              </table:table-cell>
              <table:table-cell office:value-type="float" office:value="0.00000415975">
                <text:p>0.00000415975</text:p>
              </table:table-cell>
              <table:table-cell office:value-type="float" office:value="0.36433">
                <text:p>0.36433</text:p>
              </table:table-cell>
              <table:table-cell office:value-type="float" office:value="0.00000438123">
                <text:p>0.00000438123</text:p>
              </table:table-cell>
              <table:table-cell office:value-type="float" office:value="0.36376">
                <text:p>0.36376</text:p>
              </table:table-cell>
              <table:table-cell office:value-type="float" office:value="0.00000474432">
                <text:p>0.00000474432</text:p>
              </table:table-cell>
              <table:table-cell office:value-type="float" office:value="0.362919">
                <text:p>0.362919</text:p>
              </table:table-cell>
              <table:table-cell office:value-type="float" office:value="0.00000550942">
                <text:p>0.00000550942</text:p>
              </table:table-cell>
              <table:table-cell office:value-type="float" office:value="0.362368">
                <text:p>0.362368</text:p>
              </table:table-cell>
              <table:table-cell office:value-type="float" office:value="0.00000611106">
                <text:p>0.00000611106</text:p>
              </table:table-cell>
              <table:table-cell office:value-type="float" office:value="0.361826">
                <text:p>0.361826</text:p>
              </table:table-cell>
              <table:table-cell office:value-type="float" office:value="0.00000709399">
                <text:p>0.00000709399</text:p>
              </table:table-cell>
              <table:table-cell office:value-type="float" office:value="0.361291">
                <text:p>0.361291</text:p>
              </table:table-cell>
              <table:table-cell office:value-type="float" office:value="0.00000820941">
                <text:p>0.00000820941</text:p>
              </table:table-cell>
              <table:table-cell office:value-type="float" office:value="0.360506">
                <text:p>0.360506</text:p>
              </table:table-cell>
              <table:table-cell office:value-type="float" office:value="0.0000109817">
                <text:p>0.0000109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0.00000452674">
                <text:p>0.00000452674</text:p>
              </table:table-cell>
              <table:table-cell office:value-type="float" office:value="0.379635">
                <text:p>0.379635</text:p>
              </table:table-cell>
              <table:table-cell office:value-type="float" office:value="0.00000404632">
                <text:p>0.00000404632</text:p>
              </table:table-cell>
              <table:table-cell office:value-type="float" office:value="0.379046">
                <text:p>0.379046</text:p>
              </table:table-cell>
              <table:table-cell office:value-type="float" office:value="0.00000380233">
                <text:p>0.00000380233</text:p>
              </table:table-cell>
              <table:table-cell office:value-type="float" office:value="0.378462">
                <text:p>0.378462</text:p>
              </table:table-cell>
              <table:table-cell office:value-type="float" office:value="0.00000365314">
                <text:p>0.00000365314</text:p>
              </table:table-cell>
              <table:table-cell office:value-type="float" office:value="0.377598">
                <text:p>0.377598</text:p>
              </table:table-cell>
              <table:table-cell office:value-type="float" office:value="0.00000359618">
                <text:p>0.00000359618</text:p>
              </table:table-cell>
              <table:table-cell office:value-type="float" office:value="0.37703">
                <text:p>0.37703</text:p>
              </table:table-cell>
              <table:table-cell office:value-type="float" office:value="0.00000361231">
                <text:p>0.00000361231</text:p>
              </table:table-cell>
              <table:table-cell office:value-type="float" office:value="0.376468">
                <text:p>0.376468</text:p>
              </table:table-cell>
              <table:table-cell office:value-type="float" office:value="0.00000373041">
                <text:p>0.00000373041</text:p>
              </table:table-cell>
              <table:table-cell office:value-type="float" office:value="0.375912">
                <text:p>0.375912</text:p>
              </table:table-cell>
              <table:table-cell office:value-type="float" office:value="0.00000391935">
                <text:p>0.00000391935</text:p>
              </table:table-cell>
              <table:table-cell office:value-type="float" office:value="0.375364">
                <text:p>0.375364</text:p>
              </table:table-cell>
              <table:table-cell office:value-type="float" office:value="0.00000418411">
                <text:p>0.00000418411</text:p>
              </table:table-cell>
              <table:table-cell office:value-type="float" office:value="0.374822">
                <text:p>0.374822</text:p>
              </table:table-cell>
              <table:table-cell office:value-type="float" office:value="0.00000458292">
                <text:p>0.00000458292</text:p>
              </table:table-cell>
              <table:table-cell office:value-type="float" office:value="0.374023">
                <text:p>0.374023</text:p>
              </table:table-cell>
              <table:table-cell office:value-type="float" office:value="0.00000539266">
                <text:p>0.00000539266</text:p>
              </table:table-cell>
              <table:table-cell office:value-type="float" office:value="0.3735">
                <text:p>0.3735</text:p>
              </table:table-cell>
              <table:table-cell office:value-type="float" office:value="0.0000060198">
                <text:p>0.0000060198</text:p>
              </table:table-cell>
              <table:table-cell office:value-type="float" office:value="0.372984">
                <text:p>0.372984</text:p>
              </table:table-cell>
              <table:table-cell office:value-type="float" office:value="0.00000702148">
                <text:p>0.00000702148</text:p>
              </table:table-cell>
              <table:table-cell office:value-type="float" office:value="0.372477">
                <text:p>0.372477</text:p>
              </table:table-cell>
              <table:table-cell office:value-type="float" office:value="0.0000081536">
                <text:p>0.0000081536</text:p>
              </table:table-cell>
              <table:table-cell office:value-type="float" office:value="0.371731">
                <text:p>0.371731</text:p>
              </table:table-cell>
              <table:table-cell office:value-type="float" office:value="0.0000109434">
                <text:p>0.0000109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0.00000386818">
                <text:p>0.00000386818</text:p>
              </table:table-cell>
              <table:table-cell office:value-type="float" office:value="0.390444">
                <text:p>0.390444</text:p>
              </table:table-cell>
              <table:table-cell office:value-type="float" office:value="0.00000350378">
                <text:p>0.00000350378</text:p>
              </table:table-cell>
              <table:table-cell office:value-type="float" office:value="0.389885">
                <text:p>0.389885</text:p>
              </table:table-cell>
              <table:table-cell office:value-type="float" office:value="0.00000334178">
                <text:p>0.00000334178</text:p>
              </table:table-cell>
              <table:table-cell office:value-type="float" office:value="0.389332">
                <text:p>0.389332</text:p>
              </table:table-cell>
              <table:table-cell office:value-type="float" office:value="0.00000326236">
                <text:p>0.00000326236</text:p>
              </table:table-cell>
              <table:table-cell office:value-type="float" office:value="0.388514">
                <text:p>0.388514</text:p>
              </table:table-cell>
              <table:table-cell office:value-type="float" office:value="0.00000329158">
                <text:p>0.00000329158</text:p>
              </table:table-cell>
              <table:table-cell office:value-type="float" office:value="0.387975">
                <text:p>0.387975</text:p>
              </table:table-cell>
              <table:table-cell office:value-type="float" office:value="0.0000033591">
                <text:p>0.0000033591</text:p>
              </table:table-cell>
              <table:table-cell office:value-type="float" office:value="0.387443">
                <text:p>0.387443</text:p>
              </table:table-cell>
              <table:table-cell office:value-type="float" office:value="0.00000351997">
                <text:p>0.00000351997</text:p>
              </table:table-cell>
              <table:table-cell office:value-type="float" office:value="0.386917">
                <text:p>0.386917</text:p>
              </table:table-cell>
              <table:table-cell office:value-type="float" office:value="0.00000374636">
                <text:p>0.00000374636</text:p>
              </table:table-cell>
              <table:table-cell office:value-type="float" office:value="0.386397">
                <text:p>0.386397</text:p>
              </table:table-cell>
              <table:table-cell office:value-type="float" office:value="0.00000404362">
                <text:p>0.00000404362</text:p>
              </table:table-cell>
              <table:table-cell office:value-type="float" office:value="0.385884">
                <text:p>0.385884</text:p>
              </table:table-cell>
              <table:table-cell office:value-type="float" office:value="0.00000446905">
                <text:p>0.00000446905</text:p>
              </table:table-cell>
              <table:table-cell office:value-type="float" office:value="0.385127">
                <text:p>0.385127</text:p>
              </table:table-cell>
              <table:table-cell office:value-type="float" office:value="0.00000531161">
                <text:p>0.00000531161</text:p>
              </table:table-cell>
              <table:table-cell office:value-type="float" office:value="0.384631">
                <text:p>0.384631</text:p>
              </table:table-cell>
              <table:table-cell office:value-type="float" office:value="0.00000595719">
                <text:p>0.00000595719</text:p>
              </table:table-cell>
              <table:table-cell office:value-type="float" office:value="0.384143">
                <text:p>0.384143</text:p>
              </table:table-cell>
              <table:table-cell office:value-type="float" office:value="0.00000697234">
                <text:p>0.00000697234</text:p>
              </table:table-cell>
              <table:table-cell office:value-type="float" office:value="0.383662">
                <text:p>0.383662</text:p>
              </table:table-cell>
              <table:table-cell office:value-type="float" office:value="0.00000811626">
                <text:p>0.00000811626</text:p>
              </table:table-cell>
              <table:table-cell office:value-type="float" office:value="0.382956">
                <text:p>0.382956</text:p>
              </table:table-cell>
              <table:table-cell office:value-type="float" office:value="0.0000109183">
                <text:p>0.0000109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0.00000336552">
                <text:p>0.00000336552</text:p>
              </table:table-cell>
              <table:table-cell office:value-type="float" office:value="0.401252">
                <text:p>0.401252</text:p>
              </table:table-cell>
              <table:table-cell office:value-type="float" office:value="0.00000309246">
                <text:p>0.00000309246</text:p>
              </table:table-cell>
              <table:table-cell office:value-type="float" office:value="0.400725">
                <text:p>0.400725</text:p>
              </table:table-cell>
              <table:table-cell office:value-type="float" office:value="0.00000299509">
                <text:p>0.00000299509</text:p>
              </table:table-cell>
              <table:table-cell office:value-type="float" office:value="0.400203">
                <text:p>0.400203</text:p>
              </table:table-cell>
              <table:table-cell office:value-type="float" office:value="0.00000297035">
                <text:p>0.00000297035</text:p>
              </table:table-cell>
              <table:table-cell office:value-type="float" office:value="0.39943">
                <text:p>0.39943</text:p>
              </table:table-cell>
              <table:table-cell office:value-type="float" office:value="0.00000306661">
                <text:p>0.00000306661</text:p>
              </table:table-cell>
              <table:table-cell office:value-type="float" office:value="0.398921">
                <text:p>0.398921</text:p>
              </table:table-cell>
              <table:table-cell office:value-type="float" office:value="0.00000317362">
                <text:p>0.00000317362</text:p>
              </table:table-cell>
              <table:table-cell office:value-type="float" office:value="0.398418">
                <text:p>0.398418</text:p>
              </table:table-cell>
              <table:table-cell office:value-type="float" office:value="0.00000336716">
                <text:p>0.00000336716</text:p>
              </table:table-cell>
              <table:table-cell office:value-type="float" office:value="0.397922">
                <text:p>0.397922</text:p>
              </table:table-cell>
              <table:table-cell office:value-type="float" office:value="0.0000036219">
                <text:p>0.0000036219</text:p>
              </table:table-cell>
              <table:table-cell office:value-type="float" office:value="0.397431">
                <text:p>0.397431</text:p>
              </table:table-cell>
              <table:table-cell office:value-type="float" office:value="0.0000039435">
                <text:p>0.0000039435</text:p>
              </table:table-cell>
              <table:table-cell office:value-type="float" office:value="0.396946">
                <text:p>0.396946</text:p>
              </table:table-cell>
              <table:table-cell office:value-type="float" office:value="0.00000438872">
                <text:p>0.00000438872</text:p>
              </table:table-cell>
              <table:table-cell office:value-type="float" office:value="0.396231">
                <text:p>0.396231</text:p>
              </table:table-cell>
              <table:table-cell office:value-type="float" office:value="0.00000525535">
                <text:p>0.00000525535</text:p>
              </table:table-cell>
              <table:table-cell office:value-type="float" office:value="0.395763">
                <text:p>0.395763</text:p>
              </table:table-cell>
              <table:table-cell office:value-type="float" office:value="0.00000591422">
                <text:p>0.00000591422</text:p>
              </table:table-cell>
              <table:table-cell office:value-type="float" office:value="0.395302">
                <text:p>0.395302</text:p>
              </table:table-cell>
              <table:table-cell office:value-type="float" office:value="0.00000693902">
                <text:p>0.00000693902</text:p>
              </table:table-cell>
              <table:table-cell office:value-type="float" office:value="0.394848">
                <text:p>0.394848</text:p>
              </table:table-cell>
              <table:table-cell office:value-type="float" office:value="0.00000809128">
                <text:p>0.00000809128</text:p>
              </table:table-cell>
              <table:table-cell office:value-type="float" office:value="0.394181">
                <text:p>0.394181</text:p>
              </table:table-cell>
              <table:table-cell office:value-type="float" office:value="0.0000109019">
                <text:p>0.0000109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0.00000298184">
                <text:p>0.00000298184</text:p>
              </table:table-cell>
              <table:table-cell office:value-type="float" office:value="0.412061">
                <text:p>0.412061</text:p>
              </table:table-cell>
              <table:table-cell office:value-type="float" office:value="0.00000278062">
                <text:p>0.00000278062</text:p>
              </table:table-cell>
              <table:table-cell office:value-type="float" office:value="0.411565">
                <text:p>0.411565</text:p>
              </table:table-cell>
              <table:table-cell office:value-type="float" office:value="0.00000273409">
                <text:p>0.00000273409</text:p>
              </table:table-cell>
              <table:table-cell office:value-type="float" office:value="0.411073">
                <text:p>0.411073</text:p>
              </table:table-cell>
              <table:table-cell office:value-type="float" office:value="0.00000275214">
                <text:p>0.00000275214</text:p>
              </table:table-cell>
              <table:table-cell office:value-type="float" office:value="0.410346">
                <text:p>0.410346</text:p>
              </table:table-cell>
              <table:table-cell office:value-type="float" office:value="0.00000290046">
                <text:p>0.00000290046</text:p>
              </table:table-cell>
              <table:table-cell office:value-type="float" office:value="0.409867">
                <text:p>0.409867</text:p>
              </table:table-cell>
              <table:table-cell office:value-type="float" office:value="0.00000303777">
                <text:p>0.00000303777</text:p>
              </table:table-cell>
              <table:table-cell office:value-type="float" office:value="0.409394">
                <text:p>0.409394</text:p>
              </table:table-cell>
              <table:table-cell office:value-type="float" office:value="0.0000032562">
                <text:p>0.0000032562</text:p>
              </table:table-cell>
              <table:table-cell office:value-type="float" office:value="0.408926">
                <text:p>0.408926</text:p>
              </table:table-cell>
              <table:table-cell office:value-type="float" office:value="0.00000353233">
                <text:p>0.00000353233</text:p>
              </table:table-cell>
              <table:table-cell office:value-type="float" office:value="0.408464">
                <text:p>0.408464</text:p>
              </table:table-cell>
              <table:table-cell office:value-type="float" office:value="0.00000387215">
                <text:p>0.00000387215</text:p>
              </table:table-cell>
              <table:table-cell office:value-type="float" office:value="0.408008">
                <text:p>0.408008</text:p>
              </table:table-cell>
              <table:table-cell office:value-type="float" office:value="0.00000433204">
                <text:p>0.00000433204</text:p>
              </table:table-cell>
              <table:table-cell office:value-type="float" office:value="0.407335">
                <text:p>0.407335</text:p>
              </table:table-cell>
              <table:table-cell office:value-type="float" office:value="0.00000521629">
                <text:p>0.00000521629</text:p>
              </table:table-cell>
              <table:table-cell office:value-type="float" office:value="0.406895">
                <text:p>0.406895</text:p>
              </table:table-cell>
              <table:table-cell office:value-type="float" office:value="0.00000588474">
                <text:p>0.00000588474</text:p>
              </table:table-cell>
              <table:table-cell office:value-type="float" office:value="0.406461">
                <text:p>0.406461</text:p>
              </table:table-cell>
              <table:table-cell office:value-type="float" office:value="0.00000691644">
                <text:p>0.00000691644</text:p>
              </table:table-cell>
              <table:table-cell office:value-type="float" office:value="0.406033">
                <text:p>0.406033</text:p>
              </table:table-cell>
              <table:table-cell office:value-type="float" office:value="0.00000807456">
                <text:p>0.00000807456</text:p>
              </table:table-cell>
              <table:table-cell office:value-type="float" office:value="0.405405">
                <text:p>0.405405</text:p>
              </table:table-cell>
              <table:table-cell office:value-type="float" office:value="0.0000108911">
                <text:p>0.0000108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0.00000268898">
                <text:p>0.00000268898</text:p>
              </table:table-cell>
              <table:table-cell office:value-type="float" office:value="0.42287">
                <text:p>0.42287</text:p>
              </table:table-cell>
              <table:table-cell office:value-type="float" office:value="0.0000025442">
                <text:p>0.0000025442</text:p>
              </table:table-cell>
              <table:table-cell office:value-type="float" office:value="0.422404">
                <text:p>0.422404</text:p>
              </table:table-cell>
              <table:table-cell office:value-type="float" office:value="0.00000253761">
                <text:p>0.00000253761</text:p>
              </table:table-cell>
              <table:table-cell office:value-type="float" office:value="0.421944">
                <text:p>0.421944</text:p>
              </table:table-cell>
              <table:table-cell office:value-type="float" office:value="0.00000258908">
                <text:p>0.00000258908</text:p>
              </table:table-cell>
              <table:table-cell office:value-type="float" office:value="0.421262">
                <text:p>0.421262</text:p>
              </table:table-cell>
              <table:table-cell office:value-type="float" office:value="0.00000277774">
                <text:p>0.00000277774</text:p>
              </table:table-cell>
              <table:table-cell office:value-type="float" office:value="0.420813">
                <text:p>0.420813</text:p>
              </table:table-cell>
              <table:table-cell office:value-type="float" office:value="0.00000293826">
                <text:p>0.00000293826</text:p>
              </table:table-cell>
              <table:table-cell office:value-type="float" office:value="0.420369">
                <text:p>0.420369</text:p>
              </table:table-cell>
              <table:table-cell office:value-type="float" office:value="0.00000317563">
                <text:p>0.00000317563</text:p>
              </table:table-cell>
              <table:table-cell office:value-type="float" office:value="0.419931">
                <text:p>0.419931</text:p>
              </table:table-cell>
              <table:table-cell office:value-type="float" office:value="0.00000346789">
                <text:p>0.00000346789</text:p>
              </table:table-cell>
              <table:table-cell office:value-type="float" office:value="0.419498">
                <text:p>0.419498</text:p>
              </table:table-cell>
              <table:table-cell office:value-type="float" office:value="0.00000382129">
                <text:p>0.00000382129</text:p>
              </table:table-cell>
              <table:table-cell office:value-type="float" office:value="0.41907">
                <text:p>0.41907</text:p>
              </table:table-cell>
              <table:table-cell office:value-type="float" office:value="0.00000429205">
                <text:p>0.00000429205</text:p>
              </table:table-cell>
              <table:table-cell office:value-type="float" office:value="0.418439">
                <text:p>0.418439</text:p>
              </table:table-cell>
              <table:table-cell office:value-type="float" office:value="0.00000518918">
                <text:p>0.00000518918</text:p>
              </table:table-cell>
              <table:table-cell office:value-type="float" office:value="0.418026">
                <text:p>0.418026</text:p>
              </table:table-cell>
              <table:table-cell office:value-type="float" office:value="0.0000058645">
                <text:p>0.0000058645</text:p>
              </table:table-cell>
              <table:table-cell office:value-type="float" office:value="0.417619">
                <text:p>0.417619</text:p>
              </table:table-cell>
              <table:table-cell office:value-type="float" office:value="0.00000690114">
                <text:p>0.00000690114</text:p>
              </table:table-cell>
              <table:table-cell office:value-type="float" office:value="0.417219">
                <text:p>0.417219</text:p>
              </table:table-cell>
              <table:table-cell office:value-type="float" office:value="0.00000806338">
                <text:p>0.00000806338</text:p>
              </table:table-cell>
              <table:table-cell office:value-type="float" office:value="0.41663">
                <text:p>0.41663</text:p>
              </table:table-cell>
              <table:table-cell office:value-type="float" office:value="0.0000108841">
                <text:p>0.00001088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0.00000246545">
                <text:p>0.00000246545</text:p>
              </table:table-cell>
              <table:table-cell office:value-type="float" office:value="0.433678">
                <text:p>0.433678</text:p>
              </table:table-cell>
              <table:table-cell office:value-type="float" office:value="0.00000236497">
                <text:p>0.00000236497</text:p>
              </table:table-cell>
              <table:table-cell office:value-type="float" office:value="0.433244">
                <text:p>0.433244</text:p>
              </table:table-cell>
              <table:table-cell office:value-type="float" office:value="0.0000023897">
                <text:p>0.0000023897</text:p>
              </table:table-cell>
              <table:table-cell office:value-type="float" office:value="0.432814">
                <text:p>0.432814</text:p>
              </table:table-cell>
              <table:table-cell office:value-type="float" office:value="0.00000246722">
                <text:p>0.00000246722</text:p>
              </table:table-cell>
              <table:table-cell office:value-type="float" office:value="0.432177">
                <text:p>0.432177</text:p>
              </table:table-cell>
              <table:table-cell office:value-type="float" office:value="0.00000268711">
                <text:p>0.00000268711</text:p>
              </table:table-cell>
              <table:table-cell office:value-type="float" office:value="0.431759">
                <text:p>0.431759</text:p>
              </table:table-cell>
              <table:table-cell office:value-type="float" office:value="0.00000286537">
                <text:p>0.00000286537</text:p>
              </table:table-cell>
              <table:table-cell office:value-type="float" office:value="0.431345">
                <text:p>0.431345</text:p>
              </table:table-cell>
              <table:table-cell office:value-type="float" office:value="0.00000311712">
                <text:p>0.00000311712</text:p>
              </table:table-cell>
              <table:table-cell office:value-type="float" office:value="0.430935">
                <text:p>0.430935</text:p>
              </table:table-cell>
              <table:table-cell office:value-type="float" office:value="0.00000342152">
                <text:p>0.00000342152</text:p>
              </table:table-cell>
              <table:table-cell office:value-type="float" office:value="0.430531">
                <text:p>0.430531</text:p>
              </table:table-cell>
              <table:table-cell office:value-type="float" office:value="0.00000378505">
                <text:p>0.00000378505</text:p>
              </table:table-cell>
              <table:table-cell office:value-type="float" office:value="0.430132">
                <text:p>0.430132</text:p>
              </table:table-cell>
              <table:table-cell office:value-type="float" office:value="0.00000426384">
                <text:p>0.00000426384</text:p>
              </table:table-cell>
              <table:table-cell office:value-type="float" office:value="0.429543">
                <text:p>0.429543</text:p>
              </table:table-cell>
              <table:table-cell office:value-type="float" office:value="0.00000517036">
                <text:p>0.00000517036</text:p>
              </table:table-cell>
              <table:table-cell office:value-type="float" office:value="0.429158">
                <text:p>0.429158</text:p>
              </table:table-cell>
              <table:table-cell office:value-type="float" office:value="0.00000585062">
                <text:p>0.00000585062</text:p>
              </table:table-cell>
              <table:table-cell office:value-type="float" office:value="0.428778">
                <text:p>0.428778</text:p>
              </table:table-cell>
              <table:table-cell office:value-type="float" office:value="0.00000689076">
                <text:p>0.00000689076</text:p>
              </table:table-cell>
              <table:table-cell office:value-type="float" office:value="0.428404">
                <text:p>0.428404</text:p>
              </table:table-cell>
              <table:table-cell office:value-type="float" office:value="0.0000080559">
                <text:p>0.0000080559</text:p>
              </table:table-cell>
              <table:table-cell office:value-type="float" office:value="0.427855">
                <text:p>0.427855</text:p>
              </table:table-cell>
              <table:table-cell office:value-type="float" office:value="0.0000108795">
                <text:p>0.0000108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0.00000229483">
                <text:p>0.00000229483</text:p>
              </table:table-cell>
              <table:table-cell office:value-type="float" office:value="0.444487">
                <text:p>0.444487</text:p>
              </table:table-cell>
              <table:table-cell office:value-type="float" office:value="0.00000222908">
                <text:p>0.00000222908</text:p>
              </table:table-cell>
              <table:table-cell office:value-type="float" office:value="0.444084">
                <text:p>0.444084</text:p>
              </table:table-cell>
              <table:table-cell office:value-type="float" office:value="0.00000227836">
                <text:p>0.00000227836</text:p>
              </table:table-cell>
              <table:table-cell office:value-type="float" office:value="0.443685">
                <text:p>0.443685</text:p>
              </table:table-cell>
              <table:table-cell office:value-type="float" office:value="0.00000237617">
                <text:p>0.00000237617</text:p>
              </table:table-cell>
              <table:table-cell office:value-type="float" office:value="0.443093">
                <text:p>0.443093</text:p>
              </table:table-cell>
              <table:table-cell office:value-type="float" office:value="0.00000262017">
                <text:p>0.00000262017</text:p>
              </table:table-cell>
              <table:table-cell office:value-type="float" office:value="0.442704">
                <text:p>0.442704</text:p>
              </table:table-cell>
              <table:table-cell office:value-type="float" office:value="0.00000281199">
                <text:p>0.00000281199</text:p>
              </table:table-cell>
              <table:table-cell office:value-type="float" office:value="0.44232">
                <text:p>0.44232</text:p>
              </table:table-cell>
              <table:table-cell office:value-type="float" office:value="0.00000307464">
                <text:p>0.00000307464</text:p>
              </table:table-cell>
              <table:table-cell office:value-type="float" office:value="0.44194">
                <text:p>0.44194</text:p>
              </table:table-cell>
              <table:table-cell office:value-type="float" office:value="0.00000338816">
                <text:p>0.00000338816</text:p>
              </table:table-cell>
              <table:table-cell office:value-type="float" office:value="0.441565">
                <text:p>0.441565</text:p>
              </table:table-cell>
              <table:table-cell office:value-type="float" office:value="0.00000375922">
                <text:p>0.00000375922</text:p>
              </table:table-cell>
              <table:table-cell office:value-type="float" office:value="0.441194">
                <text:p>0.441194</text:p>
              </table:table-cell>
              <table:table-cell office:value-type="float" office:value="0.00000424394">
                <text:p>0.00000424394</text:p>
              </table:table-cell>
              <table:table-cell office:value-type="float" office:value="0.440647">
                <text:p>0.440647</text:p>
              </table:table-cell>
              <table:table-cell office:value-type="float" office:value="0.00000515729">
                <text:p>0.00000515729</text:p>
              </table:table-cell>
              <table:table-cell office:value-type="float" office:value="0.440289">
                <text:p>0.440289</text:p>
              </table:table-cell>
              <table:table-cell office:value-type="float" office:value="0.0000058411">
                <text:p>0.0000058411</text:p>
              </table:table-cell>
              <table:table-cell office:value-type="float" office:value="0.439937">
                <text:p>0.439937</text:p>
              </table:table-cell>
              <table:table-cell office:value-type="float" office:value="0.00000688373">
                <text:p>0.00000688373</text:p>
              </table:table-cell>
              <table:table-cell office:value-type="float" office:value="0.439589">
                <text:p>0.439589</text:p>
              </table:table-cell>
              <table:table-cell office:value-type="float" office:value="0.00000805089">
                <text:p>0.00000805089</text:p>
              </table:table-cell>
              <table:table-cell office:value-type="float" office:value="0.439079">
                <text:p>0.439079</text:p>
              </table:table-cell>
              <table:table-cell office:value-type="float" office:value="0.0000108764">
                <text:p>0.0000108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0000021646">
                <text:p>0.0000021646</text:p>
              </table:table-cell>
              <table:table-cell office:value-type="float" office:value="0.455296">
                <text:p>0.455296</text:p>
              </table:table-cell>
              <table:table-cell office:value-type="float" office:value="0.00000212606">
                <text:p>0.00000212606</text:p>
              </table:table-cell>
              <table:table-cell office:value-type="float" office:value="0.454924">
                <text:p>0.454924</text:p>
              </table:table-cell>
              <table:table-cell office:value-type="float" office:value="0.00000219453">
                <text:p>0.00000219453</text:p>
              </table:table-cell>
              <table:table-cell office:value-type="float" office:value="0.454555">
                <text:p>0.454555</text:p>
              </table:table-cell>
              <table:table-cell office:value-type="float" office:value="0.00000230813">
                <text:p>0.00000230813</text:p>
              </table:table-cell>
              <table:table-cell office:value-type="float" office:value="0.454009">
                <text:p>0.454009</text:p>
              </table:table-cell>
              <table:table-cell office:value-type="float" office:value="0.00000257074">
                <text:p>0.00000257074</text:p>
              </table:table-cell>
              <table:table-cell office:value-type="float" office:value="0.45365">
                <text:p>0.45365</text:p>
              </table:table-cell>
              <table:table-cell office:value-type="float" office:value="0.00000277288">
                <text:p>0.00000277288</text:p>
              </table:table-cell>
              <table:table-cell office:value-type="float" office:value="0.453295">
                <text:p>0.453295</text:p>
              </table:table-cell>
              <table:table-cell office:value-type="float" office:value="0.00000304379">
                <text:p>0.00000304379</text:p>
              </table:table-cell>
              <table:table-cell office:value-type="float" office:value="0.452945">
                <text:p>0.452945</text:p>
              </table:table-cell>
              <table:table-cell office:value-type="float" office:value="0.00000336415">
                <text:p>0.00000336415</text:p>
              </table:table-cell>
              <table:table-cell office:value-type="float" office:value="0.452598">
                <text:p>0.452598</text:p>
              </table:table-cell>
              <table:table-cell office:value-type="float" office:value="0.00000374082">
                <text:p>0.00000374082</text:p>
              </table:table-cell>
              <table:table-cell office:value-type="float" office:value="0.452256">
                <text:p>0.452256</text:p>
              </table:table-cell>
              <table:table-cell office:value-type="float" office:value="0.0000042299">
                <text:p>0.0000042299</text:p>
              </table:table-cell>
              <table:table-cell office:value-type="float" office:value="0.451751">
                <text:p>0.451751</text:p>
              </table:table-cell>
              <table:table-cell office:value-type="float" office:value="0.00000514822">
                <text:p>0.00000514822</text:p>
              </table:table-cell>
              <table:table-cell office:value-type="float" office:value="0.451421">
                <text:p>0.451421</text:p>
              </table:table-cell>
              <table:table-cell office:value-type="float" office:value="0.00000583456">
                <text:p>0.00000583456</text:p>
              </table:table-cell>
              <table:table-cell office:value-type="float" office:value="0.451095">
                <text:p>0.451095</text:p>
              </table:table-cell>
              <table:table-cell office:value-type="float" office:value="0.00000687896">
                <text:p>0.00000687896</text:p>
              </table:table-cell>
              <table:table-cell office:value-type="float" office:value="0.450775">
                <text:p>0.450775</text:p>
              </table:table-cell>
              <table:table-cell office:value-type="float" office:value="0.00000804754">
                <text:p>0.00000804754</text:p>
              </table:table-cell>
              <table:table-cell office:value-type="float" office:value="0.450304">
                <text:p>0.450304</text:p>
              </table:table-cell>
              <table:table-cell office:value-type="float" office:value="0.0000108744">
                <text:p>0.0000108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00000206519">
                <text:p>0.00000206519</text:p>
              </table:table-cell>
              <table:table-cell office:value-type="float" office:value="0.466104">
                <text:p>0.466104</text:p>
              </table:table-cell>
              <table:table-cell office:value-type="float" office:value="0.00000204795">
                <text:p>0.00000204795</text:p>
              </table:table-cell>
              <table:table-cell office:value-type="float" office:value="0.465763">
                <text:p>0.465763</text:p>
              </table:table-cell>
              <table:table-cell office:value-type="float" office:value="0.00000213143">
                <text:p>0.00000213143</text:p>
              </table:table-cell>
              <table:table-cell office:value-type="float" office:value="0.465425">
                <text:p>0.465425</text:p>
              </table:table-cell>
              <table:table-cell office:value-type="float" office:value="0.00000225728">
                <text:p>0.00000225728</text:p>
              </table:table-cell>
              <table:table-cell office:value-type="float" office:value="0.464925">
                <text:p>0.464925</text:p>
              </table:table-cell>
              <table:table-cell office:value-type="float" office:value="0.00000253422">
                <text:p>0.00000253422</text:p>
              </table:table-cell>
              <table:table-cell office:value-type="float" office:value="0.464596">
                <text:p>0.464596</text:p>
              </table:table-cell>
              <table:table-cell office:value-type="float" office:value="0.00000274424">
                <text:p>0.00000274424</text:p>
              </table:table-cell>
              <table:table-cell office:value-type="float" office:value="0.464271">
                <text:p>0.464271</text:p>
              </table:table-cell>
              <table:table-cell office:value-type="float" office:value="0.00000302138">
                <text:p>0.00000302138</text:p>
              </table:table-cell>
              <table:table-cell office:value-type="float" office:value="0.463949">
                <text:p>0.463949</text:p>
              </table:table-cell>
              <table:table-cell office:value-type="float" office:value="0.00000334687">
                <text:p>0.00000334687</text:p>
              </table:table-cell>
              <table:table-cell office:value-type="float" office:value="0.463632">
                <text:p>0.463632</text:p>
              </table:table-cell>
              <table:table-cell office:value-type="float" office:value="0.0000037277">
                <text:p>0.0000037277</text:p>
              </table:table-cell>
              <table:table-cell office:value-type="float" office:value="0.463318">
                <text:p>0.463318</text:p>
              </table:table-cell>
              <table:table-cell office:value-type="float" office:value="0.00000421999">
                <text:p>0.00000421999</text:p>
              </table:table-cell>
              <table:table-cell office:value-type="float" office:value="0.462856">
                <text:p>0.462856</text:p>
              </table:table-cell>
              <table:table-cell office:value-type="float" office:value="0.00000514193">
                <text:p>0.00000514193</text:p>
              </table:table-cell>
              <table:table-cell office:value-type="float" office:value="0.462553">
                <text:p>0.462553</text:p>
              </table:table-cell>
              <table:table-cell office:value-type="float" office:value="0.00000583008">
                <text:p>0.00000583008</text:p>
              </table:table-cell>
              <table:table-cell office:value-type="float" office:value="0.462254">
                <text:p>0.462254</text:p>
              </table:table-cell>
              <table:table-cell office:value-type="float" office:value="0.00000687573">
                <text:p>0.00000687573</text:p>
              </table:table-cell>
              <table:table-cell office:value-type="float" office:value="0.46196">
                <text:p>0.46196</text:p>
              </table:table-cell>
              <table:table-cell office:value-type="float" office:value="0.0000080453">
                <text:p>0.0000080453</text:p>
              </table:table-cell>
              <table:table-cell office:value-type="float" office:value="0.461529">
                <text:p>0.461529</text:p>
              </table:table-cell>
              <table:table-cell office:value-type="float" office:value="0.0000108731">
                <text:p>0.00001087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00000198932">
                <text:p>0.00000198932</text:p>
              </table:table-cell>
              <table:table-cell office:value-type="float" office:value="0.476913">
                <text:p>0.476913</text:p>
              </table:table-cell>
              <table:table-cell office:value-type="float" office:value="0.00000198874">
                <text:p>0.00000198874</text:p>
              </table:table-cell>
              <table:table-cell office:value-type="float" office:value="0.476603">
                <text:p>0.476603</text:p>
              </table:table-cell>
              <table:table-cell office:value-type="float" office:value="0.00000208393">
                <text:p>0.00000208393</text:p>
              </table:table-cell>
              <table:table-cell office:value-type="float" office:value="0.476296">
                <text:p>0.476296</text:p>
              </table:table-cell>
              <table:table-cell office:value-type="float" office:value="0.00000221928">
                <text:p>0.00000221928</text:p>
              </table:table-cell>
              <table:table-cell office:value-type="float" office:value="0.475841">
                <text:p>0.475841</text:p>
              </table:table-cell>
              <table:table-cell office:value-type="float" office:value="0.00000250726">
                <text:p>0.00000250726</text:p>
              </table:table-cell>
              <table:table-cell office:value-type="float" office:value="0.475542">
                <text:p>0.475542</text:p>
              </table:table-cell>
              <table:table-cell office:value-type="float" office:value="0.00000272326">
                <text:p>0.00000272326</text:p>
              </table:table-cell>
              <table:table-cell office:value-type="float" office:value="0.475246">
                <text:p>0.475246</text:p>
              </table:table-cell>
              <table:table-cell office:value-type="float" office:value="0.00000300512">
                <text:p>0.00000300512</text:p>
              </table:table-cell>
              <table:table-cell office:value-type="float" office:value="0.474954">
                <text:p>0.474954</text:p>
              </table:table-cell>
              <table:table-cell office:value-type="float" office:value="0.00000333444">
                <text:p>0.00000333444</text:p>
              </table:table-cell>
              <table:table-cell office:value-type="float" office:value="0.474665">
                <text:p>0.474665</text:p>
              </table:table-cell>
              <table:table-cell office:value-type="float" office:value="0.00000371835">
                <text:p>0.00000371835</text:p>
              </table:table-cell>
              <table:table-cell office:value-type="float" office:value="0.47438">
                <text:p>0.47438</text:p>
              </table:table-cell>
              <table:table-cell office:value-type="float" office:value="0.000004213">
                <text:p>0.000004213</text:p>
              </table:table-cell>
              <table:table-cell office:value-type="float" office:value="0.47396">
                <text:p>0.47396</text:p>
              </table:table-cell>
              <table:table-cell office:value-type="float" office:value="0.00000513756">
                <text:p>0.00000513756</text:p>
              </table:table-cell>
              <table:table-cell office:value-type="float" office:value="0.473684">
                <text:p>0.473684</text:p>
              </table:table-cell>
              <table:table-cell office:value-type="float" office:value="0.000005827">
                <text:p>0.000005827</text:p>
              </table:table-cell>
              <table:table-cell office:value-type="float" office:value="0.473413">
                <text:p>0.473413</text:p>
              </table:table-cell>
              <table:table-cell office:value-type="float" office:value="0.00000687354">
                <text:p>0.00000687354</text:p>
              </table:table-cell>
              <table:table-cell office:value-type="float" office:value="0.473146">
                <text:p>0.473146</text:p>
              </table:table-cell>
              <table:table-cell office:value-type="float" office:value="0.0000080438">
                <text:p>0.0000080438</text:p>
              </table:table-cell>
              <table:table-cell office:value-type="float" office:value="0.472753">
                <text:p>0.472753</text:p>
              </table:table-cell>
              <table:table-cell office:value-type="float" office:value="0.0000108723">
                <text:p>0.0000108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0000019314">
                <text:p>0.0000019314</text:p>
              </table:table-cell>
              <table:table-cell office:value-type="float" office:value="0.487722">
                <text:p>0.487722</text:p>
              </table:table-cell>
              <table:table-cell office:value-type="float" office:value="0.00000194385">
                <text:p>0.00000194385</text:p>
              </table:table-cell>
              <table:table-cell office:value-type="float" office:value="0.487443">
                <text:p>0.487443</text:p>
              </table:table-cell>
              <table:table-cell office:value-type="float" office:value="0.00000204817">
                <text:p>0.00000204817</text:p>
              </table:table-cell>
              <table:table-cell office:value-type="float" office:value="0.487166">
                <text:p>0.487166</text:p>
              </table:table-cell>
              <table:table-cell office:value-type="float" office:value="0.00000219089">
                <text:p>0.00000219089</text:p>
              </table:table-cell>
              <table:table-cell office:value-type="float" office:value="0.486757">
                <text:p>0.486757</text:p>
              </table:table-cell>
              <table:table-cell office:value-type="float" office:value="0.00000248734">
                <text:p>0.00000248734</text:p>
              </table:table-cell>
              <table:table-cell office:value-type="float" office:value="0.486488">
                <text:p>0.486488</text:p>
              </table:table-cell>
              <table:table-cell office:value-type="float" office:value="0.00000270789">
                <text:p>0.00000270789</text:p>
              </table:table-cell>
              <table:table-cell office:value-type="float" office:value="0.486222">
                <text:p>0.486222</text:p>
              </table:table-cell>
              <table:table-cell office:value-type="float" office:value="0.00000299331">
                <text:p>0.00000299331</text:p>
              </table:table-cell>
              <table:table-cell office:value-type="float" office:value="0.485958">
                <text:p>0.485958</text:p>
              </table:table-cell>
              <table:table-cell office:value-type="float" office:value="0.0000033255">
                <text:p>0.0000033255</text:p>
              </table:table-cell>
              <table:table-cell office:value-type="float" office:value="0.485699">
                <text:p>0.485699</text:p>
              </table:table-cell>
              <table:table-cell office:value-type="float" office:value="0.00000371169">
                <text:p>0.00000371169</text:p>
              </table:table-cell>
              <table:table-cell office:value-type="float" office:value="0.485442">
                <text:p>0.485442</text:p>
              </table:table-cell>
              <table:table-cell office:value-type="float" office:value="0.00000420807">
                <text:p>0.00000420807</text:p>
              </table:table-cell>
              <table:table-cell office:value-type="float" office:value="0.485064">
                <text:p>0.485064</text:p>
              </table:table-cell>
              <table:table-cell office:value-type="float" office:value="0.00000513452">
                <text:p>0.00000513452</text:p>
              </table:table-cell>
              <table:table-cell office:value-type="float" office:value="0.484816">
                <text:p>0.484816</text:p>
              </table:table-cell>
              <table:table-cell office:value-type="float" office:value="0.00000582489">
                <text:p>0.00000582489</text:p>
              </table:table-cell>
              <table:table-cell office:value-type="float" office:value="0.484572">
                <text:p>0.484572</text:p>
              </table:table-cell>
              <table:table-cell office:value-type="float" office:value="0.00000687206">
                <text:p>0.00000687206</text:p>
              </table:table-cell>
              <table:table-cell office:value-type="float" office:value="0.484331">
                <text:p>0.484331</text:p>
              </table:table-cell>
              <table:table-cell office:value-type="float" office:value="0.0000080428">
                <text:p>0.0000080428</text:p>
              </table:table-cell>
              <table:table-cell office:value-type="float" office:value="0.483978">
                <text:p>0.483978</text:p>
              </table:table-cell>
              <table:table-cell office:value-type="float" office:value="0.0000108717">
                <text:p>0.0000108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0000018872">
                <text:p>0.0000018872</text:p>
              </table:table-cell>
              <table:table-cell office:value-type="float" office:value="0.49853">
                <text:p>0.49853</text:p>
              </table:table-cell>
              <table:table-cell office:value-type="float" office:value="0.00000190981">
                <text:p>0.00000190981</text:p>
              </table:table-cell>
              <table:table-cell office:value-type="float" office:value="0.498282">
                <text:p>0.498282</text:p>
              </table:table-cell>
              <table:table-cell office:value-type="float" office:value="0.00000202125">
                <text:p>0.00000202125</text:p>
              </table:table-cell>
              <table:table-cell office:value-type="float" office:value="0.498037">
                <text:p>0.498037</text:p>
              </table:table-cell>
              <table:table-cell office:value-type="float" office:value="0.00000216967">
                <text:p>0.00000216967</text:p>
              </table:table-cell>
              <table:table-cell office:value-type="float" office:value="0.497673">
                <text:p>0.497673</text:p>
              </table:table-cell>
              <table:table-cell office:value-type="float" office:value="0.00000247263">
                <text:p>0.00000247263</text:p>
              </table:table-cell>
              <table:table-cell office:value-type="float" office:value="0.497434">
                <text:p>0.497434</text:p>
              </table:table-cell>
              <table:table-cell office:value-type="float" office:value="0.00000269663">
                <text:p>0.00000269663</text:p>
              </table:table-cell>
              <table:table-cell office:value-type="float" office:value="0.497197">
                <text:p>0.497197</text:p>
              </table:table-cell>
              <table:table-cell office:value-type="float" office:value="0.00000298473">
                <text:p>0.00000298473</text:p>
              </table:table-cell>
              <table:table-cell office:value-type="float" office:value="0.496963">
                <text:p>0.496963</text:p>
              </table:table-cell>
              <table:table-cell office:value-type="float" office:value="0.00000331906">
                <text:p>0.00000331906</text:p>
              </table:table-cell>
              <table:table-cell office:value-type="float" office:value="0.496732">
                <text:p>0.496732</text:p>
              </table:table-cell>
              <table:table-cell office:value-type="float" office:value="0.00000370694">
                <text:p>0.00000370694</text:p>
              </table:table-cell>
              <table:table-cell office:value-type="float" office:value="0.496504">
                <text:p>0.496504</text:p>
              </table:table-cell>
              <table:table-cell office:value-type="float" office:value="0.00000420459">
                <text:p>0.00000420459</text:p>
              </table:table-cell>
              <table:table-cell office:value-type="float" office:value="0.496168">
                <text:p>0.496168</text:p>
              </table:table-cell>
              <table:table-cell office:value-type="float" office:value="0.00000513242">
                <text:p>0.00000513242</text:p>
              </table:table-cell>
              <table:table-cell office:value-type="float" office:value="0.495947">
                <text:p>0.495947</text:p>
              </table:table-cell>
              <table:table-cell office:value-type="float" office:value="0.00000582344">
                <text:p>0.00000582344</text:p>
              </table:table-cell>
              <table:table-cell office:value-type="float" office:value="0.49573">
                <text:p>0.49573</text:p>
              </table:table-cell>
              <table:table-cell office:value-type="float" office:value="0.00000687105">
                <text:p>0.00000687105</text:p>
              </table:table-cell>
              <table:table-cell office:value-type="float" office:value="0.495517">
                <text:p>0.495517</text:p>
              </table:table-cell>
              <table:table-cell office:value-type="float" office:value="0.00000804213">
                <text:p>0.00000804213</text:p>
              </table:table-cell>
              <table:table-cell office:value-type="float" office:value="0.495203">
                <text:p>0.495203</text:p>
              </table:table-cell>
              <table:table-cell office:value-type="float" office:value="0.0000108714">
                <text:p>0.0000108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00000185346">
                <text:p>0.00000185346</text:p>
              </table:table-cell>
              <table:table-cell office:value-type="float" office:value="0.509339">
                <text:p>0.509339</text:p>
              </table:table-cell>
              <table:table-cell office:value-type="float" office:value="0.00000188401">
                <text:p>0.00000188401</text:p>
              </table:table-cell>
              <table:table-cell office:value-type="float" office:value="0.509122">
                <text:p>0.509122</text:p>
              </table:table-cell>
              <table:table-cell office:value-type="float" office:value="0.00000200098">
                <text:p>0.00000200098</text:p>
              </table:table-cell>
              <table:table-cell office:value-type="float" office:value="0.508907">
                <text:p>0.508907</text:p>
              </table:table-cell>
              <table:table-cell office:value-type="float" office:value="0.00000215382">
                <text:p>0.00000215382</text:p>
              </table:table-cell>
              <table:table-cell office:value-type="float" office:value="0.508589">
                <text:p>0.508589</text:p>
              </table:table-cell>
              <table:table-cell office:value-type="float" office:value="0.00000246177">
                <text:p>0.00000246177</text:p>
              </table:table-cell>
              <table:table-cell office:value-type="float" office:value="0.508379">
                <text:p>0.508379</text:p>
              </table:table-cell>
              <table:table-cell office:value-type="float" office:value="0.00000268839">
                <text:p>0.00000268839</text:p>
              </table:table-cell>
              <table:table-cell office:value-type="float" office:value="0.508172">
                <text:p>0.508172</text:p>
              </table:table-cell>
              <table:table-cell office:value-type="float" office:value="0.0000029785">
                <text:p>0.0000029785</text:p>
              </table:table-cell>
              <table:table-cell office:value-type="float" office:value="0.507968">
                <text:p>0.507968</text:p>
              </table:table-cell>
              <table:table-cell office:value-type="float" office:value="0.00000331443">
                <text:p>0.00000331443</text:p>
              </table:table-cell>
              <table:table-cell office:value-type="float" office:value="0.507766">
                <text:p>0.507766</text:p>
              </table:table-cell>
              <table:table-cell office:value-type="float" office:value="0.00000370355">
                <text:p>0.00000370355</text:p>
              </table:table-cell>
              <table:table-cell office:value-type="float" office:value="0.507566">
                <text:p>0.507566</text:p>
              </table:table-cell>
              <table:table-cell office:value-type="float" office:value="0.00000420213">
                <text:p>0.00000420213</text:p>
              </table:table-cell>
              <table:table-cell office:value-type="float" office:value="0.507272">
                <text:p>0.507272</text:p>
              </table:table-cell>
              <table:table-cell office:value-type="float" office:value="0.00000513095">
                <text:p>0.00000513095</text:p>
              </table:table-cell>
              <table:table-cell office:value-type="float" office:value="0.507079">
                <text:p>0.507079</text:p>
              </table:table-cell>
              <table:table-cell office:value-type="float" office:value="0.00000582244">
                <text:p>0.00000582244</text:p>
              </table:table-cell>
              <table:table-cell office:value-type="float" office:value="0.506889">
                <text:p>0.506889</text:p>
              </table:table-cell>
              <table:table-cell office:value-type="float" office:value="0.00000687037">
                <text:p>0.00000687037</text:p>
              </table:table-cell>
              <table:table-cell office:value-type="float" office:value="0.506702">
                <text:p>0.506702</text:p>
              </table:table-cell>
              <table:table-cell office:value-type="float" office:value="0.00000804168">
                <text:p>0.00000804168</text:p>
              </table:table-cell>
              <table:table-cell office:value-type="float" office:value="0.506427">
                <text:p>0.506427</text:p>
              </table:table-cell>
              <table:table-cell office:value-type="float" office:value="0.0000108711">
                <text:p>0.00001087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0000018277">
                <text:p>0.0000018277</text:p>
              </table:table-cell>
              <table:table-cell office:value-type="float" office:value="0.520148">
                <text:p>0.520148</text:p>
              </table:table-cell>
              <table:table-cell office:value-type="float" office:value="0.00000186445">
                <text:p>0.00000186445</text:p>
              </table:table-cell>
              <table:table-cell office:value-type="float" office:value="0.519962">
                <text:p>0.519962</text:p>
              </table:table-cell>
              <table:table-cell office:value-type="float" office:value="0.00000198573">
                <text:p>0.00000198573</text:p>
              </table:table-cell>
              <table:table-cell office:value-type="float" office:value="0.519777">
                <text:p>0.519777</text:p>
              </table:table-cell>
              <table:table-cell office:value-type="float" office:value="0.00000214197">
                <text:p>0.00000214197</text:p>
              </table:table-cell>
              <table:table-cell office:value-type="float" office:value="0.519505">
                <text:p>0.519505</text:p>
              </table:table-cell>
              <table:table-cell office:value-type="float" office:value="0.00000245374">
                <text:p>0.00000245374</text:p>
              </table:table-cell>
              <table:table-cell office:value-type="float" office:value="0.519325">
                <text:p>0.519325</text:p>
              </table:table-cell>
              <table:table-cell office:value-type="float" office:value="0.00000268235">
                <text:p>0.00000268235</text:p>
              </table:table-cell>
              <table:table-cell office:value-type="float" office:value="0.519148">
                <text:p>0.519148</text:p>
              </table:table-cell>
              <table:table-cell office:value-type="float" office:value="0.00000297398">
                <text:p>0.00000297398</text:p>
              </table:table-cell>
              <table:table-cell office:value-type="float" office:value="0.518972">
                <text:p>0.518972</text:p>
              </table:table-cell>
              <table:table-cell office:value-type="float" office:value="0.0000033111">
                <text:p>0.0000033111</text:p>
              </table:table-cell>
              <table:table-cell office:value-type="float" office:value="0.518799">
                <text:p>0.518799</text:p>
              </table:table-cell>
              <table:table-cell office:value-type="float" office:value="0.00000370114">
                <text:p>0.00000370114</text:p>
              </table:table-cell>
              <table:table-cell office:value-type="float" office:value="0.518628">
                <text:p>0.518628</text:p>
              </table:table-cell>
              <table:table-cell office:value-type="float" office:value="0.0000042004">
                <text:p>0.0000042004</text:p>
              </table:table-cell>
              <table:table-cell office:value-type="float" office:value="0.518376">
                <text:p>0.518376</text:p>
              </table:table-cell>
              <table:table-cell office:value-type="float" office:value="0.00000512994">
                <text:p>0.00000512994</text:p>
              </table:table-cell>
              <table:table-cell office:value-type="float" office:value="0.51821">
                <text:p>0.51821</text:p>
              </table:table-cell>
              <table:table-cell office:value-type="float" office:value="0.00000582176">
                <text:p>0.00000582176</text:p>
              </table:table-cell>
              <table:table-cell office:value-type="float" office:value="0.518048">
                <text:p>0.518048</text:p>
              </table:table-cell>
              <table:table-cell office:value-type="float" office:value="0.00000686991">
                <text:p>0.00000686991</text:p>
              </table:table-cell>
              <table:table-cell office:value-type="float" office:value="0.517887">
                <text:p>0.517887</text:p>
              </table:table-cell>
              <table:table-cell office:value-type="float" office:value="0.00000804138">
                <text:p>0.00000804138</text:p>
              </table:table-cell>
              <table:table-cell office:value-type="float" office:value="0.517652">
                <text:p>0.517652</text:p>
              </table:table-cell>
              <table:table-cell office:value-type="float" office:value="0.000010871">
                <text:p>0.000010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00000180805">
                <text:p>0.00000180805</text:p>
              </table:table-cell>
              <table:table-cell office:value-type="float" office:value="0.530957">
                <text:p>0.530957</text:p>
              </table:table-cell>
              <table:table-cell office:value-type="float" office:value="0.00000184962">
                <text:p>0.00000184962</text:p>
              </table:table-cell>
              <table:table-cell office:value-type="float" office:value="0.530801">
                <text:p>0.530801</text:p>
              </table:table-cell>
              <table:table-cell office:value-type="float" office:value="0.00000197424">
                <text:p>0.00000197424</text:p>
              </table:table-cell>
              <table:table-cell office:value-type="float" office:value="0.530648">
                <text:p>0.530648</text:p>
              </table:table-cell>
              <table:table-cell office:value-type="float" office:value="0.00000213312">
                <text:p>0.00000213312</text:p>
              </table:table-cell>
              <table:table-cell office:value-type="float" office:value="0.530421">
                <text:p>0.530421</text:p>
              </table:table-cell>
              <table:table-cell office:value-type="float" office:value="0.00000244782">
                <text:p>0.00000244782</text:p>
              </table:table-cell>
              <table:table-cell office:value-type="float" office:value="0.530271">
                <text:p>0.530271</text:p>
              </table:table-cell>
              <table:table-cell office:value-type="float" office:value="0.00000267792">
                <text:p>0.00000267792</text:p>
              </table:table-cell>
              <table:table-cell office:value-type="float" office:value="0.530123">
                <text:p>0.530123</text:p>
              </table:table-cell>
              <table:table-cell office:value-type="float" office:value="0.0000029707">
                <text:p>0.0000029707</text:p>
              </table:table-cell>
              <table:table-cell office:value-type="float" office:value="0.529977">
                <text:p>0.529977</text:p>
              </table:table-cell>
              <table:table-cell office:value-type="float" office:value="0.0000033087">
                <text:p>0.0000033087</text:p>
              </table:table-cell>
              <table:table-cell office:value-type="float" office:value="0.529833">
                <text:p>0.529833</text:p>
              </table:table-cell>
              <table:table-cell office:value-type="float" office:value="0.00000369942">
                <text:p>0.00000369942</text:p>
              </table:table-cell>
              <table:table-cell office:value-type="float" office:value="0.52969">
                <text:p>0.52969</text:p>
              </table:table-cell>
              <table:table-cell office:value-type="float" office:value="0.00000419918">
                <text:p>0.00000419918</text:p>
              </table:table-cell>
              <table:table-cell office:value-type="float" office:value="0.52948">
                <text:p>0.52948</text:p>
              </table:table-cell>
              <table:table-cell office:value-type="float" office:value="0.00000512924">
                <text:p>0.00000512924</text:p>
              </table:table-cell>
              <table:table-cell office:value-type="float" office:value="0.529342">
                <text:p>0.529342</text:p>
              </table:table-cell>
              <table:table-cell office:value-type="float" office:value="0.00000582129">
                <text:p>0.00000582129</text:p>
              </table:table-cell>
              <table:table-cell office:value-type="float" office:value="0.529206">
                <text:p>0.529206</text:p>
              </table:table-cell>
              <table:table-cell office:value-type="float" office:value="0.0000068696">
                <text:p>0.0000068696</text:p>
              </table:table-cell>
              <table:table-cell office:value-type="float" office:value="0.529073">
                <text:p>0.529073</text:p>
              </table:table-cell>
              <table:table-cell office:value-type="float" office:value="0.00000804118">
                <text:p>0.00000804118</text:p>
              </table:table-cell>
              <table:table-cell office:value-type="float" office:value="0.528877">
                <text:p>0.528877</text:p>
              </table:table-cell>
              <table:table-cell office:value-type="float" office:value="0.0000108709">
                <text:p>0.0000108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00000179304">
                <text:p>0.00000179304</text:p>
              </table:table-cell>
              <table:table-cell office:value-type="float" office:value="0.541765">
                <text:p>0.541765</text:p>
              </table:table-cell>
              <table:table-cell office:value-type="float" office:value="0.00000183837">
                <text:p>0.00000183837</text:p>
              </table:table-cell>
              <table:table-cell office:value-type="float" office:value="0.541641">
                <text:p>0.541641</text:p>
              </table:table-cell>
              <table:table-cell office:value-type="float" office:value="0.00000196559">
                <text:p>0.00000196559</text:p>
              </table:table-cell>
              <table:table-cell office:value-type="float" office:value="0.541518">
                <text:p>0.541518</text:p>
              </table:table-cell>
              <table:table-cell office:value-type="float" office:value="0.0000021265">
                <text:p>0.0000021265</text:p>
              </table:table-cell>
              <table:table-cell office:value-type="float" office:value="0.541336">
                <text:p>0.541336</text:p>
              </table:table-cell>
              <table:table-cell office:value-type="float" office:value="0.00000244344">
                <text:p>0.00000244344</text:p>
              </table:table-cell>
              <table:table-cell office:value-type="float" office:value="0.541217">
                <text:p>0.541217</text:p>
              </table:table-cell>
              <table:table-cell office:value-type="float" office:value="0.00000267468">
                <text:p>0.00000267468</text:p>
              </table:table-cell>
              <table:table-cell office:value-type="float" office:value="0.541098">
                <text:p>0.541098</text:p>
              </table:table-cell>
              <table:table-cell office:value-type="float" office:value="0.00000296831">
                <text:p>0.00000296831</text:p>
              </table:table-cell>
              <table:table-cell office:value-type="float" office:value="0.540982">
                <text:p>0.540982</text:p>
              </table:table-cell>
              <table:table-cell office:value-type="float" office:value="0.00000330698">
                <text:p>0.00000330698</text:p>
              </table:table-cell>
              <table:table-cell office:value-type="float" office:value="0.540866">
                <text:p>0.540866</text:p>
              </table:table-cell>
              <table:table-cell office:value-type="float" office:value="0.0000036982">
                <text:p>0.0000036982</text:p>
              </table:table-cell>
              <table:table-cell office:value-type="float" office:value="0.540752">
                <text:p>0.540752</text:p>
              </table:table-cell>
              <table:table-cell office:value-type="float" office:value="0.00000419832">
                <text:p>0.00000419832</text:p>
              </table:table-cell>
              <table:table-cell office:value-type="float" office:value="0.540584">
                <text:p>0.540584</text:p>
              </table:table-cell>
              <table:table-cell office:value-type="float" office:value="0.00000512875">
                <text:p>0.00000512875</text:p>
              </table:table-cell>
              <table:table-cell office:value-type="float" office:value="0.540474">
                <text:p>0.540474</text:p>
              </table:table-cell>
              <table:table-cell office:value-type="float" office:value="0.00000582097">
                <text:p>0.00000582097</text:p>
              </table:table-cell>
              <table:table-cell office:value-type="float" office:value="0.540365">
                <text:p>0.540365</text:p>
              </table:table-cell>
              <table:table-cell office:value-type="float" office:value="0.00000686938">
                <text:p>0.00000686938</text:p>
              </table:table-cell>
              <table:table-cell office:value-type="float" office:value="0.540258">
                <text:p>0.540258</text:p>
              </table:table-cell>
              <table:table-cell office:value-type="float" office:value="0.00000804104">
                <text:p>0.00000804104</text:p>
              </table:table-cell>
              <table:table-cell office:value-type="float" office:value="0.540101">
                <text:p>0.540101</text:p>
              </table:table-cell>
              <table:table-cell office:value-type="float" office:value="0.0000108708">
                <text:p>0.00001087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00000178159">
                <text:p>0.00000178159</text:p>
              </table:table-cell>
              <table:table-cell office:value-type="float" office:value="0.552574">
                <text:p>0.552574</text:p>
              </table:table-cell>
              <table:table-cell office:value-type="float" office:value="0.00000182985">
                <text:p>0.00000182985</text:p>
              </table:table-cell>
              <table:table-cell office:value-type="float" office:value="0.552481">
                <text:p>0.552481</text:p>
              </table:table-cell>
              <table:table-cell office:value-type="float" office:value="0.00000195909">
                <text:p>0.00000195909</text:p>
              </table:table-cell>
              <table:table-cell office:value-type="float" office:value="0.552389">
                <text:p>0.552389</text:p>
              </table:table-cell>
              <table:table-cell office:value-type="float" office:value="0.00000212156">
                <text:p>0.00000212156</text:p>
              </table:table-cell>
              <table:table-cell office:value-type="float" office:value="0.552252">
                <text:p>0.552252</text:p>
              </table:table-cell>
              <table:table-cell office:value-type="float" office:value="0.00000244021">
                <text:p>0.00000244021</text:p>
              </table:table-cell>
              <table:table-cell office:value-type="float" office:value="0.552163">
                <text:p>0.552163</text:p>
              </table:table-cell>
              <table:table-cell office:value-type="float" office:value="0.00000267231">
                <text:p>0.00000267231</text:p>
              </table:table-cell>
              <table:table-cell office:value-type="float" office:value="0.552074">
                <text:p>0.552074</text:p>
              </table:table-cell>
              <table:table-cell office:value-type="float" office:value="0.00000296658">
                <text:p>0.00000296658</text:p>
              </table:table-cell>
              <table:table-cell office:value-type="float" office:value="0.551986">
                <text:p>0.551986</text:p>
              </table:table-cell>
              <table:table-cell office:value-type="float" office:value="0.00000330574">
                <text:p>0.00000330574</text:p>
              </table:table-cell>
              <table:table-cell office:value-type="float" office:value="0.5519">
                <text:p>0.5519</text:p>
              </table:table-cell>
              <table:table-cell office:value-type="float" office:value="0.00000369732">
                <text:p>0.00000369732</text:p>
              </table:table-cell>
              <table:table-cell office:value-type="float" office:value="0.551814">
                <text:p>0.551814</text:p>
              </table:table-cell>
              <table:table-cell office:value-type="float" office:value="0.00000419771">
                <text:p>0.00000419771</text:p>
              </table:table-cell>
              <table:table-cell office:value-type="float" office:value="0.551688">
                <text:p>0.551688</text:p>
              </table:table-cell>
              <table:table-cell office:value-type="float" office:value="0.00000512841">
                <text:p>0.00000512841</text:p>
              </table:table-cell>
              <table:table-cell office:value-type="float" office:value="0.551605">
                <text:p>0.551605</text:p>
              </table:table-cell>
              <table:table-cell office:value-type="float" office:value="0.00000582075">
                <text:p>0.00000582075</text:p>
              </table:table-cell>
              <table:table-cell office:value-type="float" office:value="0.551524">
                <text:p>0.551524</text:p>
              </table:table-cell>
              <table:table-cell office:value-type="float" office:value="0.00000686924">
                <text:p>0.00000686924</text:p>
              </table:table-cell>
              <table:table-cell office:value-type="float" office:value="0.551444">
                <text:p>0.551444</text:p>
              </table:table-cell>
              <table:table-cell office:value-type="float" office:value="0.00000804095">
                <text:p>0.00000804095</text:p>
              </table:table-cell>
              <table:table-cell office:value-type="float" office:value="0.551326">
                <text:p>0.551326</text:p>
              </table:table-cell>
              <table:table-cell office:value-type="float" office:value="0.0000108708">
                <text:p>0.0000108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00000177285">
                <text:p>0.00000177285</text:p>
              </table:table-cell>
              <table:table-cell office:value-type="float" office:value="0.563383">
                <text:p>0.563383</text:p>
              </table:table-cell>
              <table:table-cell office:value-type="float" office:value="0.00000182338">
                <text:p>0.00000182338</text:p>
              </table:table-cell>
              <table:table-cell office:value-type="float" office:value="0.563321">
                <text:p>0.563321</text:p>
              </table:table-cell>
              <table:table-cell office:value-type="float" office:value="0.00000195419">
                <text:p>0.00000195419</text:p>
              </table:table-cell>
              <table:table-cell office:value-type="float" office:value="0.563259">
                <text:p>0.563259</text:p>
              </table:table-cell>
              <table:table-cell office:value-type="float" office:value="0.00000211786">
                <text:p>0.00000211786</text:p>
              </table:table-cell>
              <table:table-cell office:value-type="float" office:value="0.563168">
                <text:p>0.563168</text:p>
              </table:table-cell>
              <table:table-cell office:value-type="float" office:value="0.00000243782">
                <text:p>0.00000243782</text:p>
              </table:table-cell>
              <table:table-cell office:value-type="float" office:value="0.563108">
                <text:p>0.563108</text:p>
              </table:table-cell>
              <table:table-cell office:value-type="float" office:value="0.00000267057">
                <text:p>0.00000267057</text:p>
              </table:table-cell>
              <table:table-cell office:value-type="float" office:value="0.563049">
                <text:p>0.563049</text:p>
              </table:table-cell>
              <table:table-cell office:value-type="float" office:value="0.00000296532">
                <text:p>0.00000296532</text:p>
              </table:table-cell>
              <table:table-cell office:value-type="float" office:value="0.562991">
                <text:p>0.562991</text:p>
              </table:table-cell>
              <table:table-cell office:value-type="float" office:value="0.00000330484">
                <text:p>0.00000330484</text:p>
              </table:table-cell>
              <table:table-cell office:value-type="float" office:value="0.562933">
                <text:p>0.562933</text:p>
              </table:table-cell>
              <table:table-cell office:value-type="float" office:value="0.0000036967">
                <text:p>0.0000036967</text:p>
              </table:table-cell>
              <table:table-cell office:value-type="float" office:value="0.562876">
                <text:p>0.562876</text:p>
              </table:table-cell>
              <table:table-cell office:value-type="float" office:value="0.00000419728">
                <text:p>0.00000419728</text:p>
              </table:table-cell>
              <table:table-cell office:value-type="float" office:value="0.562792">
                <text:p>0.562792</text:p>
              </table:table-cell>
              <table:table-cell office:value-type="float" office:value="0.00000512817">
                <text:p>0.00000512817</text:p>
              </table:table-cell>
              <table:table-cell office:value-type="float" office:value="0.562737">
                <text:p>0.562737</text:p>
              </table:table-cell>
              <table:table-cell office:value-type="float" office:value="0.0000058206">
                <text:p>0.0000058206</text:p>
              </table:table-cell>
              <table:table-cell office:value-type="float" office:value="0.562683">
                <text:p>0.562683</text:p>
              </table:table-cell>
              <table:table-cell office:value-type="float" office:value="0.00000686914">
                <text:p>0.00000686914</text:p>
              </table:table-cell>
              <table:table-cell office:value-type="float" office:value="0.562629">
                <text:p>0.562629</text:p>
              </table:table-cell>
              <table:table-cell office:value-type="float" office:value="0.00000804089">
                <text:p>0.00000804089</text:p>
              </table:table-cell>
              <table:table-cell office:value-type="float" office:value="0.562551">
                <text:p>0.562551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00000176617">
                <text:p>0.00000176617</text:p>
              </table:table-cell>
              <table:table-cell office:value-type="float" office:value="0.574191">
                <text:p>0.574191</text:p>
              </table:table-cell>
              <table:table-cell office:value-type="float" office:value="0.00000181848">
                <text:p>0.00000181848</text:p>
              </table:table-cell>
              <table:table-cell office:value-type="float" office:value="0.57416">
                <text:p>0.57416</text:p>
              </table:table-cell>
              <table:table-cell office:value-type="float" office:value="0.0000019505">
                <text:p>0.0000019505</text:p>
              </table:table-cell>
              <table:table-cell office:value-type="float" office:value="0.57413">
                <text:p>0.57413</text:p>
              </table:table-cell>
              <table:table-cell office:value-type="float" office:value="0.0000021151">
                <text:p>0.0000021151</text:p>
              </table:table-cell>
              <table:table-cell office:value-type="float" office:value="0.574084">
                <text:p>0.574084</text:p>
              </table:table-cell>
              <table:table-cell office:value-type="float" office:value="0.00000243606">
                <text:p>0.00000243606</text:p>
              </table:table-cell>
              <table:table-cell office:value-type="float" office:value="0.574054">
                <text:p>0.574054</text:p>
              </table:table-cell>
              <table:table-cell office:value-type="float" office:value="0.0000026693">
                <text:p>0.0000026693</text:p>
              </table:table-cell>
              <table:table-cell office:value-type="float" office:value="0.574025">
                <text:p>0.574025</text:p>
              </table:table-cell>
              <table:table-cell office:value-type="float" office:value="0.00000296441">
                <text:p>0.00000296441</text:p>
              </table:table-cell>
              <table:table-cell office:value-type="float" office:value="0.573995">
                <text:p>0.573995</text:p>
              </table:table-cell>
              <table:table-cell office:value-type="float" office:value="0.0000033042">
                <text:p>0.0000033042</text:p>
              </table:table-cell>
              <table:table-cell office:value-type="float" office:value="0.573967">
                <text:p>0.573967</text:p>
              </table:table-cell>
              <table:table-cell office:value-type="float" office:value="0.00000369626">
                <text:p>0.00000369626</text:p>
              </table:table-cell>
              <table:table-cell office:value-type="float" office:value="0.573938">
                <text:p>0.573938</text:p>
              </table:table-cell>
              <table:table-cell office:value-type="float" office:value="0.00000419698">
                <text:p>0.00000419698</text:p>
              </table:table-cell>
              <table:table-cell office:value-type="float" office:value="0.573896">
                <text:p>0.573896</text:p>
              </table:table-cell>
              <table:table-cell office:value-type="float" office:value="0.00000512801">
                <text:p>0.00000512801</text:p>
              </table:table-cell>
              <table:table-cell office:value-type="float" office:value="0.573868">
                <text:p>0.573868</text:p>
              </table:table-cell>
              <table:table-cell office:value-type="float" office:value="0.0000058205">
                <text:p>0.0000058205</text:p>
              </table:table-cell>
              <table:table-cell office:value-type="float" office:value="0.573841">
                <text:p>0.573841</text:p>
              </table:table-cell>
              <table:table-cell office:value-type="float" office:value="0.00000686908">
                <text:p>0.00000686908</text:p>
              </table:table-cell>
              <table:table-cell office:value-type="float" office:value="0.573815">
                <text:p>0.573815</text:p>
              </table:table-cell>
              <table:table-cell office:value-type="float" office:value="0.00000804085">
                <text:p>0.00000804085</text:p>
              </table:table-cell>
              <table:table-cell office:value-type="float" office:value="0.573775">
                <text:p>0.573775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00176108">
                <text:p>0.00000176108</text:p>
              </table:table-cell>
              <table:table-cell office:value-type="float" office:value="0.585">
                <text:p>0.585</text:p>
              </table:table-cell>
              <table:table-cell office:value-type="float" office:value="0.00000181477">
                <text:p>0.00000181477</text:p>
              </table:table-cell>
              <table:table-cell office:value-type="float" office:value="0.585">
                <text:p>0.585</text:p>
              </table:table-cell>
              <table:table-cell office:value-type="float" office:value="0.00000194772">
                <text:p>0.00000194772</text:p>
              </table:table-cell>
              <table:table-cell office:value-type="float" office:value="0.585">
                <text:p>0.585</text:p>
              </table:table-cell>
              <table:table-cell office:value-type="float" office:value="0.00000211304">
                <text:p>0.00000211304</text:p>
              </table:table-cell>
              <table:table-cell office:value-type="float" office:value="0.585">
                <text:p>0.585</text:p>
              </table:table-cell>
              <table:table-cell office:value-type="float" office:value="0.00000243475">
                <text:p>0.00000243475</text:p>
              </table:table-cell>
              <table:table-cell office:value-type="float" office:value="0.585">
                <text:p>0.585</text:p>
              </table:table-cell>
              <table:table-cell office:value-type="float" office:value="0.00000266836">
                <text:p>0.00000266836</text:p>
              </table:table-cell>
              <table:table-cell office:value-type="float" office:value="0.585">
                <text:p>0.585</text:p>
              </table:table-cell>
              <table:table-cell office:value-type="float" office:value="0.00000296375">
                <text:p>0.00000296375</text:p>
              </table:table-cell>
              <table:table-cell office:value-type="float" office:value="0.585">
                <text:p>0.585</text:p>
              </table:table-cell>
              <table:table-cell office:value-type="float" office:value="0.00000330374">
                <text:p>0.00000330374</text:p>
              </table:table-cell>
              <table:table-cell office:value-type="float" office:value="0.585">
                <text:p>0.585</text:p>
              </table:table-cell>
              <table:table-cell office:value-type="float" office:value="0.00000369594">
                <text:p>0.00000369594</text:p>
              </table:table-cell>
              <table:table-cell office:value-type="float" office:value="0.585">
                <text:p>0.585</text:p>
              </table:table-cell>
              <table:table-cell office:value-type="float" office:value="0.00000419677">
                <text:p>0.00000419677</text:p>
              </table:table-cell>
              <table:table-cell office:value-type="float" office:value="0.585">
                <text:p>0.585</text:p>
              </table:table-cell>
              <table:table-cell office:value-type="float" office:value="0.00000512789">
                <text:p>0.00000512789</text:p>
              </table:table-cell>
              <table:table-cell office:value-type="float" office:value="0.585">
                <text:p>0.585</text:p>
              </table:table-cell>
              <table:table-cell office:value-type="float" office:value="0.00000582042">
                <text:p>0.00000582042</text:p>
              </table:table-cell>
              <table:table-cell office:value-type="float" office:value="0.585">
                <text:p>0.585</text:p>
              </table:table-cell>
              <table:table-cell office:value-type="float" office:value="0.00000686903">
                <text:p>0.00000686903</text:p>
              </table:table-cell>
              <table:table-cell office:value-type="float" office:value="0.585">
                <text:p>0.585</text:p>
              </table:table-cell>
              <table:table-cell office:value-type="float" office:value="0.00000804082">
                <text:p>0.00000804082</text:p>
              </table:table-cell>
              <table:table-cell office:value-type="float" office:value="0.585">
                <text:p>0.585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00000175719">
                <text:p>0.00000175719</text:p>
              </table:table-cell>
              <table:table-cell office:value-type="float" office:value="0.595809">
                <text:p>0.595809</text:p>
              </table:table-cell>
              <table:table-cell office:value-type="float" office:value="0.00000181195">
                <text:p>0.00000181195</text:p>
              </table:table-cell>
              <table:table-cell office:value-type="float" office:value="0.59584">
                <text:p>0.59584</text:p>
              </table:table-cell>
              <table:table-cell office:value-type="float" office:value="0.00000194563">
                <text:p>0.00000194563</text:p>
              </table:table-cell>
              <table:table-cell office:value-type="float" office:value="0.59587">
                <text:p>0.59587</text:p>
              </table:table-cell>
              <table:table-cell office:value-type="float" office:value="0.0000021115">
                <text:p>0.0000021115</text:p>
              </table:table-cell>
              <table:table-cell office:value-type="float" office:value="0.595916">
                <text:p>0.595916</text:p>
              </table:table-cell>
              <table:table-cell office:value-type="float" office:value="0.00000243379">
                <text:p>0.00000243379</text:p>
              </table:table-cell>
              <table:table-cell office:value-type="float" office:value="0.595946">
                <text:p>0.595946</text:p>
              </table:table-cell>
              <table:table-cell office:value-type="float" office:value="0.00000266768">
                <text:p>0.00000266768</text:p>
              </table:table-cell>
              <table:table-cell office:value-type="float" office:value="0.595975">
                <text:p>0.595975</text:p>
              </table:table-cell>
              <table:table-cell office:value-type="float" office:value="0.00000296327">
                <text:p>0.00000296327</text:p>
              </table:table-cell>
              <table:table-cell office:value-type="float" office:value="0.596005">
                <text:p>0.596005</text:p>
              </table:table-cell>
              <table:table-cell office:value-type="float" office:value="0.00000330341">
                <text:p>0.00000330341</text:p>
              </table:table-cell>
              <table:table-cell office:value-type="float" office:value="0.596033">
                <text:p>0.596033</text:p>
              </table:table-cell>
              <table:table-cell office:value-type="float" office:value="0.00000369572">
                <text:p>0.00000369572</text:p>
              </table:table-cell>
              <table:table-cell office:value-type="float" office:value="0.596062">
                <text:p>0.596062</text:p>
              </table:table-cell>
              <table:table-cell office:value-type="float" office:value="0.00000419662">
                <text:p>0.00000419662</text:p>
              </table:table-cell>
              <table:table-cell office:value-type="float" office:value="0.596104">
                <text:p>0.596104</text:p>
              </table:table-cell>
              <table:table-cell office:value-type="float" office:value="0.00000512782">
                <text:p>0.00000512782</text:p>
              </table:table-cell>
              <table:table-cell office:value-type="float" office:value="0.596132">
                <text:p>0.596132</text:p>
              </table:table-cell>
              <table:table-cell office:value-type="float" office:value="0.00000582038">
                <text:p>0.00000582038</text:p>
              </table:table-cell>
              <table:table-cell office:value-type="float" office:value="0.596159">
                <text:p>0.596159</text:p>
              </table:table-cell>
              <table:table-cell office:value-type="float" office:value="0.000006869">
                <text:p>0.000006869</text:p>
              </table:table-cell>
              <table:table-cell office:value-type="float" office:value="0.596185">
                <text:p>0.596185</text:p>
              </table:table-cell>
              <table:table-cell office:value-type="float" office:value="0.00000804081">
                <text:p>0.00000804081</text:p>
              </table:table-cell>
              <table:table-cell office:value-type="float" office:value="0.596225">
                <text:p>0.596225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00000175423">
                <text:p>0.00000175423</text:p>
              </table:table-cell>
              <table:table-cell office:value-type="float" office:value="0.606617">
                <text:p>0.606617</text:p>
              </table:table-cell>
              <table:table-cell office:value-type="float" office:value="0.00000180982">
                <text:p>0.00000180982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00194406">
                <text:p>0.00000194406</text:p>
              </table:table-cell>
              <table:table-cell office:value-type="float" office:value="0.606741">
                <text:p>0.606741</text:p>
              </table:table-cell>
              <table:table-cell office:value-type="float" office:value="0.00000211035">
                <text:p>0.00000211035</text:p>
              </table:table-cell>
              <table:table-cell office:value-type="float" office:value="0.606832">
                <text:p>0.606832</text:p>
              </table:table-cell>
              <table:table-cell office:value-type="float" office:value="0.00000243308">
                <text:p>0.00000243308</text:p>
              </table:table-cell>
              <table:table-cell office:value-type="float" office:value="0.606892">
                <text:p>0.606892</text:p>
              </table:table-cell>
              <table:table-cell office:value-type="float" office:value="0.00000266718">
                <text:p>0.00000266718</text:p>
              </table:table-cell>
              <table:table-cell office:value-type="float" office:value="0.606951">
                <text:p>0.606951</text:p>
              </table:table-cell>
              <table:table-cell office:value-type="float" office:value="0.00000296292">
                <text:p>0.00000296292</text:p>
              </table:table-cell>
              <table:table-cell office:value-type="float" office:value="0.607009">
                <text:p>0.607009</text:p>
              </table:table-cell>
              <table:table-cell office:value-type="float" office:value="0.00000330317">
                <text:p>0.00000330317</text:p>
              </table:table-cell>
              <table:table-cell office:value-type="float" office:value="0.607067">
                <text:p>0.607067</text:p>
              </table:table-cell>
              <table:table-cell office:value-type="float" office:value="0.00000369556">
                <text:p>0.00000369556</text:p>
              </table:table-cell>
              <table:table-cell office:value-type="float" office:value="0.607124">
                <text:p>0.607124</text:p>
              </table:table-cell>
              <table:table-cell office:value-type="float" office:value="0.00000419651">
                <text:p>0.00000419651</text:p>
              </table:table-cell>
              <table:table-cell office:value-type="float" office:value="0.607208">
                <text:p>0.607208</text:p>
              </table:table-cell>
              <table:table-cell office:value-type="float" office:value="0.00000512776">
                <text:p>0.00000512776</text:p>
              </table:table-cell>
              <table:table-cell office:value-type="float" office:value="0.607263">
                <text:p>0.607263</text:p>
              </table:table-cell>
              <table:table-cell office:value-type="float" office:value="0.00000582034">
                <text:p>0.00000582034</text:p>
              </table:table-cell>
              <table:table-cell office:value-type="float" office:value="0.607317">
                <text:p>0.607317</text:p>
              </table:table-cell>
              <table:table-cell office:value-type="float" office:value="0.00000686898">
                <text:p>0.00000686898</text:p>
              </table:table-cell>
              <table:table-cell office:value-type="float" office:value="0.607371">
                <text:p>0.607371</text:p>
              </table:table-cell>
              <table:table-cell office:value-type="float" office:value="0.00000804079">
                <text:p>0.00000804079</text:p>
              </table:table-cell>
              <table:table-cell office:value-type="float" office:value="0.607449">
                <text:p>0.607449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00000175196">
                <text:p>0.00000175196</text:p>
              </table:table-cell>
              <table:table-cell office:value-type="float" office:value="0.617426">
                <text:p>0.617426</text:p>
              </table:table-cell>
              <table:table-cell office:value-type="float" office:value="0.0000018082">
                <text:p>0.0000018082</text:p>
              </table:table-cell>
              <table:table-cell office:value-type="float" office:value="0.617519">
                <text:p>0.617519</text:p>
              </table:table-cell>
              <table:table-cell office:value-type="float" office:value="0.00000194287">
                <text:p>0.00000194287</text:p>
              </table:table-cell>
              <table:table-cell office:value-type="float" office:value="0.617611">
                <text:p>0.617611</text:p>
              </table:table-cell>
              <table:table-cell office:value-type="float" office:value="0.00000210949">
                <text:p>0.00000210949</text:p>
              </table:table-cell>
              <table:table-cell office:value-type="float" office:value="0.617748">
                <text:p>0.617748</text:p>
              </table:table-cell>
              <table:table-cell office:value-type="float" office:value="0.00000243256">
                <text:p>0.00000243256</text:p>
              </table:table-cell>
              <table:table-cell office:value-type="float" office:value="0.617837">
                <text:p>0.617837</text:p>
              </table:table-cell>
              <table:table-cell office:value-type="float" office:value="0.00000266682">
                <text:p>0.00000266682</text:p>
              </table:table-cell>
              <table:table-cell office:value-type="float" office:value="0.617926">
                <text:p>0.617926</text:p>
              </table:table-cell>
              <table:table-cell office:value-type="float" office:value="0.00000296266">
                <text:p>0.00000296266</text:p>
              </table:table-cell>
              <table:table-cell office:value-type="float" office:value="0.618014">
                <text:p>0.618014</text:p>
              </table:table-cell>
              <table:table-cell office:value-type="float" office:value="0.00000330299">
                <text:p>0.00000330299</text:p>
              </table:table-cell>
              <table:table-cell office:value-type="float" office:value="0.6181">
                <text:p>0.6181</text:p>
              </table:table-cell>
              <table:table-cell office:value-type="float" office:value="0.00000369544">
                <text:p>0.00000369544</text:p>
              </table:table-cell>
              <table:table-cell office:value-type="float" office:value="0.618186">
                <text:p>0.618186</text:p>
              </table:table-cell>
              <table:table-cell office:value-type="float" office:value="0.00000419644">
                <text:p>0.00000419644</text:p>
              </table:table-cell>
              <table:table-cell office:value-type="float" office:value="0.618312">
                <text:p>0.618312</text:p>
              </table:table-cell>
              <table:table-cell office:value-type="float" office:value="0.00000512772">
                <text:p>0.00000512772</text:p>
              </table:table-cell>
              <table:table-cell office:value-type="float" office:value="0.618395">
                <text:p>0.618395</text:p>
              </table:table-cell>
              <table:table-cell office:value-type="float" office:value="0.00000582032">
                <text:p>0.00000582032</text:p>
              </table:table-cell>
              <table:table-cell office:value-type="float" office:value="0.618476">
                <text:p>0.618476</text:p>
              </table:table-cell>
              <table:table-cell office:value-type="float" office:value="0.00000686897">
                <text:p>0.00000686897</text:p>
              </table:table-cell>
              <table:table-cell office:value-type="float" office:value="0.618556">
                <text:p>0.618556</text:p>
              </table:table-cell>
              <table:table-cell office:value-type="float" office:value="0.00000804079">
                <text:p>0.00000804079</text:p>
              </table:table-cell>
              <table:table-cell office:value-type="float" office:value="0.618674">
                <text:p>0.618674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00000175023">
                <text:p>0.00000175023</text:p>
              </table:table-cell>
              <table:table-cell office:value-type="float" office:value="0.628235">
                <text:p>0.628235</text:p>
              </table:table-cell>
              <table:table-cell office:value-type="float" office:value="0.00000180697">
                <text:p>0.00000180697</text:p>
              </table:table-cell>
              <table:table-cell office:value-type="float" office:value="0.628359">
                <text:p>0.628359</text:p>
              </table:table-cell>
              <table:table-cell office:value-type="float" office:value="0.00000194198">
                <text:p>0.00000194198</text:p>
              </table:table-cell>
              <table:table-cell office:value-type="float" office:value="0.628482">
                <text:p>0.628482</text:p>
              </table:table-cell>
              <table:table-cell office:value-type="float" office:value="0.00000210884">
                <text:p>0.00000210884</text:p>
              </table:table-cell>
              <table:table-cell office:value-type="float" office:value="0.628664">
                <text:p>0.628664</text:p>
              </table:table-cell>
              <table:table-cell office:value-type="float" office:value="0.00000243217">
                <text:p>0.00000243217</text:p>
              </table:table-cell>
              <table:table-cell office:value-type="float" office:value="0.628783">
                <text:p>0.628783</text:p>
              </table:table-cell>
              <table:table-cell office:value-type="float" office:value="0.00000266655">
                <text:p>0.00000266655</text:p>
              </table:table-cell>
              <table:table-cell office:value-type="float" office:value="0.628902">
                <text:p>0.628902</text:p>
              </table:table-cell>
              <table:table-cell office:value-type="float" office:value="0.00000296248">
                <text:p>0.00000296248</text:p>
              </table:table-cell>
              <table:table-cell office:value-type="float" office:value="0.629018">
                <text:p>0.629018</text:p>
              </table:table-cell>
              <table:table-cell office:value-type="float" office:value="0.00000330287">
                <text:p>0.00000330287</text:p>
              </table:table-cell>
              <table:table-cell office:value-type="float" office:value="0.629134">
                <text:p>0.629134</text:p>
              </table:table-cell>
              <table:table-cell office:value-type="float" office:value="0.00000369536">
                <text:p>0.00000369536</text:p>
              </table:table-cell>
              <table:table-cell office:value-type="float" office:value="0.629248">
                <text:p>0.629248</text:p>
              </table:table-cell>
              <table:table-cell office:value-type="float" office:value="0.00000419638">
                <text:p>0.00000419638</text:p>
              </table:table-cell>
              <table:table-cell office:value-type="float" office:value="0.629416">
                <text:p>0.629416</text:p>
              </table:table-cell>
              <table:table-cell office:value-type="float" office:value="0.0000051277">
                <text:p>0.0000051277</text:p>
              </table:table-cell>
              <table:table-cell office:value-type="float" office:value="0.629526">
                <text:p>0.629526</text:p>
              </table:table-cell>
              <table:table-cell office:value-type="float" office:value="0.0000058203">
                <text:p>0.0000058203</text:p>
              </table:table-cell>
              <table:table-cell office:value-type="float" office:value="0.629635">
                <text:p>0.629635</text:p>
              </table:table-cell>
              <table:table-cell office:value-type="float" office:value="0.00000686896">
                <text:p>0.00000686896</text:p>
              </table:table-cell>
              <table:table-cell office:value-type="float" office:value="0.629742">
                <text:p>0.629742</text:p>
              </table:table-cell>
              <table:table-cell office:value-type="float" office:value="0.00000804078">
                <text:p>0.00000804078</text:p>
              </table:table-cell>
              <table:table-cell office:value-type="float" office:value="0.629899">
                <text:p>0.629899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00000174891">
                <text:p>0.00000174891</text:p>
              </table:table-cell>
              <table:table-cell office:value-type="float" office:value="0.639043">
                <text:p>0.639043</text:p>
              </table:table-cell>
              <table:table-cell office:value-type="float" office:value="0.00000180604">
                <text:p>0.00000180604</text:p>
              </table:table-cell>
              <table:table-cell office:value-type="float" office:value="0.639199">
                <text:p>0.639199</text:p>
              </table:table-cell>
              <table:table-cell office:value-type="float" office:value="0.00000194131">
                <text:p>0.00000194131</text:p>
              </table:table-cell>
              <table:table-cell office:value-type="float" office:value="0.639352">
                <text:p>0.639352</text:p>
              </table:table-cell>
              <table:table-cell office:value-type="float" office:value="0.00000210836">
                <text:p>0.00000210836</text:p>
              </table:table-cell>
              <table:table-cell office:value-type="float" office:value="0.639579">
                <text:p>0.639579</text:p>
              </table:table-cell>
              <table:table-cell office:value-type="float" office:value="0.00000243189">
                <text:p>0.00000243189</text:p>
              </table:table-cell>
              <table:table-cell office:value-type="float" office:value="0.639729">
                <text:p>0.639729</text:p>
              </table:table-cell>
              <table:table-cell office:value-type="float" office:value="0.00000266635">
                <text:p>0.00000266635</text:p>
              </table:table-cell>
              <table:table-cell office:value-type="float" office:value="0.639877">
                <text:p>0.639877</text:p>
              </table:table-cell>
              <table:table-cell office:value-type="float" office:value="0.00000296235">
                <text:p>0.00000296235</text:p>
              </table:table-cell>
              <table:table-cell office:value-type="float" office:value="0.640023">
                <text:p>0.640023</text:p>
              </table:table-cell>
              <table:table-cell office:value-type="float" office:value="0.00000330278">
                <text:p>0.00000330278</text:p>
              </table:table-cell>
              <table:table-cell office:value-type="float" office:value="0.640167">
                <text:p>0.640167</text:p>
              </table:table-cell>
              <table:table-cell office:value-type="float" office:value="0.00000369531">
                <text:p>0.00000369531</text:p>
              </table:table-cell>
              <table:table-cell office:value-type="float" office:value="0.64031">
                <text:p>0.64031</text:p>
              </table:table-cell>
              <table:table-cell office:value-type="float" office:value="0.00000419635">
                <text:p>0.00000419635</text:p>
              </table:table-cell>
              <table:table-cell office:value-type="float" office:value="0.64052">
                <text:p>0.64052</text:p>
              </table:table-cell>
              <table:table-cell office:value-type="float" office:value="0.00000512768">
                <text:p>0.00000512768</text:p>
              </table:table-cell>
              <table:table-cell office:value-type="float" office:value="0.640658">
                <text:p>0.640658</text:p>
              </table:table-cell>
              <table:table-cell office:value-type="float" office:value="0.00000582029">
                <text:p>0.00000582029</text:p>
              </table:table-cell>
              <table:table-cell office:value-type="float" office:value="0.640794">
                <text:p>0.640794</text:p>
              </table:table-cell>
              <table:table-cell office:value-type="float" office:value="0.00000686895">
                <text:p>0.00000686895</text:p>
              </table:table-cell>
              <table:table-cell office:value-type="float" office:value="0.640927">
                <text:p>0.640927</text:p>
              </table:table-cell>
              <table:table-cell office:value-type="float" office:value="0.00000804078">
                <text:p>0.00000804078</text:p>
              </table:table-cell>
              <table:table-cell office:value-type="float" office:value="0.641123">
                <text:p>0.641123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0000017479">
                <text:p>0.0000017479</text:p>
              </table:table-cell>
              <table:table-cell office:value-type="float" office:value="0.649852">
                <text:p>0.649852</text:p>
              </table:table-cell>
              <table:table-cell office:value-type="float" office:value="0.00000180533">
                <text:p>0.00000180533</text:p>
              </table:table-cell>
              <table:table-cell office:value-type="float" office:value="0.650038">
                <text:p>0.650038</text:p>
              </table:table-cell>
              <table:table-cell office:value-type="float" office:value="0.0000019408">
                <text:p>0.0000019408</text:p>
              </table:table-cell>
              <table:table-cell office:value-type="float" office:value="0.650223">
                <text:p>0.650223</text:p>
              </table:table-cell>
              <table:table-cell office:value-type="float" office:value="0.000002108">
                <text:p>0.000002108</text:p>
              </table:table-cell>
              <table:table-cell office:value-type="float" office:value="0.650495">
                <text:p>0.650495</text:p>
              </table:table-cell>
              <table:table-cell office:value-type="float" office:value="0.00000243168">
                <text:p>0.00000243168</text:p>
              </table:table-cell>
              <table:table-cell office:value-type="float" office:value="0.650675">
                <text:p>0.650675</text:p>
              </table:table-cell>
              <table:table-cell office:value-type="float" office:value="0.00000266621">
                <text:p>0.00000266621</text:p>
              </table:table-cell>
              <table:table-cell office:value-type="float" office:value="0.650852">
                <text:p>0.650852</text:p>
              </table:table-cell>
              <table:table-cell office:value-type="float" office:value="0.00000296225">
                <text:p>0.00000296225</text:p>
              </table:table-cell>
              <table:table-cell office:value-type="float" office:value="0.651028">
                <text:p>0.651028</text:p>
              </table:table-cell>
              <table:table-cell office:value-type="float" office:value="0.00000330272">
                <text:p>0.00000330272</text:p>
              </table:table-cell>
              <table:table-cell office:value-type="float" office:value="0.651201">
                <text:p>0.651201</text:p>
              </table:table-cell>
              <table:table-cell office:value-type="float" office:value="0.00000369527">
                <text:p>0.00000369527</text:p>
              </table:table-cell>
              <table:table-cell office:value-type="float" office:value="0.651372">
                <text:p>0.651372</text:p>
              </table:table-cell>
              <table:table-cell office:value-type="float" office:value="0.00000419632">
                <text:p>0.00000419632</text:p>
              </table:table-cell>
              <table:table-cell office:value-type="float" office:value="0.651624">
                <text:p>0.651624</text:p>
              </table:table-cell>
              <table:table-cell office:value-type="float" office:value="0.00000512767">
                <text:p>0.00000512767</text:p>
              </table:table-cell>
              <table:table-cell office:value-type="float" office:value="0.65179">
                <text:p>0.65179</text:p>
              </table:table-cell>
              <table:table-cell office:value-type="float" office:value="0.00000582029">
                <text:p>0.00000582029</text:p>
              </table:table-cell>
              <table:table-cell office:value-type="float" office:value="0.651952">
                <text:p>0.651952</text:p>
              </table:table-cell>
              <table:table-cell office:value-type="float" office:value="0.00000686895">
                <text:p>0.00000686895</text:p>
              </table:table-cell>
              <table:table-cell office:value-type="float" office:value="0.652113">
                <text:p>0.652113</text:p>
              </table:table-cell>
              <table:table-cell office:value-type="float" office:value="0.00000804078">
                <text:p>0.00000804078</text:p>
              </table:table-cell>
              <table:table-cell office:value-type="float" office:value="0.652348">
                <text:p>0.652348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00000174712">
                <text:p>0.00000174712</text:p>
              </table:table-cell>
              <table:table-cell office:value-type="float" office:value="0.660661">
                <text:p>0.660661</text:p>
              </table:table-cell>
              <table:table-cell office:value-type="float" office:value="0.00000180479">
                <text:p>0.00000180479</text:p>
              </table:table-cell>
              <table:table-cell office:value-type="float" office:value="0.660878">
                <text:p>0.660878</text:p>
              </table:table-cell>
              <table:table-cell office:value-type="float" office:value="0.00000194042">
                <text:p>0.00000194042</text:p>
              </table:table-cell>
              <table:table-cell office:value-type="float" office:value="0.661093">
                <text:p>0.661093</text:p>
              </table:table-cell>
              <table:table-cell office:value-type="float" office:value="0.00000210774">
                <text:p>0.00000210774</text:p>
              </table:table-cell>
              <table:table-cell office:value-type="float" office:value="0.661411">
                <text:p>0.661411</text:p>
              </table:table-cell>
              <table:table-cell office:value-type="float" office:value="0.00000243152">
                <text:p>0.00000243152</text:p>
              </table:table-cell>
              <table:table-cell office:value-type="float" office:value="0.661621">
                <text:p>0.661621</text:p>
              </table:table-cell>
              <table:table-cell office:value-type="float" office:value="0.00000266611">
                <text:p>0.00000266611</text:p>
              </table:table-cell>
              <table:table-cell office:value-type="float" office:value="0.661828">
                <text:p>0.661828</text:p>
              </table:table-cell>
              <table:table-cell office:value-type="float" office:value="0.00000296218">
                <text:p>0.00000296218</text:p>
              </table:table-cell>
              <table:table-cell office:value-type="float" office:value="0.662032">
                <text:p>0.662032</text:p>
              </table:table-cell>
              <table:table-cell office:value-type="float" office:value="0.00000330268">
                <text:p>0.00000330268</text:p>
              </table:table-cell>
              <table:table-cell office:value-type="float" office:value="0.662234">
                <text:p>0.662234</text:p>
              </table:table-cell>
              <table:table-cell office:value-type="float" office:value="0.00000369524">
                <text:p>0.00000369524</text:p>
              </table:table-cell>
              <table:table-cell office:value-type="float" office:value="0.662434">
                <text:p>0.662434</text:p>
              </table:table-cell>
              <table:table-cell office:value-type="float" office:value="0.0000041963">
                <text:p>0.0000041963</text:p>
              </table:table-cell>
              <table:table-cell office:value-type="float" office:value="0.662728">
                <text:p>0.662728</text:p>
              </table:table-cell>
              <table:table-cell office:value-type="float" office:value="0.00000512766">
                <text:p>0.00000512766</text:p>
              </table:table-cell>
              <table:table-cell office:value-type="float" office:value="0.662921">
                <text:p>0.662921</text:p>
              </table:table-cell>
              <table:table-cell office:value-type="float" office:value="0.00000582028">
                <text:p>0.00000582028</text:p>
              </table:table-cell>
              <table:table-cell office:value-type="float" office:value="0.663111">
                <text:p>0.663111</text:p>
              </table:table-cell>
              <table:table-cell office:value-type="float" office:value="0.00000686895">
                <text:p>0.00000686895</text:p>
              </table:table-cell>
              <table:table-cell office:value-type="float" office:value="0.663298">
                <text:p>0.663298</text:p>
              </table:table-cell>
              <table:table-cell office:value-type="float" office:value="0.00000804077">
                <text:p>0.00000804077</text:p>
              </table:table-cell>
              <table:table-cell office:value-type="float" office:value="0.663573">
                <text:p>0.663573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00000174653">
                <text:p>0.00000174653</text:p>
              </table:table-cell>
              <table:table-cell office:value-type="float" office:value="0.67147">
                <text:p>0.67147</text:p>
              </table:table-cell>
              <table:table-cell office:value-type="float" office:value="0.00000180439">
                <text:p>0.00000180439</text:p>
              </table:table-cell>
              <table:table-cell office:value-type="float" office:value="0.671718">
                <text:p>0.671718</text:p>
              </table:table-cell>
              <table:table-cell office:value-type="float" office:value="0.00000194013">
                <text:p>0.00000194013</text:p>
              </table:table-cell>
              <table:table-cell office:value-type="float" office:value="0.671963">
                <text:p>0.671963</text:p>
              </table:table-cell>
              <table:table-cell office:value-type="float" office:value="0.00000210754">
                <text:p>0.00000210754</text:p>
              </table:table-cell>
              <table:table-cell office:value-type="float" office:value="0.672327">
                <text:p>0.672327</text:p>
              </table:table-cell>
              <table:table-cell office:value-type="float" office:value="0.00000243141">
                <text:p>0.00000243141</text:p>
              </table:table-cell>
              <table:table-cell office:value-type="float" office:value="0.672566">
                <text:p>0.672566</text:p>
              </table:table-cell>
              <table:table-cell office:value-type="float" office:value="0.00000266603">
                <text:p>0.00000266603</text:p>
              </table:table-cell>
              <table:table-cell office:value-type="float" office:value="0.672803">
                <text:p>0.672803</text:p>
              </table:table-cell>
              <table:table-cell office:value-type="float" office:value="0.00000296213">
                <text:p>0.00000296213</text:p>
              </table:table-cell>
              <table:table-cell office:value-type="float" office:value="0.673037">
                <text:p>0.673037</text:p>
              </table:table-cell>
              <table:table-cell office:value-type="float" office:value="0.00000330265">
                <text:p>0.00000330265</text:p>
              </table:table-cell>
              <table:table-cell office:value-type="float" office:value="0.673268">
                <text:p>0.673268</text:p>
              </table:table-cell>
              <table:table-cell office:value-type="float" office:value="0.00000369522">
                <text:p>0.00000369522</text:p>
              </table:table-cell>
              <table:table-cell office:value-type="float" office:value="0.673496">
                <text:p>0.673496</text:p>
              </table:table-cell>
              <table:table-cell office:value-type="float" office:value="0.00000419629">
                <text:p>0.00000419629</text:p>
              </table:table-cell>
              <table:table-cell office:value-type="float" office:value="0.673832">
                <text:p>0.673832</text:p>
              </table:table-cell>
              <table:table-cell office:value-type="float" office:value="0.00000512766">
                <text:p>0.00000512766</text:p>
              </table:table-cell>
              <table:table-cell office:value-type="float" office:value="0.674053">
                <text:p>0.674053</text:p>
              </table:table-cell>
              <table:table-cell office:value-type="float" office:value="0.00000582028">
                <text:p>0.00000582028</text:p>
              </table:table-cell>
              <table:table-cell office:value-type="float" office:value="0.67427">
                <text:p>0.67427</text:p>
              </table:table-cell>
              <table:table-cell office:value-type="float" office:value="0.00000686895">
                <text:p>0.00000686895</text:p>
              </table:table-cell>
              <table:table-cell office:value-type="float" office:value="0.674483">
                <text:p>0.674483</text:p>
              </table:table-cell>
              <table:table-cell office:value-type="float" office:value="0.00000804077">
                <text:p>0.00000804077</text:p>
              </table:table-cell>
              <table:table-cell office:value-type="float" office:value="0.674797">
                <text:p>0.674797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00000174608">
                <text:p>0.00000174608</text:p>
              </table:table-cell>
              <table:table-cell office:value-type="float" office:value="0.682278">
                <text:p>0.682278</text:p>
              </table:table-cell>
              <table:table-cell office:value-type="float" office:value="0.00000180408">
                <text:p>0.00000180408</text:p>
              </table:table-cell>
              <table:table-cell office:value-type="float" office:value="0.682557">
                <text:p>0.682557</text:p>
              </table:table-cell>
              <table:table-cell office:value-type="float" office:value="0.00000193992">
                <text:p>0.00000193992</text:p>
              </table:table-cell>
              <table:table-cell office:value-type="float" office:value="0.682834">
                <text:p>0.682834</text:p>
              </table:table-cell>
              <table:table-cell office:value-type="float" office:value="0.00000210739">
                <text:p>0.00000210739</text:p>
              </table:table-cell>
              <table:table-cell office:value-type="float" office:value="0.683243">
                <text:p>0.683243</text:p>
              </table:table-cell>
              <table:table-cell office:value-type="float" office:value="0.00000243133">
                <text:p>0.00000243133</text:p>
              </table:table-cell>
              <table:table-cell office:value-type="float" office:value="0.683512">
                <text:p>0.683512</text:p>
              </table:table-cell>
              <table:table-cell office:value-type="float" office:value="0.00000266598">
                <text:p>0.00000266598</text:p>
              </table:table-cell>
              <table:table-cell office:value-type="float" office:value="0.683778">
                <text:p>0.683778</text:p>
              </table:table-cell>
              <table:table-cell office:value-type="float" office:value="0.0000029621">
                <text:p>0.0000029621</text:p>
              </table:table-cell>
              <table:table-cell office:value-type="float" office:value="0.684042">
                <text:p>0.684042</text:p>
              </table:table-cell>
              <table:table-cell office:value-type="float" office:value="0.00000330263">
                <text:p>0.00000330263</text:p>
              </table:table-cell>
              <table:table-cell office:value-type="float" office:value="0.684301">
                <text:p>0.684301</text:p>
              </table:table-cell>
              <table:table-cell office:value-type="float" office:value="0.00000369521">
                <text:p>0.00000369521</text:p>
              </table:table-cell>
              <table:table-cell office:value-type="float" office:value="0.684558">
                <text:p>0.684558</text:p>
              </table:table-cell>
              <table:table-cell office:value-type="float" office:value="0.00000419629">
                <text:p>0.00000419629</text:p>
              </table:table-cell>
              <table:table-cell office:value-type="float" office:value="0.684936">
                <text:p>0.684936</text:p>
              </table:table-cell>
              <table:table-cell office:value-type="float" office:value="0.00000512766">
                <text:p>0.00000512766</text:p>
              </table:table-cell>
              <table:table-cell office:value-type="float" office:value="0.685184">
                <text:p>0.685184</text:p>
              </table:table-cell>
              <table:table-cell office:value-type="float" office:value="0.00000582028">
                <text:p>0.00000582028</text:p>
              </table:table-cell>
              <table:table-cell office:value-type="float" office:value="0.685428">
                <text:p>0.685428</text:p>
              </table:table-cell>
              <table:table-cell office:value-type="float" office:value="0.00000686895">
                <text:p>0.00000686895</text:p>
              </table:table-cell>
              <table:table-cell office:value-type="float" office:value="0.685669">
                <text:p>0.685669</text:p>
              </table:table-cell>
              <table:table-cell office:value-type="float" office:value="0.00000804078">
                <text:p>0.00000804078</text:p>
              </table:table-cell>
              <table:table-cell office:value-type="float" office:value="0.686022">
                <text:p>0.686022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00000174573">
                <text:p>0.00000174573</text:p>
              </table:table-cell>
              <table:table-cell office:value-type="float" office:value="0.693087">
                <text:p>0.693087</text:p>
              </table:table-cell>
              <table:table-cell office:value-type="float" office:value="0.00000180384">
                <text:p>0.00000180384</text:p>
              </table:table-cell>
              <table:table-cell office:value-type="float" office:value="0.693397">
                <text:p>0.693397</text:p>
              </table:table-cell>
              <table:table-cell office:value-type="float" office:value="0.00000193975">
                <text:p>0.00000193975</text:p>
              </table:table-cell>
              <table:table-cell office:value-type="float" office:value="0.693704">
                <text:p>0.693704</text:p>
              </table:table-cell>
              <table:table-cell office:value-type="float" office:value="0.00000210728">
                <text:p>0.00000210728</text:p>
              </table:table-cell>
              <table:table-cell office:value-type="float" office:value="0.694159">
                <text:p>0.694159</text:p>
              </table:table-cell>
              <table:table-cell office:value-type="float" office:value="0.00000243127">
                <text:p>0.00000243127</text:p>
              </table:table-cell>
              <table:table-cell office:value-type="float" office:value="0.694458">
                <text:p>0.694458</text:p>
              </table:table-cell>
              <table:table-cell office:value-type="float" office:value="0.00000266594">
                <text:p>0.00000266594</text:p>
              </table:table-cell>
              <table:table-cell office:value-type="float" office:value="0.694754">
                <text:p>0.694754</text:p>
              </table:table-cell>
              <table:table-cell office:value-type="float" office:value="0.00000296208">
                <text:p>0.00000296208</text:p>
              </table:table-cell>
              <table:table-cell office:value-type="float" office:value="0.695046">
                <text:p>0.695046</text:p>
              </table:table-cell>
              <table:table-cell office:value-type="float" office:value="0.00000330261">
                <text:p>0.00000330261</text:p>
              </table:table-cell>
              <table:table-cell office:value-type="float" office:value="0.695335">
                <text:p>0.695335</text:p>
              </table:table-cell>
              <table:table-cell office:value-type="float" office:value="0.0000036952">
                <text:p>0.0000036952</text:p>
              </table:table-cell>
              <table:table-cell office:value-type="float" office:value="0.69562">
                <text:p>0.69562</text:p>
              </table:table-cell>
              <table:table-cell office:value-type="float" office:value="0.00000419629">
                <text:p>0.00000419629</text:p>
              </table:table-cell>
              <table:table-cell office:value-type="float" office:value="0.69604">
                <text:p>0.69604</text:p>
              </table:table-cell>
              <table:table-cell office:value-type="float" office:value="0.00000512766">
                <text:p>0.00000512766</text:p>
              </table:table-cell>
              <table:table-cell office:value-type="float" office:value="0.696316">
                <text:p>0.696316</text:p>
              </table:table-cell>
              <table:table-cell office:value-type="float" office:value="0.00000582028">
                <text:p>0.00000582028</text:p>
              </table:table-cell>
              <table:table-cell office:value-type="float" office:value="0.696587">
                <text:p>0.696587</text:p>
              </table:table-cell>
              <table:table-cell office:value-type="float" office:value="0.00000686895">
                <text:p>0.00000686895</text:p>
              </table:table-cell>
              <table:table-cell office:value-type="float" office:value="0.696854">
                <text:p>0.696854</text:p>
              </table:table-cell>
              <table:table-cell office:value-type="float" office:value="0.00000804078">
                <text:p>0.00000804078</text:p>
              </table:table-cell>
              <table:table-cell office:value-type="float" office:value="0.697247">
                <text:p>0.697247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00000174545">
                <text:p>0.00000174545</text:p>
              </table:table-cell>
              <table:table-cell office:value-type="float" office:value="0.703896">
                <text:p>0.703896</text:p>
              </table:table-cell>
              <table:table-cell office:value-type="float" office:value="0.00000180365">
                <text:p>0.00000180365</text:p>
              </table:table-cell>
              <table:table-cell office:value-type="float" office:value="0.704237">
                <text:p>0.704237</text:p>
              </table:table-cell>
              <table:table-cell office:value-type="float" office:value="0.00000193963">
                <text:p>0.00000193963</text:p>
              </table:table-cell>
              <table:table-cell office:value-type="float" office:value="0.704575">
                <text:p>0.704575</text:p>
              </table:table-cell>
              <table:table-cell office:value-type="float" office:value="0.00000210719">
                <text:p>0.00000210719</text:p>
              </table:table-cell>
              <table:table-cell office:value-type="float" office:value="0.705075">
                <text:p>0.705075</text:p>
              </table:table-cell>
              <table:table-cell office:value-type="float" office:value="0.00000243123">
                <text:p>0.00000243123</text:p>
              </table:table-cell>
              <table:table-cell office:value-type="float" office:value="0.705404">
                <text:p>0.705404</text:p>
              </table:table-cell>
              <table:table-cell office:value-type="float" office:value="0.00000266592">
                <text:p>0.00000266592</text:p>
              </table:table-cell>
              <table:table-cell office:value-type="float" office:value="0.705729">
                <text:p>0.705729</text:p>
              </table:table-cell>
              <table:table-cell office:value-type="float" office:value="0.00000296207">
                <text:p>0.00000296207</text:p>
              </table:table-cell>
              <table:table-cell office:value-type="float" office:value="0.706051">
                <text:p>0.706051</text:p>
              </table:table-cell>
              <table:table-cell office:value-type="float" office:value="0.00000330261">
                <text:p>0.00000330261</text:p>
              </table:table-cell>
              <table:table-cell office:value-type="float" office:value="0.706368">
                <text:p>0.706368</text:p>
              </table:table-cell>
              <table:table-cell office:value-type="float" office:value="0.0000036952">
                <text:p>0.0000036952</text:p>
              </table:table-cell>
              <table:table-cell office:value-type="float" office:value="0.706682">
                <text:p>0.706682</text:p>
              </table:table-cell>
              <table:table-cell office:value-type="float" office:value="0.00000419629">
                <text:p>0.00000419629</text:p>
              </table:table-cell>
              <table:table-cell office:value-type="float" office:value="0.707144">
                <text:p>0.707144</text:p>
              </table:table-cell>
              <table:table-cell office:value-type="float" office:value="0.00000512766">
                <text:p>0.00000512766</text:p>
              </table:table-cell>
              <table:table-cell office:value-type="float" office:value="0.707447">
                <text:p>0.707447</text:p>
              </table:table-cell>
              <table:table-cell office:value-type="float" office:value="0.00000582029">
                <text:p>0.00000582029</text:p>
              </table:table-cell>
              <table:table-cell office:value-type="float" office:value="0.707746">
                <text:p>0.707746</text:p>
              </table:table-cell>
              <table:table-cell office:value-type="float" office:value="0.00000686895">
                <text:p>0.00000686895</text:p>
              </table:table-cell>
              <table:table-cell office:value-type="float" office:value="0.70804">
                <text:p>0.70804</text:p>
              </table:table-cell>
              <table:table-cell office:value-type="float" office:value="0.00000804078">
                <text:p>0.00000804078</text:p>
              </table:table-cell>
              <table:table-cell office:value-type="float" office:value="0.708471">
                <text:p>0.708471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00000174524">
                <text:p>0.00000174524</text:p>
              </table:table-cell>
              <table:table-cell office:value-type="float" office:value="0.714704">
                <text:p>0.714704</text:p>
              </table:table-cell>
              <table:table-cell office:value-type="float" office:value="0.00000180351">
                <text:p>0.00000180351</text:p>
              </table:table-cell>
              <table:table-cell office:value-type="float" office:value="0.715076">
                <text:p>0.715076</text:p>
              </table:table-cell>
              <table:table-cell office:value-type="float" office:value="0.00000193953">
                <text:p>0.00000193953</text:p>
              </table:table-cell>
              <table:table-cell office:value-type="float" office:value="0.715445">
                <text:p>0.715445</text:p>
              </table:table-cell>
              <table:table-cell office:value-type="float" office:value="0.00000210713">
                <text:p>0.00000210713</text:p>
              </table:table-cell>
              <table:table-cell office:value-type="float" office:value="0.715991">
                <text:p>0.715991</text:p>
              </table:table-cell>
              <table:table-cell office:value-type="float" office:value="0.0000024312">
                <text:p>0.0000024312</text:p>
              </table:table-cell>
              <table:table-cell office:value-type="float" office:value="0.71635">
                <text:p>0.71635</text:p>
              </table:table-cell>
              <table:table-cell office:value-type="float" office:value="0.00000266591">
                <text:p>0.00000266591</text:p>
              </table:table-cell>
              <table:table-cell office:value-type="float" office:value="0.716705">
                <text:p>0.716705</text:p>
              </table:table-cell>
              <table:table-cell office:value-type="float" office:value="0.00000296206">
                <text:p>0.00000296206</text:p>
              </table:table-cell>
              <table:table-cell office:value-type="float" office:value="0.717055">
                <text:p>0.717055</text:p>
              </table:table-cell>
              <table:table-cell office:value-type="float" office:value="0.00000330261">
                <text:p>0.00000330261</text:p>
              </table:table-cell>
              <table:table-cell office:value-type="float" office:value="0.717402">
                <text:p>0.717402</text:p>
              </table:table-cell>
              <table:table-cell office:value-type="float" office:value="0.00000369521">
                <text:p>0.00000369521</text:p>
              </table:table-cell>
              <table:table-cell office:value-type="float" office:value="0.717744">
                <text:p>0.717744</text:p>
              </table:table-cell>
              <table:table-cell office:value-type="float" office:value="0.0000041963">
                <text:p>0.0000041963</text:p>
              </table:table-cell>
              <table:table-cell office:value-type="float" office:value="0.718249">
                <text:p>0.718249</text:p>
              </table:table-cell>
              <table:table-cell office:value-type="float" office:value="0.00000512767">
                <text:p>0.00000512767</text:p>
              </table:table-cell>
              <table:table-cell office:value-type="float" office:value="0.718579">
                <text:p>0.718579</text:p>
              </table:table-cell>
              <table:table-cell office:value-type="float" office:value="0.00000582029">
                <text:p>0.00000582029</text:p>
              </table:table-cell>
              <table:table-cell office:value-type="float" office:value="0.718905">
                <text:p>0.718905</text:p>
              </table:table-cell>
              <table:table-cell office:value-type="float" office:value="0.00000686896">
                <text:p>0.00000686896</text:p>
              </table:table-cell>
              <table:table-cell office:value-type="float" office:value="0.719225">
                <text:p>0.719225</text:p>
              </table:table-cell>
              <table:table-cell office:value-type="float" office:value="0.00000804079">
                <text:p>0.00000804079</text:p>
              </table:table-cell>
              <table:table-cell office:value-type="float" office:value="0.719696">
                <text:p>0.719696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00000174507">
                <text:p>0.00000174507</text:p>
              </table:table-cell>
              <table:table-cell office:value-type="float" office:value="0.725513">
                <text:p>0.725513</text:p>
              </table:table-cell>
              <table:table-cell office:value-type="float" office:value="0.0000018034">
                <text:p>0.0000018034</text:p>
              </table:table-cell>
              <table:table-cell office:value-type="float" office:value="0.725916">
                <text:p>0.725916</text:p>
              </table:table-cell>
              <table:table-cell office:value-type="float" office:value="0.00000193946">
                <text:p>0.00000193946</text:p>
              </table:table-cell>
              <table:table-cell office:value-type="float" office:value="0.726315">
                <text:p>0.726315</text:p>
              </table:table-cell>
              <table:table-cell office:value-type="float" office:value="0.00000210709">
                <text:p>0.00000210709</text:p>
              </table:table-cell>
              <table:table-cell office:value-type="float" office:value="0.726907">
                <text:p>0.726907</text:p>
              </table:table-cell>
              <table:table-cell office:value-type="float" office:value="0.00000243119">
                <text:p>0.00000243119</text:p>
              </table:table-cell>
              <table:table-cell office:value-type="float" office:value="0.727296">
                <text:p>0.727296</text:p>
              </table:table-cell>
              <table:table-cell office:value-type="float" office:value="0.0000026659">
                <text:p>0.0000026659</text:p>
              </table:table-cell>
              <table:table-cell office:value-type="float" office:value="0.72768">
                <text:p>0.72768</text:p>
              </table:table-cell>
              <table:table-cell office:value-type="float" office:value="0.00000296207">
                <text:p>0.00000296207</text:p>
              </table:table-cell>
              <table:table-cell office:value-type="float" office:value="0.72806">
                <text:p>0.72806</text:p>
              </table:table-cell>
              <table:table-cell office:value-type="float" office:value="0.00000330262">
                <text:p>0.00000330262</text:p>
              </table:table-cell>
              <table:table-cell office:value-type="float" office:value="0.728435">
                <text:p>0.728435</text:p>
              </table:table-cell>
              <table:table-cell office:value-type="float" office:value="0.00000369522">
                <text:p>0.00000369522</text:p>
              </table:table-cell>
              <table:table-cell office:value-type="float" office:value="0.728806">
                <text:p>0.728806</text:p>
              </table:table-cell>
              <table:table-cell office:value-type="float" office:value="0.00000419631">
                <text:p>0.00000419631</text:p>
              </table:table-cell>
              <table:table-cell office:value-type="float" office:value="0.729353">
                <text:p>0.729353</text:p>
              </table:table-cell>
              <table:table-cell office:value-type="float" office:value="0.00000512768">
                <text:p>0.00000512768</text:p>
              </table:table-cell>
              <table:table-cell office:value-type="float" office:value="0.729711">
                <text:p>0.729711</text:p>
              </table:table-cell>
              <table:table-cell office:value-type="float" office:value="0.00000582031">
                <text:p>0.00000582031</text:p>
              </table:table-cell>
              <table:table-cell office:value-type="float" office:value="0.730063">
                <text:p>0.730063</text:p>
              </table:table-cell>
              <table:table-cell office:value-type="float" office:value="0.00000686897">
                <text:p>0.00000686897</text:p>
              </table:table-cell>
              <table:table-cell office:value-type="float" office:value="0.730411">
                <text:p>0.730411</text:p>
              </table:table-cell>
              <table:table-cell office:value-type="float" office:value="0.0000080408">
                <text:p>0.0000080408</text:p>
              </table:table-cell>
              <table:table-cell office:value-type="float" office:value="0.730921">
                <text:p>0.730921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00000174493">
                <text:p>0.00000174493</text:p>
              </table:table-cell>
              <table:table-cell office:value-type="float" office:value="0.736322">
                <text:p>0.736322</text:p>
              </table:table-cell>
              <table:table-cell office:value-type="float" office:value="0.00000180331">
                <text:p>0.00000180331</text:p>
              </table:table-cell>
              <table:table-cell office:value-type="float" office:value="0.736756">
                <text:p>0.736756</text:p>
              </table:table-cell>
              <table:table-cell office:value-type="float" office:value="0.0000019394">
                <text:p>0.0000019394</text:p>
              </table:table-cell>
              <table:table-cell office:value-type="float" office:value="0.737186">
                <text:p>0.737186</text:p>
              </table:table-cell>
              <table:table-cell office:value-type="float" office:value="0.00000210706">
                <text:p>0.00000210706</text:p>
              </table:table-cell>
              <table:table-cell office:value-type="float" office:value="0.737823">
                <text:p>0.737823</text:p>
              </table:table-cell>
              <table:table-cell office:value-type="float" office:value="0.00000243118">
                <text:p>0.00000243118</text:p>
              </table:table-cell>
              <table:table-cell office:value-type="float" office:value="0.738241">
                <text:p>0.738241</text:p>
              </table:table-cell>
              <table:table-cell office:value-type="float" office:value="0.00000266591">
                <text:p>0.00000266591</text:p>
              </table:table-cell>
              <table:table-cell office:value-type="float" office:value="0.738655">
                <text:p>0.738655</text:p>
              </table:table-cell>
              <table:table-cell office:value-type="float" office:value="0.00000296208">
                <text:p>0.00000296208</text:p>
              </table:table-cell>
              <table:table-cell office:value-type="float" office:value="0.739065">
                <text:p>0.739065</text:p>
              </table:table-cell>
              <table:table-cell office:value-type="float" office:value="0.00000330264">
                <text:p>0.00000330264</text:p>
              </table:table-cell>
              <table:table-cell office:value-type="float" office:value="0.739469">
                <text:p>0.739469</text:p>
              </table:table-cell>
              <table:table-cell office:value-type="float" office:value="0.00000369524">
                <text:p>0.00000369524</text:p>
              </table:table-cell>
              <table:table-cell office:value-type="float" office:value="0.739868">
                <text:p>0.739868</text:p>
              </table:table-cell>
              <table:table-cell office:value-type="float" office:value="0.00000419633">
                <text:p>0.00000419633</text:p>
              </table:table-cell>
              <table:table-cell office:value-type="float" office:value="0.740457">
                <text:p>0.740457</text:p>
              </table:table-cell>
              <table:table-cell office:value-type="float" office:value="0.0000051277">
                <text:p>0.0000051277</text:p>
              </table:table-cell>
              <table:table-cell office:value-type="float" office:value="0.740842">
                <text:p>0.740842</text:p>
              </table:table-cell>
              <table:table-cell office:value-type="float" office:value="0.00000582032">
                <text:p>0.00000582032</text:p>
              </table:table-cell>
              <table:table-cell office:value-type="float" office:value="0.741222">
                <text:p>0.741222</text:p>
              </table:table-cell>
              <table:table-cell office:value-type="float" office:value="0.00000686898">
                <text:p>0.00000686898</text:p>
              </table:table-cell>
              <table:table-cell office:value-type="float" office:value="0.741596">
                <text:p>0.741596</text:p>
              </table:table-cell>
              <table:table-cell office:value-type="float" office:value="0.00000804081">
                <text:p>0.00000804081</text:p>
              </table:table-cell>
              <table:table-cell office:value-type="float" office:value="0.742145">
                <text:p>0.742145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0000017448">
                <text:p>0.0000017448</text:p>
              </table:table-cell>
              <table:table-cell office:value-type="float" office:value="0.74713">
                <text:p>0.74713</text:p>
              </table:table-cell>
              <table:table-cell office:value-type="float" office:value="0.00000180323">
                <text:p>0.00000180323</text:p>
              </table:table-cell>
              <table:table-cell office:value-type="float" office:value="0.747596">
                <text:p>0.747596</text:p>
              </table:table-cell>
              <table:table-cell office:value-type="float" office:value="0.00000193936">
                <text:p>0.00000193936</text:p>
              </table:table-cell>
              <table:table-cell office:value-type="float" office:value="0.748056">
                <text:p>0.748056</text:p>
              </table:table-cell>
              <table:table-cell office:value-type="float" office:value="0.00000210704">
                <text:p>0.00000210704</text:p>
              </table:table-cell>
              <table:table-cell office:value-type="float" office:value="0.748738">
                <text:p>0.748738</text:p>
              </table:table-cell>
              <table:table-cell office:value-type="float" office:value="0.00000243119">
                <text:p>0.00000243119</text:p>
              </table:table-cell>
              <table:table-cell office:value-type="float" office:value="0.749187">
                <text:p>0.749187</text:p>
              </table:table-cell>
              <table:table-cell office:value-type="float" office:value="0.00000266592">
                <text:p>0.00000266592</text:p>
              </table:table-cell>
              <table:table-cell office:value-type="float" office:value="0.749631">
                <text:p>0.749631</text:p>
              </table:table-cell>
              <table:table-cell office:value-type="float" office:value="0.0000029621">
                <text:p>0.0000029621</text:p>
              </table:table-cell>
              <table:table-cell office:value-type="float" office:value="0.750069">
                <text:p>0.750069</text:p>
              </table:table-cell>
              <table:table-cell office:value-type="float" office:value="0.00000330266">
                <text:p>0.00000330266</text:p>
              </table:table-cell>
              <table:table-cell office:value-type="float" office:value="0.750502">
                <text:p>0.750502</text:p>
              </table:table-cell>
              <table:table-cell office:value-type="float" office:value="0.00000369526">
                <text:p>0.00000369526</text:p>
              </table:table-cell>
              <table:table-cell office:value-type="float" office:value="0.75093">
                <text:p>0.75093</text:p>
              </table:table-cell>
              <table:table-cell office:value-type="float" office:value="0.00000419635">
                <text:p>0.00000419635</text:p>
              </table:table-cell>
              <table:table-cell office:value-type="float" office:value="0.751561">
                <text:p>0.751561</text:p>
              </table:table-cell>
              <table:table-cell office:value-type="float" office:value="0.00000512773">
                <text:p>0.00000512773</text:p>
              </table:table-cell>
              <table:table-cell office:value-type="float" office:value="0.751974">
                <text:p>0.751974</text:p>
              </table:table-cell>
              <table:table-cell office:value-type="float" office:value="0.00000582034">
                <text:p>0.00000582034</text:p>
              </table:table-cell>
              <table:table-cell office:value-type="float" office:value="0.752381">
                <text:p>0.752381</text:p>
              </table:table-cell>
              <table:table-cell office:value-type="float" office:value="0.00000686901">
                <text:p>0.00000686901</text:p>
              </table:table-cell>
              <table:table-cell office:value-type="float" office:value="0.752781">
                <text:p>0.752781</text:p>
              </table:table-cell>
              <table:table-cell office:value-type="float" office:value="0.00000804083">
                <text:p>0.00000804083</text:p>
              </table:table-cell>
              <table:table-cell office:value-type="float" office:value="0.75337">
                <text:p>0.75337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00000174469">
                <text:p>0.00000174469</text:p>
              </table:table-cell>
              <table:table-cell office:value-type="float" office:value="0.757939">
                <text:p>0.757939</text:p>
              </table:table-cell>
              <table:table-cell office:value-type="float" office:value="0.00000180316">
                <text:p>0.00000180316</text:p>
              </table:table-cell>
              <table:table-cell office:value-type="float" office:value="0.758435">
                <text:p>0.758435</text:p>
              </table:table-cell>
              <table:table-cell office:value-type="float" office:value="0.00000193932">
                <text:p>0.00000193932</text:p>
              </table:table-cell>
              <table:table-cell office:value-type="float" office:value="0.758927">
                <text:p>0.758927</text:p>
              </table:table-cell>
              <table:table-cell office:value-type="float" office:value="0.00000210703">
                <text:p>0.00000210703</text:p>
              </table:table-cell>
              <table:table-cell office:value-type="float" office:value="0.759654">
                <text:p>0.759654</text:p>
              </table:table-cell>
              <table:table-cell office:value-type="float" office:value="0.0000024312">
                <text:p>0.0000024312</text:p>
              </table:table-cell>
              <table:table-cell office:value-type="float" office:value="0.760133">
                <text:p>0.760133</text:p>
              </table:table-cell>
              <table:table-cell office:value-type="float" office:value="0.00000266595">
                <text:p>0.00000266595</text:p>
              </table:table-cell>
              <table:table-cell office:value-type="float" office:value="0.760606">
                <text:p>0.760606</text:p>
              </table:table-cell>
              <table:table-cell office:value-type="float" office:value="0.00000296214">
                <text:p>0.00000296214</text:p>
              </table:table-cell>
              <table:table-cell office:value-type="float" office:value="0.761074">
                <text:p>0.761074</text:p>
              </table:table-cell>
              <table:table-cell office:value-type="float" office:value="0.0000033027">
                <text:p>0.0000033027</text:p>
              </table:table-cell>
              <table:table-cell office:value-type="float" office:value="0.761536">
                <text:p>0.761536</text:p>
              </table:table-cell>
              <table:table-cell office:value-type="float" office:value="0.0000036953">
                <text:p>0.0000036953</text:p>
              </table:table-cell>
              <table:table-cell office:value-type="float" office:value="0.761992">
                <text:p>0.761992</text:p>
              </table:table-cell>
              <table:table-cell office:value-type="float" office:value="0.0000041964">
                <text:p>0.0000041964</text:p>
              </table:table-cell>
              <table:table-cell office:value-type="float" office:value="0.762665">
                <text:p>0.762665</text:p>
              </table:table-cell>
              <table:table-cell office:value-type="float" office:value="0.00000512776">
                <text:p>0.00000512776</text:p>
              </table:table-cell>
              <table:table-cell office:value-type="float" office:value="0.763105">
                <text:p>0.763105</text:p>
              </table:table-cell>
              <table:table-cell office:value-type="float" office:value="0.00000582038">
                <text:p>0.00000582038</text:p>
              </table:table-cell>
              <table:table-cell office:value-type="float" office:value="0.763539">
                <text:p>0.763539</text:p>
              </table:table-cell>
              <table:table-cell office:value-type="float" office:value="0.00000686904">
                <text:p>0.00000686904</text:p>
              </table:table-cell>
              <table:table-cell office:value-type="float" office:value="0.763967">
                <text:p>0.763967</text:p>
              </table:table-cell>
              <table:table-cell office:value-type="float" office:value="0.00000804086">
                <text:p>0.00000804086</text:p>
              </table:table-cell>
              <table:table-cell office:value-type="float" office:value="0.764595">
                <text:p>0.764595</text:p>
              </table:table-cell>
              <table:table-cell office:value-type="float" office:value="0.0000108707">
                <text:p>0.00001087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00000174458">
                <text:p>0.00000174458</text:p>
              </table:table-cell>
              <table:table-cell office:value-type="float" office:value="0.768748">
                <text:p>0.768748</text:p>
              </table:table-cell>
              <table:table-cell office:value-type="float" office:value="0.0000018031">
                <text:p>0.0000018031</text:p>
              </table:table-cell>
              <table:table-cell office:value-type="float" office:value="0.769275">
                <text:p>0.769275</text:p>
              </table:table-cell>
              <table:table-cell office:value-type="float" office:value="0.00000193929">
                <text:p>0.00000193929</text:p>
              </table:table-cell>
              <table:table-cell office:value-type="float" office:value="0.769797">
                <text:p>0.769797</text:p>
              </table:table-cell>
              <table:table-cell office:value-type="float" office:value="0.00000210703">
                <text:p>0.00000210703</text:p>
              </table:table-cell>
              <table:table-cell office:value-type="float" office:value="0.77057">
                <text:p>0.77057</text:p>
              </table:table-cell>
              <table:table-cell office:value-type="float" office:value="0.00000243123">
                <text:p>0.00000243123</text:p>
              </table:table-cell>
              <table:table-cell office:value-type="float" office:value="0.771079">
                <text:p>0.771079</text:p>
              </table:table-cell>
              <table:table-cell office:value-type="float" office:value="0.00000266599">
                <text:p>0.00000266599</text:p>
              </table:table-cell>
              <table:table-cell office:value-type="float" office:value="0.771582">
                <text:p>0.771582</text:p>
              </table:table-cell>
              <table:table-cell office:value-type="float" office:value="0.00000296219">
                <text:p>0.00000296219</text:p>
              </table:table-cell>
              <table:table-cell office:value-type="float" office:value="0.772078">
                <text:p>0.772078</text:p>
              </table:table-cell>
              <table:table-cell office:value-type="float" office:value="0.00000330275">
                <text:p>0.00000330275</text:p>
              </table:table-cell>
              <table:table-cell office:value-type="float" office:value="0.772569">
                <text:p>0.772569</text:p>
              </table:table-cell>
              <table:table-cell office:value-type="float" office:value="0.00000369536">
                <text:p>0.00000369536</text:p>
              </table:table-cell>
              <table:table-cell office:value-type="float" office:value="0.773054">
                <text:p>0.773054</text:p>
              </table:table-cell>
              <table:table-cell office:value-type="float" office:value="0.00000419645">
                <text:p>0.00000419645</text:p>
              </table:table-cell>
              <table:table-cell office:value-type="float" office:value="0.773769">
                <text:p>0.773769</text:p>
              </table:table-cell>
              <table:table-cell office:value-type="float" office:value="0.00000512782">
                <text:p>0.00000512782</text:p>
              </table:table-cell>
              <table:table-cell office:value-type="float" office:value="0.774237">
                <text:p>0.774237</text:p>
              </table:table-cell>
              <table:table-cell office:value-type="float" office:value="0.00000582043">
                <text:p>0.00000582043</text:p>
              </table:table-cell>
              <table:table-cell office:value-type="float" office:value="0.774698">
                <text:p>0.774698</text:p>
              </table:table-cell>
              <table:table-cell office:value-type="float" office:value="0.00000686909">
                <text:p>0.00000686909</text:p>
              </table:table-cell>
              <table:table-cell office:value-type="float" office:value="0.775152">
                <text:p>0.775152</text:p>
              </table:table-cell>
              <table:table-cell office:value-type="float" office:value="0.0000080409">
                <text:p>0.0000080409</text:p>
              </table:table-cell>
              <table:table-cell office:value-type="float" office:value="0.775819">
                <text:p>0.775819</text:p>
              </table:table-cell>
              <table:table-cell office:value-type="float" office:value="0.0000108708">
                <text:p>0.0000108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00000174446">
                <text:p>0.00000174446</text:p>
              </table:table-cell>
              <table:table-cell office:value-type="float" office:value="0.779556">
                <text:p>0.779556</text:p>
              </table:table-cell>
              <table:table-cell office:value-type="float" office:value="0.00000180303">
                <text:p>0.00000180303</text:p>
              </table:table-cell>
              <table:table-cell office:value-type="float" office:value="0.780115">
                <text:p>0.780115</text:p>
              </table:table-cell>
              <table:table-cell office:value-type="float" office:value="0.00000193926">
                <text:p>0.00000193926</text:p>
              </table:table-cell>
              <table:table-cell office:value-type="float" office:value="0.780668">
                <text:p>0.780668</text:p>
              </table:table-cell>
              <table:table-cell office:value-type="float" office:value="0.00000210703">
                <text:p>0.00000210703</text:p>
              </table:table-cell>
              <table:table-cell office:value-type="float" office:value="0.781486">
                <text:p>0.781486</text:p>
              </table:table-cell>
              <table:table-cell office:value-type="float" office:value="0.00000243128">
                <text:p>0.00000243128</text:p>
              </table:table-cell>
              <table:table-cell office:value-type="float" office:value="0.782025">
                <text:p>0.782025</text:p>
              </table:table-cell>
              <table:table-cell office:value-type="float" office:value="0.00000266604">
                <text:p>0.00000266604</text:p>
              </table:table-cell>
              <table:table-cell office:value-type="float" office:value="0.782557">
                <text:p>0.782557</text:p>
              </table:table-cell>
              <table:table-cell office:value-type="float" office:value="0.00000296225">
                <text:p>0.00000296225</text:p>
              </table:table-cell>
              <table:table-cell office:value-type="float" office:value="0.783083">
                <text:p>0.783083</text:p>
              </table:table-cell>
              <table:table-cell office:value-type="float" office:value="0.00000330283">
                <text:p>0.00000330283</text:p>
              </table:table-cell>
              <table:table-cell office:value-type="float" office:value="0.783603">
                <text:p>0.783603</text:p>
              </table:table-cell>
              <table:table-cell office:value-type="float" office:value="0.00000369543">
                <text:p>0.00000369543</text:p>
              </table:table-cell>
              <table:table-cell office:value-type="float" office:value="0.784116">
                <text:p>0.784116</text:p>
              </table:table-cell>
              <table:table-cell office:value-type="float" office:value="0.00000419653">
                <text:p>0.00000419653</text:p>
              </table:table-cell>
              <table:table-cell office:value-type="float" office:value="0.784873">
                <text:p>0.784873</text:p>
              </table:table-cell>
              <table:table-cell office:value-type="float" office:value="0.0000051279">
                <text:p>0.0000051279</text:p>
              </table:table-cell>
              <table:table-cell office:value-type="float" office:value="0.785369">
                <text:p>0.785369</text:p>
              </table:table-cell>
              <table:table-cell office:value-type="float" office:value="0.0000058205">
                <text:p>0.0000058205</text:p>
              </table:table-cell>
              <table:table-cell office:value-type="float" office:value="0.785857">
                <text:p>0.785857</text:p>
              </table:table-cell>
              <table:table-cell office:value-type="float" office:value="0.00000686916">
                <text:p>0.00000686916</text:p>
              </table:table-cell>
              <table:table-cell office:value-type="float" office:value="0.786338">
                <text:p>0.786338</text:p>
              </table:table-cell>
              <table:table-cell office:value-type="float" office:value="0.00000804097">
                <text:p>0.00000804097</text:p>
              </table:table-cell>
              <table:table-cell office:value-type="float" office:value="0.787044">
                <text:p>0.787044</text:p>
              </table:table-cell>
              <table:table-cell office:value-type="float" office:value="0.0000108709">
                <text:p>0.00001087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00000174433">
                <text:p>0.00000174433</text:p>
              </table:table-cell>
              <table:table-cell office:value-type="float" office:value="0.790365">
                <text:p>0.790365</text:p>
              </table:table-cell>
              <table:table-cell office:value-type="float" office:value="0.00000180295">
                <text:p>0.00000180295</text:p>
              </table:table-cell>
              <table:table-cell office:value-type="float" office:value="0.790954">
                <text:p>0.790954</text:p>
              </table:table-cell>
              <table:table-cell office:value-type="float" office:value="0.00000193923">
                <text:p>0.00000193923</text:p>
              </table:table-cell>
              <table:table-cell office:value-type="float" office:value="0.791538">
                <text:p>0.791538</text:p>
              </table:table-cell>
              <table:table-cell office:value-type="float" office:value="0.00000210704">
                <text:p>0.00000210704</text:p>
              </table:table-cell>
              <table:table-cell office:value-type="float" office:value="0.792402">
                <text:p>0.792402</text:p>
              </table:table-cell>
              <table:table-cell office:value-type="float" office:value="0.00000243134">
                <text:p>0.00000243134</text:p>
              </table:table-cell>
              <table:table-cell office:value-type="float" office:value="0.79297">
                <text:p>0.79297</text:p>
              </table:table-cell>
              <table:table-cell office:value-type="float" office:value="0.00000266612">
                <text:p>0.00000266612</text:p>
              </table:table-cell>
              <table:table-cell office:value-type="float" office:value="0.793532">
                <text:p>0.793532</text:p>
              </table:table-cell>
              <table:table-cell office:value-type="float" office:value="0.00000296235">
                <text:p>0.00000296235</text:p>
              </table:table-cell>
              <table:table-cell office:value-type="float" office:value="0.794088">
                <text:p>0.794088</text:p>
              </table:table-cell>
              <table:table-cell office:value-type="float" office:value="0.00000330294">
                <text:p>0.00000330294</text:p>
              </table:table-cell>
              <table:table-cell office:value-type="float" office:value="0.794636">
                <text:p>0.794636</text:p>
              </table:table-cell>
              <table:table-cell office:value-type="float" office:value="0.00000369554">
                <text:p>0.00000369554</text:p>
              </table:table-cell>
              <table:table-cell office:value-type="float" office:value="0.795178">
                <text:p>0.795178</text:p>
              </table:table-cell>
              <table:table-cell office:value-type="float" office:value="0.00000419665">
                <text:p>0.00000419665</text:p>
              </table:table-cell>
              <table:table-cell office:value-type="float" office:value="0.795977">
                <text:p>0.795977</text:p>
              </table:table-cell>
              <table:table-cell office:value-type="float" office:value="0.00000512802">
                <text:p>0.00000512802</text:p>
              </table:table-cell>
              <table:table-cell office:value-type="float" office:value="0.7965">
                <text:p>0.7965</text:p>
              </table:table-cell>
              <table:table-cell office:value-type="float" office:value="0.00000582061">
                <text:p>0.00000582061</text:p>
              </table:table-cell>
              <table:table-cell office:value-type="float" office:value="0.797016">
                <text:p>0.797016</text:p>
              </table:table-cell>
              <table:table-cell office:value-type="float" office:value="0.00000686927">
                <text:p>0.00000686927</text:p>
              </table:table-cell>
              <table:table-cell office:value-type="float" office:value="0.797523">
                <text:p>0.797523</text:p>
              </table:table-cell>
              <table:table-cell office:value-type="float" office:value="0.00000804107">
                <text:p>0.00000804107</text:p>
              </table:table-cell>
              <table:table-cell office:value-type="float" office:value="0.798269">
                <text:p>0.798269</text:p>
              </table:table-cell>
              <table:table-cell office:value-type="float" office:value="0.0000108709">
                <text:p>0.00001087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00000174418">
                <text:p>0.00000174418</text:p>
              </table:table-cell>
              <table:table-cell office:value-type="float" office:value="0.801174">
                <text:p>0.801174</text:p>
              </table:table-cell>
              <table:table-cell office:value-type="float" office:value="0.00000180286">
                <text:p>0.00000180286</text:p>
              </table:table-cell>
              <table:table-cell office:value-type="float" office:value="0.801794">
                <text:p>0.801794</text:p>
              </table:table-cell>
              <table:table-cell office:value-type="float" office:value="0.0000019392">
                <text:p>0.0000019392</text:p>
              </table:table-cell>
              <table:table-cell office:value-type="float" office:value="0.802408">
                <text:p>0.802408</text:p>
              </table:table-cell>
              <table:table-cell office:value-type="float" office:value="0.00000210706">
                <text:p>0.00000210706</text:p>
              </table:table-cell>
              <table:table-cell office:value-type="float" office:value="0.803318">
                <text:p>0.803318</text:p>
              </table:table-cell>
              <table:table-cell office:value-type="float" office:value="0.00000243143">
                <text:p>0.00000243143</text:p>
              </table:table-cell>
              <table:table-cell office:value-type="float" office:value="0.803916">
                <text:p>0.803916</text:p>
              </table:table-cell>
              <table:table-cell office:value-type="float" office:value="0.00000266624">
                <text:p>0.00000266624</text:p>
              </table:table-cell>
              <table:table-cell office:value-type="float" office:value="0.804508">
                <text:p>0.804508</text:p>
              </table:table-cell>
              <table:table-cell office:value-type="float" office:value="0.00000296249">
                <text:p>0.00000296249</text:p>
              </table:table-cell>
              <table:table-cell office:value-type="float" office:value="0.805092">
                <text:p>0.805092</text:p>
              </table:table-cell>
              <table:table-cell office:value-type="float" office:value="0.00000330308">
                <text:p>0.00000330308</text:p>
              </table:table-cell>
              <table:table-cell office:value-type="float" office:value="0.80567">
                <text:p>0.80567</text:p>
              </table:table-cell>
              <table:table-cell office:value-type="float" office:value="0.0000036957">
                <text:p>0.0000036957</text:p>
              </table:table-cell>
              <table:table-cell office:value-type="float" office:value="0.80624">
                <text:p>0.80624</text:p>
              </table:table-cell>
              <table:table-cell office:value-type="float" office:value="0.00000419682">
                <text:p>0.00000419682</text:p>
              </table:table-cell>
              <table:table-cell office:value-type="float" office:value="0.807081">
                <text:p>0.807081</text:p>
              </table:table-cell>
              <table:table-cell office:value-type="float" office:value="0.00000512818">
                <text:p>0.00000512818</text:p>
              </table:table-cell>
              <table:table-cell office:value-type="float" office:value="0.807632">
                <text:p>0.807632</text:p>
              </table:table-cell>
              <table:table-cell office:value-type="float" office:value="0.00000582077">
                <text:p>0.00000582077</text:p>
              </table:table-cell>
              <table:table-cell office:value-type="float" office:value="0.808174">
                <text:p>0.808174</text:p>
              </table:table-cell>
              <table:table-cell office:value-type="float" office:value="0.00000686943">
                <text:p>0.00000686943</text:p>
              </table:table-cell>
              <table:table-cell office:value-type="float" office:value="0.808709">
                <text:p>0.808709</text:p>
              </table:table-cell>
              <table:table-cell office:value-type="float" office:value="0.00000804121">
                <text:p>0.00000804121</text:p>
              </table:table-cell>
              <table:table-cell office:value-type="float" office:value="0.809494">
                <text:p>0.809494</text:p>
              </table:table-cell>
              <table:table-cell office:value-type="float" office:value="0.0000108711">
                <text:p>0.00001087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00000174399">
                <text:p>0.00000174399</text:p>
              </table:table-cell>
              <table:table-cell office:value-type="float" office:value="0.811982">
                <text:p>0.811982</text:p>
              </table:table-cell>
              <table:table-cell office:value-type="float" office:value="0.00000180275">
                <text:p>0.00000180275</text:p>
              </table:table-cell>
              <table:table-cell office:value-type="float" office:value="0.812634">
                <text:p>0.812634</text:p>
              </table:table-cell>
              <table:table-cell office:value-type="float" office:value="0.00000193916">
                <text:p>0.00000193916</text:p>
              </table:table-cell>
              <table:table-cell office:value-type="float" office:value="0.813279">
                <text:p>0.813279</text:p>
              </table:table-cell>
              <table:table-cell office:value-type="float" office:value="0.00000210709">
                <text:p>0.00000210709</text:p>
              </table:table-cell>
              <table:table-cell office:value-type="float" office:value="0.814234">
                <text:p>0.814234</text:p>
              </table:table-cell>
              <table:table-cell office:value-type="float" office:value="0.00000243155">
                <text:p>0.00000243155</text:p>
              </table:table-cell>
              <table:table-cell office:value-type="float" office:value="0.814862">
                <text:p>0.814862</text:p>
              </table:table-cell>
              <table:table-cell office:value-type="float" office:value="0.00000266639">
                <text:p>0.00000266639</text:p>
              </table:table-cell>
              <table:table-cell office:value-type="float" office:value="0.815483">
                <text:p>0.815483</text:p>
              </table:table-cell>
              <table:table-cell office:value-type="float" office:value="0.00000296267">
                <text:p>0.00000296267</text:p>
              </table:table-cell>
              <table:table-cell office:value-type="float" office:value="0.816097">
                <text:p>0.816097</text:p>
              </table:table-cell>
              <table:table-cell office:value-type="float" office:value="0.00000330329">
                <text:p>0.00000330329</text:p>
              </table:table-cell>
              <table:table-cell office:value-type="float" office:value="0.816703">
                <text:p>0.816703</text:p>
              </table:table-cell>
              <table:table-cell office:value-type="float" office:value="0.00000369592">
                <text:p>0.00000369592</text:p>
              </table:table-cell>
              <table:table-cell office:value-type="float" office:value="0.817302">
                <text:p>0.817302</text:p>
              </table:table-cell>
              <table:table-cell office:value-type="float" office:value="0.00000419705">
                <text:p>0.00000419705</text:p>
              </table:table-cell>
              <table:table-cell office:value-type="float" office:value="0.818185">
                <text:p>0.818185</text:p>
              </table:table-cell>
              <table:table-cell office:value-type="float" office:value="0.00000512842">
                <text:p>0.00000512842</text:p>
              </table:table-cell>
              <table:table-cell office:value-type="float" office:value="0.818763">
                <text:p>0.818763</text:p>
              </table:table-cell>
              <table:table-cell office:value-type="float" office:value="0.00000582099">
                <text:p>0.00000582099</text:p>
              </table:table-cell>
              <table:table-cell office:value-type="float" office:value="0.819333">
                <text:p>0.819333</text:p>
              </table:table-cell>
              <table:table-cell office:value-type="float" office:value="0.00000686966">
                <text:p>0.00000686966</text:p>
              </table:table-cell>
              <table:table-cell office:value-type="float" office:value="0.819894">
                <text:p>0.819894</text:p>
              </table:table-cell>
              <table:table-cell office:value-type="float" office:value="0.00000804143">
                <text:p>0.00000804143</text:p>
              </table:table-cell>
              <table:table-cell office:value-type="float" office:value="0.820718">
                <text:p>0.820718</text:p>
              </table:table-cell>
              <table:table-cell office:value-type="float" office:value="0.0000108713">
                <text:p>0.0000108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00000174374">
                <text:p>0.00000174374</text:p>
              </table:table-cell>
              <table:table-cell office:value-type="float" office:value="0.822791">
                <text:p>0.822791</text:p>
              </table:table-cell>
              <table:table-cell office:value-type="float" office:value="0.00000180261">
                <text:p>0.00000180261</text:p>
              </table:table-cell>
              <table:table-cell office:value-type="float" office:value="0.823474">
                <text:p>0.823474</text:p>
              </table:table-cell>
              <table:table-cell office:value-type="float" office:value="0.00000193911">
                <text:p>0.00000193911</text:p>
              </table:table-cell>
              <table:table-cell office:value-type="float" office:value="0.824149">
                <text:p>0.824149</text:p>
              </table:table-cell>
              <table:table-cell office:value-type="float" office:value="0.00000210714">
                <text:p>0.00000210714</text:p>
              </table:table-cell>
              <table:table-cell office:value-type="float" office:value="0.82515">
                <text:p>0.82515</text:p>
              </table:table-cell>
              <table:table-cell office:value-type="float" office:value="0.00000243171">
                <text:p>0.00000243171</text:p>
              </table:table-cell>
              <table:table-cell office:value-type="float" office:value="0.825808">
                <text:p>0.825808</text:p>
              </table:table-cell>
              <table:table-cell office:value-type="float" office:value="0.0000026666">
                <text:p>0.0000026666</text:p>
              </table:table-cell>
              <table:table-cell office:value-type="float" office:value="0.826458">
                <text:p>0.826458</text:p>
              </table:table-cell>
              <table:table-cell office:value-type="float" office:value="0.00000296293">
                <text:p>0.00000296293</text:p>
              </table:table-cell>
              <table:table-cell office:value-type="float" office:value="0.827102">
                <text:p>0.827102</text:p>
              </table:table-cell>
              <table:table-cell office:value-type="float" office:value="0.00000330358">
                <text:p>0.00000330358</text:p>
              </table:table-cell>
              <table:table-cell office:value-type="float" office:value="0.827737">
                <text:p>0.827737</text:p>
              </table:table-cell>
              <table:table-cell office:value-type="float" office:value="0.00000369622">
                <text:p>0.00000369622</text:p>
              </table:table-cell>
              <table:table-cell office:value-type="float" office:value="0.828364">
                <text:p>0.828364</text:p>
              </table:table-cell>
              <table:table-cell office:value-type="float" office:value="0.00000419738">
                <text:p>0.00000419738</text:p>
              </table:table-cell>
              <table:table-cell office:value-type="float" office:value="0.829289">
                <text:p>0.829289</text:p>
              </table:table-cell>
              <table:table-cell office:value-type="float" office:value="0.00000512877">
                <text:p>0.00000512877</text:p>
              </table:table-cell>
              <table:table-cell office:value-type="float" office:value="0.829895">
                <text:p>0.829895</text:p>
              </table:table-cell>
              <table:table-cell office:value-type="float" office:value="0.00000582132">
                <text:p>0.00000582132</text:p>
              </table:table-cell>
              <table:table-cell office:value-type="float" office:value="0.830492">
                <text:p>0.830492</text:p>
              </table:table-cell>
              <table:table-cell office:value-type="float" office:value="0.00000687001">
                <text:p>0.00000687001</text:p>
              </table:table-cell>
              <table:table-cell office:value-type="float" office:value="0.831079">
                <text:p>0.831079</text:p>
              </table:table-cell>
              <table:table-cell office:value-type="float" office:value="0.00000804176">
                <text:p>0.00000804176</text:p>
              </table:table-cell>
              <table:table-cell office:value-type="float" office:value="0.831943">
                <text:p>0.831943</text:p>
              </table:table-cell>
              <table:table-cell office:value-type="float" office:value="0.0000108716">
                <text:p>0.0000108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00000174344">
                <text:p>0.00000174344</text:p>
              </table:table-cell>
              <table:table-cell office:value-type="float" office:value="0.8336">
                <text:p>0.8336</text:p>
              </table:table-cell>
              <table:table-cell office:value-type="float" office:value="0.00000180243">
                <text:p>0.00000180243</text:p>
              </table:table-cell>
              <table:table-cell office:value-type="float" office:value="0.834313">
                <text:p>0.834313</text:p>
              </table:table-cell>
              <table:table-cell office:value-type="float" office:value="0.00000193905">
                <text:p>0.00000193905</text:p>
              </table:table-cell>
              <table:table-cell office:value-type="float" office:value="0.83502">
                <text:p>0.83502</text:p>
              </table:table-cell>
              <table:table-cell office:value-type="float" office:value="0.0000021072">
                <text:p>0.0000021072</text:p>
              </table:table-cell>
              <table:table-cell office:value-type="float" office:value="0.836066">
                <text:p>0.836066</text:p>
              </table:table-cell>
              <table:table-cell office:value-type="float" office:value="0.00000243194">
                <text:p>0.00000243194</text:p>
              </table:table-cell>
              <table:table-cell office:value-type="float" office:value="0.836754">
                <text:p>0.836754</text:p>
              </table:table-cell>
              <table:table-cell office:value-type="float" office:value="0.00000266688">
                <text:p>0.00000266688</text:p>
              </table:table-cell>
              <table:table-cell office:value-type="float" office:value="0.837434">
                <text:p>0.837434</text:p>
              </table:table-cell>
              <table:table-cell office:value-type="float" office:value="0.00000296329">
                <text:p>0.00000296329</text:p>
              </table:table-cell>
              <table:table-cell office:value-type="float" office:value="0.838106">
                <text:p>0.838106</text:p>
              </table:table-cell>
              <table:table-cell office:value-type="float" office:value="0.00000330398">
                <text:p>0.00000330398</text:p>
              </table:table-cell>
              <table:table-cell office:value-type="float" office:value="0.83877">
                <text:p>0.83877</text:p>
              </table:table-cell>
              <table:table-cell office:value-type="float" office:value="0.00000369665">
                <text:p>0.00000369665</text:p>
              </table:table-cell>
              <table:table-cell office:value-type="float" office:value="0.839426">
                <text:p>0.839426</text:p>
              </table:table-cell>
              <table:table-cell office:value-type="float" office:value="0.00000419785">
                <text:p>0.00000419785</text:p>
              </table:table-cell>
              <table:table-cell office:value-type="float" office:value="0.840393">
                <text:p>0.840393</text:p>
              </table:table-cell>
              <table:table-cell office:value-type="float" office:value="0.00000512927">
                <text:p>0.00000512927</text:p>
              </table:table-cell>
              <table:table-cell office:value-type="float" office:value="0.841026">
                <text:p>0.841026</text:p>
              </table:table-cell>
              <table:table-cell office:value-type="float" office:value="0.00000582181">
                <text:p>0.00000582181</text:p>
              </table:table-cell>
              <table:table-cell office:value-type="float" office:value="0.84165">
                <text:p>0.84165</text:p>
              </table:table-cell>
              <table:table-cell office:value-type="float" office:value="0.00000687052">
                <text:p>0.00000687052</text:p>
              </table:table-cell>
              <table:table-cell office:value-type="float" office:value="0.842265">
                <text:p>0.842265</text:p>
              </table:table-cell>
              <table:table-cell office:value-type="float" office:value="0.00000804226">
                <text:p>0.00000804226</text:p>
              </table:table-cell>
              <table:table-cell office:value-type="float" office:value="0.843168">
                <text:p>0.843168</text:p>
              </table:table-cell>
              <table:table-cell office:value-type="float" office:value="0.0000108721">
                <text:p>0.00001087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00000174303">
                <text:p>0.00000174303</text:p>
              </table:table-cell>
              <table:table-cell office:value-type="float" office:value="0.844409">
                <text:p>0.844409</text:p>
              </table:table-cell>
              <table:table-cell office:value-type="float" office:value="0.0000018022">
                <text:p>0.0000018022</text:p>
              </table:table-cell>
              <table:table-cell office:value-type="float" office:value="0.845153">
                <text:p>0.845153</text:p>
              </table:table-cell>
              <table:table-cell office:value-type="float" office:value="0.00000193897">
                <text:p>0.00000193897</text:p>
              </table:table-cell>
              <table:table-cell office:value-type="float" office:value="0.84589">
                <text:p>0.84589</text:p>
              </table:table-cell>
              <table:table-cell office:value-type="float" office:value="0.00000210728">
                <text:p>0.00000210728</text:p>
              </table:table-cell>
              <table:table-cell office:value-type="float" office:value="0.846982">
                <text:p>0.846982</text:p>
              </table:table-cell>
              <table:table-cell office:value-type="float" office:value="0.00000243224">
                <text:p>0.00000243224</text:p>
              </table:table-cell>
              <table:table-cell office:value-type="float" office:value="0.847699">
                <text:p>0.847699</text:p>
              </table:table-cell>
              <table:table-cell office:value-type="float" office:value="0.00000266727">
                <text:p>0.00000266727</text:p>
              </table:table-cell>
              <table:table-cell office:value-type="float" office:value="0.848409">
                <text:p>0.848409</text:p>
              </table:table-cell>
              <table:table-cell office:value-type="float" office:value="0.00000296378">
                <text:p>0.00000296378</text:p>
              </table:table-cell>
              <table:table-cell office:value-type="float" office:value="0.849111">
                <text:p>0.849111</text:p>
              </table:table-cell>
              <table:table-cell office:value-type="float" office:value="0.00000330454">
                <text:p>0.00000330454</text:p>
              </table:table-cell>
              <table:table-cell office:value-type="float" office:value="0.849804">
                <text:p>0.849804</text:p>
              </table:table-cell>
              <table:table-cell office:value-type="float" office:value="0.00000369725">
                <text:p>0.00000369725</text:p>
              </table:table-cell>
              <table:table-cell office:value-type="float" office:value="0.850488">
                <text:p>0.850488</text:p>
              </table:table-cell>
              <table:table-cell office:value-type="float" office:value="0.00000419852">
                <text:p>0.00000419852</text:p>
              </table:table-cell>
              <table:table-cell office:value-type="float" office:value="0.851497">
                <text:p>0.851497</text:p>
              </table:table-cell>
              <table:table-cell office:value-type="float" office:value="0.00000512999">
                <text:p>0.00000512999</text:p>
              </table:table-cell>
              <table:table-cell office:value-type="float" office:value="0.852158">
                <text:p>0.852158</text:p>
              </table:table-cell>
              <table:table-cell office:value-type="float" office:value="0.00000582251">
                <text:p>0.00000582251</text:p>
              </table:table-cell>
              <table:table-cell office:value-type="float" office:value="0.852809">
                <text:p>0.852809</text:p>
              </table:table-cell>
              <table:table-cell office:value-type="float" office:value="0.00000687127">
                <text:p>0.00000687127</text:p>
              </table:table-cell>
              <table:table-cell office:value-type="float" office:value="0.85345">
                <text:p>0.85345</text:p>
              </table:table-cell>
              <table:table-cell office:value-type="float" office:value="0.00000804299">
                <text:p>0.00000804299</text:p>
              </table:table-cell>
              <table:table-cell office:value-type="float" office:value="0.854392">
                <text:p>0.854392</text:p>
              </table:table-cell>
              <table:table-cell office:value-type="float" office:value="0.0000108729">
                <text:p>0.0000108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00000174251">
                <text:p>0.00000174251</text:p>
              </table:table-cell>
              <table:table-cell office:value-type="float" office:value="0.855217">
                <text:p>0.855217</text:p>
              </table:table-cell>
              <table:table-cell office:value-type="float" office:value="0.00000180189">
                <text:p>0.00000180189</text:p>
              </table:table-cell>
              <table:table-cell office:value-type="float" office:value="0.855993">
                <text:p>0.855993</text:p>
              </table:table-cell>
              <table:table-cell office:value-type="float" office:value="0.00000193887">
                <text:p>0.00000193887</text:p>
              </table:table-cell>
              <table:table-cell office:value-type="float" office:value="0.85676">
                <text:p>0.85676</text:p>
              </table:table-cell>
              <table:table-cell office:value-type="float" office:value="0.00000210739">
                <text:p>0.00000210739</text:p>
              </table:table-cell>
              <table:table-cell office:value-type="float" office:value="0.857897">
                <text:p>0.857897</text:p>
              </table:table-cell>
              <table:table-cell office:value-type="float" office:value="0.00000243265">
                <text:p>0.00000243265</text:p>
              </table:table-cell>
              <table:table-cell office:value-type="float" office:value="0.858645">
                <text:p>0.858645</text:p>
              </table:table-cell>
              <table:table-cell office:value-type="float" office:value="0.00000266781">
                <text:p>0.00000266781</text:p>
              </table:table-cell>
              <table:table-cell office:value-type="float" office:value="0.859385">
                <text:p>0.859385</text:p>
              </table:table-cell>
              <table:table-cell office:value-type="float" office:value="0.00000296445">
                <text:p>0.00000296445</text:p>
              </table:table-cell>
              <table:table-cell office:value-type="float" office:value="0.860115">
                <text:p>0.860115</text:p>
              </table:table-cell>
              <table:table-cell office:value-type="float" office:value="0.00000330532">
                <text:p>0.00000330532</text:p>
              </table:table-cell>
              <table:table-cell office:value-type="float" office:value="0.860837">
                <text:p>0.860837</text:p>
              </table:table-cell>
              <table:table-cell office:value-type="float" office:value="0.0000036981">
                <text:p>0.0000036981</text:p>
              </table:table-cell>
              <table:table-cell office:value-type="float" office:value="0.86155">
                <text:p>0.86155</text:p>
              </table:table-cell>
              <table:table-cell office:value-type="float" office:value="0.00000419947">
                <text:p>0.00000419947</text:p>
              </table:table-cell>
              <table:table-cell office:value-type="float" office:value="0.862601">
                <text:p>0.862601</text:p>
              </table:table-cell>
              <table:table-cell office:value-type="float" office:value="0.00000513102">
                <text:p>0.00000513102</text:p>
              </table:table-cell>
              <table:table-cell office:value-type="float" office:value="0.86329">
                <text:p>0.86329</text:p>
              </table:table-cell>
              <table:table-cell office:value-type="float" office:value="0.00000582354">
                <text:p>0.00000582354</text:p>
              </table:table-cell>
              <table:table-cell office:value-type="float" office:value="0.863968">
                <text:p>0.863968</text:p>
              </table:table-cell>
              <table:table-cell office:value-type="float" office:value="0.00000687238">
                <text:p>0.00000687238</text:p>
              </table:table-cell>
              <table:table-cell office:value-type="float" office:value="0.864636">
                <text:p>0.864636</text:p>
              </table:table-cell>
              <table:table-cell office:value-type="float" office:value="0.00000804409">
                <text:p>0.00000804409</text:p>
              </table:table-cell>
              <table:table-cell office:value-type="float" office:value="0.865617">
                <text:p>0.865617</text:p>
              </table:table-cell>
              <table:table-cell office:value-type="float" office:value="0.0000108741">
                <text:p>0.00001087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00000174183">
                <text:p>0.00000174183</text:p>
              </table:table-cell>
              <table:table-cell office:value-type="float" office:value="0.866026">
                <text:p>0.866026</text:p>
              </table:table-cell>
              <table:table-cell office:value-type="float" office:value="0.00000180149">
                <text:p>0.00000180149</text:p>
              </table:table-cell>
              <table:table-cell office:value-type="float" office:value="0.866832">
                <text:p>0.866832</text:p>
              </table:table-cell>
              <table:table-cell office:value-type="float" office:value="0.00000193873">
                <text:p>0.00000193873</text:p>
              </table:table-cell>
              <table:table-cell office:value-type="float" office:value="0.867631">
                <text:p>0.867631</text:p>
              </table:table-cell>
              <table:table-cell office:value-type="float" office:value="0.00000210755">
                <text:p>0.00000210755</text:p>
              </table:table-cell>
              <table:table-cell office:value-type="float" office:value="0.868813">
                <text:p>0.868813</text:p>
              </table:table-cell>
              <table:table-cell office:value-type="float" office:value="0.00000243321">
                <text:p>0.00000243321</text:p>
              </table:table-cell>
              <table:table-cell office:value-type="float" office:value="0.869591">
                <text:p>0.869591</text:p>
              </table:table-cell>
              <table:table-cell office:value-type="float" office:value="0.00000266854">
                <text:p>0.00000266854</text:p>
              </table:table-cell>
              <table:table-cell office:value-type="float" office:value="0.87036">
                <text:p>0.87036</text:p>
              </table:table-cell>
              <table:table-cell office:value-type="float" office:value="0.00000296538">
                <text:p>0.00000296538</text:p>
              </table:table-cell>
              <table:table-cell office:value-type="float" office:value="0.87112">
                <text:p>0.87112</text:p>
              </table:table-cell>
              <table:table-cell office:value-type="float" office:value="0.0000033064">
                <text:p>0.0000033064</text:p>
              </table:table-cell>
              <table:table-cell office:value-type="float" office:value="0.871871">
                <text:p>0.871871</text:p>
              </table:table-cell>
              <table:table-cell office:value-type="float" office:value="0.00000369928">
                <text:p>0.00000369928</text:p>
              </table:table-cell>
              <table:table-cell office:value-type="float" office:value="0.872612">
                <text:p>0.872612</text:p>
              </table:table-cell>
              <table:table-cell office:value-type="float" office:value="0.00000420081">
                <text:p>0.00000420081</text:p>
              </table:table-cell>
              <table:table-cell office:value-type="float" office:value="0.873705">
                <text:p>0.873705</text:p>
              </table:table-cell>
              <table:table-cell office:value-type="float" office:value="0.00000513252">
                <text:p>0.00000513252</text:p>
              </table:table-cell>
              <table:table-cell office:value-type="float" office:value="0.874421">
                <text:p>0.874421</text:p>
              </table:table-cell>
              <table:table-cell office:value-type="float" office:value="0.00000582503">
                <text:p>0.00000582503</text:p>
              </table:table-cell>
              <table:table-cell office:value-type="float" office:value="0.875127">
                <text:p>0.875127</text:p>
              </table:table-cell>
              <table:table-cell office:value-type="float" office:value="0.00000687401">
                <text:p>0.00000687401</text:p>
              </table:table-cell>
              <table:table-cell office:value-type="float" office:value="0.875821">
                <text:p>0.875821</text:p>
              </table:table-cell>
              <table:table-cell office:value-type="float" office:value="0.00000804574">
                <text:p>0.00000804574</text:p>
              </table:table-cell>
              <table:table-cell office:value-type="float" office:value="0.876842">
                <text:p>0.876842</text:p>
              </table:table-cell>
              <table:table-cell office:value-type="float" office:value="0.0000108759">
                <text:p>0.00001087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00000174093">
                <text:p>0.00000174093</text:p>
              </table:table-cell>
              <table:table-cell office:value-type="float" office:value="0.876835">
                <text:p>0.876835</text:p>
              </table:table-cell>
              <table:table-cell office:value-type="float" office:value="0.00000180095">
                <text:p>0.00000180095</text:p>
              </table:table-cell>
              <table:table-cell office:value-type="float" office:value="0.877672">
                <text:p>0.877672</text:p>
              </table:table-cell>
              <table:table-cell office:value-type="float" office:value="0.00000193855">
                <text:p>0.00000193855</text:p>
              </table:table-cell>
              <table:table-cell office:value-type="float" office:value="0.878501">
                <text:p>0.878501</text:p>
              </table:table-cell>
              <table:table-cell office:value-type="float" office:value="0.00000210775">
                <text:p>0.00000210775</text:p>
              </table:table-cell>
              <table:table-cell office:value-type="float" office:value="0.879729">
                <text:p>0.879729</text:p>
              </table:table-cell>
              <table:table-cell office:value-type="float" office:value="0.00000243398">
                <text:p>0.00000243398</text:p>
              </table:table-cell>
              <table:table-cell office:value-type="float" office:value="0.880537">
                <text:p>0.880537</text:p>
              </table:table-cell>
              <table:table-cell office:value-type="float" office:value="0.00000266955">
                <text:p>0.00000266955</text:p>
              </table:table-cell>
              <table:table-cell office:value-type="float" office:value="0.881335">
                <text:p>0.881335</text:p>
              </table:table-cell>
              <table:table-cell office:value-type="float" office:value="0.00000296667">
                <text:p>0.00000296667</text:p>
              </table:table-cell>
              <table:table-cell office:value-type="float" office:value="0.882125">
                <text:p>0.882125</text:p>
              </table:table-cell>
              <table:table-cell office:value-type="float" office:value="0.00000330791">
                <text:p>0.00000330791</text:p>
              </table:table-cell>
              <table:table-cell office:value-type="float" office:value="0.882904">
                <text:p>0.882904</text:p>
              </table:table-cell>
              <table:table-cell office:value-type="float" office:value="0.00000370095">
                <text:p>0.00000370095</text:p>
              </table:table-cell>
              <table:table-cell office:value-type="float" office:value="0.883674">
                <text:p>0.883674</text:p>
              </table:table-cell>
              <table:table-cell office:value-type="float" office:value="0.00000420273">
                <text:p>0.00000420273</text:p>
              </table:table-cell>
              <table:table-cell office:value-type="float" office:value="0.884809">
                <text:p>0.884809</text:p>
              </table:table-cell>
              <table:table-cell office:value-type="float" office:value="0.00000513468">
                <text:p>0.00000513468</text:p>
              </table:table-cell>
              <table:table-cell office:value-type="float" office:value="0.885553">
                <text:p>0.885553</text:p>
              </table:table-cell>
              <table:table-cell office:value-type="float" office:value="0.00000582722">
                <text:p>0.00000582722</text:p>
              </table:table-cell>
              <table:table-cell office:value-type="float" office:value="0.886285">
                <text:p>0.886285</text:p>
              </table:table-cell>
              <table:table-cell office:value-type="float" office:value="0.00000687643">
                <text:p>0.00000687643</text:p>
              </table:table-cell>
              <table:table-cell office:value-type="float" office:value="0.887007">
                <text:p>0.887007</text:p>
              </table:table-cell>
              <table:table-cell office:value-type="float" office:value="0.0000080482">
                <text:p>0.0000080482</text:p>
              </table:table-cell>
              <table:table-cell office:value-type="float" office:value="0.888066">
                <text:p>0.888066</text:p>
              </table:table-cell>
              <table:table-cell office:value-type="float" office:value="0.0000108787">
                <text:p>0.0000108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00000173974">
                <text:p>0.00000173974</text:p>
              </table:table-cell>
              <table:table-cell office:value-type="float" office:value="0.887643">
                <text:p>0.887643</text:p>
              </table:table-cell>
              <table:table-cell office:value-type="float" office:value="0.00000180025">
                <text:p>0.00000180025</text:p>
              </table:table-cell>
              <table:table-cell office:value-type="float" office:value="0.888512">
                <text:p>0.888512</text:p>
              </table:table-cell>
              <table:table-cell office:value-type="float" office:value="0.00000193831">
                <text:p>0.00000193831</text:p>
              </table:table-cell>
              <table:table-cell office:value-type="float" office:value="0.889372">
                <text:p>0.889372</text:p>
              </table:table-cell>
              <table:table-cell office:value-type="float" office:value="0.00000210803">
                <text:p>0.00000210803</text:p>
              </table:table-cell>
              <table:table-cell office:value-type="float" office:value="0.890645">
                <text:p>0.890645</text:p>
              </table:table-cell>
              <table:table-cell office:value-type="float" office:value="0.00000243502">
                <text:p>0.00000243502</text:p>
              </table:table-cell>
              <table:table-cell office:value-type="float" office:value="0.891483">
                <text:p>0.891483</text:p>
              </table:table-cell>
              <table:table-cell office:value-type="float" office:value="0.00000267092">
                <text:p>0.00000267092</text:p>
              </table:table-cell>
              <table:table-cell office:value-type="float" office:value="0.892311">
                <text:p>0.892311</text:p>
              </table:table-cell>
              <table:table-cell office:value-type="float" office:value="0.00000296845">
                <text:p>0.00000296845</text:p>
              </table:table-cell>
              <table:table-cell office:value-type="float" office:value="0.893129">
                <text:p>0.893129</text:p>
              </table:table-cell>
              <table:table-cell office:value-type="float" office:value="0.00000331001">
                <text:p>0.00000331001</text:p>
              </table:table-cell>
              <table:table-cell office:value-type="float" office:value="0.893938">
                <text:p>0.893938</text:p>
              </table:table-cell>
              <table:table-cell office:value-type="float" office:value="0.0000037033">
                <text:p>0.0000037033</text:p>
              </table:table-cell>
              <table:table-cell office:value-type="float" office:value="0.894736">
                <text:p>0.894736</text:p>
              </table:table-cell>
              <table:table-cell office:value-type="float" office:value="0.00000420544">
                <text:p>0.00000420544</text:p>
              </table:table-cell>
              <table:table-cell office:value-type="float" office:value="0.895913">
                <text:p>0.895913</text:p>
              </table:table-cell>
              <table:table-cell office:value-type="float" office:value="0.00000513779">
                <text:p>0.00000513779</text:p>
              </table:table-cell>
              <table:table-cell office:value-type="float" office:value="0.896684">
                <text:p>0.896684</text:p>
              </table:table-cell>
              <table:table-cell office:value-type="float" office:value="0.0000058304">
                <text:p>0.0000058304</text:p>
              </table:table-cell>
              <table:table-cell office:value-type="float" office:value="0.897444">
                <text:p>0.897444</text:p>
              </table:table-cell>
              <table:table-cell office:value-type="float" office:value="0.00000688">
                <text:p>0.00000688</text:p>
              </table:table-cell>
              <table:table-cell office:value-type="float" office:value="0.898192">
                <text:p>0.898192</text:p>
              </table:table-cell>
              <table:table-cell office:value-type="float" office:value="0.00000805188">
                <text:p>0.00000805188</text:p>
              </table:table-cell>
              <table:table-cell office:value-type="float" office:value="0.899291">
                <text:p>0.899291</text:p>
              </table:table-cell>
              <table:table-cell office:value-type="float" office:value="0.0000108829">
                <text:p>0.0000108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00000173817">
                <text:p>0.00000173817</text:p>
              </table:table-cell>
              <table:table-cell office:value-type="float" office:value="0.898452">
                <text:p>0.898452</text:p>
              </table:table-cell>
              <table:table-cell office:value-type="float" office:value="0.0000017993">
                <text:p>0.0000017993</text:p>
              </table:table-cell>
              <table:table-cell office:value-type="float" office:value="0.899351">
                <text:p>0.899351</text:p>
              </table:table-cell>
              <table:table-cell office:value-type="float" office:value="0.00000193799">
                <text:p>0.00000193799</text:p>
              </table:table-cell>
              <table:table-cell office:value-type="float" office:value="0.900242">
                <text:p>0.900242</text:p>
              </table:table-cell>
              <table:table-cell office:value-type="float" office:value="0.0000021084">
                <text:p>0.0000021084</text:p>
              </table:table-cell>
              <table:table-cell office:value-type="float" office:value="0.901561">
                <text:p>0.901561</text:p>
              </table:table-cell>
              <table:table-cell office:value-type="float" office:value="0.00000243643">
                <text:p>0.00000243643</text:p>
              </table:table-cell>
              <table:table-cell office:value-type="float" office:value="0.902428">
                <text:p>0.902428</text:p>
              </table:table-cell>
              <table:table-cell office:value-type="float" office:value="0.00000267281">
                <text:p>0.00000267281</text:p>
              </table:table-cell>
              <table:table-cell office:value-type="float" office:value="0.903286">
                <text:p>0.903286</text:p>
              </table:table-cell>
              <table:table-cell office:value-type="float" office:value="0.00000297092">
                <text:p>0.00000297092</text:p>
              </table:table-cell>
              <table:table-cell office:value-type="float" office:value="0.904134">
                <text:p>0.904134</text:p>
              </table:table-cell>
              <table:table-cell office:value-type="float" office:value="0.00000331294">
                <text:p>0.00000331294</text:p>
              </table:table-cell>
              <table:table-cell office:value-type="float" office:value="0.904971">
                <text:p>0.904971</text:p>
              </table:table-cell>
              <table:table-cell office:value-type="float" office:value="0.00000370661">
                <text:p>0.00000370661</text:p>
              </table:table-cell>
              <table:table-cell office:value-type="float" office:value="0.905798">
                <text:p>0.905798</text:p>
              </table:table-cell>
              <table:table-cell office:value-type="float" office:value="0.0000042093">
                <text:p>0.0000042093</text:p>
              </table:table-cell>
              <table:table-cell office:value-type="float" office:value="0.907017">
                <text:p>0.907017</text:p>
              </table:table-cell>
              <table:table-cell office:value-type="float" office:value="0.00000514228">
                <text:p>0.00000514228</text:p>
              </table:table-cell>
              <table:table-cell office:value-type="float" office:value="0.907816">
                <text:p>0.907816</text:p>
              </table:table-cell>
              <table:table-cell office:value-type="float" office:value="0.00000583506">
                <text:p>0.00000583506</text:p>
              </table:table-cell>
              <table:table-cell office:value-type="float" office:value="0.908603">
                <text:p>0.908603</text:p>
              </table:table-cell>
              <table:table-cell office:value-type="float" office:value="0.00000688528">
                <text:p>0.00000688528</text:p>
              </table:table-cell>
              <table:table-cell office:value-type="float" office:value="0.909377">
                <text:p>0.909377</text:p>
              </table:table-cell>
              <table:table-cell office:value-type="float" office:value="0.00000805739">
                <text:p>0.00000805739</text:p>
              </table:table-cell>
              <table:table-cell office:value-type="float" office:value="0.910516">
                <text:p>0.910516</text:p>
              </table:table-cell>
              <table:table-cell office:value-type="float" office:value="0.0000108894">
                <text:p>0.00001088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00000173609">
                <text:p>0.00000173609</text:p>
              </table:table-cell>
              <table:table-cell office:value-type="float" office:value="0.909261">
                <text:p>0.909261</text:p>
              </table:table-cell>
              <table:table-cell office:value-type="float" office:value="0.00000179805">
                <text:p>0.00000179805</text:p>
              </table:table-cell>
              <table:table-cell office:value-type="float" office:value="0.910191">
                <text:p>0.910191</text:p>
              </table:table-cell>
              <table:table-cell office:value-type="float" office:value="0.00000193756">
                <text:p>0.00000193756</text:p>
              </table:table-cell>
              <table:table-cell office:value-type="float" office:value="0.911113">
                <text:p>0.911113</text:p>
              </table:table-cell>
              <table:table-cell office:value-type="float" office:value="0.00000210891">
                <text:p>0.00000210891</text:p>
              </table:table-cell>
              <table:table-cell office:value-type="float" office:value="0.912477">
                <text:p>0.912477</text:p>
              </table:table-cell>
              <table:table-cell office:value-type="float" office:value="0.00000243836">
                <text:p>0.00000243836</text:p>
              </table:table-cell>
              <table:table-cell office:value-type="float" office:value="0.913374">
                <text:p>0.913374</text:p>
              </table:table-cell>
              <table:table-cell office:value-type="float" office:value="0.00000267541">
                <text:p>0.00000267541</text:p>
              </table:table-cell>
              <table:table-cell office:value-type="float" office:value="0.914262">
                <text:p>0.914262</text:p>
              </table:table-cell>
              <table:table-cell office:value-type="float" office:value="0.00000297433">
                <text:p>0.00000297433</text:p>
              </table:table-cell>
              <table:table-cell office:value-type="float" office:value="0.915138">
                <text:p>0.915138</text:p>
              </table:table-cell>
              <table:table-cell office:value-type="float" office:value="0.00000331704">
                <text:p>0.00000331704</text:p>
              </table:table-cell>
              <table:table-cell office:value-type="float" office:value="0.916005">
                <text:p>0.916005</text:p>
              </table:table-cell>
              <table:table-cell office:value-type="float" office:value="0.00000371128">
                <text:p>0.00000371128</text:p>
              </table:table-cell>
              <table:table-cell office:value-type="float" office:value="0.91686">
                <text:p>0.91686</text:p>
              </table:table-cell>
              <table:table-cell office:value-type="float" office:value="0.0000042148">
                <text:p>0.0000042148</text:p>
              </table:table-cell>
              <table:table-cell office:value-type="float" office:value="0.918121">
                <text:p>0.918121</text:p>
              </table:table-cell>
              <table:table-cell office:value-type="float" office:value="0.00000514879">
                <text:p>0.00000514879</text:p>
              </table:table-cell>
              <table:table-cell office:value-type="float" office:value="0.918948">
                <text:p>0.918948</text:p>
              </table:table-cell>
              <table:table-cell office:value-type="float" office:value="0.00000584186">
                <text:p>0.00000584186</text:p>
              </table:table-cell>
              <table:table-cell office:value-type="float" office:value="0.919761">
                <text:p>0.919761</text:p>
              </table:table-cell>
              <table:table-cell office:value-type="float" office:value="0.00000689309">
                <text:p>0.00000689309</text:p>
              </table:table-cell>
              <table:table-cell office:value-type="float" office:value="0.920563">
                <text:p>0.920563</text:p>
              </table:table-cell>
              <table:table-cell office:value-type="float" office:value="0.00000806565">
                <text:p>0.00000806565</text:p>
              </table:table-cell>
              <table:table-cell office:value-type="float" office:value="0.92174">
                <text:p>0.92174</text:p>
              </table:table-cell>
              <table:table-cell office:value-type="float" office:value="0.0000108992">
                <text:p>0.00001089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00000173331">
                <text:p>0.00000173331</text:p>
              </table:table-cell>
              <table:table-cell office:value-type="float" office:value="0.920069">
                <text:p>0.920069</text:p>
              </table:table-cell>
              <table:table-cell office:value-type="float" office:value="0.00000179636">
                <text:p>0.00000179636</text:p>
              </table:table-cell>
              <table:table-cell office:value-type="float" office:value="0.921031">
                <text:p>0.921031</text:p>
              </table:table-cell>
              <table:table-cell office:value-type="float" office:value="0.00000193699">
                <text:p>0.00000193699</text:p>
              </table:table-cell>
              <table:table-cell office:value-type="float" office:value="0.921983">
                <text:p>0.921983</text:p>
              </table:table-cell>
              <table:table-cell office:value-type="float" office:value="0.0000021096">
                <text:p>0.0000021096</text:p>
              </table:table-cell>
              <table:table-cell office:value-type="float" office:value="0.923393">
                <text:p>0.923393</text:p>
              </table:table-cell>
              <table:table-cell office:value-type="float" office:value="0.00000244101">
                <text:p>0.00000244101</text:p>
              </table:table-cell>
              <table:table-cell office:value-type="float" office:value="0.92432">
                <text:p>0.92432</text:p>
              </table:table-cell>
              <table:table-cell office:value-type="float" office:value="0.000002679">
                <text:p>0.000002679</text:p>
              </table:table-cell>
              <table:table-cell office:value-type="float" office:value="0.925237">
                <text:p>0.925237</text:p>
              </table:table-cell>
              <table:table-cell office:value-type="float" office:value="0.00000297908">
                <text:p>0.00000297908</text:p>
              </table:table-cell>
              <table:table-cell office:value-type="float" office:value="0.926143">
                <text:p>0.926143</text:p>
              </table:table-cell>
              <table:table-cell office:value-type="float" office:value="0.00000332279">
                <text:p>0.00000332279</text:p>
              </table:table-cell>
              <table:table-cell office:value-type="float" office:value="0.927038">
                <text:p>0.927038</text:p>
              </table:table-cell>
              <table:table-cell office:value-type="float" office:value="0.00000371788">
                <text:p>0.00000371788</text:p>
              </table:table-cell>
              <table:table-cell office:value-type="float" office:value="0.927922">
                <text:p>0.927922</text:p>
              </table:table-cell>
              <table:table-cell office:value-type="float" office:value="0.00000422264">
                <text:p>0.00000422264</text:p>
              </table:table-cell>
              <table:table-cell office:value-type="float" office:value="0.929225">
                <text:p>0.929225</text:p>
              </table:table-cell>
              <table:table-cell office:value-type="float" office:value="0.00000515821">
                <text:p>0.00000515821</text:p>
              </table:table-cell>
              <table:table-cell office:value-type="float" office:value="0.930079">
                <text:p>0.930079</text:p>
              </table:table-cell>
              <table:table-cell office:value-type="float" office:value="0.00000585183">
                <text:p>0.00000585183</text:p>
              </table:table-cell>
              <table:table-cell office:value-type="float" office:value="0.93092">
                <text:p>0.93092</text:p>
              </table:table-cell>
              <table:table-cell office:value-type="float" office:value="0.00000690466">
                <text:p>0.00000690466</text:p>
              </table:table-cell>
              <table:table-cell office:value-type="float" office:value="0.931748">
                <text:p>0.931748</text:p>
              </table:table-cell>
              <table:table-cell office:value-type="float" office:value="0.00000807804">
                <text:p>0.00000807804</text:p>
              </table:table-cell>
              <table:table-cell office:value-type="float" office:value="0.932965">
                <text:p>0.932965</text:p>
              </table:table-cell>
              <table:table-cell office:value-type="float" office:value="0.0000109144">
                <text:p>0.0000109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00000172959">
                <text:p>0.00000172959</text:p>
              </table:table-cell>
              <table:table-cell office:value-type="float" office:value="0.930878">
                <text:p>0.930878</text:p>
              </table:table-cell>
              <table:table-cell office:value-type="float" office:value="0.00000179409">
                <text:p>0.00000179409</text:p>
              </table:table-cell>
              <table:table-cell office:value-type="float" office:value="0.931871">
                <text:p>0.931871</text:p>
              </table:table-cell>
              <table:table-cell office:value-type="float" office:value="0.0000019362">
                <text:p>0.0000019362</text:p>
              </table:table-cell>
              <table:table-cell office:value-type="float" office:value="0.932853">
                <text:p>0.932853</text:p>
              </table:table-cell>
              <table:table-cell office:value-type="float" office:value="0.00000211053">
                <text:p>0.00000211053</text:p>
              </table:table-cell>
              <table:table-cell office:value-type="float" office:value="0.934309">
                <text:p>0.934309</text:p>
              </table:table-cell>
              <table:table-cell office:value-type="float" office:value="0.00000244465">
                <text:p>0.00000244465</text:p>
              </table:table-cell>
              <table:table-cell office:value-type="float" office:value="0.935266">
                <text:p>0.935266</text:p>
              </table:table-cell>
              <table:table-cell office:value-type="float" office:value="0.00000268397">
                <text:p>0.00000268397</text:p>
              </table:table-cell>
              <table:table-cell office:value-type="float" office:value="0.936212">
                <text:p>0.936212</text:p>
              </table:table-cell>
              <table:table-cell office:value-type="float" office:value="0.00000298571">
                <text:p>0.00000298571</text:p>
              </table:table-cell>
              <table:table-cell office:value-type="float" office:value="0.937148">
                <text:p>0.937148</text:p>
              </table:table-cell>
              <table:table-cell office:value-type="float" office:value="0.00000333088">
                <text:p>0.00000333088</text:p>
              </table:table-cell>
              <table:table-cell office:value-type="float" office:value="0.938072">
                <text:p>0.938072</text:p>
              </table:table-cell>
              <table:table-cell office:value-type="float" office:value="0.00000372724">
                <text:p>0.00000372724</text:p>
              </table:table-cell>
              <table:table-cell office:value-type="float" office:value="0.938984">
                <text:p>0.938984</text:p>
              </table:table-cell>
              <table:table-cell office:value-type="float" office:value="0.00000423388">
                <text:p>0.00000423388</text:p>
              </table:table-cell>
              <table:table-cell office:value-type="float" office:value="0.940329">
                <text:p>0.940329</text:p>
              </table:table-cell>
              <table:table-cell office:value-type="float" office:value="0.00000517189">
                <text:p>0.00000517189</text:p>
              </table:table-cell>
              <table:table-cell office:value-type="float" office:value="0.941211">
                <text:p>0.941211</text:p>
              </table:table-cell>
              <table:table-cell office:value-type="float" office:value="0.00000586646">
                <text:p>0.00000586646</text:p>
              </table:table-cell>
              <table:table-cell office:value-type="float" office:value="0.942079">
                <text:p>0.942079</text:p>
              </table:table-cell>
              <table:table-cell office:value-type="float" office:value="0.00000692185">
                <text:p>0.00000692185</text:p>
              </table:table-cell>
              <table:table-cell office:value-type="float" office:value="0.942934">
                <text:p>0.942934</text:p>
              </table:table-cell>
              <table:table-cell office:value-type="float" office:value="0.00000809666">
                <text:p>0.00000809666</text:p>
              </table:table-cell>
              <table:table-cell office:value-type="float" office:value="0.94419">
                <text:p>0.94419</text:p>
              </table:table-cell>
              <table:table-cell office:value-type="float" office:value="0.0000109375">
                <text:p>0.0000109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00000172456">
                <text:p>0.00000172456</text:p>
              </table:table-cell>
              <table:table-cell office:value-type="float" office:value="0.941687">
                <text:p>0.941687</text:p>
              </table:table-cell>
              <table:table-cell office:value-type="float" office:value="0.00000179101">
                <text:p>0.00000179101</text:p>
              </table:table-cell>
              <table:table-cell office:value-type="float" office:value="0.94271">
                <text:p>0.94271</text:p>
              </table:table-cell>
              <table:table-cell office:value-type="float" office:value="0.00000193513">
                <text:p>0.00000193513</text:p>
              </table:table-cell>
              <table:table-cell office:value-type="float" office:value="0.943724">
                <text:p>0.943724</text:p>
              </table:table-cell>
              <table:table-cell office:value-type="float" office:value="0.00000211182">
                <text:p>0.00000211182</text:p>
              </table:table-cell>
              <table:table-cell office:value-type="float" office:value="0.945225">
                <text:p>0.945225</text:p>
              </table:table-cell>
              <table:table-cell office:value-type="float" office:value="0.0000024497">
                <text:p>0.0000024497</text:p>
              </table:table-cell>
              <table:table-cell office:value-type="float" office:value="0.946212">
                <text:p>0.946212</text:p>
              </table:table-cell>
              <table:table-cell office:value-type="float" office:value="0.00000269089">
                <text:p>0.00000269089</text:p>
              </table:table-cell>
              <table:table-cell office:value-type="float" office:value="0.947188">
                <text:p>0.947188</text:p>
              </table:table-cell>
              <table:table-cell office:value-type="float" office:value="0.00000299502">
                <text:p>0.00000299502</text:p>
              </table:table-cell>
              <table:table-cell office:value-type="float" office:value="0.948152">
                <text:p>0.948152</text:p>
              </table:table-cell>
              <table:table-cell office:value-type="float" office:value="0.00000334232">
                <text:p>0.00000334232</text:p>
              </table:table-cell>
              <table:table-cell office:value-type="float" office:value="0.949105">
                <text:p>0.949105</text:p>
              </table:table-cell>
              <table:table-cell office:value-type="float" office:value="0.00000374058">
                <text:p>0.00000374058</text:p>
              </table:table-cell>
              <table:table-cell office:value-type="float" office:value="0.950046">
                <text:p>0.950046</text:p>
              </table:table-cell>
              <table:table-cell office:value-type="float" office:value="0.00000425002">
                <text:p>0.00000425002</text:p>
              </table:table-cell>
              <table:table-cell office:value-type="float" office:value="0.951433">
                <text:p>0.951433</text:p>
              </table:table-cell>
              <table:table-cell office:value-type="float" office:value="0.00000519185">
                <text:p>0.00000519185</text:p>
              </table:table-cell>
              <table:table-cell office:value-type="float" office:value="0.952342">
                <text:p>0.952342</text:p>
              </table:table-cell>
              <table:table-cell office:value-type="float" office:value="0.00000588802">
                <text:p>0.00000588802</text:p>
              </table:table-cell>
              <table:table-cell office:value-type="float" office:value="0.953238">
                <text:p>0.953238</text:p>
              </table:table-cell>
              <table:table-cell office:value-type="float" office:value="0.00000694745">
                <text:p>0.00000694745</text:p>
              </table:table-cell>
              <table:table-cell office:value-type="float" office:value="0.954119">
                <text:p>0.954119</text:p>
              </table:table-cell>
              <table:table-cell office:value-type="float" office:value="0.00000812473">
                <text:p>0.00000812473</text:p>
              </table:table-cell>
              <table:table-cell office:value-type="float" office:value="0.955414">
                <text:p>0.955414</text:p>
              </table:table-cell>
              <table:table-cell office:value-type="float" office:value="0.0000109732">
                <text:p>0.00001097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00000171768">
                <text:p>0.00000171768</text:p>
              </table:table-cell>
              <table:table-cell office:value-type="float" office:value="0.952495">
                <text:p>0.952495</text:p>
              </table:table-cell>
              <table:table-cell office:value-type="float" office:value="0.00000178679">
                <text:p>0.00000178679</text:p>
              </table:table-cell>
              <table:table-cell office:value-type="float" office:value="0.95355">
                <text:p>0.95355</text:p>
              </table:table-cell>
              <table:table-cell office:value-type="float" office:value="0.00000193366">
                <text:p>0.00000193366</text:p>
              </table:table-cell>
              <table:table-cell office:value-type="float" office:value="0.954594">
                <text:p>0.954594</text:p>
              </table:table-cell>
              <table:table-cell office:value-type="float" office:value="0.00000211359">
                <text:p>0.00000211359</text:p>
              </table:table-cell>
              <table:table-cell office:value-type="float" office:value="0.95614">
                <text:p>0.95614</text:p>
              </table:table-cell>
              <table:table-cell office:value-type="float" office:value="0.00000245674">
                <text:p>0.00000245674</text:p>
              </table:table-cell>
              <table:table-cell office:value-type="float" office:value="0.957158">
                <text:p>0.957158</text:p>
              </table:table-cell>
              <table:table-cell office:value-type="float" office:value="0.00000270062">
                <text:p>0.00000270062</text:p>
              </table:table-cell>
              <table:table-cell office:value-type="float" office:value="0.958163">
                <text:p>0.958163</text:p>
              </table:table-cell>
              <table:table-cell office:value-type="float" office:value="0.00000300817">
                <text:p>0.00000300817</text:p>
              </table:table-cell>
              <table:table-cell office:value-type="float" office:value="0.959157">
                <text:p>0.959157</text:p>
              </table:table-cell>
              <table:table-cell office:value-type="float" office:value="0.00000335859">
                <text:p>0.00000335859</text:p>
              </table:table-cell>
              <table:table-cell office:value-type="float" office:value="0.960139">
                <text:p>0.960139</text:p>
              </table:table-cell>
              <table:table-cell office:value-type="float" office:value="0.0000037597">
                <text:p>0.0000037597</text:p>
              </table:table-cell>
              <table:table-cell office:value-type="float" office:value="0.961108">
                <text:p>0.961108</text:p>
              </table:table-cell>
              <table:table-cell office:value-type="float" office:value="0.00000427337">
                <text:p>0.00000427337</text:p>
              </table:table-cell>
              <table:table-cell office:value-type="float" office:value="0.962537">
                <text:p>0.962537</text:p>
              </table:table-cell>
              <table:table-cell office:value-type="float" office:value="0.0000052211">
                <text:p>0.0000052211</text:p>
              </table:table-cell>
              <table:table-cell office:value-type="float" office:value="0.963474">
                <text:p>0.963474</text:p>
              </table:table-cell>
              <table:table-cell office:value-type="float" office:value="0.00000591991">
                <text:p>0.00000591991</text:p>
              </table:table-cell>
              <table:table-cell office:value-type="float" office:value="0.964396">
                <text:p>0.964396</text:p>
              </table:table-cell>
              <table:table-cell office:value-type="float" office:value="0.00000698576">
                <text:p>0.00000698576</text:p>
              </table:table-cell>
              <table:table-cell office:value-type="float" office:value="0.965304">
                <text:p>0.965304</text:p>
              </table:table-cell>
              <table:table-cell office:value-type="float" office:value="0.00000816722">
                <text:p>0.00000816722</text:p>
              </table:table-cell>
              <table:table-cell office:value-type="float" office:value="0.966639">
                <text:p>0.966639</text:p>
              </table:table-cell>
              <table:table-cell office:value-type="float" office:value="0.0000110282">
                <text:p>0.00001102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00000170814">
                <text:p>0.00000170814</text:p>
              </table:table-cell>
              <table:table-cell office:value-type="float" office:value="0.963304">
                <text:p>0.963304</text:p>
              </table:table-cell>
              <table:table-cell office:value-type="float" office:value="0.00000178092">
                <text:p>0.00000178092</text:p>
              </table:table-cell>
              <table:table-cell office:value-type="float" office:value="0.96439">
                <text:p>0.96439</text:p>
              </table:table-cell>
              <table:table-cell office:value-type="float" office:value="0.00000193161">
                <text:p>0.00000193161</text:p>
              </table:table-cell>
              <table:table-cell office:value-type="float" office:value="0.965465">
                <text:p>0.965465</text:p>
              </table:table-cell>
              <table:table-cell office:value-type="float" office:value="0.00000211608">
                <text:p>0.00000211608</text:p>
              </table:table-cell>
              <table:table-cell office:value-type="float" office:value="0.967056">
                <text:p>0.967056</text:p>
              </table:table-cell>
              <table:table-cell office:value-type="float" office:value="0.00000246668">
                <text:p>0.00000246668</text:p>
              </table:table-cell>
              <table:table-cell office:value-type="float" office:value="0.968103">
                <text:p>0.968103</text:p>
              </table:table-cell>
              <table:table-cell office:value-type="float" office:value="0.00000271441">
                <text:p>0.00000271441</text:p>
              </table:table-cell>
              <table:table-cell office:value-type="float" office:value="0.969139">
                <text:p>0.969139</text:p>
              </table:table-cell>
              <table:table-cell office:value-type="float" office:value="0.00000302695">
                <text:p>0.00000302695</text:p>
              </table:table-cell>
              <table:table-cell office:value-type="float" office:value="0.970162">
                <text:p>0.970162</text:p>
              </table:table-cell>
              <table:table-cell office:value-type="float" office:value="0.00000338198">
                <text:p>0.00000338198</text:p>
              </table:table-cell>
              <table:table-cell office:value-type="float" office:value="0.971172">
                <text:p>0.971172</text:p>
              </table:table-cell>
              <table:table-cell office:value-type="float" office:value="0.00000378738">
                <text:p>0.00000378738</text:p>
              </table:table-cell>
              <table:table-cell office:value-type="float" office:value="0.97217">
                <text:p>0.97217</text:p>
              </table:table-cell>
              <table:table-cell office:value-type="float" office:value="0.00000430742">
                <text:p>0.00000430742</text:p>
              </table:table-cell>
              <table:table-cell office:value-type="float" office:value="0.973642">
                <text:p>0.973642</text:p>
              </table:table-cell>
              <table:table-cell office:value-type="float" office:value="0.00000526432">
                <text:p>0.00000526432</text:p>
              </table:table-cell>
              <table:table-cell office:value-type="float" office:value="0.974605">
                <text:p>0.974605</text:p>
              </table:table-cell>
              <table:table-cell office:value-type="float" office:value="0.00000596748">
                <text:p>0.00000596748</text:p>
              </table:table-cell>
              <table:table-cell office:value-type="float" office:value="0.975555">
                <text:p>0.975555</text:p>
              </table:table-cell>
              <table:table-cell office:value-type="float" office:value="0.0000070435">
                <text:p>0.0000070435</text:p>
              </table:table-cell>
              <table:table-cell office:value-type="float" office:value="0.97649">
                <text:p>0.97649</text:p>
              </table:table-cell>
              <table:table-cell office:value-type="float" office:value="0.00000823196">
                <text:p>0.00000823196</text:p>
              </table:table-cell>
              <table:table-cell office:value-type="float" office:value="0.977864">
                <text:p>0.977864</text:p>
              </table:table-cell>
              <table:table-cell office:value-type="float" office:value="0.0000111136">
                <text:p>0.00001111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00000169465">
                <text:p>0.00000169465</text:p>
              </table:table-cell>
              <table:table-cell office:value-type="float" office:value="0.974113">
                <text:p>0.974113</text:p>
              </table:table-cell>
              <table:table-cell office:value-type="float" office:value="0.00000177261">
                <text:p>0.00000177261</text:p>
              </table:table-cell>
              <table:table-cell office:value-type="float" office:value="0.975229">
                <text:p>0.975229</text:p>
              </table:table-cell>
              <table:table-cell office:value-type="float" office:value="0.0000019287">
                <text:p>0.0000019287</text:p>
              </table:table-cell>
              <table:table-cell office:value-type="float" office:value="0.976335">
                <text:p>0.976335</text:p>
              </table:table-cell>
              <table:table-cell office:value-type="float" office:value="0.00000211962">
                <text:p>0.00000211962</text:p>
              </table:table-cell>
              <table:table-cell office:value-type="float" office:value="0.977972">
                <text:p>0.977972</text:p>
              </table:table-cell>
              <table:table-cell office:value-type="float" office:value="0.00000248094">
                <text:p>0.00000248094</text:p>
              </table:table-cell>
              <table:table-cell office:value-type="float" office:value="0.979049">
                <text:p>0.979049</text:p>
              </table:table-cell>
              <table:table-cell office:value-type="float" office:value="0.0000027343">
                <text:p>0.0000027343</text:p>
              </table:table-cell>
              <table:table-cell office:value-type="float" office:value="0.980114">
                <text:p>0.980114</text:p>
              </table:table-cell>
              <table:table-cell office:value-type="float" office:value="0.00000305416">
                <text:p>0.00000305416</text:p>
              </table:table-cell>
              <table:table-cell office:value-type="float" office:value="0.981166">
                <text:p>0.981166</text:p>
              </table:table-cell>
              <table:table-cell office:value-type="float" office:value="0.00000341607">
                <text:p>0.00000341607</text:p>
              </table:table-cell>
              <table:table-cell office:value-type="float" office:value="0.982206">
                <text:p>0.982206</text:p>
              </table:table-cell>
              <table:table-cell office:value-type="float" office:value="0.00000382795">
                <text:p>0.00000382795</text:p>
              </table:table-cell>
              <table:table-cell office:value-type="float" office:value="0.983232">
                <text:p>0.983232</text:p>
              </table:table-cell>
              <table:table-cell office:value-type="float" office:value="0.00000435774">
                <text:p>0.00000435774</text:p>
              </table:table-cell>
              <table:table-cell office:value-type="float" office:value="0.984746">
                <text:p>0.984746</text:p>
              </table:table-cell>
              <table:table-cell office:value-type="float" office:value="0.00000532893">
                <text:p>0.00000532893</text:p>
              </table:table-cell>
              <table:table-cell office:value-type="float" office:value="0.985737">
                <text:p>0.985737</text:p>
              </table:table-cell>
              <table:table-cell office:value-type="float" office:value="0.00000603917">
                <text:p>0.00000603917</text:p>
              </table:table-cell>
              <table:table-cell office:value-type="float" office:value="0.986714">
                <text:p>0.986714</text:p>
              </table:table-cell>
              <table:table-cell office:value-type="float" office:value="0.00000713146">
                <text:p>0.00000713146</text:p>
              </table:table-cell>
              <table:table-cell office:value-type="float" office:value="0.987675">
                <text:p>0.987675</text:p>
              </table:table-cell>
              <table:table-cell office:value-type="float" office:value="0.00000833158">
                <text:p>0.00000833158</text:p>
              </table:table-cell>
              <table:table-cell office:value-type="float" office:value="0.989088">
                <text:p>0.989088</text:p>
              </table:table-cell>
              <table:table-cell office:value-type="float" office:value="0.0000112475">
                <text:p>0.0000112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00000167501">
                <text:p>0.00000167501</text:p>
              </table:table-cell>
              <table:table-cell office:value-type="float" office:value="0.984921">
                <text:p>0.984921</text:p>
              </table:table-cell>
              <table:table-cell office:value-type="float" office:value="0.00000176053">
                <text:p>0.00000176053</text:p>
              </table:table-cell>
              <table:table-cell office:value-type="float" office:value="0.986069">
                <text:p>0.986069</text:p>
              </table:table-cell>
              <table:table-cell office:value-type="float" office:value="0.00000192446">
                <text:p>0.00000192446</text:p>
              </table:table-cell>
              <table:table-cell office:value-type="float" office:value="0.987205">
                <text:p>0.987205</text:p>
              </table:table-cell>
              <table:table-cell office:value-type="float" office:value="0.0000021248">
                <text:p>0.0000021248</text:p>
              </table:table-cell>
              <table:table-cell office:value-type="float" office:value="0.988888">
                <text:p>0.988888</text:p>
              </table:table-cell>
              <table:table-cell office:value-type="float" office:value="0.00000250191">
                <text:p>0.00000250191</text:p>
              </table:table-cell>
              <table:table-cell office:value-type="float" office:value="0.989995">
                <text:p>0.989995</text:p>
              </table:table-cell>
              <table:table-cell office:value-type="float" office:value="0.0000027636">
                <text:p>0.0000027636</text:p>
              </table:table-cell>
              <table:table-cell office:value-type="float" office:value="0.991089">
                <text:p>0.991089</text:p>
              </table:table-cell>
              <table:table-cell office:value-type="float" office:value="0.00000309446">
                <text:p>0.00000309446</text:p>
              </table:table-cell>
              <table:table-cell office:value-type="float" office:value="0.992171">
                <text:p>0.992171</text:p>
              </table:table-cell>
              <table:table-cell office:value-type="float" office:value="0.0000034668">
                <text:p>0.0000034668</text:p>
              </table:table-cell>
              <table:table-cell office:value-type="float" office:value="0.993239">
                <text:p>0.993239</text:p>
              </table:table-cell>
              <table:table-cell office:value-type="float" office:value="0.00000388862">
                <text:p>0.00000388862</text:p>
              </table:table-cell>
              <table:table-cell office:value-type="float" office:value="0.994294">
                <text:p>0.994294</text:p>
              </table:table-cell>
              <table:table-cell office:value-type="float" office:value="0.0000044335">
                <text:p>0.0000044335</text:p>
              </table:table-cell>
              <table:table-cell office:value-type="float" office:value="0.99585">
                <text:p>0.99585</text:p>
              </table:table-cell>
              <table:table-cell office:value-type="float" office:value="0.00000542727">
                <text:p>0.00000542727</text:p>
              </table:table-cell>
              <table:table-cell office:value-type="float" office:value="0.996869">
                <text:p>0.996869</text:p>
              </table:table-cell>
              <table:table-cell office:value-type="float" office:value="0.00000614905">
                <text:p>0.00000614905</text:p>
              </table:table-cell>
              <table:table-cell office:value-type="float" office:value="0.997872">
                <text:p>0.997872</text:p>
              </table:table-cell>
              <table:table-cell office:value-type="float" office:value="0.00000726763">
                <text:p>0.00000726763</text:p>
              </table:table-cell>
              <table:table-cell office:value-type="float" office:value="0.998861">
                <text:p>0.998861</text:p>
              </table:table-cell>
              <table:table-cell office:value-type="float" office:value="0.00000848721">
                <text:p>0.00000848721</text:p>
              </table:table-cell>
              <table:table-cell office:value-type="float" office:value="1.00031">
                <text:p>1.00031</text:p>
              </table:table-cell>
              <table:table-cell office:value-type="float" office:value="0.0000114603">
                <text:p>0.00001146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0.00000164521">
                <text:p>0.00000164521</text:p>
              </table:table-cell>
              <table:table-cell office:value-type="float" office:value="0.99573">
                <text:p>0.99573</text:p>
              </table:table-cell>
              <table:table-cell office:value-type="float" office:value="0.00000174224">
                <text:p>0.00000174224</text:p>
              </table:table-cell>
              <table:table-cell office:value-type="float" office:value="0.996909">
                <text:p>0.996909</text:p>
              </table:table-cell>
              <table:table-cell office:value-type="float" office:value="0.00000191806">
                <text:p>0.00000191806</text:p>
              </table:table-cell>
              <table:table-cell office:value-type="float" office:value="0.998076">
                <text:p>0.998076</text:p>
              </table:table-cell>
              <table:table-cell office:value-type="float" office:value="0.00000213264">
                <text:p>0.00000213264</text:p>
              </table:table-cell>
              <table:table-cell office:value-type="float" office:value="0.999804">
                <text:p>0.999804</text:p>
              </table:table-cell>
              <table:table-cell office:value-type="float" office:value="0.0000025338">
                <text:p>0.0000025338</text:p>
              </table:table-cell>
              <table:table-cell office:value-type="float" office:value="1.00094">
                <text:p>1.00094</text:p>
              </table:table-cell>
              <table:table-cell office:value-type="float" office:value="0.00000280825">
                <text:p>0.00000280825</text:p>
              </table:table-cell>
              <table:table-cell office:value-type="float" office:value="1.00206">
                <text:p>1.00206</text:p>
              </table:table-cell>
              <table:table-cell office:value-type="float" office:value="0.00000315609">
                <text:p>0.00000315609</text:p>
              </table:table-cell>
              <table:table-cell office:value-type="float" office:value="1.00318">
                <text:p>1.00318</text:p>
              </table:table-cell>
              <table:table-cell office:value-type="float" office:value="0.00000354462">
                <text:p>0.00000354462</text:p>
              </table:table-cell>
              <table:table-cell office:value-type="float" office:value="1.00427">
                <text:p>1.00427</text:p>
              </table:table-cell>
              <table:table-cell office:value-type="float" office:value="0.00000398203">
                <text:p>0.00000398203</text:p>
              </table:table-cell>
              <table:table-cell office:value-type="float" office:value="1.00536">
                <text:p>1.00536</text:p>
              </table:table-cell>
              <table:table-cell office:value-type="float" office:value="0.00000455087">
                <text:p>0.00000455087</text:p>
              </table:table-cell>
              <table:table-cell office:value-type="float" office:value="1.00695">
                <text:p>1.00695</text:p>
              </table:table-cell>
              <table:table-cell office:value-type="float" office:value="0.00000558102">
                <text:p>0.00000558102</text:p>
              </table:table-cell>
              <table:table-cell office:value-type="float" office:value="1.008">
                <text:p>1.008</text:p>
              </table:table-cell>
              <table:table-cell office:value-type="float" office:value="0.00000632178">
                <text:p>0.00000632178</text:p>
              </table:table-cell>
              <table:table-cell office:value-type="float" office:value="1.00903">
                <text:p>1.00903</text:p>
              </table:table-cell>
              <table:table-cell office:value-type="float" office:value="0.0000074838">
                <text:p>0.0000074838</text:p>
              </table:table-cell>
              <table:table-cell office:value-type="float" office:value="1.01005">
                <text:p>1.01005</text:p>
              </table:table-cell>
              <table:table-cell office:value-type="float" office:value="0.00000873625">
                <text:p>0.00000873625</text:p>
              </table:table-cell>
              <table:table-cell office:value-type="float" office:value="1.01154">
                <text:p>1.01154</text:p>
              </table:table-cell>
              <table:table-cell office:value-type="float" office:value="0.0000118065">
                <text:p>0.0000118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0.00000159697">
                <text:p>0.00000159697</text:p>
              </table:table-cell>
              <table:table-cell office:value-type="float" office:value="1.00654">
                <text:p>1.00654</text:p>
              </table:table-cell>
              <table:table-cell office:value-type="float" office:value="0.00000171289">
                <text:p>0.00000171289</text:p>
              </table:table-cell>
              <table:table-cell office:value-type="float" office:value="1.00775">
                <text:p>1.00775</text:p>
              </table:table-cell>
              <table:table-cell office:value-type="float" office:value="0.00000190781">
                <text:p>0.00000190781</text:p>
              </table:table-cell>
              <table:table-cell office:value-type="float" office:value="1.00895">
                <text:p>1.00895</text:p>
              </table:table-cell>
              <table:table-cell office:value-type="float" office:value="0.00000214519">
                <text:p>0.00000214519</text:p>
              </table:table-cell>
              <table:table-cell office:value-type="float" office:value="1.01072">
                <text:p>1.01072</text:p>
              </table:table-cell>
              <table:table-cell office:value-type="float" office:value="0.00000258498">
                <text:p>0.00000258498</text:p>
              </table:table-cell>
              <table:table-cell office:value-type="float" office:value="1.01189">
                <text:p>1.01189</text:p>
              </table:table-cell>
              <table:table-cell office:value-type="float" office:value="0.00000287982">
                <text:p>0.00000287982</text:p>
              </table:table-cell>
              <table:table-cell office:value-type="float" office:value="1.01304">
                <text:p>1.01304</text:p>
              </table:table-cell>
              <table:table-cell office:value-type="float" office:value="0.0000032551">
                <text:p>0.0000032551</text:p>
              </table:table-cell>
              <table:table-cell office:value-type="float" office:value="1.01418">
                <text:p>1.01418</text:p>
              </table:table-cell>
              <table:table-cell office:value-type="float" office:value="0.00000366986">
                <text:p>0.00000366986</text:p>
              </table:table-cell>
              <table:table-cell office:value-type="float" office:value="1.01531">
                <text:p>1.01531</text:p>
              </table:table-cell>
              <table:table-cell office:value-type="float" office:value="0.00000413252">
                <text:p>0.00000413252</text:p>
              </table:table-cell>
              <table:table-cell office:value-type="float" office:value="1.01642">
                <text:p>1.01642</text:p>
              </table:table-cell>
              <table:table-cell office:value-type="float" office:value="0.00000474101">
                <text:p>0.00000474101</text:p>
              </table:table-cell>
              <table:table-cell office:value-type="float" office:value="1.01806">
                <text:p>1.01806</text:p>
              </table:table-cell>
              <table:table-cell office:value-type="float" office:value="0.00000583187">
                <text:p>0.00000583187</text:p>
              </table:table-cell>
              <table:table-cell office:value-type="float" office:value="1.01913">
                <text:p>1.01913</text:p>
              </table:table-cell>
              <table:table-cell office:value-type="float" office:value="0.0000066045">
                <text:p>0.0000066045</text:p>
              </table:table-cell>
              <table:table-cell office:value-type="float" office:value="1.02019">
                <text:p>1.02019</text:p>
              </table:table-cell>
              <table:table-cell office:value-type="float" office:value="0.00000784108">
                <text:p>0.00000784108</text:p>
              </table:table-cell>
              <table:table-cell office:value-type="float" office:value="1.02123">
                <text:p>1.02123</text:p>
              </table:table-cell>
              <table:table-cell office:value-type="float" office:value="0.00000915037">
                <text:p>0.00000915037</text:p>
              </table:table-cell>
              <table:table-cell office:value-type="float" office:value="1.02276">
                <text:p>1.02276</text:p>
              </table:table-cell>
              <table:table-cell office:value-type="float" office:value="0.0000123916">
                <text:p>0.00001239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0.00000151014">
                <text:p>0.00000151014</text:p>
              </table:table-cell>
              <table:table-cell office:value-type="float" office:value="1.01735">
                <text:p>1.01735</text:p>
              </table:table-cell>
              <table:table-cell office:value-type="float" office:value="0.00000166089">
                <text:p>0.00000166089</text:p>
              </table:table-cell>
              <table:table-cell office:value-type="float" office:value="1.01859">
                <text:p>1.01859</text:p>
              </table:table-cell>
              <table:table-cell office:value-type="float" office:value="0.00000188983">
                <text:p>0.00000188983</text:p>
              </table:table-cell>
              <table:table-cell office:value-type="float" office:value="1.01982">
                <text:p>1.01982</text:p>
              </table:table-cell>
              <table:table-cell office:value-type="float" office:value="0.00000216715">
                <text:p>0.00000216715</text:p>
              </table:table-cell>
              <table:table-cell office:value-type="float" office:value="1.02164">
                <text:p>1.02164</text:p>
              </table:table-cell>
              <table:table-cell office:value-type="float" office:value="0.00000267459">
                <text:p>0.00000267459</text:p>
              </table:table-cell>
              <table:table-cell office:value-type="float" office:value="1.02283">
                <text:p>1.02283</text:p>
              </table:table-cell>
              <table:table-cell office:value-type="float" office:value="0.00000300443">
                <text:p>0.00000300443</text:p>
              </table:table-cell>
              <table:table-cell office:value-type="float" office:value="1.02402">
                <text:p>1.02402</text:p>
              </table:table-cell>
              <table:table-cell office:value-type="float" office:value="0.00000342755">
                <text:p>0.00000342755</text:p>
              </table:table-cell>
              <table:table-cell office:value-type="float" office:value="1.02518">
                <text:p>1.02518</text:p>
              </table:table-cell>
              <table:table-cell office:value-type="float" office:value="0.00000388767">
                <text:p>0.00000388767</text:p>
              </table:table-cell>
              <table:table-cell office:value-type="float" office:value="1.02634">
                <text:p>1.02634</text:p>
              </table:table-cell>
              <table:table-cell office:value-type="float" office:value="0.00000439367">
                <text:p>0.00000439367</text:p>
              </table:table-cell>
              <table:table-cell office:value-type="float" office:value="1.02748">
                <text:p>1.02748</text:p>
              </table:table-cell>
              <table:table-cell office:value-type="float" office:value="0.00000507248">
                <text:p>0.00000507248</text:p>
              </table:table-cell>
              <table:table-cell office:value-type="float" office:value="1.02916">
                <text:p>1.02916</text:p>
              </table:table-cell>
              <table:table-cell office:value-type="float" office:value="0.00000627098">
                <text:p>0.00000627098</text:p>
              </table:table-cell>
              <table:table-cell office:value-type="float" office:value="1.03026">
                <text:p>1.03026</text:p>
              </table:table-cell>
              <table:table-cell office:value-type="float" office:value="0.00000709923">
                <text:p>0.00000709923</text:p>
              </table:table-cell>
              <table:table-cell office:value-type="float" office:value="1.03135">
                <text:p>1.03135</text:p>
              </table:table-cell>
              <table:table-cell office:value-type="float" office:value="0.00000847276">
                <text:p>0.00000847276</text:p>
              </table:table-cell>
              <table:table-cell office:value-type="float" office:value="1.03242">
                <text:p>1.03242</text:p>
              </table:table-cell>
              <table:table-cell office:value-type="float" office:value="0.00000988518">
                <text:p>0.00000988518</text:p>
              </table:table-cell>
              <table:table-cell office:value-type="float" office:value="1.03399">
                <text:p>1.03399</text:p>
              </table:table-cell>
              <table:table-cell office:value-type="float" office:value="0.0000134468">
                <text:p>0.00001344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0.00000131926">
                <text:p>0.00000131926</text:p>
              </table:table-cell>
              <table:table-cell office:value-type="float" office:value="1.02816">
                <text:p>1.02816</text:p>
              </table:table-cell>
              <table:table-cell office:value-type="float" office:value="0.00000155055">
                <text:p>0.00000155055</text:p>
              </table:table-cell>
              <table:table-cell office:value-type="float" office:value="1.02943">
                <text:p>1.02943</text:p>
              </table:table-cell>
              <table:table-cell office:value-type="float" office:value="0.00000185247">
                <text:p>0.00000185247</text:p>
              </table:table-cell>
              <table:table-cell office:value-type="float" office:value="1.03069">
                <text:p>1.03069</text:p>
              </table:table-cell>
              <table:table-cell office:value-type="float" office:value="0.0000022124">
                <text:p>0.0000022124</text:p>
              </table:table-cell>
              <table:table-cell office:value-type="float" office:value="1.03255">
                <text:p>1.03255</text:p>
              </table:table-cell>
              <table:table-cell office:value-type="float" office:value="0.00000285828">
                <text:p>0.00000285828</text:p>
              </table:table-cell>
              <table:table-cell office:value-type="float" office:value="1.03378">
                <text:p>1.03378</text:p>
              </table:table-cell>
              <table:table-cell office:value-type="float" office:value="0.00000325629">
                <text:p>0.00000325629</text:p>
              </table:table-cell>
              <table:table-cell office:value-type="float" office:value="1.03499">
                <text:p>1.03499</text:p>
              </table:table-cell>
              <table:table-cell office:value-type="float" office:value="0.00000377479">
                <text:p>0.00000377479</text:p>
              </table:table-cell>
              <table:table-cell office:value-type="float" office:value="1.03619">
                <text:p>1.03619</text:p>
              </table:table-cell>
              <table:table-cell office:value-type="float" office:value="0.00000432315">
                <text:p>0.00000432315</text:p>
              </table:table-cell>
              <table:table-cell office:value-type="float" office:value="1.03737">
                <text:p>1.03737</text:p>
              </table:table-cell>
              <table:table-cell office:value-type="float" office:value="0.00000491109">
                <text:p>0.00000491109</text:p>
              </table:table-cell>
              <table:table-cell office:value-type="float" office:value="1.03854">
                <text:p>1.03854</text:p>
              </table:table-cell>
              <table:table-cell office:value-type="float" office:value="0.00000573154">
                <text:p>0.00000573154</text:p>
              </table:table-cell>
              <table:table-cell office:value-type="float" office:value="1.04027">
                <text:p>1.04027</text:p>
              </table:table-cell>
              <table:table-cell office:value-type="float" office:value="0.00000714356">
                <text:p>0.00000714356</text:p>
              </table:table-cell>
              <table:table-cell office:value-type="float" office:value="1.04139">
                <text:p>1.04139</text:p>
              </table:table-cell>
              <table:table-cell office:value-type="float" office:value="0.00000807547">
                <text:p>0.00000807547</text:p>
              </table:table-cell>
              <table:table-cell office:value-type="float" office:value="1.04251">
                <text:p>1.04251</text:p>
              </table:table-cell>
              <table:table-cell office:value-type="float" office:value="0.00000973517">
                <text:p>0.00000973517</text:p>
              </table:table-cell>
              <table:table-cell office:value-type="float" office:value="1.0436">
                <text:p>1.0436</text:p>
              </table:table-cell>
              <table:table-cell office:value-type="float" office:value="0.0000113526">
                <text:p>0.0000113526</text:p>
              </table:table-cell>
              <table:table-cell office:value-type="float" office:value="1.04521">
                <text:p>1.04521</text:p>
              </table:table-cell>
              <table:table-cell office:value-type="float" office:value="0.0000155937">
                <text:p>0.0000155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0.000000621467">
                <text:p>0.000000621467</text:p>
              </table:table-cell>
              <table:table-cell office:value-type="float" office:value="1.03896">
                <text:p>1.03896</text:p>
              </table:table-cell>
              <table:table-cell office:value-type="float" office:value="0.00000118987">
                <text:p>0.00000118987</text:p>
              </table:table-cell>
              <table:table-cell office:value-type="float" office:value="1.04027">
                <text:p>1.04027</text:p>
              </table:table-cell>
              <table:table-cell office:value-type="float" office:value="0.00000173795">
                <text:p>0.00000173795</text:p>
              </table:table-cell>
              <table:table-cell office:value-type="float" office:value="1.04156">
                <text:p>1.04156</text:p>
              </table:table-cell>
              <table:table-cell office:value-type="float" office:value="0.00000234745">
                <text:p>0.00000234745</text:p>
              </table:table-cell>
              <table:table-cell office:value-type="float" office:value="1.04347">
                <text:p>1.04347</text:p>
              </table:table-cell>
              <table:table-cell office:value-type="float" office:value="0.00000339573">
                <text:p>0.00000339573</text:p>
              </table:table-cell>
              <table:table-cell office:value-type="float" office:value="1.04472">
                <text:p>1.04472</text:p>
              </table:table-cell>
              <table:table-cell office:value-type="float" office:value="0.00000396296">
                <text:p>0.00000396296</text:p>
              </table:table-cell>
              <table:table-cell office:value-type="float" office:value="1.04597">
                <text:p>1.04597</text:p>
              </table:table-cell>
              <table:table-cell office:value-type="float" office:value="0.00000473511">
                <text:p>0.00000473511</text:p>
              </table:table-cell>
              <table:table-cell office:value-type="float" office:value="1.04719">
                <text:p>1.04719</text:p>
              </table:table-cell>
              <table:table-cell office:value-type="float" office:value="0.00000549986">
                <text:p>0.00000549986</text:p>
              </table:table-cell>
              <table:table-cell office:value-type="float" office:value="1.04841">
                <text:p>1.04841</text:p>
              </table:table-cell>
              <table:table-cell office:value-type="float" office:value="0.00000627082">
                <text:p>0.00000627082</text:p>
              </table:table-cell>
              <table:table-cell office:value-type="float" office:value="1.0496">
                <text:p>1.0496</text:p>
              </table:table-cell>
              <table:table-cell office:value-type="float" office:value="0.00000746741">
                <text:p>0.00000746741</text:p>
              </table:table-cell>
              <table:table-cell office:value-type="float" office:value="1.05137">
                <text:p>1.05137</text:p>
              </table:table-cell>
              <table:table-cell office:value-type="float" office:value="0.00000941482">
                <text:p>0.00000941482</text:p>
              </table:table-cell>
              <table:table-cell office:value-type="float" office:value="1.05253">
                <text:p>1.05253</text:p>
              </table:table-cell>
              <table:table-cell office:value-type="float" office:value="0.0000105558">
                <text:p>0.0000105558</text:p>
              </table:table-cell>
              <table:table-cell office:value-type="float" office:value="1.05367">
                <text:p>1.05367</text:p>
              </table:table-cell>
              <table:table-cell office:value-type="float" office:value="0.0000130135">
                <text:p>0.0000130135</text:p>
              </table:table-cell>
              <table:table-cell office:value-type="float" office:value="1.05479">
                <text:p>1.05479</text:p>
              </table:table-cell>
              <table:table-cell office:value-type="float" office:value="0.0000151218">
                <text:p>0.0000151218</text:p>
              </table:table-cell>
              <table:table-cell office:value-type="float" office:value="1.05644">
                <text:p>1.05644</text:p>
              </table:table-cell>
              <table:table-cell office:value-type="float" office:value="0.0000212726">
                <text:p>0.00002127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0.00000620107">
                <text:p>0.00000620107</text:p>
              </table:table-cell>
              <table:table-cell office:value-type="float" office:value="1.04977">
                <text:p>1.04977</text:p>
              </table:table-cell>
              <table:table-cell office:value-type="float" office:value="0.00000922856">
                <text:p>0.00000922856</text:p>
              </table:table-cell>
              <table:table-cell office:value-type="float" office:value="1.05111">
                <text:p>1.05111</text:p>
              </table:table-cell>
              <table:table-cell office:value-type="float" office:value="0.068836">
                <text:p>0.068836</text:p>
              </table:table-cell>
              <table:table-cell office:value-type="float" office:value="1.05243">
                <text:p>1.05243</text:p>
              </table:table-cell>
              <table:table-cell office:value-type="float" office:value="0.00000770015">
                <text:p>0.00000770015</text:p>
              </table:table-cell>
              <table:table-cell office:value-type="float" office:value="1.05438">
                <text:p>1.05438</text:p>
              </table:table-cell>
              <table:table-cell office:value-type="float" office:value="0.0000160444">
                <text:p>0.0000160444</text:p>
              </table:table-cell>
              <table:table-cell office:value-type="float" office:value="1.05567">
                <text:p>1.05567</text:p>
              </table:table-cell>
              <table:table-cell office:value-type="float" office:value="0.0000131782">
                <text:p>0.0000131782</text:p>
              </table:table-cell>
              <table:table-cell office:value-type="float" office:value="1.05694">
                <text:p>1.05694</text:p>
              </table:table-cell>
              <table:table-cell office:value-type="float" office:value="0.000015443">
                <text:p>0.000015443</text:p>
              </table:table-cell>
              <table:table-cell office:value-type="float" office:value="1.0582">
                <text:p>1.0582</text:p>
              </table:table-cell>
              <table:table-cell office:value-type="float" office:value="0.0000161986">
                <text:p>0.0000161986</text:p>
              </table:table-cell>
              <table:table-cell office:value-type="float" office:value="1.05944">
                <text:p>1.05944</text:p>
              </table:table-cell>
              <table:table-cell office:value-type="float" office:value="0.0000163806">
                <text:p>0.0000163806</text:p>
              </table:table-cell>
              <table:table-cell office:value-type="float" office:value="1.06067">
                <text:p>1.06067</text:p>
              </table:table-cell>
              <table:table-cell office:value-type="float" office:value="0.0000203652">
                <text:p>0.0000203652</text:p>
              </table:table-cell>
              <table:table-cell office:value-type="float" office:value="1.06247">
                <text:p>1.06247</text:p>
              </table:table-cell>
              <table:table-cell office:value-type="float" office:value="0.0000248023">
                <text:p>0.0000248023</text:p>
              </table:table-cell>
              <table:table-cell office:value-type="float" office:value="1.06366">
                <text:p>1.06366</text:p>
              </table:table-cell>
              <table:table-cell office:value-type="float" office:value="0.0000251227">
                <text:p>0.0000251227</text:p>
              </table:table-cell>
              <table:table-cell office:value-type="float" office:value="1.06482">
                <text:p>1.06482</text:p>
              </table:table-cell>
              <table:table-cell office:value-type="float" office:value="0.0000342126">
                <text:p>0.0000342126</text:p>
              </table:table-cell>
              <table:table-cell office:value-type="float" office:value="1.06597">
                <text:p>1.06597</text:p>
              </table:table-cell>
              <table:table-cell office:value-type="float" office:value="0.0000377305">
                <text:p>0.0000377305</text:p>
              </table:table-cell>
              <table:table-cell office:value-type="float" office:value="1.06766">
                <text:p>1.06766</text:p>
              </table:table-cell>
              <table:table-cell office:value-type="float" office:value="0.0000598776">
                <text:p>0.00005987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0.00000267469">
                <text:p>0.00000267469</text:p>
              </table:table-cell>
              <table:table-cell office:value-type="float" office:value="1.06058">
                <text:p>1.06058</text:p>
              </table:table-cell>
              <table:table-cell office:value-type="float" office:value="0.000002482">
                <text:p>0.000002482</text:p>
              </table:table-cell>
              <table:table-cell office:value-type="float" office:value="1.06195">
                <text:p>1.06195</text:p>
              </table:table-cell>
              <table:table-cell office:value-type="float" office:value="0.0000022109">
                <text:p>0.0000022109</text:p>
              </table:table-cell>
              <table:table-cell office:value-type="float" office:value="1.0633">
                <text:p>1.0633</text:p>
              </table:table-cell>
              <table:table-cell office:value-type="float" office:value="0.00000174911">
                <text:p>0.00000174911</text:p>
              </table:table-cell>
              <table:table-cell office:value-type="float" office:value="1.0653">
                <text:p>1.0653</text:p>
              </table:table-cell>
              <table:table-cell office:value-type="float" office:value="0.000000863471">
                <text:p>0.000000863471</text:p>
              </table:table-cell>
              <table:table-cell office:value-type="float" office:value="1.06662">
                <text:p>1.06662</text:p>
              </table:table-cell>
              <table:table-cell office:value-type="float" office:value="0.000000165032">
                <text:p>0.000000165032</text:p>
              </table:table-cell>
              <table:table-cell office:value-type="float" office:value="1.06792">
                <text:p>1.06792</text:p>
              </table:table-cell>
              <table:table-cell office:value-type="float" office:value="2.95505">
                <text:p>2.95505</text:p>
              </table:table-cell>
              <table:table-cell office:value-type="float" office:value="1.0692">
                <text:p>1.0692</text:p>
              </table:table-cell>
              <table:table-cell office:value-type="float" office:value="11.832">
                <text:p>11.832</text:p>
              </table:table-cell>
              <table:table-cell office:value-type="float" office:value="1.07047">
                <text:p>1.07047</text:p>
              </table:table-cell>
              <table:table-cell office:value-type="float" office:value="33.4035">
                <text:p>33.4035</text:p>
              </table:table-cell>
              <table:table-cell office:value-type="float" office:value="1.07173">
                <text:p>1.07173</text:p>
              </table:table-cell>
              <table:table-cell office:value-type="float" office:value="13.9429">
                <text:p>13.9429</text:p>
              </table:table-cell>
              <table:table-cell office:value-type="float" office:value="1.07358">
                <text:p>1.07358</text:p>
              </table:table-cell>
              <table:table-cell office:value-type="float" office:value="24.8392">
                <text:p>24.8392</text:p>
              </table:table-cell>
              <table:table-cell office:value-type="float" office:value="1.07479">
                <text:p>1.07479</text:p>
              </table:table-cell>
              <table:table-cell office:value-type="float" office:value="38.9152">
                <text:p>38.9152</text:p>
              </table:table-cell>
              <table:table-cell office:value-type="float" office:value="1.07598">
                <text:p>1.07598</text:p>
              </table:table-cell>
              <table:table-cell office:value-type="float" office:value="45.9086">
                <text:p>45.9086</text:p>
              </table:table-cell>
              <table:table-cell office:value-type="float" office:value="1.07716">
                <text:p>1.07716</text:p>
              </table:table-cell>
              <table:table-cell office:value-type="float" office:value="57.7353">
                <text:p>57.7353</text:p>
              </table:table-cell>
              <table:table-cell office:value-type="float" office:value="1.07889">
                <text:p>1.07889</text:p>
              </table:table-cell>
              <table:table-cell office:value-type="float" office:value="123.28">
                <text:p>123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0.00000232448">
                <text:p>0.00000232448</text:p>
              </table:table-cell>
              <table:table-cell office:value-type="float" office:value="1.07139">
                <text:p>1.07139</text:p>
              </table:table-cell>
              <table:table-cell office:value-type="float" office:value="0.00000220511">
                <text:p>0.00000220511</text:p>
              </table:table-cell>
              <table:table-cell office:value-type="float" office:value="1.07279">
                <text:p>1.07279</text:p>
              </table:table-cell>
              <table:table-cell office:value-type="float" office:value="0.00000209364">
                <text:p>0.00000209364</text:p>
              </table:table-cell>
              <table:table-cell office:value-type="float" office:value="1.07417">
                <text:p>1.07417</text:p>
              </table:table-cell>
              <table:table-cell office:value-type="float" office:value="0.0000019076">
                <text:p>0.0000019076</text:p>
              </table:table-cell>
              <table:table-cell office:value-type="float" office:value="1.07622">
                <text:p>1.07622</text:p>
              </table:table-cell>
              <table:table-cell office:value-type="float" office:value="0.00000157146">
                <text:p>0.00000157146</text:p>
              </table:table-cell>
              <table:table-cell office:value-type="float" office:value="1.07756">
                <text:p>1.07756</text:p>
              </table:table-cell>
              <table:table-cell office:value-type="float" office:value="0.00000135425">
                <text:p>0.00000135425</text:p>
              </table:table-cell>
              <table:table-cell office:value-type="float" office:value="1.07889">
                <text:p>1.07889</text:p>
              </table:table-cell>
              <table:table-cell office:value-type="float" office:value="0.00000106211">
                <text:p>0.00000106211</text:p>
              </table:table-cell>
              <table:table-cell office:value-type="float" office:value="1.08021">
                <text:p>1.08021</text:p>
              </table:table-cell>
              <table:table-cell office:value-type="float" office:value="0.000000735871">
                <text:p>0.000000735871</text:p>
              </table:table-cell>
              <table:table-cell office:value-type="float" office:value="1.08151">
                <text:p>1.08151</text:p>
              </table:table-cell>
              <table:table-cell office:value-type="float" office:value="0.000000348911">
                <text:p>0.000000348911</text:p>
              </table:table-cell>
              <table:table-cell office:value-type="float" office:value="1.08279">
                <text:p>1.08279</text:p>
              </table:table-cell>
              <table:table-cell office:value-type="float" office:value="2.30842">
                <text:p>2.30842</text:p>
              </table:table-cell>
              <table:table-cell office:value-type="float" office:value="1.08468">
                <text:p>1.08468</text:p>
              </table:table-cell>
              <table:table-cell office:value-type="float" office:value="20.5444">
                <text:p>20.5444</text:p>
              </table:table-cell>
              <table:table-cell office:value-type="float" office:value="1.08592">
                <text:p>1.08592</text:p>
              </table:table-cell>
              <table:table-cell office:value-type="float" office:value="28.0708">
                <text:p>28.0708</text:p>
              </table:table-cell>
              <table:table-cell office:value-type="float" office:value="1.08714">
                <text:p>1.08714</text:p>
              </table:table-cell>
              <table:table-cell office:value-type="float" office:value="90.6371">
                <text:p>90.6371</text:p>
              </table:table-cell>
              <table:table-cell office:value-type="float" office:value="1.08834">
                <text:p>1.08834</text:p>
              </table:table-cell>
              <table:table-cell office:value-type="float" office:value="99.9506">
                <text:p>99.9506</text:p>
              </table:table-cell>
              <table:table-cell office:value-type="float" office:value="1.09011">
                <text:p>1.09011</text:p>
              </table:table-cell>
              <table:table-cell office:value-type="float" office:value="91.9508">
                <text:p>91.9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0.00000219503">
                <text:p>0.00000219503</text:p>
              </table:table-cell>
              <table:table-cell office:value-type="float" office:value="1.0822">
                <text:p>1.0822</text:p>
              </table:table-cell>
              <table:table-cell office:value-type="float" office:value="0.00000211016">
                <text:p>0.00000211016</text:p>
              </table:table-cell>
              <table:table-cell office:value-type="float" office:value="1.08363">
                <text:p>1.08363</text:p>
              </table:table-cell>
              <table:table-cell office:value-type="float" office:value="0.00000205578">
                <text:p>0.00000205578</text:p>
              </table:table-cell>
              <table:table-cell office:value-type="float" office:value="1.08504">
                <text:p>1.08504</text:p>
              </table:table-cell>
              <table:table-cell office:value-type="float" office:value="0.00000195717">
                <text:p>0.00000195717</text:p>
              </table:table-cell>
              <table:table-cell office:value-type="float" office:value="1.08713">
                <text:p>1.08713</text:p>
              </table:table-cell>
              <table:table-cell office:value-type="float" office:value="0.00000178647">
                <text:p>0.00000178647</text:p>
              </table:table-cell>
              <table:table-cell office:value-type="float" office:value="1.08851">
                <text:p>1.08851</text:p>
              </table:table-cell>
              <table:table-cell office:value-type="float" office:value="0.00000169307">
                <text:p>0.00000169307</text:p>
              </table:table-cell>
              <table:table-cell office:value-type="float" office:value="1.08987">
                <text:p>1.08987</text:p>
              </table:table-cell>
              <table:table-cell office:value-type="float" office:value="0.00000155672">
                <text:p>0.00000155672</text:p>
              </table:table-cell>
              <table:table-cell office:value-type="float" office:value="1.09121">
                <text:p>1.09121</text:p>
              </table:table-cell>
              <table:table-cell office:value-type="float" office:value="0.0000014167">
                <text:p>0.0000014167</text:p>
              </table:table-cell>
              <table:table-cell office:value-type="float" office:value="1.09254">
                <text:p>1.09254</text:p>
              </table:table-cell>
              <table:table-cell office:value-type="float" office:value="0.00000126115">
                <text:p>0.00000126115</text:p>
              </table:table-cell>
              <table:table-cell office:value-type="float" office:value="1.09385">
                <text:p>1.09385</text:p>
              </table:table-cell>
              <table:table-cell office:value-type="float" office:value="0.00000104376">
                <text:p>0.00000104376</text:p>
              </table:table-cell>
              <table:table-cell office:value-type="float" office:value="1.09579">
                <text:p>1.09579</text:p>
              </table:table-cell>
              <table:table-cell office:value-type="float" office:value="0.000000678007">
                <text:p>0.000000678007</text:p>
              </table:table-cell>
              <table:table-cell office:value-type="float" office:value="1.09705">
                <text:p>1.09705</text:p>
              </table:table-cell>
              <table:table-cell office:value-type="float" office:value="0.000000387622">
                <text:p>0.000000387622</text:p>
              </table:table-cell>
              <table:table-cell office:value-type="float" office:value="1.0983">
                <text:p>1.0983</text:p>
              </table:table-cell>
              <table:table-cell office:value-type="float" office:value="0.0000000297415">
                <text:p>0.0000000297415</text:p>
              </table:table-cell>
              <table:table-cell office:value-type="float" office:value="1.09953">
                <text:p>1.09953</text:p>
              </table:table-cell>
              <table:table-cell office:value-type="float" office:value="22.7011">
                <text:p>22.7011</text:p>
              </table:table-cell>
              <table:table-cell office:value-type="float" office:value="1.10134">
                <text:p>1.10134</text:p>
              </table:table-cell>
              <table:table-cell office:value-type="float" office:value="52.1589">
                <text:p>52.15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0.00000212946">
                <text:p>0.00000212946</text:p>
              </table:table-cell>
              <table:table-cell office:value-type="float" office:value="1.09301">
                <text:p>1.09301</text:p>
              </table:table-cell>
              <table:table-cell office:value-type="float" office:value="0.00000206353">
                <text:p>0.00000206353</text:p>
              </table:table-cell>
              <table:table-cell office:value-type="float" office:value="1.09447">
                <text:p>1.09447</text:p>
              </table:table-cell>
              <table:table-cell office:value-type="float" office:value="0.00000203762">
                <text:p>0.00000203762</text:p>
              </table:table-cell>
              <table:table-cell office:value-type="float" office:value="1.09591">
                <text:p>1.09591</text:p>
              </table:table-cell>
              <table:table-cell office:value-type="float" office:value="0.00000198064">
                <text:p>0.00000198064</text:p>
              </table:table-cell>
              <table:table-cell office:value-type="float" office:value="1.09805">
                <text:p>1.09805</text:p>
              </table:table-cell>
              <table:table-cell office:value-type="float" office:value="0.00000188699">
                <text:p>0.00000188699</text:p>
              </table:table-cell>
              <table:table-cell office:value-type="float" office:value="1.09945">
                <text:p>1.09945</text:p>
              </table:table-cell>
              <table:table-cell office:value-type="float" office:value="0.00000184785">
                <text:p>0.00000184785</text:p>
              </table:table-cell>
              <table:table-cell office:value-type="float" office:value="1.10084">
                <text:p>1.10084</text:p>
              </table:table-cell>
              <table:table-cell office:value-type="float" office:value="0.00000178014">
                <text:p>0.00000178014</text:p>
              </table:table-cell>
              <table:table-cell office:value-type="float" office:value="1.10222">
                <text:p>1.10222</text:p>
              </table:table-cell>
              <table:table-cell office:value-type="float" office:value="0.00000171896">
                <text:p>0.00000171896</text:p>
              </table:table-cell>
              <table:table-cell office:value-type="float" office:value="1.10357">
                <text:p>1.10357</text:p>
              </table:table-cell>
              <table:table-cell office:value-type="float" office:value="0.00000165711">
                <text:p>0.00000165711</text:p>
              </table:table-cell>
              <table:table-cell office:value-type="float" office:value="1.10491">
                <text:p>1.10491</text:p>
              </table:table-cell>
              <table:table-cell office:value-type="float" office:value="0.00000154812">
                <text:p>0.00000154812</text:p>
              </table:table-cell>
              <table:table-cell office:value-type="float" office:value="1.10689">
                <text:p>1.10689</text:p>
              </table:table-cell>
              <table:table-cell office:value-type="float" office:value="0.00000138369">
                <text:p>0.00000138369</text:p>
              </table:table-cell>
              <table:table-cell office:value-type="float" office:value="1.10818">
                <text:p>1.10818</text:p>
              </table:table-cell>
              <table:table-cell office:value-type="float" office:value="0.00000126245">
                <text:p>0.00000126245</text:p>
              </table:table-cell>
              <table:table-cell office:value-type="float" office:value="1.10946">
                <text:p>1.10946</text:p>
              </table:table-cell>
              <table:table-cell office:value-type="float" office:value="0.00000108358">
                <text:p>0.00000108358</text:p>
              </table:table-cell>
              <table:table-cell office:value-type="float" office:value="1.11072">
                <text:p>1.11072</text:p>
              </table:table-cell>
              <table:table-cell office:value-type="float" office:value="0.000000906643">
                <text:p>0.000000906643</text:p>
              </table:table-cell>
              <table:table-cell office:value-type="float" office:value="1.11256">
                <text:p>1.11256</text:p>
              </table:table-cell>
              <table:table-cell office:value-type="float" office:value="0.000000556798">
                <text:p>0.0000005567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0.00000209098">
                <text:p>0.00000209098</text:p>
              </table:table-cell>
              <table:table-cell office:value-type="float" office:value="1.10382">
                <text:p>1.10382</text:p>
              </table:table-cell>
              <table:table-cell office:value-type="float" office:value="0.00000203665">
                <text:p>0.00000203665</text:p>
              </table:table-cell>
              <table:table-cell office:value-type="float" office:value="1.10531">
                <text:p>1.10531</text:p>
              </table:table-cell>
              <table:table-cell office:value-type="float" office:value="0.00000202729">
                <text:p>0.00000202729</text:p>
              </table:table-cell>
              <table:table-cell office:value-type="float" office:value="1.10678">
                <text:p>1.10678</text:p>
              </table:table-cell>
              <table:table-cell office:value-type="float" office:value="0.00000199388">
                <text:p>0.00000199388</text:p>
              </table:table-cell>
              <table:table-cell office:value-type="float" office:value="1.10896">
                <text:p>1.10896</text:p>
              </table:table-cell>
              <table:table-cell office:value-type="float" office:value="0.00000194317">
                <text:p>0.00000194317</text:p>
              </table:table-cell>
              <table:table-cell office:value-type="float" office:value="1.1104">
                <text:p>1.1104</text:p>
              </table:table-cell>
              <table:table-cell office:value-type="float" office:value="0.00000193323">
                <text:p>0.00000193323</text:p>
              </table:table-cell>
              <table:table-cell office:value-type="float" office:value="1.11182">
                <text:p>1.11182</text:p>
              </table:table-cell>
              <table:table-cell office:value-type="float" office:value="0.00000190246">
                <text:p>0.00000190246</text:p>
              </table:table-cell>
              <table:table-cell office:value-type="float" office:value="1.11322">
                <text:p>1.11322</text:p>
              </table:table-cell>
              <table:table-cell office:value-type="float" office:value="0.0000018827">
                <text:p>0.0000018827</text:p>
              </table:table-cell>
              <table:table-cell office:value-type="float" office:value="1.11461">
                <text:p>1.11461</text:p>
              </table:table-cell>
              <table:table-cell office:value-type="float" office:value="0.00000186885">
                <text:p>0.00000186885</text:p>
              </table:table-cell>
              <table:table-cell office:value-type="float" office:value="1.11598">
                <text:p>1.11598</text:p>
              </table:table-cell>
              <table:table-cell office:value-type="float" office:value="0.00000181671">
                <text:p>0.00000181671</text:p>
              </table:table-cell>
              <table:table-cell office:value-type="float" office:value="1.11799">
                <text:p>1.11799</text:p>
              </table:table-cell>
              <table:table-cell office:value-type="float" office:value="0.00000175499">
                <text:p>0.00000175499</text:p>
              </table:table-cell>
              <table:table-cell office:value-type="float" office:value="1.11932">
                <text:p>1.11932</text:p>
              </table:table-cell>
              <table:table-cell office:value-type="float" office:value="0.00000171596">
                <text:p>0.00000171596</text:p>
              </table:table-cell>
              <table:table-cell office:value-type="float" office:value="1.12062">
                <text:p>1.12062</text:p>
              </table:table-cell>
              <table:table-cell office:value-type="float" office:value="0.00000163069">
                <text:p>0.00000163069</text:p>
              </table:table-cell>
              <table:table-cell office:value-type="float" office:value="1.1219">
                <text:p>1.1219</text:p>
              </table:table-cell>
              <table:table-cell office:value-type="float" office:value="0.00000157206">
                <text:p>0.00000157206</text:p>
              </table:table-cell>
              <table:table-cell office:value-type="float" office:value="1.12378">
                <text:p>1.12378</text:p>
              </table:table-cell>
              <table:table-cell office:value-type="float" office:value="0.00000144527">
                <text:p>0.000001445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0.00000206641">
                <text:p>0.00000206641</text:p>
              </table:table-cell>
              <table:table-cell office:value-type="float" office:value="1.11463">
                <text:p>1.11463</text:p>
              </table:table-cell>
              <table:table-cell office:value-type="float" office:value="0.00000201969">
                <text:p>0.00000201969</text:p>
              </table:table-cell>
              <table:table-cell office:value-type="float" office:value="1.11615">
                <text:p>1.11615</text:p>
              </table:table-cell>
              <table:table-cell office:value-type="float" office:value="0.00000202084">
                <text:p>0.00000202084</text:p>
              </table:table-cell>
              <table:table-cell office:value-type="float" office:value="1.11765">
                <text:p>1.11765</text:p>
              </table:table-cell>
              <table:table-cell office:value-type="float" office:value="0.00000200209">
                <text:p>0.00000200209</text:p>
              </table:table-cell>
              <table:table-cell office:value-type="float" office:value="1.11988">
                <text:p>1.11988</text:p>
              </table:table-cell>
              <table:table-cell office:value-type="float" office:value="0.00000197775">
                <text:p>0.00000197775</text:p>
              </table:table-cell>
              <table:table-cell office:value-type="float" office:value="1.12134">
                <text:p>1.12134</text:p>
              </table:table-cell>
              <table:table-cell office:value-type="float" office:value="0.00000198527">
                <text:p>0.00000198527</text:p>
              </table:table-cell>
              <table:table-cell office:value-type="float" office:value="1.12279">
                <text:p>1.12279</text:p>
              </table:table-cell>
              <table:table-cell office:value-type="float" office:value="0.00000197652">
                <text:p>0.00000197652</text:p>
              </table:table-cell>
              <table:table-cell office:value-type="float" office:value="1.12423">
                <text:p>1.12423</text:p>
              </table:table-cell>
              <table:table-cell office:value-type="float" office:value="0.00000198102">
                <text:p>0.00000198102</text:p>
              </table:table-cell>
              <table:table-cell office:value-type="float" office:value="1.12564">
                <text:p>1.12564</text:p>
              </table:table-cell>
              <table:table-cell office:value-type="float" office:value="0.00000199475">
                <text:p>0.00000199475</text:p>
              </table:table-cell>
              <table:table-cell office:value-type="float" office:value="1.12704">
                <text:p>1.12704</text:p>
              </table:table-cell>
              <table:table-cell office:value-type="float" office:value="0.00000197562">
                <text:p>0.00000197562</text:p>
              </table:table-cell>
              <table:table-cell office:value-type="float" office:value="1.1291">
                <text:p>1.1291</text:p>
              </table:table-cell>
              <table:table-cell office:value-type="float" office:value="0.00000197222">
                <text:p>0.00000197222</text:p>
              </table:table-cell>
              <table:table-cell office:value-type="float" office:value="1.13045">
                <text:p>1.13045</text:p>
              </table:table-cell>
              <table:table-cell office:value-type="float" office:value="0.00000197828">
                <text:p>0.00000197828</text:p>
              </table:table-cell>
              <table:table-cell office:value-type="float" office:value="1.13178">
                <text:p>1.13178</text:p>
              </table:table-cell>
              <table:table-cell office:value-type="float" office:value="0.00000194624">
                <text:p>0.00000194624</text:p>
              </table:table-cell>
              <table:table-cell office:value-type="float" office:value="1.13309">
                <text:p>1.13309</text:p>
              </table:table-cell>
              <table:table-cell office:value-type="float" office:value="0.00000195203">
                <text:p>0.00000195203</text:p>
              </table:table-cell>
              <table:table-cell office:value-type="float" office:value="1.13501">
                <text:p>1.13501</text:p>
              </table:table-cell>
              <table:table-cell office:value-type="float" office:value="0.00000194879">
                <text:p>0.00000194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0.00000204989">
                <text:p>0.00000204989</text:p>
              </table:table-cell>
              <table:table-cell office:value-type="float" office:value="1.12543">
                <text:p>1.12543</text:p>
              </table:table-cell>
              <table:table-cell office:value-type="float" office:value="0.0000020084">
                <text:p>0.0000020084</text:p>
              </table:table-cell>
              <table:table-cell office:value-type="float" office:value="1.12699">
                <text:p>1.12699</text:p>
              </table:table-cell>
              <table:table-cell office:value-type="float" office:value="0.00000201658">
                <text:p>0.00000201658</text:p>
              </table:table-cell>
              <table:table-cell office:value-type="float" office:value="1.12852">
                <text:p>1.12852</text:p>
              </table:table-cell>
              <table:table-cell office:value-type="float" office:value="0.00000200749">
                <text:p>0.00000200749</text:p>
              </table:table-cell>
              <table:table-cell office:value-type="float" office:value="1.13079">
                <text:p>1.13079</text:p>
              </table:table-cell>
              <table:table-cell office:value-type="float" office:value="0.0000020003">
                <text:p>0.0000020003</text:p>
              </table:table-cell>
              <table:table-cell office:value-type="float" office:value="1.13229">
                <text:p>1.13229</text:p>
              </table:table-cell>
              <table:table-cell office:value-type="float" office:value="0.00000201892">
                <text:p>0.00000201892</text:p>
              </table:table-cell>
              <table:table-cell office:value-type="float" office:value="1.13377">
                <text:p>1.13377</text:p>
              </table:table-cell>
              <table:table-cell office:value-type="float" office:value="0.00000202412">
                <text:p>0.00000202412</text:p>
              </table:table-cell>
              <table:table-cell office:value-type="float" office:value="1.13523">
                <text:p>1.13523</text:p>
              </table:table-cell>
              <table:table-cell office:value-type="float" office:value="0.00000204375">
                <text:p>0.00000204375</text:p>
              </table:table-cell>
              <table:table-cell office:value-type="float" office:value="1.13667">
                <text:p>1.13667</text:p>
              </table:table-cell>
              <table:table-cell office:value-type="float" office:value="0.00000207438">
                <text:p>0.00000207438</text:p>
              </table:table-cell>
              <table:table-cell office:value-type="float" office:value="1.1381">
                <text:p>1.1381</text:p>
              </table:table-cell>
              <table:table-cell office:value-type="float" office:value="0.00000207553">
                <text:p>0.00000207553</text:p>
              </table:table-cell>
              <table:table-cell office:value-type="float" office:value="1.1402">
                <text:p>1.1402</text:p>
              </table:table-cell>
              <table:table-cell office:value-type="float" office:value="0.00000210726">
                <text:p>0.00000210726</text:p>
              </table:table-cell>
              <table:table-cell office:value-type="float" office:value="1.14158">
                <text:p>1.14158</text:p>
              </table:table-cell>
              <table:table-cell office:value-type="float" office:value="0.0000021397">
                <text:p>0.0000021397</text:p>
              </table:table-cell>
              <table:table-cell office:value-type="float" office:value="1.14294">
                <text:p>1.14294</text:p>
              </table:table-cell>
              <table:table-cell office:value-type="float" office:value="0.00000213936">
                <text:p>0.00000213936</text:p>
              </table:table-cell>
              <table:table-cell office:value-type="float" office:value="1.14427">
                <text:p>1.14427</text:p>
              </table:table-cell>
              <table:table-cell office:value-type="float" office:value="0.00000218227">
                <text:p>0.00000218227</text:p>
              </table:table-cell>
              <table:table-cell office:value-type="float" office:value="1.14623">
                <text:p>1.14623</text:p>
              </table:table-cell>
              <table:table-cell office:value-type="float" office:value="0.00000225048">
                <text:p>0.00000225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7.229cm" svg:y="0.315cm" chart:style-name="ch2">
          <text:p>k vs Et</text:p>
        </chart:title>
        <chart:legend chart:legend-position="end" svg:x="13.103cm" svg:y="0.855cm" style:legend-expansion="high" chart:style-name="ch3"/>
        <chart:plot-area chart:style-name="ch4" table:cell-range-address="Sheet1.B2:Sheet1.B102 Sheet1.D2:Sheet1.D1516" svg:x="1.318cm" svg:y="1.644cm" svg:width="11.145cm" svg:height="6.218cm">
          <chartooo:coordinate-region svg:x="1.881cm" svg:y="1.834cm" svg:width="10.335cm" svg:height="5.838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4.888cm" chart:style-name="ch8">
              <text:p>k</text:p>
            </chart:title>
            <chart:grid chart:style-name="ch9" chart:class="major"/>
          </chart:axis>
          <chart:series chart:style-name="ch10" chart:values-cell-range-address="Sheet1.D2:Sheet1.D102" chart:class="chart:scatter">
            <chart:domain table:cell-range-address="Sheet1.B2:Sheet1.B102"/>
            <chart:data-point chart:repeated="101"/>
          </chart:series>
          <chart:series chart:style-name="ch11" chart:values-cell-range-address="Sheet1.D103:Sheet1.D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D204:Sheet1.D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D305:Sheet1.D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D406:Sheet1.D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D507:Sheet1.D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D608:Sheet1.D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D709:Sheet1.D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D810:Sheet1.D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D911:Sheet1.D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D1012:Sheet1.D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D1113:Sheet1.D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D1214:Sheet1.D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D1315:Sheet1.D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D1416:Sheet1.D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6006.34">
                <text:p>6006.34</text:p>
                <draw:g>
                  <svg:desc>Sheet1.D2:Sheet1.D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6054.36">
                <text:p>6054.36</text:p>
                <draw:g>
                  <svg:desc>Sheet1.D103:Sheet1.D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6176.81">
                <text:p>6176.81</text:p>
                <draw:g>
                  <svg:desc>Sheet1.D204:Sheet1.D304</svg:desc>
                </draw:g>
              </table:table-cell>
              <table:table-cell office:value-type="float" office:value="0.0414791">
                <text:p>0.0414791</text:p>
                <draw:g>
                  <svg:desc>Sheet1.B305:Sheet1.B405</svg:desc>
                </draw:g>
              </table:table-cell>
              <table:table-cell office:value-type="float" office:value="6397.52">
                <text:p>6397.52</text:p>
                <draw:g>
                  <svg:desc>Sheet1.D305:Sheet1.D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6821.66">
                <text:p>6821.66</text:p>
                <draw:g>
                  <svg:desc>Sheet1.D406:Sheet1.D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7017.22">
                <text:p>7017.22</text:p>
                <draw:g>
                  <svg:desc>Sheet1.D507:Sheet1.D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7336.24">
                <text:p>7336.24</text:p>
                <draw:g>
                  <svg:desc>Sheet1.D608:Sheet1.D708</svg:desc>
                </draw:g>
              </table:table-cell>
              <table:table-cell office:value-type="float" office:value="0.0347692">
                <text:p>0.0347692</text:p>
                <draw:g>
                  <svg:desc>Sheet1.B709:Sheet1.B809</svg:desc>
                </draw:g>
              </table:table-cell>
              <table:table-cell office:value-type="float" office:value="7634.86">
                <text:p>7634.86</text:p>
                <draw:g>
                  <svg:desc>Sheet1.D709:Sheet1.D809</svg:desc>
                </draw:g>
              </table:table-cell>
              <table:table-cell office:value-type="float" office:value="0.0333255">
                <text:p>0.0333255</text:p>
                <draw:g>
                  <svg:desc>Sheet1.B810:Sheet1.B910</svg:desc>
                </draw:g>
              </table:table-cell>
              <table:table-cell office:value-type="float" office:value="7921.09">
                <text:p>7921.09</text:p>
                <draw:g>
                  <svg:desc>Sheet1.D810:Sheet1.D910</svg:desc>
                </draw:g>
              </table:table-cell>
              <table:table-cell office:value-type="float" office:value="0.0319002">
                <text:p>0.0319002</text:p>
                <draw:g>
                  <svg:desc>Sheet1.B911:Sheet1.B1011</svg:desc>
                </draw:g>
              </table:table-cell>
              <table:table-cell office:value-type="float" office:value="8422.49">
                <text:p>8422.49</text:p>
                <draw:g>
                  <svg:desc>Sheet1.D911:Sheet1.D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9167.63">
                <text:p>9167.63</text:p>
                <draw:g>
                  <svg:desc>Sheet1.D1012:Sheet1.D1112</svg:desc>
                </draw:g>
              </table:table-cell>
              <table:table-cell office:value-type="float" office:value="0.0284208">
                <text:p>0.0284208</text:p>
                <draw:g>
                  <svg:desc>Sheet1.B1113:Sheet1.B1213</svg:desc>
                </draw:g>
              </table:table-cell>
              <table:table-cell office:value-type="float" office:value="9580.12">
                <text:p>9580.12</text:p>
                <draw:g>
                  <svg:desc>Sheet1.D1113:Sheet1.D1213</svg:desc>
                </draw:g>
              </table:table-cell>
              <table:table-cell office:value-type="float" office:value="0.0270642">
                <text:p>0.0270642</text:p>
                <draw:g>
                  <svg:desc>Sheet1.B1214:Sheet1.B1314</svg:desc>
                </draw:g>
              </table:table-cell>
              <table:table-cell office:value-type="float" office:value="10492.6">
                <text:p>10492.6</text:p>
                <draw:g>
                  <svg:desc>Sheet1.D1214:Sheet1.D1314</svg:desc>
                </draw:g>
              </table:table-cell>
              <table:table-cell office:value-type="float" office:value="0.0257287">
                <text:p>0.0257287</text:p>
                <draw:g>
                  <svg:desc>Sheet1.B1315:Sheet1.B1415</svg:desc>
                </draw:g>
              </table:table-cell>
              <table:table-cell office:value-type="float" office:value="11172.8">
                <text:p>11172.8</text:p>
                <draw:g>
                  <svg:desc>Sheet1.D1315:Sheet1.D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12973.6">
                <text:p>12973.6</text:p>
                <draw:g>
                  <svg:desc>Sheet1.D1416:Sheet1.D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4584.52">
                <text:p>4584.52</text:p>
              </table:table-cell>
              <table:table-cell office:value-type="float" office:value="0.0553743">
                <text:p>0.0553743</text:p>
              </table:table-cell>
              <table:table-cell office:value-type="float" office:value="4590.03">
                <text:p>4590.03</text:p>
              </table:table-cell>
              <table:table-cell office:value-type="float" office:value="0.0538544">
                <text:p>0.0538544</text:p>
              </table:table-cell>
              <table:table-cell office:value-type="float" office:value="4649.92">
                <text:p>4649.92</text:p>
              </table:table-cell>
              <table:table-cell office:value-type="float" office:value="0.0523495">
                <text:p>0.0523495</text:p>
              </table:table-cell>
              <table:table-cell office:value-type="float" office:value="4780.67">
                <text:p>4780.67</text:p>
              </table:table-cell>
              <table:table-cell office:value-type="float" office:value="0.050121">
                <text:p>0.050121</text:p>
              </table:table-cell>
              <table:table-cell office:value-type="float" office:value="5038.27">
                <text:p>5038.27</text:p>
              </table:table-cell>
              <table:table-cell office:value-type="float" office:value="0.0486553">
                <text:p>0.0486553</text:p>
              </table:table-cell>
              <table:table-cell office:value-type="float" office:value="5140.01">
                <text:p>5140.01</text:p>
              </table:table-cell>
              <table:table-cell office:value-type="float" office:value="0.0472061">
                <text:p>0.0472061</text:p>
              </table:table-cell>
              <table:table-cell office:value-type="float" office:value="5327.25">
                <text:p>5327.25</text:p>
              </table:table-cell>
              <table:table-cell office:value-type="float" office:value="0.0457738">
                <text:p>0.0457738</text:p>
              </table:table-cell>
              <table:table-cell office:value-type="float" office:value="5493.79">
                <text:p>5493.79</text:p>
              </table:table-cell>
              <table:table-cell office:value-type="float" office:value="0.044359">
                <text:p>0.044359</text:p>
              </table:table-cell>
              <table:table-cell office:value-type="float" office:value="5645.36">
                <text:p>5645.36</text:p>
              </table:table-cell>
              <table:table-cell office:value-type="float" office:value="0.0429622">
                <text:p>0.0429622</text:p>
              </table:table-cell>
              <table:table-cell office:value-type="float" office:value="5942.42">
                <text:p>5942.42</text:p>
              </table:table-cell>
              <table:table-cell office:value-type="float" office:value="0.0409018">
                <text:p>0.0409018</text:p>
              </table:table-cell>
              <table:table-cell office:value-type="float" office:value="6364.26">
                <text:p>6364.26</text:p>
              </table:table-cell>
              <table:table-cell office:value-type="float" office:value="0.0395524">
                <text:p>0.0395524</text:p>
              </table:table-cell>
              <table:table-cell office:value-type="float" office:value="6574.15">
                <text:p>6574.15</text:p>
              </table:table-cell>
              <table:table-cell office:value-type="float" office:value="0.038223">
                <text:p>0.038223</text:p>
              </table:table-cell>
              <table:table-cell office:value-type="float" office:value="7112.72">
                <text:p>7112.72</text:p>
              </table:table-cell>
              <table:table-cell office:value-type="float" office:value="0.0369141">
                <text:p>0.0369141</text:p>
              </table:table-cell>
              <table:table-cell office:value-type="float" office:value="7476.11">
                <text:p>7476.11</text:p>
              </table:table-cell>
              <table:table-cell office:value-type="float" office:value="0.0349909">
                <text:p>0.0349909</text:p>
              </table:table-cell>
              <table:table-cell office:value-type="float" office:value="8500.48">
                <text:p>850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3499.27">
                <text:p>3499.27</text:p>
              </table:table-cell>
              <table:table-cell office:value-type="float" office:value="0.066183">
                <text:p>0.066183</text:p>
              </table:table-cell>
              <table:table-cell office:value-type="float" office:value="3479.86">
                <text:p>3479.86</text:p>
              </table:table-cell>
              <table:table-cell office:value-type="float" office:value="0.0646941">
                <text:p>0.0646941</text:p>
              </table:table-cell>
              <table:table-cell office:value-type="float" office:value="3500.47">
                <text:p>3500.47</text:p>
              </table:table-cell>
              <table:table-cell office:value-type="float" office:value="0.0632199">
                <text:p>0.0632199</text:p>
              </table:table-cell>
              <table:table-cell office:value-type="float" office:value="3572.45">
                <text:p>3572.45</text:p>
              </table:table-cell>
              <table:table-cell office:value-type="float" office:value="0.0610369">
                <text:p>0.0610369</text:p>
              </table:table-cell>
              <table:table-cell office:value-type="float" office:value="3721.13">
                <text:p>3721.13</text:p>
              </table:table-cell>
              <table:table-cell office:value-type="float" office:value="0.0596011">
                <text:p>0.0596011</text:p>
              </table:table-cell>
              <table:table-cell office:value-type="float" office:value="3765">
                <text:p>3765</text:p>
              </table:table-cell>
              <table:table-cell office:value-type="float" office:value="0.0581815">
                <text:p>0.0581815</text:p>
              </table:table-cell>
              <table:table-cell office:value-type="float" office:value="3868.44">
                <text:p>3868.44</text:p>
              </table:table-cell>
              <table:table-cell office:value-type="float" office:value="0.0567784">
                <text:p>0.0567784</text:p>
              </table:table-cell>
              <table:table-cell office:value-type="float" office:value="3953.18">
                <text:p>3953.18</text:p>
              </table:table-cell>
              <table:table-cell office:value-type="float" office:value="0.0553925">
                <text:p>0.0553925</text:p>
              </table:table-cell>
              <table:table-cell office:value-type="float" office:value="4023.51">
                <text:p>4023.51</text:p>
              </table:table-cell>
              <table:table-cell office:value-type="float" office:value="0.0540242">
                <text:p>0.0540242</text:p>
              </table:table-cell>
              <table:table-cell office:value-type="float" office:value="4192.7">
                <text:p>4192.7</text:p>
              </table:table-cell>
              <table:table-cell office:value-type="float" office:value="0.0520059">
                <text:p>0.0520059</text:p>
              </table:table-cell>
              <table:table-cell office:value-type="float" office:value="4418.25">
                <text:p>4418.25</text:p>
              </table:table-cell>
              <table:table-cell office:value-type="float" office:value="0.050684">
                <text:p>0.050684</text:p>
              </table:table-cell>
              <table:table-cell office:value-type="float" office:value="4511.51">
                <text:p>4511.51</text:p>
              </table:table-cell>
              <table:table-cell office:value-type="float" office:value="0.0493817">
                <text:p>0.0493817</text:p>
              </table:table-cell>
              <table:table-cell office:value-type="float" office:value="4821.75">
                <text:p>4821.75</text:p>
              </table:table-cell>
              <table:table-cell office:value-type="float" office:value="0.0480995">
                <text:p>0.0480995</text:p>
              </table:table-cell>
              <table:table-cell office:value-type="float" office:value="5002.75">
                <text:p>5002.75</text:p>
              </table:table-cell>
              <table:table-cell office:value-type="float" office:value="0.0462156">
                <text:p>0.0462156</text:p>
              </table:table-cell>
              <table:table-cell office:value-type="float" office:value="5569.97">
                <text:p>5569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2670.91">
                <text:p>2670.91</text:p>
              </table:table-cell>
              <table:table-cell office:value-type="float" office:value="0.0769917">
                <text:p>0.0769917</text:p>
              </table:table-cell>
              <table:table-cell office:value-type="float" office:value="2638.2">
                <text:p>2638.2</text:p>
              </table:table-cell>
              <table:table-cell office:value-type="float" office:value="0.0755338">
                <text:p>0.0755338</text:p>
              </table:table-cell>
              <table:table-cell office:value-type="float" office:value="2635.16">
                <text:p>2635.16</text:p>
              </table:table-cell>
              <table:table-cell office:value-type="float" office:value="0.0740903">
                <text:p>0.0740903</text:p>
              </table:table-cell>
              <table:table-cell office:value-type="float" office:value="2669.59">
                <text:p>2669.59</text:p>
              </table:table-cell>
              <table:table-cell office:value-type="float" office:value="0.0719528">
                <text:p>0.0719528</text:p>
              </table:table-cell>
              <table:table-cell office:value-type="float" office:value="2748.34">
                <text:p>2748.34</text:p>
              </table:table-cell>
              <table:table-cell office:value-type="float" office:value="0.0705469">
                <text:p>0.0705469</text:p>
              </table:table-cell>
              <table:table-cell office:value-type="float" office:value="2757.84">
                <text:p>2757.84</text:p>
              </table:table-cell>
              <table:table-cell office:value-type="float" office:value="0.0691569">
                <text:p>0.0691569</text:p>
              </table:table-cell>
              <table:table-cell office:value-type="float" office:value="2809.14">
                <text:p>2809.14</text:p>
              </table:table-cell>
              <table:table-cell office:value-type="float" office:value="0.067783">
                <text:p>0.067783</text:p>
              </table:table-cell>
              <table:table-cell office:value-type="float" office:value="2844.64">
                <text:p>2844.64</text:p>
              </table:table-cell>
              <table:table-cell office:value-type="float" office:value="0.066426">
                <text:p>0.066426</text:p>
              </table:table-cell>
              <table:table-cell office:value-type="float" office:value="2867.65">
                <text:p>2867.65</text:p>
              </table:table-cell>
              <table:table-cell office:value-type="float" office:value="0.0650862">
                <text:p>0.0650862</text:p>
              </table:table-cell>
              <table:table-cell office:value-type="float" office:value="2958.25">
                <text:p>2958.25</text:p>
              </table:table-cell>
              <table:table-cell office:value-type="float" office:value="0.0631099">
                <text:p>0.0631099</text:p>
              </table:table-cell>
              <table:table-cell office:value-type="float" office:value="3067.38">
                <text:p>3067.38</text:p>
              </table:table-cell>
              <table:table-cell office:value-type="float" office:value="0.0618156">
                <text:p>0.0618156</text:p>
              </table:table-cell>
              <table:table-cell office:value-type="float" office:value="3096.16">
                <text:p>3096.16</text:p>
              </table:table-cell>
              <table:table-cell office:value-type="float" office:value="0.0605404">
                <text:p>0.0605404</text:p>
              </table:table-cell>
              <table:table-cell office:value-type="float" office:value="3268.87">
                <text:p>3268.87</text:p>
              </table:table-cell>
              <table:table-cell office:value-type="float" office:value="0.059285">
                <text:p>0.059285</text:p>
              </table:table-cell>
              <table:table-cell office:value-type="float" office:value="3347.89">
                <text:p>3347.89</text:p>
              </table:table-cell>
              <table:table-cell office:value-type="float" office:value="0.0574403">
                <text:p>0.0574403</text:p>
              </table:table-cell>
              <table:table-cell office:value-type="float" office:value="3650.09">
                <text:p>365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2038.64">
                <text:p>2038.64</text:p>
              </table:table-cell>
              <table:table-cell office:value-type="float" office:value="0.0878003">
                <text:p>0.0878003</text:p>
              </table:table-cell>
              <table:table-cell office:value-type="float" office:value="2000.1">
                <text:p>2000.1</text:p>
              </table:table-cell>
              <table:table-cell office:value-type="float" office:value="0.0863735">
                <text:p>0.0863735</text:p>
              </table:table-cell>
              <table:table-cell office:value-type="float" office:value="1983.75">
                <text:p>1983.75</text:p>
              </table:table-cell>
              <table:table-cell office:value-type="float" office:value="0.0849608">
                <text:p>0.0849608</text:p>
              </table:table-cell>
              <table:table-cell office:value-type="float" office:value="1994.91">
                <text:p>1994.91</text:p>
              </table:table-cell>
              <table:table-cell office:value-type="float" office:value="0.0828687">
                <text:p>0.0828687</text:p>
              </table:table-cell>
              <table:table-cell office:value-type="float" office:value="2029.87">
                <text:p>2029.87</text:p>
              </table:table-cell>
              <table:table-cell office:value-type="float" office:value="0.0814928">
                <text:p>0.0814928</text:p>
              </table:table-cell>
              <table:table-cell office:value-type="float" office:value="2020.12">
                <text:p>2020.12</text:p>
              </table:table-cell>
              <table:table-cell office:value-type="float" office:value="0.0801322">
                <text:p>0.0801322</text:p>
              </table:table-cell>
              <table:table-cell office:value-type="float" office:value="2039.94">
                <text:p>2039.94</text:p>
              </table:table-cell>
              <table:table-cell office:value-type="float" office:value="0.0787877">
                <text:p>0.0787877</text:p>
              </table:table-cell>
              <table:table-cell office:value-type="float" office:value="2047">
                <text:p>2047</text:p>
              </table:table-cell>
              <table:table-cell office:value-type="float" office:value="0.0774595">
                <text:p>0.0774595</text:p>
              </table:table-cell>
              <table:table-cell office:value-type="float" office:value="2043.89">
                <text:p>2043.89</text:p>
              </table:table-cell>
              <table:table-cell office:value-type="float" office:value="0.0761482">
                <text:p>0.0761482</text:p>
              </table:table-cell>
              <table:table-cell office:value-type="float" office:value="2087.33">
                <text:p>2087.33</text:p>
              </table:table-cell>
              <table:table-cell office:value-type="float" office:value="0.074214">
                <text:p>0.074214</text:p>
              </table:table-cell>
              <table:table-cell office:value-type="float" office:value="2129.64">
                <text:p>2129.64</text:p>
              </table:table-cell>
              <table:table-cell office:value-type="float" office:value="0.0729472">
                <text:p>0.0729472</text:p>
              </table:table-cell>
              <table:table-cell office:value-type="float" office:value="2124.96">
                <text:p>2124.96</text:p>
              </table:table-cell>
              <table:table-cell office:value-type="float" office:value="0.0716991">
                <text:p>0.0716991</text:p>
              </table:table-cell>
              <table:table-cell office:value-type="float" office:value="2216.29">
                <text:p>2216.29</text:p>
              </table:table-cell>
              <table:table-cell office:value-type="float" office:value="0.0704704">
                <text:p>0.0704704</text:p>
              </table:table-cell>
              <table:table-cell office:value-type="float" office:value="2240.67">
                <text:p>2240.67</text:p>
              </table:table-cell>
              <table:table-cell office:value-type="float" office:value="0.0686649">
                <text:p>0.0686649</text:p>
              </table:table-cell>
              <table:table-cell office:value-type="float" office:value="2392.31">
                <text:p>2392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1556.03">
                <text:p>1556.03</text:p>
              </table:table-cell>
              <table:table-cell office:value-type="float" office:value="0.098609">
                <text:p>0.098609</text:p>
              </table:table-cell>
              <table:table-cell office:value-type="float" office:value="1516.34">
                <text:p>1516.34</text:p>
              </table:table-cell>
              <table:table-cell office:value-type="float" office:value="0.0972133">
                <text:p>0.0972133</text:p>
              </table:table-cell>
              <table:table-cell office:value-type="float" office:value="1493.37">
                <text:p>1493.37</text:p>
              </table:table-cell>
              <table:table-cell office:value-type="float" office:value="0.0958312">
                <text:p>0.0958312</text:p>
              </table:table-cell>
              <table:table-cell office:value-type="float" office:value="1490.74">
                <text:p>1490.74</text:p>
              </table:table-cell>
              <table:table-cell office:value-type="float" office:value="0.0937846">
                <text:p>0.0937846</text:p>
              </table:table-cell>
              <table:table-cell office:value-type="float" office:value="1499.24">
                <text:p>1499.24</text:p>
              </table:table-cell>
              <table:table-cell office:value-type="float" office:value="0.0924386">
                <text:p>0.0924386</text:p>
              </table:table-cell>
              <table:table-cell office:value-type="float" office:value="1479.76">
                <text:p>1479.76</text:p>
              </table:table-cell>
              <table:table-cell office:value-type="float" office:value="0.0911076">
                <text:p>0.0911076</text:p>
              </table:table-cell>
              <table:table-cell office:value-type="float" office:value="1481.39">
                <text:p>1481.39</text:p>
              </table:table-cell>
              <table:table-cell office:value-type="float" office:value="0.0897923">
                <text:p>0.0897923</text:p>
              </table:table-cell>
              <table:table-cell office:value-type="float" office:value="1473.06">
                <text:p>1473.06</text:p>
              </table:table-cell>
              <table:table-cell office:value-type="float" office:value="0.088493">
                <text:p>0.088493</text:p>
              </table:table-cell>
              <table:table-cell office:value-type="float" office:value="1456.82">
                <text:p>1456.82</text:p>
              </table:table-cell>
              <table:table-cell office:value-type="float" office:value="0.0872102">
                <text:p>0.0872102</text:p>
              </table:table-cell>
              <table:table-cell office:value-type="float" office:value="1472.88">
                <text:p>1472.88</text:p>
              </table:table-cell>
              <table:table-cell office:value-type="float" office:value="0.085318">
                <text:p>0.085318</text:p>
              </table:table-cell>
              <table:table-cell office:value-type="float" office:value="1478.69">
                <text:p>1478.69</text:p>
              </table:table-cell>
              <table:table-cell office:value-type="float" office:value="0.0840787">
                <text:p>0.0840787</text:p>
              </table:table-cell>
              <table:table-cell office:value-type="float" office:value="1458.55">
                <text:p>1458.55</text:p>
              </table:table-cell>
              <table:table-cell office:value-type="float" office:value="0.0828578">
                <text:p>0.0828578</text:p>
              </table:table-cell>
              <table:table-cell office:value-type="float" office:value="1502.82">
                <text:p>1502.82</text:p>
              </table:table-cell>
              <table:table-cell office:value-type="float" office:value="0.0816558">
                <text:p>0.0816558</text:p>
              </table:table-cell>
              <table:table-cell office:value-type="float" office:value="1499.87">
                <text:p>1499.87</text:p>
              </table:table-cell>
              <table:table-cell office:value-type="float" office:value="0.0798896">
                <text:p>0.0798896</text:p>
              </table:table-cell>
              <table:table-cell office:value-type="float" office:value="1568.3">
                <text:p>156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1187.67">
                <text:p>1187.67</text:p>
              </table:table-cell>
              <table:table-cell office:value-type="float" office:value="0.109418">
                <text:p>0.109418</text:p>
              </table:table-cell>
              <table:table-cell office:value-type="float" office:value="1149.57">
                <text:p>1149.57</text:p>
              </table:table-cell>
              <table:table-cell office:value-type="float" office:value="0.108053">
                <text:p>0.108053</text:p>
              </table:table-cell>
              <table:table-cell office:value-type="float" office:value="1124.2">
                <text:p>1124.2</text:p>
              </table:table-cell>
              <table:table-cell office:value-type="float" office:value="0.106702">
                <text:p>0.106702</text:p>
              </table:table-cell>
              <table:table-cell office:value-type="float" office:value="1114">
                <text:p>1114</text:p>
              </table:table-cell>
              <table:table-cell office:value-type="float" office:value="0.104701">
                <text:p>0.104701</text:p>
              </table:table-cell>
              <table:table-cell office:value-type="float" office:value="1107.33">
                <text:p>1107.33</text:p>
              </table:table-cell>
              <table:table-cell office:value-type="float" office:value="0.103384">
                <text:p>0.103384</text:p>
              </table:table-cell>
              <table:table-cell office:value-type="float" office:value="1083.96">
                <text:p>1083.96</text:p>
              </table:table-cell>
              <table:table-cell office:value-type="float" office:value="0.102083">
                <text:p>0.102083</text:p>
              </table:table-cell>
              <table:table-cell office:value-type="float" office:value="1075.8">
                <text:p>1075.8</text:p>
              </table:table-cell>
              <table:table-cell office:value-type="float" office:value="0.100797">
                <text:p>0.100797</text:p>
              </table:table-cell>
              <table:table-cell office:value-type="float" office:value="1060.08">
                <text:p>1060.08</text:p>
              </table:table-cell>
              <table:table-cell office:value-type="float" office:value="0.0995264">
                <text:p>0.0995264</text:p>
              </table:table-cell>
              <table:table-cell office:value-type="float" office:value="1038.43">
                <text:p>1038.43</text:p>
              </table:table-cell>
              <table:table-cell office:value-type="float" office:value="0.0982722">
                <text:p>0.0982722</text:p>
              </table:table-cell>
              <table:table-cell office:value-type="float" office:value="1039.39">
                <text:p>1039.39</text:p>
              </table:table-cell>
              <table:table-cell office:value-type="float" office:value="0.0964221">
                <text:p>0.0964221</text:p>
              </table:table-cell>
              <table:table-cell office:value-type="float" office:value="1026.82">
                <text:p>1026.82</text:p>
              </table:table-cell>
              <table:table-cell office:value-type="float" office:value="0.0952103">
                <text:p>0.0952103</text:p>
              </table:table-cell>
              <table:table-cell office:value-type="float" office:value="1001.26">
                <text:p>1001.26</text:p>
              </table:table-cell>
              <table:table-cell office:value-type="float" office:value="0.0940165">
                <text:p>0.0940165</text:p>
              </table:table-cell>
              <table:table-cell office:value-type="float" office:value="1019.21">
                <text:p>1019.21</text:p>
              </table:table-cell>
              <table:table-cell office:value-type="float" office:value="0.0928412">
                <text:p>0.0928412</text:p>
              </table:table-cell>
              <table:table-cell office:value-type="float" office:value="1004.21">
                <text:p>1004.21</text:p>
              </table:table-cell>
              <table:table-cell office:value-type="float" office:value="0.0911143">
                <text:p>0.0911143</text:p>
              </table:table-cell>
              <table:table-cell office:value-type="float" office:value="1028.45">
                <text:p>1028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906.499">
                <text:p>906.499</text:p>
              </table:table-cell>
              <table:table-cell office:value-type="float" office:value="0.120226">
                <text:p>0.120226</text:p>
              </table:table-cell>
              <table:table-cell office:value-type="float" office:value="871.515">
                <text:p>871.515</text:p>
              </table:table-cell>
              <table:table-cell office:value-type="float" office:value="0.118893">
                <text:p>0.118893</text:p>
              </table:table-cell>
              <table:table-cell office:value-type="float" office:value="846.297">
                <text:p>846.297</text:p>
              </table:table-cell>
              <table:table-cell office:value-type="float" office:value="0.117572">
                <text:p>0.117572</text:p>
              </table:table-cell>
              <table:table-cell office:value-type="float" office:value="832.465">
                <text:p>832.465</text:p>
              </table:table-cell>
              <table:table-cell office:value-type="float" office:value="0.115616">
                <text:p>0.115616</text:p>
              </table:table-cell>
              <table:table-cell office:value-type="float" office:value="817.881">
                <text:p>817.881</text:p>
              </table:table-cell>
              <table:table-cell office:value-type="float" office:value="0.11433">
                <text:p>0.11433</text:p>
              </table:table-cell>
              <table:table-cell office:value-type="float" office:value="794.044">
                <text:p>794.044</text:p>
              </table:table-cell>
              <table:table-cell office:value-type="float" office:value="0.113058">
                <text:p>0.113058</text:p>
              </table:table-cell>
              <table:table-cell office:value-type="float" office:value="781.291">
                <text:p>781.291</text:p>
              </table:table-cell>
              <table:table-cell office:value-type="float" office:value="0.111802">
                <text:p>0.111802</text:p>
              </table:table-cell>
              <table:table-cell office:value-type="float" office:value="762.92">
                <text:p>762.92</text:p>
              </table:table-cell>
              <table:table-cell office:value-type="float" office:value="0.11056">
                <text:p>0.11056</text:p>
              </table:table-cell>
              <table:table-cell office:value-type="float" office:value="740.25">
                <text:p>740.25</text:p>
              </table:table-cell>
              <table:table-cell office:value-type="float" office:value="0.109334">
                <text:p>0.109334</text:p>
              </table:table-cell>
              <table:table-cell office:value-type="float" office:value="733.547">
                <text:p>733.547</text:p>
              </table:table-cell>
              <table:table-cell office:value-type="float" office:value="0.107526">
                <text:p>0.107526</text:p>
              </table:table-cell>
              <table:table-cell office:value-type="float" office:value="713.145">
                <text:p>713.145</text:p>
              </table:table-cell>
              <table:table-cell office:value-type="float" office:value="0.106342">
                <text:p>0.106342</text:p>
              </table:table-cell>
              <table:table-cell office:value-type="float" office:value="687.483">
                <text:p>687.483</text:p>
              </table:table-cell>
              <table:table-cell office:value-type="float" office:value="0.105175">
                <text:p>0.105175</text:p>
              </table:table-cell>
              <table:table-cell office:value-type="float" office:value="691.412">
                <text:p>691.412</text:p>
              </table:table-cell>
              <table:table-cell office:value-type="float" office:value="0.104027">
                <text:p>0.104027</text:p>
              </table:table-cell>
              <table:table-cell office:value-type="float" office:value="672.583">
                <text:p>672.583</text:p>
              </table:table-cell>
              <table:table-cell office:value-type="float" office:value="0.102339">
                <text:p>0.102339</text:p>
              </table:table-cell>
              <table:table-cell office:value-type="float" office:value="674.784">
                <text:p>674.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691.887">
                <text:p>691.887</text:p>
              </table:table-cell>
              <table:table-cell office:value-type="float" office:value="0.131035">
                <text:p>0.131035</text:p>
              </table:table-cell>
              <table:table-cell office:value-type="float" office:value="660.708">
                <text:p>660.708</text:p>
              </table:table-cell>
              <table:table-cell office:value-type="float" office:value="0.129732">
                <text:p>0.129732</text:p>
              </table:table-cell>
              <table:table-cell office:value-type="float" office:value="637.087">
                <text:p>637.087</text:p>
              </table:table-cell>
              <table:table-cell office:value-type="float" office:value="0.128442">
                <text:p>0.128442</text:p>
              </table:table-cell>
              <table:table-cell office:value-type="float" office:value="622.085">
                <text:p>622.085</text:p>
              </table:table-cell>
              <table:table-cell office:value-type="float" office:value="0.126532">
                <text:p>0.126532</text:p>
              </table:table-cell>
              <table:table-cell office:value-type="float" office:value="604.105">
                <text:p>604.105</text:p>
              </table:table-cell>
              <table:table-cell office:value-type="float" office:value="0.125276">
                <text:p>0.125276</text:p>
              </table:table-cell>
              <table:table-cell office:value-type="float" office:value="581.69">
                <text:p>581.69</text:p>
              </table:table-cell>
              <table:table-cell office:value-type="float" office:value="0.124034">
                <text:p>0.124034</text:p>
              </table:table-cell>
              <table:table-cell office:value-type="float" office:value="567.434">
                <text:p>567.434</text:p>
              </table:table-cell>
              <table:table-cell office:value-type="float" office:value="0.122806">
                <text:p>0.122806</text:p>
              </table:table-cell>
              <table:table-cell office:value-type="float" office:value="549.101">
                <text:p>549.101</text:p>
              </table:table-cell>
              <table:table-cell office:value-type="float" office:value="0.121593">
                <text:p>0.121593</text:p>
              </table:table-cell>
              <table:table-cell office:value-type="float" office:value="527.745">
                <text:p>527.745</text:p>
              </table:table-cell>
              <table:table-cell office:value-type="float" office:value="0.120396">
                <text:p>0.120396</text:p>
              </table:table-cell>
              <table:table-cell office:value-type="float" office:value="517.774">
                <text:p>517.774</text:p>
              </table:table-cell>
              <table:table-cell office:value-type="float" office:value="0.11863">
                <text:p>0.11863</text:p>
              </table:table-cell>
              <table:table-cell office:value-type="float" office:value="495.4">
                <text:p>495.4</text:p>
              </table:table-cell>
              <table:table-cell office:value-type="float" office:value="0.117473">
                <text:p>0.117473</text:p>
              </table:table-cell>
              <table:table-cell office:value-type="float" office:value="472.171">
                <text:p>472.171</text:p>
              </table:table-cell>
              <table:table-cell office:value-type="float" office:value="0.116334">
                <text:p>0.116334</text:p>
              </table:table-cell>
              <table:table-cell office:value-type="float" office:value="469.22">
                <text:p>469.22</text:p>
              </table:table-cell>
              <table:table-cell office:value-type="float" office:value="0.115212">
                <text:p>0.115212</text:p>
              </table:table-cell>
              <table:table-cell office:value-type="float" office:value="450.699">
                <text:p>450.699</text:p>
              </table:table-cell>
              <table:table-cell office:value-type="float" office:value="0.113564">
                <text:p>0.113564</text:p>
              </table:table-cell>
              <table:table-cell office:value-type="float" office:value="443.083">
                <text:p>443.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528.077">
                <text:p>528.077</text:p>
              </table:table-cell>
              <table:table-cell office:value-type="float" office:value="0.141844">
                <text:p>0.141844</text:p>
              </table:table-cell>
              <table:table-cell office:value-type="float" office:value="500.888">
                <text:p>500.888</text:p>
              </table:table-cell>
              <table:table-cell office:value-type="float" office:value="0.140572">
                <text:p>0.140572</text:p>
              </table:table-cell>
              <table:table-cell office:value-type="float" office:value="479.594">
                <text:p>479.594</text:p>
              </table:table-cell>
              <table:table-cell office:value-type="float" office:value="0.139313">
                <text:p>0.139313</text:p>
              </table:table-cell>
              <table:table-cell office:value-type="float" office:value="464.875">
                <text:p>464.875</text:p>
              </table:table-cell>
              <table:table-cell office:value-type="float" office:value="0.137448">
                <text:p>0.137448</text:p>
              </table:table-cell>
              <table:table-cell office:value-type="float" office:value="446.218">
                <text:p>446.218</text:p>
              </table:table-cell>
              <table:table-cell office:value-type="float" office:value="0.136222">
                <text:p>0.136222</text:p>
              </table:table-cell>
              <table:table-cell office:value-type="float" office:value="426.146">
                <text:p>426.146</text:p>
              </table:table-cell>
              <table:table-cell office:value-type="float" office:value="0.135009">
                <text:p>0.135009</text:p>
              </table:table-cell>
              <table:table-cell office:value-type="float" office:value="412.144">
                <text:p>412.144</text:p>
              </table:table-cell>
              <table:table-cell office:value-type="float" office:value="0.133811">
                <text:p>0.133811</text:p>
              </table:table-cell>
              <table:table-cell office:value-type="float" office:value="395.249">
                <text:p>395.249</text:p>
              </table:table-cell>
              <table:table-cell office:value-type="float" office:value="0.132627">
                <text:p>0.132627</text:p>
              </table:table-cell>
              <table:table-cell office:value-type="float" office:value="376.298">
                <text:p>376.298</text:p>
              </table:table-cell>
              <table:table-cell office:value-type="float" office:value="0.131458">
                <text:p>0.131458</text:p>
              </table:table-cell>
              <table:table-cell office:value-type="float" office:value="365.543">
                <text:p>365.543</text:p>
              </table:table-cell>
              <table:table-cell office:value-type="float" office:value="0.129734">
                <text:p>0.129734</text:p>
              </table:table-cell>
              <table:table-cell office:value-type="float" office:value="344.247">
                <text:p>344.247</text:p>
              </table:table-cell>
              <table:table-cell office:value-type="float" office:value="0.128605">
                <text:p>0.128605</text:p>
              </table:table-cell>
              <table:table-cell office:value-type="float" office:value="324.428">
                <text:p>324.428</text:p>
              </table:table-cell>
              <table:table-cell office:value-type="float" office:value="0.127493">
                <text:p>0.127493</text:p>
              </table:table-cell>
              <table:table-cell office:value-type="float" office:value="318.613">
                <text:p>318.613</text:p>
              </table:table-cell>
              <table:table-cell office:value-type="float" office:value="0.126398">
                <text:p>0.126398</text:p>
              </table:table-cell>
              <table:table-cell office:value-type="float" office:value="302.243">
                <text:p>302.243</text:p>
              </table:table-cell>
              <table:table-cell office:value-type="float" office:value="0.124788">
                <text:p>0.124788</text:p>
              </table:table-cell>
              <table:table-cell office:value-type="float" office:value="291.287">
                <text:p>291.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403.043">
                <text:p>403.043</text:p>
              </table:table-cell>
              <table:table-cell office:value-type="float" office:value="0.152652">
                <text:p>0.152652</text:p>
              </table:table-cell>
              <table:table-cell office:value-type="float" office:value="379.721">
                <text:p>379.721</text:p>
              </table:table-cell>
              <table:table-cell office:value-type="float" office:value="0.151412">
                <text:p>0.151412</text:p>
              </table:table-cell>
              <table:table-cell office:value-type="float" office:value="361.032">
                <text:p>361.032</text:p>
              </table:table-cell>
              <table:table-cell office:value-type="float" office:value="0.150183">
                <text:p>0.150183</text:p>
              </table:table-cell>
              <table:table-cell office:value-type="float" office:value="347.397">
                <text:p>347.397</text:p>
              </table:table-cell>
              <table:table-cell office:value-type="float" office:value="0.148364">
                <text:p>0.148364</text:p>
              </table:table-cell>
              <table:table-cell office:value-type="float" office:value="329.608">
                <text:p>329.608</text:p>
              </table:table-cell>
              <table:table-cell office:value-type="float" office:value="0.147168">
                <text:p>0.147168</text:p>
              </table:table-cell>
              <table:table-cell office:value-type="float" office:value="312.214">
                <text:p>312.214</text:p>
              </table:table-cell>
              <table:table-cell office:value-type="float" office:value="0.145985">
                <text:p>0.145985</text:p>
              </table:table-cell>
              <table:table-cell office:value-type="float" office:value="299.381">
                <text:p>299.381</text:p>
              </table:table-cell>
              <table:table-cell office:value-type="float" office:value="0.144815">
                <text:p>0.144815</text:p>
              </table:table-cell>
              <table:table-cell office:value-type="float" office:value="284.544">
                <text:p>284.544</text:p>
              </table:table-cell>
              <table:table-cell office:value-type="float" office:value="0.14366">
                <text:p>0.14366</text:p>
              </table:table-cell>
              <table:table-cell office:value-type="float" office:value="268.365">
                <text:p>268.365</text:p>
              </table:table-cell>
              <table:table-cell office:value-type="float" office:value="0.14252">
                <text:p>0.14252</text:p>
              </table:table-cell>
              <table:table-cell office:value-type="float" office:value="258.142">
                <text:p>258.142</text:p>
              </table:table-cell>
              <table:table-cell office:value-type="float" office:value="0.140838">
                <text:p>0.140838</text:p>
              </table:table-cell>
              <table:table-cell office:value-type="float" office:value="239.321">
                <text:p>239.321</text:p>
              </table:table-cell>
              <table:table-cell office:value-type="float" office:value="0.139737">
                <text:p>0.139737</text:p>
              </table:table-cell>
              <table:table-cell office:value-type="float" office:value="223.049">
                <text:p>223.049</text:p>
              </table:table-cell>
              <table:table-cell office:value-type="float" office:value="0.138651">
                <text:p>0.138651</text:p>
              </table:table-cell>
              <table:table-cell office:value-type="float" office:value="216.527">
                <text:p>216.527</text:p>
              </table:table-cell>
              <table:table-cell office:value-type="float" office:value="0.137583">
                <text:p>0.137583</text:p>
              </table:table-cell>
              <table:table-cell office:value-type="float" office:value="202.916">
                <text:p>202.916</text:p>
              </table:table-cell>
              <table:table-cell office:value-type="float" office:value="0.136013">
                <text:p>0.136013</text:p>
              </table:table-cell>
              <table:table-cell office:value-type="float" office:value="191.841">
                <text:p>191.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307.606">
                <text:p>307.606</text:p>
              </table:table-cell>
              <table:table-cell office:value-type="float" office:value="0.163461">
                <text:p>0.163461</text:p>
              </table:table-cell>
              <table:table-cell office:value-type="float" office:value="287.86">
                <text:p>287.86</text:p>
              </table:table-cell>
              <table:table-cell office:value-type="float" office:value="0.162251">
                <text:p>0.162251</text:p>
              </table:table-cell>
              <table:table-cell office:value-type="float" office:value="271.778">
                <text:p>271.778</text:p>
              </table:table-cell>
              <table:table-cell office:value-type="float" office:value="0.161054">
                <text:p>0.161054</text:p>
              </table:table-cell>
              <table:table-cell office:value-type="float" office:value="259.61">
                <text:p>259.61</text:p>
              </table:table-cell>
              <table:table-cell office:value-type="float" office:value="0.15928">
                <text:p>0.15928</text:p>
              </table:table-cell>
              <table:table-cell office:value-type="float" office:value="243.485">
                <text:p>243.485</text:p>
              </table:table-cell>
              <table:table-cell office:value-type="float" office:value="0.158113">
                <text:p>0.158113</text:p>
              </table:table-cell>
              <table:table-cell office:value-type="float" office:value="228.761">
                <text:p>228.761</text:p>
              </table:table-cell>
              <table:table-cell office:value-type="float" office:value="0.15696">
                <text:p>0.15696</text:p>
              </table:table-cell>
              <table:table-cell office:value-type="float" office:value="217.5">
                <text:p>217.5</text:p>
              </table:table-cell>
              <table:table-cell office:value-type="float" office:value="0.15582">
                <text:p>0.15582</text:p>
              </table:table-cell>
              <table:table-cell office:value-type="float" office:value="204.887">
                <text:p>204.887</text:p>
              </table:table-cell>
              <table:table-cell office:value-type="float" office:value="0.154694">
                <text:p>0.154694</text:p>
              </table:table-cell>
              <table:table-cell office:value-type="float" office:value="191.443">
                <text:p>191.443</text:p>
              </table:table-cell>
              <table:table-cell office:value-type="float" office:value="0.153582">
                <text:p>0.153582</text:p>
              </table:table-cell>
              <table:table-cell office:value-type="float" office:value="182.37">
                <text:p>182.37</text:p>
              </table:table-cell>
              <table:table-cell office:value-type="float" office:value="0.151942">
                <text:p>0.151942</text:p>
              </table:table-cell>
              <table:table-cell office:value-type="float" office:value="166.485">
                <text:p>166.485</text:p>
              </table:table-cell>
              <table:table-cell office:value-type="float" office:value="0.150868">
                <text:p>0.150868</text:p>
              </table:table-cell>
              <table:table-cell office:value-type="float" office:value="153.485">
                <text:p>153.485</text:p>
              </table:table-cell>
              <table:table-cell office:value-type="float" office:value="0.14981">
                <text:p>0.14981</text:p>
              </table:table-cell>
              <table:table-cell office:value-type="float" office:value="147.331">
                <text:p>147.331</text:p>
              </table:table-cell>
              <table:table-cell office:value-type="float" office:value="0.148768">
                <text:p>0.148768</text:p>
              </table:table-cell>
              <table:table-cell office:value-type="float" office:value="136.458">
                <text:p>136.458</text:p>
              </table:table-cell>
              <table:table-cell office:value-type="float" office:value="0.147238">
                <text:p>0.147238</text:p>
              </table:table-cell>
              <table:table-cell office:value-type="float" office:value="126.69">
                <text:p>126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234.761">
                <text:p>234.761</text:p>
              </table:table-cell>
              <table:table-cell office:value-type="float" office:value="0.17427">
                <text:p>0.17427</text:p>
              </table:table-cell>
              <table:table-cell office:value-type="float" office:value="218.217">
                <text:p>218.217</text:p>
              </table:table-cell>
              <table:table-cell office:value-type="float" office:value="0.173091">
                <text:p>0.173091</text:p>
              </table:table-cell>
              <table:table-cell office:value-type="float" office:value="204.587">
                <text:p>204.587</text:p>
              </table:table-cell>
              <table:table-cell office:value-type="float" office:value="0.171924">
                <text:p>0.171924</text:p>
              </table:table-cell>
              <table:table-cell office:value-type="float" office:value="194.009">
                <text:p>194.009</text:p>
              </table:table-cell>
              <table:table-cell office:value-type="float" office:value="0.170196">
                <text:p>0.170196</text:p>
              </table:table-cell>
              <table:table-cell office:value-type="float" office:value="179.877">
                <text:p>179.877</text:p>
              </table:table-cell>
              <table:table-cell office:value-type="float" office:value="0.169059">
                <text:p>0.169059</text:p>
              </table:table-cell>
              <table:table-cell office:value-type="float" office:value="167.634">
                <text:p>167.634</text:p>
              </table:table-cell>
              <table:table-cell office:value-type="float" office:value="0.167935">
                <text:p>0.167935</text:p>
              </table:table-cell>
              <table:table-cell office:value-type="float" office:value="158.042">
                <text:p>158.042</text:p>
              </table:table-cell>
              <table:table-cell office:value-type="float" office:value="0.166825">
                <text:p>0.166825</text:p>
              </table:table-cell>
              <table:table-cell office:value-type="float" office:value="147.57">
                <text:p>147.57</text:p>
              </table:table-cell>
              <table:table-cell office:value-type="float" office:value="0.165727">
                <text:p>0.165727</text:p>
              </table:table-cell>
              <table:table-cell office:value-type="float" office:value="136.623">
                <text:p>136.623</text:p>
              </table:table-cell>
              <table:table-cell office:value-type="float" office:value="0.164644">
                <text:p>0.164644</text:p>
              </table:table-cell>
              <table:table-cell office:value-type="float" office:value="128.911">
                <text:p>128.911</text:p>
              </table:table-cell>
              <table:table-cell office:value-type="float" office:value="0.163046">
                <text:p>0.163046</text:p>
              </table:table-cell>
              <table:table-cell office:value-type="float" office:value="115.924">
                <text:p>115.924</text:p>
              </table:table-cell>
              <table:table-cell office:value-type="float" office:value="0.162">
                <text:p>0.162</text:p>
              </table:table-cell>
              <table:table-cell office:value-type="float" office:value="105.751">
                <text:p>105.751</text:p>
              </table:table-cell>
              <table:table-cell office:value-type="float" office:value="0.160969">
                <text:p>0.160969</text:p>
              </table:table-cell>
              <table:table-cell office:value-type="float" office:value="100.427">
                <text:p>100.427</text:p>
              </table:table-cell>
              <table:table-cell office:value-type="float" office:value="0.159954">
                <text:p>0.159954</text:p>
              </table:table-cell>
              <table:table-cell office:value-type="float" office:value="91.9936">
                <text:p>91.9936</text:p>
              </table:table-cell>
              <table:table-cell office:value-type="float" office:value="0.158462">
                <text:p>0.158462</text:p>
              </table:table-cell>
              <table:table-cell office:value-type="float" office:value="84.0071">
                <text:p>84.0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179.159">
                <text:p>179.159</text:p>
              </table:table-cell>
              <table:table-cell office:value-type="float" office:value="0.185079">
                <text:p>0.185079</text:p>
              </table:table-cell>
              <table:table-cell office:value-type="float" office:value="165.417">
                <text:p>165.417</text:p>
              </table:table-cell>
              <table:table-cell office:value-type="float" office:value="0.183931">
                <text:p>0.183931</text:p>
              </table:table-cell>
              <table:table-cell office:value-type="float" office:value="154.006">
                <text:p>154.006</text:p>
              </table:table-cell>
              <table:table-cell office:value-type="float" office:value="0.182795">
                <text:p>0.182795</text:p>
              </table:table-cell>
              <table:table-cell office:value-type="float" office:value="144.987">
                <text:p>144.987</text:p>
              </table:table-cell>
              <table:table-cell office:value-type="float" office:value="0.181112">
                <text:p>0.181112</text:p>
              </table:table-cell>
              <table:table-cell office:value-type="float" office:value="132.899">
                <text:p>132.899</text:p>
              </table:table-cell>
              <table:table-cell office:value-type="float" office:value="0.180005">
                <text:p>0.180005</text:p>
              </table:table-cell>
              <table:table-cell office:value-type="float" office:value="122.861">
                <text:p>122.861</text:p>
              </table:table-cell>
              <table:table-cell office:value-type="float" office:value="0.178911">
                <text:p>0.178911</text:p>
              </table:table-cell>
              <table:table-cell office:value-type="float" office:value="114.868">
                <text:p>114.868</text:p>
              </table:table-cell>
              <table:table-cell office:value-type="float" office:value="0.177829">
                <text:p>0.177829</text:p>
              </table:table-cell>
              <table:table-cell office:value-type="float" office:value="106.328">
                <text:p>106.328</text:p>
              </table:table-cell>
              <table:table-cell office:value-type="float" office:value="0.176761">
                <text:p>0.176761</text:p>
              </table:table-cell>
              <table:table-cell office:value-type="float" office:value="97.5542">
                <text:p>97.5542</text:p>
              </table:table-cell>
              <table:table-cell office:value-type="float" office:value="0.175706">
                <text:p>0.175706</text:p>
              </table:table-cell>
              <table:table-cell office:value-type="float" office:value="91.1956">
                <text:p>91.1956</text:p>
              </table:table-cell>
              <table:table-cell office:value-type="float" office:value="0.17415">
                <text:p>0.17415</text:p>
              </table:table-cell>
              <table:table-cell office:value-type="float" office:value="80.8254">
                <text:p>80.8254</text:p>
              </table:table-cell>
              <table:table-cell office:value-type="float" office:value="0.173131">
                <text:p>0.173131</text:p>
              </table:table-cell>
              <table:table-cell office:value-type="float" office:value="72.9962">
                <text:p>72.9962</text:p>
              </table:table-cell>
              <table:table-cell office:value-type="float" office:value="0.172128">
                <text:p>0.172128</text:p>
              </table:table-cell>
              <table:table-cell office:value-type="float" office:value="68.6354">
                <text:p>68.6354</text:p>
              </table:table-cell>
              <table:table-cell office:value-type="float" office:value="0.171139">
                <text:p>0.171139</text:p>
              </table:table-cell>
              <table:table-cell office:value-type="float" office:value="62.2435">
                <text:p>62.2435</text:p>
              </table:table-cell>
              <table:table-cell office:value-type="float" office:value="0.169687">
                <text:p>0.169687</text:p>
              </table:table-cell>
              <table:table-cell office:value-type="float" office:value="56.0441">
                <text:p>56.0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136.718">
                <text:p>136.718</text:p>
              </table:table-cell>
              <table:table-cell office:value-type="float" office:value="0.195887">
                <text:p>0.195887</text:p>
              </table:table-cell>
              <table:table-cell office:value-type="float" office:value="125.388">
                <text:p>125.388</text:p>
              </table:table-cell>
              <table:table-cell office:value-type="float" office:value="0.194771">
                <text:p>0.194771</text:p>
              </table:table-cell>
              <table:table-cell office:value-type="float" office:value="115.928">
                <text:p>115.928</text:p>
              </table:table-cell>
              <table:table-cell office:value-type="float" office:value="0.193665">
                <text:p>0.193665</text:p>
              </table:table-cell>
              <table:table-cell office:value-type="float" office:value="108.355">
                <text:p>108.355</text:p>
              </table:table-cell>
              <table:table-cell office:value-type="float" office:value="0.192028">
                <text:p>0.192028</text:p>
              </table:table-cell>
              <table:table-cell office:value-type="float" office:value="98.2022">
                <text:p>98.2022</text:p>
              </table:table-cell>
              <table:table-cell office:value-type="float" office:value="0.190951">
                <text:p>0.190951</text:p>
              </table:table-cell>
              <table:table-cell office:value-type="float" office:value="90.065">
                <text:p>90.065</text:p>
              </table:table-cell>
              <table:table-cell office:value-type="float" office:value="0.189886">
                <text:p>0.189886</text:p>
              </table:table-cell>
              <table:table-cell office:value-type="float" office:value="83.5171">
                <text:p>83.5171</text:p>
              </table:table-cell>
              <table:table-cell office:value-type="float" office:value="0.188834">
                <text:p>0.188834</text:p>
              </table:table-cell>
              <table:table-cell office:value-type="float" office:value="76.6525">
                <text:p>76.6525</text:p>
              </table:table-cell>
              <table:table-cell office:value-type="float" office:value="0.187794">
                <text:p>0.187794</text:p>
              </table:table-cell>
              <table:table-cell office:value-type="float" office:value="69.7107">
                <text:p>69.7107</text:p>
              </table:table-cell>
              <table:table-cell office:value-type="float" office:value="0.186768">
                <text:p>0.186768</text:p>
              </table:table-cell>
              <table:table-cell office:value-type="float" office:value="64.5867">
                <text:p>64.5867</text:p>
              </table:table-cell>
              <table:table-cell office:value-type="float" office:value="0.185254">
                <text:p>0.185254</text:p>
              </table:table-cell>
              <table:table-cell office:value-type="float" office:value="56.4613">
                <text:p>56.4613</text:p>
              </table:table-cell>
              <table:table-cell office:value-type="float" office:value="0.184263">
                <text:p>0.184263</text:p>
              </table:table-cell>
              <table:table-cell office:value-type="float" office:value="50.5207">
                <text:p>50.5207</text:p>
              </table:table-cell>
              <table:table-cell office:value-type="float" office:value="0.183286">
                <text:p>0.183286</text:p>
              </table:table-cell>
              <table:table-cell office:value-type="float" office:value="47.0859">
                <text:p>47.0859</text:p>
              </table:table-cell>
              <table:table-cell office:value-type="float" office:value="0.182325">
                <text:p>0.182325</text:p>
              </table:table-cell>
              <table:table-cell office:value-type="float" office:value="42.3385">
                <text:p>42.3385</text:p>
              </table:table-cell>
              <table:table-cell office:value-type="float" office:value="0.180912">
                <text:p>0.180912</text:p>
              </table:table-cell>
              <table:table-cell office:value-type="float" office:value="37.7246">
                <text:p>37.7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104.324">
                <text:p>104.324</text:p>
              </table:table-cell>
              <table:table-cell office:value-type="float" office:value="0.206696">
                <text:p>0.206696</text:p>
              </table:table-cell>
              <table:table-cell office:value-type="float" office:value="95.0399">
                <text:p>95.0399</text:p>
              </table:table-cell>
              <table:table-cell office:value-type="float" office:value="0.20561">
                <text:p>0.20561</text:p>
              </table:table-cell>
              <table:table-cell office:value-type="float" office:value="87.2628">
                <text:p>87.2628</text:p>
              </table:table-cell>
              <table:table-cell office:value-type="float" office:value="0.204535">
                <text:p>0.204535</text:p>
              </table:table-cell>
              <table:table-cell office:value-type="float" office:value="80.9812">
                <text:p>80.9812</text:p>
              </table:table-cell>
              <table:table-cell office:value-type="float" office:value="0.202944">
                <text:p>0.202944</text:p>
              </table:table-cell>
              <table:table-cell office:value-type="float" office:value="72.5766">
                <text:p>72.5766</text:p>
              </table:table-cell>
              <table:table-cell office:value-type="float" office:value="0.201897">
                <text:p>0.201897</text:p>
              </table:table-cell>
              <table:table-cell office:value-type="float" office:value="66.043">
                <text:p>66.043</text:p>
              </table:table-cell>
              <table:table-cell office:value-type="float" office:value="0.200861">
                <text:p>0.200861</text:p>
              </table:table-cell>
              <table:table-cell office:value-type="float" office:value="60.752">
                <text:p>60.752</text:p>
              </table:table-cell>
              <table:table-cell office:value-type="float" office:value="0.199838">
                <text:p>0.199838</text:p>
              </table:table-cell>
              <table:table-cell office:value-type="float" office:value="55.2994">
                <text:p>55.2994</text:p>
              </table:table-cell>
              <table:table-cell office:value-type="float" office:value="0.198828">
                <text:p>0.198828</text:p>
              </table:table-cell>
              <table:table-cell office:value-type="float" office:value="49.8672">
                <text:p>49.8672</text:p>
              </table:table-cell>
              <table:table-cell office:value-type="float" office:value="0.19783">
                <text:p>0.19783</text:p>
              </table:table-cell>
              <table:table-cell office:value-type="float" office:value="45.8138">
                <text:p>45.8138</text:p>
              </table:table-cell>
              <table:table-cell office:value-type="float" office:value="0.196358">
                <text:p>0.196358</text:p>
              </table:table-cell>
              <table:table-cell office:value-type="float" office:value="39.5484">
                <text:p>39.5484</text:p>
              </table:table-cell>
              <table:table-cell office:value-type="float" office:value="0.195395">
                <text:p>0.195395</text:p>
              </table:table-cell>
              <table:table-cell office:value-type="float" office:value="35.0984">
                <text:p>35.0984</text:p>
              </table:table-cell>
              <table:table-cell office:value-type="float" office:value="0.194445">
                <text:p>0.194445</text:p>
              </table:table-cell>
              <table:table-cell office:value-type="float" office:value="32.4791">
                <text:p>32.4791</text:p>
              </table:table-cell>
              <table:table-cell office:value-type="float" office:value="0.19351">
                <text:p>0.19351</text:p>
              </table:table-cell>
              <table:table-cell office:value-type="float" office:value="29.0206">
                <text:p>29.0206</text:p>
              </table:table-cell>
              <table:table-cell office:value-type="float" office:value="0.192136">
                <text:p>0.192136</text:p>
              </table:table-cell>
              <table:table-cell office:value-type="float" office:value="25.7229">
                <text:p>25.7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79.5984">
                <text:p>79.5984</text:p>
              </table:table-cell>
              <table:table-cell office:value-type="float" office:value="0.217505">
                <text:p>0.217505</text:p>
              </table:table-cell>
              <table:table-cell office:value-type="float" office:value="72.032">
                <text:p>72.032</text:p>
              </table:table-cell>
              <table:table-cell office:value-type="float" office:value="0.21645">
                <text:p>0.21645</text:p>
              </table:table-cell>
              <table:table-cell office:value-type="float" office:value="65.6836">
                <text:p>65.6836</text:p>
              </table:table-cell>
              <table:table-cell office:value-type="float" office:value="0.215406">
                <text:p>0.215406</text:p>
              </table:table-cell>
              <table:table-cell office:value-type="float" office:value="60.5255">
                <text:p>60.5255</text:p>
              </table:table-cell>
              <table:table-cell office:value-type="float" office:value="0.21386">
                <text:p>0.21386</text:p>
              </table:table-cell>
              <table:table-cell office:value-type="float" office:value="53.6505">
                <text:p>53.6505</text:p>
              </table:table-cell>
              <table:table-cell office:value-type="float" office:value="0.212842">
                <text:p>0.212842</text:p>
              </table:table-cell>
              <table:table-cell office:value-type="float" office:value="48.4476">
                <text:p>48.4476</text:p>
              </table:table-cell>
              <table:table-cell office:value-type="float" office:value="0.211837">
                <text:p>0.211837</text:p>
              </table:table-cell>
              <table:table-cell office:value-type="float" office:value="44.2214">
                <text:p>44.2214</text:p>
              </table:table-cell>
              <table:table-cell office:value-type="float" office:value="0.210843">
                <text:p>0.210843</text:p>
              </table:table-cell>
              <table:table-cell office:value-type="float" office:value="39.9348">
                <text:p>39.9348</text:p>
              </table:table-cell>
              <table:table-cell office:value-type="float" office:value="0.209861">
                <text:p>0.209861</text:p>
              </table:table-cell>
              <table:table-cell office:value-type="float" office:value="35.7252">
                <text:p>35.7252</text:p>
              </table:table-cell>
              <table:table-cell office:value-type="float" office:value="0.208892">
                <text:p>0.208892</text:p>
              </table:table-cell>
              <table:table-cell office:value-type="float" office:value="32.5693">
                <text:p>32.5693</text:p>
              </table:table-cell>
              <table:table-cell office:value-type="float" office:value="0.207463">
                <text:p>0.207463</text:p>
              </table:table-cell>
              <table:table-cell office:value-type="float" office:value="27.8079">
                <text:p>27.8079</text:p>
              </table:table-cell>
              <table:table-cell office:value-type="float" office:value="0.206526">
                <text:p>0.206526</text:p>
              </table:table-cell>
              <table:table-cell office:value-type="float" office:value="24.5158">
                <text:p>24.5158</text:p>
              </table:table-cell>
              <table:table-cell office:value-type="float" office:value="0.205604">
                <text:p>0.205604</text:p>
              </table:table-cell>
              <table:table-cell office:value-type="float" office:value="22.5782">
                <text:p>22.5782</text:p>
              </table:table-cell>
              <table:table-cell office:value-type="float" office:value="0.204696">
                <text:p>0.204696</text:p>
              </table:table-cell>
              <table:table-cell office:value-type="float" office:value="20.11">
                <text:p>20.11</text:p>
              </table:table-cell>
              <table:table-cell office:value-type="float" office:value="0.203361">
                <text:p>0.203361</text:p>
              </table:table-cell>
              <table:table-cell office:value-type="float" office:value="17.8601">
                <text:p>17.8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60.7254">
                <text:p>60.7254</text:p>
              </table:table-cell>
              <table:table-cell office:value-type="float" office:value="0.228313">
                <text:p>0.228313</text:p>
              </table:table-cell>
              <table:table-cell office:value-type="float" office:value="54.5887">
                <text:p>54.5887</text:p>
              </table:table-cell>
              <table:table-cell office:value-type="float" office:value="0.22729">
                <text:p>0.22729</text:p>
              </table:table-cell>
              <table:table-cell office:value-type="float" office:value="49.4387">
                <text:p>49.4387</text:p>
              </table:table-cell>
              <table:table-cell office:value-type="float" office:value="0.226276">
                <text:p>0.226276</text:p>
              </table:table-cell>
              <table:table-cell office:value-type="float" office:value="45.2395">
                <text:p>45.2395</text:p>
              </table:table-cell>
              <table:table-cell office:value-type="float" office:value="0.224775">
                <text:p>0.224775</text:p>
              </table:table-cell>
              <table:table-cell office:value-type="float" office:value="39.6724">
                <text:p>39.6724</text:p>
              </table:table-cell>
              <table:table-cell office:value-type="float" office:value="0.223788">
                <text:p>0.223788</text:p>
              </table:table-cell>
              <table:table-cell office:value-type="float" office:value="35.5593">
                <text:p>35.5593</text:p>
              </table:table-cell>
              <table:table-cell office:value-type="float" office:value="0.222812">
                <text:p>0.222812</text:p>
              </table:table-cell>
              <table:table-cell office:value-type="float" office:value="32.2178">
                <text:p>32.2178</text:p>
              </table:table-cell>
              <table:table-cell office:value-type="float" office:value="0.221848">
                <text:p>0.221848</text:p>
              </table:table-cell>
              <table:table-cell office:value-type="float" office:value="28.8793">
                <text:p>28.8793</text:p>
              </table:table-cell>
              <table:table-cell office:value-type="float" office:value="0.220895">
                <text:p>0.220895</text:p>
              </table:table-cell>
              <table:table-cell office:value-type="float" office:value="25.6465">
                <text:p>25.6465</text:p>
              </table:table-cell>
              <table:table-cell office:value-type="float" office:value="0.219954">
                <text:p>0.219954</text:p>
              </table:table-cell>
              <table:table-cell office:value-type="float" office:value="23.2251">
                <text:p>23.2251</text:p>
              </table:table-cell>
              <table:table-cell office:value-type="float" office:value="0.218567">
                <text:p>0.218567</text:p>
              </table:table-cell>
              <table:table-cell office:value-type="float" office:value="19.658">
                <text:p>19.658</text:p>
              </table:table-cell>
              <table:table-cell office:value-type="float" office:value="0.217658">
                <text:p>0.217658</text:p>
              </table:table-cell>
              <table:table-cell office:value-type="float" office:value="17.2542">
                <text:p>17.2542</text:p>
              </table:table-cell>
              <table:table-cell office:value-type="float" office:value="0.216762">
                <text:p>0.216762</text:p>
              </table:table-cell>
              <table:table-cell office:value-type="float" office:value="15.8671">
                <text:p>15.8671</text:p>
              </table:table-cell>
              <table:table-cell office:value-type="float" office:value="0.215881">
                <text:p>0.215881</text:p>
              </table:table-cell>
              <table:table-cell office:value-type="float" office:value="14.1482">
                <text:p>14.1482</text:p>
              </table:table-cell>
              <table:table-cell office:value-type="float" office:value="0.214586">
                <text:p>0.214586</text:p>
              </table:table-cell>
              <table:table-cell office:value-type="float" office:value="12.7089">
                <text:p>12.7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46.32">
                <text:p>46.32</text:p>
              </table:table-cell>
              <table:table-cell office:value-type="float" office:value="0.239122">
                <text:p>0.239122</text:p>
              </table:table-cell>
              <table:table-cell office:value-type="float" office:value="41.3643">
                <text:p>41.3643</text:p>
              </table:table-cell>
              <table:table-cell office:value-type="float" office:value="0.238129">
                <text:p>0.238129</text:p>
              </table:table-cell>
              <table:table-cell office:value-type="float" office:value="37.2094">
                <text:p>37.2094</text:p>
              </table:table-cell>
              <table:table-cell office:value-type="float" office:value="0.237147">
                <text:p>0.237147</text:p>
              </table:table-cell>
              <table:table-cell office:value-type="float" office:value="33.8169">
                <text:p>33.8169</text:p>
              </table:table-cell>
              <table:table-cell office:value-type="float" office:value="0.235691">
                <text:p>0.235691</text:p>
              </table:table-cell>
              <table:table-cell office:value-type="float" office:value="29.3487">
                <text:p>29.3487</text:p>
              </table:table-cell>
              <table:table-cell office:value-type="float" office:value="0.234734">
                <text:p>0.234734</text:p>
              </table:table-cell>
              <table:table-cell office:value-type="float" office:value="26.119">
                <text:p>26.119</text:p>
              </table:table-cell>
              <table:table-cell office:value-type="float" office:value="0.233788">
                <text:p>0.233788</text:p>
              </table:table-cell>
              <table:table-cell office:value-type="float" office:value="23.5015">
                <text:p>23.5015</text:p>
              </table:table-cell>
              <table:table-cell office:value-type="float" office:value="0.232852">
                <text:p>0.232852</text:p>
              </table:table-cell>
              <table:table-cell office:value-type="float" office:value="20.9244">
                <text:p>20.9244</text:p>
              </table:table-cell>
              <table:table-cell office:value-type="float" office:value="0.231928">
                <text:p>0.231928</text:p>
              </table:table-cell>
              <table:table-cell office:value-type="float" office:value="18.4637">
                <text:p>18.4637</text:p>
              </table:table-cell>
              <table:table-cell office:value-type="float" office:value="0.231016">
                <text:p>0.231016</text:p>
              </table:table-cell>
              <table:table-cell office:value-type="float" office:value="16.6326">
                <text:p>16.6326</text:p>
              </table:table-cell>
              <table:table-cell office:value-type="float" office:value="0.229671">
                <text:p>0.229671</text:p>
              </table:table-cell>
              <table:table-cell office:value-type="float" office:value="14.0006">
                <text:p>14.0006</text:p>
              </table:table-cell>
              <table:table-cell office:value-type="float" office:value="0.228789">
                <text:p>0.228789</text:p>
              </table:table-cell>
              <table:table-cell office:value-type="float" office:value="12.2715">
                <text:p>12.2715</text:p>
              </table:table-cell>
              <table:table-cell office:value-type="float" office:value="0.227921">
                <text:p>0.227921</text:p>
              </table:table-cell>
              <table:table-cell office:value-type="float" office:value="11.3182">
                <text:p>11.3182</text:p>
              </table:table-cell>
              <table:table-cell office:value-type="float" office:value="0.227066">
                <text:p>0.227066</text:p>
              </table:table-cell>
              <table:table-cell office:value-type="float" office:value="10.1593">
                <text:p>10.1593</text:p>
              </table:table-cell>
              <table:table-cell office:value-type="float" office:value="0.22581">
                <text:p>0.22581</text:p>
              </table:table-cell>
              <table:table-cell office:value-type="float" office:value="9.33421">
                <text:p>9.33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35.3245">
                <text:p>35.3245</text:p>
              </table:table-cell>
              <table:table-cell office:value-type="float" office:value="0.249931">
                <text:p>0.249931</text:p>
              </table:table-cell>
              <table:table-cell office:value-type="float" office:value="31.3384">
                <text:p>31.3384</text:p>
              </table:table-cell>
              <table:table-cell office:value-type="float" office:value="0.248969">
                <text:p>0.248969</text:p>
              </table:table-cell>
              <table:table-cell office:value-type="float" office:value="28.0032">
                <text:p>28.0032</text:p>
              </table:table-cell>
              <table:table-cell office:value-type="float" office:value="0.248017">
                <text:p>0.248017</text:p>
              </table:table-cell>
              <table:table-cell office:value-type="float" office:value="25.2811">
                <text:p>25.2811</text:p>
              </table:table-cell>
              <table:table-cell office:value-type="float" office:value="0.246607">
                <text:p>0.246607</text:p>
              </table:table-cell>
              <table:table-cell office:value-type="float" office:value="21.724">
                <text:p>21.724</text:p>
              </table:table-cell>
              <table:table-cell office:value-type="float" office:value="0.24568">
                <text:p>0.24568</text:p>
              </table:table-cell>
              <table:table-cell office:value-type="float" office:value="19.2042">
                <text:p>19.2042</text:p>
              </table:table-cell>
              <table:table-cell office:value-type="float" office:value="0.244763">
                <text:p>0.244763</text:p>
              </table:table-cell>
              <table:table-cell office:value-type="float" office:value="17.1723">
                <text:p>17.1723</text:p>
              </table:table-cell>
              <table:table-cell office:value-type="float" office:value="0.243857">
                <text:p>0.243857</text:p>
              </table:table-cell>
              <table:table-cell office:value-type="float" office:value="15.2004">
                <text:p>15.2004</text:p>
              </table:table-cell>
              <table:table-cell office:value-type="float" office:value="0.242962">
                <text:p>0.242962</text:p>
              </table:table-cell>
              <table:table-cell office:value-type="float" office:value="13.3447">
                <text:p>13.3447</text:p>
              </table:table-cell>
              <table:table-cell office:value-type="float" office:value="0.242078">
                <text:p>0.242078</text:p>
              </table:table-cell>
              <table:table-cell office:value-type="float" office:value="11.9816">
                <text:p>11.9816</text:p>
              </table:table-cell>
              <table:table-cell office:value-type="float" office:value="0.240775">
                <text:p>0.240775</text:p>
              </table:table-cell>
              <table:table-cell office:value-type="float" office:value="10.0734">
                <text:p>10.0734</text:p>
              </table:table-cell>
              <table:table-cell office:value-type="float" office:value="0.239921">
                <text:p>0.239921</text:p>
              </table:table-cell>
              <table:table-cell office:value-type="float" office:value="8.85236">
                <text:p>8.85236</text:p>
              </table:table-cell>
              <table:table-cell office:value-type="float" office:value="0.23908">
                <text:p>0.23908</text:p>
              </table:table-cell>
              <table:table-cell office:value-type="float" office:value="8.23479">
                <text:p>8.23479</text:p>
              </table:table-cell>
              <table:table-cell office:value-type="float" office:value="0.238252">
                <text:p>0.238252</text:p>
              </table:table-cell>
              <table:table-cell office:value-type="float" office:value="7.49045">
                <text:p>7.49045</text:p>
              </table:table-cell>
              <table:table-cell office:value-type="float" office:value="0.237035">
                <text:p>0.237035</text:p>
              </table:table-cell>
              <table:table-cell office:value-type="float" office:value="7.12332">
                <text:p>7.12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26.9318">
                <text:p>26.9318</text:p>
              </table:table-cell>
              <table:table-cell office:value-type="float" office:value="0.260739">
                <text:p>0.260739</text:p>
              </table:table-cell>
              <table:table-cell office:value-type="float" office:value="23.7373">
                <text:p>23.7373</text:p>
              </table:table-cell>
              <table:table-cell office:value-type="float" office:value="0.259809">
                <text:p>0.259809</text:p>
              </table:table-cell>
              <table:table-cell office:value-type="float" office:value="21.0727">
                <text:p>21.0727</text:p>
              </table:table-cell>
              <table:table-cell office:value-type="float" office:value="0.258887">
                <text:p>0.258887</text:p>
              </table:table-cell>
              <table:table-cell office:value-type="float" office:value="18.9025">
                <text:p>18.9025</text:p>
              </table:table-cell>
              <table:table-cell office:value-type="float" office:value="0.257523">
                <text:p>0.257523</text:p>
              </table:table-cell>
              <table:table-cell office:value-type="float" office:value="16.0926">
                <text:p>16.0926</text:p>
              </table:table-cell>
              <table:table-cell office:value-type="float" office:value="0.256626">
                <text:p>0.256626</text:p>
              </table:table-cell>
              <table:table-cell office:value-type="float" office:value="14.1393">
                <text:p>14.1393</text:p>
              </table:table-cell>
              <table:table-cell office:value-type="float" office:value="0.255738">
                <text:p>0.255738</text:p>
              </table:table-cell>
              <table:table-cell office:value-type="float" office:value="12.5763">
                <text:p>12.5763</text:p>
              </table:table-cell>
              <table:table-cell office:value-type="float" office:value="0.254862">
                <text:p>0.254862</text:p>
              </table:table-cell>
              <table:table-cell office:value-type="float" office:value="11.0817">
                <text:p>11.0817</text:p>
              </table:table-cell>
              <table:table-cell office:value-type="float" office:value="0.253995">
                <text:p>0.253995</text:p>
              </table:table-cell>
              <table:table-cell office:value-type="float" office:value="9.69644">
                <text:p>9.69644</text:p>
              </table:table-cell>
              <table:table-cell office:value-type="float" office:value="0.25314">
                <text:p>0.25314</text:p>
              </table:table-cell>
              <table:table-cell office:value-type="float" office:value="8.70023">
                <text:p>8.70023</text:p>
              </table:table-cell>
              <table:table-cell office:value-type="float" office:value="0.251879">
                <text:p>0.251879</text:p>
              </table:table-cell>
              <table:table-cell office:value-type="float" office:value="7.34718">
                <text:p>7.34718</text:p>
              </table:table-cell>
              <table:table-cell office:value-type="float" office:value="0.251052">
                <text:p>0.251052</text:p>
              </table:table-cell>
              <table:table-cell office:value-type="float" office:value="6.50623">
                <text:p>6.50623</text:p>
              </table:table-cell>
              <table:table-cell office:value-type="float" office:value="0.250239">
                <text:p>0.250239</text:p>
              </table:table-cell>
              <table:table-cell office:value-type="float" office:value="6.14479">
                <text:p>6.14479</text:p>
              </table:table-cell>
              <table:table-cell office:value-type="float" office:value="0.249437">
                <text:p>0.249437</text:p>
              </table:table-cell>
              <table:table-cell office:value-type="float" office:value="5.70479">
                <text:p>5.70479</text:p>
              </table:table-cell>
              <table:table-cell office:value-type="float" office:value="0.24826">
                <text:p>0.24826</text:p>
              </table:table-cell>
              <table:table-cell office:value-type="float" office:value="5.67488">
                <text:p>5.67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20.5258">
                <text:p>20.5258</text:p>
              </table:table-cell>
              <table:table-cell office:value-type="float" office:value="0.271548">
                <text:p>0.271548</text:p>
              </table:table-cell>
              <table:table-cell office:value-type="float" office:value="17.9746">
                <text:p>17.9746</text:p>
              </table:table-cell>
              <table:table-cell office:value-type="float" office:value="0.270649">
                <text:p>0.270649</text:p>
              </table:table-cell>
              <table:table-cell office:value-type="float" office:value="15.8554">
                <text:p>15.8554</text:p>
              </table:table-cell>
              <table:table-cell office:value-type="float" office:value="0.269758">
                <text:p>0.269758</text:p>
              </table:table-cell>
              <table:table-cell office:value-type="float" office:value="14.136">
                <text:p>14.136</text:p>
              </table:table-cell>
              <table:table-cell office:value-type="float" office:value="0.268439">
                <text:p>0.268439</text:p>
              </table:table-cell>
              <table:table-cell office:value-type="float" office:value="11.9335">
                <text:p>11.9335</text:p>
              </table:table-cell>
              <table:table-cell office:value-type="float" office:value="0.267572">
                <text:p>0.267572</text:p>
              </table:table-cell>
              <table:table-cell office:value-type="float" office:value="10.4294">
                <text:p>10.4294</text:p>
              </table:table-cell>
              <table:table-cell office:value-type="float" office:value="0.266714">
                <text:p>0.266714</text:p>
              </table:table-cell>
              <table:table-cell office:value-type="float" office:value="9.23906">
                <text:p>9.23906</text:p>
              </table:table-cell>
              <table:table-cell office:value-type="float" office:value="0.265866">
                <text:p>0.265866</text:p>
              </table:table-cell>
              <table:table-cell office:value-type="float" office:value="8.11817">
                <text:p>8.11817</text:p>
              </table:table-cell>
              <table:table-cell office:value-type="float" office:value="0.265029">
                <text:p>0.265029</text:p>
              </table:table-cell>
              <table:table-cell office:value-type="float" office:value="7.09644">
                <text:p>7.09644</text:p>
              </table:table-cell>
              <table:table-cell office:value-type="float" office:value="0.264202">
                <text:p>0.264202</text:p>
              </table:table-cell>
              <table:table-cell office:value-type="float" office:value="6.38518">
                <text:p>6.38518</text:p>
              </table:table-cell>
              <table:table-cell office:value-type="float" office:value="0.262983">
                <text:p>0.262983</text:p>
              </table:table-cell>
              <table:table-cell office:value-type="float" office:value="5.45475">
                <text:p>5.45475</text:p>
              </table:table-cell>
              <table:table-cell office:value-type="float" office:value="0.262184">
                <text:p>0.262184</text:p>
              </table:table-cell>
              <table:table-cell office:value-type="float" office:value="4.89635">
                <text:p>4.89635</text:p>
              </table:table-cell>
              <table:table-cell office:value-type="float" office:value="0.261397">
                <text:p>0.261397</text:p>
              </table:table-cell>
              <table:table-cell office:value-type="float" office:value="4.72814">
                <text:p>4.72814</text:p>
              </table:table-cell>
              <table:table-cell office:value-type="float" office:value="0.260623">
                <text:p>0.260623</text:p>
              </table:table-cell>
              <table:table-cell office:value-type="float" office:value="4.51006">
                <text:p>4.51006</text:p>
              </table:table-cell>
              <table:table-cell office:value-type="float" office:value="0.259484">
                <text:p>0.259484</text:p>
              </table:table-cell>
              <table:table-cell office:value-type="float" office:value="4.72596">
                <text:p>4.72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15.6361">
                <text:p>15.6361</text:p>
              </table:table-cell>
              <table:table-cell office:value-type="float" office:value="0.282357">
                <text:p>0.282357</text:p>
              </table:table-cell>
              <table:table-cell office:value-type="float" office:value="13.6057">
                <text:p>13.6057</text:p>
              </table:table-cell>
              <table:table-cell office:value-type="float" office:value="0.281488">
                <text:p>0.281488</text:p>
              </table:table-cell>
              <table:table-cell office:value-type="float" office:value="11.9278">
                <text:p>11.9278</text:p>
              </table:table-cell>
              <table:table-cell office:value-type="float" office:value="0.280628">
                <text:p>0.280628</text:p>
              </table:table-cell>
              <table:table-cell office:value-type="float" office:value="10.5742">
                <text:p>10.5742</text:p>
              </table:table-cell>
              <table:table-cell office:value-type="float" office:value="0.279355">
                <text:p>0.279355</text:p>
              </table:table-cell>
              <table:table-cell office:value-type="float" office:value="8.86173">
                <text:p>8.86173</text:p>
              </table:table-cell>
              <table:table-cell office:value-type="float" office:value="0.278517">
                <text:p>0.278517</text:p>
              </table:table-cell>
              <table:table-cell office:value-type="float" office:value="7.71199">
                <text:p>7.71199</text:p>
              </table:table-cell>
              <table:table-cell office:value-type="float" office:value="0.277689">
                <text:p>0.277689</text:p>
              </table:table-cell>
              <table:table-cell office:value-type="float" office:value="6.81572">
                <text:p>6.81572</text:p>
              </table:table-cell>
              <table:table-cell office:value-type="float" office:value="0.276871">
                <text:p>0.276871</text:p>
              </table:table-cell>
              <table:table-cell office:value-type="float" office:value="5.98574">
                <text:p>5.98574</text:p>
              </table:table-cell>
              <table:table-cell office:value-type="float" office:value="0.276062">
                <text:p>0.276062</text:p>
              </table:table-cell>
              <table:table-cell office:value-type="float" office:value="5.24347">
                <text:p>5.24347</text:p>
              </table:table-cell>
              <table:table-cell office:value-type="float" office:value="0.275264">
                <text:p>0.275264</text:p>
              </table:table-cell>
              <table:table-cell office:value-type="float" office:value="4.75188">
                <text:p>4.75188</text:p>
              </table:table-cell>
              <table:table-cell office:value-type="float" office:value="0.274087">
                <text:p>0.274087</text:p>
              </table:table-cell>
              <table:table-cell office:value-type="float" office:value="4.14108">
                <text:p>4.14108</text:p>
              </table:table-cell>
              <table:table-cell office:value-type="float" office:value="0.273316">
                <text:p>0.273316</text:p>
              </table:table-cell>
              <table:table-cell office:value-type="float" office:value="3.79168">
                <text:p>3.79168</text:p>
              </table:table-cell>
              <table:table-cell office:value-type="float" office:value="0.272556">
                <text:p>0.272556</text:p>
              </table:table-cell>
              <table:table-cell office:value-type="float" office:value="3.76789">
                <text:p>3.76789</text:p>
              </table:table-cell>
              <table:table-cell office:value-type="float" office:value="0.271808">
                <text:p>0.271808</text:p>
              </table:table-cell>
              <table:table-cell office:value-type="float" office:value="3.7107">
                <text:p>3.7107</text:p>
              </table:table-cell>
              <table:table-cell office:value-type="float" office:value="0.270709">
                <text:p>0.270709</text:p>
              </table:table-cell>
              <table:table-cell office:value-type="float" office:value="4.10429">
                <text:p>4.10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11.904">
                <text:p>11.904</text:p>
              </table:table-cell>
              <table:table-cell office:value-type="float" office:value="0.293165">
                <text:p>0.293165</text:p>
              </table:table-cell>
              <table:table-cell office:value-type="float" office:value="10.2935">
                <text:p>10.2935</text:p>
              </table:table-cell>
              <table:table-cell office:value-type="float" office:value="0.292328">
                <text:p>0.292328</text:p>
              </table:table-cell>
              <table:table-cell office:value-type="float" office:value="8.97105">
                <text:p>8.97105</text:p>
              </table:table-cell>
              <table:table-cell office:value-type="float" office:value="0.291499">
                <text:p>0.291499</text:p>
              </table:table-cell>
              <table:table-cell office:value-type="float" office:value="7.91256">
                <text:p>7.91256</text:p>
              </table:table-cell>
              <table:table-cell office:value-type="float" office:value="0.290271">
                <text:p>0.290271</text:p>
              </table:table-cell>
              <table:table-cell office:value-type="float" office:value="6.59304">
                <text:p>6.59304</text:p>
              </table:table-cell>
              <table:table-cell office:value-type="float" office:value="0.289463">
                <text:p>0.289463</text:p>
              </table:table-cell>
              <table:table-cell office:value-type="float" office:value="5.72156">
                <text:p>5.72156</text:p>
              </table:table-cell>
              <table:table-cell office:value-type="float" office:value="0.288665">
                <text:p>0.288665</text:p>
              </table:table-cell>
              <table:table-cell office:value-type="float" office:value="5.05603">
                <text:p>5.05603</text:p>
              </table:table-cell>
              <table:table-cell office:value-type="float" office:value="0.287875">
                <text:p>0.287875</text:p>
              </table:table-cell>
              <table:table-cell office:value-type="float" office:value="4.45136">
                <text:p>4.45136</text:p>
              </table:table-cell>
              <table:table-cell office:value-type="float" office:value="0.287096">
                <text:p>0.287096</text:p>
              </table:table-cell>
              <table:table-cell office:value-type="float" office:value="3.92291">
                <text:p>3.92291</text:p>
              </table:table-cell>
              <table:table-cell office:value-type="float" office:value="0.286326">
                <text:p>0.286326</text:p>
              </table:table-cell>
              <table:table-cell office:value-type="float" office:value="3.59957">
                <text:p>3.59957</text:p>
              </table:table-cell>
              <table:table-cell office:value-type="float" office:value="0.285191">
                <text:p>0.285191</text:p>
              </table:table-cell>
              <table:table-cell office:value-type="float" office:value="3.22916">
                <text:p>3.22916</text:p>
              </table:table-cell>
              <table:table-cell office:value-type="float" office:value="0.284447">
                <text:p>0.284447</text:p>
              </table:table-cell>
              <table:table-cell office:value-type="float" office:value="3.03367">
                <text:p>3.03367</text:p>
              </table:table-cell>
              <table:table-cell office:value-type="float" office:value="0.283715">
                <text:p>0.283715</text:p>
              </table:table-cell>
              <table:table-cell office:value-type="float" office:value="3.11701">
                <text:p>3.11701</text:p>
              </table:table-cell>
              <table:table-cell office:value-type="float" office:value="0.282993">
                <text:p>0.282993</text:p>
              </table:table-cell>
              <table:table-cell office:value-type="float" office:value="3.17587">
                <text:p>3.17587</text:p>
              </table:table-cell>
              <table:table-cell office:value-type="float" office:value="0.281934">
                <text:p>0.281934</text:p>
              </table:table-cell>
              <table:table-cell office:value-type="float" office:value="3.69701">
                <text:p>3.69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9.05523">
                <text:p>9.05523</text:p>
              </table:table-cell>
              <table:table-cell office:value-type="float" office:value="0.303974">
                <text:p>0.303974</text:p>
              </table:table-cell>
              <table:table-cell office:value-type="float" office:value="7.78235">
                <text:p>7.78235</text:p>
              </table:table-cell>
              <table:table-cell office:value-type="float" office:value="0.303168">
                <text:p>0.303168</text:p>
              </table:table-cell>
              <table:table-cell office:value-type="float" office:value="6.74522">
                <text:p>6.74522</text:p>
              </table:table-cell>
              <table:table-cell office:value-type="float" office:value="0.302369">
                <text:p>0.302369</text:p>
              </table:table-cell>
              <table:table-cell office:value-type="float" office:value="5.9236">
                <text:p>5.9236</text:p>
              </table:table-cell>
              <table:table-cell office:value-type="float" office:value="0.301187">
                <text:p>0.301187</text:p>
              </table:table-cell>
              <table:table-cell office:value-type="float" office:value="4.91747">
                <text:p>4.91747</text:p>
              </table:table-cell>
              <table:table-cell office:value-type="float" office:value="0.300409">
                <text:p>0.300409</text:p>
              </table:table-cell>
              <table:table-cell office:value-type="float" office:value="4.26361">
                <text:p>4.26361</text:p>
              </table:table-cell>
              <table:table-cell office:value-type="float" office:value="0.29964">
                <text:p>0.29964</text:p>
              </table:table-cell>
              <table:table-cell office:value-type="float" office:value="3.77825">
                <text:p>3.77825</text:p>
              </table:table-cell>
              <table:table-cell office:value-type="float" office:value="0.29888">
                <text:p>0.29888</text:p>
              </table:table-cell>
              <table:table-cell office:value-type="float" office:value="3.3473">
                <text:p>3.3473</text:p>
              </table:table-cell>
              <table:table-cell office:value-type="float" office:value="0.298129">
                <text:p>0.298129</text:p>
              </table:table-cell>
              <table:table-cell office:value-type="float" office:value="2.98177">
                <text:p>2.98177</text:p>
              </table:table-cell>
              <table:table-cell office:value-type="float" office:value="0.297388">
                <text:p>0.297388</text:p>
              </table:table-cell>
              <table:table-cell office:value-type="float" office:value="2.7866">
                <text:p>2.7866</text:p>
              </table:table-cell>
              <table:table-cell office:value-type="float" office:value="0.296295">
                <text:p>0.296295</text:p>
              </table:table-cell>
              <table:table-cell office:value-type="float" office:value="2.59614">
                <text:p>2.59614</text:p>
              </table:table-cell>
              <table:table-cell office:value-type="float" office:value="0.295579">
                <text:p>0.295579</text:p>
              </table:table-cell>
              <table:table-cell office:value-type="float" office:value="2.51354">
                <text:p>2.51354</text:p>
              </table:table-cell>
              <table:table-cell office:value-type="float" office:value="0.294873">
                <text:p>0.294873</text:p>
              </table:table-cell>
              <table:table-cell office:value-type="float" office:value="2.67583">
                <text:p>2.67583</text:p>
              </table:table-cell>
              <table:table-cell office:value-type="float" office:value="0.294179">
                <text:p>0.294179</text:p>
              </table:table-cell>
              <table:table-cell office:value-type="float" office:value="2.81803">
                <text:p>2.81803</text:p>
              </table:table-cell>
              <table:table-cell office:value-type="float" office:value="0.293158">
                <text:p>0.293158</text:p>
              </table:table-cell>
              <table:table-cell office:value-type="float" office:value="3.43019">
                <text:p>3.43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6.88084">
                <text:p>6.88084</text:p>
              </table:table-cell>
              <table:table-cell office:value-type="float" office:value="0.314783">
                <text:p>0.314783</text:p>
              </table:table-cell>
              <table:table-cell office:value-type="float" office:value="5.87855">
                <text:p>5.87855</text:p>
              </table:table-cell>
              <table:table-cell office:value-type="float" office:value="0.314007">
                <text:p>0.314007</text:p>
              </table:table-cell>
              <table:table-cell office:value-type="float" office:value="5.06961">
                <text:p>5.06961</text:p>
              </table:table-cell>
              <table:table-cell office:value-type="float" office:value="0.31324">
                <text:p>0.31324</text:p>
              </table:table-cell>
              <table:table-cell office:value-type="float" office:value="4.43731">
                <text:p>4.43731</text:p>
              </table:table-cell>
              <table:table-cell office:value-type="float" office:value="0.312103">
                <text:p>0.312103</text:p>
              </table:table-cell>
              <table:table-cell office:value-type="float" office:value="3.67995">
                <text:p>3.67995</text:p>
              </table:table-cell>
              <table:table-cell office:value-type="float" office:value="0.311355">
                <text:p>0.311355</text:p>
              </table:table-cell>
              <table:table-cell office:value-type="float" office:value="3.1957">
                <text:p>3.1957</text:p>
              </table:table-cell>
              <table:table-cell office:value-type="float" office:value="0.310615">
                <text:p>0.310615</text:p>
              </table:table-cell>
              <table:table-cell office:value-type="float" office:value="2.85041">
                <text:p>2.85041</text:p>
              </table:table-cell>
              <table:table-cell office:value-type="float" office:value="0.309885">
                <text:p>0.309885</text:p>
              </table:table-cell>
              <table:table-cell office:value-type="float" office:value="2.55288">
                <text:p>2.55288</text:p>
              </table:table-cell>
              <table:table-cell office:value-type="float" office:value="0.309163">
                <text:p>0.309163</text:p>
              </table:table-cell>
              <table:table-cell office:value-type="float" office:value="2.31105">
                <text:p>2.31105</text:p>
              </table:table-cell>
              <table:table-cell office:value-type="float" office:value="0.30845">
                <text:p>0.30845</text:p>
              </table:table-cell>
              <table:table-cell office:value-type="float" office:value="2.21304">
                <text:p>2.21304</text:p>
              </table:table-cell>
              <table:table-cell office:value-type="float" office:value="0.307399">
                <text:p>0.307399</text:p>
              </table:table-cell>
              <table:table-cell office:value-type="float" office:value="2.15671">
                <text:p>2.15671</text:p>
              </table:table-cell>
              <table:table-cell office:value-type="float" office:value="0.30671">
                <text:p>0.30671</text:p>
              </table:table-cell>
              <table:table-cell office:value-type="float" office:value="2.15663">
                <text:p>2.15663</text:p>
              </table:table-cell>
              <table:table-cell office:value-type="float" office:value="0.306032">
                <text:p>0.306032</text:p>
              </table:table-cell>
              <table:table-cell office:value-type="float" office:value="2.37678">
                <text:p>2.37678</text:p>
              </table:table-cell>
              <table:table-cell office:value-type="float" office:value="0.305364">
                <text:p>0.305364</text:p>
              </table:table-cell>
              <table:table-cell office:value-type="float" office:value="2.57861">
                <text:p>2.57861</text:p>
              </table:table-cell>
              <table:table-cell office:value-type="float" office:value="0.304383">
                <text:p>0.304383</text:p>
              </table:table-cell>
              <table:table-cell office:value-type="float" office:value="3.25539">
                <text:p>3.25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5.22115">
                <text:p>5.22115</text:p>
              </table:table-cell>
              <table:table-cell office:value-type="float" office:value="0.325591">
                <text:p>0.325591</text:p>
              </table:table-cell>
              <table:table-cell office:value-type="float" office:value="4.43521">
                <text:p>4.43521</text:p>
              </table:table-cell>
              <table:table-cell office:value-type="float" office:value="0.324847">
                <text:p>0.324847</text:p>
              </table:table-cell>
              <table:table-cell office:value-type="float" office:value="3.80821">
                <text:p>3.80821</text:p>
              </table:table-cell>
              <table:table-cell office:value-type="float" office:value="0.32411">
                <text:p>0.32411</text:p>
              </table:table-cell>
              <table:table-cell office:value-type="float" office:value="3.32666">
                <text:p>3.32666</text:p>
              </table:table-cell>
              <table:table-cell office:value-type="float" office:value="0.323018">
                <text:p>0.323018</text:p>
              </table:table-cell>
              <table:table-cell office:value-type="float" office:value="2.76597">
                <text:p>2.76597</text:p>
              </table:table-cell>
              <table:table-cell office:value-type="float" office:value="0.322301">
                <text:p>0.322301</text:p>
              </table:table-cell>
              <table:table-cell office:value-type="float" office:value="2.41349">
                <text:p>2.41349</text:p>
              </table:table-cell>
              <table:table-cell office:value-type="float" office:value="0.321591">
                <text:p>0.321591</text:p>
              </table:table-cell>
              <table:table-cell office:value-type="float" office:value="2.17666">
                <text:p>2.17666</text:p>
              </table:table-cell>
              <table:table-cell office:value-type="float" office:value="0.320889">
                <text:p>0.320889</text:p>
              </table:table-cell>
              <table:table-cell office:value-type="float" office:value="1.98125">
                <text:p>1.98125</text:p>
              </table:table-cell>
              <table:table-cell office:value-type="float" office:value="0.320196">
                <text:p>0.320196</text:p>
              </table:table-cell>
              <table:table-cell office:value-type="float" office:value="1.83304">
                <text:p>1.83304</text:p>
              </table:table-cell>
              <table:table-cell office:value-type="float" office:value="0.319512">
                <text:p>0.319512</text:p>
              </table:table-cell>
              <table:table-cell office:value-type="float" office:value="1.80839">
                <text:p>1.80839</text:p>
              </table:table-cell>
              <table:table-cell office:value-type="float" office:value="0.318503">
                <text:p>0.318503</text:p>
              </table:table-cell>
              <table:table-cell office:value-type="float" office:value="1.85167">
                <text:p>1.85167</text:p>
              </table:table-cell>
              <table:table-cell office:value-type="float" office:value="0.317842">
                <text:p>0.317842</text:p>
              </table:table-cell>
              <table:table-cell office:value-type="float" office:value="1.91173">
                <text:p>1.91173</text:p>
              </table:table-cell>
              <table:table-cell office:value-type="float" office:value="0.317191">
                <text:p>0.317191</text:p>
              </table:table-cell>
              <table:table-cell office:value-type="float" office:value="2.17408">
                <text:p>2.17408</text:p>
              </table:table-cell>
              <table:table-cell office:value-type="float" office:value="0.31655">
                <text:p>0.31655</text:p>
              </table:table-cell>
              <table:table-cell office:value-type="float" office:value="2.41842">
                <text:p>2.41842</text:p>
              </table:table-cell>
              <table:table-cell office:value-type="float" office:value="0.315608">
                <text:p>0.315608</text:p>
              </table:table-cell>
              <table:table-cell office:value-type="float" office:value="3.14087">
                <text:p>3.14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3.95434">
                <text:p>3.95434</text:p>
              </table:table-cell>
              <table:table-cell office:value-type="float" office:value="0.3364">
                <text:p>0.3364</text:p>
              </table:table-cell>
              <table:table-cell office:value-type="float" office:value="3.34095">
                <text:p>3.34095</text:p>
              </table:table-cell>
              <table:table-cell office:value-type="float" office:value="0.335687">
                <text:p>0.335687</text:p>
              </table:table-cell>
              <table:table-cell office:value-type="float" office:value="2.85861">
                <text:p>2.85861</text:p>
              </table:table-cell>
              <table:table-cell office:value-type="float" office:value="0.33498">
                <text:p>0.33498</text:p>
              </table:table-cell>
              <table:table-cell office:value-type="float" office:value="2.4967">
                <text:p>2.4967</text:p>
              </table:table-cell>
              <table:table-cell office:value-type="float" office:value="0.333934">
                <text:p>0.333934</text:p>
              </table:table-cell>
              <table:table-cell office:value-type="float" office:value="2.09093">
                <text:p>2.09093</text:p>
              </table:table-cell>
              <table:table-cell office:value-type="float" office:value="0.333246">
                <text:p>0.333246</text:p>
              </table:table-cell>
              <table:table-cell office:value-type="float" office:value="1.84054">
                <text:p>1.84054</text:p>
              </table:table-cell>
              <table:table-cell office:value-type="float" office:value="0.332566">
                <text:p>0.332566</text:p>
              </table:table-cell>
              <table:table-cell office:value-type="float" office:value="1.68742">
                <text:p>1.68742</text:p>
              </table:table-cell>
              <table:table-cell office:value-type="float" office:value="0.331894">
                <text:p>0.331894</text:p>
              </table:table-cell>
              <table:table-cell office:value-type="float" office:value="1.56994">
                <text:p>1.56994</text:p>
              </table:table-cell>
              <table:table-cell office:value-type="float" office:value="0.33123">
                <text:p>0.33123</text:p>
              </table:table-cell>
              <table:table-cell office:value-type="float" office:value="1.49237">
                <text:p>1.49237</text:p>
              </table:table-cell>
              <table:table-cell office:value-type="float" office:value="0.330574">
                <text:p>0.330574</text:p>
              </table:table-cell>
              <table:table-cell office:value-type="float" office:value="1.5229">
                <text:p>1.5229</text:p>
              </table:table-cell>
              <table:table-cell office:value-type="float" office:value="0.329607">
                <text:p>0.329607</text:p>
              </table:table-cell>
              <table:table-cell office:value-type="float" office:value="1.63992">
                <text:p>1.63992</text:p>
              </table:table-cell>
              <table:table-cell office:value-type="float" office:value="0.328974">
                <text:p>0.328974</text:p>
              </table:table-cell>
              <table:table-cell office:value-type="float" office:value="1.74368">
                <text:p>1.74368</text:p>
              </table:table-cell>
              <table:table-cell office:value-type="float" office:value="0.32835">
                <text:p>0.32835</text:p>
              </table:table-cell>
              <table:table-cell office:value-type="float" office:value="2.03669">
                <text:p>2.03669</text:p>
              </table:table-cell>
              <table:table-cell office:value-type="float" office:value="0.327735">
                <text:p>0.327735</text:p>
              </table:table-cell>
              <table:table-cell office:value-type="float" office:value="2.31124">
                <text:p>2.31124</text:p>
              </table:table-cell>
              <table:table-cell office:value-type="float" office:value="0.326832">
                <text:p>0.326832</text:p>
              </table:table-cell>
              <table:table-cell office:value-type="float" office:value="3.06584">
                <text:p>3.06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2.9874">
                <text:p>2.9874</text:p>
              </table:table-cell>
              <table:table-cell office:value-type="float" office:value="0.347209">
                <text:p>0.347209</text:p>
              </table:table-cell>
              <table:table-cell office:value-type="float" office:value="2.51135">
                <text:p>2.51135</text:p>
              </table:table-cell>
              <table:table-cell office:value-type="float" office:value="0.346526">
                <text:p>0.346526</text:p>
              </table:table-cell>
              <table:table-cell office:value-type="float" office:value="2.14376">
                <text:p>2.14376</text:p>
              </table:table-cell>
              <table:table-cell office:value-type="float" office:value="0.345851">
                <text:p>0.345851</text:p>
              </table:table-cell>
              <table:table-cell office:value-type="float" office:value="1.8765">
                <text:p>1.8765</text:p>
              </table:table-cell>
              <table:table-cell office:value-type="float" office:value="0.34485">
                <text:p>0.34485</text:p>
              </table:table-cell>
              <table:table-cell office:value-type="float" office:value="1.59238">
                <text:p>1.59238</text:p>
              </table:table-cell>
              <table:table-cell office:value-type="float" office:value="0.344192">
                <text:p>0.344192</text:p>
              </table:table-cell>
              <table:table-cell office:value-type="float" office:value="1.42086">
                <text:p>1.42086</text:p>
              </table:table-cell>
              <table:table-cell office:value-type="float" office:value="0.343542">
                <text:p>0.343542</text:p>
              </table:table-cell>
              <table:table-cell office:value-type="float" office:value="1.33217">
                <text:p>1.33217</text:p>
              </table:table-cell>
              <table:table-cell office:value-type="float" office:value="0.342898">
                <text:p>0.342898</text:p>
              </table:table-cell>
              <table:table-cell office:value-type="float" office:value="1.27398">
                <text:p>1.27398</text:p>
              </table:table-cell>
              <table:table-cell office:value-type="float" office:value="0.342263">
                <text:p>0.342263</text:p>
              </table:table-cell>
              <table:table-cell office:value-type="float" office:value="1.24959">
                <text:p>1.24959</text:p>
              </table:table-cell>
              <table:table-cell office:value-type="float" office:value="0.341636">
                <text:p>0.341636</text:p>
              </table:table-cell>
              <table:table-cell office:value-type="float" office:value="1.32148">
                <text:p>1.32148</text:p>
              </table:table-cell>
              <table:table-cell office:value-type="float" office:value="0.340711">
                <text:p>0.340711</text:p>
              </table:table-cell>
              <table:table-cell office:value-type="float" office:value="1.49293">
                <text:p>1.49293</text:p>
              </table:table-cell>
              <table:table-cell office:value-type="float" office:value="0.340105">
                <text:p>0.340105</text:p>
              </table:table-cell>
              <table:table-cell office:value-type="float" office:value="1.62837">
                <text:p>1.62837</text:p>
              </table:table-cell>
              <table:table-cell office:value-type="float" office:value="0.339508">
                <text:p>0.339508</text:p>
              </table:table-cell>
              <table:table-cell office:value-type="float" office:value="1.94356">
                <text:p>1.94356</text:p>
              </table:table-cell>
              <table:table-cell office:value-type="float" office:value="0.338921">
                <text:p>0.338921</text:p>
              </table:table-cell>
              <table:table-cell office:value-type="float" office:value="2.23953">
                <text:p>2.23953</text:p>
              </table:table-cell>
              <table:table-cell office:value-type="float" office:value="0.338057">
                <text:p>0.338057</text:p>
              </table:table-cell>
              <table:table-cell office:value-type="float" office:value="3.01669">
                <text:p>3.016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2.24935">
                <text:p>2.24935</text:p>
              </table:table-cell>
              <table:table-cell office:value-type="float" office:value="0.358018">
                <text:p>0.358018</text:p>
              </table:table-cell>
              <table:table-cell office:value-type="float" office:value="1.8824">
                <text:p>1.8824</text:p>
              </table:table-cell>
              <table:table-cell office:value-type="float" office:value="0.357366">
                <text:p>0.357366</text:p>
              </table:table-cell>
              <table:table-cell office:value-type="float" office:value="1.60561">
                <text:p>1.60561</text:p>
              </table:table-cell>
              <table:table-cell office:value-type="float" office:value="0.356721">
                <text:p>0.356721</text:p>
              </table:table-cell>
              <table:table-cell office:value-type="float" office:value="1.41304">
                <text:p>1.41304</text:p>
              </table:table-cell>
              <table:table-cell office:value-type="float" office:value="0.355766">
                <text:p>0.355766</text:p>
              </table:table-cell>
              <table:table-cell office:value-type="float" office:value="1.22416">
                <text:p>1.22416</text:p>
              </table:table-cell>
              <table:table-cell office:value-type="float" office:value="0.355138">
                <text:p>0.355138</text:p>
              </table:table-cell>
              <table:table-cell office:value-type="float" office:value="1.11347">
                <text:p>1.11347</text:p>
              </table:table-cell>
              <table:table-cell office:value-type="float" office:value="0.354517">
                <text:p>0.354517</text:p>
              </table:table-cell>
              <table:table-cell office:value-type="float" office:value="1.0742">
                <text:p>1.0742</text:p>
              </table:table-cell>
              <table:table-cell office:value-type="float" office:value="0.353903">
                <text:p>0.353903</text:p>
              </table:table-cell>
              <table:table-cell office:value-type="float" office:value="1.06103">
                <text:p>1.06103</text:p>
              </table:table-cell>
              <table:table-cell office:value-type="float" office:value="0.353297">
                <text:p>0.353297</text:p>
              </table:table-cell>
              <table:table-cell office:value-type="float" office:value="1.07656">
                <text:p>1.07656</text:p>
              </table:table-cell>
              <table:table-cell office:value-type="float" office:value="0.352698">
                <text:p>0.352698</text:p>
              </table:table-cell>
              <table:table-cell office:value-type="float" office:value="1.17938">
                <text:p>1.17938</text:p>
              </table:table-cell>
              <table:table-cell office:value-type="float" office:value="0.351815">
                <text:p>0.351815</text:p>
              </table:table-cell>
              <table:table-cell office:value-type="float" office:value="1.39089">
                <text:p>1.39089</text:p>
              </table:table-cell>
              <table:table-cell office:value-type="float" office:value="0.351237">
                <text:p>0.351237</text:p>
              </table:table-cell>
              <table:table-cell office:value-type="float" office:value="1.54924">
                <text:p>1.54924</text:p>
              </table:table-cell>
              <table:table-cell office:value-type="float" office:value="0.350667">
                <text:p>0.350667</text:p>
              </table:table-cell>
              <table:table-cell office:value-type="float" office:value="1.88043">
                <text:p>1.88043</text:p>
              </table:table-cell>
              <table:table-cell office:value-type="float" office:value="0.350106">
                <text:p>0.350106</text:p>
              </table:table-cell>
              <table:table-cell office:value-type="float" office:value="2.19155">
                <text:p>2.19155</text:p>
              </table:table-cell>
              <table:table-cell office:value-type="float" office:value="0.349282">
                <text:p>0.349282</text:p>
              </table:table-cell>
              <table:table-cell office:value-type="float" office:value="2.98449">
                <text:p>2.984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1.686">
                <text:p>1.686</text:p>
              </table:table-cell>
              <table:table-cell office:value-type="float" office:value="0.368826">
                <text:p>0.368826</text:p>
              </table:table-cell>
              <table:table-cell office:value-type="float" office:value="1.40557">
                <text:p>1.40557</text:p>
              </table:table-cell>
              <table:table-cell office:value-type="float" office:value="0.368206">
                <text:p>0.368206</text:p>
              </table:table-cell>
              <table:table-cell office:value-type="float" office:value="1.20049">
                <text:p>1.20049</text:p>
              </table:table-cell>
              <table:table-cell office:value-type="float" office:value="0.367592">
                <text:p>0.367592</text:p>
              </table:table-cell>
              <table:table-cell office:value-type="float" office:value="1.06672">
                <text:p>1.06672</text:p>
              </table:table-cell>
              <table:table-cell office:value-type="float" office:value="0.366682">
                <text:p>0.366682</text:p>
              </table:table-cell>
              <table:table-cell office:value-type="float" office:value="0.95221">
                <text:p>0.95221</text:p>
              </table:table-cell>
              <table:table-cell office:value-type="float" office:value="0.366084">
                <text:p>0.366084</text:p>
              </table:table-cell>
              <table:table-cell office:value-type="float" office:value="0.888303">
                <text:p>0.888303</text:p>
              </table:table-cell>
              <table:table-cell office:value-type="float" office:value="0.365492">
                <text:p>0.365492</text:p>
              </table:table-cell>
              <table:table-cell office:value-type="float" office:value="0.886884">
                <text:p>0.886884</text:p>
              </table:table-cell>
              <table:table-cell office:value-type="float" office:value="0.364908">
                <text:p>0.364908</text:p>
              </table:table-cell>
              <table:table-cell office:value-type="float" office:value="0.907795">
                <text:p>0.907795</text:p>
              </table:table-cell>
              <table:table-cell office:value-type="float" office:value="0.36433">
                <text:p>0.36433</text:p>
              </table:table-cell>
              <table:table-cell office:value-type="float" office:value="0.953246">
                <text:p>0.953246</text:p>
              </table:table-cell>
              <table:table-cell office:value-type="float" office:value="0.36376">
                <text:p>0.36376</text:p>
              </table:table-cell>
              <table:table-cell office:value-type="float" office:value="1.07912">
                <text:p>1.07912</text:p>
              </table:table-cell>
              <table:table-cell office:value-type="float" office:value="0.362919">
                <text:p>0.362919</text:p>
              </table:table-cell>
              <table:table-cell office:value-type="float" office:value="1.32006">
                <text:p>1.32006</text:p>
              </table:table-cell>
              <table:table-cell office:value-type="float" office:value="0.362368">
                <text:p>0.362368</text:p>
              </table:table-cell>
              <table:table-cell office:value-type="float" office:value="1.49495">
                <text:p>1.49495</text:p>
              </table:table-cell>
              <table:table-cell office:value-type="float" office:value="0.361826">
                <text:p>0.361826</text:p>
              </table:table-cell>
              <table:table-cell office:value-type="float" office:value="1.83764">
                <text:p>1.83764</text:p>
              </table:table-cell>
              <table:table-cell office:value-type="float" office:value="0.361291">
                <text:p>0.361291</text:p>
              </table:table-cell>
              <table:table-cell office:value-type="float" office:value="2.15945">
                <text:p>2.15945</text:p>
              </table:table-cell>
              <table:table-cell office:value-type="float" office:value="0.360506">
                <text:p>0.360506</text:p>
              </table:table-cell>
              <table:table-cell office:value-type="float" office:value="2.96339">
                <text:p>2.96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1.25601">
                <text:p>1.25601</text:p>
              </table:table-cell>
              <table:table-cell office:value-type="float" office:value="0.379635">
                <text:p>0.379635</text:p>
              </table:table-cell>
              <table:table-cell office:value-type="float" office:value="1.04406">
                <text:p>1.04406</text:p>
              </table:table-cell>
              <table:table-cell office:value-type="float" office:value="0.379046">
                <text:p>0.379046</text:p>
              </table:table-cell>
              <table:table-cell office:value-type="float" office:value="0.895515">
                <text:p>0.895515</text:p>
              </table:table-cell>
              <table:table-cell office:value-type="float" office:value="0.378462">
                <text:p>0.378462</text:p>
              </table:table-cell>
              <table:table-cell office:value-type="float" office:value="0.807919">
                <text:p>0.807919</text:p>
              </table:table-cell>
              <table:table-cell office:value-type="float" office:value="0.377598">
                <text:p>0.377598</text:p>
              </table:table-cell>
              <table:table-cell office:value-type="float" office:value="0.751357">
                <text:p>0.751357</text:p>
              </table:table-cell>
              <table:table-cell office:value-type="float" office:value="0.37703">
                <text:p>0.37703</text:p>
              </table:table-cell>
              <table:table-cell office:value-type="float" office:value="0.723377">
                <text:p>0.723377</text:p>
              </table:table-cell>
              <table:table-cell office:value-type="float" office:value="0.376468">
                <text:p>0.376468</text:p>
              </table:table-cell>
              <table:table-cell office:value-type="float" office:value="0.750865">
                <text:p>0.750865</text:p>
              </table:table-cell>
              <table:table-cell office:value-type="float" office:value="0.375912">
                <text:p>0.375912</text:p>
              </table:table-cell>
              <table:table-cell office:value-type="float" office:value="0.797538">
                <text:p>0.797538</text:p>
              </table:table-cell>
              <table:table-cell office:value-type="float" office:value="0.375364">
                <text:p>0.375364</text:p>
              </table:table-cell>
              <table:table-cell office:value-type="float" office:value="0.865364">
                <text:p>0.865364</text:p>
              </table:table-cell>
              <table:table-cell office:value-type="float" office:value="0.374822">
                <text:p>0.374822</text:p>
              </table:table-cell>
              <table:table-cell office:value-type="float" office:value="1.00839">
                <text:p>1.00839</text:p>
              </table:table-cell>
              <table:table-cell office:value-type="float" office:value="0.374023">
                <text:p>0.374023</text:p>
              </table:table-cell>
              <table:table-cell office:value-type="float" office:value="1.27089">
                <text:p>1.27089</text:p>
              </table:table-cell>
              <table:table-cell office:value-type="float" office:value="0.3735">
                <text:p>0.3735</text:p>
              </table:table-cell>
              <table:table-cell office:value-type="float" office:value="1.45769">
                <text:p>1.45769</text:p>
              </table:table-cell>
              <table:table-cell office:value-type="float" office:value="0.372984">
                <text:p>0.372984</text:p>
              </table:table-cell>
              <table:table-cell office:value-type="float" office:value="1.80864">
                <text:p>1.80864</text:p>
              </table:table-cell>
              <table:table-cell office:value-type="float" office:value="0.372477">
                <text:p>0.372477</text:p>
              </table:table-cell>
              <table:table-cell office:value-type="float" office:value="2.13797">
                <text:p>2.13797</text:p>
              </table:table-cell>
              <table:table-cell office:value-type="float" office:value="0.371731">
                <text:p>0.371731</text:p>
              </table:table-cell>
              <table:table-cell office:value-type="float" office:value="2.94957">
                <text:p>2.949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0.927803">
                <text:p>0.927803</text:p>
              </table:table-cell>
              <table:table-cell office:value-type="float" office:value="0.390444">
                <text:p>0.390444</text:p>
              </table:table-cell>
              <table:table-cell office:value-type="float" office:value="0.76999">
                <text:p>0.76999</text:p>
              </table:table-cell>
              <table:table-cell office:value-type="float" office:value="0.389885">
                <text:p>0.389885</text:p>
              </table:table-cell>
              <table:table-cell office:value-type="float" office:value="0.665928">
                <text:p>0.665928</text:p>
              </table:table-cell>
              <table:table-cell office:value-type="float" office:value="0.389332">
                <text:p>0.389332</text:p>
              </table:table-cell>
              <table:table-cell office:value-type="float" office:value="0.614527">
                <text:p>0.614527</text:p>
              </table:table-cell>
              <table:table-cell office:value-type="float" office:value="0.388514">
                <text:p>0.388514</text:p>
              </table:table-cell>
              <table:table-cell office:value-type="float" office:value="0.603015">
                <text:p>0.603015</text:p>
              </table:table-cell>
              <table:table-cell office:value-type="float" office:value="0.387975">
                <text:p>0.387975</text:p>
              </table:table-cell>
              <table:table-cell office:value-type="float" office:value="0.602573">
                <text:p>0.602573</text:p>
              </table:table-cell>
              <table:table-cell office:value-type="float" office:value="0.387443">
                <text:p>0.387443</text:p>
              </table:table-cell>
              <table:table-cell office:value-type="float" office:value="0.652095">
                <text:p>0.652095</text:p>
              </table:table-cell>
              <table:table-cell office:value-type="float" office:value="0.386917">
                <text:p>0.386917</text:p>
              </table:table-cell>
              <table:table-cell office:value-type="float" office:value="0.718203">
                <text:p>0.718203</text:p>
              </table:table-cell>
              <table:table-cell office:value-type="float" office:value="0.386397">
                <text:p>0.386397</text:p>
              </table:table-cell>
              <table:table-cell office:value-type="float" office:value="0.802732">
                <text:p>0.802732</text:p>
              </table:table-cell>
              <table:table-cell office:value-type="float" office:value="0.385884">
                <text:p>0.385884</text:p>
              </table:table-cell>
              <table:table-cell office:value-type="float" office:value="0.958492">
                <text:p>0.958492</text:p>
              </table:table-cell>
              <table:table-cell office:value-type="float" office:value="0.385127">
                <text:p>0.385127</text:p>
              </table:table-cell>
              <table:table-cell office:value-type="float" office:value="1.23676">
                <text:p>1.23676</text:p>
              </table:table-cell>
              <table:table-cell office:value-type="float" office:value="0.384631">
                <text:p>0.384631</text:p>
              </table:table-cell>
              <table:table-cell office:value-type="float" office:value="1.43213">
                <text:p>1.43213</text:p>
              </table:table-cell>
              <table:table-cell office:value-type="float" office:value="0.384143">
                <text:p>0.384143</text:p>
              </table:table-cell>
              <table:table-cell office:value-type="float" office:value="1.78898">
                <text:p>1.78898</text:p>
              </table:table-cell>
              <table:table-cell office:value-type="float" office:value="0.383662">
                <text:p>0.383662</text:p>
              </table:table-cell>
              <table:table-cell office:value-type="float" office:value="2.1236">
                <text:p>2.1236</text:p>
              </table:table-cell>
              <table:table-cell office:value-type="float" office:value="0.382956">
                <text:p>0.382956</text:p>
              </table:table-cell>
              <table:table-cell office:value-type="float" office:value="2.94051">
                <text:p>2.94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0.677286">
                <text:p>0.677286</text:p>
              </table:table-cell>
              <table:table-cell office:value-type="float" office:value="0.401252">
                <text:p>0.401252</text:p>
              </table:table-cell>
              <table:table-cell office:value-type="float" office:value="0.562205">
                <text:p>0.562205</text:p>
              </table:table-cell>
              <table:table-cell office:value-type="float" office:value="0.400725">
                <text:p>0.400725</text:p>
              </table:table-cell>
              <table:table-cell office:value-type="float" office:value="0.493094">
                <text:p>0.493094</text:p>
              </table:table-cell>
              <table:table-cell office:value-type="float" office:value="0.400203">
                <text:p>0.400203</text:p>
              </table:table-cell>
              <table:table-cell office:value-type="float" office:value="0.470012">
                <text:p>0.470012</text:p>
              </table:table-cell>
              <table:table-cell office:value-type="float" office:value="0.39943">
                <text:p>0.39943</text:p>
              </table:table-cell>
              <table:table-cell office:value-type="float" office:value="0.493455">
                <text:p>0.493455</text:p>
              </table:table-cell>
              <table:table-cell office:value-type="float" office:value="0.398921">
                <text:p>0.398921</text:p>
              </table:table-cell>
              <table:table-cell office:value-type="float" office:value="0.514087">
                <text:p>0.514087</text:p>
              </table:table-cell>
              <table:table-cell office:value-type="float" office:value="0.398418">
                <text:p>0.398418</text:p>
              </table:table-cell>
              <table:table-cell office:value-type="float" office:value="0.580375">
                <text:p>0.580375</text:p>
              </table:table-cell>
              <table:table-cell office:value-type="float" office:value="0.397922">
                <text:p>0.397922</text:p>
              </table:table-cell>
              <table:table-cell office:value-type="float" office:value="0.661117">
                <text:p>0.661117</text:p>
              </table:table-cell>
              <table:table-cell office:value-type="float" office:value="0.397431">
                <text:p>0.397431</text:p>
              </table:table-cell>
              <table:table-cell office:value-type="float" office:value="0.758096">
                <text:p>0.758096</text:p>
              </table:table-cell>
              <table:table-cell office:value-type="float" office:value="0.396946">
                <text:p>0.396946</text:p>
              </table:table-cell>
              <table:table-cell office:value-type="float" office:value="0.923286">
                <text:p>0.923286</text:p>
              </table:table-cell>
              <table:table-cell office:value-type="float" office:value="0.396231">
                <text:p>0.396231</text:p>
              </table:table-cell>
              <table:table-cell office:value-type="float" office:value="1.21307">
                <text:p>1.21307</text:p>
              </table:table-cell>
              <table:table-cell office:value-type="float" office:value="0.395763">
                <text:p>0.395763</text:p>
              </table:table-cell>
              <table:table-cell office:value-type="float" office:value="1.41459">
                <text:p>1.41459</text:p>
              </table:table-cell>
              <table:table-cell office:value-type="float" office:value="0.395302">
                <text:p>0.395302</text:p>
              </table:table-cell>
              <table:table-cell office:value-type="float" office:value="1.77566">
                <text:p>1.77566</text:p>
              </table:table-cell>
              <table:table-cell office:value-type="float" office:value="0.394848">
                <text:p>0.394848</text:p>
              </table:table-cell>
              <table:table-cell office:value-type="float" office:value="2.11398">
                <text:p>2.11398</text:p>
              </table:table-cell>
              <table:table-cell office:value-type="float" office:value="0.394181">
                <text:p>0.394181</text:p>
              </table:table-cell>
              <table:table-cell office:value-type="float" office:value="2.93458">
                <text:p>2.934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0.486071">
                <text:p>0.486071</text:p>
              </table:table-cell>
              <table:table-cell office:value-type="float" office:value="0.412061">
                <text:p>0.412061</text:p>
              </table:table-cell>
              <table:table-cell office:value-type="float" office:value="0.404675">
                <text:p>0.404675</text:p>
              </table:table-cell>
              <table:table-cell office:value-type="float" office:value="0.411565">
                <text:p>0.411565</text:p>
              </table:table-cell>
              <table:table-cell office:value-type="float" office:value="0.362984">
                <text:p>0.362984</text:p>
              </table:table-cell>
              <table:table-cell office:value-type="float" office:value="0.411073">
                <text:p>0.411073</text:p>
              </table:table-cell>
              <table:table-cell office:value-type="float" office:value="0.36202">
                <text:p>0.36202</text:p>
              </table:table-cell>
              <table:table-cell office:value-type="float" office:value="0.410346">
                <text:p>0.410346</text:p>
              </table:table-cell>
              <table:table-cell office:value-type="float" office:value="0.412537">
                <text:p>0.412537</text:p>
              </table:table-cell>
              <table:table-cell office:value-type="float" office:value="0.409867">
                <text:p>0.409867</text:p>
              </table:table-cell>
              <table:table-cell office:value-type="float" office:value="0.449274">
                <text:p>0.449274</text:p>
              </table:table-cell>
              <table:table-cell office:value-type="float" office:value="0.409394">
                <text:p>0.409394</text:p>
              </table:table-cell>
              <table:table-cell office:value-type="float" office:value="0.528296">
                <text:p>0.528296</text:p>
              </table:table-cell>
              <table:table-cell office:value-type="float" office:value="0.408926">
                <text:p>0.408926</text:p>
              </table:table-cell>
              <table:table-cell office:value-type="float" office:value="0.620041">
                <text:p>0.620041</text:p>
              </table:table-cell>
              <table:table-cell office:value-type="float" office:value="0.408464">
                <text:p>0.408464</text:p>
              </table:table-cell>
              <table:table-cell office:value-type="float" office:value="0.726285">
                <text:p>0.726285</text:p>
              </table:table-cell>
              <table:table-cell office:value-type="float" office:value="0.408008">
                <text:p>0.408008</text:p>
              </table:table-cell>
              <table:table-cell office:value-type="float" office:value="0.898447">
                <text:p>0.898447</text:p>
              </table:table-cell>
              <table:table-cell office:value-type="float" office:value="0.407335">
                <text:p>0.407335</text:p>
              </table:table-cell>
              <table:table-cell office:value-type="float" office:value="1.19662">
                <text:p>1.19662</text:p>
              </table:table-cell>
              <table:table-cell office:value-type="float" office:value="0.406895">
                <text:p>0.406895</text:p>
              </table:table-cell>
              <table:table-cell office:value-type="float" office:value="1.40255">
                <text:p>1.40255</text:p>
              </table:table-cell>
              <table:table-cell office:value-type="float" office:value="0.406461">
                <text:p>0.406461</text:p>
              </table:table-cell>
              <table:table-cell office:value-type="float" office:value="1.76662">
                <text:p>1.76662</text:p>
              </table:table-cell>
              <table:table-cell office:value-type="float" office:value="0.406033">
                <text:p>0.406033</text:p>
              </table:table-cell>
              <table:table-cell office:value-type="float" office:value="2.10755">
                <text:p>2.10755</text:p>
              </table:table-cell>
              <table:table-cell office:value-type="float" office:value="0.405405">
                <text:p>0.405405</text:p>
              </table:table-cell>
              <table:table-cell office:value-type="float" office:value="2.9307">
                <text:p>2.93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0.340118">
                <text:p>0.340118</text:p>
              </table:table-cell>
              <table:table-cell office:value-type="float" office:value="0.42287">
                <text:p>0.42287</text:p>
              </table:table-cell>
              <table:table-cell office:value-type="float" office:value="0.285245">
                <text:p>0.285245</text:p>
              </table:table-cell>
              <table:table-cell office:value-type="float" office:value="0.422404">
                <text:p>0.422404</text:p>
              </table:table-cell>
              <table:table-cell office:value-type="float" office:value="0.265037">
                <text:p>0.265037</text:p>
              </table:table-cell>
              <table:table-cell office:value-type="float" office:value="0.421944">
                <text:p>0.421944</text:p>
              </table:table-cell>
              <table:table-cell office:value-type="float" office:value="0.281321">
                <text:p>0.281321</text:p>
              </table:table-cell>
              <table:table-cell office:value-type="float" office:value="0.421262">
                <text:p>0.421262</text:p>
              </table:table-cell>
              <table:table-cell office:value-type="float" office:value="0.352775">
                <text:p>0.352775</text:p>
              </table:table-cell>
              <table:table-cell office:value-type="float" office:value="0.420813">
                <text:p>0.420813</text:p>
              </table:table-cell>
              <table:table-cell office:value-type="float" office:value="0.401799">
                <text:p>0.401799</text:p>
              </table:table-cell>
              <table:table-cell office:value-type="float" office:value="0.420369">
                <text:p>0.420369</text:p>
              </table:table-cell>
              <table:table-cell office:value-type="float" office:value="0.490479">
                <text:p>0.490479</text:p>
              </table:table-cell>
              <table:table-cell office:value-type="float" office:value="0.419931">
                <text:p>0.419931</text:p>
              </table:table-cell>
              <table:table-cell office:value-type="float" office:value="0.590486">
                <text:p>0.590486</text:p>
              </table:table-cell>
              <table:table-cell office:value-type="float" office:value="0.419498">
                <text:p>0.419498</text:p>
              </table:table-cell>
              <table:table-cell office:value-type="float" office:value="0.703614">
                <text:p>0.703614</text:p>
              </table:table-cell>
              <table:table-cell office:value-type="float" office:value="0.41907">
                <text:p>0.41907</text:p>
              </table:table-cell>
              <table:table-cell office:value-type="float" office:value="0.880924">
                <text:p>0.880924</text:p>
              </table:table-cell>
              <table:table-cell office:value-type="float" office:value="0.418439">
                <text:p>0.418439</text:p>
              </table:table-cell>
              <table:table-cell office:value-type="float" office:value="1.1852">
                <text:p>1.1852</text:p>
              </table:table-cell>
              <table:table-cell office:value-type="float" office:value="0.418026">
                <text:p>0.418026</text:p>
              </table:table-cell>
              <table:table-cell office:value-type="float" office:value="1.39429">
                <text:p>1.39429</text:p>
              </table:table-cell>
              <table:table-cell office:value-type="float" office:value="0.417619">
                <text:p>0.417619</text:p>
              </table:table-cell>
              <table:table-cell office:value-type="float" office:value="1.7605">
                <text:p>1.7605</text:p>
              </table:table-cell>
              <table:table-cell office:value-type="float" office:value="0.417219">
                <text:p>0.417219</text:p>
              </table:table-cell>
              <table:table-cell office:value-type="float" office:value="2.10325">
                <text:p>2.10325</text:p>
              </table:table-cell>
              <table:table-cell office:value-type="float" office:value="0.41663">
                <text:p>0.41663</text:p>
              </table:table-cell>
              <table:table-cell office:value-type="float" office:value="2.92815">
                <text:p>2.92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0.228715">
                <text:p>0.228715</text:p>
              </table:table-cell>
              <table:table-cell office:value-type="float" office:value="0.433678">
                <text:p>0.433678</text:p>
              </table:table-cell>
              <table:table-cell office:value-type="float" office:value="0.194701">
                <text:p>0.194701</text:p>
              </table:table-cell>
              <table:table-cell office:value-type="float" office:value="0.433244">
                <text:p>0.433244</text:p>
              </table:table-cell>
              <table:table-cell office:value-type="float" office:value="0.191302">
                <text:p>0.191302</text:p>
              </table:table-cell>
              <table:table-cell office:value-type="float" office:value="0.432814">
                <text:p>0.432814</text:p>
              </table:table-cell>
              <table:table-cell office:value-type="float" office:value="0.221018">
                <text:p>0.221018</text:p>
              </table:table-cell>
              <table:table-cell office:value-type="float" office:value="0.432177">
                <text:p>0.432177</text:p>
              </table:table-cell>
              <table:table-cell office:value-type="float" office:value="0.308637">
                <text:p>0.308637</text:p>
              </table:table-cell>
              <table:table-cell office:value-type="float" office:value="0.431759">
                <text:p>0.431759</text:p>
              </table:table-cell>
              <table:table-cell office:value-type="float" office:value="0.367026">
                <text:p>0.367026</text:p>
              </table:table-cell>
              <table:table-cell office:value-type="float" office:value="0.431345">
                <text:p>0.431345</text:p>
              </table:table-cell>
              <table:table-cell office:value-type="float" office:value="0.463019">
                <text:p>0.463019</text:p>
              </table:table-cell>
              <table:table-cell office:value-type="float" office:value="0.430935">
                <text:p>0.430935</text:p>
              </table:table-cell>
              <table:table-cell office:value-type="float" office:value="0.569219">
                <text:p>0.569219</text:p>
              </table:table-cell>
              <table:table-cell office:value-type="float" office:value="0.430531">
                <text:p>0.430531</text:p>
              </table:table-cell>
              <table:table-cell office:value-type="float" office:value="0.687456">
                <text:p>0.687456</text:p>
              </table:table-cell>
              <table:table-cell office:value-type="float" office:value="0.430132">
                <text:p>0.430132</text:p>
              </table:table-cell>
              <table:table-cell office:value-type="float" office:value="0.86856">
                <text:p>0.86856</text:p>
              </table:table-cell>
              <table:table-cell office:value-type="float" office:value="0.429543">
                <text:p>0.429543</text:p>
              </table:table-cell>
              <table:table-cell office:value-type="float" office:value="1.17728">
                <text:p>1.17728</text:p>
              </table:table-cell>
              <table:table-cell office:value-type="float" office:value="0.429158">
                <text:p>0.429158</text:p>
              </table:table-cell>
              <table:table-cell office:value-type="float" office:value="1.38862">
                <text:p>1.38862</text:p>
              </table:table-cell>
              <table:table-cell office:value-type="float" office:value="0.428778">
                <text:p>0.428778</text:p>
              </table:table-cell>
              <table:table-cell office:value-type="float" office:value="1.75635">
                <text:p>1.75635</text:p>
              </table:table-cell>
              <table:table-cell office:value-type="float" office:value="0.428404">
                <text:p>0.428404</text:p>
              </table:table-cell>
              <table:table-cell office:value-type="float" office:value="2.10037">
                <text:p>2.10037</text:p>
              </table:table-cell>
              <table:table-cell office:value-type="float" office:value="0.427855">
                <text:p>0.427855</text:p>
              </table:table-cell>
              <table:table-cell office:value-type="float" office:value="2.92648">
                <text:p>2.92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0.143682">
                <text:p>0.143682</text:p>
              </table:table-cell>
              <table:table-cell office:value-type="float" office:value="0.444487">
                <text:p>0.444487</text:p>
              </table:table-cell>
              <table:table-cell office:value-type="float" office:value="0.126055">
                <text:p>0.126055</text:p>
              </table:table-cell>
              <table:table-cell office:value-type="float" office:value="0.444084">
                <text:p>0.444084</text:p>
              </table:table-cell>
              <table:table-cell office:value-type="float" office:value="0.135794">
                <text:p>0.135794</text:p>
              </table:table-cell>
              <table:table-cell office:value-type="float" office:value="0.443685">
                <text:p>0.443685</text:p>
              </table:table-cell>
              <table:table-cell office:value-type="float" office:value="0.175955">
                <text:p>0.175955</text:p>
              </table:table-cell>
              <table:table-cell office:value-type="float" office:value="0.443093">
                <text:p>0.443093</text:p>
              </table:table-cell>
              <table:table-cell office:value-type="float" office:value="0.276037">
                <text:p>0.276037</text:p>
              </table:table-cell>
              <table:table-cell office:value-type="float" office:value="0.442704">
                <text:p>0.442704</text:p>
              </table:table-cell>
              <table:table-cell office:value-type="float" office:value="0.341555">
                <text:p>0.341555</text:p>
              </table:table-cell>
              <table:table-cell office:value-type="float" office:value="0.44232">
                <text:p>0.44232</text:p>
              </table:table-cell>
              <table:table-cell office:value-type="float" office:value="0.443079">
                <text:p>0.443079</text:p>
              </table:table-cell>
              <table:table-cell office:value-type="float" office:value="0.44194">
                <text:p>0.44194</text:p>
              </table:table-cell>
              <table:table-cell office:value-type="float" office:value="0.553916">
                <text:p>0.553916</text:p>
              </table:table-cell>
              <table:table-cell office:value-type="float" office:value="0.441565">
                <text:p>0.441565</text:p>
              </table:table-cell>
              <table:table-cell office:value-type="float" office:value="0.675942">
                <text:p>0.675942</text:p>
              </table:table-cell>
              <table:table-cell office:value-type="float" office:value="0.441194">
                <text:p>0.441194</text:p>
              </table:table-cell>
              <table:table-cell office:value-type="float" office:value="0.859838">
                <text:p>0.859838</text:p>
              </table:table-cell>
              <table:table-cell office:value-type="float" office:value="0.440647">
                <text:p>0.440647</text:p>
              </table:table-cell>
              <table:table-cell office:value-type="float" office:value="1.17177">
                <text:p>1.17177</text:p>
              </table:table-cell>
              <table:table-cell office:value-type="float" office:value="0.440289">
                <text:p>0.440289</text:p>
              </table:table-cell>
              <table:table-cell office:value-type="float" office:value="1.38473">
                <text:p>1.38473</text:p>
              </table:table-cell>
              <table:table-cell office:value-type="float" office:value="0.439937">
                <text:p>0.439937</text:p>
              </table:table-cell>
              <table:table-cell office:value-type="float" office:value="1.75354">
                <text:p>1.75354</text:p>
              </table:table-cell>
              <table:table-cell office:value-type="float" office:value="0.439589">
                <text:p>0.439589</text:p>
              </table:table-cell>
              <table:table-cell office:value-type="float" office:value="2.09844">
                <text:p>2.09844</text:p>
              </table:table-cell>
              <table:table-cell office:value-type="float" office:value="0.439079">
                <text:p>0.439079</text:p>
              </table:table-cell>
              <table:table-cell office:value-type="float" office:value="2.92539">
                <text:p>2.92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0787783">
                <text:p>0.0787783</text:p>
              </table:table-cell>
              <table:table-cell office:value-type="float" office:value="0.455296">
                <text:p>0.455296</text:p>
              </table:table-cell>
              <table:table-cell office:value-type="float" office:value="0.0740124">
                <text:p>0.0740124</text:p>
              </table:table-cell>
              <table:table-cell office:value-type="float" office:value="0.454924">
                <text:p>0.454924</text:p>
              </table:table-cell>
              <table:table-cell office:value-type="float" office:value="0.0940073">
                <text:p>0.0940073</text:p>
              </table:table-cell>
              <table:table-cell office:value-type="float" office:value="0.454555">
                <text:p>0.454555</text:p>
              </table:table-cell>
              <table:table-cell office:value-type="float" office:value="0.142281">
                <text:p>0.142281</text:p>
              </table:table-cell>
              <table:table-cell office:value-type="float" office:value="0.454009">
                <text:p>0.454009</text:p>
              </table:table-cell>
              <table:table-cell office:value-type="float" office:value="0.251961">
                <text:p>0.251961</text:p>
              </table:table-cell>
              <table:table-cell office:value-type="float" office:value="0.45365">
                <text:p>0.45365</text:p>
              </table:table-cell>
              <table:table-cell office:value-type="float" office:value="0.322898">
                <text:p>0.322898</text:p>
              </table:table-cell>
              <table:table-cell office:value-type="float" office:value="0.453295">
                <text:p>0.453295</text:p>
              </table:table-cell>
              <table:table-cell office:value-type="float" office:value="0.428599">
                <text:p>0.428599</text:p>
              </table:table-cell>
              <table:table-cell office:value-type="float" office:value="0.452945">
                <text:p>0.452945</text:p>
              </table:table-cell>
              <table:table-cell office:value-type="float" office:value="0.542905">
                <text:p>0.542905</text:p>
              </table:table-cell>
              <table:table-cell office:value-type="float" office:value="0.452598">
                <text:p>0.452598</text:p>
              </table:table-cell>
              <table:table-cell office:value-type="float" office:value="0.667735">
                <text:p>0.667735</text:p>
              </table:table-cell>
              <table:table-cell office:value-type="float" office:value="0.452256">
                <text:p>0.452256</text:p>
              </table:table-cell>
              <table:table-cell office:value-type="float" office:value="0.853684">
                <text:p>0.853684</text:p>
              </table:table-cell>
              <table:table-cell office:value-type="float" office:value="0.451751">
                <text:p>0.451751</text:p>
              </table:table-cell>
              <table:table-cell office:value-type="float" office:value="1.16796">
                <text:p>1.16796</text:p>
              </table:table-cell>
              <table:table-cell office:value-type="float" office:value="0.451421">
                <text:p>0.451421</text:p>
              </table:table-cell>
              <table:table-cell office:value-type="float" office:value="1.38206">
                <text:p>1.38206</text:p>
              </table:table-cell>
              <table:table-cell office:value-type="float" office:value="0.451095">
                <text:p>0.451095</text:p>
              </table:table-cell>
              <table:table-cell office:value-type="float" office:value="1.75163">
                <text:p>1.75163</text:p>
              </table:table-cell>
              <table:table-cell office:value-type="float" office:value="0.450775">
                <text:p>0.450775</text:p>
              </table:table-cell>
              <table:table-cell office:value-type="float" office:value="2.09715">
                <text:p>2.09715</text:p>
              </table:table-cell>
              <table:table-cell office:value-type="float" office:value="0.450304">
                <text:p>0.450304</text:p>
              </table:table-cell>
              <table:table-cell office:value-type="float" office:value="2.92467">
                <text:p>2.924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0292379">
                <text:p>0.0292379</text:p>
              </table:table-cell>
              <table:table-cell office:value-type="float" office:value="0.466104">
                <text:p>0.466104</text:p>
              </table:table-cell>
              <table:table-cell office:value-type="float" office:value="0.0345567">
                <text:p>0.0345567</text:p>
              </table:table-cell>
              <table:table-cell office:value-type="float" office:value="0.465763">
                <text:p>0.465763</text:p>
              </table:table-cell>
              <table:table-cell office:value-type="float" office:value="0.0625502">
                <text:p>0.0625502</text:p>
              </table:table-cell>
              <table:table-cell office:value-type="float" office:value="0.465425">
                <text:p>0.465425</text:p>
              </table:table-cell>
              <table:table-cell office:value-type="float" office:value="0.117117">
                <text:p>0.117117</text:p>
              </table:table-cell>
              <table:table-cell office:value-type="float" office:value="0.464925">
                <text:p>0.464925</text:p>
              </table:table-cell>
              <table:table-cell office:value-type="float" office:value="0.234179">
                <text:p>0.234179</text:p>
              </table:table-cell>
              <table:table-cell office:value-type="float" office:value="0.464596">
                <text:p>0.464596</text:p>
              </table:table-cell>
              <table:table-cell office:value-type="float" office:value="0.309233">
                <text:p>0.309233</text:p>
              </table:table-cell>
              <table:table-cell office:value-type="float" office:value="0.464271">
                <text:p>0.464271</text:p>
              </table:table-cell>
              <table:table-cell office:value-type="float" office:value="0.418085">
                <text:p>0.418085</text:p>
              </table:table-cell>
              <table:table-cell office:value-type="float" office:value="0.463949">
                <text:p>0.463949</text:p>
              </table:table-cell>
              <table:table-cell office:value-type="float" office:value="0.534983">
                <text:p>0.534983</text:p>
              </table:table-cell>
              <table:table-cell office:value-type="float" office:value="0.463632">
                <text:p>0.463632</text:p>
              </table:table-cell>
              <table:table-cell office:value-type="float" office:value="0.661887">
                <text:p>0.661887</text:p>
              </table:table-cell>
              <table:table-cell office:value-type="float" office:value="0.463318">
                <text:p>0.463318</text:p>
              </table:table-cell>
              <table:table-cell office:value-type="float" office:value="0.849343">
                <text:p>0.849343</text:p>
              </table:table-cell>
              <table:table-cell office:value-type="float" office:value="0.462856">
                <text:p>0.462856</text:p>
              </table:table-cell>
              <table:table-cell office:value-type="float" office:value="1.1653">
                <text:p>1.1653</text:p>
              </table:table-cell>
              <table:table-cell office:value-type="float" office:value="0.462553">
                <text:p>0.462553</text:p>
              </table:table-cell>
              <table:table-cell office:value-type="float" office:value="1.38023">
                <text:p>1.38023</text:p>
              </table:table-cell>
              <table:table-cell office:value-type="float" office:value="0.462254">
                <text:p>0.462254</text:p>
              </table:table-cell>
              <table:table-cell office:value-type="float" office:value="1.75034">
                <text:p>1.75034</text:p>
              </table:table-cell>
              <table:table-cell office:value-type="float" office:value="0.46196">
                <text:p>0.46196</text:p>
              </table:table-cell>
              <table:table-cell office:value-type="float" office:value="2.09629">
                <text:p>2.09629</text:p>
              </table:table-cell>
              <table:table-cell office:value-type="float" office:value="0.461529">
                <text:p>0.461529</text:p>
              </table:table-cell>
              <table:table-cell office:value-type="float" office:value="2.9242">
                <text:p>2.9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-0.00857571">
                <text:p>-0.00857571</text:p>
              </table:table-cell>
              <table:table-cell office:value-type="float" office:value="0.476913">
                <text:p>0.476913</text:p>
              </table:table-cell>
              <table:table-cell office:value-type="float" office:value="0.00464396">
                <text:p>0.00464396</text:p>
              </table:table-cell>
              <table:table-cell office:value-type="float" office:value="0.476603">
                <text:p>0.476603</text:p>
              </table:table-cell>
              <table:table-cell office:value-type="float" office:value="0.0388691">
                <text:p>0.0388691</text:p>
              </table:table-cell>
              <table:table-cell office:value-type="float" office:value="0.476296">
                <text:p>0.476296</text:p>
              </table:table-cell>
              <table:table-cell office:value-type="float" office:value="0.0983129">
                <text:p>0.0983129</text:p>
              </table:table-cell>
              <table:table-cell office:value-type="float" office:value="0.475841">
                <text:p>0.475841</text:p>
              </table:table-cell>
              <table:table-cell office:value-type="float" office:value="0.221046">
                <text:p>0.221046</text:p>
              </table:table-cell>
              <table:table-cell office:value-type="float" office:value="0.475542">
                <text:p>0.475542</text:p>
              </table:table-cell>
              <table:table-cell office:value-type="float" office:value="0.299223">
                <text:p>0.299223</text:p>
              </table:table-cell>
              <table:table-cell office:value-type="float" office:value="0.475246">
                <text:p>0.475246</text:p>
              </table:table-cell>
              <table:table-cell office:value-type="float" office:value="0.410451">
                <text:p>0.410451</text:p>
              </table:table-cell>
              <table:table-cell office:value-type="float" office:value="0.474954">
                <text:p>0.474954</text:p>
              </table:table-cell>
              <table:table-cell office:value-type="float" office:value="0.529282">
                <text:p>0.529282</text:p>
              </table:table-cell>
              <table:table-cell office:value-type="float" office:value="0.474665">
                <text:p>0.474665</text:p>
              </table:table-cell>
              <table:table-cell office:value-type="float" office:value="0.657719">
                <text:p>0.657719</text:p>
              </table:table-cell>
              <table:table-cell office:value-type="float" office:value="0.47438">
                <text:p>0.47438</text:p>
              </table:table-cell>
              <table:table-cell office:value-type="float" office:value="0.846279">
                <text:p>0.846279</text:p>
              </table:table-cell>
              <table:table-cell office:value-type="float" office:value="0.47396">
                <text:p>0.47396</text:p>
              </table:table-cell>
              <table:table-cell office:value-type="float" office:value="1.16346">
                <text:p>1.16346</text:p>
              </table:table-cell>
              <table:table-cell office:value-type="float" office:value="0.473684">
                <text:p>0.473684</text:p>
              </table:table-cell>
              <table:table-cell office:value-type="float" office:value="1.37898">
                <text:p>1.37898</text:p>
              </table:table-cell>
              <table:table-cell office:value-type="float" office:value="0.473413">
                <text:p>0.473413</text:p>
              </table:table-cell>
              <table:table-cell office:value-type="float" office:value="1.74946">
                <text:p>1.74946</text:p>
              </table:table-cell>
              <table:table-cell office:value-type="float" office:value="0.473146">
                <text:p>0.473146</text:p>
              </table:table-cell>
              <table:table-cell office:value-type="float" office:value="2.09571">
                <text:p>2.09571</text:p>
              </table:table-cell>
              <table:table-cell office:value-type="float" office:value="0.472753">
                <text:p>0.472753</text:p>
              </table:table-cell>
              <table:table-cell office:value-type="float" office:value="2.9239">
                <text:p>2.9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-0.0374383">
                <text:p>-0.0374383</text:p>
              </table:table-cell>
              <table:table-cell office:value-type="float" office:value="0.487722">
                <text:p>0.487722</text:p>
              </table:table-cell>
              <table:table-cell office:value-type="float" office:value="-0.0180344">
                <text:p>-0.0180344</text:p>
              </table:table-cell>
              <table:table-cell office:value-type="float" office:value="0.487443">
                <text:p>0.487443</text:p>
              </table:table-cell>
              <table:table-cell office:value-type="float" office:value="0.0210418">
                <text:p>0.0210418</text:p>
              </table:table-cell>
              <table:table-cell office:value-type="float" office:value="0.487166">
                <text:p>0.487166</text:p>
              </table:table-cell>
              <table:table-cell office:value-type="float" office:value="0.0842613">
                <text:p>0.0842613</text:p>
              </table:table-cell>
              <table:table-cell office:value-type="float" office:value="0.486757">
                <text:p>0.486757</text:p>
              </table:table-cell>
              <table:table-cell office:value-type="float" office:value="0.211346">
                <text:p>0.211346</text:p>
              </table:table-cell>
              <table:table-cell office:value-type="float" office:value="0.486488">
                <text:p>0.486488</text:p>
              </table:table-cell>
              <table:table-cell office:value-type="float" office:value="0.291891">
                <text:p>0.291891</text:p>
              </table:table-cell>
              <table:table-cell office:value-type="float" office:value="0.486222">
                <text:p>0.486222</text:p>
              </table:table-cell>
              <table:table-cell office:value-type="float" office:value="0.404907">
                <text:p>0.404907</text:p>
              </table:table-cell>
              <table:table-cell office:value-type="float" office:value="0.485958">
                <text:p>0.485958</text:p>
              </table:table-cell>
              <table:table-cell office:value-type="float" office:value="0.52518">
                <text:p>0.52518</text:p>
              </table:table-cell>
              <table:table-cell office:value-type="float" office:value="0.485699">
                <text:p>0.485699</text:p>
              </table:table-cell>
              <table:table-cell office:value-type="float" office:value="0.654748">
                <text:p>0.654748</text:p>
              </table:table-cell>
              <table:table-cell office:value-type="float" office:value="0.485442">
                <text:p>0.485442</text:p>
              </table:table-cell>
              <table:table-cell office:value-type="float" office:value="0.844118">
                <text:p>0.844118</text:p>
              </table:table-cell>
              <table:table-cell office:value-type="float" office:value="0.485064">
                <text:p>0.485064</text:p>
              </table:table-cell>
              <table:table-cell office:value-type="float" office:value="1.16219">
                <text:p>1.16219</text:p>
              </table:table-cell>
              <table:table-cell office:value-type="float" office:value="0.484816">
                <text:p>0.484816</text:p>
              </table:table-cell>
              <table:table-cell office:value-type="float" office:value="1.37811">
                <text:p>1.37811</text:p>
              </table:table-cell>
              <table:table-cell office:value-type="float" office:value="0.484572">
                <text:p>0.484572</text:p>
              </table:table-cell>
              <table:table-cell office:value-type="float" office:value="1.74887">
                <text:p>1.74887</text:p>
              </table:table-cell>
              <table:table-cell office:value-type="float" office:value="0.484331">
                <text:p>0.484331</text:p>
              </table:table-cell>
              <table:table-cell office:value-type="float" office:value="2.09532">
                <text:p>2.09532</text:p>
              </table:table-cell>
              <table:table-cell office:value-type="float" office:value="0.483978">
                <text:p>0.483978</text:p>
              </table:table-cell>
              <table:table-cell office:value-type="float" office:value="2.9237">
                <text:p>2.9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-0.0594687">
                <text:p>-0.0594687</text:p>
              </table:table-cell>
              <table:table-cell office:value-type="float" office:value="0.49853">
                <text:p>0.49853</text:p>
              </table:table-cell>
              <table:table-cell office:value-type="float" office:value="-0.0352277">
                <text:p>-0.0352277</text:p>
              </table:table-cell>
              <table:table-cell office:value-type="float" office:value="0.498282">
                <text:p>0.498282</text:p>
              </table:table-cell>
              <table:table-cell office:value-type="float" office:value="0.00762132">
                <text:p>0.00762132</text:p>
              </table:table-cell>
              <table:table-cell office:value-type="float" office:value="0.498037">
                <text:p>0.498037</text:p>
              </table:table-cell>
              <table:table-cell office:value-type="float" office:value="0.073761">
                <text:p>0.073761</text:p>
              </table:table-cell>
              <table:table-cell office:value-type="float" office:value="0.497673">
                <text:p>0.497673</text:p>
              </table:table-cell>
              <table:table-cell office:value-type="float" office:value="0.204183">
                <text:p>0.204183</text:p>
              </table:table-cell>
              <table:table-cell office:value-type="float" office:value="0.497434">
                <text:p>0.497434</text:p>
              </table:table-cell>
              <table:table-cell office:value-type="float" office:value="0.286521">
                <text:p>0.286521</text:p>
              </table:table-cell>
              <table:table-cell office:value-type="float" office:value="0.497197">
                <text:p>0.497197</text:p>
              </table:table-cell>
              <table:table-cell office:value-type="float" office:value="0.400881">
                <text:p>0.400881</text:p>
              </table:table-cell>
              <table:table-cell office:value-type="float" office:value="0.496963">
                <text:p>0.496963</text:p>
              </table:table-cell>
              <table:table-cell office:value-type="float" office:value="0.522228">
                <text:p>0.522228</text:p>
              </table:table-cell>
              <table:table-cell office:value-type="float" office:value="0.496732">
                <text:p>0.496732</text:p>
              </table:table-cell>
              <table:table-cell office:value-type="float" office:value="0.652631">
                <text:p>0.652631</text:p>
              </table:table-cell>
              <table:table-cell office:value-type="float" office:value="0.496504">
                <text:p>0.496504</text:p>
              </table:table-cell>
              <table:table-cell office:value-type="float" office:value="0.842594">
                <text:p>0.842594</text:p>
              </table:table-cell>
              <table:table-cell office:value-type="float" office:value="0.496168">
                <text:p>0.496168</text:p>
              </table:table-cell>
              <table:table-cell office:value-type="float" office:value="1.1613">
                <text:p>1.1613</text:p>
              </table:table-cell>
              <table:table-cell office:value-type="float" office:value="0.495947">
                <text:p>0.495947</text:p>
              </table:table-cell>
              <table:table-cell office:value-type="float" office:value="1.37752">
                <text:p>1.37752</text:p>
              </table:table-cell>
              <table:table-cell office:value-type="float" office:value="0.49573">
                <text:p>0.49573</text:p>
              </table:table-cell>
              <table:table-cell office:value-type="float" office:value="1.74847">
                <text:p>1.74847</text:p>
              </table:table-cell>
              <table:table-cell office:value-type="float" office:value="0.495517">
                <text:p>0.495517</text:p>
              </table:table-cell>
              <table:table-cell office:value-type="float" office:value="2.09507">
                <text:p>2.09507</text:p>
              </table:table-cell>
              <table:table-cell office:value-type="float" office:value="0.495203">
                <text:p>0.495203</text:p>
              </table:table-cell>
              <table:table-cell office:value-type="float" office:value="2.92356">
                <text:p>2.92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-0.0762842">
                <text:p>-0.0762842</text:p>
              </table:table-cell>
              <table:table-cell office:value-type="float" office:value="0.509339">
                <text:p>0.509339</text:p>
              </table:table-cell>
              <table:table-cell office:value-type="float" office:value="-0.0482626">
                <text:p>-0.0482626</text:p>
              </table:table-cell>
              <table:table-cell office:value-type="float" office:value="0.509122">
                <text:p>0.509122</text:p>
              </table:table-cell>
              <table:table-cell office:value-type="float" office:value="-0.00248191">
                <text:p>-0.00248191</text:p>
              </table:table-cell>
              <table:table-cell office:value-type="float" office:value="0.508907">
                <text:p>0.508907</text:p>
              </table:table-cell>
              <table:table-cell office:value-type="float" office:value="0.0659145">
                <text:p>0.0659145</text:p>
              </table:table-cell>
              <table:table-cell office:value-type="float" office:value="0.508589">
                <text:p>0.508589</text:p>
              </table:table-cell>
              <table:table-cell office:value-type="float" office:value="0.198892">
                <text:p>0.198892</text:p>
              </table:table-cell>
              <table:table-cell office:value-type="float" office:value="0.508379">
                <text:p>0.508379</text:p>
              </table:table-cell>
              <table:table-cell office:value-type="float" office:value="0.282587">
                <text:p>0.282587</text:p>
              </table:table-cell>
              <table:table-cell office:value-type="float" office:value="0.508172">
                <text:p>0.508172</text:p>
              </table:table-cell>
              <table:table-cell office:value-type="float" office:value="0.397958">
                <text:p>0.397958</text:p>
              </table:table-cell>
              <table:table-cell office:value-type="float" office:value="0.507968">
                <text:p>0.507968</text:p>
              </table:table-cell>
              <table:table-cell office:value-type="float" office:value="0.520104">
                <text:p>0.520104</text:p>
              </table:table-cell>
              <table:table-cell office:value-type="float" office:value="0.507766">
                <text:p>0.507766</text:p>
              </table:table-cell>
              <table:table-cell office:value-type="float" office:value="0.651123">
                <text:p>0.651123</text:p>
              </table:table-cell>
              <table:table-cell office:value-type="float" office:value="0.507566">
                <text:p>0.507566</text:p>
              </table:table-cell>
              <table:table-cell office:value-type="float" office:value="0.841518">
                <text:p>0.841518</text:p>
              </table:table-cell>
              <table:table-cell office:value-type="float" office:value="0.507272">
                <text:p>0.507272</text:p>
              </table:table-cell>
              <table:table-cell office:value-type="float" office:value="1.16068">
                <text:p>1.16068</text:p>
              </table:table-cell>
              <table:table-cell office:value-type="float" office:value="0.507079">
                <text:p>0.507079</text:p>
              </table:table-cell>
              <table:table-cell office:value-type="float" office:value="1.37712">
                <text:p>1.37712</text:p>
              </table:table-cell>
              <table:table-cell office:value-type="float" office:value="0.506889">
                <text:p>0.506889</text:p>
              </table:table-cell>
              <table:table-cell office:value-type="float" office:value="1.74819">
                <text:p>1.74819</text:p>
              </table:table-cell>
              <table:table-cell office:value-type="float" office:value="0.506702">
                <text:p>0.506702</text:p>
              </table:table-cell>
              <table:table-cell office:value-type="float" office:value="2.09489">
                <text:p>2.09489</text:p>
              </table:table-cell>
              <table:table-cell office:value-type="float" office:value="0.506427">
                <text:p>0.506427</text:p>
              </table:table-cell>
              <table:table-cell office:value-type="float" office:value="2.92348">
                <text:p>2.923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-0.0891193">
                <text:p>-0.0891193</text:p>
              </table:table-cell>
              <table:table-cell office:value-type="float" office:value="0.520148">
                <text:p>0.520148</text:p>
              </table:table-cell>
              <table:table-cell office:value-type="float" office:value="-0.0581449">
                <text:p>-0.0581449</text:p>
              </table:table-cell>
              <table:table-cell office:value-type="float" office:value="0.519962">
                <text:p>0.519962</text:p>
              </table:table-cell>
              <table:table-cell office:value-type="float" office:value="-0.0100867">
                <text:p>-0.0100867</text:p>
              </table:table-cell>
              <table:table-cell office:value-type="float" office:value="0.519777">
                <text:p>0.519777</text:p>
              </table:table-cell>
              <table:table-cell office:value-type="float" office:value="0.060051">
                <text:p>0.060051</text:p>
              </table:table-cell>
              <table:table-cell office:value-type="float" office:value="0.519505">
                <text:p>0.519505</text:p>
              </table:table-cell>
              <table:table-cell office:value-type="float" office:value="0.194984">
                <text:p>0.194984</text:p>
              </table:table-cell>
              <table:table-cell office:value-type="float" office:value="0.519325">
                <text:p>0.519325</text:p>
              </table:table-cell>
              <table:table-cell office:value-type="float" office:value="0.279706">
                <text:p>0.279706</text:p>
              </table:table-cell>
              <table:table-cell office:value-type="float" office:value="0.519148">
                <text:p>0.519148</text:p>
              </table:table-cell>
              <table:table-cell office:value-type="float" office:value="0.395836">
                <text:p>0.395836</text:p>
              </table:table-cell>
              <table:table-cell office:value-type="float" office:value="0.518972">
                <text:p>0.518972</text:p>
              </table:table-cell>
              <table:table-cell office:value-type="float" office:value="0.518576">
                <text:p>0.518576</text:p>
              </table:table-cell>
              <table:table-cell office:value-type="float" office:value="0.518799">
                <text:p>0.518799</text:p>
              </table:table-cell>
              <table:table-cell office:value-type="float" office:value="0.650047">
                <text:p>0.650047</text:p>
              </table:table-cell>
              <table:table-cell office:value-type="float" office:value="0.518628">
                <text:p>0.518628</text:p>
              </table:table-cell>
              <table:table-cell office:value-type="float" office:value="0.840759">
                <text:p>0.840759</text:p>
              </table:table-cell>
              <table:table-cell office:value-type="float" office:value="0.518376">
                <text:p>0.518376</text:p>
              </table:table-cell>
              <table:table-cell office:value-type="float" office:value="1.16026">
                <text:p>1.16026</text:p>
              </table:table-cell>
              <table:table-cell office:value-type="float" office:value="0.51821">
                <text:p>0.51821</text:p>
              </table:table-cell>
              <table:table-cell office:value-type="float" office:value="1.37684">
                <text:p>1.37684</text:p>
              </table:table-cell>
              <table:table-cell office:value-type="float" office:value="0.518048">
                <text:p>0.518048</text:p>
              </table:table-cell>
              <table:table-cell office:value-type="float" office:value="1.74801">
                <text:p>1.74801</text:p>
              </table:table-cell>
              <table:table-cell office:value-type="float" office:value="0.517887">
                <text:p>0.517887</text:p>
              </table:table-cell>
              <table:table-cell office:value-type="float" office:value="2.09478">
                <text:p>2.09478</text:p>
              </table:table-cell>
              <table:table-cell office:value-type="float" office:value="0.517652">
                <text:p>0.517652</text:p>
              </table:table-cell>
              <table:table-cell office:value-type="float" office:value="2.92342">
                <text:p>2.923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-0.0989161">
                <text:p>-0.0989161</text:p>
              </table:table-cell>
              <table:table-cell office:value-type="float" office:value="0.530957">
                <text:p>0.530957</text:p>
              </table:table-cell>
              <table:table-cell office:value-type="float" office:value="-0.0656371">
                <text:p>-0.0656371</text:p>
              </table:table-cell>
              <table:table-cell office:value-type="float" office:value="0.530801">
                <text:p>0.530801</text:p>
              </table:table-cell>
              <table:table-cell office:value-type="float" office:value="-0.0158125">
                <text:p>-0.0158125</text:p>
              </table:table-cell>
              <table:table-cell office:value-type="float" office:value="0.530648">
                <text:p>0.530648</text:p>
              </table:table-cell>
              <table:table-cell office:value-type="float" office:value="0.0556694">
                <text:p>0.0556694</text:p>
              </table:table-cell>
              <table:table-cell office:value-type="float" office:value="0.530421">
                <text:p>0.530421</text:p>
              </table:table-cell>
              <table:table-cell office:value-type="float" office:value="0.192098">
                <text:p>0.192098</text:p>
              </table:table-cell>
              <table:table-cell office:value-type="float" office:value="0.530271">
                <text:p>0.530271</text:p>
              </table:table-cell>
              <table:table-cell office:value-type="float" office:value="0.277595">
                <text:p>0.277595</text:p>
              </table:table-cell>
              <table:table-cell office:value-type="float" office:value="0.530123">
                <text:p>0.530123</text:p>
              </table:table-cell>
              <table:table-cell office:value-type="float" office:value="0.394294">
                <text:p>0.394294</text:p>
              </table:table-cell>
              <table:table-cell office:value-type="float" office:value="0.529977">
                <text:p>0.529977</text:p>
              </table:table-cell>
              <table:table-cell office:value-type="float" office:value="0.517477">
                <text:p>0.517477</text:p>
              </table:table-cell>
              <table:table-cell office:value-type="float" office:value="0.529833">
                <text:p>0.529833</text:p>
              </table:table-cell>
              <table:table-cell office:value-type="float" office:value="0.649281">
                <text:p>0.649281</text:p>
              </table:table-cell>
              <table:table-cell office:value-type="float" office:value="0.52969">
                <text:p>0.52969</text:p>
              </table:table-cell>
              <table:table-cell office:value-type="float" office:value="0.840224">
                <text:p>0.840224</text:p>
              </table:table-cell>
              <table:table-cell office:value-type="float" office:value="0.52948">
                <text:p>0.52948</text:p>
              </table:table-cell>
              <table:table-cell office:value-type="float" office:value="1.15996">
                <text:p>1.15996</text:p>
              </table:table-cell>
              <table:table-cell office:value-type="float" office:value="0.529342">
                <text:p>0.529342</text:p>
              </table:table-cell>
              <table:table-cell office:value-type="float" office:value="1.37665">
                <text:p>1.37665</text:p>
              </table:table-cell>
              <table:table-cell office:value-type="float" office:value="0.529206">
                <text:p>0.529206</text:p>
              </table:table-cell>
              <table:table-cell office:value-type="float" office:value="1.74788">
                <text:p>1.74788</text:p>
              </table:table-cell>
              <table:table-cell office:value-type="float" office:value="0.529073">
                <text:p>0.529073</text:p>
              </table:table-cell>
              <table:table-cell office:value-type="float" office:value="2.0947">
                <text:p>2.0947</text:p>
              </table:table-cell>
              <table:table-cell office:value-type="float" office:value="0.528877">
                <text:p>0.528877</text:p>
              </table:table-cell>
              <table:table-cell office:value-type="float" office:value="2.92338">
                <text:p>2.92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-0.106394">
                <text:p>-0.106394</text:p>
              </table:table-cell>
              <table:table-cell office:value-type="float" office:value="0.541765">
                <text:p>0.541765</text:p>
              </table:table-cell>
              <table:table-cell office:value-type="float" office:value="-0.0713172">
                <text:p>-0.0713172</text:p>
              </table:table-cell>
              <table:table-cell office:value-type="float" office:value="0.541641">
                <text:p>0.541641</text:p>
              </table:table-cell>
              <table:table-cell office:value-type="float" office:value="-0.0201227">
                <text:p>-0.0201227</text:p>
              </table:table-cell>
              <table:table-cell office:value-type="float" office:value="0.541518">
                <text:p>0.541518</text:p>
              </table:table-cell>
              <table:table-cell office:value-type="float" office:value="0.0523952">
                <text:p>0.0523952</text:p>
              </table:table-cell>
              <table:table-cell office:value-type="float" office:value="0.541336">
                <text:p>0.541336</text:p>
              </table:table-cell>
              <table:table-cell office:value-type="float" office:value="0.189966">
                <text:p>0.189966</text:p>
              </table:table-cell>
              <table:table-cell office:value-type="float" office:value="0.541217">
                <text:p>0.541217</text:p>
              </table:table-cell>
              <table:table-cell office:value-type="float" office:value="0.276049">
                <text:p>0.276049</text:p>
              </table:table-cell>
              <table:table-cell office:value-type="float" office:value="0.541098">
                <text:p>0.541098</text:p>
              </table:table-cell>
              <table:table-cell office:value-type="float" office:value="0.393175">
                <text:p>0.393175</text:p>
              </table:table-cell>
              <table:table-cell office:value-type="float" office:value="0.540982">
                <text:p>0.540982</text:p>
              </table:table-cell>
              <table:table-cell office:value-type="float" office:value="0.516685">
                <text:p>0.516685</text:p>
              </table:table-cell>
              <table:table-cell office:value-type="float" office:value="0.540866">
                <text:p>0.540866</text:p>
              </table:table-cell>
              <table:table-cell office:value-type="float" office:value="0.648735">
                <text:p>0.648735</text:p>
              </table:table-cell>
              <table:table-cell office:value-type="float" office:value="0.540752">
                <text:p>0.540752</text:p>
              </table:table-cell>
              <table:table-cell office:value-type="float" office:value="0.839846">
                <text:p>0.839846</text:p>
              </table:table-cell>
              <table:table-cell office:value-type="float" office:value="0.540584">
                <text:p>0.540584</text:p>
              </table:table-cell>
              <table:table-cell office:value-type="float" office:value="1.15975">
                <text:p>1.15975</text:p>
              </table:table-cell>
              <table:table-cell office:value-type="float" office:value="0.540474">
                <text:p>0.540474</text:p>
              </table:table-cell>
              <table:table-cell office:value-type="float" office:value="1.37652">
                <text:p>1.37652</text:p>
              </table:table-cell>
              <table:table-cell office:value-type="float" office:value="0.540365">
                <text:p>0.540365</text:p>
              </table:table-cell>
              <table:table-cell office:value-type="float" office:value="1.7478">
                <text:p>1.7478</text:p>
              </table:table-cell>
              <table:table-cell office:value-type="float" office:value="0.540258">
                <text:p>0.540258</text:p>
              </table:table-cell>
              <table:table-cell office:value-type="float" office:value="2.09465">
                <text:p>2.09465</text:p>
              </table:table-cell>
              <table:table-cell office:value-type="float" office:value="0.540101">
                <text:p>0.540101</text:p>
              </table:table-cell>
              <table:table-cell office:value-type="float" office:value="2.92336">
                <text:p>2.92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-0.112102">
                <text:p>-0.112102</text:p>
              </table:table-cell>
              <table:table-cell office:value-type="float" office:value="0.552574">
                <text:p>0.552574</text:p>
              </table:table-cell>
              <table:table-cell office:value-type="float" office:value="-0.0756235">
                <text:p>-0.0756235</text:p>
              </table:table-cell>
              <table:table-cell office:value-type="float" office:value="0.552481">
                <text:p>0.552481</text:p>
              </table:table-cell>
              <table:table-cell office:value-type="float" office:value="-0.0233675">
                <text:p>-0.0233675</text:p>
              </table:table-cell>
              <table:table-cell office:value-type="float" office:value="0.552389">
                <text:p>0.552389</text:p>
              </table:table-cell>
              <table:table-cell office:value-type="float" office:value="0.0499485">
                <text:p>0.0499485</text:p>
              </table:table-cell>
              <table:table-cell office:value-type="float" office:value="0.552252">
                <text:p>0.552252</text:p>
              </table:table-cell>
              <table:table-cell office:value-type="float" office:value="0.188392">
                <text:p>0.188392</text:p>
              </table:table-cell>
              <table:table-cell office:value-type="float" office:value="0.552163">
                <text:p>0.552163</text:p>
              </table:table-cell>
              <table:table-cell office:value-type="float" office:value="0.274917">
                <text:p>0.274917</text:p>
              </table:table-cell>
              <table:table-cell office:value-type="float" office:value="0.552074">
                <text:p>0.552074</text:p>
              </table:table-cell>
              <table:table-cell office:value-type="float" office:value="0.392362">
                <text:p>0.392362</text:p>
              </table:table-cell>
              <table:table-cell office:value-type="float" office:value="0.551986">
                <text:p>0.551986</text:p>
              </table:table-cell>
              <table:table-cell office:value-type="float" office:value="0.516116">
                <text:p>0.516116</text:p>
              </table:table-cell>
              <table:table-cell office:value-type="float" office:value="0.5519">
                <text:p>0.5519</text:p>
              </table:table-cell>
              <table:table-cell office:value-type="float" office:value="0.648346">
                <text:p>0.648346</text:p>
              </table:table-cell>
              <table:table-cell office:value-type="float" office:value="0.551814">
                <text:p>0.551814</text:p>
              </table:table-cell>
              <table:table-cell office:value-type="float" office:value="0.83958">
                <text:p>0.83958</text:p>
              </table:table-cell>
              <table:table-cell office:value-type="float" office:value="0.551688">
                <text:p>0.551688</text:p>
              </table:table-cell>
              <table:table-cell office:value-type="float" office:value="1.15961">
                <text:p>1.15961</text:p>
              </table:table-cell>
              <table:table-cell office:value-type="float" office:value="0.551605">
                <text:p>0.551605</text:p>
              </table:table-cell>
              <table:table-cell office:value-type="float" office:value="1.37643">
                <text:p>1.37643</text:p>
              </table:table-cell>
              <table:table-cell office:value-type="float" office:value="0.551524">
                <text:p>0.551524</text:p>
              </table:table-cell>
              <table:table-cell office:value-type="float" office:value="1.74774">
                <text:p>1.74774</text:p>
              </table:table-cell>
              <table:table-cell office:value-type="float" office:value="0.551444">
                <text:p>0.551444</text:p>
              </table:table-cell>
              <table:table-cell office:value-type="float" office:value="2.09461">
                <text:p>2.09461</text:p>
              </table:table-cell>
              <table:table-cell office:value-type="float" office:value="0.551326">
                <text:p>0.551326</text:p>
              </table:table-cell>
              <table:table-cell office:value-type="float" office:value="2.92334">
                <text:p>2.92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-0.116459">
                <text:p>-0.116459</text:p>
              </table:table-cell>
              <table:table-cell office:value-type="float" office:value="0.563383">
                <text:p>0.563383</text:p>
              </table:table-cell>
              <table:table-cell office:value-type="float" office:value="-0.0788884">
                <text:p>-0.0788884</text:p>
              </table:table-cell>
              <table:table-cell office:value-type="float" office:value="0.563321">
                <text:p>0.563321</text:p>
              </table:table-cell>
              <table:table-cell office:value-type="float" office:value="-0.02581">
                <text:p>-0.02581</text:p>
              </table:table-cell>
              <table:table-cell office:value-type="float" office:value="0.563259">
                <text:p>0.563259</text:p>
              </table:table-cell>
              <table:table-cell office:value-type="float" office:value="0.0481202">
                <text:p>0.0481202</text:p>
              </table:table-cell>
              <table:table-cell office:value-type="float" office:value="0.563168">
                <text:p>0.563168</text:p>
              </table:table-cell>
              <table:table-cell office:value-type="float" office:value="0.18723">
                <text:p>0.18723</text:p>
              </table:table-cell>
              <table:table-cell office:value-type="float" office:value="0.563108">
                <text:p>0.563108</text:p>
              </table:table-cell>
              <table:table-cell office:value-type="float" office:value="0.274088">
                <text:p>0.274088</text:p>
              </table:table-cell>
              <table:table-cell office:value-type="float" office:value="0.563049">
                <text:p>0.563049</text:p>
              </table:table-cell>
              <table:table-cell office:value-type="float" office:value="0.391772">
                <text:p>0.391772</text:p>
              </table:table-cell>
              <table:table-cell office:value-type="float" office:value="0.562991">
                <text:p>0.562991</text:p>
              </table:table-cell>
              <table:table-cell office:value-type="float" office:value="0.515706">
                <text:p>0.515706</text:p>
              </table:table-cell>
              <table:table-cell office:value-type="float" office:value="0.562933">
                <text:p>0.562933</text:p>
              </table:table-cell>
              <table:table-cell office:value-type="float" office:value="0.648068">
                <text:p>0.648068</text:p>
              </table:table-cell>
              <table:table-cell office:value-type="float" office:value="0.562876">
                <text:p>0.562876</text:p>
              </table:table-cell>
              <table:table-cell office:value-type="float" office:value="0.839392">
                <text:p>0.839392</text:p>
              </table:table-cell>
              <table:table-cell office:value-type="float" office:value="0.562792">
                <text:p>0.562792</text:p>
              </table:table-cell>
              <table:table-cell office:value-type="float" office:value="1.15951">
                <text:p>1.15951</text:p>
              </table:table-cell>
              <table:table-cell office:value-type="float" office:value="0.562737">
                <text:p>0.562737</text:p>
              </table:table-cell>
              <table:table-cell office:value-type="float" office:value="1.37636">
                <text:p>1.37636</text:p>
              </table:table-cell>
              <table:table-cell office:value-type="float" office:value="0.562683">
                <text:p>0.562683</text:p>
              </table:table-cell>
              <table:table-cell office:value-type="float" office:value="1.7477">
                <text:p>1.7477</text:p>
              </table:table-cell>
              <table:table-cell office:value-type="float" office:value="0.562629">
                <text:p>0.562629</text:p>
              </table:table-cell>
              <table:table-cell office:value-type="float" office:value="2.09459">
                <text:p>2.09459</text:p>
              </table:table-cell>
              <table:table-cell office:value-type="float" office:value="0.562551">
                <text:p>0.562551</text:p>
              </table:table-cell>
              <table:table-cell office:value-type="float" office:value="2.92333">
                <text:p>2.92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-0.119784">
                <text:p>-0.119784</text:p>
              </table:table-cell>
              <table:table-cell office:value-type="float" office:value="0.574191">
                <text:p>0.574191</text:p>
              </table:table-cell>
              <table:table-cell office:value-type="float" office:value="-0.0813636">
                <text:p>-0.0813636</text:p>
              </table:table-cell>
              <table:table-cell office:value-type="float" office:value="0.57416">
                <text:p>0.57416</text:p>
              </table:table-cell>
              <table:table-cell office:value-type="float" office:value="-0.027649">
                <text:p>-0.027649</text:p>
              </table:table-cell>
              <table:table-cell office:value-type="float" office:value="0.57413">
                <text:p>0.57413</text:p>
              </table:table-cell>
              <table:table-cell office:value-type="float" office:value="0.0467539">
                <text:p>0.0467539</text:p>
              </table:table-cell>
              <table:table-cell office:value-type="float" office:value="0.574084">
                <text:p>0.574084</text:p>
              </table:table-cell>
              <table:table-cell office:value-type="float" office:value="0.186371">
                <text:p>0.186371</text:p>
              </table:table-cell>
              <table:table-cell office:value-type="float" office:value="0.574054">
                <text:p>0.574054</text:p>
              </table:table-cell>
              <table:table-cell office:value-type="float" office:value="0.27348">
                <text:p>0.27348</text:p>
              </table:table-cell>
              <table:table-cell office:value-type="float" office:value="0.574025">
                <text:p>0.574025</text:p>
              </table:table-cell>
              <table:table-cell office:value-type="float" office:value="0.391344">
                <text:p>0.391344</text:p>
              </table:table-cell>
              <table:table-cell office:value-type="float" office:value="0.573995">
                <text:p>0.573995</text:p>
              </table:table-cell>
              <table:table-cell office:value-type="float" office:value="0.515412">
                <text:p>0.515412</text:p>
              </table:table-cell>
              <table:table-cell office:value-type="float" office:value="0.573967">
                <text:p>0.573967</text:p>
              </table:table-cell>
              <table:table-cell office:value-type="float" office:value="0.647871">
                <text:p>0.647871</text:p>
              </table:table-cell>
              <table:table-cell office:value-type="float" office:value="0.573938">
                <text:p>0.573938</text:p>
              </table:table-cell>
              <table:table-cell office:value-type="float" office:value="0.839259">
                <text:p>0.839259</text:p>
              </table:table-cell>
              <table:table-cell office:value-type="float" office:value="0.573896">
                <text:p>0.573896</text:p>
              </table:table-cell>
              <table:table-cell office:value-type="float" office:value="1.15944">
                <text:p>1.15944</text:p>
              </table:table-cell>
              <table:table-cell office:value-type="float" office:value="0.573868">
                <text:p>0.573868</text:p>
              </table:table-cell>
              <table:table-cell office:value-type="float" office:value="1.37632">
                <text:p>1.37632</text:p>
              </table:table-cell>
              <table:table-cell office:value-type="float" office:value="0.573841">
                <text:p>0.573841</text:p>
              </table:table-cell>
              <table:table-cell office:value-type="float" office:value="1.74768">
                <text:p>1.74768</text:p>
              </table:table-cell>
              <table:table-cell office:value-type="float" office:value="0.573815">
                <text:p>0.573815</text:p>
              </table:table-cell>
              <table:table-cell office:value-type="float" office:value="2.09457">
                <text:p>2.09457</text:p>
              </table:table-cell>
              <table:table-cell office:value-type="float" office:value="0.573775">
                <text:p>0.573775</text:p>
              </table:table-cell>
              <table:table-cell office:value-type="float" office:value="2.92333">
                <text:p>2.92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-0.122323">
                <text:p>-0.122323</text:p>
              </table:table-cell>
              <table:table-cell office:value-type="float" office:value="0.585">
                <text:p>0.585</text:p>
              </table:table-cell>
              <table:table-cell office:value-type="float" office:value="-0.0832403">
                <text:p>-0.0832403</text:p>
              </table:table-cell>
              <table:table-cell office:value-type="float" office:value="0.585">
                <text:p>0.585</text:p>
              </table:table-cell>
              <table:table-cell office:value-type="float" office:value="-0.0290332">
                <text:p>-0.0290332</text:p>
              </table:table-cell>
              <table:table-cell office:value-type="float" office:value="0.585">
                <text:p>0.585</text:p>
              </table:table-cell>
              <table:table-cell office:value-type="float" office:value="0.045733">
                <text:p>0.045733</text:p>
              </table:table-cell>
              <table:table-cell office:value-type="float" office:value="0.585">
                <text:p>0.585</text:p>
              </table:table-cell>
              <table:table-cell office:value-type="float" office:value="0.185737">
                <text:p>0.185737</text:p>
              </table:table-cell>
              <table:table-cell office:value-type="float" office:value="0.585">
                <text:p>0.585</text:p>
              </table:table-cell>
              <table:table-cell office:value-type="float" office:value="0.273035">
                <text:p>0.273035</text:p>
              </table:table-cell>
              <table:table-cell office:value-type="float" office:value="0.585">
                <text:p>0.585</text:p>
              </table:table-cell>
              <table:table-cell office:value-type="float" office:value="0.391033">
                <text:p>0.391033</text:p>
              </table:table-cell>
              <table:table-cell office:value-type="float" office:value="0.585">
                <text:p>0.585</text:p>
              </table:table-cell>
              <table:table-cell office:value-type="float" office:value="0.5152">
                <text:p>0.5152</text:p>
              </table:table-cell>
              <table:table-cell office:value-type="float" office:value="0.585">
                <text:p>0.585</text:p>
              </table:table-cell>
              <table:table-cell office:value-type="float" office:value="0.64773">
                <text:p>0.64773</text:p>
              </table:table-cell>
              <table:table-cell office:value-type="float" office:value="0.585">
                <text:p>0.585</text:p>
              </table:table-cell>
              <table:table-cell office:value-type="float" office:value="0.839166">
                <text:p>0.839166</text:p>
              </table:table-cell>
              <table:table-cell office:value-type="float" office:value="0.585">
                <text:p>0.585</text:p>
              </table:table-cell>
              <table:table-cell office:value-type="float" office:value="1.1594">
                <text:p>1.1594</text:p>
              </table:table-cell>
              <table:table-cell office:value-type="float" office:value="0.585">
                <text:p>0.585</text:p>
              </table:table-cell>
              <table:table-cell office:value-type="float" office:value="1.37629">
                <text:p>1.37629</text:p>
              </table:table-cell>
              <table:table-cell office:value-type="float" office:value="0.585">
                <text:p>0.585</text:p>
              </table:table-cell>
              <table:table-cell office:value-type="float" office:value="1.74766">
                <text:p>1.74766</text:p>
              </table:table-cell>
              <table:table-cell office:value-type="float" office:value="0.585">
                <text:p>0.585</text:p>
              </table:table-cell>
              <table:table-cell office:value-type="float" office:value="2.09456">
                <text:p>2.09456</text:p>
              </table:table-cell>
              <table:table-cell office:value-type="float" office:value="0.585">
                <text:p>0.585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-0.12426">
                <text:p>-0.12426</text:p>
              </table:table-cell>
              <table:table-cell office:value-type="float" office:value="0.595809">
                <text:p>0.595809</text:p>
              </table:table-cell>
              <table:table-cell office:value-type="float" office:value="-0.0846631">
                <text:p>-0.0846631</text:p>
              </table:table-cell>
              <table:table-cell office:value-type="float" office:value="0.59584">
                <text:p>0.59584</text:p>
              </table:table-cell>
              <table:table-cell office:value-type="float" office:value="-0.0300754">
                <text:p>-0.0300754</text:p>
              </table:table-cell>
              <table:table-cell office:value-type="float" office:value="0.59587">
                <text:p>0.59587</text:p>
              </table:table-cell>
              <table:table-cell office:value-type="float" office:value="0.0449702">
                <text:p>0.0449702</text:p>
              </table:table-cell>
              <table:table-cell office:value-type="float" office:value="0.595916">
                <text:p>0.595916</text:p>
              </table:table-cell>
              <table:table-cell office:value-type="float" office:value="0.185268">
                <text:p>0.185268</text:p>
              </table:table-cell>
              <table:table-cell office:value-type="float" office:value="0.595946">
                <text:p>0.595946</text:p>
              </table:table-cell>
              <table:table-cell office:value-type="float" office:value="0.27271">
                <text:p>0.27271</text:p>
              </table:table-cell>
              <table:table-cell office:value-type="float" office:value="0.595975">
                <text:p>0.595975</text:p>
              </table:table-cell>
              <table:table-cell office:value-type="float" office:value="0.390807">
                <text:p>0.390807</text:p>
              </table:table-cell>
              <table:table-cell office:value-type="float" office:value="0.596005">
                <text:p>0.596005</text:p>
              </table:table-cell>
              <table:table-cell office:value-type="float" office:value="0.515047">
                <text:p>0.515047</text:p>
              </table:table-cell>
              <table:table-cell office:value-type="float" office:value="0.596033">
                <text:p>0.596033</text:p>
              </table:table-cell>
              <table:table-cell office:value-type="float" office:value="0.64763">
                <text:p>0.64763</text:p>
              </table:table-cell>
              <table:table-cell office:value-type="float" office:value="0.596062">
                <text:p>0.596062</text:p>
              </table:table-cell>
              <table:table-cell office:value-type="float" office:value="0.8391">
                <text:p>0.8391</text:p>
              </table:table-cell>
              <table:table-cell office:value-type="float" office:value="0.596104">
                <text:p>0.596104</text:p>
              </table:table-cell>
              <table:table-cell office:value-type="float" office:value="1.15936">
                <text:p>1.15936</text:p>
              </table:table-cell>
              <table:table-cell office:value-type="float" office:value="0.596132">
                <text:p>0.596132</text:p>
              </table:table-cell>
              <table:table-cell office:value-type="float" office:value="1.37627">
                <text:p>1.37627</text:p>
              </table:table-cell>
              <table:table-cell office:value-type="float" office:value="0.596159">
                <text:p>0.596159</text:p>
              </table:table-cell>
              <table:table-cell office:value-type="float" office:value="1.74765">
                <text:p>1.74765</text:p>
              </table:table-cell>
              <table:table-cell office:value-type="float" office:value="0.596185">
                <text:p>0.596185</text:p>
              </table:table-cell>
              <table:table-cell office:value-type="float" office:value="2.09456">
                <text:p>2.09456</text:p>
              </table:table-cell>
              <table:table-cell office:value-type="float" office:value="0.596225">
                <text:p>0.596225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-0.12574">
                <text:p>-0.12574</text:p>
              </table:table-cell>
              <table:table-cell office:value-type="float" office:value="0.606617">
                <text:p>0.606617</text:p>
              </table:table-cell>
              <table:table-cell office:value-type="float" office:value="-0.085742">
                <text:p>-0.085742</text:p>
              </table:table-cell>
              <table:table-cell office:value-type="float" office:value="0.606679">
                <text:p>0.606679</text:p>
              </table:table-cell>
              <table:table-cell office:value-type="float" office:value="-0.03086">
                <text:p>-0.03086</text:p>
              </table:table-cell>
              <table:table-cell office:value-type="float" office:value="0.606741">
                <text:p>0.606741</text:p>
              </table:table-cell>
              <table:table-cell office:value-type="float" office:value="0.0444001">
                <text:p>0.0444001</text:p>
              </table:table-cell>
              <table:table-cell office:value-type="float" office:value="0.606832">
                <text:p>0.606832</text:p>
              </table:table-cell>
              <table:table-cell office:value-type="float" office:value="0.184923">
                <text:p>0.184923</text:p>
              </table:table-cell>
              <table:table-cell office:value-type="float" office:value="0.606892">
                <text:p>0.606892</text:p>
              </table:table-cell>
              <table:table-cell office:value-type="float" office:value="0.272471">
                <text:p>0.272471</text:p>
              </table:table-cell>
              <table:table-cell office:value-type="float" office:value="0.606951">
                <text:p>0.606951</text:p>
              </table:table-cell>
              <table:table-cell office:value-type="float" office:value="0.390643">
                <text:p>0.390643</text:p>
              </table:table-cell>
              <table:table-cell office:value-type="float" office:value="0.607009">
                <text:p>0.607009</text:p>
              </table:table-cell>
              <table:table-cell office:value-type="float" office:value="0.514938">
                <text:p>0.514938</text:p>
              </table:table-cell>
              <table:table-cell office:value-type="float" office:value="0.607067">
                <text:p>0.607067</text:p>
              </table:table-cell>
              <table:table-cell office:value-type="float" office:value="0.647558">
                <text:p>0.647558</text:p>
              </table:table-cell>
              <table:table-cell office:value-type="float" office:value="0.607124">
                <text:p>0.607124</text:p>
              </table:table-cell>
              <table:table-cell office:value-type="float" office:value="0.839053">
                <text:p>0.839053</text:p>
              </table:table-cell>
              <table:table-cell office:value-type="float" office:value="0.607208">
                <text:p>0.607208</text:p>
              </table:table-cell>
              <table:table-cell office:value-type="float" office:value="1.15934">
                <text:p>1.15934</text:p>
              </table:table-cell>
              <table:table-cell office:value-type="float" office:value="0.607263">
                <text:p>0.607263</text:p>
              </table:table-cell>
              <table:table-cell office:value-type="float" office:value="1.37626">
                <text:p>1.37626</text:p>
              </table:table-cell>
              <table:table-cell office:value-type="float" office:value="0.607317">
                <text:p>0.607317</text:p>
              </table:table-cell>
              <table:table-cell office:value-type="float" office:value="1.74764">
                <text:p>1.74764</text:p>
              </table:table-cell>
              <table:table-cell office:value-type="float" office:value="0.607371">
                <text:p>0.607371</text:p>
              </table:table-cell>
              <table:table-cell office:value-type="float" office:value="2.09455">
                <text:p>2.09455</text:p>
              </table:table-cell>
              <table:table-cell office:value-type="float" office:value="0.607449">
                <text:p>0.607449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-0.126869">
                <text:p>-0.126869</text:p>
              </table:table-cell>
              <table:table-cell office:value-type="float" office:value="0.617426">
                <text:p>0.617426</text:p>
              </table:table-cell>
              <table:table-cell office:value-type="float" office:value="-0.0865601">
                <text:p>-0.0865601</text:p>
              </table:table-cell>
              <table:table-cell office:value-type="float" office:value="0.617519">
                <text:p>0.617519</text:p>
              </table:table-cell>
              <table:table-cell office:value-type="float" office:value="-0.0314506">
                <text:p>-0.0314506</text:p>
              </table:table-cell>
              <table:table-cell office:value-type="float" office:value="0.617611">
                <text:p>0.617611</text:p>
              </table:table-cell>
              <table:table-cell office:value-type="float" office:value="0.0439741">
                <text:p>0.0439741</text:p>
              </table:table-cell>
              <table:table-cell office:value-type="float" office:value="0.617748">
                <text:p>0.617748</text:p>
              </table:table-cell>
              <table:table-cell office:value-type="float" office:value="0.184667">
                <text:p>0.184667</text:p>
              </table:table-cell>
              <table:table-cell office:value-type="float" office:value="0.617837">
                <text:p>0.617837</text:p>
              </table:table-cell>
              <table:table-cell office:value-type="float" office:value="0.272297">
                <text:p>0.272297</text:p>
              </table:table-cell>
              <table:table-cell office:value-type="float" office:value="0.617926">
                <text:p>0.617926</text:p>
              </table:table-cell>
              <table:table-cell office:value-type="float" office:value="0.390524">
                <text:p>0.390524</text:p>
              </table:table-cell>
              <table:table-cell office:value-type="float" office:value="0.618014">
                <text:p>0.618014</text:p>
              </table:table-cell>
              <table:table-cell office:value-type="float" office:value="0.514859">
                <text:p>0.514859</text:p>
              </table:table-cell>
              <table:table-cell office:value-type="float" office:value="0.6181">
                <text:p>0.6181</text:p>
              </table:table-cell>
              <table:table-cell office:value-type="float" office:value="0.647507">
                <text:p>0.647507</text:p>
              </table:table-cell>
              <table:table-cell office:value-type="float" office:value="0.618186">
                <text:p>0.618186</text:p>
              </table:table-cell>
              <table:table-cell office:value-type="float" office:value="0.839021">
                <text:p>0.839021</text:p>
              </table:table-cell>
              <table:table-cell office:value-type="float" office:value="0.618312">
                <text:p>0.618312</text:p>
              </table:table-cell>
              <table:table-cell office:value-type="float" office:value="1.15932">
                <text:p>1.15932</text:p>
              </table:table-cell>
              <table:table-cell office:value-type="float" office:value="0.618395">
                <text:p>0.618395</text:p>
              </table:table-cell>
              <table:table-cell office:value-type="float" office:value="1.37625">
                <text:p>1.37625</text:p>
              </table:table-cell>
              <table:table-cell office:value-type="float" office:value="0.618476">
                <text:p>0.618476</text:p>
              </table:table-cell>
              <table:table-cell office:value-type="float" office:value="1.74763">
                <text:p>1.74763</text:p>
              </table:table-cell>
              <table:table-cell office:value-type="float" office:value="0.618556">
                <text:p>0.618556</text:p>
              </table:table-cell>
              <table:table-cell office:value-type="float" office:value="2.09455">
                <text:p>2.09455</text:p>
              </table:table-cell>
              <table:table-cell office:value-type="float" office:value="0.618674">
                <text:p>0.618674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-0.127731">
                <text:p>-0.127731</text:p>
              </table:table-cell>
              <table:table-cell office:value-type="float" office:value="0.628235">
                <text:p>0.628235</text:p>
              </table:table-cell>
              <table:table-cell office:value-type="float" office:value="-0.0871804">
                <text:p>-0.0871804</text:p>
              </table:table-cell>
              <table:table-cell office:value-type="float" office:value="0.628359">
                <text:p>0.628359</text:p>
              </table:table-cell>
              <table:table-cell office:value-type="float" office:value="-0.0318953">
                <text:p>-0.0318953</text:p>
              </table:table-cell>
              <table:table-cell office:value-type="float" office:value="0.628482">
                <text:p>0.628482</text:p>
              </table:table-cell>
              <table:table-cell office:value-type="float" office:value="0.0436559">
                <text:p>0.0436559</text:p>
              </table:table-cell>
              <table:table-cell office:value-type="float" office:value="0.628664">
                <text:p>0.628664</text:p>
              </table:table-cell>
              <table:table-cell office:value-type="float" office:value="0.184479">
                <text:p>0.184479</text:p>
              </table:table-cell>
              <table:table-cell office:value-type="float" office:value="0.628783">
                <text:p>0.628783</text:p>
              </table:table-cell>
              <table:table-cell office:value-type="float" office:value="0.272169">
                <text:p>0.272169</text:p>
              </table:table-cell>
              <table:table-cell office:value-type="float" office:value="0.628902">
                <text:p>0.628902</text:p>
              </table:table-cell>
              <table:table-cell office:value-type="float" office:value="0.390438">
                <text:p>0.390438</text:p>
              </table:table-cell>
              <table:table-cell office:value-type="float" office:value="0.629018">
                <text:p>0.629018</text:p>
              </table:table-cell>
              <table:table-cell office:value-type="float" office:value="0.514802">
                <text:p>0.514802</text:p>
              </table:table-cell>
              <table:table-cell office:value-type="float" office:value="0.629134">
                <text:p>0.629134</text:p>
              </table:table-cell>
              <table:table-cell office:value-type="float" office:value="0.647471">
                <text:p>0.647471</text:p>
              </table:table-cell>
              <table:table-cell office:value-type="float" office:value="0.629248">
                <text:p>0.629248</text:p>
              </table:table-cell>
              <table:table-cell office:value-type="float" office:value="0.838998">
                <text:p>0.838998</text:p>
              </table:table-cell>
              <table:table-cell office:value-type="float" office:value="0.629416">
                <text:p>0.629416</text:p>
              </table:table-cell>
              <table:table-cell office:value-type="float" office:value="1.15931">
                <text:p>1.15931</text:p>
              </table:table-cell>
              <table:table-cell office:value-type="float" office:value="0.629526">
                <text:p>0.629526</text:p>
              </table:table-cell>
              <table:table-cell office:value-type="float" office:value="1.37624">
                <text:p>1.37624</text:p>
              </table:table-cell>
              <table:table-cell office:value-type="float" office:value="0.629635">
                <text:p>0.629635</text:p>
              </table:table-cell>
              <table:table-cell office:value-type="float" office:value="1.74763">
                <text:p>1.74763</text:p>
              </table:table-cell>
              <table:table-cell office:value-type="float" office:value="0.629742">
                <text:p>0.629742</text:p>
              </table:table-cell>
              <table:table-cell office:value-type="float" office:value="2.09455">
                <text:p>2.09455</text:p>
              </table:table-cell>
              <table:table-cell office:value-type="float" office:value="0.629899">
                <text:p>0.629899</text:p>
              </table:table-cell>
              <table:table-cell office:value-type="float" office:value="2.92331">
                <text:p>2.923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-0.12839">
                <text:p>-0.12839</text:p>
              </table:table-cell>
              <table:table-cell office:value-type="float" office:value="0.639043">
                <text:p>0.639043</text:p>
              </table:table-cell>
              <table:table-cell office:value-type="float" office:value="-0.0876511">
                <text:p>-0.0876511</text:p>
              </table:table-cell>
              <table:table-cell office:value-type="float" office:value="0.639199">
                <text:p>0.639199</text:p>
              </table:table-cell>
              <table:table-cell office:value-type="float" office:value="-0.0322301">
                <text:p>-0.0322301</text:p>
              </table:table-cell>
              <table:table-cell office:value-type="float" office:value="0.639352">
                <text:p>0.639352</text:p>
              </table:table-cell>
              <table:table-cell office:value-type="float" office:value="0.0434181">
                <text:p>0.0434181</text:p>
              </table:table-cell>
              <table:table-cell office:value-type="float" office:value="0.639579">
                <text:p>0.639579</text:p>
              </table:table-cell>
              <table:table-cell office:value-type="float" office:value="0.18434">
                <text:p>0.18434</text:p>
              </table:table-cell>
              <table:table-cell office:value-type="float" office:value="0.639729">
                <text:p>0.639729</text:p>
              </table:table-cell>
              <table:table-cell office:value-type="float" office:value="0.272075">
                <text:p>0.272075</text:p>
              </table:table-cell>
              <table:table-cell office:value-type="float" office:value="0.639877">
                <text:p>0.639877</text:p>
              </table:table-cell>
              <table:table-cell office:value-type="float" office:value="0.390376">
                <text:p>0.390376</text:p>
              </table:table-cell>
              <table:table-cell office:value-type="float" office:value="0.640023">
                <text:p>0.640023</text:p>
              </table:table-cell>
              <table:table-cell office:value-type="float" office:value="0.514762">
                <text:p>0.514762</text:p>
              </table:table-cell>
              <table:table-cell office:value-type="float" office:value="0.640167">
                <text:p>0.640167</text:p>
              </table:table-cell>
              <table:table-cell office:value-type="float" office:value="0.647446">
                <text:p>0.647446</text:p>
              </table:table-cell>
              <table:table-cell office:value-type="float" office:value="0.64031">
                <text:p>0.64031</text:p>
              </table:table-cell>
              <table:table-cell office:value-type="float" office:value="0.838982">
                <text:p>0.838982</text:p>
              </table:table-cell>
              <table:table-cell office:value-type="float" office:value="0.64052">
                <text:p>0.64052</text:p>
              </table:table-cell>
              <table:table-cell office:value-type="float" office:value="1.15931">
                <text:p>1.15931</text:p>
              </table:table-cell>
              <table:table-cell office:value-type="float" office:value="0.640658">
                <text:p>0.640658</text:p>
              </table:table-cell>
              <table:table-cell office:value-type="float" office:value="1.37624">
                <text:p>1.37624</text:p>
              </table:table-cell>
              <table:table-cell office:value-type="float" office:value="0.640794">
                <text:p>0.640794</text:p>
              </table:table-cell>
              <table:table-cell office:value-type="float" office:value="1.74763">
                <text:p>1.74763</text:p>
              </table:table-cell>
              <table:table-cell office:value-type="float" office:value="0.640927">
                <text:p>0.640927</text:p>
              </table:table-cell>
              <table:table-cell office:value-type="float" office:value="2.09455">
                <text:p>2.09455</text:p>
              </table:table-cell>
              <table:table-cell office:value-type="float" office:value="0.641123">
                <text:p>0.641123</text:p>
              </table:table-cell>
              <table:table-cell office:value-type="float" office:value="2.92331">
                <text:p>2.92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-0.128893">
                <text:p>-0.128893</text:p>
              </table:table-cell>
              <table:table-cell office:value-type="float" office:value="0.649852">
                <text:p>0.649852</text:p>
              </table:table-cell>
              <table:table-cell office:value-type="float" office:value="-0.0880081">
                <text:p>-0.0880081</text:p>
              </table:table-cell>
              <table:table-cell office:value-type="float" office:value="0.650038">
                <text:p>0.650038</text:p>
              </table:table-cell>
              <table:table-cell office:value-type="float" office:value="-0.0324823">
                <text:p>-0.0324823</text:p>
              </table:table-cell>
              <table:table-cell office:value-type="float" office:value="0.650223">
                <text:p>0.650223</text:p>
              </table:table-cell>
              <table:table-cell office:value-type="float" office:value="0.0432406">
                <text:p>0.0432406</text:p>
              </table:table-cell>
              <table:table-cell office:value-type="float" office:value="0.650495">
                <text:p>0.650495</text:p>
              </table:table-cell>
              <table:table-cell office:value-type="float" office:value="0.184238">
                <text:p>0.184238</text:p>
              </table:table-cell>
              <table:table-cell office:value-type="float" office:value="0.650675">
                <text:p>0.650675</text:p>
              </table:table-cell>
              <table:table-cell office:value-type="float" office:value="0.272007">
                <text:p>0.272007</text:p>
              </table:table-cell>
              <table:table-cell office:value-type="float" office:value="0.650852">
                <text:p>0.650852</text:p>
              </table:table-cell>
              <table:table-cell office:value-type="float" office:value="0.390331">
                <text:p>0.390331</text:p>
              </table:table-cell>
              <table:table-cell office:value-type="float" office:value="0.651028">
                <text:p>0.651028</text:p>
              </table:table-cell>
              <table:table-cell office:value-type="float" office:value="0.514733">
                <text:p>0.514733</text:p>
              </table:table-cell>
              <table:table-cell office:value-type="float" office:value="0.651201">
                <text:p>0.651201</text:p>
              </table:table-cell>
              <table:table-cell office:value-type="float" office:value="0.647428">
                <text:p>0.647428</text:p>
              </table:table-cell>
              <table:table-cell office:value-type="float" office:value="0.651372">
                <text:p>0.651372</text:p>
              </table:table-cell>
              <table:table-cell office:value-type="float" office:value="0.838971">
                <text:p>0.838971</text:p>
              </table:table-cell>
              <table:table-cell office:value-type="float" office:value="0.651624">
                <text:p>0.651624</text:p>
              </table:table-cell>
              <table:table-cell office:value-type="float" office:value="1.1593">
                <text:p>1.1593</text:p>
              </table:table-cell>
              <table:table-cell office:value-type="float" office:value="0.65179">
                <text:p>0.65179</text:p>
              </table:table-cell>
              <table:table-cell office:value-type="float" office:value="1.37624">
                <text:p>1.37624</text:p>
              </table:table-cell>
              <table:table-cell office:value-type="float" office:value="0.651952">
                <text:p>0.651952</text:p>
              </table:table-cell>
              <table:table-cell office:value-type="float" office:value="1.74762">
                <text:p>1.74762</text:p>
              </table:table-cell>
              <table:table-cell office:value-type="float" office:value="0.652113">
                <text:p>0.652113</text:p>
              </table:table-cell>
              <table:table-cell office:value-type="float" office:value="2.09455">
                <text:p>2.09455</text:p>
              </table:table-cell>
              <table:table-cell office:value-type="float" office:value="0.652348">
                <text:p>0.652348</text:p>
              </table:table-cell>
              <table:table-cell office:value-type="float" office:value="2.92331">
                <text:p>2.92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-0.129279">
                <text:p>-0.129279</text:p>
              </table:table-cell>
              <table:table-cell office:value-type="float" office:value="0.660661">
                <text:p>0.660661</text:p>
              </table:table-cell>
              <table:table-cell office:value-type="float" office:value="-0.0882793">
                <text:p>-0.0882793</text:p>
              </table:table-cell>
              <table:table-cell office:value-type="float" office:value="0.660878">
                <text:p>0.660878</text:p>
              </table:table-cell>
              <table:table-cell office:value-type="float" office:value="-0.0326722">
                <text:p>-0.0326722</text:p>
              </table:table-cell>
              <table:table-cell office:value-type="float" office:value="0.661093">
                <text:p>0.661093</text:p>
              </table:table-cell>
              <table:table-cell office:value-type="float" office:value="0.0431081">
                <text:p>0.0431081</text:p>
              </table:table-cell>
              <table:table-cell office:value-type="float" office:value="0.661411">
                <text:p>0.661411</text:p>
              </table:table-cell>
              <table:table-cell office:value-type="float" office:value="0.184163">
                <text:p>0.184163</text:p>
              </table:table-cell>
              <table:table-cell office:value-type="float" office:value="0.661621">
                <text:p>0.661621</text:p>
              </table:table-cell>
              <table:table-cell office:value-type="float" office:value="0.271958">
                <text:p>0.271958</text:p>
              </table:table-cell>
              <table:table-cell office:value-type="float" office:value="0.661828">
                <text:p>0.661828</text:p>
              </table:table-cell>
              <table:table-cell office:value-type="float" office:value="0.390299">
                <text:p>0.390299</text:p>
              </table:table-cell>
              <table:table-cell office:value-type="float" office:value="0.662032">
                <text:p>0.662032</text:p>
              </table:table-cell>
              <table:table-cell office:value-type="float" office:value="0.514713">
                <text:p>0.514713</text:p>
              </table:table-cell>
              <table:table-cell office:value-type="float" office:value="0.662234">
                <text:p>0.662234</text:p>
              </table:table-cell>
              <table:table-cell office:value-type="float" office:value="0.647416">
                <text:p>0.647416</text:p>
              </table:table-cell>
              <table:table-cell office:value-type="float" office:value="0.662434">
                <text:p>0.662434</text:p>
              </table:table-cell>
              <table:table-cell office:value-type="float" office:value="0.838963">
                <text:p>0.838963</text:p>
              </table:table-cell>
              <table:table-cell office:value-type="float" office:value="0.662728">
                <text:p>0.662728</text:p>
              </table:table-cell>
              <table:table-cell office:value-type="float" office:value="1.1593">
                <text:p>1.1593</text:p>
              </table:table-cell>
              <table:table-cell office:value-type="float" office:value="0.662921">
                <text:p>0.662921</text:p>
              </table:table-cell>
              <table:table-cell office:value-type="float" office:value="1.37624">
                <text:p>1.37624</text:p>
              </table:table-cell>
              <table:table-cell office:value-type="float" office:value="0.663111">
                <text:p>0.663111</text:p>
              </table:table-cell>
              <table:table-cell office:value-type="float" office:value="1.74762">
                <text:p>1.74762</text:p>
              </table:table-cell>
              <table:table-cell office:value-type="float" office:value="0.663298">
                <text:p>0.663298</text:p>
              </table:table-cell>
              <table:table-cell office:value-type="float" office:value="2.09455">
                <text:p>2.09455</text:p>
              </table:table-cell>
              <table:table-cell office:value-type="float" office:value="0.663573">
                <text:p>0.663573</text:p>
              </table:table-cell>
              <table:table-cell office:value-type="float" office:value="2.92331">
                <text:p>2.923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-0.129574">
                <text:p>-0.129574</text:p>
              </table:table-cell>
              <table:table-cell office:value-type="float" office:value="0.67147">
                <text:p>0.67147</text:p>
              </table:table-cell>
              <table:table-cell office:value-type="float" office:value="-0.0884855">
                <text:p>-0.0884855</text:p>
              </table:table-cell>
              <table:table-cell office:value-type="float" office:value="0.671718">
                <text:p>0.671718</text:p>
              </table:table-cell>
              <table:table-cell office:value-type="float" office:value="-0.0328154">
                <text:p>-0.0328154</text:p>
              </table:table-cell>
              <table:table-cell office:value-type="float" office:value="0.671963">
                <text:p>0.671963</text:p>
              </table:table-cell>
              <table:table-cell office:value-type="float" office:value="0.0430092">
                <text:p>0.0430092</text:p>
              </table:table-cell>
              <table:table-cell office:value-type="float" office:value="0.672327">
                <text:p>0.672327</text:p>
              </table:table-cell>
              <table:table-cell office:value-type="float" office:value="0.184108">
                <text:p>0.184108</text:p>
              </table:table-cell>
              <table:table-cell office:value-type="float" office:value="0.672566">
                <text:p>0.672566</text:p>
              </table:table-cell>
              <table:table-cell office:value-type="float" office:value="0.271922">
                <text:p>0.271922</text:p>
              </table:table-cell>
              <table:table-cell office:value-type="float" office:value="0.672803">
                <text:p>0.672803</text:p>
              </table:table-cell>
              <table:table-cell office:value-type="float" office:value="0.390276">
                <text:p>0.390276</text:p>
              </table:table-cell>
              <table:table-cell office:value-type="float" office:value="0.673037">
                <text:p>0.673037</text:p>
              </table:table-cell>
              <table:table-cell office:value-type="float" office:value="0.514699">
                <text:p>0.514699</text:p>
              </table:table-cell>
              <table:table-cell office:value-type="float" office:value="0.673268">
                <text:p>0.673268</text:p>
              </table:table-cell>
              <table:table-cell office:value-type="float" office:value="0.647408">
                <text:p>0.647408</text:p>
              </table:table-cell>
              <table:table-cell office:value-type="float" office:value="0.673496">
                <text:p>0.673496</text:p>
              </table:table-cell>
              <table:table-cell office:value-type="float" office:value="0.838959">
                <text:p>0.838959</text:p>
              </table:table-cell>
              <table:table-cell office:value-type="float" office:value="0.673832">
                <text:p>0.673832</text:p>
              </table:table-cell>
              <table:table-cell office:value-type="float" office:value="1.1593">
                <text:p>1.1593</text:p>
              </table:table-cell>
              <table:table-cell office:value-type="float" office:value="0.674053">
                <text:p>0.674053</text:p>
              </table:table-cell>
              <table:table-cell office:value-type="float" office:value="1.37623">
                <text:p>1.37623</text:p>
              </table:table-cell>
              <table:table-cell office:value-type="float" office:value="0.67427">
                <text:p>0.67427</text:p>
              </table:table-cell>
              <table:table-cell office:value-type="float" office:value="1.74762">
                <text:p>1.74762</text:p>
              </table:table-cell>
              <table:table-cell office:value-type="float" office:value="0.674483">
                <text:p>0.674483</text:p>
              </table:table-cell>
              <table:table-cell office:value-type="float" office:value="2.09455">
                <text:p>2.09455</text:p>
              </table:table-cell>
              <table:table-cell office:value-type="float" office:value="0.674797">
                <text:p>0.674797</text:p>
              </table:table-cell>
              <table:table-cell office:value-type="float" office:value="2.92331">
                <text:p>2.923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-0.1298">
                <text:p>-0.1298</text:p>
              </table:table-cell>
              <table:table-cell office:value-type="float" office:value="0.682278">
                <text:p>0.682278</text:p>
              </table:table-cell>
              <table:table-cell office:value-type="float" office:value="-0.0886426">
                <text:p>-0.0886426</text:p>
              </table:table-cell>
              <table:table-cell office:value-type="float" office:value="0.682557">
                <text:p>0.682557</text:p>
              </table:table-cell>
              <table:table-cell office:value-type="float" office:value="-0.0329234">
                <text:p>-0.0329234</text:p>
              </table:table-cell>
              <table:table-cell office:value-type="float" office:value="0.682834">
                <text:p>0.682834</text:p>
              </table:table-cell>
              <table:table-cell office:value-type="float" office:value="0.0429355">
                <text:p>0.0429355</text:p>
              </table:table-cell>
              <table:table-cell office:value-type="float" office:value="0.683243">
                <text:p>0.683243</text:p>
              </table:table-cell>
              <table:table-cell office:value-type="float" office:value="0.184068">
                <text:p>0.184068</text:p>
              </table:table-cell>
              <table:table-cell office:value-type="float" office:value="0.683512">
                <text:p>0.683512</text:p>
              </table:table-cell>
              <table:table-cell office:value-type="float" office:value="0.271897">
                <text:p>0.271897</text:p>
              </table:table-cell>
              <table:table-cell office:value-type="float" office:value="0.683778">
                <text:p>0.683778</text:p>
              </table:table-cell>
              <table:table-cell office:value-type="float" office:value="0.390261">
                <text:p>0.390261</text:p>
              </table:table-cell>
              <table:table-cell office:value-type="float" office:value="0.684042">
                <text:p>0.684042</text:p>
              </table:table-cell>
              <table:table-cell office:value-type="float" office:value="0.51469">
                <text:p>0.51469</text:p>
              </table:table-cell>
              <table:table-cell office:value-type="float" office:value="0.684301">
                <text:p>0.684301</text:p>
              </table:table-cell>
              <table:table-cell office:value-type="float" office:value="0.647403">
                <text:p>0.647403</text:p>
              </table:table-cell>
              <table:table-cell office:value-type="float" office:value="0.684558">
                <text:p>0.684558</text:p>
              </table:table-cell>
              <table:table-cell office:value-type="float" office:value="0.838956">
                <text:p>0.838956</text:p>
              </table:table-cell>
              <table:table-cell office:value-type="float" office:value="0.684936">
                <text:p>0.684936</text:p>
              </table:table-cell>
              <table:table-cell office:value-type="float" office:value="1.15929">
                <text:p>1.15929</text:p>
              </table:table-cell>
              <table:table-cell office:value-type="float" office:value="0.685184">
                <text:p>0.685184</text:p>
              </table:table-cell>
              <table:table-cell office:value-type="float" office:value="1.37623">
                <text:p>1.37623</text:p>
              </table:table-cell>
              <table:table-cell office:value-type="float" office:value="0.685428">
                <text:p>0.685428</text:p>
              </table:table-cell>
              <table:table-cell office:value-type="float" office:value="1.74762">
                <text:p>1.74762</text:p>
              </table:table-cell>
              <table:table-cell office:value-type="float" office:value="0.685669">
                <text:p>0.685669</text:p>
              </table:table-cell>
              <table:table-cell office:value-type="float" office:value="2.09455">
                <text:p>2.09455</text:p>
              </table:table-cell>
              <table:table-cell office:value-type="float" office:value="0.686022">
                <text:p>0.686022</text:p>
              </table:table-cell>
              <table:table-cell office:value-type="float" office:value="2.92331">
                <text:p>2.923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-0.129975">
                <text:p>-0.129975</text:p>
              </table:table-cell>
              <table:table-cell office:value-type="float" office:value="0.693087">
                <text:p>0.693087</text:p>
              </table:table-cell>
              <table:table-cell office:value-type="float" office:value="-0.0887626">
                <text:p>-0.0887626</text:p>
              </table:table-cell>
              <table:table-cell office:value-type="float" office:value="0.693397">
                <text:p>0.693397</text:p>
              </table:table-cell>
              <table:table-cell office:value-type="float" office:value="-0.033005">
                <text:p>-0.033005</text:p>
              </table:table-cell>
              <table:table-cell office:value-type="float" office:value="0.693704">
                <text:p>0.693704</text:p>
              </table:table-cell>
              <table:table-cell office:value-type="float" office:value="0.0428809">
                <text:p>0.0428809</text:p>
              </table:table-cell>
              <table:table-cell office:value-type="float" office:value="0.694159">
                <text:p>0.694159</text:p>
              </table:table-cell>
              <table:table-cell office:value-type="float" office:value="0.184039">
                <text:p>0.184039</text:p>
              </table:table-cell>
              <table:table-cell office:value-type="float" office:value="0.694458">
                <text:p>0.694458</text:p>
              </table:table-cell>
              <table:table-cell office:value-type="float" office:value="0.27188">
                <text:p>0.27188</text:p>
              </table:table-cell>
              <table:table-cell office:value-type="float" office:value="0.694754">
                <text:p>0.694754</text:p>
              </table:table-cell>
              <table:table-cell office:value-type="float" office:value="0.39025">
                <text:p>0.39025</text:p>
              </table:table-cell>
              <table:table-cell office:value-type="float" office:value="0.695046">
                <text:p>0.695046</text:p>
              </table:table-cell>
              <table:table-cell office:value-type="float" office:value="0.514685">
                <text:p>0.514685</text:p>
              </table:table-cell>
              <table:table-cell office:value-type="float" office:value="0.695335">
                <text:p>0.695335</text:p>
              </table:table-cell>
              <table:table-cell office:value-type="float" office:value="0.6474">
                <text:p>0.6474</text:p>
              </table:table-cell>
              <table:table-cell office:value-type="float" office:value="0.69562">
                <text:p>0.69562</text:p>
              </table:table-cell>
              <table:table-cell office:value-type="float" office:value="0.838956">
                <text:p>0.838956</text:p>
              </table:table-cell>
              <table:table-cell office:value-type="float" office:value="0.69604">
                <text:p>0.69604</text:p>
              </table:table-cell>
              <table:table-cell office:value-type="float" office:value="1.1593">
                <text:p>1.1593</text:p>
              </table:table-cell>
              <table:table-cell office:value-type="float" office:value="0.696316">
                <text:p>0.696316</text:p>
              </table:table-cell>
              <table:table-cell office:value-type="float" office:value="1.37624">
                <text:p>1.37624</text:p>
              </table:table-cell>
              <table:table-cell office:value-type="float" office:value="0.696587">
                <text:p>0.696587</text:p>
              </table:table-cell>
              <table:table-cell office:value-type="float" office:value="1.74762">
                <text:p>1.74762</text:p>
              </table:table-cell>
              <table:table-cell office:value-type="float" office:value="0.696854">
                <text:p>0.696854</text:p>
              </table:table-cell>
              <table:table-cell office:value-type="float" office:value="2.09455">
                <text:p>2.09455</text:p>
              </table:table-cell>
              <table:table-cell office:value-type="float" office:value="0.697247">
                <text:p>0.697247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-0.130111">
                <text:p>-0.130111</text:p>
              </table:table-cell>
              <table:table-cell office:value-type="float" office:value="0.703896">
                <text:p>0.703896</text:p>
              </table:table-cell>
              <table:table-cell office:value-type="float" office:value="-0.088855">
                <text:p>-0.088855</text:p>
              </table:table-cell>
              <table:table-cell office:value-type="float" office:value="0.704237">
                <text:p>0.704237</text:p>
              </table:table-cell>
              <table:table-cell office:value-type="float" office:value="-0.0330669">
                <text:p>-0.0330669</text:p>
              </table:table-cell>
              <table:table-cell office:value-type="float" office:value="0.704575">
                <text:p>0.704575</text:p>
              </table:table-cell>
              <table:table-cell office:value-type="float" office:value="0.0428404">
                <text:p>0.0428404</text:p>
              </table:table-cell>
              <table:table-cell office:value-type="float" office:value="0.705075">
                <text:p>0.705075</text:p>
              </table:table-cell>
              <table:table-cell office:value-type="float" office:value="0.18402">
                <text:p>0.18402</text:p>
              </table:table-cell>
              <table:table-cell office:value-type="float" office:value="0.705404">
                <text:p>0.705404</text:p>
              </table:table-cell>
              <table:table-cell office:value-type="float" office:value="0.271869">
                <text:p>0.271869</text:p>
              </table:table-cell>
              <table:table-cell office:value-type="float" office:value="0.705729">
                <text:p>0.705729</text:p>
              </table:table-cell>
              <table:table-cell office:value-type="float" office:value="0.390245">
                <text:p>0.390245</text:p>
              </table:table-cell>
              <table:table-cell office:value-type="float" office:value="0.706051">
                <text:p>0.706051</text:p>
              </table:table-cell>
              <table:table-cell office:value-type="float" office:value="0.514682">
                <text:p>0.514682</text:p>
              </table:table-cell>
              <table:table-cell office:value-type="float" office:value="0.706368">
                <text:p>0.706368</text:p>
              </table:table-cell>
              <table:table-cell office:value-type="float" office:value="0.6474">
                <text:p>0.6474</text:p>
              </table:table-cell>
              <table:table-cell office:value-type="float" office:value="0.706682">
                <text:p>0.706682</text:p>
              </table:table-cell>
              <table:table-cell office:value-type="float" office:value="0.838957">
                <text:p>0.838957</text:p>
              </table:table-cell>
              <table:table-cell office:value-type="float" office:value="0.707144">
                <text:p>0.707144</text:p>
              </table:table-cell>
              <table:table-cell office:value-type="float" office:value="1.1593">
                <text:p>1.1593</text:p>
              </table:table-cell>
              <table:table-cell office:value-type="float" office:value="0.707447">
                <text:p>0.707447</text:p>
              </table:table-cell>
              <table:table-cell office:value-type="float" office:value="1.37624">
                <text:p>1.37624</text:p>
              </table:table-cell>
              <table:table-cell office:value-type="float" office:value="0.707746">
                <text:p>0.707746</text:p>
              </table:table-cell>
              <table:table-cell office:value-type="float" office:value="1.74763">
                <text:p>1.74763</text:p>
              </table:table-cell>
              <table:table-cell office:value-type="float" office:value="0.70804">
                <text:p>0.70804</text:p>
              </table:table-cell>
              <table:table-cell office:value-type="float" office:value="2.09455">
                <text:p>2.09455</text:p>
              </table:table-cell>
              <table:table-cell office:value-type="float" office:value="0.708471">
                <text:p>0.708471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-0.130218">
                <text:p>-0.130218</text:p>
              </table:table-cell>
              <table:table-cell office:value-type="float" office:value="0.714704">
                <text:p>0.714704</text:p>
              </table:table-cell>
              <table:table-cell office:value-type="float" office:value="-0.0889268">
                <text:p>-0.0889268</text:p>
              </table:table-cell>
              <table:table-cell office:value-type="float" office:value="0.715076">
                <text:p>0.715076</text:p>
              </table:table-cell>
              <table:table-cell office:value-type="float" office:value="-0.033114">
                <text:p>-0.033114</text:p>
              </table:table-cell>
              <table:table-cell office:value-type="float" office:value="0.715445">
                <text:p>0.715445</text:p>
              </table:table-cell>
              <table:table-cell office:value-type="float" office:value="0.0428107">
                <text:p>0.0428107</text:p>
              </table:table-cell>
              <table:table-cell office:value-type="float" office:value="0.715991">
                <text:p>0.715991</text:p>
              </table:table-cell>
              <table:table-cell office:value-type="float" office:value="0.184007">
                <text:p>0.184007</text:p>
              </table:table-cell>
              <table:table-cell office:value-type="float" office:value="0.71635">
                <text:p>0.71635</text:p>
              </table:table-cell>
              <table:table-cell office:value-type="float" office:value="0.271862">
                <text:p>0.271862</text:p>
              </table:table-cell>
              <table:table-cell office:value-type="float" office:value="0.716705">
                <text:p>0.716705</text:p>
              </table:table-cell>
              <table:table-cell office:value-type="float" office:value="0.390243">
                <text:p>0.390243</text:p>
              </table:table-cell>
              <table:table-cell office:value-type="float" office:value="0.717055">
                <text:p>0.717055</text:p>
              </table:table-cell>
              <table:table-cell office:value-type="float" office:value="0.514683">
                <text:p>0.514683</text:p>
              </table:table-cell>
              <table:table-cell office:value-type="float" office:value="0.717402">
                <text:p>0.717402</text:p>
              </table:table-cell>
              <table:table-cell office:value-type="float" office:value="0.647402">
                <text:p>0.647402</text:p>
              </table:table-cell>
              <table:table-cell office:value-type="float" office:value="0.717744">
                <text:p>0.717744</text:p>
              </table:table-cell>
              <table:table-cell office:value-type="float" office:value="0.83896">
                <text:p>0.83896</text:p>
              </table:table-cell>
              <table:table-cell office:value-type="float" office:value="0.718249">
                <text:p>0.718249</text:p>
              </table:table-cell>
              <table:table-cell office:value-type="float" office:value="1.1593">
                <text:p>1.1593</text:p>
              </table:table-cell>
              <table:table-cell office:value-type="float" office:value="0.718579">
                <text:p>0.718579</text:p>
              </table:table-cell>
              <table:table-cell office:value-type="float" office:value="1.37624">
                <text:p>1.37624</text:p>
              </table:table-cell>
              <table:table-cell office:value-type="float" office:value="0.718905">
                <text:p>0.718905</text:p>
              </table:table-cell>
              <table:table-cell office:value-type="float" office:value="1.74763">
                <text:p>1.74763</text:p>
              </table:table-cell>
              <table:table-cell office:value-type="float" office:value="0.719225">
                <text:p>0.719225</text:p>
              </table:table-cell>
              <table:table-cell office:value-type="float" office:value="2.09455">
                <text:p>2.09455</text:p>
              </table:table-cell>
              <table:table-cell office:value-type="float" office:value="0.719696">
                <text:p>0.719696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-0.130303">
                <text:p>-0.130303</text:p>
              </table:table-cell>
              <table:table-cell office:value-type="float" office:value="0.725513">
                <text:p>0.725513</text:p>
              </table:table-cell>
              <table:table-cell office:value-type="float" office:value="-0.0889836">
                <text:p>-0.0889836</text:p>
              </table:table-cell>
              <table:table-cell office:value-type="float" office:value="0.725916">
                <text:p>0.725916</text:p>
              </table:table-cell>
              <table:table-cell office:value-type="float" office:value="-0.0331502">
                <text:p>-0.0331502</text:p>
              </table:table-cell>
              <table:table-cell office:value-type="float" office:value="0.726315">
                <text:p>0.726315</text:p>
              </table:table-cell>
              <table:table-cell office:value-type="float" office:value="0.0427892">
                <text:p>0.0427892</text:p>
              </table:table-cell>
              <table:table-cell office:value-type="float" office:value="0.726907">
                <text:p>0.726907</text:p>
              </table:table-cell>
              <table:table-cell office:value-type="float" office:value="0.184">
                <text:p>0.184</text:p>
              </table:table-cell>
              <table:table-cell office:value-type="float" office:value="0.727296">
                <text:p>0.727296</text:p>
              </table:table-cell>
              <table:table-cell office:value-type="float" office:value="0.271861">
                <text:p>0.271861</text:p>
              </table:table-cell>
              <table:table-cell office:value-type="float" office:value="0.72768">
                <text:p>0.72768</text:p>
              </table:table-cell>
              <table:table-cell office:value-type="float" office:value="0.390245">
                <text:p>0.390245</text:p>
              </table:table-cell>
              <table:table-cell office:value-type="float" office:value="0.72806">
                <text:p>0.72806</text:p>
              </table:table-cell>
              <table:table-cell office:value-type="float" office:value="0.514687">
                <text:p>0.514687</text:p>
              </table:table-cell>
              <table:table-cell office:value-type="float" office:value="0.728435">
                <text:p>0.728435</text:p>
              </table:table-cell>
              <table:table-cell office:value-type="float" office:value="0.647407">
                <text:p>0.647407</text:p>
              </table:table-cell>
              <table:table-cell office:value-type="float" office:value="0.728806">
                <text:p>0.728806</text:p>
              </table:table-cell>
              <table:table-cell office:value-type="float" office:value="0.838965">
                <text:p>0.838965</text:p>
              </table:table-cell>
              <table:table-cell office:value-type="float" office:value="0.729353">
                <text:p>0.729353</text:p>
              </table:table-cell>
              <table:table-cell office:value-type="float" office:value="1.15931">
                <text:p>1.15931</text:p>
              </table:table-cell>
              <table:table-cell office:value-type="float" office:value="0.729711">
                <text:p>0.729711</text:p>
              </table:table-cell>
              <table:table-cell office:value-type="float" office:value="1.37624">
                <text:p>1.37624</text:p>
              </table:table-cell>
              <table:table-cell office:value-type="float" office:value="0.730063">
                <text:p>0.730063</text:p>
              </table:table-cell>
              <table:table-cell office:value-type="float" office:value="1.74763">
                <text:p>1.74763</text:p>
              </table:table-cell>
              <table:table-cell office:value-type="float" office:value="0.730411">
                <text:p>0.730411</text:p>
              </table:table-cell>
              <table:table-cell office:value-type="float" office:value="2.09455">
                <text:p>2.09455</text:p>
              </table:table-cell>
              <table:table-cell office:value-type="float" office:value="0.730921">
                <text:p>0.730921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-0.130374">
                <text:p>-0.130374</text:p>
              </table:table-cell>
              <table:table-cell office:value-type="float" office:value="0.736322">
                <text:p>0.736322</text:p>
              </table:table-cell>
              <table:table-cell office:value-type="float" office:value="-0.0890297">
                <text:p>-0.0890297</text:p>
              </table:table-cell>
              <table:table-cell office:value-type="float" office:value="0.736756">
                <text:p>0.736756</text:p>
              </table:table-cell>
              <table:table-cell office:value-type="float" office:value="-0.0331783">
                <text:p>-0.0331783</text:p>
              </table:table-cell>
              <table:table-cell office:value-type="float" office:value="0.737186">
                <text:p>0.737186</text:p>
              </table:table-cell>
              <table:table-cell office:value-type="float" office:value="0.0427742">
                <text:p>0.0427742</text:p>
              </table:table-cell>
              <table:table-cell office:value-type="float" office:value="0.737823">
                <text:p>0.737823</text:p>
              </table:table-cell>
              <table:table-cell office:value-type="float" office:value="0.183998">
                <text:p>0.183998</text:p>
              </table:table-cell>
              <table:table-cell office:value-type="float" office:value="0.738241">
                <text:p>0.738241</text:p>
              </table:table-cell>
              <table:table-cell office:value-type="float" office:value="0.271863">
                <text:p>0.271863</text:p>
              </table:table-cell>
              <table:table-cell office:value-type="float" office:value="0.738655">
                <text:p>0.738655</text:p>
              </table:table-cell>
              <table:table-cell office:value-type="float" office:value="0.390251">
                <text:p>0.390251</text:p>
              </table:table-cell>
              <table:table-cell office:value-type="float" office:value="0.739065">
                <text:p>0.739065</text:p>
              </table:table-cell>
              <table:table-cell office:value-type="float" office:value="0.514695">
                <text:p>0.514695</text:p>
              </table:table-cell>
              <table:table-cell office:value-type="float" office:value="0.739469">
                <text:p>0.739469</text:p>
              </table:table-cell>
              <table:table-cell office:value-type="float" office:value="0.647415">
                <text:p>0.647415</text:p>
              </table:table-cell>
              <table:table-cell office:value-type="float" office:value="0.739868">
                <text:p>0.739868</text:p>
              </table:table-cell>
              <table:table-cell office:value-type="float" office:value="0.838973">
                <text:p>0.838973</text:p>
              </table:table-cell>
              <table:table-cell office:value-type="float" office:value="0.740457">
                <text:p>0.740457</text:p>
              </table:table-cell>
              <table:table-cell office:value-type="float" office:value="1.15931">
                <text:p>1.15931</text:p>
              </table:table-cell>
              <table:table-cell office:value-type="float" office:value="0.740842">
                <text:p>0.740842</text:p>
              </table:table-cell>
              <table:table-cell office:value-type="float" office:value="1.37625">
                <text:p>1.37625</text:p>
              </table:table-cell>
              <table:table-cell office:value-type="float" office:value="0.741222">
                <text:p>0.741222</text:p>
              </table:table-cell>
              <table:table-cell office:value-type="float" office:value="1.74764">
                <text:p>1.74764</text:p>
              </table:table-cell>
              <table:table-cell office:value-type="float" office:value="0.741596">
                <text:p>0.741596</text:p>
              </table:table-cell>
              <table:table-cell office:value-type="float" office:value="2.09456">
                <text:p>2.09456</text:p>
              </table:table-cell>
              <table:table-cell office:value-type="float" office:value="0.742145">
                <text:p>0.742145</text:p>
              </table:table-cell>
              <table:table-cell office:value-type="float" office:value="2.92333">
                <text:p>2.92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-0.130435">
                <text:p>-0.130435</text:p>
              </table:table-cell>
              <table:table-cell office:value-type="float" office:value="0.74713">
                <text:p>0.74713</text:p>
              </table:table-cell>
              <table:table-cell office:value-type="float" office:value="-0.0890686">
                <text:p>-0.0890686</text:p>
              </table:table-cell>
              <table:table-cell office:value-type="float" office:value="0.747596">
                <text:p>0.747596</text:p>
              </table:table-cell>
              <table:table-cell office:value-type="float" office:value="-0.0332008">
                <text:p>-0.0332008</text:p>
              </table:table-cell>
              <table:table-cell office:value-type="float" office:value="0.748056">
                <text:p>0.748056</text:p>
              </table:table-cell>
              <table:table-cell office:value-type="float" office:value="0.0427643">
                <text:p>0.0427643</text:p>
              </table:table-cell>
              <table:table-cell office:value-type="float" office:value="0.748738">
                <text:p>0.748738</text:p>
              </table:table-cell>
              <table:table-cell office:value-type="float" office:value="0.184001">
                <text:p>0.184001</text:p>
              </table:table-cell>
              <table:table-cell office:value-type="float" office:value="0.749187">
                <text:p>0.749187</text:p>
              </table:table-cell>
              <table:table-cell office:value-type="float" office:value="0.27187">
                <text:p>0.27187</text:p>
              </table:table-cell>
              <table:table-cell office:value-type="float" office:value="0.749631">
                <text:p>0.749631</text:p>
              </table:table-cell>
              <table:table-cell office:value-type="float" office:value="0.390261">
                <text:p>0.390261</text:p>
              </table:table-cell>
              <table:table-cell office:value-type="float" office:value="0.750069">
                <text:p>0.750069</text:p>
              </table:table-cell>
              <table:table-cell office:value-type="float" office:value="0.514706">
                <text:p>0.514706</text:p>
              </table:table-cell>
              <table:table-cell office:value-type="float" office:value="0.750502">
                <text:p>0.750502</text:p>
              </table:table-cell>
              <table:table-cell office:value-type="float" office:value="0.647427">
                <text:p>0.647427</text:p>
              </table:table-cell>
              <table:table-cell office:value-type="float" office:value="0.75093">
                <text:p>0.75093</text:p>
              </table:table-cell>
              <table:table-cell office:value-type="float" office:value="0.838985">
                <text:p>0.838985</text:p>
              </table:table-cell>
              <table:table-cell office:value-type="float" office:value="0.751561">
                <text:p>0.751561</text:p>
              </table:table-cell>
              <table:table-cell office:value-type="float" office:value="1.15932">
                <text:p>1.15932</text:p>
              </table:table-cell>
              <table:table-cell office:value-type="float" office:value="0.751974">
                <text:p>0.751974</text:p>
              </table:table-cell>
              <table:table-cell office:value-type="float" office:value="1.37626">
                <text:p>1.37626</text:p>
              </table:table-cell>
              <table:table-cell office:value-type="float" office:value="0.752381">
                <text:p>0.752381</text:p>
              </table:table-cell>
              <table:table-cell office:value-type="float" office:value="1.74765">
                <text:p>1.74765</text:p>
              </table:table-cell>
              <table:table-cell office:value-type="float" office:value="0.752781">
                <text:p>0.752781</text:p>
              </table:table-cell>
              <table:table-cell office:value-type="float" office:value="2.09457">
                <text:p>2.09457</text:p>
              </table:table-cell>
              <table:table-cell office:value-type="float" office:value="0.75337">
                <text:p>0.75337</text:p>
              </table:table-cell>
              <table:table-cell office:value-type="float" office:value="2.92333">
                <text:p>2.92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-0.130491">
                <text:p>-0.130491</text:p>
              </table:table-cell>
              <table:table-cell office:value-type="float" office:value="0.757939">
                <text:p>0.757939</text:p>
              </table:table-cell>
              <table:table-cell office:value-type="float" office:value="-0.0891035">
                <text:p>-0.0891035</text:p>
              </table:table-cell>
              <table:table-cell office:value-type="float" office:value="0.758435">
                <text:p>0.758435</text:p>
              </table:table-cell>
              <table:table-cell office:value-type="float" office:value="-0.0332194">
                <text:p>-0.0332194</text:p>
              </table:table-cell>
              <table:table-cell office:value-type="float" office:value="0.758927">
                <text:p>0.758927</text:p>
              </table:table-cell>
              <table:table-cell office:value-type="float" office:value="0.0427588">
                <text:p>0.0427588</text:p>
              </table:table-cell>
              <table:table-cell office:value-type="float" office:value="0.759654">
                <text:p>0.759654</text:p>
              </table:table-cell>
              <table:table-cell office:value-type="float" office:value="0.184009">
                <text:p>0.184009</text:p>
              </table:table-cell>
              <table:table-cell office:value-type="float" office:value="0.760133">
                <text:p>0.760133</text:p>
              </table:table-cell>
              <table:table-cell office:value-type="float" office:value="0.271883">
                <text:p>0.271883</text:p>
              </table:table-cell>
              <table:table-cell office:value-type="float" office:value="0.760606">
                <text:p>0.760606</text:p>
              </table:table-cell>
              <table:table-cell office:value-type="float" office:value="0.390277">
                <text:p>0.390277</text:p>
              </table:table-cell>
              <table:table-cell office:value-type="float" office:value="0.761074">
                <text:p>0.761074</text:p>
              </table:table-cell>
              <table:table-cell office:value-type="float" office:value="0.514724">
                <text:p>0.514724</text:p>
              </table:table-cell>
              <table:table-cell office:value-type="float" office:value="0.761536">
                <text:p>0.761536</text:p>
              </table:table-cell>
              <table:table-cell office:value-type="float" office:value="0.647444">
                <text:p>0.647444</text:p>
              </table:table-cell>
              <table:table-cell office:value-type="float" office:value="0.761992">
                <text:p>0.761992</text:p>
              </table:table-cell>
              <table:table-cell office:value-type="float" office:value="0.839003">
                <text:p>0.839003</text:p>
              </table:table-cell>
              <table:table-cell office:value-type="float" office:value="0.762665">
                <text:p>0.762665</text:p>
              </table:table-cell>
              <table:table-cell office:value-type="float" office:value="1.15934">
                <text:p>1.15934</text:p>
              </table:table-cell>
              <table:table-cell office:value-type="float" office:value="0.763105">
                <text:p>0.763105</text:p>
              </table:table-cell>
              <table:table-cell office:value-type="float" office:value="1.37627">
                <text:p>1.37627</text:p>
              </table:table-cell>
              <table:table-cell office:value-type="float" office:value="0.763539">
                <text:p>0.763539</text:p>
              </table:table-cell>
              <table:table-cell office:value-type="float" office:value="1.74766">
                <text:p>1.74766</text:p>
              </table:table-cell>
              <table:table-cell office:value-type="float" office:value="0.763967">
                <text:p>0.763967</text:p>
              </table:table-cell>
              <table:table-cell office:value-type="float" office:value="2.09458">
                <text:p>2.09458</text:p>
              </table:table-cell>
              <table:table-cell office:value-type="float" office:value="0.764595">
                <text:p>0.764595</text:p>
              </table:table-cell>
              <table:table-cell office:value-type="float" office:value="2.92334">
                <text:p>2.923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-0.130546">
                <text:p>-0.130546</text:p>
              </table:table-cell>
              <table:table-cell office:value-type="float" office:value="0.768748">
                <text:p>0.768748</text:p>
              </table:table-cell>
              <table:table-cell office:value-type="float" office:value="-0.089137">
                <text:p>-0.089137</text:p>
              </table:table-cell>
              <table:table-cell office:value-type="float" office:value="0.769275">
                <text:p>0.769275</text:p>
              </table:table-cell>
              <table:table-cell office:value-type="float" office:value="-0.0332356">
                <text:p>-0.0332356</text:p>
              </table:table-cell>
              <table:table-cell office:value-type="float" office:value="0.769797">
                <text:p>0.769797</text:p>
              </table:table-cell>
              <table:table-cell office:value-type="float" office:value="0.042757">
                <text:p>0.042757</text:p>
              </table:table-cell>
              <table:table-cell office:value-type="float" office:value="0.77057">
                <text:p>0.77057</text:p>
              </table:table-cell>
              <table:table-cell office:value-type="float" office:value="0.184023">
                <text:p>0.184023</text:p>
              </table:table-cell>
              <table:table-cell office:value-type="float" office:value="0.771079">
                <text:p>0.771079</text:p>
              </table:table-cell>
              <table:table-cell office:value-type="float" office:value="0.271902">
                <text:p>0.271902</text:p>
              </table:table-cell>
              <table:table-cell office:value-type="float" office:value="0.771582">
                <text:p>0.771582</text:p>
              </table:table-cell>
              <table:table-cell office:value-type="float" office:value="0.3903">
                <text:p>0.3903</text:p>
              </table:table-cell>
              <table:table-cell office:value-type="float" office:value="0.772078">
                <text:p>0.772078</text:p>
              </table:table-cell>
              <table:table-cell office:value-type="float" office:value="0.514748">
                <text:p>0.514748</text:p>
              </table:table-cell>
              <table:table-cell office:value-type="float" office:value="0.772569">
                <text:p>0.772569</text:p>
              </table:table-cell>
              <table:table-cell office:value-type="float" office:value="0.647468">
                <text:p>0.647468</text:p>
              </table:table-cell>
              <table:table-cell office:value-type="float" office:value="0.773054">
                <text:p>0.773054</text:p>
              </table:table-cell>
              <table:table-cell office:value-type="float" office:value="0.839028">
                <text:p>0.839028</text:p>
              </table:table-cell>
              <table:table-cell office:value-type="float" office:value="0.773769">
                <text:p>0.773769</text:p>
              </table:table-cell>
              <table:table-cell office:value-type="float" office:value="1.15936">
                <text:p>1.15936</text:p>
              </table:table-cell>
              <table:table-cell office:value-type="float" office:value="0.774237">
                <text:p>0.774237</text:p>
              </table:table-cell>
              <table:table-cell office:value-type="float" office:value="1.3763">
                <text:p>1.3763</text:p>
              </table:table-cell>
              <table:table-cell office:value-type="float" office:value="0.774698">
                <text:p>0.774698</text:p>
              </table:table-cell>
              <table:table-cell office:value-type="float" office:value="1.74768">
                <text:p>1.74768</text:p>
              </table:table-cell>
              <table:table-cell office:value-type="float" office:value="0.775152">
                <text:p>0.775152</text:p>
              </table:table-cell>
              <table:table-cell office:value-type="float" office:value="2.09459">
                <text:p>2.09459</text:p>
              </table:table-cell>
              <table:table-cell office:value-type="float" office:value="0.775819">
                <text:p>0.775819</text:p>
              </table:table-cell>
              <table:table-cell office:value-type="float" office:value="2.92336">
                <text:p>2.92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-0.130604">
                <text:p>-0.130604</text:p>
              </table:table-cell>
              <table:table-cell office:value-type="float" office:value="0.779556">
                <text:p>0.779556</text:p>
              </table:table-cell>
              <table:table-cell office:value-type="float" office:value="-0.0891716">
                <text:p>-0.0891716</text:p>
              </table:table-cell>
              <table:table-cell office:value-type="float" office:value="0.780115">
                <text:p>0.780115</text:p>
              </table:table-cell>
              <table:table-cell office:value-type="float" office:value="-0.0332507">
                <text:p>-0.0332507</text:p>
              </table:table-cell>
              <table:table-cell office:value-type="float" office:value="0.780668">
                <text:p>0.780668</text:p>
              </table:table-cell>
              <table:table-cell office:value-type="float" office:value="0.0427589">
                <text:p>0.0427589</text:p>
              </table:table-cell>
              <table:table-cell office:value-type="float" office:value="0.781486">
                <text:p>0.781486</text:p>
              </table:table-cell>
              <table:table-cell office:value-type="float" office:value="0.184044">
                <text:p>0.184044</text:p>
              </table:table-cell>
              <table:table-cell office:value-type="float" office:value="0.782025">
                <text:p>0.782025</text:p>
              </table:table-cell>
              <table:table-cell office:value-type="float" office:value="0.271929">
                <text:p>0.271929</text:p>
              </table:table-cell>
              <table:table-cell office:value-type="float" office:value="0.782557">
                <text:p>0.782557</text:p>
              </table:table-cell>
              <table:table-cell office:value-type="float" office:value="0.390333">
                <text:p>0.390333</text:p>
              </table:table-cell>
              <table:table-cell office:value-type="float" office:value="0.783083">
                <text:p>0.783083</text:p>
              </table:table-cell>
              <table:table-cell office:value-type="float" office:value="0.514783">
                <text:p>0.514783</text:p>
              </table:table-cell>
              <table:table-cell office:value-type="float" office:value="0.783603">
                <text:p>0.783603</text:p>
              </table:table-cell>
              <table:table-cell office:value-type="float" office:value="0.647503">
                <text:p>0.647503</text:p>
              </table:table-cell>
              <table:table-cell office:value-type="float" office:value="0.784116">
                <text:p>0.784116</text:p>
              </table:table-cell>
              <table:table-cell office:value-type="float" office:value="0.839064">
                <text:p>0.839064</text:p>
              </table:table-cell>
              <table:table-cell office:value-type="float" office:value="0.784873">
                <text:p>0.784873</text:p>
              </table:table-cell>
              <table:table-cell office:value-type="float" office:value="1.1594">
                <text:p>1.1594</text:p>
              </table:table-cell>
              <table:table-cell office:value-type="float" office:value="0.785369">
                <text:p>0.785369</text:p>
              </table:table-cell>
              <table:table-cell office:value-type="float" office:value="1.37632">
                <text:p>1.37632</text:p>
              </table:table-cell>
              <table:table-cell office:value-type="float" office:value="0.785857">
                <text:p>0.785857</text:p>
              </table:table-cell>
              <table:table-cell office:value-type="float" office:value="1.74771">
                <text:p>1.74771</text:p>
              </table:table-cell>
              <table:table-cell office:value-type="float" office:value="0.786338">
                <text:p>0.786338</text:p>
              </table:table-cell>
              <table:table-cell office:value-type="float" office:value="2.09462">
                <text:p>2.09462</text:p>
              </table:table-cell>
              <table:table-cell office:value-type="float" office:value="0.787044">
                <text:p>0.787044</text:p>
              </table:table-cell>
              <table:table-cell office:value-type="float" office:value="2.92338">
                <text:p>2.923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-0.13067">
                <text:p>-0.13067</text:p>
              </table:table-cell>
              <table:table-cell office:value-type="float" office:value="0.790365">
                <text:p>0.790365</text:p>
              </table:table-cell>
              <table:table-cell office:value-type="float" office:value="-0.0892102">
                <text:p>-0.0892102</text:p>
              </table:table-cell>
              <table:table-cell office:value-type="float" office:value="0.790954">
                <text:p>0.790954</text:p>
              </table:table-cell>
              <table:table-cell office:value-type="float" office:value="-0.033266">
                <text:p>-0.033266</text:p>
              </table:table-cell>
              <table:table-cell office:value-type="float" office:value="0.791538">
                <text:p>0.791538</text:p>
              </table:table-cell>
              <table:table-cell office:value-type="float" office:value="0.0427647">
                <text:p>0.0427647</text:p>
              </table:table-cell>
              <table:table-cell office:value-type="float" office:value="0.792402">
                <text:p>0.792402</text:p>
              </table:table-cell>
              <table:table-cell office:value-type="float" office:value="0.184075">
                <text:p>0.184075</text:p>
              </table:table-cell>
              <table:table-cell office:value-type="float" office:value="0.79297">
                <text:p>0.79297</text:p>
              </table:table-cell>
              <table:table-cell office:value-type="float" office:value="0.271967">
                <text:p>0.271967</text:p>
              </table:table-cell>
              <table:table-cell office:value-type="float" office:value="0.793532">
                <text:p>0.793532</text:p>
              </table:table-cell>
              <table:table-cell office:value-type="float" office:value="0.390378">
                <text:p>0.390378</text:p>
              </table:table-cell>
              <table:table-cell office:value-type="float" office:value="0.794088">
                <text:p>0.794088</text:p>
              </table:table-cell>
              <table:table-cell office:value-type="float" office:value="0.514832">
                <text:p>0.514832</text:p>
              </table:table-cell>
              <table:table-cell office:value-type="float" office:value="0.794636">
                <text:p>0.794636</text:p>
              </table:table-cell>
              <table:table-cell office:value-type="float" office:value="0.647552">
                <text:p>0.647552</text:p>
              </table:table-cell>
              <table:table-cell office:value-type="float" office:value="0.795178">
                <text:p>0.795178</text:p>
              </table:table-cell>
              <table:table-cell office:value-type="float" office:value="0.839115">
                <text:p>0.839115</text:p>
              </table:table-cell>
              <table:table-cell office:value-type="float" office:value="0.795977">
                <text:p>0.795977</text:p>
              </table:table-cell>
              <table:table-cell office:value-type="float" office:value="1.15945">
                <text:p>1.15945</text:p>
              </table:table-cell>
              <table:table-cell office:value-type="float" office:value="0.7965">
                <text:p>0.7965</text:p>
              </table:table-cell>
              <table:table-cell office:value-type="float" office:value="1.37637">
                <text:p>1.37637</text:p>
              </table:table-cell>
              <table:table-cell office:value-type="float" office:value="0.797016">
                <text:p>0.797016</text:p>
              </table:table-cell>
              <table:table-cell office:value-type="float" office:value="1.74775">
                <text:p>1.74775</text:p>
              </table:table-cell>
              <table:table-cell office:value-type="float" office:value="0.797523">
                <text:p>0.797523</text:p>
              </table:table-cell>
              <table:table-cell office:value-type="float" office:value="2.09466">
                <text:p>2.09466</text:p>
              </table:table-cell>
              <table:table-cell office:value-type="float" office:value="0.798269">
                <text:p>0.798269</text:p>
              </table:table-cell>
              <table:table-cell office:value-type="float" office:value="2.92341">
                <text:p>2.92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-0.130747">
                <text:p>-0.130747</text:p>
              </table:table-cell>
              <table:table-cell office:value-type="float" office:value="0.801174">
                <text:p>0.801174</text:p>
              </table:table-cell>
              <table:table-cell office:value-type="float" office:value="-0.0892555">
                <text:p>-0.0892555</text:p>
              </table:table-cell>
              <table:table-cell office:value-type="float" office:value="0.801794">
                <text:p>0.801794</text:p>
              </table:table-cell>
              <table:table-cell office:value-type="float" office:value="-0.0332827">
                <text:p>-0.0332827</text:p>
              </table:table-cell>
              <table:table-cell office:value-type="float" office:value="0.802408">
                <text:p>0.802408</text:p>
              </table:table-cell>
              <table:table-cell office:value-type="float" office:value="0.0427748">
                <text:p>0.0427748</text:p>
              </table:table-cell>
              <table:table-cell office:value-type="float" office:value="0.803318">
                <text:p>0.803318</text:p>
              </table:table-cell>
              <table:table-cell office:value-type="float" office:value="0.184117">
                <text:p>0.184117</text:p>
              </table:table-cell>
              <table:table-cell office:value-type="float" office:value="0.803916">
                <text:p>0.803916</text:p>
              </table:table-cell>
              <table:table-cell office:value-type="float" office:value="0.27202">
                <text:p>0.27202</text:p>
              </table:table-cell>
              <table:table-cell office:value-type="float" office:value="0.804508">
                <text:p>0.804508</text:p>
              </table:table-cell>
              <table:table-cell office:value-type="float" office:value="0.390442">
                <text:p>0.390442</text:p>
              </table:table-cell>
              <table:table-cell office:value-type="float" office:value="0.805092">
                <text:p>0.805092</text:p>
              </table:table-cell>
              <table:table-cell office:value-type="float" office:value="0.5149">
                <text:p>0.5149</text:p>
              </table:table-cell>
              <table:table-cell office:value-type="float" office:value="0.80567">
                <text:p>0.80567</text:p>
              </table:table-cell>
              <table:table-cell office:value-type="float" office:value="0.647621">
                <text:p>0.647621</text:p>
              </table:table-cell>
              <table:table-cell office:value-type="float" office:value="0.80624">
                <text:p>0.80624</text:p>
              </table:table-cell>
              <table:table-cell office:value-type="float" office:value="0.839187">
                <text:p>0.839187</text:p>
              </table:table-cell>
              <table:table-cell office:value-type="float" office:value="0.807081">
                <text:p>0.807081</text:p>
              </table:table-cell>
              <table:table-cell office:value-type="float" office:value="1.15952">
                <text:p>1.15952</text:p>
              </table:table-cell>
              <table:table-cell office:value-type="float" office:value="0.807632">
                <text:p>0.807632</text:p>
              </table:table-cell>
              <table:table-cell office:value-type="float" office:value="1.37643">
                <text:p>1.37643</text:p>
              </table:table-cell>
              <table:table-cell office:value-type="float" office:value="0.808174">
                <text:p>0.808174</text:p>
              </table:table-cell>
              <table:table-cell office:value-type="float" office:value="1.74782">
                <text:p>1.74782</text:p>
              </table:table-cell>
              <table:table-cell office:value-type="float" office:value="0.808709">
                <text:p>0.808709</text:p>
              </table:table-cell>
              <table:table-cell office:value-type="float" office:value="2.09471">
                <text:p>2.09471</text:p>
              </table:table-cell>
              <table:table-cell office:value-type="float" office:value="0.809494">
                <text:p>0.809494</text:p>
              </table:table-cell>
              <table:table-cell office:value-type="float" office:value="2.92346">
                <text:p>2.923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-0.130842">
                <text:p>-0.130842</text:p>
              </table:table-cell>
              <table:table-cell office:value-type="float" office:value="0.811982">
                <text:p>0.811982</text:p>
              </table:table-cell>
              <table:table-cell office:value-type="float" office:value="-0.0893113">
                <text:p>-0.0893113</text:p>
              </table:table-cell>
              <table:table-cell office:value-type="float" office:value="0.812634">
                <text:p>0.812634</text:p>
              </table:table-cell>
              <table:table-cell office:value-type="float" office:value="-0.0333022">
                <text:p>-0.0333022</text:p>
              </table:table-cell>
              <table:table-cell office:value-type="float" office:value="0.813279">
                <text:p>0.813279</text:p>
              </table:table-cell>
              <table:table-cell office:value-type="float" office:value="0.0427901">
                <text:p>0.0427901</text:p>
              </table:table-cell>
              <table:table-cell office:value-type="float" office:value="0.814234">
                <text:p>0.814234</text:p>
              </table:table-cell>
              <table:table-cell office:value-type="float" office:value="0.184176">
                <text:p>0.184176</text:p>
              </table:table-cell>
              <table:table-cell office:value-type="float" office:value="0.814862">
                <text:p>0.814862</text:p>
              </table:table-cell>
              <table:table-cell office:value-type="float" office:value="0.272092">
                <text:p>0.272092</text:p>
              </table:table-cell>
              <table:table-cell office:value-type="float" office:value="0.815483">
                <text:p>0.815483</text:p>
              </table:table-cell>
              <table:table-cell office:value-type="float" office:value="0.390529">
                <text:p>0.390529</text:p>
              </table:table-cell>
              <table:table-cell office:value-type="float" office:value="0.816097">
                <text:p>0.816097</text:p>
              </table:table-cell>
              <table:table-cell office:value-type="float" office:value="0.514995">
                <text:p>0.514995</text:p>
              </table:table-cell>
              <table:table-cell office:value-type="float" office:value="0.816703">
                <text:p>0.816703</text:p>
              </table:table-cell>
              <table:table-cell office:value-type="float" office:value="0.647718">
                <text:p>0.647718</text:p>
              </table:table-cell>
              <table:table-cell office:value-type="float" office:value="0.817302">
                <text:p>0.817302</text:p>
              </table:table-cell>
              <table:table-cell office:value-type="float" office:value="0.83929">
                <text:p>0.83929</text:p>
              </table:table-cell>
              <table:table-cell office:value-type="float" office:value="0.818185">
                <text:p>0.818185</text:p>
              </table:table-cell>
              <table:table-cell office:value-type="float" office:value="1.15962">
                <text:p>1.15962</text:p>
              </table:table-cell>
              <table:table-cell office:value-type="float" office:value="0.818763">
                <text:p>0.818763</text:p>
              </table:table-cell>
              <table:table-cell office:value-type="float" office:value="1.37652">
                <text:p>1.37652</text:p>
              </table:table-cell>
              <table:table-cell office:value-type="float" office:value="0.819333">
                <text:p>0.819333</text:p>
              </table:table-cell>
              <table:table-cell office:value-type="float" office:value="1.74791">
                <text:p>1.74791</text:p>
              </table:table-cell>
              <table:table-cell office:value-type="float" office:value="0.819894">
                <text:p>0.819894</text:p>
              </table:table-cell>
              <table:table-cell office:value-type="float" office:value="2.0948">
                <text:p>2.0948</text:p>
              </table:table-cell>
              <table:table-cell office:value-type="float" office:value="0.820718">
                <text:p>0.820718</text:p>
              </table:table-cell>
              <table:table-cell office:value-type="float" office:value="2.92354">
                <text:p>2.923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-0.130963">
                <text:p>-0.130963</text:p>
              </table:table-cell>
              <table:table-cell office:value-type="float" office:value="0.822791">
                <text:p>0.822791</text:p>
              </table:table-cell>
              <table:table-cell office:value-type="float" office:value="-0.0893817">
                <text:p>-0.0893817</text:p>
              </table:table-cell>
              <table:table-cell office:value-type="float" office:value="0.823474">
                <text:p>0.823474</text:p>
              </table:table-cell>
              <table:table-cell office:value-type="float" office:value="-0.033326">
                <text:p>-0.033326</text:p>
              </table:table-cell>
              <table:table-cell office:value-type="float" office:value="0.824149">
                <text:p>0.824149</text:p>
              </table:table-cell>
              <table:table-cell office:value-type="float" office:value="0.042812">
                <text:p>0.042812</text:p>
              </table:table-cell>
              <table:table-cell office:value-type="float" office:value="0.82515">
                <text:p>0.82515</text:p>
              </table:table-cell>
              <table:table-cell office:value-type="float" office:value="0.184256">
                <text:p>0.184256</text:p>
              </table:table-cell>
              <table:table-cell office:value-type="float" office:value="0.825808">
                <text:p>0.825808</text:p>
              </table:table-cell>
              <table:table-cell office:value-type="float" office:value="0.272192">
                <text:p>0.272192</text:p>
              </table:table-cell>
              <table:table-cell office:value-type="float" office:value="0.826458">
                <text:p>0.826458</text:p>
              </table:table-cell>
              <table:table-cell office:value-type="float" office:value="0.39065">
                <text:p>0.39065</text:p>
              </table:table-cell>
              <table:table-cell office:value-type="float" office:value="0.827102">
                <text:p>0.827102</text:p>
              </table:table-cell>
              <table:table-cell office:value-type="float" office:value="0.515128">
                <text:p>0.515128</text:p>
              </table:table-cell>
              <table:table-cell office:value-type="float" office:value="0.827737">
                <text:p>0.827737</text:p>
              </table:table-cell>
              <table:table-cell office:value-type="float" office:value="0.647854">
                <text:p>0.647854</text:p>
              </table:table-cell>
              <table:table-cell office:value-type="float" office:value="0.828364">
                <text:p>0.828364</text:p>
              </table:table-cell>
              <table:table-cell office:value-type="float" office:value="0.839436">
                <text:p>0.839436</text:p>
              </table:table-cell>
              <table:table-cell office:value-type="float" office:value="0.829289">
                <text:p>0.829289</text:p>
              </table:table-cell>
              <table:table-cell office:value-type="float" office:value="1.15976">
                <text:p>1.15976</text:p>
              </table:table-cell>
              <table:table-cell office:value-type="float" office:value="0.829895">
                <text:p>0.829895</text:p>
              </table:table-cell>
              <table:table-cell office:value-type="float" office:value="1.37666">
                <text:p>1.37666</text:p>
              </table:table-cell>
              <table:table-cell office:value-type="float" office:value="0.830492">
                <text:p>0.830492</text:p>
              </table:table-cell>
              <table:table-cell office:value-type="float" office:value="1.74805">
                <text:p>1.74805</text:p>
              </table:table-cell>
              <table:table-cell office:value-type="float" office:value="0.831079">
                <text:p>0.831079</text:p>
              </table:table-cell>
              <table:table-cell office:value-type="float" office:value="2.09493">
                <text:p>2.09493</text:p>
              </table:table-cell>
              <table:table-cell office:value-type="float" office:value="0.831943">
                <text:p>0.831943</text:p>
              </table:table-cell>
              <table:table-cell office:value-type="float" office:value="2.92366">
                <text:p>2.923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-0.131117">
                <text:p>-0.131117</text:p>
              </table:table-cell>
              <table:table-cell office:value-type="float" office:value="0.8336">
                <text:p>0.8336</text:p>
              </table:table-cell>
              <table:table-cell office:value-type="float" office:value="-0.0894725">
                <text:p>-0.0894725</text:p>
              </table:table-cell>
              <table:table-cell office:value-type="float" office:value="0.834313">
                <text:p>0.834313</text:p>
              </table:table-cell>
              <table:table-cell office:value-type="float" office:value="-0.0333563">
                <text:p>-0.0333563</text:p>
              </table:table-cell>
              <table:table-cell office:value-type="float" office:value="0.83502">
                <text:p>0.83502</text:p>
              </table:table-cell>
              <table:table-cell office:value-type="float" office:value="0.0428422">
                <text:p>0.0428422</text:p>
              </table:table-cell>
              <table:table-cell office:value-type="float" office:value="0.836066">
                <text:p>0.836066</text:p>
              </table:table-cell>
              <table:table-cell office:value-type="float" office:value="0.184365">
                <text:p>0.184365</text:p>
              </table:table-cell>
              <table:table-cell office:value-type="float" office:value="0.836754">
                <text:p>0.836754</text:p>
              </table:table-cell>
              <table:table-cell office:value-type="float" office:value="0.272328">
                <text:p>0.272328</text:p>
              </table:table-cell>
              <table:table-cell office:value-type="float" office:value="0.837434">
                <text:p>0.837434</text:p>
              </table:table-cell>
              <table:table-cell office:value-type="float" office:value="0.390817">
                <text:p>0.390817</text:p>
              </table:table-cell>
              <table:table-cell office:value-type="float" office:value="0.838106">
                <text:p>0.838106</text:p>
              </table:table-cell>
              <table:table-cell office:value-type="float" office:value="0.515312">
                <text:p>0.515312</text:p>
              </table:table-cell>
              <table:table-cell office:value-type="float" office:value="0.83877">
                <text:p>0.83877</text:p>
              </table:table-cell>
              <table:table-cell office:value-type="float" office:value="0.648045">
                <text:p>0.648045</text:p>
              </table:table-cell>
              <table:table-cell office:value-type="float" office:value="0.839426">
                <text:p>0.839426</text:p>
              </table:table-cell>
              <table:table-cell office:value-type="float" office:value="0.839642">
                <text:p>0.839642</text:p>
              </table:table-cell>
              <table:table-cell office:value-type="float" office:value="0.840393">
                <text:p>0.840393</text:p>
              </table:table-cell>
              <table:table-cell office:value-type="float" office:value="1.15997">
                <text:p>1.15997</text:p>
              </table:table-cell>
              <table:table-cell office:value-type="float" office:value="0.841026">
                <text:p>0.841026</text:p>
              </table:table-cell>
              <table:table-cell office:value-type="float" office:value="1.37686">
                <text:p>1.37686</text:p>
              </table:table-cell>
              <table:table-cell office:value-type="float" office:value="0.84165">
                <text:p>0.84165</text:p>
              </table:table-cell>
              <table:table-cell office:value-type="float" office:value="1.74825">
                <text:p>1.74825</text:p>
              </table:table-cell>
              <table:table-cell office:value-type="float" office:value="0.842265">
                <text:p>0.842265</text:p>
              </table:table-cell>
              <table:table-cell office:value-type="float" office:value="2.09512">
                <text:p>2.09512</text:p>
              </table:table-cell>
              <table:table-cell office:value-type="float" office:value="0.843168">
                <text:p>0.843168</text:p>
              </table:table-cell>
              <table:table-cell office:value-type="float" office:value="2.92385">
                <text:p>2.92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-0.131317">
                <text:p>-0.131317</text:p>
              </table:table-cell>
              <table:table-cell office:value-type="float" office:value="0.844409">
                <text:p>0.844409</text:p>
              </table:table-cell>
              <table:table-cell office:value-type="float" office:value="-0.0895906">
                <text:p>-0.0895906</text:p>
              </table:table-cell>
              <table:table-cell office:value-type="float" office:value="0.845153">
                <text:p>0.845153</text:p>
              </table:table-cell>
              <table:table-cell office:value-type="float" office:value="-0.0333953">
                <text:p>-0.0333953</text:p>
              </table:table-cell>
              <table:table-cell office:value-type="float" office:value="0.84589">
                <text:p>0.84589</text:p>
              </table:table-cell>
              <table:table-cell office:value-type="float" office:value="0.0428834">
                <text:p>0.0428834</text:p>
              </table:table-cell>
              <table:table-cell office:value-type="float" office:value="0.846982">
                <text:p>0.846982</text:p>
              </table:table-cell>
              <table:table-cell office:value-type="float" office:value="0.184513">
                <text:p>0.184513</text:p>
              </table:table-cell>
              <table:table-cell office:value-type="float" office:value="0.847699">
                <text:p>0.847699</text:p>
              </table:table-cell>
              <table:table-cell office:value-type="float" office:value="0.272515">
                <text:p>0.272515</text:p>
              </table:table-cell>
              <table:table-cell office:value-type="float" office:value="0.848409">
                <text:p>0.848409</text:p>
              </table:table-cell>
              <table:table-cell office:value-type="float" office:value="0.391046">
                <text:p>0.391046</text:p>
              </table:table-cell>
              <table:table-cell office:value-type="float" office:value="0.849111">
                <text:p>0.849111</text:p>
              </table:table-cell>
              <table:table-cell office:value-type="float" office:value="0.515568">
                <text:p>0.515568</text:p>
              </table:table-cell>
              <table:table-cell office:value-type="float" office:value="0.849804">
                <text:p>0.849804</text:p>
              </table:table-cell>
              <table:table-cell office:value-type="float" office:value="0.648313">
                <text:p>0.648313</text:p>
              </table:table-cell>
              <table:table-cell office:value-type="float" office:value="0.850488">
                <text:p>0.850488</text:p>
              </table:table-cell>
              <table:table-cell office:value-type="float" office:value="0.839935">
                <text:p>0.839935</text:p>
              </table:table-cell>
              <table:table-cell office:value-type="float" office:value="0.851497">
                <text:p>0.851497</text:p>
              </table:table-cell>
              <table:table-cell office:value-type="float" office:value="1.16028">
                <text:p>1.16028</text:p>
              </table:table-cell>
              <table:table-cell office:value-type="float" office:value="0.852158">
                <text:p>0.852158</text:p>
              </table:table-cell>
              <table:table-cell office:value-type="float" office:value="1.37714">
                <text:p>1.37714</text:p>
              </table:table-cell>
              <table:table-cell office:value-type="float" office:value="0.852809">
                <text:p>0.852809</text:p>
              </table:table-cell>
              <table:table-cell office:value-type="float" office:value="1.74855">
                <text:p>1.74855</text:p>
              </table:table-cell>
              <table:table-cell office:value-type="float" office:value="0.85345">
                <text:p>0.85345</text:p>
              </table:table-cell>
              <table:table-cell office:value-type="float" office:value="2.0954">
                <text:p>2.0954</text:p>
              </table:table-cell>
              <table:table-cell office:value-type="float" office:value="0.854392">
                <text:p>0.854392</text:p>
              </table:table-cell>
              <table:table-cell office:value-type="float" office:value="2.92413">
                <text:p>2.92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-0.131577">
                <text:p>-0.131577</text:p>
              </table:table-cell>
              <table:table-cell office:value-type="float" office:value="0.855217">
                <text:p>0.855217</text:p>
              </table:table-cell>
              <table:table-cell office:value-type="float" office:value="-0.0897455">
                <text:p>-0.0897455</text:p>
              </table:table-cell>
              <table:table-cell office:value-type="float" office:value="0.855993">
                <text:p>0.855993</text:p>
              </table:table-cell>
              <table:table-cell office:value-type="float" office:value="-0.0334466">
                <text:p>-0.0334466</text:p>
              </table:table-cell>
              <table:table-cell office:value-type="float" office:value="0.85676">
                <text:p>0.85676</text:p>
              </table:table-cell>
              <table:table-cell office:value-type="float" office:value="0.0429394">
                <text:p>0.0429394</text:p>
              </table:table-cell>
              <table:table-cell office:value-type="float" office:value="0.857897">
                <text:p>0.857897</text:p>
              </table:table-cell>
              <table:table-cell office:value-type="float" office:value="0.184714">
                <text:p>0.184714</text:p>
              </table:table-cell>
              <table:table-cell office:value-type="float" office:value="0.858645">
                <text:p>0.858645</text:p>
              </table:table-cell>
              <table:table-cell office:value-type="float" office:value="0.27277">
                <text:p>0.27277</text:p>
              </table:table-cell>
              <table:table-cell office:value-type="float" office:value="0.859385">
                <text:p>0.859385</text:p>
              </table:table-cell>
              <table:table-cell office:value-type="float" office:value="0.391364">
                <text:p>0.391364</text:p>
              </table:table-cell>
              <table:table-cell office:value-type="float" office:value="0.860115">
                <text:p>0.860115</text:p>
              </table:table-cell>
              <table:table-cell office:value-type="float" office:value="0.515924">
                <text:p>0.515924</text:p>
              </table:table-cell>
              <table:table-cell office:value-type="float" office:value="0.860837">
                <text:p>0.860837</text:p>
              </table:table-cell>
              <table:table-cell office:value-type="float" office:value="0.64869">
                <text:p>0.64869</text:p>
              </table:table-cell>
              <table:table-cell office:value-type="float" office:value="0.86155">
                <text:p>0.86155</text:p>
              </table:table-cell>
              <table:table-cell office:value-type="float" office:value="0.84035">
                <text:p>0.84035</text:p>
              </table:table-cell>
              <table:table-cell office:value-type="float" office:value="0.862601">
                <text:p>0.862601</text:p>
              </table:table-cell>
              <table:table-cell office:value-type="float" office:value="1.16071">
                <text:p>1.16071</text:p>
              </table:table-cell>
              <table:table-cell office:value-type="float" office:value="0.86329">
                <text:p>0.86329</text:p>
              </table:table-cell>
              <table:table-cell office:value-type="float" office:value="1.37756">
                <text:p>1.37756</text:p>
              </table:table-cell>
              <table:table-cell office:value-type="float" office:value="0.863968">
                <text:p>0.863968</text:p>
              </table:table-cell>
              <table:table-cell office:value-type="float" office:value="1.749">
                <text:p>1.749</text:p>
              </table:table-cell>
              <table:table-cell office:value-type="float" office:value="0.864636">
                <text:p>0.864636</text:p>
              </table:table-cell>
              <table:table-cell office:value-type="float" office:value="2.09582">
                <text:p>2.09582</text:p>
              </table:table-cell>
              <table:table-cell office:value-type="float" office:value="0.865617">
                <text:p>0.865617</text:p>
              </table:table-cell>
              <table:table-cell office:value-type="float" office:value="2.92455">
                <text:p>2.92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-0.131918">
                <text:p>-0.131918</text:p>
              </table:table-cell>
              <table:table-cell office:value-type="float" office:value="0.866026">
                <text:p>0.866026</text:p>
              </table:table-cell>
              <table:table-cell office:value-type="float" office:value="-0.0899496">
                <text:p>-0.0899496</text:p>
              </table:table-cell>
              <table:table-cell office:value-type="float" office:value="0.866832">
                <text:p>0.866832</text:p>
              </table:table-cell>
              <table:table-cell office:value-type="float" office:value="-0.0335139">
                <text:p>-0.0335139</text:p>
              </table:table-cell>
              <table:table-cell office:value-type="float" office:value="0.867631">
                <text:p>0.867631</text:p>
              </table:table-cell>
              <table:table-cell office:value-type="float" office:value="0.0430149">
                <text:p>0.0430149</text:p>
              </table:table-cell>
              <table:table-cell office:value-type="float" office:value="0.868813">
                <text:p>0.868813</text:p>
              </table:table-cell>
              <table:table-cell office:value-type="float" office:value="0.184987">
                <text:p>0.184987</text:p>
              </table:table-cell>
              <table:table-cell office:value-type="float" office:value="0.869591">
                <text:p>0.869591</text:p>
              </table:table-cell>
              <table:table-cell office:value-type="float" office:value="0.27312">
                <text:p>0.27312</text:p>
              </table:table-cell>
              <table:table-cell office:value-type="float" office:value="0.87036">
                <text:p>0.87036</text:p>
              </table:table-cell>
              <table:table-cell office:value-type="float" office:value="0.391801">
                <text:p>0.391801</text:p>
              </table:table-cell>
              <table:table-cell office:value-type="float" office:value="0.87112">
                <text:p>0.87112</text:p>
              </table:table-cell>
              <table:table-cell office:value-type="float" office:value="0.51642">
                <text:p>0.51642</text:p>
              </table:table-cell>
              <table:table-cell office:value-type="float" office:value="0.871871">
                <text:p>0.871871</text:p>
              </table:table-cell>
              <table:table-cell office:value-type="float" office:value="0.649219">
                <text:p>0.649219</text:p>
              </table:table-cell>
              <table:table-cell office:value-type="float" office:value="0.872612">
                <text:p>0.872612</text:p>
              </table:table-cell>
              <table:table-cell office:value-type="float" office:value="0.84094">
                <text:p>0.84094</text:p>
              </table:table-cell>
              <table:table-cell office:value-type="float" office:value="0.873705">
                <text:p>0.873705</text:p>
              </table:table-cell>
              <table:table-cell office:value-type="float" office:value="1.16134">
                <text:p>1.16134</text:p>
              </table:table-cell>
              <table:table-cell office:value-type="float" office:value="0.874421">
                <text:p>0.874421</text:p>
              </table:table-cell>
              <table:table-cell office:value-type="float" office:value="1.37817">
                <text:p>1.37817</text:p>
              </table:table-cell>
              <table:table-cell office:value-type="float" office:value="0.875127">
                <text:p>0.875127</text:p>
              </table:table-cell>
              <table:table-cell office:value-type="float" office:value="1.74965">
                <text:p>1.74965</text:p>
              </table:table-cell>
              <table:table-cell office:value-type="float" office:value="0.875821">
                <text:p>0.875821</text:p>
              </table:table-cell>
              <table:table-cell office:value-type="float" office:value="2.09645">
                <text:p>2.09645</text:p>
              </table:table-cell>
              <table:table-cell office:value-type="float" office:value="0.876842">
                <text:p>0.876842</text:p>
              </table:table-cell>
              <table:table-cell office:value-type="float" office:value="2.92521">
                <text:p>2.92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-0.132367">
                <text:p>-0.132367</text:p>
              </table:table-cell>
              <table:table-cell office:value-type="float" office:value="0.876835">
                <text:p>0.876835</text:p>
              </table:table-cell>
              <table:table-cell office:value-type="float" office:value="-0.0902194">
                <text:p>-0.0902194</text:p>
              </table:table-cell>
              <table:table-cell office:value-type="float" office:value="0.877672">
                <text:p>0.877672</text:p>
              </table:table-cell>
              <table:table-cell office:value-type="float" office:value="-0.0336035">
                <text:p>-0.0336035</text:p>
              </table:table-cell>
              <table:table-cell office:value-type="float" office:value="0.878501">
                <text:p>0.878501</text:p>
              </table:table-cell>
              <table:table-cell office:value-type="float" office:value="0.0431167">
                <text:p>0.0431167</text:p>
              </table:table-cell>
              <table:table-cell office:value-type="float" office:value="0.879729">
                <text:p>0.879729</text:p>
              </table:table-cell>
              <table:table-cell office:value-type="float" office:value="0.185359">
                <text:p>0.185359</text:p>
              </table:table-cell>
              <table:table-cell office:value-type="float" office:value="0.880537">
                <text:p>0.880537</text:p>
              </table:table-cell>
              <table:table-cell office:value-type="float" office:value="0.273599">
                <text:p>0.273599</text:p>
              </table:table-cell>
              <table:table-cell office:value-type="float" office:value="0.881335">
                <text:p>0.881335</text:p>
              </table:table-cell>
              <table:table-cell office:value-type="float" office:value="0.392406">
                <text:p>0.392406</text:p>
              </table:table-cell>
              <table:table-cell office:value-type="float" office:value="0.882125">
                <text:p>0.882125</text:p>
              </table:table-cell>
              <table:table-cell office:value-type="float" office:value="0.517112">
                <text:p>0.517112</text:p>
              </table:table-cell>
              <table:table-cell office:value-type="float" office:value="0.882904">
                <text:p>0.882904</text:p>
              </table:table-cell>
              <table:table-cell office:value-type="float" office:value="0.649963">
                <text:p>0.649963</text:p>
              </table:table-cell>
              <table:table-cell office:value-type="float" office:value="0.883674">
                <text:p>0.883674</text:p>
              </table:table-cell>
              <table:table-cell office:value-type="float" office:value="0.841777">
                <text:p>0.841777</text:p>
              </table:table-cell>
              <table:table-cell office:value-type="float" office:value="0.884809">
                <text:p>0.884809</text:p>
              </table:table-cell>
              <table:table-cell office:value-type="float" office:value="1.16225">
                <text:p>1.16225</text:p>
              </table:table-cell>
              <table:table-cell office:value-type="float" office:value="0.885553">
                <text:p>0.885553</text:p>
              </table:table-cell>
              <table:table-cell office:value-type="float" office:value="1.37907">
                <text:p>1.37907</text:p>
              </table:table-cell>
              <table:table-cell office:value-type="float" office:value="0.886285">
                <text:p>0.886285</text:p>
              </table:table-cell>
              <table:table-cell office:value-type="float" office:value="1.75062">
                <text:p>1.75062</text:p>
              </table:table-cell>
              <table:table-cell office:value-type="float" office:value="0.887007">
                <text:p>0.887007</text:p>
              </table:table-cell>
              <table:table-cell office:value-type="float" office:value="2.0974">
                <text:p>2.0974</text:p>
              </table:table-cell>
              <table:table-cell office:value-type="float" office:value="0.888066">
                <text:p>0.888066</text:p>
              </table:table-cell>
              <table:table-cell office:value-type="float" office:value="2.9262">
                <text:p>2.92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-0.132958">
                <text:p>-0.132958</text:p>
              </table:table-cell>
              <table:table-cell office:value-type="float" office:value="0.887643">
                <text:p>0.887643</text:p>
              </table:table-cell>
              <table:table-cell office:value-type="float" office:value="-0.0905772">
                <text:p>-0.0905772</text:p>
              </table:table-cell>
              <table:table-cell office:value-type="float" office:value="0.888512">
                <text:p>0.888512</text:p>
              </table:table-cell>
              <table:table-cell office:value-type="float" office:value="-0.0337228">
                <text:p>-0.0337228</text:p>
              </table:table-cell>
              <table:table-cell office:value-type="float" office:value="0.889372">
                <text:p>0.889372</text:p>
              </table:table-cell>
              <table:table-cell office:value-type="float" office:value="0.0432538">
                <text:p>0.0432538</text:p>
              </table:table-cell>
              <table:table-cell office:value-type="float" office:value="0.890645">
                <text:p>0.890645</text:p>
              </table:table-cell>
              <table:table-cell office:value-type="float" office:value="0.185864">
                <text:p>0.185864</text:p>
              </table:table-cell>
              <table:table-cell office:value-type="float" office:value="0.891483">
                <text:p>0.891483</text:p>
              </table:table-cell>
              <table:table-cell office:value-type="float" office:value="0.274255">
                <text:p>0.274255</text:p>
              </table:table-cell>
              <table:table-cell office:value-type="float" office:value="0.892311">
                <text:p>0.892311</text:p>
              </table:table-cell>
              <table:table-cell office:value-type="float" office:value="0.393241">
                <text:p>0.393241</text:p>
              </table:table-cell>
              <table:table-cell office:value-type="float" office:value="0.893129">
                <text:p>0.893129</text:p>
              </table:table-cell>
              <table:table-cell office:value-type="float" office:value="0.518075">
                <text:p>0.518075</text:p>
              </table:table-cell>
              <table:table-cell office:value-type="float" office:value="0.893938">
                <text:p>0.893938</text:p>
              </table:table-cell>
              <table:table-cell office:value-type="float" office:value="0.65101">
                <text:p>0.65101</text:p>
              </table:table-cell>
              <table:table-cell office:value-type="float" office:value="0.894736">
                <text:p>0.894736</text:p>
              </table:table-cell>
              <table:table-cell office:value-type="float" office:value="0.842966">
                <text:p>0.842966</text:p>
              </table:table-cell>
              <table:table-cell office:value-type="float" office:value="0.895913">
                <text:p>0.895913</text:p>
              </table:table-cell>
              <table:table-cell office:value-type="float" office:value="1.16356">
                <text:p>1.16356</text:p>
              </table:table-cell>
              <table:table-cell office:value-type="float" office:value="0.896684">
                <text:p>0.896684</text:p>
              </table:table-cell>
              <table:table-cell office:value-type="float" office:value="1.38037">
                <text:p>1.38037</text:p>
              </table:table-cell>
              <table:table-cell office:value-type="float" office:value="0.897444">
                <text:p>0.897444</text:p>
              </table:table-cell>
              <table:table-cell office:value-type="float" office:value="1.75205">
                <text:p>1.75205</text:p>
              </table:table-cell>
              <table:table-cell office:value-type="float" office:value="0.898192">
                <text:p>0.898192</text:p>
              </table:table-cell>
              <table:table-cell office:value-type="float" office:value="2.09882">
                <text:p>2.09882</text:p>
              </table:table-cell>
              <table:table-cell office:value-type="float" office:value="0.899291">
                <text:p>0.899291</text:p>
              </table:table-cell>
              <table:table-cell office:value-type="float" office:value="2.92773">
                <text:p>2.927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-0.13374">
                <text:p>-0.13374</text:p>
              </table:table-cell>
              <table:table-cell office:value-type="float" office:value="0.898452">
                <text:p>0.898452</text:p>
              </table:table-cell>
              <table:table-cell office:value-type="float" office:value="-0.0910529">
                <text:p>-0.0910529</text:p>
              </table:table-cell>
              <table:table-cell office:value-type="float" office:value="0.899351">
                <text:p>0.899351</text:p>
              </table:table-cell>
              <table:table-cell office:value-type="float" office:value="-0.0338822">
                <text:p>-0.0338822</text:p>
              </table:table-cell>
              <table:table-cell office:value-type="float" office:value="0.900242">
                <text:p>0.900242</text:p>
              </table:table-cell>
              <table:table-cell office:value-type="float" office:value="0.0434389">
                <text:p>0.0434389</text:p>
              </table:table-cell>
              <table:table-cell office:value-type="float" office:value="0.901561">
                <text:p>0.901561</text:p>
              </table:table-cell>
              <table:table-cell office:value-type="float" office:value="0.186553">
                <text:p>0.186553</text:p>
              </table:table-cell>
              <table:table-cell office:value-type="float" office:value="0.902428">
                <text:p>0.902428</text:p>
              </table:table-cell>
              <table:table-cell office:value-type="float" office:value="0.275157">
                <text:p>0.275157</text:p>
              </table:table-cell>
              <table:table-cell office:value-type="float" office:value="0.903286">
                <text:p>0.903286</text:p>
              </table:table-cell>
              <table:table-cell office:value-type="float" office:value="0.394397">
                <text:p>0.394397</text:p>
              </table:table-cell>
              <table:table-cell office:value-type="float" office:value="0.904134">
                <text:p>0.904134</text:p>
              </table:table-cell>
              <table:table-cell office:value-type="float" office:value="0.519421">
                <text:p>0.519421</text:p>
              </table:table-cell>
              <table:table-cell office:value-type="float" office:value="0.904971">
                <text:p>0.904971</text:p>
              </table:table-cell>
              <table:table-cell office:value-type="float" office:value="0.652485">
                <text:p>0.652485</text:p>
              </table:table-cell>
              <table:table-cell office:value-type="float" office:value="0.905798">
                <text:p>0.905798</text:p>
              </table:table-cell>
              <table:table-cell office:value-type="float" office:value="0.844658">
                <text:p>0.844658</text:p>
              </table:table-cell>
              <table:table-cell office:value-type="float" office:value="0.907017">
                <text:p>0.907017</text:p>
              </table:table-cell>
              <table:table-cell office:value-type="float" office:value="1.16545">
                <text:p>1.16545</text:p>
              </table:table-cell>
              <table:table-cell office:value-type="float" office:value="0.907816">
                <text:p>0.907816</text:p>
              </table:table-cell>
              <table:table-cell office:value-type="float" office:value="1.38227">
                <text:p>1.38227</text:p>
              </table:table-cell>
              <table:table-cell office:value-type="float" office:value="0.908603">
                <text:p>0.908603</text:p>
              </table:table-cell>
              <table:table-cell office:value-type="float" office:value="1.75416">
                <text:p>1.75416</text:p>
              </table:table-cell>
              <table:table-cell office:value-type="float" office:value="0.909377">
                <text:p>0.909377</text:p>
              </table:table-cell>
              <table:table-cell office:value-type="float" office:value="2.10094">
                <text:p>2.10094</text:p>
              </table:table-cell>
              <table:table-cell office:value-type="float" office:value="0.910516">
                <text:p>0.910516</text:p>
              </table:table-cell>
              <table:table-cell office:value-type="float" office:value="2.93006">
                <text:p>2.93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-0.134777">
                <text:p>-0.134777</text:p>
              </table:table-cell>
              <table:table-cell office:value-type="float" office:value="0.909261">
                <text:p>0.909261</text:p>
              </table:table-cell>
              <table:table-cell office:value-type="float" office:value="-0.0916879">
                <text:p>-0.0916879</text:p>
              </table:table-cell>
              <table:table-cell office:value-type="float" office:value="0.910191">
                <text:p>0.910191</text:p>
              </table:table-cell>
              <table:table-cell office:value-type="float" office:value="-0.0340963">
                <text:p>-0.0340963</text:p>
              </table:table-cell>
              <table:table-cell office:value-type="float" office:value="0.911113">
                <text:p>0.911113</text:p>
              </table:table-cell>
              <table:table-cell office:value-type="float" office:value="0.0436894">
                <text:p>0.0436894</text:p>
              </table:table-cell>
              <table:table-cell office:value-type="float" office:value="0.912477">
                <text:p>0.912477</text:p>
              </table:table-cell>
              <table:table-cell office:value-type="float" office:value="0.187494">
                <text:p>0.187494</text:p>
              </table:table-cell>
              <table:table-cell office:value-type="float" office:value="0.913374">
                <text:p>0.913374</text:p>
              </table:table-cell>
              <table:table-cell office:value-type="float" office:value="0.276397">
                <text:p>0.276397</text:p>
              </table:table-cell>
              <table:table-cell office:value-type="float" office:value="0.914262">
                <text:p>0.914262</text:p>
              </table:table-cell>
              <table:table-cell office:value-type="float" office:value="0.396001">
                <text:p>0.396001</text:p>
              </table:table-cell>
              <table:table-cell office:value-type="float" office:value="0.915138">
                <text:p>0.915138</text:p>
              </table:table-cell>
              <table:table-cell office:value-type="float" office:value="0.521302">
                <text:p>0.521302</text:p>
              </table:table-cell>
              <table:table-cell office:value-type="float" office:value="0.916005">
                <text:p>0.916005</text:p>
              </table:table-cell>
              <table:table-cell office:value-type="float" office:value="0.654566">
                <text:p>0.654566</text:p>
              </table:table-cell>
              <table:table-cell office:value-type="float" office:value="0.91686">
                <text:p>0.91686</text:p>
              </table:table-cell>
              <table:table-cell office:value-type="float" office:value="0.847067">
                <text:p>0.847067</text:p>
              </table:table-cell>
              <table:table-cell office:value-type="float" office:value="0.918121">
                <text:p>0.918121</text:p>
              </table:table-cell>
              <table:table-cell office:value-type="float" office:value="1.16819">
                <text:p>1.16819</text:p>
              </table:table-cell>
              <table:table-cell office:value-type="float" office:value="0.918948">
                <text:p>0.918948</text:p>
              </table:table-cell>
              <table:table-cell office:value-type="float" office:value="1.38505">
                <text:p>1.38505</text:p>
              </table:table-cell>
              <table:table-cell office:value-type="float" office:value="0.919761">
                <text:p>0.919761</text:p>
              </table:table-cell>
              <table:table-cell office:value-type="float" office:value="1.75728">
                <text:p>1.75728</text:p>
              </table:table-cell>
              <table:table-cell office:value-type="float" office:value="0.920563">
                <text:p>0.920563</text:p>
              </table:table-cell>
              <table:table-cell office:value-type="float" office:value="2.10412">
                <text:p>2.10412</text:p>
              </table:table-cell>
              <table:table-cell office:value-type="float" office:value="0.92174">
                <text:p>0.92174</text:p>
              </table:table-cell>
              <table:table-cell office:value-type="float" office:value="2.93362">
                <text:p>2.933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-0.136161">
                <text:p>-0.136161</text:p>
              </table:table-cell>
              <table:table-cell office:value-type="float" office:value="0.920069">
                <text:p>0.920069</text:p>
              </table:table-cell>
              <table:table-cell office:value-type="float" office:value="-0.0925387">
                <text:p>-0.0925387</text:p>
              </table:table-cell>
              <table:table-cell office:value-type="float" office:value="0.921031">
                <text:p>0.921031</text:p>
              </table:table-cell>
              <table:table-cell office:value-type="float" office:value="-0.0343846">
                <text:p>-0.0343846</text:p>
              </table:table-cell>
              <table:table-cell office:value-type="float" office:value="0.921983">
                <text:p>0.921983</text:p>
              </table:table-cell>
              <table:table-cell office:value-type="float" office:value="0.0440291">
                <text:p>0.0440291</text:p>
              </table:table-cell>
              <table:table-cell office:value-type="float" office:value="0.923393">
                <text:p>0.923393</text:p>
              </table:table-cell>
              <table:table-cell office:value-type="float" office:value="0.188784">
                <text:p>0.188784</text:p>
              </table:table-cell>
              <table:table-cell office:value-type="float" office:value="0.92432">
                <text:p>0.92432</text:p>
              </table:table-cell>
              <table:table-cell office:value-type="float" office:value="0.278109">
                <text:p>0.278109</text:p>
              </table:table-cell>
              <table:table-cell office:value-type="float" office:value="0.925237">
                <text:p>0.925237</text:p>
              </table:table-cell>
              <table:table-cell office:value-type="float" office:value="0.398231">
                <text:p>0.398231</text:p>
              </table:table-cell>
              <table:table-cell office:value-type="float" office:value="0.926143">
                <text:p>0.926143</text:p>
              </table:table-cell>
              <table:table-cell office:value-type="float" office:value="0.52394">
                <text:p>0.52394</text:p>
              </table:table-cell>
              <table:table-cell office:value-type="float" office:value="0.927038">
                <text:p>0.927038</text:p>
              </table:table-cell>
              <table:table-cell office:value-type="float" office:value="0.657509">
                <text:p>0.657509</text:p>
              </table:table-cell>
              <table:table-cell office:value-type="float" office:value="0.927922">
                <text:p>0.927922</text:p>
              </table:table-cell>
              <table:table-cell office:value-type="float" office:value="0.850506">
                <text:p>0.850506</text:p>
              </table:table-cell>
              <table:table-cell office:value-type="float" office:value="0.929225">
                <text:p>0.929225</text:p>
              </table:table-cell>
              <table:table-cell office:value-type="float" office:value="1.17216">
                <text:p>1.17216</text:p>
              </table:table-cell>
              <table:table-cell office:value-type="float" office:value="0.930079">
                <text:p>0.930079</text:p>
              </table:table-cell>
              <table:table-cell office:value-type="float" office:value="1.38912">
                <text:p>1.38912</text:p>
              </table:table-cell>
              <table:table-cell office:value-type="float" office:value="0.93092">
                <text:p>0.93092</text:p>
              </table:table-cell>
              <table:table-cell office:value-type="float" office:value="1.76191">
                <text:p>1.76191</text:p>
              </table:table-cell>
              <table:table-cell office:value-type="float" office:value="0.931748">
                <text:p>0.931748</text:p>
              </table:table-cell>
              <table:table-cell office:value-type="float" office:value="2.10889">
                <text:p>2.10889</text:p>
              </table:table-cell>
              <table:table-cell office:value-type="float" office:value="0.932965">
                <text:p>0.932965</text:p>
              </table:table-cell>
              <table:table-cell office:value-type="float" office:value="2.93908">
                <text:p>2.939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-0.138017">
                <text:p>-0.138017</text:p>
              </table:table-cell>
              <table:table-cell office:value-type="float" office:value="0.930878">
                <text:p>0.930878</text:p>
              </table:table-cell>
              <table:table-cell office:value-type="float" office:value="-0.0936852">
                <text:p>-0.0936852</text:p>
              </table:table-cell>
              <table:table-cell office:value-type="float" office:value="0.931871">
                <text:p>0.931871</text:p>
              </table:table-cell>
              <table:table-cell office:value-type="float" office:value="-0.0347751">
                <text:p>-0.0347751</text:p>
              </table:table-cell>
              <table:table-cell office:value-type="float" office:value="0.932853">
                <text:p>0.932853</text:p>
              </table:table-cell>
              <table:table-cell office:value-type="float" office:value="0.0444921">
                <text:p>0.0444921</text:p>
              </table:table-cell>
              <table:table-cell office:value-type="float" office:value="0.934309">
                <text:p>0.934309</text:p>
              </table:table-cell>
              <table:table-cell office:value-type="float" office:value="0.190558">
                <text:p>0.190558</text:p>
              </table:table-cell>
              <table:table-cell office:value-type="float" office:value="0.935266">
                <text:p>0.935266</text:p>
              </table:table-cell>
              <table:table-cell office:value-type="float" office:value="0.28048">
                <text:p>0.28048</text:p>
              </table:table-cell>
              <table:table-cell office:value-type="float" office:value="0.936212">
                <text:p>0.936212</text:p>
              </table:table-cell>
              <table:table-cell office:value-type="float" office:value="0.401344">
                <text:p>0.401344</text:p>
              </table:table-cell>
              <table:table-cell office:value-type="float" office:value="0.937148">
                <text:p>0.937148</text:p>
              </table:table-cell>
              <table:table-cell office:value-type="float" office:value="0.52765">
                <text:p>0.52765</text:p>
              </table:table-cell>
              <table:table-cell office:value-type="float" office:value="0.938072">
                <text:p>0.938072</text:p>
              </table:table-cell>
              <table:table-cell office:value-type="float" office:value="0.661682">
                <text:p>0.661682</text:p>
              </table:table-cell>
              <table:table-cell office:value-type="float" office:value="0.938984">
                <text:p>0.938984</text:p>
              </table:table-cell>
              <table:table-cell office:value-type="float" office:value="0.855428">
                <text:p>0.855428</text:p>
              </table:table-cell>
              <table:table-cell office:value-type="float" office:value="0.940329">
                <text:p>0.940329</text:p>
              </table:table-cell>
              <table:table-cell office:value-type="float" office:value="1.17792">
                <text:p>1.17792</text:p>
              </table:table-cell>
              <table:table-cell office:value-type="float" office:value="0.941211">
                <text:p>0.941211</text:p>
              </table:table-cell>
              <table:table-cell office:value-type="float" office:value="1.39509">
                <text:p>1.39509</text:p>
              </table:table-cell>
              <table:table-cell office:value-type="float" office:value="0.942079">
                <text:p>0.942079</text:p>
              </table:table-cell>
              <table:table-cell office:value-type="float" office:value="1.76878">
                <text:p>1.76878</text:p>
              </table:table-cell>
              <table:table-cell office:value-type="float" office:value="0.942934">
                <text:p>0.942934</text:p>
              </table:table-cell>
              <table:table-cell office:value-type="float" office:value="2.11605">
                <text:p>2.11605</text:p>
              </table:table-cell>
              <table:table-cell office:value-type="float" office:value="0.94419">
                <text:p>0.94419</text:p>
              </table:table-cell>
              <table:table-cell office:value-type="float" office:value="2.94745">
                <text:p>2.947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-0.140526">
                <text:p>-0.140526</text:p>
              </table:table-cell>
              <table:table-cell office:value-type="float" office:value="0.941687">
                <text:p>0.941687</text:p>
              </table:table-cell>
              <table:table-cell office:value-type="float" office:value="-0.0952414">
                <text:p>-0.0952414</text:p>
              </table:table-cell>
              <table:table-cell office:value-type="float" office:value="0.94271">
                <text:p>0.94271</text:p>
              </table:table-cell>
              <table:table-cell office:value-type="float" office:value="-0.0353077">
                <text:p>-0.0353077</text:p>
              </table:table-cell>
              <table:table-cell office:value-type="float" office:value="0.943724">
                <text:p>0.943724</text:p>
              </table:table-cell>
              <table:table-cell office:value-type="float" office:value="0.0451272">
                <text:p>0.0451272</text:p>
              </table:table-cell>
              <table:table-cell office:value-type="float" office:value="0.945225">
                <text:p>0.945225</text:p>
              </table:table-cell>
              <table:table-cell office:value-type="float" office:value="0.193014">
                <text:p>0.193014</text:p>
              </table:table-cell>
              <table:table-cell office:value-type="float" office:value="0.946212">
                <text:p>0.946212</text:p>
              </table:table-cell>
              <table:table-cell office:value-type="float" office:value="0.283784">
                <text:p>0.283784</text:p>
              </table:table-cell>
              <table:table-cell office:value-type="float" office:value="0.947188">
                <text:p>0.947188</text:p>
              </table:table-cell>
              <table:table-cell office:value-type="float" office:value="0.40571">
                <text:p>0.40571</text:p>
              </table:table-cell>
              <table:table-cell office:value-type="float" office:value="0.948152">
                <text:p>0.948152</text:p>
              </table:table-cell>
              <table:table-cell office:value-type="float" office:value="0.532894">
                <text:p>0.532894</text:p>
              </table:table-cell>
              <table:table-cell office:value-type="float" office:value="0.949105">
                <text:p>0.949105</text:p>
              </table:table-cell>
              <table:table-cell office:value-type="float" office:value="0.667629">
                <text:p>0.667629</text:p>
              </table:table-cell>
              <table:table-cell office:value-type="float" office:value="0.950046">
                <text:p>0.950046</text:p>
              </table:table-cell>
              <table:table-cell office:value-type="float" office:value="0.862503">
                <text:p>0.862503</text:p>
              </table:table-cell>
              <table:table-cell office:value-type="float" office:value="0.951433">
                <text:p>0.951433</text:p>
              </table:table-cell>
              <table:table-cell office:value-type="float" office:value="1.18633">
                <text:p>1.18633</text:p>
              </table:table-cell>
              <table:table-cell office:value-type="float" office:value="0.952342">
                <text:p>0.952342</text:p>
              </table:table-cell>
              <table:table-cell office:value-type="float" office:value="1.40389">
                <text:p>1.40389</text:p>
              </table:table-cell>
              <table:table-cell office:value-type="float" office:value="0.953238">
                <text:p>0.953238</text:p>
              </table:table-cell>
              <table:table-cell office:value-type="float" office:value="1.77902">
                <text:p>1.77902</text:p>
              </table:table-cell>
              <table:table-cell office:value-type="float" office:value="0.954119">
                <text:p>0.954119</text:p>
              </table:table-cell>
              <table:table-cell office:value-type="float" office:value="2.12686">
                <text:p>2.12686</text:p>
              </table:table-cell>
              <table:table-cell office:value-type="float" office:value="0.955414">
                <text:p>0.955414</text:p>
              </table:table-cell>
              <table:table-cell office:value-type="float" office:value="2.96031">
                <text:p>2.960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-0.143954">
                <text:p>-0.143954</text:p>
              </table:table-cell>
              <table:table-cell office:value-type="float" office:value="0.952495">
                <text:p>0.952495</text:p>
              </table:table-cell>
              <table:table-cell office:value-type="float" office:value="-0.0973748">
                <text:p>-0.0973748</text:p>
              </table:table-cell>
              <table:table-cell office:value-type="float" office:value="0.95355">
                <text:p>0.95355</text:p>
              </table:table-cell>
              <table:table-cell office:value-type="float" office:value="-0.0360408">
                <text:p>-0.0360408</text:p>
              </table:table-cell>
              <table:table-cell office:value-type="float" office:value="0.954594">
                <text:p>0.954594</text:p>
              </table:table-cell>
              <table:table-cell office:value-type="float" office:value="0.0460061">
                <text:p>0.0460061</text:p>
              </table:table-cell>
              <table:table-cell office:value-type="float" office:value="0.95614">
                <text:p>0.95614</text:p>
              </table:table-cell>
              <table:table-cell office:value-type="float" office:value="0.196443">
                <text:p>0.196443</text:p>
              </table:table-cell>
              <table:table-cell office:value-type="float" office:value="0.957158">
                <text:p>0.957158</text:p>
              </table:table-cell>
              <table:table-cell office:value-type="float" office:value="0.288422">
                <text:p>0.288422</text:p>
              </table:table-cell>
              <table:table-cell office:value-type="float" office:value="0.958163">
                <text:p>0.958163</text:p>
              </table:table-cell>
              <table:table-cell office:value-type="float" office:value="0.411882">
                <text:p>0.411882</text:p>
              </table:table-cell>
              <table:table-cell office:value-type="float" office:value="0.959157">
                <text:p>0.959157</text:p>
              </table:table-cell>
              <table:table-cell office:value-type="float" office:value="0.540358">
                <text:p>0.540358</text:p>
              </table:table-cell>
              <table:table-cell office:value-type="float" office:value="0.960139">
                <text:p>0.960139</text:p>
              </table:table-cell>
              <table:table-cell office:value-type="float" office:value="0.676155">
                <text:p>0.676155</text:p>
              </table:table-cell>
              <table:table-cell office:value-type="float" office:value="0.961108">
                <text:p>0.961108</text:p>
              </table:table-cell>
              <table:table-cell office:value-type="float" office:value="0.872734">
                <text:p>0.872734</text:p>
              </table:table-cell>
              <table:table-cell office:value-type="float" office:value="0.962537">
                <text:p>0.962537</text:p>
              </table:table-cell>
              <table:table-cell office:value-type="float" office:value="1.19864">
                <text:p>1.19864</text:p>
              </table:table-cell>
              <table:table-cell office:value-type="float" office:value="0.963474">
                <text:p>0.963474</text:p>
              </table:table-cell>
              <table:table-cell office:value-type="float" office:value="1.41691">
                <text:p>1.41691</text:p>
              </table:table-cell>
              <table:table-cell office:value-type="float" office:value="0.964396">
                <text:p>0.964396</text:p>
              </table:table-cell>
              <table:table-cell office:value-type="float" office:value="1.79435">
                <text:p>1.79435</text:p>
              </table:table-cell>
              <table:table-cell office:value-type="float" office:value="0.965304">
                <text:p>0.965304</text:p>
              </table:table-cell>
              <table:table-cell office:value-type="float" office:value="2.14321">
                <text:p>2.14321</text:p>
              </table:table-cell>
              <table:table-cell office:value-type="float" office:value="0.966639">
                <text:p>0.966639</text:p>
              </table:table-cell>
              <table:table-cell office:value-type="float" office:value="2.98017">
                <text:p>2.98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-0.148708">
                <text:p>-0.148708</text:p>
              </table:table-cell>
              <table:table-cell office:value-type="float" office:value="0.963304">
                <text:p>0.963304</text:p>
              </table:table-cell>
              <table:table-cell office:value-type="float" office:value="-0.100339">
                <text:p>-0.100339</text:p>
              </table:table-cell>
              <table:table-cell office:value-type="float" office:value="0.96439">
                <text:p>0.96439</text:p>
              </table:table-cell>
              <table:table-cell office:value-type="float" office:value="-0.037063">
                <text:p>-0.037063</text:p>
              </table:table-cell>
              <table:table-cell office:value-type="float" office:value="0.965465">
                <text:p>0.965465</text:p>
              </table:table-cell>
              <table:table-cell office:value-type="float" office:value="0.0472373">
                <text:p>0.0472373</text:p>
              </table:table-cell>
              <table:table-cell office:value-type="float" office:value="0.967056">
                <text:p>0.967056</text:p>
              </table:table-cell>
              <table:table-cell office:value-type="float" office:value="0.201284">
                <text:p>0.201284</text:p>
              </table:table-cell>
              <table:table-cell office:value-type="float" office:value="0.968103">
                <text:p>0.968103</text:p>
              </table:table-cell>
              <table:table-cell office:value-type="float" office:value="0.295004">
                <text:p>0.295004</text:p>
              </table:table-cell>
              <table:table-cell office:value-type="float" office:value="0.969139">
                <text:p>0.969139</text:p>
              </table:table-cell>
              <table:table-cell office:value-type="float" office:value="0.420695">
                <text:p>0.420695</text:p>
              </table:table-cell>
              <table:table-cell office:value-type="float" office:value="0.970162">
                <text:p>0.970162</text:p>
              </table:table-cell>
              <table:table-cell office:value-type="float" office:value="0.551085">
                <text:p>0.551085</text:p>
              </table:table-cell>
              <table:table-cell office:value-type="float" office:value="0.971172">
                <text:p>0.971172</text:p>
              </table:table-cell>
              <table:table-cell office:value-type="float" office:value="0.688493">
                <text:p>0.688493</text:p>
              </table:table-cell>
              <table:table-cell office:value-type="float" office:value="0.97217">
                <text:p>0.97217</text:p>
              </table:table-cell>
              <table:table-cell office:value-type="float" office:value="0.887659">
                <text:p>0.887659</text:p>
              </table:table-cell>
              <table:table-cell office:value-type="float" office:value="0.973642">
                <text:p>0.973642</text:p>
              </table:table-cell>
              <table:table-cell office:value-type="float" office:value="1.21684">
                <text:p>1.21684</text:p>
              </table:table-cell>
              <table:table-cell office:value-type="float" office:value="0.974605">
                <text:p>0.974605</text:p>
              </table:table-cell>
              <table:table-cell office:value-type="float" office:value="1.43633">
                <text:p>1.43633</text:p>
              </table:table-cell>
              <table:table-cell office:value-type="float" office:value="0.975555">
                <text:p>0.975555</text:p>
              </table:table-cell>
              <table:table-cell office:value-type="float" office:value="1.81745">
                <text:p>1.81745</text:p>
              </table:table-cell>
              <table:table-cell office:value-type="float" office:value="0.97649">
                <text:p>0.97649</text:p>
              </table:table-cell>
              <table:table-cell office:value-type="float" office:value="2.16812">
                <text:p>2.16812</text:p>
              </table:table-cell>
              <table:table-cell office:value-type="float" office:value="0.977864">
                <text:p>0.977864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-0.155431">
                <text:p>-0.155431</text:p>
              </table:table-cell>
              <table:table-cell office:value-type="float" office:value="0.974113">
                <text:p>0.974113</text:p>
              </table:table-cell>
              <table:table-cell office:value-type="float" office:value="-0.104537">
                <text:p>-0.104537</text:p>
              </table:table-cell>
              <table:table-cell office:value-type="float" office:value="0.975229">
                <text:p>0.975229</text:p>
              </table:table-cell>
              <table:table-cell office:value-type="float" office:value="-0.038514">
                <text:p>-0.038514</text:p>
              </table:table-cell>
              <table:table-cell office:value-type="float" office:value="0.976335">
                <text:p>0.976335</text:p>
              </table:table-cell>
              <table:table-cell office:value-type="float" office:value="0.048992">
                <text:p>0.048992</text:p>
              </table:table-cell>
              <table:table-cell office:value-type="float" office:value="0.977972">
                <text:p>0.977972</text:p>
              </table:table-cell>
              <table:table-cell office:value-type="float" office:value="0.208232">
                <text:p>0.208232</text:p>
              </table:table-cell>
              <table:table-cell office:value-type="float" office:value="0.979049">
                <text:p>0.979049</text:p>
              </table:table-cell>
              <table:table-cell office:value-type="float" office:value="0.304491">
                <text:p>0.304491</text:p>
              </table:table-cell>
              <table:table-cell office:value-type="float" office:value="0.980114">
                <text:p>0.980114</text:p>
              </table:table-cell>
              <table:table-cell office:value-type="float" office:value="0.433468">
                <text:p>0.433468</text:p>
              </table:table-cell>
              <table:table-cell office:value-type="float" office:value="0.981166">
                <text:p>0.981166</text:p>
              </table:table-cell>
              <table:table-cell office:value-type="float" office:value="0.56672">
                <text:p>0.56672</text:p>
              </table:table-cell>
              <table:table-cell office:value-type="float" office:value="0.982206">
                <text:p>0.982206</text:p>
              </table:table-cell>
              <table:table-cell office:value-type="float" office:value="0.706583">
                <text:p>0.706583</text:p>
              </table:table-cell>
              <table:table-cell office:value-type="float" office:value="0.983232">
                <text:p>0.983232</text:p>
              </table:table-cell>
              <table:table-cell office:value-type="float" office:value="0.90971">
                <text:p>0.90971</text:p>
              </table:table-cell>
              <table:table-cell office:value-type="float" office:value="0.984746">
                <text:p>0.984746</text:p>
              </table:table-cell>
              <table:table-cell office:value-type="float" office:value="1.24405">
                <text:p>1.24405</text:p>
              </table:table-cell>
              <table:table-cell office:value-type="float" office:value="0.985737">
                <text:p>0.985737</text:p>
              </table:table-cell>
              <table:table-cell office:value-type="float" office:value="1.4656">
                <text:p>1.4656</text:p>
              </table:table-cell>
              <table:table-cell office:value-type="float" office:value="0.986714">
                <text:p>0.986714</text:p>
              </table:table-cell>
              <table:table-cell office:value-type="float" office:value="1.85263">
                <text:p>1.85263</text:p>
              </table:table-cell>
              <table:table-cell office:value-type="float" office:value="0.987675">
                <text:p>0.987675</text:p>
              </table:table-cell>
              <table:table-cell office:value-type="float" office:value="2.20646">
                <text:p>2.20646</text:p>
              </table:table-cell>
              <table:table-cell office:value-type="float" office:value="0.989088">
                <text:p>0.989088</text:p>
              </table:table-cell>
              <table:table-cell office:value-type="float" office:value="3.0593">
                <text:p>3.0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-0.165217">
                <text:p>-0.165217</text:p>
              </table:table-cell>
              <table:table-cell office:value-type="float" office:value="0.984921">
                <text:p>0.984921</text:p>
              </table:table-cell>
              <table:table-cell office:value-type="float" office:value="-0.110643">
                <text:p>-0.110643</text:p>
              </table:table-cell>
              <table:table-cell office:value-type="float" office:value="0.986069">
                <text:p>0.986069</text:p>
              </table:table-cell>
              <table:table-cell office:value-type="float" office:value="-0.0406267">
                <text:p>-0.0406267</text:p>
              </table:table-cell>
              <table:table-cell office:value-type="float" office:value="0.987205">
                <text:p>0.987205</text:p>
              </table:table-cell>
              <table:table-cell office:value-type="float" office:value="0.0515546">
                <text:p>0.0515546</text:p>
              </table:table-cell>
              <table:table-cell office:value-type="float" office:value="0.988888">
                <text:p>0.988888</text:p>
              </table:table-cell>
              <table:table-cell office:value-type="float" office:value="0.218441">
                <text:p>0.218441</text:p>
              </table:table-cell>
              <table:table-cell office:value-type="float" office:value="0.989995">
                <text:p>0.989995</text:p>
              </table:table-cell>
              <table:table-cell office:value-type="float" office:value="0.318472">
                <text:p>0.318472</text:p>
              </table:table-cell>
              <table:table-cell office:value-type="float" office:value="0.991089">
                <text:p>0.991089</text:p>
              </table:table-cell>
              <table:table-cell office:value-type="float" office:value="0.452384">
                <text:p>0.452384</text:p>
              </table:table-cell>
              <table:table-cell office:value-type="float" office:value="0.992171">
                <text:p>0.992171</text:p>
              </table:table-cell>
              <table:table-cell office:value-type="float" office:value="0.589984">
                <text:p>0.589984</text:p>
              </table:table-cell>
              <table:table-cell office:value-type="float" office:value="0.993239">
                <text:p>0.993239</text:p>
              </table:table-cell>
              <table:table-cell office:value-type="float" office:value="0.733632">
                <text:p>0.733632</text:p>
              </table:table-cell>
              <table:table-cell office:value-type="float" office:value="0.994294">
                <text:p>0.994294</text:p>
              </table:table-cell>
              <table:table-cell office:value-type="float" office:value="0.94291">
                <text:p>0.94291</text:p>
              </table:table-cell>
              <table:table-cell office:value-type="float" office:value="0.99585">
                <text:p>0.99585</text:p>
              </table:table-cell>
              <table:table-cell office:value-type="float" office:value="1.28547">
                <text:p>1.28547</text:p>
              </table:table-cell>
              <table:table-cell office:value-type="float" office:value="0.996869">
                <text:p>0.996869</text:p>
              </table:table-cell>
              <table:table-cell office:value-type="float" office:value="1.51046">
                <text:p>1.51046</text:p>
              </table:table-cell>
              <table:table-cell office:value-type="float" office:value="0.997872">
                <text:p>0.997872</text:p>
              </table:table-cell>
              <table:table-cell office:value-type="float" office:value="1.9071">
                <text:p>1.9071</text:p>
              </table:table-cell>
              <table:table-cell office:value-type="float" office:value="0.998861">
                <text:p>0.998861</text:p>
              </table:table-cell>
              <table:table-cell office:value-type="float" office:value="2.26636">
                <text:p>2.26636</text:p>
              </table:table-cell>
              <table:table-cell office:value-type="float" office:value="1.00031">
                <text:p>1.00031</text:p>
              </table:table-cell>
              <table:table-cell office:value-type="float" office:value="3.1361">
                <text:p>3.1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-0.180071">
                <text:p>-0.180071</text:p>
              </table:table-cell>
              <table:table-cell office:value-type="float" office:value="0.99573">
                <text:p>0.99573</text:p>
              </table:table-cell>
              <table:table-cell office:value-type="float" office:value="-0.119877">
                <text:p>-0.119877</text:p>
              </table:table-cell>
              <table:table-cell office:value-type="float" office:value="0.996909">
                <text:p>0.996909</text:p>
              </table:table-cell>
              <table:table-cell office:value-type="float" office:value="-0.0438197">
                <text:p>-0.0438197</text:p>
              </table:table-cell>
              <table:table-cell office:value-type="float" office:value="0.998076">
                <text:p>0.998076</text:p>
              </table:table-cell>
              <table:table-cell office:value-type="float" office:value="0.055435">
                <text:p>0.055435</text:p>
              </table:table-cell>
              <table:table-cell office:value-type="float" office:value="0.999804">
                <text:p>0.999804</text:p>
              </table:table-cell>
              <table:table-cell office:value-type="float" office:value="0.233973">
                <text:p>0.233973</text:p>
              </table:table-cell>
              <table:table-cell office:value-type="float" office:value="1.00094">
                <text:p>1.00094</text:p>
              </table:table-cell>
              <table:table-cell office:value-type="float" office:value="0.339773">
                <text:p>0.339773</text:p>
              </table:table-cell>
              <table:table-cell office:value-type="float" office:value="1.00206">
                <text:p>1.00206</text:p>
              </table:table-cell>
              <table:table-cell office:value-type="float" office:value="0.481308">
                <text:p>0.481308</text:p>
              </table:table-cell>
              <table:table-cell office:value-type="float" office:value="1.00318">
                <text:p>1.00318</text:p>
              </table:table-cell>
              <table:table-cell office:value-type="float" office:value="0.625678">
                <text:p>0.625678</text:p>
              </table:table-cell>
              <table:table-cell office:value-type="float" office:value="1.00427">
                <text:p>1.00427</text:p>
              </table:table-cell>
              <table:table-cell office:value-type="float" office:value="0.775274">
                <text:p>0.775274</text:p>
              </table:table-cell>
              <table:table-cell office:value-type="float" office:value="1.00536">
                <text:p>1.00536</text:p>
              </table:table-cell>
              <table:table-cell office:value-type="float" office:value="0.994346">
                <text:p>0.994346</text:p>
              </table:table-cell>
              <table:table-cell office:value-type="float" office:value="1.00695">
                <text:p>1.00695</text:p>
              </table:table-cell>
              <table:table-cell office:value-type="float" office:value="1.35021">
                <text:p>1.35021</text:p>
              </table:table-cell>
              <table:table-cell office:value-type="float" office:value="1.008">
                <text:p>1.008</text:p>
              </table:table-cell>
              <table:table-cell office:value-type="float" office:value="1.58098">
                <text:p>1.58098</text:p>
              </table:table-cell>
              <table:table-cell office:value-type="float" office:value="1.00903">
                <text:p>1.00903</text:p>
              </table:table-cell>
              <table:table-cell office:value-type="float" office:value="1.99357">
                <text:p>1.99357</text:p>
              </table:table-cell>
              <table:table-cell office:value-type="float" office:value="1.01005">
                <text:p>1.01005</text:p>
              </table:table-cell>
              <table:table-cell office:value-type="float" office:value="2.3622">
                <text:p>2.3622</text:p>
              </table:table-cell>
              <table:table-cell office:value-type="float" office:value="1.01154">
                <text:p>1.01154</text:p>
              </table:table-cell>
              <table:table-cell office:value-type="float" office:value="3.26105">
                <text:p>3.26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-0.204112">
                <text:p>-0.204112</text:p>
              </table:table-cell>
              <table:table-cell office:value-type="float" office:value="1.00654">
                <text:p>1.00654</text:p>
              </table:table-cell>
              <table:table-cell office:value-type="float" office:value="-0.134708">
                <text:p>-0.134708</text:p>
              </table:table-cell>
              <table:table-cell office:value-type="float" office:value="1.00775">
                <text:p>1.00775</text:p>
              </table:table-cell>
              <table:table-cell office:value-type="float" office:value="-0.0489278">
                <text:p>-0.0489278</text:p>
              </table:table-cell>
              <table:table-cell office:value-type="float" office:value="1.00895">
                <text:p>1.00895</text:p>
              </table:table-cell>
              <table:table-cell office:value-type="float" office:value="0.0616438">
                <text:p>0.0616438</text:p>
              </table:table-cell>
              <table:table-cell office:value-type="float" office:value="1.01072">
                <text:p>1.01072</text:p>
              </table:table-cell>
              <table:table-cell office:value-type="float" office:value="0.258899">
                <text:p>0.258899</text:p>
              </table:table-cell>
              <table:table-cell office:value-type="float" office:value="1.01189">
                <text:p>1.01189</text:p>
              </table:table-cell>
              <table:table-cell office:value-type="float" office:value="0.373916">
                <text:p>0.373916</text:p>
              </table:table-cell>
              <table:table-cell office:value-type="float" office:value="1.01304">
                <text:p>1.01304</text:p>
              </table:table-cell>
              <table:table-cell office:value-type="float" office:value="0.527779">
                <text:p>0.527779</text:p>
              </table:table-cell>
              <table:table-cell office:value-type="float" office:value="1.01418">
                <text:p>1.01418</text:p>
              </table:table-cell>
              <table:table-cell office:value-type="float" office:value="0.683114">
                <text:p>0.683114</text:p>
              </table:table-cell>
              <table:table-cell office:value-type="float" office:value="1.01531">
                <text:p>1.01531</text:p>
              </table:table-cell>
              <table:table-cell office:value-type="float" office:value="0.842366">
                <text:p>0.842366</text:p>
              </table:table-cell>
              <table:table-cell office:value-type="float" office:value="1.01642">
                <text:p>1.01642</text:p>
              </table:table-cell>
              <table:table-cell office:value-type="float" office:value="1.07767">
                <text:p>1.07767</text:p>
              </table:table-cell>
              <table:table-cell office:value-type="float" office:value="1.01806">
                <text:p>1.01806</text:p>
              </table:table-cell>
              <table:table-cell office:value-type="float" office:value="1.45584">
                <text:p>1.45584</text:p>
              </table:table-cell>
              <table:table-cell office:value-type="float" office:value="1.01913">
                <text:p>1.01913</text:p>
              </table:table-cell>
              <table:table-cell office:value-type="float" office:value="1.69641">
                <text:p>1.69641</text:p>
              </table:table-cell>
              <table:table-cell office:value-type="float" office:value="1.02019">
                <text:p>1.02019</text:p>
              </table:table-cell>
              <table:table-cell office:value-type="float" office:value="2.13648">
                <text:p>2.13648</text:p>
              </table:table-cell>
              <table:table-cell office:value-type="float" office:value="1.02123">
                <text:p>1.02123</text:p>
              </table:table-cell>
              <table:table-cell office:value-type="float" office:value="2.52158">
                <text:p>2.52158</text:p>
              </table:table-cell>
              <table:table-cell office:value-type="float" office:value="1.02276">
                <text:p>1.02276</text:p>
              </table:table-cell>
              <table:table-cell office:value-type="float" office:value="3.47222">
                <text:p>3.47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-0.247383">
                <text:p>-0.247383</text:p>
              </table:table-cell>
              <table:table-cell office:value-type="float" office:value="1.01735">
                <text:p>1.01735</text:p>
              </table:table-cell>
              <table:table-cell office:value-type="float" office:value="-0.160976">
                <text:p>-0.160976</text:p>
              </table:table-cell>
              <table:table-cell office:value-type="float" office:value="1.01859">
                <text:p>1.01859</text:p>
              </table:table-cell>
              <table:table-cell office:value-type="float" office:value="-0.0578924">
                <text:p>-0.0578924</text:p>
              </table:table-cell>
              <table:table-cell office:value-type="float" office:value="1.01982">
                <text:p>1.01982</text:p>
              </table:table-cell>
              <table:table-cell office:value-type="float" office:value="0.0725123">
                <text:p>0.0725123</text:p>
              </table:table-cell>
              <table:table-cell office:value-type="float" office:value="1.02164">
                <text:p>1.02164</text:p>
              </table:table-cell>
              <table:table-cell office:value-type="float" office:value="0.302537">
                <text:p>0.302537</text:p>
              </table:table-cell>
              <table:table-cell office:value-type="float" office:value="1.02283">
                <text:p>1.02283</text:p>
              </table:table-cell>
              <table:table-cell office:value-type="float" office:value="0.433369">
                <text:p>0.433369</text:p>
              </table:table-cell>
              <table:table-cell office:value-type="float" office:value="1.02402">
                <text:p>1.02402</text:p>
              </table:table-cell>
              <table:table-cell office:value-type="float" office:value="0.608718">
                <text:p>0.608718</text:p>
              </table:table-cell>
              <table:table-cell office:value-type="float" office:value="1.02518">
                <text:p>1.02518</text:p>
              </table:table-cell>
              <table:table-cell office:value-type="float" office:value="0.78301">
                <text:p>0.78301</text:p>
              </table:table-cell>
              <table:table-cell office:value-type="float" office:value="1.02634">
                <text:p>1.02634</text:p>
              </table:table-cell>
              <table:table-cell office:value-type="float" office:value="0.958791">
                <text:p>0.958791</text:p>
              </table:table-cell>
              <table:table-cell office:value-type="float" office:value="1.02748">
                <text:p>1.02748</text:p>
              </table:table-cell>
              <table:table-cell office:value-type="float" office:value="1.22293">
                <text:p>1.22293</text:p>
              </table:table-cell>
              <table:table-cell office:value-type="float" office:value="1.02916">
                <text:p>1.02916</text:p>
              </table:table-cell>
              <table:table-cell office:value-type="float" office:value="1.64076">
                <text:p>1.64076</text:p>
              </table:table-cell>
              <table:table-cell office:value-type="float" office:value="1.03026">
                <text:p>1.03026</text:p>
              </table:table-cell>
              <table:table-cell office:value-type="float" office:value="1.89839">
                <text:p>1.89839</text:p>
              </table:table-cell>
              <table:table-cell office:value-type="float" office:value="1.03135">
                <text:p>1.03135</text:p>
              </table:table-cell>
              <table:table-cell office:value-type="float" office:value="2.38916">
                <text:p>2.38916</text:p>
              </table:table-cell>
              <table:table-cell office:value-type="float" office:value="1.03242">
                <text:p>1.03242</text:p>
              </table:table-cell>
              <table:table-cell office:value-type="float" office:value="2.80438">
                <text:p>2.80438</text:p>
              </table:table-cell>
              <table:table-cell office:value-type="float" office:value="1.03399">
                <text:p>1.03399</text:p>
              </table:table-cell>
              <table:table-cell office:value-type="float" office:value="3.85307">
                <text:p>3.85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0.342514">
                <text:p>-0.342514</text:p>
              </table:table-cell>
              <table:table-cell office:value-type="float" office:value="1.02816">
                <text:p>1.02816</text:p>
              </table:table-cell>
              <table:table-cell office:value-type="float" office:value="-0.216717">
                <text:p>-0.216717</text:p>
              </table:table-cell>
              <table:table-cell office:value-type="float" office:value="1.02943">
                <text:p>1.02943</text:p>
              </table:table-cell>
              <table:table-cell office:value-type="float" office:value="-0.076515">
                <text:p>-0.076515</text:p>
              </table:table-cell>
              <table:table-cell office:value-type="float" office:value="1.03069">
                <text:p>1.03069</text:p>
              </table:table-cell>
              <table:table-cell office:value-type="float" office:value="0.0949042">
                <text:p>0.0949042</text:p>
              </table:table-cell>
              <table:table-cell office:value-type="float" office:value="1.03255">
                <text:p>1.03255</text:p>
              </table:table-cell>
              <table:table-cell office:value-type="float" office:value="0.391997">
                <text:p>0.391997</text:p>
              </table:table-cell>
              <table:table-cell office:value-type="float" office:value="1.03378">
                <text:p>1.03378</text:p>
              </table:table-cell>
              <table:table-cell office:value-type="float" office:value="0.553526">
                <text:p>0.553526</text:p>
              </table:table-cell>
              <table:table-cell office:value-type="float" office:value="1.03499">
                <text:p>1.03499</text:p>
              </table:table-cell>
              <table:table-cell office:value-type="float" office:value="0.771696">
                <text:p>0.771696</text:p>
              </table:table-cell>
              <table:table-cell office:value-type="float" office:value="1.03619">
                <text:p>1.03619</text:p>
              </table:table-cell>
              <table:table-cell office:value-type="float" office:value="0.982734">
                <text:p>0.982734</text:p>
              </table:table-cell>
              <table:table-cell office:value-type="float" office:value="1.03737">
                <text:p>1.03737</text:p>
              </table:table-cell>
              <table:table-cell office:value-type="float" office:value="1.18947">
                <text:p>1.18947</text:p>
              </table:table-cell>
              <table:table-cell office:value-type="float" office:value="1.03854">
                <text:p>1.03854</text:p>
              </table:table-cell>
              <table:table-cell office:value-type="float" office:value="1.51175">
                <text:p>1.51175</text:p>
              </table:table-cell>
              <table:table-cell office:value-type="float" office:value="1.04027">
                <text:p>1.04027</text:p>
              </table:table-cell>
              <table:table-cell office:value-type="float" office:value="2.00821">
                <text:p>2.00821</text:p>
              </table:table-cell>
              <table:table-cell office:value-type="float" office:value="1.04139">
                <text:p>1.04139</text:p>
              </table:table-cell>
              <table:table-cell office:value-type="float" office:value="2.29696">
                <text:p>2.29696</text:p>
              </table:table-cell>
              <table:table-cell office:value-type="float" office:value="1.04251">
                <text:p>1.04251</text:p>
              </table:table-cell>
              <table:table-cell office:value-type="float" office:value="2.89413">
                <text:p>2.89413</text:p>
              </table:table-cell>
              <table:table-cell office:value-type="float" office:value="1.0436">
                <text:p>1.0436</text:p>
              </table:table-cell>
              <table:table-cell office:value-type="float" office:value="3.36911">
                <text:p>3.36911</text:p>
              </table:table-cell>
              <table:table-cell office:value-type="float" office:value="1.04521">
                <text:p>1.04521</text:p>
              </table:table-cell>
              <table:table-cell office:value-type="float" office:value="4.62788">
                <text:p>4.627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0.690277">
                <text:p>-0.690277</text:p>
              </table:table-cell>
              <table:table-cell office:value-type="float" office:value="1.03896">
                <text:p>1.03896</text:p>
              </table:table-cell>
              <table:table-cell office:value-type="float" office:value="-0.398917">
                <text:p>-0.398917</text:p>
              </table:table-cell>
              <table:table-cell office:value-type="float" office:value="1.04027">
                <text:p>1.04027</text:p>
              </table:table-cell>
              <table:table-cell office:value-type="float" office:value="-0.133605">
                <text:p>-0.133605</text:p>
              </table:table-cell>
              <table:table-cell office:value-type="float" office:value="1.04156">
                <text:p>1.04156</text:p>
              </table:table-cell>
              <table:table-cell office:value-type="float" office:value="0.161742">
                <text:p>0.161742</text:p>
              </table:table-cell>
              <table:table-cell office:value-type="float" office:value="1.04347">
                <text:p>1.04347</text:p>
              </table:table-cell>
              <table:table-cell office:value-type="float" office:value="0.653735">
                <text:p>0.653735</text:p>
              </table:table-cell>
              <table:table-cell office:value-type="float" office:value="1.04472">
                <text:p>1.04472</text:p>
              </table:table-cell>
              <table:table-cell office:value-type="float" office:value="0.890668">
                <text:p>0.890668</text:p>
              </table:table-cell>
              <table:table-cell office:value-type="float" office:value="1.04597">
                <text:p>1.04597</text:p>
              </table:table-cell>
              <table:table-cell office:value-type="float" office:value="1.22242">
                <text:p>1.22242</text:p>
              </table:table-cell>
              <table:table-cell office:value-type="float" office:value="1.04719">
                <text:p>1.04719</text:p>
              </table:table-cell>
              <table:table-cell office:value-type="float" office:value="1.52241">
                <text:p>1.52241</text:p>
              </table:table-cell>
              <table:table-cell office:value-type="float" office:value="1.04841">
                <text:p>1.04841</text:p>
              </table:table-cell>
              <table:table-cell office:value-type="float" office:value="1.79566">
                <text:p>1.79566</text:p>
              </table:table-cell>
              <table:table-cell office:value-type="float" office:value="1.0496">
                <text:p>1.0496</text:p>
              </table:table-cell>
              <table:table-cell office:value-type="float" office:value="2.27247">
                <text:p>2.27247</text:p>
              </table:table-cell>
              <table:table-cell office:value-type="float" office:value="1.05137">
                <text:p>1.05137</text:p>
              </table:table-cell>
              <table:table-cell office:value-type="float" office:value="2.96465">
                <text:p>2.96465</text:p>
              </table:table-cell>
              <table:table-cell office:value-type="float" office:value="1.05253">
                <text:p>1.05253</text:p>
              </table:table-cell>
              <table:table-cell office:value-type="float" office:value="3.30958">
                <text:p>3.30958</text:p>
              </table:table-cell>
              <table:table-cell office:value-type="float" office:value="1.05367">
                <text:p>1.05367</text:p>
              </table:table-cell>
              <table:table-cell office:value-type="float" office:value="4.20549">
                <text:p>4.20549</text:p>
              </table:table-cell>
              <table:table-cell office:value-type="float" office:value="1.05479">
                <text:p>1.05479</text:p>
              </table:table-cell>
              <table:table-cell office:value-type="float" office:value="4.81974">
                <text:p>4.81974</text:p>
              </table:table-cell>
              <table:table-cell office:value-type="float" office:value="1.05644">
                <text:p>1.05644</text:p>
              </table:table-cell>
              <table:table-cell office:value-type="float" office:value="6.67747">
                <text:p>6.67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2.09045">
                <text:p>2.09045</text:p>
              </table:table-cell>
              <table:table-cell office:value-type="float" office:value="1.04977">
                <text:p>1.04977</text:p>
              </table:table-cell>
              <table:table-cell office:value-type="float" office:value="3.66196">
                <text:p>3.66196</text:p>
              </table:table-cell>
              <table:table-cell office:value-type="float" office:value="1.05111">
                <text:p>1.05111</text:p>
              </table:table-cell>
              <table:table-cell office:value-type="float" office:value="34357.9">
                <text:p>34357.9</text:p>
              </table:table-cell>
              <table:table-cell office:value-type="float" office:value="1.05243">
                <text:p>1.05243</text:p>
              </table:table-cell>
              <table:table-cell office:value-type="float" office:value="2.81077">
                <text:p>2.81077</text:p>
              </table:table-cell>
              <table:table-cell office:value-type="float" office:value="1.05438">
                <text:p>1.05438</text:p>
              </table:table-cell>
              <table:table-cell office:value-type="float" office:value="6.81372">
                <text:p>6.81372</text:p>
              </table:table-cell>
              <table:table-cell office:value-type="float" office:value="1.05567">
                <text:p>1.05567</text:p>
              </table:table-cell>
              <table:table-cell office:value-type="float" office:value="5.28711">
                <text:p>5.28711</text:p>
              </table:table-cell>
              <table:table-cell office:value-type="float" office:value="1.05694">
                <text:p>1.05694</text:p>
              </table:table-cell>
              <table:table-cell office:value-type="float" office:value="6.24815">
                <text:p>6.24815</text:p>
              </table:table-cell>
              <table:table-cell office:value-type="float" office:value="1.0582">
                <text:p>1.0582</text:p>
              </table:table-cell>
              <table:table-cell office:value-type="float" office:value="6.42922">
                <text:p>6.42922</text:p>
              </table:table-cell>
              <table:table-cell office:value-type="float" office:value="1.05944">
                <text:p>1.05944</text:p>
              </table:table-cell>
              <table:table-cell office:value-type="float" office:value="6.3028">
                <text:p>6.3028</text:p>
              </table:table-cell>
              <table:table-cell office:value-type="float" office:value="1.06067">
                <text:p>1.06067</text:p>
              </table:table-cell>
              <table:table-cell office:value-type="float" office:value="7.9247">
                <text:p>7.9247</text:p>
              </table:table-cell>
              <table:table-cell office:value-type="float" office:value="1.06247">
                <text:p>1.06247</text:p>
              </table:table-cell>
              <table:table-cell office:value-type="float" office:value="9.44442">
                <text:p>9.44442</text:p>
              </table:table-cell>
              <table:table-cell office:value-type="float" office:value="1.06366">
                <text:p>1.06366</text:p>
              </table:table-cell>
              <table:table-cell office:value-type="float" office:value="9.25681">
                <text:p>9.25681</text:p>
              </table:table-cell>
              <table:table-cell office:value-type="float" office:value="1.06482">
                <text:p>1.06482</text:p>
              </table:table-cell>
              <table:table-cell office:value-type="float" office:value="12.6853">
                <text:p>12.6853</text:p>
              </table:table-cell>
              <table:table-cell office:value-type="float" office:value="1.06597">
                <text:p>1.06597</text:p>
              </table:table-cell>
              <table:table-cell office:value-type="float" office:value="13.5208">
                <text:p>13.5208</text:p>
              </table:table-cell>
              <table:table-cell office:value-type="float" office:value="1.06766">
                <text:p>1.06766</text:p>
              </table:table-cell>
              <table:table-cell office:value-type="float" office:value="20.6103">
                <text:p>20.6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0.332995">
                <text:p>0.332995</text:p>
              </table:table-cell>
              <table:table-cell office:value-type="float" office:value="1.06058">
                <text:p>1.06058</text:p>
              </table:table-cell>
              <table:table-cell office:value-type="float" office:value="0.253822">
                <text:p>0.253822</text:p>
              </table:table-cell>
              <table:table-cell office:value-type="float" office:value="1.06195">
                <text:p>1.06195</text:p>
              </table:table-cell>
              <table:table-cell office:value-type="float" office:value="0.102168">
                <text:p>0.102168</text:p>
              </table:table-cell>
              <table:table-cell office:value-type="float" office:value="1.0633">
                <text:p>1.0633</text:p>
              </table:table-cell>
              <table:table-cell office:value-type="float" office:value="-0.134375">
                <text:p>-0.134375</text:p>
              </table:table-cell>
              <table:table-cell office:value-type="float" office:value="1.0653">
                <text:p>1.0653</text:p>
              </table:table-cell>
              <table:table-cell office:value-type="float" office:value="-0.579485">
                <text:p>-0.579485</text:p>
              </table:table-cell>
              <table:table-cell office:value-type="float" office:value="1.06662">
                <text:p>1.06662</text:p>
              </table:table-cell>
              <table:table-cell office:value-type="float" office:value="-0.921266">
                <text:p>-0.921266</text:p>
              </table:table-cell>
              <table:table-cell office:value-type="float" office:value="1.06792">
                <text:p>1.06792</text:p>
              </table:table-cell>
              <table:table-cell office:value-type="float" office:value="1209750">
                <text:p>1209750</text:p>
              </table:table-cell>
              <table:table-cell office:value-type="float" office:value="1.0692">
                <text:p>1.0692</text:p>
              </table:table-cell>
              <table:table-cell office:value-type="float" office:value="4786750">
                <text:p>4786750</text:p>
              </table:table-cell>
              <table:table-cell office:value-type="float" office:value="1.07047">
                <text:p>1.07047</text:p>
              </table:table-cell>
              <table:table-cell office:value-type="float" office:value="13327900">
                <text:p>13327900</text:p>
              </table:table-cell>
              <table:table-cell office:value-type="float" office:value="1.07173">
                <text:p>1.07173</text:p>
              </table:table-cell>
              <table:table-cell office:value-type="float" office:value="5486260">
                <text:p>5486260</text:p>
              </table:table-cell>
              <table:table-cell office:value-type="float" office:value="1.07358">
                <text:p>1.07358</text:p>
              </table:table-cell>
              <table:table-cell office:value-type="float" office:value="9512010">
                <text:p>9512010</text:p>
              </table:table-cell>
              <table:table-cell office:value-type="float" office:value="1.07479">
                <text:p>1.07479</text:p>
              </table:table-cell>
              <table:table-cell office:value-type="float" office:value="14652900">
                <text:p>14652900</text:p>
              </table:table-cell>
              <table:table-cell office:value-type="float" office:value="1.07598">
                <text:p>1.07598</text:p>
              </table:table-cell>
              <table:table-cell office:value-type="float" office:value="16904300">
                <text:p>16904300</text:p>
              </table:table-cell>
              <table:table-cell office:value-type="float" office:value="1.07716">
                <text:p>1.07716</text:p>
              </table:table-cell>
              <table:table-cell office:value-type="float" office:value="20662000">
                <text:p>20662000</text:p>
              </table:table-cell>
              <table:table-cell office:value-type="float" office:value="1.07889">
                <text:p>1.07889</text:p>
              </table:table-cell>
              <table:table-cell office:value-type="float" office:value="41457400">
                <text:p>41457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0.158461">
                <text:p>0.158461</text:p>
              </table:table-cell>
              <table:table-cell office:value-type="float" office:value="1.07139">
                <text:p>1.07139</text:p>
              </table:table-cell>
              <table:table-cell office:value-type="float" office:value="0.113945">
                <text:p>0.113945</text:p>
              </table:table-cell>
              <table:table-cell office:value-type="float" office:value="1.07279">
                <text:p>1.07279</text:p>
              </table:table-cell>
              <table:table-cell office:value-type="float" office:value="0.0437102">
                <text:p>0.0437102</text:p>
              </table:table-cell>
              <table:table-cell office:value-type="float" office:value="1.07417">
                <text:p>1.07417</text:p>
              </table:table-cell>
              <table:table-cell office:value-type="float" office:value="-0.0559388">
                <text:p>-0.0559388</text:p>
              </table:table-cell>
              <table:table-cell office:value-type="float" office:value="1.07622">
                <text:p>1.07622</text:p>
              </table:table-cell>
              <table:table-cell office:value-type="float" office:value="-0.234692">
                <text:p>-0.234692</text:p>
              </table:table-cell>
              <table:table-cell office:value-type="float" office:value="1.07756">
                <text:p>1.07756</text:p>
              </table:table-cell>
              <table:table-cell office:value-type="float" office:value="-0.353908">
                <text:p>-0.353908</text:p>
              </table:table-cell>
              <table:table-cell office:value-type="float" office:value="1.07889">
                <text:p>1.07889</text:p>
              </table:table-cell>
              <table:table-cell office:value-type="float" office:value="-0.501498">
                <text:p>-0.501498</text:p>
              </table:table-cell>
              <table:table-cell office:value-type="float" office:value="1.08021">
                <text:p>1.08021</text:p>
              </table:table-cell>
              <table:table-cell office:value-type="float" office:value="-0.662506">
                <text:p>-0.662506</text:p>
              </table:table-cell>
              <table:table-cell office:value-type="float" office:value="1.08151">
                <text:p>1.08151</text:p>
              </table:table-cell>
              <table:table-cell office:value-type="float" office:value="-0.844448">
                <text:p>-0.844448</text:p>
              </table:table-cell>
              <table:table-cell office:value-type="float" office:value="1.08279">
                <text:p>1.08279</text:p>
              </table:table-cell>
              <table:table-cell office:value-type="float" office:value="739981">
                <text:p>739981</text:p>
              </table:table-cell>
              <table:table-cell office:value-type="float" office:value="1.08468">
                <text:p>1.08468</text:p>
              </table:table-cell>
              <table:table-cell office:value-type="float" office:value="6453750">
                <text:p>6453750</text:p>
              </table:table-cell>
              <table:table-cell office:value-type="float" office:value="1.08592">
                <text:p>1.08592</text:p>
              </table:table-cell>
              <table:table-cell office:value-type="float" office:value="8724930">
                <text:p>8724930</text:p>
              </table:table-cell>
              <table:table-cell office:value-type="float" office:value="1.08714">
                <text:p>1.08714</text:p>
              </table:table-cell>
              <table:table-cell office:value-type="float" office:value="27642800">
                <text:p>27642800</text:p>
              </table:table-cell>
              <table:table-cell office:value-type="float" office:value="1.08834">
                <text:p>1.08834</text:p>
              </table:table-cell>
              <table:table-cell office:value-type="float" office:value="29865500">
                <text:p>29865500</text:p>
              </table:table-cell>
              <table:table-cell office:value-type="float" office:value="1.09011">
                <text:p>1.09011</text:p>
              </table:table-cell>
              <table:table-cell office:value-type="float" office:value="26087500">
                <text:p>26087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0.0939484">
                <text:p>0.0939484</text:p>
              </table:table-cell>
              <table:table-cell office:value-type="float" office:value="1.0822">
                <text:p>1.0822</text:p>
              </table:table-cell>
              <table:table-cell office:value-type="float" office:value="0.0659825">
                <text:p>0.0659825</text:p>
              </table:table-cell>
              <table:table-cell office:value-type="float" office:value="1.08363">
                <text:p>1.08363</text:p>
              </table:table-cell>
              <table:table-cell office:value-type="float" office:value="0.0248345">
                <text:p>0.0248345</text:p>
              </table:table-cell>
              <table:table-cell office:value-type="float" office:value="1.08504">
                <text:p>1.08504</text:p>
              </table:table-cell>
              <table:table-cell office:value-type="float" office:value="-0.0314064">
                <text:p>-0.0314064</text:p>
              </table:table-cell>
              <table:table-cell office:value-type="float" office:value="1.08713">
                <text:p>1.08713</text:p>
              </table:table-cell>
              <table:table-cell office:value-type="float" office:value="-0.129979">
                <text:p>-0.129979</text:p>
              </table:table-cell>
              <table:table-cell office:value-type="float" office:value="1.08851">
                <text:p>1.08851</text:p>
              </table:table-cell>
              <table:table-cell office:value-type="float" office:value="-0.19226">
                <text:p>-0.19226</text:p>
              </table:table-cell>
              <table:table-cell office:value-type="float" office:value="1.08987">
                <text:p>1.08987</text:p>
              </table:table-cell>
              <table:table-cell office:value-type="float" office:value="-0.269355">
                <text:p>-0.269355</text:p>
              </table:table-cell>
              <table:table-cell office:value-type="float" office:value="1.09121">
                <text:p>1.09121</text:p>
              </table:table-cell>
              <table:table-cell office:value-type="float" office:value="-0.350255">
                <text:p>-0.350255</text:p>
              </table:table-cell>
              <table:table-cell office:value-type="float" office:value="1.09254">
                <text:p>1.09254</text:p>
              </table:table-cell>
              <table:table-cell office:value-type="float" office:value="-0.437754">
                <text:p>-0.437754</text:p>
              </table:table-cell>
              <table:table-cell office:value-type="float" office:value="1.09385">
                <text:p>1.09385</text:p>
              </table:table-cell>
              <table:table-cell office:value-type="float" office:value="-0.54259">
                <text:p>-0.54259</text:p>
              </table:table-cell>
              <table:table-cell office:value-type="float" office:value="1.09579">
                <text:p>1.09579</text:p>
              </table:table-cell>
              <table:table-cell office:value-type="float" office:value="-0.714486">
                <text:p>-0.714486</text:p>
              </table:table-cell>
              <table:table-cell office:value-type="float" office:value="1.09705">
                <text:p>1.09705</text:p>
              </table:table-cell>
              <table:table-cell office:value-type="float" office:value="-0.841746">
                <text:p>-0.841746</text:p>
              </table:table-cell>
              <table:table-cell office:value-type="float" office:value="1.0983">
                <text:p>1.0983</text:p>
              </table:table-cell>
              <table:table-cell office:value-type="float" office:value="-0.988103">
                <text:p>-0.988103</text:p>
              </table:table-cell>
              <table:table-cell office:value-type="float" office:value="1.09953">
                <text:p>1.09953</text:p>
              </table:table-cell>
              <table:table-cell office:value-type="float" office:value="5247220">
                <text:p>5247220</text:p>
              </table:table-cell>
              <table:table-cell office:value-type="float" office:value="1.10134">
                <text:p>1.10134</text:p>
              </table:table-cell>
              <table:table-cell office:value-type="float" office:value="11464700">
                <text:p>114647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0.0612689">
                <text:p>0.0612689</text:p>
              </table:table-cell>
              <table:table-cell office:value-type="float" office:value="1.09301">
                <text:p>1.09301</text:p>
              </table:table-cell>
              <table:table-cell office:value-type="float" office:value="0.0424268">
                <text:p>0.0424268</text:p>
              </table:table-cell>
              <table:table-cell office:value-type="float" office:value="1.09447">
                <text:p>1.09447</text:p>
              </table:table-cell>
              <table:table-cell office:value-type="float" office:value="0.0157816">
                <text:p>0.0157816</text:p>
              </table:table-cell>
              <table:table-cell office:value-type="float" office:value="1.09591">
                <text:p>1.09591</text:p>
              </table:table-cell>
              <table:table-cell office:value-type="float" office:value="-0.0197913">
                <text:p>-0.0197913</text:p>
              </table:table-cell>
              <table:table-cell office:value-type="float" office:value="1.09805">
                <text:p>1.09805</text:p>
              </table:table-cell>
              <table:table-cell office:value-type="float" office:value="-0.0810287">
                <text:p>-0.0810287</text:p>
              </table:table-cell>
              <table:table-cell office:value-type="float" office:value="1.09945">
                <text:p>1.09945</text:p>
              </table:table-cell>
              <table:table-cell office:value-type="float" office:value="-0.118418">
                <text:p>-0.118418</text:p>
              </table:table-cell>
              <table:table-cell office:value-type="float" office:value="1.10084">
                <text:p>1.10084</text:p>
              </table:table-cell>
              <table:table-cell office:value-type="float" office:value="-0.164493">
                <text:p>-0.164493</text:p>
              </table:table-cell>
              <table:table-cell office:value-type="float" office:value="1.10222">
                <text:p>1.10222</text:p>
              </table:table-cell>
              <table:table-cell office:value-type="float" office:value="-0.211632">
                <text:p>-0.211632</text:p>
              </table:table-cell>
              <table:table-cell office:value-type="float" office:value="1.10357">
                <text:p>1.10357</text:p>
              </table:table-cell>
              <table:table-cell office:value-type="float" office:value="-0.261225">
                <text:p>-0.261225</text:p>
              </table:table-cell>
              <table:table-cell office:value-type="float" office:value="1.10491">
                <text:p>1.10491</text:p>
              </table:table-cell>
              <table:table-cell office:value-type="float" office:value="-0.321559">
                <text:p>-0.321559</text:p>
              </table:table-cell>
              <table:table-cell office:value-type="float" office:value="1.10689">
                <text:p>1.10689</text:p>
              </table:table-cell>
              <table:table-cell office:value-type="float" office:value="-0.417318">
                <text:p>-0.417318</text:p>
              </table:table-cell>
              <table:table-cell office:value-type="float" office:value="1.10818">
                <text:p>1.10818</text:p>
              </table:table-cell>
              <table:table-cell office:value-type="float" office:value="-0.484582">
                <text:p>-0.484582</text:p>
              </table:table-cell>
              <table:table-cell office:value-type="float" office:value="1.10946">
                <text:p>1.10946</text:p>
              </table:table-cell>
              <table:table-cell office:value-type="float" office:value="-0.566559">
                <text:p>-0.566559</text:p>
              </table:table-cell>
              <table:table-cell office:value-type="float" office:value="1.11072">
                <text:p>1.11072</text:p>
              </table:table-cell>
              <table:table-cell office:value-type="float" office:value="-0.651072">
                <text:p>-0.651072</text:p>
              </table:table-cell>
              <table:table-cell office:value-type="float" office:value="1.11256">
                <text:p>1.11256</text:p>
              </table:table-cell>
              <table:table-cell office:value-type="float" office:value="-0.799047">
                <text:p>-0.7990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0.0420884">
                <text:p>0.0420884</text:p>
              </table:table-cell>
              <table:table-cell office:value-type="float" office:value="1.10382">
                <text:p>1.10382</text:p>
              </table:table-cell>
              <table:table-cell office:value-type="float" office:value="0.0288444">
                <text:p>0.0288444</text:p>
              </table:table-cell>
              <table:table-cell office:value-type="float" office:value="1.10531">
                <text:p>1.10531</text:p>
              </table:table-cell>
              <table:table-cell office:value-type="float" office:value="0.0106329">
                <text:p>0.0106329</text:p>
              </table:table-cell>
              <table:table-cell office:value-type="float" office:value="1.10678">
                <text:p>1.10678</text:p>
              </table:table-cell>
              <table:table-cell office:value-type="float" office:value="-0.013239">
                <text:p>-0.013239</text:p>
              </table:table-cell>
              <table:table-cell office:value-type="float" office:value="1.10896">
                <text:p>1.10896</text:p>
              </table:table-cell>
              <table:table-cell office:value-type="float" office:value="-0.0536646">
                <text:p>-0.0536646</text:p>
              </table:table-cell>
              <table:table-cell office:value-type="float" office:value="1.1104">
                <text:p>1.1104</text:p>
              </table:table-cell>
              <table:table-cell office:value-type="float" office:value="-0.0776842">
                <text:p>-0.0776842</text:p>
              </table:table-cell>
              <table:table-cell office:value-type="float" office:value="1.11182">
                <text:p>1.11182</text:p>
              </table:table-cell>
              <table:table-cell office:value-type="float" office:value="-0.107083">
                <text:p>-0.107083</text:p>
              </table:table-cell>
              <table:table-cell office:value-type="float" office:value="1.11322">
                <text:p>1.11322</text:p>
              </table:table-cell>
              <table:table-cell office:value-type="float" office:value="-0.136533">
                <text:p>-0.136533</text:p>
              </table:table-cell>
              <table:table-cell office:value-type="float" office:value="1.11461">
                <text:p>1.11461</text:p>
              </table:table-cell>
              <table:table-cell office:value-type="float" office:value="-0.166827">
                <text:p>-0.166827</text:p>
              </table:table-cell>
              <table:table-cell office:value-type="float" office:value="1.11598">
                <text:p>1.11598</text:p>
              </table:table-cell>
              <table:table-cell office:value-type="float" office:value="-0.203854">
                <text:p>-0.203854</text:p>
              </table:table-cell>
              <table:table-cell office:value-type="float" office:value="1.11799">
                <text:p>1.11799</text:p>
              </table:table-cell>
              <table:table-cell office:value-type="float" office:value="-0.260961">
                <text:p>-0.260961</text:p>
              </table:table-cell>
              <table:table-cell office:value-type="float" office:value="1.11932">
                <text:p>1.11932</text:p>
              </table:table-cell>
              <table:table-cell office:value-type="float" office:value="-0.299426">
                <text:p>-0.299426</text:p>
              </table:table-cell>
              <table:table-cell office:value-type="float" office:value="1.12062">
                <text:p>1.12062</text:p>
              </table:table-cell>
              <table:table-cell office:value-type="float" office:value="-0.347712">
                <text:p>-0.347712</text:p>
              </table:table-cell>
              <table:table-cell office:value-type="float" office:value="1.1219">
                <text:p>1.1219</text:p>
              </table:table-cell>
              <table:table-cell office:value-type="float" office:value="-0.394984">
                <text:p>-0.394984</text:p>
              </table:table-cell>
              <table:table-cell office:value-type="float" office:value="1.12378">
                <text:p>1.12378</text:p>
              </table:table-cell>
              <table:table-cell office:value-type="float" office:value="-0.478389">
                <text:p>-0.4783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0.0298469">
                <text:p>0.0298469</text:p>
              </table:table-cell>
              <table:table-cell office:value-type="float" office:value="1.11463">
                <text:p>1.11463</text:p>
              </table:table-cell>
              <table:table-cell office:value-type="float" office:value="0.0202805">
                <text:p>0.0202805</text:p>
              </table:table-cell>
              <table:table-cell office:value-type="float" office:value="1.11615">
                <text:p>1.11615</text:p>
              </table:table-cell>
              <table:table-cell office:value-type="float" office:value="0.00741808">
                <text:p>0.00741808</text:p>
              </table:table-cell>
              <table:table-cell office:value-type="float" office:value="1.11765">
                <text:p>1.11765</text:p>
              </table:table-cell>
              <table:table-cell office:value-type="float" office:value="-0.00917446">
                <text:p>-0.00917446</text:p>
              </table:table-cell>
              <table:table-cell office:value-type="float" office:value="1.11988">
                <text:p>1.11988</text:p>
              </table:table-cell>
              <table:table-cell office:value-type="float" office:value="-0.0368259">
                <text:p>-0.0368259</text:p>
              </table:table-cell>
              <table:table-cell office:value-type="float" office:value="1.12134">
                <text:p>1.12134</text:p>
              </table:table-cell>
              <table:table-cell office:value-type="float" office:value="-0.0528601">
                <text:p>-0.0528601</text:p>
              </table:table-cell>
              <table:table-cell office:value-type="float" office:value="1.12279">
                <text:p>1.12279</text:p>
              </table:table-cell>
              <table:table-cell office:value-type="float" office:value="-0.072322">
                <text:p>-0.072322</text:p>
              </table:table-cell>
              <table:table-cell office:value-type="float" office:value="1.12423">
                <text:p>1.12423</text:p>
              </table:table-cell>
              <table:table-cell office:value-type="float" office:value="-0.0914388">
                <text:p>-0.0914388</text:p>
              </table:table-cell>
              <table:table-cell office:value-type="float" office:value="1.12564">
                <text:p>1.12564</text:p>
              </table:table-cell>
              <table:table-cell office:value-type="float" office:value="-0.110698">
                <text:p>-0.110698</text:p>
              </table:table-cell>
              <table:table-cell office:value-type="float" office:value="1.12704">
                <text:p>1.12704</text:p>
              </table:table-cell>
              <table:table-cell office:value-type="float" office:value="-0.134217">
                <text:p>-0.134217</text:p>
              </table:table-cell>
              <table:table-cell office:value-type="float" office:value="1.1291">
                <text:p>1.1291</text:p>
              </table:table-cell>
              <table:table-cell office:value-type="float" office:value="-0.169484">
                <text:p>-0.169484</text:p>
              </table:table-cell>
              <table:table-cell office:value-type="float" office:value="1.13045">
                <text:p>1.13045</text:p>
              </table:table-cell>
              <table:table-cell office:value-type="float" office:value="-0.19233">
                <text:p>-0.19233</text:p>
              </table:table-cell>
              <table:table-cell office:value-type="float" office:value="1.13178">
                <text:p>1.13178</text:p>
              </table:table-cell>
              <table:table-cell office:value-type="float" office:value="-0.22149">
                <text:p>-0.22149</text:p>
              </table:table-cell>
              <table:table-cell office:value-type="float" office:value="1.13309">
                <text:p>1.13309</text:p>
              </table:table-cell>
              <table:table-cell office:value-type="float" office:value="-0.248749">
                <text:p>-0.248749</text:p>
              </table:table-cell>
              <table:table-cell office:value-type="float" office:value="1.13501">
                <text:p>1.13501</text:p>
              </table:table-cell>
              <table:table-cell office:value-type="float" office:value="-0.296667">
                <text:p>-0.29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0.0216118">
                <text:p>0.0216118</text:p>
              </table:table-cell>
              <table:table-cell office:value-type="float" office:value="1.12543">
                <text:p>1.12543</text:p>
              </table:table-cell>
              <table:table-cell office:value-type="float" office:value="0.0145734">
                <text:p>0.0145734</text:p>
              </table:table-cell>
              <table:table-cell office:value-type="float" office:value="1.12699">
                <text:p>1.12699</text:p>
              </table:table-cell>
              <table:table-cell office:value-type="float" office:value="0.00529245">
                <text:p>0.00529245</text:p>
              </table:table-cell>
              <table:table-cell office:value-type="float" office:value="1.12852">
                <text:p>1.12852</text:p>
              </table:table-cell>
              <table:table-cell office:value-type="float" office:value="-0.00650278">
                <text:p>-0.00650278</text:p>
              </table:table-cell>
              <table:table-cell office:value-type="float" office:value="1.13079">
                <text:p>1.13079</text:p>
              </table:table-cell>
              <table:table-cell office:value-type="float" office:value="-0.0258455">
                <text:p>-0.0258455</text:p>
              </table:table-cell>
              <table:table-cell office:value-type="float" office:value="1.13229">
                <text:p>1.13229</text:p>
              </table:table-cell>
              <table:table-cell office:value-type="float" office:value="-0.0368039">
                <text:p>-0.0368039</text:p>
              </table:table-cell>
              <table:table-cell office:value-type="float" office:value="1.13377">
                <text:p>1.13377</text:p>
              </table:table-cell>
              <table:table-cell office:value-type="float" office:value="-0.0499791">
                <text:p>-0.0499791</text:p>
              </table:table-cell>
              <table:table-cell office:value-type="float" office:value="1.13523">
                <text:p>1.13523</text:p>
              </table:table-cell>
              <table:table-cell office:value-type="float" office:value="-0.0626717">
                <text:p>-0.0626717</text:p>
              </table:table-cell>
              <table:table-cell office:value-type="float" office:value="1.13667">
                <text:p>1.13667</text:p>
              </table:table-cell>
              <table:table-cell office:value-type="float" office:value="-0.0751973">
                <text:p>-0.0751973</text:p>
              </table:table-cell>
              <table:table-cell office:value-type="float" office:value="1.1381">
                <text:p>1.1381</text:p>
              </table:table-cell>
              <table:table-cell office:value-type="float" office:value="-0.0904316">
                <text:p>-0.0904316</text:p>
              </table:table-cell>
              <table:table-cell office:value-type="float" office:value="1.1402">
                <text:p>1.1402</text:p>
              </table:table-cell>
              <table:table-cell office:value-type="float" office:value="-0.112616">
                <text:p>-0.112616</text:p>
              </table:table-cell>
              <table:table-cell office:value-type="float" office:value="1.14158">
                <text:p>1.14158</text:p>
              </table:table-cell>
              <table:table-cell office:value-type="float" office:value="-0.126429">
                <text:p>-0.126429</text:p>
              </table:table-cell>
              <table:table-cell office:value-type="float" office:value="1.14294">
                <text:p>1.14294</text:p>
              </table:table-cell>
              <table:table-cell office:value-type="float" office:value="-0.144242">
                <text:p>-0.144242</text:p>
              </table:table-cell>
              <table:table-cell office:value-type="float" office:value="1.14427">
                <text:p>1.14427</text:p>
              </table:table-cell>
              <table:table-cell office:value-type="float" office:value="-0.160137">
                <text:p>-0.160137</text:p>
              </table:table-cell>
              <table:table-cell office:value-type="float" office:value="1.14623">
                <text:p>1.14623</text:p>
              </table:table-cell>
              <table:table-cell office:value-type="float" office:value="-0.187785">
                <text:p>-0.187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